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0.2173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2.9744in" fo:break-before="auto" style:use-optimal-row-height="true"/>
    </style:style>
    <style:style style:name="ro13" style:family="table-row">
      <style:table-row-properties style:row-height="2.6634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1.4193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4" table:style-name="ta1">
        <table:table-column table:style-name="co1" table:number-columns-repeated="2" table:default-cell-style-name="Default"/>
        <table:table-row table:style-name="ro1">
          <table:table-cell office:value-type="string" calcext:value-type="string">
            <text:p>width: 80%;</text:p>
          </table:table-cell>
          <table:table-cell office:value-type="string" calcext:value-type="string">
            <text:p>Yoosee tốt giá rẻ tính năng ok nếu thu gọi lại thì tuyệt với</text:p>
          </table:table-cell>
        </table:table-row>
        <table:table-row table:style-name="ro1">
          <table:table-cell office:value-type="string" calcext:value-type="string">
            <text:p>width: 80%;</text:p>
          </table:table-cell>
          <table:table-cell office:value-type="string" calcext:value-type="string">
            <text:p>yes rất hữu ích.</text:p>
          </table:table-cell>
        </table:table-row>
        <table:table-row table:style-name="ro1">
          <table:table-cell office:value-type="string" calcext:value-type="string">
            <text:p>width: 80%;</text:p>
          </table:table-cell>
          <table:table-cell office:value-type="string" calcext:value-type="string">
            <text:p>y như hình. rất hài lòng...</text:p>
          </table:table-cell>
        </table:table-row>
        <table:table-row table:style-name="ro1">
          <table:table-cell office:value-type="string" calcext:value-type="string">
            <text:p>width: 80%;</text:p>
          </table:table-cell>
          <table:table-cell office:value-type="string" calcext:value-type="string">
            <text:p>Xuyên tường chưa tốt như lời quảng cáo sp</text:p>
          </table:table-cell>
        </table:table-row>
        <table:table-row table:style-name="ro1">
          <table:table-cell office:value-type="string" calcext:value-type="string">
            <text:p>width: 80%;</text:p>
          </table:table-cell>
          <table:table-cell office:value-type="string" calcext:value-type="string">
            <text:p>xử lý giao hàng lâu quá còn hàng thì chất lượng ngon lành, quá ưng</text:p>
          </table:table-cell>
        </table:table-row>
        <table:table-row table:style-name="ro1">
          <table:table-cell office:value-type="string" calcext:value-type="string">
            <text:p>width: 80%;</text:p>
          </table:table-cell>
          <table:table-cell office:value-type="string" calcext:value-type="string">
            <text:p>Xin hỏi mọi người cài đặt phần này chỗ nào nhỉ? Mình tìm mà chưa thấy có như phiên bản yi camera!</text:p>
          </table:table-cell>
        </table:table-row>
        <table:table-row table:style-name="ro1">
          <table:table-cell office:value-type="string" calcext:value-type="string">
            <text:p>width: 80%;</text:p>
          </table:table-cell>
          <table:table-cell office:value-type="string" calcext:value-type="string">
            <text:p>Xin giúp đỡ và cảm ơn shop lắp thêm gì để lọc âm thu âm tốt hơn ạ</text:p>
          </table:table-cell>
        </table:table-row>
        <table:table-row table:style-name="ro1">
          <table:table-cell office:value-type="string" calcext:value-type="string">
            <text:p>width: 80%;</text:p>
          </table:table-cell>
          <table:table-cell office:value-type="string" calcext:value-type="string">
            <text:p>Xin đổi lại khe cắm thẻ nhớ cắm o ăn lỏng không nhận được cho mình đổi lại cái khác nhe cám ơn</text:p>
          </table:table-cell>
        </table:table-row>
        <table:table-row table:style-name="ro2">
          <table:table-cell office:value-type="string" calcext:value-type="string">
            <text:p>width: 80%;</text:p>
          </table:table-cell>
          <table:table-cell office:value-type="string" calcext:value-type="string">
            <text:p>Xin chào,</text:p>
            <text:p>Tôi chưa nhận được hoá đơn VAT cho sản phẩm này. Vui lòng gửi giúp. Cảm ơn.</text:p>
          </table:table-cell>
        </table:table-row>
        <table:table-row table:style-name="ro1">
          <table:table-cell office:value-type="string" calcext:value-type="string">
            <text:p>width: 80%;</text:p>
          </table:table-cell>
          <table:table-cell office:value-type="string" calcext:value-type="string">
            <text:p>Xem khi thiếu ánh sáng khá tốt. Dùng k nhiều nên hiện tại thì thấy vẫn ổn</text:p>
          </table:table-cell>
        </table:table-row>
        <table:table-row table:style-name="ro1">
          <table:table-cell office:value-type="string" calcext:value-type="string">
            <text:p>width: 80%;</text:p>
          </table:table-cell>
          <table:table-cell office:value-type="string" calcext:value-type="string">
            <text:p>Xài tốt</text:p>
          </table:table-cell>
        </table:table-row>
        <table:table-row table:style-name="ro1">
          <table:table-cell office:value-type="string" calcext:value-type="string">
            <text:p>width: 80%;</text:p>
          </table:table-cell>
          <table:table-cell office:value-type="string" calcext:value-type="string">
            <text:p>Xài tốt</text:p>
          </table:table-cell>
        </table:table-row>
        <table:table-row table:style-name="ro1">
          <table:table-cell office:value-type="string" calcext:value-type="string">
            <text:p>width: 80%;</text:p>
          </table:table-cell>
          <table:table-cell office:value-type="string" calcext:value-type="string">
            <text:p>xài thoi gian rồi gioè mới đánh giá. Khá ổn trừ Wifi. Khá kén wifi. Phải thuần wifi 2.4G mới đc. Nếu xài hệ thống wifi mesh là thua. Phải thêm 1 cục kích sóng nữa mới đc. Nếu ai đi dây được thì quá OK.</text:p>
          </table:table-cell>
        </table:table-row>
        <table:table-row table:style-name="ro1">
          <table:table-cell office:value-type="string" calcext:value-type="string">
            <text:p>width: 80%;</text:p>
          </table:table-cell>
          <table:table-cell office:value-type="string" calcext:value-type="string">
            <text:p>Xài tạm ổn</text:p>
          </table:table-cell>
        </table:table-row>
        <table:table-row table:style-name="ro1">
          <table:table-cell office:value-type="string" calcext:value-type="string">
            <text:p>width: 80%;</text:p>
          </table:table-cell>
          <table:table-cell office:value-type="string" calcext:value-type="string">
            <text:p>xài tạm được🤣🤣🤣...........</text:p>
          </table:table-cell>
        </table:table-row>
        <table:table-row table:style-name="ro1">
          <table:table-cell office:value-type="string" calcext:value-type="string">
            <text:p>width: 80%;</text:p>
          </table:table-cell>
          <table:table-cell office:value-type="string" calcext:value-type="string">
            <text:p>Xài tạm được, giá hơi mắc.</text:p>
          </table:table-cell>
        </table:table-row>
        <table:table-row table:style-name="ro1">
          <table:table-cell office:value-type="string" calcext:value-type="string">
            <text:p>width: 80%;</text:p>
          </table:table-cell>
          <table:table-cell office:value-type="string" calcext:value-type="string">
            <text:p>Xài tạm được, giá hơi mắc.</text:p>
          </table:table-cell>
        </table:table-row>
        <table:table-row table:style-name="ro1">
          <table:table-cell office:value-type="string" calcext:value-type="string">
            <text:p>width: 80%;</text:p>
          </table:table-cell>
          <table:table-cell office:value-type="string" calcext:value-type="string">
            <text:p>Xài rất tốt</text:p>
          </table:table-cell>
        </table:table-row>
        <table:table-row table:style-name="ro1">
          <table:table-cell office:value-type="string" calcext:value-type="string">
            <text:p>width: 80%;</text:p>
          </table:table-cell>
          <table:table-cell office:value-type="string" calcext:value-type="string">
            <text:p>Xài pin sạc này thì thấy rất thích. Sạc nhanh. Màu đen đỡ dơ. Nhưng có 1 điều sạc hơi lâu nó mới đầy. Minh sac 2 ngày nó mới đầy</text:p>
          </table:table-cell>
        </table:table-row>
        <table:table-row table:style-name="ro1">
          <table:table-cell office:value-type="string" calcext:value-type="string">
            <text:p>width: 80%;</text:p>
          </table:table-cell>
          <table:table-cell office:value-type="string" calcext:value-type="string">
            <text:p>Xài ổn. tốc độ khá nhanh và đáng đồng tiền bỏ ra ghi tối thiểu 50 ký tự</text:p>
          </table:table-cell>
        </table:table-row>
        <table:table-row table:style-name="ro1">
          <table:table-cell office:value-type="string" calcext:value-type="string">
            <text:p>width: 80%;</text:p>
          </table:table-cell>
          <table:table-cell office:value-type="string" calcext:value-type="string">
            <text:p>xài ổn. không xài dc hết 4 cổng. nhưng tiền nào của nấy.</text:p>
          </table:table-cell>
        </table:table-row>
        <table:table-row table:style-name="ro1">
          <table:table-cell office:value-type="string" calcext:value-type="string">
            <text:p>width: 80%;</text:p>
          </table:table-cell>
          <table:table-cell office:value-type="string" calcext:value-type="string">
            <text:p>xài ổn trong tầm giá.</text:p>
          </table:table-cell>
        </table:table-row>
        <table:table-row table:style-name="ro1">
          <table:table-cell office:value-type="string" calcext:value-type="string">
            <text:p>width: 80%;</text:p>
          </table:table-cell>
          <table:table-cell office:value-type="string" calcext:value-type="string">
            <text:p>Xài ổn định, hài lòng về sp, giao hàng đúng hẹn, camera hình ảnh đẹp</text:p>
          </table:table-cell>
        </table:table-row>
        <table:table-row table:style-name="ro1">
          <table:table-cell office:value-type="string" calcext:value-type="string">
            <text:p>width: 80%;</text:p>
          </table:table-cell>
          <table:table-cell office:value-type="string" calcext:value-type="string">
            <text:p>xài OK ths shop nhé!!!!!!!!!</text:p>
          </table:table-cell>
        </table:table-row>
        <table:table-row table:style-name="ro1">
          <table:table-cell office:value-type="string" calcext:value-type="string">
            <text:p>width: 80%;</text:p>
          </table:table-cell>
          <table:table-cell office:value-type="string" calcext:value-type="string">
            <text:p>Xài ok nhưng không biết có bền không nữa</text:p>
          </table:table-cell>
        </table:table-row>
        <table:table-row table:style-name="ro1">
          <table:table-cell office:value-type="string" calcext:value-type="string">
            <text:p>width: 80%;</text:p>
          </table:table-cell>
          <table:table-cell office:value-type="string" calcext:value-type="string">
            <text:p>Xài ok đóng gói nguyên seal đầy đủ .....................</text:p>
          </table:table-cell>
        </table:table-row>
        <table:table-row table:style-name="ro1">
          <table:table-cell office:value-type="string" calcext:value-type="string">
            <text:p>width: 80%;</text:p>
          </table:table-cell>
          <table:table-cell office:value-type="string" calcext:value-type="string">
            <text:p>Xài ngon, tuy nhiên thì âm thanh vẫn còn nhiều tạp âm</text:p>
          </table:table-cell>
        </table:table-row>
        <table:table-row table:style-name="ro1">
          <table:table-cell office:value-type="string" calcext:value-type="string">
            <text:p>width: 80%;</text:p>
          </table:table-cell>
          <table:table-cell office:value-type="string" calcext:value-type="string">
            <text:p>xài mượt.. đáng đồng tiền.pin trâu.. nhưng app hoạt động k tốt với một số dòng điện thoại..có dòng chẵn xài được luôn..ae tìm hiểu kĩ thông tin trước khi mua. vẫn 4* cho chất lượng</text:p>
          </table:table-cell>
        </table:table-row>
        <table:table-row table:style-name="ro1">
          <table:table-cell office:value-type="string" calcext:value-type="string">
            <text:p>width: 80%;</text:p>
          </table:table-cell>
          <table:table-cell office:value-type="string" calcext:value-type="string">
            <text:p>Xài một thời gian thấy ok. tuy nhiên thỉnh thoảng phải kiểm tra lại xem có còn ghi vào thẻ nhớ được không hoặc có bị mất keét nối không vì lâu lâu bị một vài lần.</text:p>
          </table:table-cell>
        </table:table-row>
        <table:table-row table:style-name="ro1">
          <table:table-cell office:value-type="string" calcext:value-type="string">
            <text:p>width: 80%;</text:p>
          </table:table-cell>
          <table:table-cell office:value-type="string" calcext:value-type="string">
            <text:p>Xài khá vui vẻ tuy nhiên hay có vấn đề kết nối với máy chủ amazon ( k bít phải do cáp quang quốc tế đang đứt k). Để vài ngày phải reset lại vì có hiện tượng trợ lý ảo bị treo. Amazon app chưa hỗ trợ VN nên phải tạo tk itune Us và chuyển appstore us mới tải về được khá là phiền cho người k rành về công nghệ.</text:p>
          </table:table-cell>
        </table:table-row>
        <table:table-row table:style-name="ro1">
          <table:table-cell office:value-type="string" calcext:value-type="string">
            <text:p>width: 80%;</text:p>
          </table:table-cell>
          <table:table-cell office:value-type="string" calcext:value-type="string">
            <text:p>xài khá ổn. mỗi cái có vẻ nóng</text:p>
          </table:table-cell>
        </table:table-row>
        <table:table-row table:style-name="ro1">
          <table:table-cell office:value-type="string" calcext:value-type="string">
            <text:p>width: 80%;</text:p>
          </table:table-cell>
          <table:table-cell office:value-type="string" calcext:value-type="string">
            <text:p>Xài khá ổn</text:p>
          </table:table-cell>
        </table:table-row>
        <table:table-row table:style-name="ro1">
          <table:table-cell office:value-type="string" calcext:value-type="string">
            <text:p>width: 80%;</text:p>
          </table:table-cell>
          <table:table-cell office:value-type="string" calcext:value-type="string">
            <text:p>xài khá ok. tầm tiền đó k đòi hỏi gì hơn, pin xài 3-4 ngày mới hết. nói chung là hài lòng.</text:p>
          </table:table-cell>
        </table:table-row>
        <table:table-row table:style-name="ro1">
          <table:table-cell office:value-type="string" calcext:value-type="string">
            <text:p>width: 80%;</text:p>
          </table:table-cell>
          <table:table-cell office:value-type="string" calcext:value-type="string">
            <text:p>Xài góc và hình ko bằng xiaomi nhưng đc cái dễ cài đặt hơn</text:p>
          </table:table-cell>
        </table:table-row>
        <table:table-row table:style-name="ro1">
          <table:table-cell office:value-type="string" calcext:value-type="string">
            <text:p>width: 80%;</text:p>
          </table:table-cell>
          <table:table-cell office:value-type="string" calcext:value-type="string">
            <text:p>xài đk dù các khớp nối là nhựa thường nên có lẽ dùng lâu dài k chắc nhưnh tiền nào của nấy vậy</text:p>
          </table:table-cell>
        </table:table-row>
        <table:table-row table:style-name="ro1">
          <table:table-cell office:value-type="string" calcext:value-type="string">
            <text:p>width: 80%;</text:p>
          </table:table-cell>
          <table:table-cell office:value-type="string" calcext:value-type="string">
            <text:p>Xài dc hơn tháng thấy cũng oki, chất lượng hình ảnh chấp nhận dc trong tầm giá, đặc biệt thích loa toa đàm thoại 2 chiều nghe rõ</text:p>
          </table:table-cell>
        </table:table-row>
        <table:table-row table:style-name="ro2">
          <table:table-cell office:value-type="string" calcext:value-type="string">
            <text:p>width: 80%;</text:p>
          </table:table-cell>
          <table:table-cell office:value-type="string" calcext:value-type="string">
            <text:p>wifi bắt kém. cục wifi đặt gần mà lúc xem giật lag kinh. dùng khác mạng mà lúc xem dc lúc ko. </text:p>
            <text:p>cảm thấy ko bằng mấy con yoosee mình đang dùng</text:p>
          </table:table-cell>
        </table:table-row>
        <table:table-row table:style-name="ro1">
          <table:table-cell office:value-type="string" calcext:value-type="string">
            <text:p>width: 80%;</text:p>
          </table:table-cell>
          <table:table-cell office:value-type="string" calcext:value-type="string">
            <text:p>vui lòng hỗ trợ mình về việc xem lại video trên app đt samsung sử dụng được mấy ngày rồi mà không xem lại được...</text:p>
          </table:table-cell>
        </table:table-row>
        <table:table-row table:style-name="ro1">
          <table:table-cell office:value-type="string" calcext:value-type="string">
            <text:p>width: 80%;</text:p>
          </table:table-cell>
          <table:table-cell office:value-type="string" calcext:value-type="string">
            <text:p>Vừa vặn với nhu cầu. Không trau chuốt đường may cho lắm. Ngăn lưới thiết kế ngang nên dễ rơi vãi những đồ lặt vặt (usb)</text:p>
          </table:table-cell>
        </table:table-row>
        <table:table-row table:style-name="ro1">
          <table:table-cell office:value-type="string" calcext:value-type="string">
            <text:p>width: 80%;</text:p>
          </table:table-cell>
          <table:table-cell office:value-type="string" calcext:value-type="string">
            <text:p>Vừa túi tiền cho máy in ảnh chơi và tặng bạn bè. In ảnh soft quá mức. Màu thiên về trắng trắng kiểu canon.</text:p>
          </table:table-cell>
        </table:table-row>
        <table:table-row table:style-name="ro1">
          <table:table-cell office:value-type="string" calcext:value-type="string">
            <text:p>width: 80%;</text:p>
          </table:table-cell>
          <table:table-cell office:value-type="string" calcext:value-type="string">
            <text:p>Vừa nhận hàng, sản phẩm giống như hình, chất lượng chắc dùng một thời gian mới khẳng định được</text:p>
          </table:table-cell>
        </table:table-row>
        <table:table-row table:style-name="ro1">
          <table:table-cell office:value-type="string" calcext:value-type="string">
            <text:p>width: 80%;</text:p>
          </table:table-cell>
          <table:table-cell office:value-type="string" calcext:value-type="string">
            <text:p>Vừa nhận hàng, chưa sử dụng thử nhưng mở ra đã thấy bao bì bị rách, giống như đã được mở ra trước đó</text:p>
          </table:table-cell>
        </table:table-row>
        <table:table-row table:style-name="ro1">
          <table:table-cell office:value-type="string" calcext:value-type="string">
            <text:p>width: 80%;</text:p>
          </table:table-cell>
          <table:table-cell office:value-type="string" calcext:value-type="string">
            <text:p>Vừa nhận hàng xong cắm thử thì nghe bé tẹo, hóa ra chỉ có đúng 1 loa vệ tinh kêu. Còn lại 2 cục kia chết đứ đừ. Liên hệ lại tiki thì đc hướng dẫn đổi trả rất nhanh, hài lòng về cái ý. Chờ 2 ngày nữa xem hàng đổi trả về có còn lỗi nữa không</text:p>
          </table:table-cell>
        </table:table-row>
        <table:table-row table:style-name="ro1">
          <table:table-cell office:value-type="string" calcext:value-type="string">
            <text:p>width: 80%;</text:p>
          </table:table-cell>
          <table:table-cell office:value-type="string" calcext:value-type="string">
            <text:p>vừa nhận hàng rất okay,nhưng cho mình hỏi là làm cách nào để chia sẻ cho bên thứ 3 nhỉ,chia sẻ thì nó báo tài khoản chưa tồn tại là sao</text:p>
          </table:table-cell>
        </table:table-row>
        <table:table-row table:style-name="ro1">
          <table:table-cell office:value-type="string" calcext:value-type="string">
            <text:p>width: 80%;</text:p>
          </table:table-cell>
          <table:table-cell office:value-type="string" calcext:value-type="string">
            <text:p>Vừa nhận được máy sau bao ngày chờ đợi ạ. Tiki đóng gói hàng cẩn thận, đẹp, quà tặng cũng được bọc hẳn hoi. Máy thiết kế giống kiểu máy cơ, chụp đẹp, nhưng mình cảm thấy chụp ngoài trời hơn. CHụp trong nhà có thể do ánh sáng hoặc mình chưa quen máy nên chưa thấy nét. Nói chung hợp với túi tiền và thích hợp với người đang tập tành chụp ảnh như mình. Mỗi tội giao hàng lâu quá 10 ngày mới nhận được :)) </text:p>
          </table:table-cell>
        </table:table-row>
        <table:table-row table:style-name="ro1">
          <table:table-cell office:value-type="string" calcext:value-type="string">
            <text:p>width: 80%;</text:p>
          </table:table-cell>
          <table:table-cell office:value-type="string" calcext:value-type="string">
            <text:p>Vừa mua xong bà tôi dùng thấy cũng ổn . Cám ơn tiki</text:p>
          </table:table-cell>
        </table:table-row>
        <table:table-row table:style-name="ro1">
          <table:table-cell office:value-type="string" calcext:value-type="string">
            <text:p>width: 80%;</text:p>
          </table:table-cell>
          <table:table-cell office:value-type="string" calcext:value-type="string">
            <text:p>Vừa mới nhận hàng, khá hài lòng với sản phẩm, cám ơn shop!</text:p>
          </table:table-cell>
        </table:table-row>
        <table:table-row table:style-name="ro1">
          <table:table-cell office:value-type="string" calcext:value-type="string">
            <text:p>width: 80%;</text:p>
          </table:table-cell>
          <table:table-cell office:value-type="string" calcext:value-type="string">
            <text:p>Vừa mới nhận được hàng của tiki mua kèm sợi cáp lightining anker powerline 30cm, cảm nhận ban đầu cách đóng gói sản phẩm, hình thức khá tốt, tuy không đẹp, màu mè như các sản phẩm của xiaomi, nhưng chất lượng hơn nhiều, đúng là thương hiệu của Mỹ.</text:p>
          </table:table-cell>
        </table:table-row>
        <table:table-row table:style-name="ro1">
          <table:table-cell office:value-type="string" calcext:value-type="string">
            <text:p>width: 80%;</text:p>
          </table:table-cell>
          <table:table-cell office:value-type="string" calcext:value-type="string">
            <text:p>Vừa mới mua cục 20100mah anker xong quay qua mua thêm em 5000 này cho bạn gái dùng. Vẫn xứng đâng với giá tiền bỏ ra. 4 sao là vì dv ship của tiki toàn tới nhà rồi mới gọi, mà mình lại đi làm. Rất bị động.</text:p>
          </table:table-cell>
        </table:table-row>
        <table:table-row table:style-name="ro1">
          <table:table-cell office:value-type="string" calcext:value-type="string">
            <text:p>width: 80%;</text:p>
          </table:table-cell>
          <table:table-cell office:value-type="string" calcext:value-type="string">
            <text:p>Vừa lắp đặt xong, theo giới thiệu bộ dây tín hiệu là 4x20m và 4 bộ vít nở gắn camera nhưng thực tế bộ dây chỉ 4x15m và không có 4 bộ vít nở, <text:s/>nên dự định vị trí lắp đặt không theo như ý muốn. Tạm thời hài lòng về chất lượng hình ảnh của sản phẩm này. <text:s/>Sau một thời gian sử dụng tôi sẽ có đánh giá tiếp. Tạm cho 4 sao nhé</text:p>
          </table:table-cell>
        </table:table-row>
        <table:table-row table:style-name="ro1">
          <table:table-cell office:value-type="string" calcext:value-type="string">
            <text:p>width: 80%;</text:p>
          </table:table-cell>
          <table:table-cell office:value-type="string" calcext:value-type="string">
            <text:p>Vừa cho laptop 14 inch đổ xuống, chứ 15 inch thì sẽ bị thừa, khá hài lòng, không mong đợi gì hơn với giá tiền bỏ ra.</text:p>
          </table:table-cell>
        </table:table-row>
        <table:table-row table:style-name="ro1">
          <table:table-cell office:value-type="string" calcext:value-type="string">
            <text:p>width: 80%;</text:p>
          </table:table-cell>
          <table:table-cell office:value-type="string" calcext:value-type="string">
            <text:p>Vòng đeo lớn quá, kg phù hợp với phụ nữ</text:p>
          </table:table-cell>
        </table:table-row>
        <table:table-row table:style-name="ro1">
          <table:table-cell office:value-type="string" calcext:value-type="string">
            <text:p>width: 80%;</text:p>
          </table:table-cell>
          <table:table-cell office:value-type="string" calcext:value-type="string">
            <text:p>Với tần suất sử dụng máy tính lâu và liên tục, mình quyết định mua một chiếc tản nhiệt cho laptop này. Quả thật khi sử dụng thì máy đỡ nóng hơn hẳn khi không chạy đế. Hơn nữa, quạt chạy rất êm, không hề ảnh hưởng đến việc sử dụng laptop của mình. Tuy nhiên, vì là thiết kế đế tản nhiệt nên phải đặt trên mặt phẳng, không tiện đặt những chỗ khác. Nhìn chung, sản phẩm khá ổn, mức giá hợp lý.</text:p>
          </table:table-cell>
        </table:table-row>
        <table:table-row table:style-name="ro1">
          <table:table-cell office:value-type="string" calcext:value-type="string">
            <text:p>width: 80%;</text:p>
          </table:table-cell>
          <table:table-cell office:value-type="string" calcext:value-type="string">
            <text:p>Với tầm tiền này thì không có gì để chê <text:s/>được, zoon 35X tạm ổn do không phải là thám tử nên không yêu cầu cao khoảng này, <text:s/>sử dụng pin AA rất dể thay thế và thuận tiện, đặc biệt thích nhất <text:s/>bộ sạc và 4 pin sony được tặng dung lượng cao cầm chắc tay</text:p>
          </table:table-cell>
        </table:table-row>
        <table:table-row table:style-name="ro1">
          <table:table-cell office:value-type="string" calcext:value-type="string">
            <text:p>width: 80%;</text:p>
          </table:table-cell>
          <table:table-cell office:value-type="string" calcext:value-type="string">
            <text:p>với tầm giá không có gì đòi hỏi thêm, sản phẩm tốt. khách quan là hình ảnh độ phân giải chưa cao. đóng gói cần cẩn thận hơn và cần kèm giúp tờ hdsd tiếng Việt</text:p>
          </table:table-cell>
        </table:table-row>
        <table:table-row table:style-name="ro1">
          <table:table-cell office:value-type="string" calcext:value-type="string">
            <text:p>width: 80%;</text:p>
          </table:table-cell>
          <table:table-cell office:value-type="string" calcext:value-type="string">
            <text:p>Với SanDisk thì không bàn nữa rồi. Chất như nước cất 👍👍👍</text:p>
          </table:table-cell>
        </table:table-row>
        <table:table-row table:style-name="ro1">
          <table:table-cell office:value-type="string" calcext:value-type="string">
            <text:p>width: 80%;</text:p>
          </table:table-cell>
          <table:table-cell office:value-type="string" calcext:value-type="string">
            <text:p>Với nhu cầu chụp gia đình, du lịch của mình, canon 800d hoàn toàn đáp ứng. Máy được giao cùng len kit đa dụng, người mới nên dùng để học cách chụp, và thẻ bảo hành LBM.</text:p>
          </table:table-cell>
        </table:table-row>
        <table:table-row table:style-name="ro3">
          <table:table-cell office:value-type="string" calcext:value-type="string">
            <text:p>width: 80%;</text:p>
          </table:table-cell>
          <table:table-cell office:value-type="string" calcext:value-type="string">
            <text:p>Với mức tiền như thế này rất chim ưng rồi. </text:p>
            <text:p>Giá rẻ, kết nối wifi tốt, zoom 45x xa, rõ. Chụp nắng lên màu tươi, rất đẹp. máy chụp cho hình thật.</text:p>
            <text:p>Điểm trừ duy nhất là chụp buối tối ảnh mờ, chất lượng kém.</text:p>
          </table:table-cell>
        </table:table-row>
        <table:table-row table:style-name="ro1">
          <table:table-cell office:value-type="string" calcext:value-type="string">
            <text:p>width: 80%;</text:p>
          </table:table-cell>
          <table:table-cell office:value-type="string" calcext:value-type="string">
            <text:p>Với mức giá như vậy thì là ổn. Nhưng cho hỏi tôi có nhét thẻ nhớ TF card 32gb rồi mà sao vẫn báo ko cắm thẻ nhớ nhỉ.</text:p>
          </table:table-cell>
        </table:table-row>
        <table:table-row table:style-name="ro1">
          <table:table-cell office:value-type="string" calcext:value-type="string">
            <text:p>width: 80%;</text:p>
          </table:table-cell>
          <table:table-cell office:value-type="string" calcext:value-type="string">
            <text:p>với mức giá này thì ok, bao da sài cho tất cả ipad 9.7 inch nên hơi có 1 số chi tiết ko phù hợp với ipad gen 6, nhưng chấp nhận được.</text:p>
          </table:table-cell>
        </table:table-row>
        <table:table-row table:style-name="ro1">
          <table:table-cell office:value-type="string" calcext:value-type="string">
            <text:p>width: 80%;</text:p>
          </table:table-cell>
          <table:table-cell office:value-type="string" calcext:value-type="string">
            <text:p>Với mức giá mình đã mua, thì sản phẩm làm mình khá hài lòng về chất lượng cũng như dịch vụ của Tiki. Thật sự mà nói là Sony không thể sánh bằng Canon về các dòng máy ảnh. Tuy nhiên, mình mua máy ko với mục đích kinh doanh và cho cả gia đình cùng sử dụng (cả mẹ mình lớn tuổi) <text:s/>nên đơn giản và như dòng này là OK rồi.</text:p>
          </table:table-cell>
        </table:table-row>
        <table:table-row table:style-name="ro3">
          <table:table-cell office:value-type="string" calcext:value-type="string">
            <text:p>width: 80%;</text:p>
          </table:table-cell>
          <table:table-cell office:value-type="string" calcext:value-type="string">
            <text:p>Với mức Giá mà nhà sản xuất mang lại chất lượng âm thanh và công suất là khá ấn tượng. Microlab là thương hiệu loa tầm trung khá phổ biến ở Việt Nam và cũng có thâm niên khá lâu đời.</text:p>
            <text:p>Với mức giá này bạn sẽ có một hệ thống loa 2.1 mạnh mẽ âm thanh bass đầy đặn thích hợp đối với những bạn thích nghe nhạc dance Kpop và những bộ phim hành động. Đối với thể loại nhạc nhẹ nhạc vàng thì âm thanh tương đối trong trẻo</text:p>
            <text:p>Nhược điểm loa khá to và cồng kềnh. Âm cao chưa ấn tách bạch. Nhưng đối những bản nhạc dance thì không thành vấn đề gì.</text:p>
          </table:table-cell>
        </table:table-row>
        <table:table-row table:style-name="ro1">
          <table:table-cell office:value-type="string" calcext:value-type="string">
            <text:p>width: 80%;</text:p>
          </table:table-cell>
          <table:table-cell office:value-type="string" calcext:value-type="string">
            <text:p>Với mức giá đó thì ổn nhé mọi người! Còn nếu ai chụp bên ngoài cần đầu tư cây chắc chắn hơn. Đầy đủ romot, túi đựng như quảng cáo và hàng đc gói kĩ</text:p>
          </table:table-cell>
        </table:table-row>
        <table:table-row table:style-name="ro2">
          <table:table-cell office:value-type="string" calcext:value-type="string">
            <text:p>width: 80%;</text:p>
          </table:table-cell>
          <table:table-cell office:value-type="string" calcext:value-type="string">
            <text:p>với mức giá 496K, mình thấy dùng được, tuy nhiên trừ 1 sao vì giao hàng chậm quá</text:p>
            <text:p>mình đặt mua lần 2 với mức gúa 550k. shop giao sơm cho mình,</text:p>
          </table:table-cell>
        </table:table-row>
        <table:table-row table:style-name="ro1">
          <table:table-cell office:value-type="string" calcext:value-type="string">
            <text:p>width: 80%;</text:p>
          </table:table-cell>
          <table:table-cell office:value-type="string" calcext:value-type="string">
            <text:p>Với một mức giá không cao nhưng hiệu quả của nó rất đáng để bỏ tiền <text:s/>mua, máy chạy rất êm tớ hầu như không nghe thấy tiếng máy chạy, nhưng có lẽ vì êm quá nên tớ thấy hiệu quả làm mát không được như mong đợi, nếu sử dụng laptop liên tục trong thời gian 2-3 tiếng thì rất ổn nhưng cao hơn thì không tốt cho lắm, hơi tốn pin.</text:p>
          </table:table-cell>
        </table:table-row>
        <table:table-row table:style-name="ro1">
          <table:table-cell office:value-type="string" calcext:value-type="string">
            <text:p>width: 80%;</text:p>
          </table:table-cell>
          <table:table-cell office:value-type="string" calcext:value-type="string">
            <text:p>Với màu đen làm cho đế ít dính bẩn hơn. Đế tản nhiệt này phù hợp với hầu hết các dòng laptop hiện nay với cánh quạt 20cm thì laptop sẽ đỡ nóng hơn rất nhiều. Sản phẩm khá nhẹ, dùng nguồn điện trực tiếp từ laptop qua cổng usb nên rất tiện. Đế tản nhiệt giúp cho pin sử dụng được lâu hơn vì laptop luôn được làm mát.</text:p>
          </table:table-cell>
        </table:table-row>
        <table:table-row table:style-name="ro1">
          <table:table-cell office:value-type="string" calcext:value-type="string">
            <text:p>width: 80%;</text:p>
          </table:table-cell>
          <table:table-cell office:value-type="string" calcext:value-type="string">
            <text:p>Với giá tiền thì ok tiền nào của đấy</text:p>
          </table:table-cell>
        </table:table-row>
        <table:table-row table:style-name="ro1">
          <table:table-cell office:value-type="string" calcext:value-type="string">
            <text:p>width: 80%;</text:p>
          </table:table-cell>
          <table:table-cell office:value-type="string" calcext:value-type="string">
            <text:p>Với giá tiền như vậy thì ok (dở cái là không có tiếng Việt ) cài iPhone thì quá khó</text:p>
          </table:table-cell>
        </table:table-row>
        <table:table-row table:style-name="ro2">
          <table:table-cell office:value-type="string" calcext:value-type="string">
            <text:p>width: 80%;</text:p>
          </table:table-cell>
          <table:table-cell office:value-type="string" calcext:value-type="string">
            <text:p>Với giá tiền như trên thì khá ổn ! </text:p>
            <text:p>chất lượng ok với giá tiền</text:p>
          </table:table-cell>
        </table:table-row>
        <table:table-row table:style-name="ro1">
          <table:table-cell office:value-type="string" calcext:value-type="string">
            <text:p>width: 80%;</text:p>
          </table:table-cell>
          <table:table-cell office:value-type="string" calcext:value-type="string">
            <text:p>Với giá này thì sản phẩm dùng rất được!</text:p>
          </table:table-cell>
        </table:table-row>
        <table:table-row table:style-name="ro1">
          <table:table-cell office:value-type="string" calcext:value-type="string">
            <text:p>width: 80%;</text:p>
          </table:table-cell>
          <table:table-cell office:value-type="string" calcext:value-type="string">
            <text:p>với giá này có sản phẩm vậy là ok</text:p>
          </table:table-cell>
        </table:table-row>
        <table:table-row table:style-name="ro1">
          <table:table-cell office:value-type="string" calcext:value-type="string">
            <text:p>width: 80%;</text:p>
          </table:table-cell>
          <table:table-cell office:value-type="string" calcext:value-type="string">
            <text:p>với app V380 pro cài đặt dễ dàng, adaptor sạc nóng quá</text:p>
          </table:table-cell>
        </table:table-row>
        <table:table-row table:style-name="ro1">
          <table:table-cell office:value-type="string" calcext:value-type="string">
            <text:p>width: 80%;</text:p>
          </table:table-cell>
          <table:table-cell office:value-type="string" calcext:value-type="string">
            <text:p>vỏ pin hơi nhăn, 3 cục hơn 1.2v, 1 cục chỉ 1,1v, sạc 2 tiếng đo lại hơn 1.2v, chất lượng chưa biết, giao hàng lâu (3ngay mới tới), đóng gói cẩn thận</text:p>
          </table:table-cell>
        </table:table-row>
        <table:table-row table:style-name="ro1">
          <table:table-cell office:value-type="string" calcext:value-type="string">
            <text:p>width: 80%;</text:p>
          </table:table-cell>
          <table:table-cell office:value-type="string" calcext:value-type="string">
            <text:p>Video, hình ảnh đều rõ nét cả ngày lẫn ban đêm nhưng tốc độ xử lý của camera còn chậm, chỉ có 1 người chủ tài khoản mới có thể đăng nhập vào xem. Ko thể cùng 1 tài khoản xem trên 2 máy</text:p>
          </table:table-cell>
        </table:table-row>
        <table:table-row table:style-name="ro1">
          <table:table-cell office:value-type="string" calcext:value-type="string">
            <text:p>width: 80%;</text:p>
          </table:table-cell>
          <table:table-cell office:value-type="string" calcext:value-type="string">
            <text:p>Vì nhân viên giao không biết địa chỉ làm người nhận phải đi ra đón và sản phẩm quá tuyêt</text:p>
          </table:table-cell>
        </table:table-row>
        <table:table-row table:style-name="ro1">
          <table:table-cell office:value-type="string" calcext:value-type="string">
            <text:p>width: 80%;</text:p>
          </table:table-cell>
          <table:table-cell office:value-type="string" calcext:value-type="string">
            <text:p>vì máy không có cục sạc đi kèm, nên mình xài tạm cục khác, có thể vì cục xạc không đủ output nên cài đặt không được, thay cục sạc khác thì cài đặt bình thường. Điều này thật bất tiện cho người dùng.</text:p>
          </table:table-cell>
        </table:table-row>
        <table:table-row table:style-name="ro1">
          <table:table-cell office:value-type="string" calcext:value-type="string">
            <text:p>width: 80%;</text:p>
          </table:table-cell>
          <table:table-cell office:value-type="string" calcext:value-type="string">
            <text:p>Vì lúc đặt hàng mình đang cần, nhưng tới khi được giao thì mình lại không cần nữa nên cũng chưa sử dụng lần nào. Nên mình muốn pass lại với giá 100k. Nếu bạn nào có nhu cầu thì trả lời cmt mình nhé, mình sẽ liên hệ. Và tripod đúng như mô tả, nút bấm bấm bình thường. Xin cảm ơn ạ</text:p>
          </table:table-cell>
        </table:table-row>
        <table:table-row table:style-name="ro1">
          <table:table-cell office:value-type="string" calcext:value-type="string">
            <text:p>width: 80%;</text:p>
          </table:table-cell>
          <table:table-cell office:value-type="string" calcext:value-type="string">
            <text:p>vì chưa đủ kinh phí nên mình quyết định mua loại này, nhưng mà khi nhận hàng rồi thì mình thấy còn hơn cả sự mong đợi! Tiki gói hàng rất chắc chắn, chú giao hàng cho mình lúc trời mưa rất to, vẫn đứng đợi mình xuống nhà mà không phàn nàn gì hết! chân máy cứng cáp, rất vững, mình vẫn chưa thấy có trục trặc hay khó khăn gì khi sử dụng, nhờ chân máy mà mình chụp phơi sáng rất đẹp, cám ơn Tiki đã bán với giá rất tốt như thế này!</text:p>
          </table:table-cell>
        </table:table-row>
        <table:table-row table:style-name="ro4">
          <table:table-cell office:value-type="string" calcext:value-type="string">
            <text:p>width: 80%;</text:p>
          </table:table-cell>
          <table:table-cell office:value-type="string" calcext:value-type="string">
            <text:p>Về Tiki:</text:p>
            <text:p>Tiki giao hàng nhanh, đặt chiều thứ 6, sáng thứ 7 có ngay, tuy nhiên bộ phận gọi xác nhận đơn hàng không được thân thiện cho lắm, có vẻ khó chịu khi mình hỏi thêm 1 số vấn đề về sản phẩm và giao hàng</text:p>
            <text:p>Về sản phẩm: </text:p>
            <text:p>Hàng new, trong tầm giá thì khá ổn, mình ko nhận xét gì thêm</text:p>
          </table:table-cell>
        </table:table-row>
        <table:table-row table:style-name="ro2">
          <table:table-cell office:value-type="string" calcext:value-type="string">
            <text:p>width: 80%;</text:p>
          </table:table-cell>
          <table:table-cell office:value-type="string" calcext:value-type="string">
            <text:p>Về tiki thì mình không có gì để phàn nàn. Chất lượng dịch vụ tuyệt vời. </text:p>
            <text:p>Về sản phẩm thì sau 2 tuần sử dụng thấy khá ổn với số tiền bỏ ra. Nước ảnh trong nhưng hơi nhạt màu. Chế độ chụp tự chỉnh manual thì chưa tốt, không bật được đèn flash. Một số chế độ tự động, bán tự động cũng không bật được đèn dù thiếu sáng. Lúc đầu mua với ý định chụp trăng (moon) nhưng ảnh chụp ra quá là xấu. Tất cả các chế độ chụp chỉ hài lòng với "làm mờ hậu cảnh". Sử dụng chế độ chụp này có thể chụp được nhiều nhu cầu thường ngày nên cũng bằng lòng với chi phí bỏ ra</text:p>
          </table:table-cell>
        </table:table-row>
        <table:table-row table:style-name="ro1">
          <table:table-cell office:value-type="string" calcext:value-type="string">
            <text:p>width: 80%;</text:p>
          </table:table-cell>
          <table:table-cell office:value-type="string" calcext:value-type="string">
            <text:p>về sản phẩm : mic thu âm okie, hàng chính hãng, sản phẩm được bọc cẩn thận rồi mới giao và có bọc chống xóc, rất ưng ! Tuy nhiên về mặt giao hàng, có rất nhiều điểm để nói ở đây: hẹn 30/8 giao hàng, mình chờ cả sáng ko ai giao, tới chiều thì đơn báo lùi ngày 2/9 mới giao. sau đó tới ngày 2/9 cũng không ai giao, cũng ko báo hàng tới muộn và tới tận 4/9 mình mới nhận được hàng ! mình thật sự ko hề khó tính trong việc muộn vào ngày, nhưng đó là trong lúc mình ở Hà Nội liên tục, còn thời điểm giao hàng là sát ngày lễ, sau đó bão thì mình về quê và ko ở Hà Nội nữa, nên trước khi về quê, mình đã ở lại hẳn 1 ngày tới 30/8 để nhận hàng nhưng rồi đơn báo giao muộn! <text:s/>và Tiki hẹn ngày 2/9, lúc đó thì mình đi du lịch, mình rất muốn liên lạc với tiki rằng lúc đó mình ko ở Hà Nội nhưng ko có cách nào liên lạc trực tiếp, hoặc phản hồi ngay khi Tiki báo lùi lịch hẹn ! nên mình đã rất lo lắng trong suốt ngày đó và phải dặn dò trên Hà Nội ! nói chung rất dở việc của mình khi Tiki hẹn như vậy ! Hi vọng Tiki sẽ giao hàng đúng hẹn, hoặc có chế độ hẹn ngày giao hàng ( muộn hơn so tới giao hàng tiêu chuẩn ) <text:s/>vì mình rất hay đi công tác nên có thể ko ở nhà thời điểm đó! cảm ơn Tiki</text:p>
          </table:table-cell>
        </table:table-row>
        <table:table-row table:style-name="ro5">
          <table:table-cell office:value-type="string" calcext:value-type="string">
            <text:p>width: 80%;</text:p>
          </table:table-cell>
          <table:table-cell office:value-type="string" calcext:value-type="string">
            <text:p>Về phần cứng sau khi sử dụng một thời gian, mình đánh giá phát sóng khá tốt, rất mạnh, khả năng chịu tải cực tốt. Nhà mình dùng khoảng 25-27 thiết bị mà không vấn đề gì.</text:p>
            <text:p>! Mặc định TP-Link set công suất là 75% nên các bạn kêu giời kêu đất lên là lừa đảo này nọ nhưng thiết đặt cho đúng rồi hẵng nói nhé.</text:p>
            <text:p>Còn mình hơi thất vọng về phần mềm (trang Config). Thi thoảng sẽ bị Bug.</text:p>
            <text:p>1. Khi đặt Password trang Config có ký tự lạ thì App Tether luôn báo sai mật khẩu dù mặc đúng (đặt mật khẩu chỉ chữ và số thì sẽ không bị)</text:p>
            <text:p>2. Thiết đặt thời gian đôi khi không lấy được giờ tự động. Set địa chỉ NTP là asia.pool.ntp.org và 0.asia.pool.ntp.org</text:p>
            <text:p/>
            <text:p>Của mình dùng gói 35MBps của FPT, đã dùng hình thức Converter và đăng nhập PPPoe ở Modem này</text:p>
          </table:table-cell>
        </table:table-row>
        <table:table-row table:style-name="ro1">
          <table:table-cell office:value-type="string" calcext:value-type="string">
            <text:p>width: 80%;</text:p>
          </table:table-cell>
          <table:table-cell office:value-type="string" calcext:value-type="string">
            <text:p>Về nội dung thì khỏi nói. Nhưng chất lượng sách thì mông lung hên xui quá. Bìa sách bị gấp lại, các góc sách cũng không đẹp. Vài trang bên trong cũng bị gấp nếp. Mình thực sự rất cưng sách, giao về thấy vậy cũng rất khó chịu. Đây cũng không phải là lần đầu tiên tiki bị phàn nàn như vậy :( mong lần sau đặt sẽ không như vậy nữa. Có lần sau chắc bỏ tiki luôn :((</text:p>
          </table:table-cell>
        </table:table-row>
        <table:table-row table:style-name="ro3">
          <table:table-cell office:value-type="string" calcext:value-type="string">
            <text:p>width: 80%;</text:p>
          </table:table-cell>
          <table:table-cell office:value-type="string" calcext:value-type="string">
            <text:p>về ngoại hình: tripod nhìn đẹp, trên thân tripod có nhãn hiệu Benro và mã sp. Tripod bằng nhựa tuy nhiên khá chắc chắn. các khóa nối mình cảm giác hơi cứng, k bit dùng nhiều, mở ra khóa lại nhiều lần thì mở , đóng khóa có nhẹ hơn ko. </text:p>
            <text:p>Bộ hàng tiêu chuẩn có thêm túi đựng chắc chắn và thẻ bảo hành.</text:p>
            <text:p>Nói chung hài lòng. 4 sao!</text:p>
          </table:table-cell>
        </table:table-row>
        <table:table-row table:style-name="ro6">
          <table:table-cell office:value-type="string" calcext:value-type="string">
            <text:p>width: 80%;</text:p>
          </table:table-cell>
          <table:table-cell office:value-type="string" calcext:value-type="string">
            <text:p>Về máy và lens kit: đầy đủ phụ kiện, tốc độ lấy nét nhanh, gọn nhẹ, màu sắc trên LCD không sâu như trong EVF.</text:p>
            <text:p/>
            <text:p>Về sản phẩm tặng kèm: thẻ nhớ dung lượng cao hơn nơi bán khác, tốc độ trung bình, tạm ổn, túi đựng máy rẻ tiền, chất lượng thấp</text:p>
            <text:p/>
            <text:p>Về dịch vụ: giao hàng nhanh</text:p>
          </table:table-cell>
        </table:table-row>
        <table:table-row table:style-name="ro1">
          <table:table-cell office:value-type="string" calcext:value-type="string">
            <text:p>width: 80%;</text:p>
          </table:table-cell>
          <table:table-cell office:value-type="string" calcext:value-type="string">
            <text:p>về mặt âm thanh ae không phải nghĩ ở tâm giá này, giao hàng của tiki ko phải bàn,gần 24h kể tư đi đặy hàng. có điều chú sau ae mua lên cân nhắc. tự động kết nối hơi bị châm ước trừng tâm 3s sau khi nấy tai nghe ra khỏi đốc. chân sạc hơi lỗi thời vẫn Usb. 😅😅</text:p>
          </table:table-cell>
        </table:table-row>
        <table:table-row table:style-name="ro1">
          <table:table-cell office:value-type="string" calcext:value-type="string">
            <text:p>width: 80%;</text:p>
          </table:table-cell>
          <table:table-cell office:value-type="string" calcext:value-type="string">
            <text:p>Về dài lâu thì k biết nhưng mới nhận hàng bốc ra cảm giác rất thích âm thanh tốt chỉ là tai mình nhỏ nên dễ bị tuột</text:p>
          </table:table-cell>
        </table:table-row>
        <table:table-row table:style-name="ro1">
          <table:table-cell office:value-type="string" calcext:value-type="string">
            <text:p>width: 80%;</text:p>
          </table:table-cell>
          <table:table-cell office:value-type="string" calcext:value-type="string">
            <text:p>vậy là mua sim 259k là được 1 năm phải ko shoppppp</text:p>
          </table:table-cell>
        </table:table-row>
        <table:table-row table:style-name="ro1">
          <table:table-cell office:value-type="string" calcext:value-type="string">
            <text:p>width: 80%;</text:p>
          </table:table-cell>
          <table:table-cell office:value-type="string" calcext:value-type="string">
            <text:p>Vật liệu nhựa không như mình mong muốn. Giao hàng chậm quá!</text:p>
          </table:table-cell>
        </table:table-row>
        <table:table-row table:style-name="ro1">
          <table:table-cell office:value-type="string" calcext:value-type="string">
            <text:p>width: 80%;</text:p>
          </table:table-cell>
          <table:table-cell office:value-type="string" calcext:value-type="string">
            <text:p>Vẫn tốt như từ đó giờ mình mua anker trên tiki. Cảm ơn tiki</text:p>
          </table:table-cell>
        </table:table-row>
        <table:table-row table:style-name="ro1">
          <table:table-cell office:value-type="string" calcext:value-type="string">
            <text:p>width: 80%;</text:p>
          </table:table-cell>
          <table:table-cell office:value-type="string" calcext:value-type="string">
            <text:p>Vấn đề ở đây là ngày dự kiến hàng giao tới là thứ tư tuần sau, mình còn đang khá thất vọng vì thời gian dự kiến giao hàng khá chậm, nhưng hôm nay là thứ sáu(khoảng 3 ngày sau khi đặt hàng) thì mình đã được nhận hàng??? Nói chung sản phẩm đóng gói chất lượng giá này thì ko có chỗ chê, nhưng mà thời gian giao hàng là thứ mấy ngày tháng năm nào đã ghi rỏ thì giao cho đúng ngày. ví dụ hôm nay mình bận thì toang. ko nhận hàng được, lại bị vu cho tội bom hàng?! Tiki xem lại vấn đề này nha. Cảm ơn shop, cảm ơn App.</text:p>
          </table:table-cell>
        </table:table-row>
        <table:table-row table:style-name="ro1">
          <table:table-cell office:value-type="string" calcext:value-type="string">
            <text:p>width: 80%;</text:p>
          </table:table-cell>
          <table:table-cell office:value-type="string" calcext:value-type="string">
            <text:p>van de duy nhat doi voi toi la: tính nang đàm thoai 2 chieu khá nhõ</text:p>
          </table:table-cell>
        </table:table-row>
        <table:table-row table:style-name="ro1">
          <table:table-cell office:value-type="string" calcext:value-type="string">
            <text:p>width: 80%;</text:p>
          </table:table-cell>
          <table:table-cell office:value-type="string" calcext:value-type="string">
            <text:p>Vẫn còn hơi run lắc và chân quay hay bung ra</text:p>
          </table:table-cell>
        </table:table-row>
        <table:table-row table:style-name="ro1">
          <table:table-cell office:value-type="string" calcext:value-type="string">
            <text:p>width: 80%;</text:p>
          </table:table-cell>
          <table:table-cell office:value-type="string" calcext:value-type="string">
            <text:p>v</text:p>
          </table:table-cell>
        </table:table-row>
        <table:table-row table:style-name="ro4">
          <table:table-cell office:value-type="string" calcext:value-type="string">
            <text:p>width: 80%;</text:p>
          </table:table-cell>
          <table:table-cell office:value-type="string" calcext:value-type="string">
            <text:p>Ưu:</text:p>
            <text:p>- Thiết kế thanh lịch, tiện bố trí ở bàn làm việc hoặc phòng khách.</text:p>
            <text:p>- Chất âm khá ấn tượng so với tầm giá. Ở mức âm lượng vừa phải thì Âm cao khá đĩnh đạc và Âm trầm khá sâu lắng và có độ "rùng".</text:p>
            <text:p>- Công suất đủ dùng trong phòng có diện tích</text:p>
          </table:table-cell>
        </table:table-row>
        <table:table-row table:style-name="ro7">
          <table:table-cell office:value-type="string" calcext:value-type="string">
            <text:p>width: 80%;</text:p>
          </table:table-cell>
          <table:table-cell office:value-type="string" calcext:value-type="string">
            <text:p>Ưu điểm: </text:p>
            <text:p>+Camera build chất lượng tốt</text:p>
            <text:p>+Ezviz là thương hiệu con của Hikvision nên hoàn toàn yên tâm về chất lượng hình ảnh</text:p>
            <text:p>+Giá tạm hợp lý</text:p>
            <text:p>+Dây nguồn dài ( phải hơn 2m)</text:p>
            <text:p>+Nhiều tính năng hay như cam sẽ quay theo đối tượng chuyển động (ko phải cam nào cũng có)</text:p>
            <text:p>Nhược điểm:</text:p>
            <text:p>+Ít đèn hồng ngoại (2 led) nên ban đêm ko quan sát đc xa, chỉ quan sát tốt trong 5m đổ lại.</text:p>
            <text:p>+ Loa tiếng hơi nhỏ , ko to bằng loa của hàng nhái</text:p>
            <text:p>+Wifi chưa thật sự thông minh, phải reset mới truy cập đc vào mạng wifi mới</text:p>
            <text:p>+ THiếu cổng LAN</text:p>
          </table:table-cell>
        </table:table-row>
        <table:table-row table:style-name="ro8">
          <table:table-cell office:value-type="string" calcext:value-type="string">
            <text:p>width: 80%;</text:p>
          </table:table-cell>
          <table:table-cell office:value-type="string" calcext:value-type="string">
            <text:p>Ưu điểm:</text:p>
            <text:p>- Hàng tốt, đúng như quảng cáo</text:p>
            <text:p>- Tiki đóng gói cẩn thận</text:p>
            <text:p>Nhược điểm:</text:p>
            <text:p>- Giá sp như thế là hơi cao</text:p>
            <text:p>- SP không có tay cầm nên hơi khó chịu, shop nên mua loại hộp có tay cầm sẽ tiện cho khách hơn.</text:p>
          </table:table-cell>
        </table:table-row>
        <table:table-row table:style-name="ro9">
          <table:table-cell office:value-type="string" calcext:value-type="string">
            <text:p>width: 80%;</text:p>
          </table:table-cell>
          <table:table-cell office:value-type="string" calcext:value-type="string">
            <text:p>ưu điểm:</text:p>
            <text:p> - chất lượng hình ảnh tốt</text:p>
            <text:p> - kiểu dáng đẹp</text:p>
            <text:p> - xoay êm k phát ra tiếng động</text:p>
            <text:p>nhược điểm:</text:p>
            <text:p> - âm thanh hay bị giật, nghe không rõ</text:p>
            <text:p> - đàm thoại 2 chiều kém so với những loại cùng giá</text:p>
            <text:p> - phần mềm hay bị đứng phải thoát ra vào lại</text:p>
          </table:table-cell>
        </table:table-row>
        <table:table-row table:style-name="ro1">
          <table:table-cell office:value-type="string" calcext:value-type="string">
            <text:p>width: 80%;</text:p>
          </table:table-cell>
          <table:table-cell office:value-type="string" calcext:value-type="string">
            <text:p>ưu điểm là nhẹ và nhìn xyh, điểm trừ do tem niêm phong hộp bị cắt mất và k ngờ dây với túo đựng lại màu đen, k phải đồng bộ theo cục sạc.</text:p>
          </table:table-cell>
        </table:table-row>
        <table:table-row table:style-name="ro1">
          <table:table-cell office:value-type="string" calcext:value-type="string">
            <text:p>width: 80%;</text:p>
          </table:table-cell>
          <table:table-cell office:value-type="string" calcext:value-type="string">
            <text:p>Used for 3 weeks. No problem so far. Key feedback is good.</text:p>
          </table:table-cell>
        </table:table-row>
        <table:table-row table:style-name="ro1">
          <table:table-cell office:value-type="string" calcext:value-type="string">
            <text:p>width: 80%;</text:p>
          </table:table-cell>
          <table:table-cell office:value-type="string" calcext:value-type="string">
            <text:p>USB màu trắng tinh khôi, đẹp, nhỏ gọn. Cổng USB 3.0 nên tốc độ ghi ổn định, tương đối nhanh. Mình dùng để trữ tạm nguyên bộ series phim rất tiện. Nói chung khá hài lòng.</text:p>
          </table:table-cell>
        </table:table-row>
        <table:table-row table:style-name="ro1">
          <table:table-cell office:value-type="string" calcext:value-type="string">
            <text:p>width: 80%;</text:p>
          </table:table-cell>
          <table:table-cell office:value-type="string" calcext:value-type="string">
            <text:p>usb 3.0 mà tốc độ chậm, chỉ nhỉnh hơn 2.0 vài mb/s</text:p>
          </table:table-cell>
        </table:table-row>
        <table:table-row table:style-name="ro1">
          <table:table-cell office:value-type="string" calcext:value-type="string">
            <text:p>width: 80%;</text:p>
          </table:table-cell>
          <table:table-cell office:value-type="string" calcext:value-type="string">
            <text:p>ủa mua cái này phải mua thêm cái kẹp điện thoại nửa mới xài được hả shop????</text:p>
          </table:table-cell>
        </table:table-row>
        <table:table-row table:style-name="ro1">
          <table:table-cell office:value-type="string" calcext:value-type="string">
            <text:p>width: 80%;</text:p>
          </table:table-cell>
          <table:table-cell office:value-type="string" calcext:value-type="string">
            <text:p>Ủa cái này là cóc sạc hay pin dự phòng vậy shop. Nhìn rối quá vậy</text:p>
          </table:table-cell>
        </table:table-row>
        <table:table-row table:style-name="ro1">
          <table:table-cell office:value-type="string" calcext:value-type="string">
            <text:p>width: 80%;</text:p>
          </table:table-cell>
          <table:table-cell office:value-type="string" calcext:value-type="string">
            <text:p>Tuy nhiên khi kéo lên kéo xuống không được nhanh. Giá này quá ổn r</text:p>
          </table:table-cell>
        </table:table-row>
        <table:table-row table:style-name="ro1">
          <table:table-cell office:value-type="string" calcext:value-type="string">
            <text:p>width: 80%;</text:p>
          </table:table-cell>
          <table:table-cell office:value-type="string" calcext:value-type="string">
            <text:p>Tuy nhiên khâu giao hàng hơi châm, ngày dư kiến cug không chính xác mấy. Shipper oki nhiệt tình lễ phép thôg minh</text:p>
          </table:table-cell>
        </table:table-row>
        <table:table-row table:style-name="ro1">
          <table:table-cell office:value-type="string" calcext:value-type="string">
            <text:p>width: 80%;</text:p>
          </table:table-cell>
          <table:table-cell office:value-type="string" calcext:value-type="string">
            <text:p>Tuy máy hơi nhỏ,người nào bàn tay to thì khó cầm nhưng bù lại chụp thì ok,ngày đêm chụp đều đẹp,zoom xa thì bị rung phải gắn vào chân mới chụp dc.Canon mà tăng kích thước máy ảnh to hơn tí nữa và cải thiện độ rung khi zoom thì sẽ nhiều người mới chơi máy ảnh như mình thích mua lắm.</text:p>
          </table:table-cell>
        </table:table-row>
        <table:table-row table:style-name="ro1">
          <table:table-cell office:value-type="string" calcext:value-type="string">
            <text:p>width: 80%;</text:p>
          </table:table-cell>
          <table:table-cell office:value-type="string" calcext:value-type="string">
            <text:p>Tuy k dẻo bằng cái ban đầu ban đầu nhưng m thấy cũng khá ok, k vấn đề gì</text:p>
          </table:table-cell>
        </table:table-row>
        <table:table-row table:style-name="ro1">
          <table:table-cell office:value-type="string" calcext:value-type="string">
            <text:p>width: 80%;</text:p>
          </table:table-cell>
          <table:table-cell office:value-type="string" calcext:value-type="string">
            <text:p>Tuy giao hàng trễ nhưng thẻ xài tốt. Đóng gói cẩn thận, không có dấu hiệu bị bóc seal.</text:p>
          </table:table-cell>
        </table:table-row>
        <table:table-row table:style-name="ro1">
          <table:table-cell office:value-type="string" calcext:value-type="string">
            <text:p>width: 80%;</text:p>
          </table:table-cell>
          <table:table-cell office:value-type="string" calcext:value-type="string">
            <text:p>Tuy có giao trễ nhưng thật sự bàn phím có chất lượng rất tốt</text:p>
          </table:table-cell>
        </table:table-row>
        <table:table-row table:style-name="ro1">
          <table:table-cell office:value-type="string" calcext:value-type="string">
            <text:p>width: 80%;</text:p>
          </table:table-cell>
          <table:table-cell office:value-type="string" calcext:value-type="string">
            <text:p>Tuy có giao hàng trễ hơn dự kiến nhưng hàng chính hãng, đóng gói cẩn thận và đã được tiki hỗ trợ kích hoạt online nhanh chóng.</text:p>
          </table:table-cell>
        </table:table-row>
        <table:table-row table:style-name="ro2">
          <table:table-cell office:value-type="string" calcext:value-type="string">
            <text:p>width: 80%;</text:p>
          </table:table-cell>
          <table:table-cell office:value-type="string" calcext:value-type="string">
            <text:p>tưởng loa nhỏ ai ngờ ko nhỏ với giá này thì đây là một loa đủ tiêu chuẩn vừa rẻ bass lại to. .. với mức âm thanh nhỏ nghe nhạc cũng rất êm.. </text:p>
            <text:p>có quan ngại nhỏ phía sau thôi.. mỗi lần vác theo phải bỏ túi nhỏ có lót đệm êm tránh hư hại tới phần màn loa..</text:p>
          </table:table-cell>
        </table:table-row>
        <table:table-row table:style-name="ro1">
          <table:table-cell office:value-type="string" calcext:value-type="string">
            <text:p>width: 80%;</text:p>
          </table:table-cell>
          <table:table-cell office:value-type="string" calcext:value-type="string">
            <text:p>tương đối chính xác, thiết kế đơn giản mà đẹp</text:p>
          </table:table-cell>
        </table:table-row>
        <table:table-row table:style-name="ro1">
          <table:table-cell office:value-type="string" calcext:value-type="string">
            <text:p>width: 80%;</text:p>
          </table:table-cell>
          <table:table-cell office:value-type="string" calcext:value-type="string">
            <text:p>Túi khá đẹp và thời trang. Tuy nhiên hơi bé so với máy ảnh và bộ lens của mình :(</text:p>
          </table:table-cell>
        </table:table-row>
        <table:table-row table:style-name="ro1">
          <table:table-cell office:value-type="string" calcext:value-type="string">
            <text:p>width: 80%;</text:p>
          </table:table-cell>
          <table:table-cell office:value-type="string" calcext:value-type="string">
            <text:p>Túi khá đẹp mắt, nhìn rất vintage. Nhưng túi hơi bé so với máy canon 50D của mình</text:p>
          </table:table-cell>
        </table:table-row>
        <table:table-row table:style-name="ro1">
          <table:table-cell office:value-type="string" calcext:value-type="string">
            <text:p>width: 80%;</text:p>
          </table:table-cell>
          <table:table-cell office:value-type="string" calcext:value-type="string">
            <text:p>túi đẹp</text:p>
          </table:table-cell>
        </table:table-row>
        <table:table-row table:style-name="ro1">
          <table:table-cell office:value-type="string" calcext:value-type="string">
            <text:p>width: 80%;</text:p>
          </table:table-cell>
          <table:table-cell office:value-type="string" calcext:value-type="string">
            <text:p>Tựa cổ hơi thấp, còn lại thì ok</text:p>
          </table:table-cell>
        </table:table-row>
        <table:table-row table:style-name="ro2">
          <table:table-cell office:value-type="string" calcext:value-type="string">
            <text:p>width: 80%;</text:p>
          </table:table-cell>
          <table:table-cell office:value-type="string" calcext:value-type="string">
            <text:p>tư vấn trả góp hộ em shop ơi , có cần hộ khẩu </text:p>
            <text:p>hay cmnd gì k ạ</text:p>
          </table:table-cell>
        </table:table-row>
        <table:table-row table:style-name="ro1">
          <table:table-cell office:value-type="string" calcext:value-type="string">
            <text:p>width: 80%;</text:p>
          </table:table-cell>
          <table:table-cell office:value-type="string" calcext:value-type="string">
            <text:p>Tủ mới cứng. Vỏ hộp hơi cấn móp chút do vận chuyển nhưng không ảnh hưởng đến tủ bên trong. Hình thức và công năng thì y hệt tủ Nikatei đang dùng ở nhà. Chất lượng đợi thời gian trả lời.</text:p>
          </table:table-cell>
        </table:table-row>
        <table:table-row table:style-name="ro1">
          <table:table-cell office:value-type="string" calcext:value-type="string">
            <text:p>width: 80%;</text:p>
          </table:table-cell>
          <table:table-cell office:value-type="string" calcext:value-type="string">
            <text:p>Từ lúc mua tới giờ chưa hư. Ổ cứng gắn vào dùng được ngay, chép dữ liệu cảm thấy cũng nhanh như lúc gắn trực tiếp trong máy.</text:p>
          </table:table-cell>
        </table:table-row>
        <table:table-row table:style-name="ro1">
          <table:table-cell office:value-type="string" calcext:value-type="string">
            <text:p>width: 80%;</text:p>
          </table:table-cell>
          <table:table-cell office:value-type="string" calcext:value-type="string">
            <text:p>Từ lúc đặt mua quyển sách này, lúc nào cũng mong nhận được nhanh nhanh, lúc sáng vừa nhận được nhưng có hơi thất vọng. Mình có xem qua, có nhiều chỗ có hình ảnh nữa, từ vựng phong phú, nhưng hơi thất vọng vì chất lượng giấy, nó mỏng tang à. Giấy mỏng hơn giấy tập bình thường đến mấy lần. Nhưng giữ kĩ chắc cũng không nhằm gì. Từ điển có code truy cập trên trang www.oxfordlearnersdictionaries.com nữa, Dùng được cũng lâu vì nó vẫn còn dùng được cho đến hết năm 2021. Từ vựng phong phú, có hình ảnh nữa, mình nghĩ chắc cũng giúp được nhiều lắm về cái phần thi writting của mình. </text:p>
          </table:table-cell>
        </table:table-row>
        <table:table-row table:style-name="ro1">
          <table:table-cell office:value-type="string" calcext:value-type="string">
            <text:p>width: 80%;</text:p>
          </table:table-cell>
          <table:table-cell office:value-type="string" calcext:value-type="string">
            <text:p>Từ lâu mình đã biết đến từ điển của Oxford nhưng mãi vẫn chưa mua. Một phần vì mình đã có cuốn Oxford Wordpower Dictionary dành cho Intermediate, trước đây chưa có nhu cầu xài quyển Advanced. Phần nữa vì ngại giá khá đắt. Nhưng bây giờ cacngf ngày càng có nhu cầu tra nhiều academic word hơn, Oxford ra bản 9th, tiki lại giảm giá nữa chứ. Thế nên cuối cùng mình cũng rước em nó về nhà. Em nó khá gọn nhẹ so với tưởng tượng của mình, có kèm theo CD. Oxford Dictionary trước giờ vốn nổi tiếng với cách giải nghĩa dễ hiểu, lại có thêm nhiều chú thích về cách dùng từ, giúp mình học từ rất thích. Phần mềm từ điển trong đĩa CD để cài lên máy tính cũng rất ổn, giao diện đẹp, có luôn chương trình hỗ trợ nói và viết nữa. (So với bản 8th chỉ có iWriter, lần này có thêm cả iSpeaker). Tuy nhiên, theo mình chất lượng in của sách thật sự không xứng với nội dung của nó. Không chỉ bìa mềm và dễ gấp nếp, sách của mình còn có nhiều trang bị dính với nhau ở phần mép dưới, làm mình cảm thấy rất khó chịu khi tra từ. Kiểu đang tra từ phải đi tìm cây kéo để tách hai trang sách ra, tụt cảm hứng học vô cùng luôn. Nói chung, từ điển này vẫn đáng mua, đặc biệt khi đã được tiki giảm giá nhưng nếu được đầu tư hơn nữa về mặt in ấn thì mình nghĩ quyển sách sec thành công hơn!</text:p>
          </table:table-cell>
        </table:table-row>
        <table:table-row table:style-name="ro2">
          <table:table-cell office:value-type="string" calcext:value-type="string">
            <text:p>width: 80%;</text:p>
          </table:table-cell>
          <table:table-cell office:value-type="string" calcext:value-type="string">
            <text:p>từ khi mua thì thấy cái này ok nhất mặc dù k dc vừa khít lúc nhận kính bị rạn ít chỗ viền đen nhưng nhưng rất chu đáo về băng keo giấy lau ướt khô.</text:p>
            <text:p>giao hàng nhanh. mn nên mua</text:p>
          </table:table-cell>
        </table:table-row>
        <table:table-row table:style-name="ro1">
          <table:table-cell office:value-type="string" calcext:value-type="string">
            <text:p>width: 80%;</text:p>
          </table:table-cell>
          <table:table-cell office:value-type="string" calcext:value-type="string">
            <text:p>Tủ đóng gói rất cẩn thận</text:p>
          </table:table-cell>
        </table:table-row>
        <table:table-row table:style-name="ro1">
          <table:table-cell office:value-type="string" calcext:value-type="string">
            <text:p>width: 80%;</text:p>
          </table:table-cell>
          <table:table-cell office:value-type="string" calcext:value-type="string">
            <text:p>Từ điển thì quá tốt r ko cần bàn đến, tuy nhiên là bìa mềm mà tiki đóng gói ko đc kỹ lắm, bị gãy ở góc , lúc mở thùng chỉ thấy cho vào thùng carton thôi chứ ko gói gì cả nên chuyện bị dập móp lúc vận chuyển là đương nhiên. Mong tiki xem lại cách đóng sản phẩm.</text:p>
          </table:table-cell>
        </table:table-row>
        <table:table-row table:style-name="ro2">
          <table:table-cell office:value-type="string" calcext:value-type="string">
            <text:p>width: 80%;</text:p>
          </table:table-cell>
          <table:table-cell office:value-type="string" calcext:value-type="string">
            <text:p>Từ điển rất là hay, rất là đẹp. Có nhiều từ mới được cập nhật, slang, phrasal verb. Màu đẹp, có cả cách phân biệt các từ cùng nghĩa để từ đó ta hiểu thêm và sử dụng chúng đúng ngữ cảnh. Oxford luôn là sự lựa chọn tuyệt vời cho nhuengx người học tiếng anh vơi điều kiện bạn phải nắm vững cơ bản, có nền tảng tốt môn tiếng anh. Điểm trừ là khi nhận hàng gáy sách hơi nhăn, không phẳng, không vuông vắn, có vài vết xước trên sách. Hi vọng tiki biết điều đó để chỉnh sửa và hoàn thiện hơn</text:p>
            <text:p/>
          </table:table-cell>
        </table:table-row>
        <table:table-row table:style-name="ro2">
          <table:table-cell office:value-type="string" calcext:value-type="string">
            <text:p>width: 80%;</text:p>
          </table:table-cell>
          <table:table-cell office:value-type="string" calcext:value-type="string">
            <text:p>Từ điển rất hữu dụng cho người học tiếng anh. 1 từ mình tra mình có thể biết thêm nhiều từ mới và cũng chính vậy mà nhớ rất rõ những từ đó. Sách tương đối to và chắc chắn khó xách đi, giấy cũng tương đối mỏng nhưng rất láng mịn và có in màu nữa. Ngoài ra, sách có đĩa cài từ điển trong máy tính và có mã code để học những ứng dung trên trang web riêng</text:p>
            <text:p>Còn về giá tiền đối với sinh viên như mình quả thật rất mắc nhưng mình nghĩ với giá trị của nó mang lại bây giờ và sau này rất lớn.</text:p>
          </table:table-cell>
        </table:table-row>
        <table:table-row table:style-name="ro1">
          <table:table-cell office:value-type="string" calcext:value-type="string">
            <text:p>width: 80%;</text:p>
          </table:table-cell>
          <table:table-cell office:value-type="string" calcext:value-type="string">
            <text:p>Từ điển Oxford thì nổi lâu rồi khỏi bàn cãi ha. Nghe nói Oxford ra bản mới thì mình đặt mua tiki liền. Điểm trừ là lúc nhận hàng từ tiki, mình mở ra hơi thất vọng vì cuốn sách để không như vậy chả bao nilon bên ngoài gì cả với lại đáy sách hơi quăn tí. Bù lại là sách rất đẹp mặc dù giấy hơi mỏng, tra cứu anh văn cũng tiện nữa. Mình rất thích phần cuối cuốn sách có chỉ đầy đủ cách làm CV, cách viết thư mời, thư xin việc,... rất tiện lợi nữa</text:p>
          </table:table-cell>
        </table:table-row>
        <table:table-row table:style-name="ro1">
          <table:table-cell office:value-type="string" calcext:value-type="string">
            <text:p>width: 80%;</text:p>
          </table:table-cell>
          <table:table-cell office:value-type="string" calcext:value-type="string">
            <text:p>Từ điển "Oxford Advanced Learner's Dictionary là quyển từ điển cực kì hữu dụng cho những bạn đang học để thi IELTS hay TOEFL, TOEIC... vì nó giúp bạn hiểu rõ hơn cách hiểu từ vựng đó theo lối của người Anh bản xứ. Mình rước em này về là cảm thấy một bước lên tiên liền, nhìn đâu cũng thấy tiếng Anh thấy mà mê... Ngoài ra, từ điển này còn có đoạn hình ảnh minh họa theo chủ đề với lại thêm phần giải thích của các từ nữa nên cực kì tốt. Tuy nhiên, ngoại trừ mấy trang thêm đó có giấy cứng in màu đẹp ra thì phần giải nghĩa giấy mềm, mỏng lắm nên mấy bạn nhớ bưng từ điển hay lật trang cẩn thận nha. Chúc mấy bạn học anh văn tốt! ~</text:p>
          </table:table-cell>
        </table:table-row>
        <table:table-row table:style-name="ro1">
          <table:table-cell office:value-type="string" calcext:value-type="string">
            <text:p>width: 80%;</text:p>
          </table:table-cell>
          <table:table-cell office:value-type="string" calcext:value-type="string">
            <text:p>tủ cắm mãi ko xuống ẩm 40-60% vậy bật chế độ cao nhất để liền cả 5-6 ngày</text:p>
          </table:table-cell>
        </table:table-row>
        <table:table-row table:style-name="ro1">
          <table:table-cell office:value-type="string" calcext:value-type="string">
            <text:p>width: 80%;</text:p>
          </table:table-cell>
          <table:table-cell office:value-type="string" calcext:value-type="string">
            <text:p>trước tiên dùng ổn định sau này không biết có bền lâu k? Bắt wifi tốt hình ảnh rõ nét âm thanh ổn giá shop</text:p>
          </table:table-cell>
        </table:table-row>
        <table:table-row table:style-name="ro1">
          <table:table-cell office:value-type="string" calcext:value-type="string">
            <text:p>width: 80%;</text:p>
          </table:table-cell>
          <table:table-cell office:value-type="string" calcext:value-type="string">
            <text:p>Trước mắt thấy ok đấy, quan trọng đồ bền tới đâu nữa.</text:p>
          </table:table-cell>
        </table:table-row>
        <table:table-row table:style-name="ro1">
          <table:table-cell office:value-type="string" calcext:value-type="string">
            <text:p>width: 80%;</text:p>
          </table:table-cell>
          <table:table-cell office:value-type="string" calcext:value-type="string">
            <text:p>Trước mắt khá hài lòng về âm thanh , còn lâu dài sẽ ko biết thế nào tạm thời cho 4 sao</text:p>
          </table:table-cell>
        </table:table-row>
        <table:table-row table:style-name="ro1">
          <table:table-cell office:value-type="string" calcext:value-type="string">
            <text:p>width: 80%;</text:p>
          </table:table-cell>
          <table:table-cell office:value-type="string" calcext:value-type="string">
            <text:p>Trước giờ mua thẻ chưa bao giờ có hộp đóng chuyên nghiệp thế này. Nhìn rất tin tưởng cho sản phẩm mình sử dụng. Đúng như lời giới thiệu "hàng nhập khẩu" có khác. Hy vọng chất lượng như mong muốn.</text:p>
          </table:table-cell>
        </table:table-row>
        <table:table-row table:style-name="ro1">
          <table:table-cell office:value-type="string" calcext:value-type="string">
            <text:p>width: 80%;</text:p>
          </table:table-cell>
          <table:table-cell office:value-type="string" calcext:value-type="string">
            <text:p>Trước đã dùng 50 1.8 II chụp chân dung rất tốt nhưng lấy nét chậm và tiếng moto kêu khá khó chịu. Nay mua và dùng lens mới này thấy rất tuyệt vì lấy nét nhanh, rất êm, lại nhỏ gọn hơn trước còn chất lượng ảnh có phần nhỉnh hơn. Rất thích hợp cho chụp chân dung và ánh sáng yếu, chụp đêm. Tiki giao hàng khá nhanh, đóng gói cẩn thận, mở mãi mới lấy được ống ra. Thái độ bên giao hàng rất tốt, đem lại sự hài lòng cho khách hàng. Yên tâm khi có bảo hành chính hãng 24 tháng mà giá lại mềm. Tuyệt!</text:p>
          </table:table-cell>
        </table:table-row>
        <table:table-row table:style-name="ro1">
          <table:table-cell office:value-type="string" calcext:value-type="string">
            <text:p>width: 80%;</text:p>
          </table:table-cell>
          <table:table-cell office:value-type="string" calcext:value-type="string">
            <text:p>Trừ một sao vì mắc quá. Chứ không có gì. Chụp mà lỡ set máy sai chế độ một cái là dĩa cơm sườn ra đi không bao giờ trở lại 🙂.</text:p>
          </table:table-cell>
        </table:table-row>
        <table:table-row table:style-name="ro1">
          <table:table-cell office:value-type="string" calcext:value-type="string">
            <text:p>width: 80%;</text:p>
          </table:table-cell>
          <table:table-cell office:value-type="string" calcext:value-type="string">
            <text:p>trong tầm giá thì rất ổn.... shop gói hàng rất kỉ... giao hành nhanh</text:p>
          </table:table-cell>
        </table:table-row>
        <table:table-row table:style-name="ro1">
          <table:table-cell office:value-type="string" calcext:value-type="string">
            <text:p>width: 80%;</text:p>
          </table:table-cell>
          <table:table-cell office:value-type="string" calcext:value-type="string">
            <text:p>Trong tầm giá .Dưới màn hình có một chữ mực đỏ ko xoá được , lỗi nhỏ nên tạm chấp nhận được</text:p>
          </table:table-cell>
        </table:table-row>
        <table:table-row table:style-name="ro1">
          <table:table-cell office:value-type="string" calcext:value-type="string">
            <text:p>width: 80%;</text:p>
          </table:table-cell>
          <table:table-cell office:value-type="string" calcext:value-type="string">
            <text:p>trong giới thiệu sản phẩm loa có trọng lượng 6kg nhưng khi nhận đc loa chỉ có 4,5kg. chưa test loa nên chưa đánh giá đc nhiều.</text:p>
          </table:table-cell>
        </table:table-row>
        <table:table-row table:style-name="ro1">
          <table:table-cell office:value-type="string" calcext:value-type="string">
            <text:p>width: 80%;</text:p>
          </table:table-cell>
          <table:table-cell office:value-type="string" calcext:value-type="string">
            <text:p>Tripod này rất chắc chắn, có bao đựng mang đi rất tiện dụng, mình mua trúng km nên rất hài lòng</text:p>
          </table:table-cell>
        </table:table-row>
        <table:table-row table:style-name="ro1">
          <table:table-cell office:value-type="string" calcext:value-type="string">
            <text:p>width: 80%;</text:p>
          </table:table-cell>
          <table:table-cell office:value-type="string" calcext:value-type="string">
            <text:p>Tripod có chân hơi yếu, kẹp điện thoại hơi nhỏ và mảnh, dễ vỡ nếu không cẩn thận. Giá 76k cả ship nên chất lượng chỉ vậy. Nói chung dùng cẩn thẩn cũng tạm ổn</text:p>
          </table:table-cell>
        </table:table-row>
        <table:table-row table:style-name="ro1">
          <table:table-cell office:value-type="string" calcext:value-type="string">
            <text:p>width: 80%;</text:p>
          </table:table-cell>
          <table:table-cell office:value-type="string" calcext:value-type="string">
            <text:p>Tripod cao hơn mình lun. Hộp nguyên seal, có thẻ bảo hành và túi đựng, lúc đầu chưa quen hơi khó dùng xíu. Nhưng tóm lại là quá ok trong tầm giá!</text:p>
          </table:table-cell>
        </table:table-row>
        <table:table-row table:style-name="ro1">
          <table:table-cell office:value-type="string" calcext:value-type="string">
            <text:p>width: 80%;</text:p>
          </table:table-cell>
          <table:table-cell office:value-type="string" calcext:value-type="string">
            <text:p>Trc mắt mình dùng thấy ổn định nhưng k thấy thông tin bảo hành dán đâu hệt a.</text:p>
          </table:table-cell>
        </table:table-row>
        <table:table-row table:style-name="ro1">
          <table:table-cell office:value-type="string" calcext:value-type="string">
            <text:p>width: 80%;</text:p>
          </table:table-cell>
          <table:table-cell office:value-type="string" calcext:value-type="string">
            <text:p>Trc mắt dùng tốt nhưng xem thời giam thế nào đã</text:p>
          </table:table-cell>
        </table:table-row>
        <table:table-row table:style-name="ro1">
          <table:table-cell office:value-type="string" calcext:value-type="string">
            <text:p>width: 80%;</text:p>
          </table:table-cell>
          <table:table-cell office:value-type="string" calcext:value-type="string">
            <text:p>Tra cứu thông tin máy ảnh trên https://baohanhdientu.sony.com.vn/tracuu, thì nhận được 1 dòng là: Tình trạng bảo hành:Chưa kích hoạt<text:line-break/><text:line-break/>Vậy kích hoạt tình trạng bảo hành là sao vậy Tiki ?<text:line-break/><text:line-break/>Mã đơn hàng của tôi là: 6007890335186</text:p>
          </table:table-cell>
        </table:table-row>
        <table:table-row table:style-name="ro1">
          <table:table-cell office:value-type="string" calcext:value-type="string">
            <text:p>width: 80%;</text:p>
          </table:table-cell>
          <table:table-cell office:value-type="string" calcext:value-type="string">
            <text:p>tốtcho việc hộ trợ chơi game</text:p>
          </table:table-cell>
        </table:table-row>
        <table:table-row table:style-name="ro1">
          <table:table-cell office:value-type="string" calcext:value-type="string">
            <text:p>width: 80%;</text:p>
          </table:table-cell>
          <table:table-cell office:value-type="string" calcext:value-type="string">
            <text:p>tốt.. <text:s/>nhung đầu sạc iPhone bị ri set</text:p>
          </table:table-cell>
        </table:table-row>
        <table:table-row table:style-name="ro1">
          <table:table-cell office:value-type="string" calcext:value-type="string">
            <text:p>width: 80%;</text:p>
          </table:table-cell>
          <table:table-cell office:value-type="string" calcext:value-type="string">
            <text:p>Tốt. Sách này thì chắc mọi người cũng đã biết nên không còn bàn cãi gì về chất lượng.</text:p>
          </table:table-cell>
        </table:table-row>
        <table:table-row table:style-name="ro1">
          <table:table-cell office:value-type="string" calcext:value-type="string">
            <text:p>width: 80%;</text:p>
          </table:table-cell>
          <table:table-cell office:value-type="string" calcext:value-type="string">
            <text:p>Tốt. ngang dài hiwn cái latop 14 inch của mình. cắm vào là viết được. có 8 phim tắt cài đặt theo mục đích cũng tốt (chỉ là ko cài với mấy nút F được hihi). bàn viết lì hơn em g640 star nên thấy thích hơn.</text:p>
          </table:table-cell>
        </table:table-row>
        <table:table-row table:style-name="ro1">
          <table:table-cell office:value-type="string" calcext:value-type="string">
            <text:p>width: 80%;</text:p>
          </table:table-cell>
          <table:table-cell office:value-type="string" calcext:value-type="string">
            <text:p>Tốt. Hàng mới còn nguyên seal</text:p>
          </table:table-cell>
        </table:table-row>
        <table:table-row table:style-name="ro1">
          <table:table-cell office:value-type="string" calcext:value-type="string">
            <text:p>width: 80%;</text:p>
          </table:table-cell>
          <table:table-cell office:value-type="string" calcext:value-type="string">
            <text:p>Tốt. Đôi lúc camera mất kết nối wifi. cùng tầm giá xiaomi có vẻ tốt hơn.</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 sẽ sửa đổi bổ sung đánh giá thêm trong quá trình sử dụng.</text:p>
          </table:table-cell>
        </table:table-row>
        <table:table-row table:style-name="ro1">
          <table:table-cell office:value-type="string" calcext:value-type="string">
            <text:p>width: 80%;</text:p>
          </table:table-cell>
          <table:table-cell office:value-type="string" calcext:value-type="string">
            <text:p>Tốt, nhưng khi giàu hàng lại không có remote,........</text:p>
          </table:table-cell>
        </table:table-row>
        <table:table-row table:style-name="ro1">
          <table:table-cell office:value-type="string" calcext:value-type="string">
            <text:p>width: 80%;</text:p>
          </table:table-cell>
          <table:table-cell office:value-type="string" calcext:value-type="string">
            <text:p>Tốt, nhân viên giao hàng tận nơi nhanh, vui vẻ.Sẽ ủng hộ lâu dài</text:p>
          </table:table-cell>
        </table:table-row>
        <table:table-row table:style-name="ro1">
          <table:table-cell office:value-type="string" calcext:value-type="string">
            <text:p>width: 80%;</text:p>
          </table:table-cell>
          <table:table-cell office:value-type="string" calcext:value-type="string">
            <text:p>Tốt, mua được, đúng mô tả</text:p>
          </table:table-cell>
        </table:table-row>
        <table:table-row table:style-name="ro1">
          <table:table-cell office:value-type="string" calcext:value-type="string">
            <text:p>width: 80%;</text:p>
          </table:table-cell>
          <table:table-cell office:value-type="string" calcext:value-type="string">
            <text:p>Tốt, mẫu mã đẹp, giao hàng nhanh, hàng còn nguyên vẹn</text:p>
          </table:table-cell>
        </table:table-row>
        <table:table-row table:style-name="ro1">
          <table:table-cell office:value-type="string" calcext:value-type="string">
            <text:p>width: 80%;</text:p>
          </table:table-cell>
          <table:table-cell office:value-type="string" calcext:value-type="string">
            <text:p>Tốt, cửa hàng rất chu đáo. Có thư riêng phục vụ khách hàng</text:p>
          </table:table-cell>
        </table:table-row>
        <table:table-row table:style-name="ro1">
          <table:table-cell office:value-type="string" calcext:value-type="string">
            <text:p>width: 80%;</text:p>
          </table:table-cell>
          <table:table-cell office:value-type="string" calcext:value-type="string">
            <text:p>Tốt, cửa hàng rất chu đáo. Có thư riêng phục vụ khách hàng</text:p>
          </table:table-cell>
        </table:table-row>
        <table:table-row table:style-name="ro1">
          <table:table-cell office:value-type="string" calcext:value-type="string">
            <text:p>width: 80%;</text:p>
          </table:table-cell>
          <table:table-cell office:value-type="string" calcext:value-type="string">
            <text:p>Tốt với tầm tiền</text:p>
          </table:table-cell>
        </table:table-row>
        <table:table-row table:style-name="ro1">
          <table:table-cell office:value-type="string" calcext:value-type="string">
            <text:p>width: 80%;</text:p>
          </table:table-cell>
          <table:table-cell office:value-type="string" calcext:value-type="string">
            <text:p>Tốt và an tâm với Linksys . Sóng mạnh, ổn định.Biến modem Vnpt nhà mạng thành Brideg.</text:p>
          </table:table-cell>
        </table:table-row>
        <table:table-row table:style-name="ro1">
          <table:table-cell office:value-type="string" calcext:value-type="string">
            <text:p>width: 80%;</text:p>
          </table:table-cell>
          <table:table-cell office:value-type="string" calcext:value-type="string">
            <text:p>tốt từ trong ra ngoài...Đúng như quảng cáo..</text:p>
          </table:table-cell>
        </table:table-row>
        <table:table-row table:style-name="ro1">
          <table:table-cell office:value-type="string" calcext:value-type="string">
            <text:p>width: 80%;</text:p>
          </table:table-cell>
          <table:table-cell office:value-type="string" calcext:value-type="string">
            <text:p>Tốt trong tầm giá. Thích hợp chơi mấy môn như bơi đạp chạy. Hình như chỉ play được mp3 còn các chuẩn lossless thì điếc.</text:p>
          </table:table-cell>
        </table:table-row>
        <table:table-row table:style-name="ro1">
          <table:table-cell office:value-type="string" calcext:value-type="string">
            <text:p>width: 80%;</text:p>
          </table:table-cell>
          <table:table-cell office:value-type="string" calcext:value-type="string">
            <text:p>tốt trong tầm gía, nên mua.</text:p>
          </table:table-cell>
        </table:table-row>
        <table:table-row table:style-name="ro1">
          <table:table-cell office:value-type="string" calcext:value-type="string">
            <text:p>width: 80%;</text:p>
          </table:table-cell>
          <table:table-cell office:value-type="string" calcext:value-type="string">
            <text:p>tốt trong tầm giá, bass treble đầy đủ, mua đi mn n n n n n n n n n n n</text:p>
          </table:table-cell>
        </table:table-row>
        <table:table-row table:style-name="ro1">
          <table:table-cell office:value-type="string" calcext:value-type="string">
            <text:p>width: 80%;</text:p>
          </table:table-cell>
          <table:table-cell office:value-type="string" calcext:value-type="string">
            <text:p>tốt trong tầm giá</text:p>
          </table:table-cell>
        </table:table-row>
        <table:table-row table:style-name="ro1">
          <table:table-cell office:value-type="string" calcext:value-type="string">
            <text:p>width: 80%;</text:p>
          </table:table-cell>
          <table:table-cell office:value-type="string" calcext:value-type="string">
            <text:p>Tốt tốt tốt tốt tốt tốt tốt tốt tốt tốt chỉ dùng trong phòng nhỏ</text:p>
          </table:table-cell>
        </table:table-row>
        <table:table-row table:style-name="ro1">
          <table:table-cell office:value-type="string" calcext:value-type="string">
            <text:p>width: 80%;</text:p>
          </table:table-cell>
          <table:table-cell office:value-type="string" calcext:value-type="string">
            <text:p>Tốt sử dụng ổn ơi tầm giá</text:p>
          </table:table-cell>
        </table:table-row>
        <table:table-row table:style-name="ro1">
          <table:table-cell office:value-type="string" calcext:value-type="string">
            <text:p>width: 80%;</text:p>
          </table:table-cell>
          <table:table-cell office:value-type="string" calcext:value-type="string">
            <text:p>Tốt so với tầm giá</text:p>
          </table:table-cell>
        </table:table-row>
        <table:table-row table:style-name="ro1">
          <table:table-cell office:value-type="string" calcext:value-type="string">
            <text:p>width: 80%;</text:p>
          </table:table-cell>
          <table:table-cell office:value-type="string" calcext:value-type="string">
            <text:p>tốt rất tôt so voi tam gia đi choi da lăm ,deo vao sang</text:p>
          </table:table-cell>
        </table:table-row>
        <table:table-row table:style-name="ro1">
          <table:table-cell office:value-type="string" calcext:value-type="string">
            <text:p>width: 80%;</text:p>
          </table:table-cell>
          <table:table-cell office:value-type="string" calcext:value-type="string">
            <text:p>Tot ko co loi gi</text:p>
          </table:table-cell>
        </table:table-row>
        <table:table-row table:style-name="ro1">
          <table:table-cell office:value-type="string" calcext:value-type="string">
            <text:p>width: 80%;</text:p>
          </table:table-cell>
          <table:table-cell office:value-type="string" calcext:value-type="string">
            <text:p>tốt hình ảnh sắc nét, không hài lòng gắn thẻ nhớ 64gb mà lưu được có 1ngày</text:p>
          </table:table-cell>
        </table:table-row>
        <table:table-row table:style-name="ro1">
          <table:table-cell office:value-type="string" calcext:value-type="string">
            <text:p>width: 80%;</text:p>
          </table:table-cell>
          <table:table-cell office:value-type="string" calcext:value-type="string">
            <text:p>Tốt hài lòng về loa chất lươngj ok</text:p>
          </table:table-cell>
        </table:table-row>
        <table:table-row table:style-name="ro1">
          <table:table-cell office:value-type="string" calcext:value-type="string">
            <text:p>width: 80%;</text:p>
          </table:table-cell>
          <table:table-cell office:value-type="string" calcext:value-type="string">
            <text:p>Tốt dùng OK sẽ mua thêm -hài lòng</text:p>
          </table:table-cell>
        </table:table-row>
        <table:table-row table:style-name="ro1">
          <table:table-cell office:value-type="string" calcext:value-type="string">
            <text:p>width: 80%;</text:p>
          </table:table-cell>
          <table:table-cell office:value-type="string" calcext:value-type="string">
            <text:p>Tot !!!! Dung dat thich !!!!</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ốt</text:p>
          </table:table-cell>
        </table:table-row>
        <table:table-row table:style-name="ro1">
          <table:table-cell office:value-type="string" calcext:value-type="string">
            <text:p>width: 80%;</text:p>
          </table:table-cell>
          <table:table-cell office:value-type="string" calcext:value-type="string">
            <text:p>Tôt</text:p>
          </table:table-cell>
        </table:table-row>
        <table:table-row table:style-name="ro1">
          <table:table-cell office:value-type="string" calcext:value-type="string">
            <text:p>width: 80%;</text:p>
          </table:table-cell>
          <table:table-cell office:value-type="string" calcext:value-type="string">
            <text:p>Tôi vui vì Tiki rất tốt</text:p>
          </table:table-cell>
        </table:table-row>
        <table:table-row table:style-name="ro1">
          <table:table-cell office:value-type="string" calcext:value-type="string">
            <text:p>width: 80%;</text:p>
          </table:table-cell>
          <table:table-cell office:value-type="string" calcext:value-type="string">
            <text:p>Tôi vừa nhận sản phẩm,ko thấy tem hay ngày tháng/số seri gì để có thể đối chiếu đó là thẻ được bảo hành nếu có trục trặc</text:p>
          </table:table-cell>
        </table:table-row>
        <table:table-row table:style-name="ro1">
          <table:table-cell office:value-type="string" calcext:value-type="string">
            <text:p>width: 80%;</text:p>
          </table:table-cell>
          <table:table-cell office:value-type="string" calcext:value-type="string">
            <text:p>tôi vẫn chưa nhận được hóa đơn từ đơn vị bán hàng,công ty TNHH Xây Dựng Việt Chiến Khánh, địa chỉ thôn Ban Mai 1,xã Ba,huyện Đông Giang,tỉnh Quảng Nam,mst 4001087307</text:p>
          </table:table-cell>
        </table:table-row>
        <table:table-row table:style-name="ro1">
          <table:table-cell office:value-type="string" calcext:value-type="string">
            <text:p>width: 80%;</text:p>
          </table:table-cell>
          <table:table-cell office:value-type="string" calcext:value-type="string">
            <text:p>Tôi thích vì nó nhỏ gọn và dễ dàng sử dụng</text:p>
          </table:table-cell>
        </table:table-row>
        <table:table-row table:style-name="ro1">
          <table:table-cell office:value-type="string" calcext:value-type="string">
            <text:p>width: 80%;</text:p>
          </table:table-cell>
          <table:table-cell office:value-type="string" calcext:value-type="string">
            <text:p>Tôi thấy sản phẩm đẹp,chờ xác nhận.</text:p>
          </table:table-cell>
        </table:table-row>
        <table:table-row table:style-name="ro2">
          <table:table-cell office:value-type="string" calcext:value-type="string">
            <text:p>width: 80%;</text:p>
          </table:table-cell>
          <table:table-cell office:value-type="string" calcext:value-type="string">
            <text:p>Tôi thấy ổ cứng này ổn, dùng tốt, mẫu mã đẹp và giá trên Tiki khá rẻ</text:p>
            <text:p>Nó khác hoàn toàn với dòng ổ cứng SATA 3.0 500 G mà tôi nhờ bạn tôi mua hộ cũng trên Tiki (do tôi không có thẻ trả tiền trước). Dòng ổ cứng ấy sau khi mua về, tôi vừa copy các file riêng tư của gia đình vào, được khoảng một nửa dung lượng của ổ thì ổ báo lỗi vật lý. Hiện nay thì ổ ấy coi như tèo hẳn. ĐỊnh gửi lại cho Tiki bảo hành như do chứa file riêng tư của gia đình nên coi như bỏ. Hy vọng Tiki không nên phân phối loại ổ đấy nữa.</text:p>
          </table:table-cell>
        </table:table-row>
        <table:table-row table:style-name="ro1">
          <table:table-cell office:value-type="string" calcext:value-type="string">
            <text:p>width: 80%;</text:p>
          </table:table-cell>
          <table:table-cell office:value-type="string" calcext:value-type="string">
            <text:p>Tôi thấy giao hàng tận tình, đặt biệt hàng được bộc kĩ càng</text:p>
          </table:table-cell>
        </table:table-row>
        <table:table-row table:style-name="ro1">
          <table:table-cell office:value-type="string" calcext:value-type="string">
            <text:p>width: 80%;</text:p>
          </table:table-cell>
          <table:table-cell office:value-type="string" calcext:value-type="string">
            <text:p>Tôi thấy dùng cũng ok, hiện giờ hết pin thì phải mà ko biết mua pin ở đâu?</text:p>
          </table:table-cell>
        </table:table-row>
        <table:table-row table:style-name="ro1">
          <table:table-cell office:value-type="string" calcext:value-type="string">
            <text:p>width: 80%;</text:p>
          </table:table-cell>
          <table:table-cell office:value-type="string" calcext:value-type="string">
            <text:p>tôi rất ưng ý với sảng phẩm cảm ơn tiki nhiều</text:p>
          </table:table-cell>
        </table:table-row>
        <table:table-row table:style-name="ro1">
          <table:table-cell office:value-type="string" calcext:value-type="string">
            <text:p>width: 80%;</text:p>
          </table:table-cell>
          <table:table-cell office:value-type="string" calcext:value-type="string">
            <text:p>tôi rất hài lòng. dây rất bền, chắc chắn , sạc nhanh</text:p>
          </table:table-cell>
        </table:table-row>
        <table:table-row table:style-name="ro1">
          <table:table-cell office:value-type="string" calcext:value-type="string">
            <text:p>width: 80%;</text:p>
          </table:table-cell>
          <table:table-cell office:value-type="string" calcext:value-type="string">
            <text:p>Tôi rất hai lòng thanks sotp</text:p>
          </table:table-cell>
        </table:table-row>
        <table:table-row table:style-name="ro3">
          <table:table-cell office:value-type="string" calcext:value-type="string">
            <text:p>width: 80%;</text:p>
          </table:table-cell>
          <table:table-cell office:value-type="string" calcext:value-type="string">
            <text:p>TÔI NHẬN HÀNG NGÀY 9/5 . HIỆN XÀI MÁY TỐT . </text:p>
            <text:p/>
            <text:p>ĐẾN HÔM NÀY LÀ 27/5 ---&gt; 18 NGÀY . TIKI THÔNG BÁO SAU 14 NGÀY NHẬN HÓA ĐƠN. ĐẾN NAY TÔI VẪN CHƯA ĐƯỢC NHẬN HÓA ĐƠN. TIKI LƯU Ý GỬI HÓA ĐƠN TRONG TUẦN GIÙM. THANKS</text:p>
          </table:table-cell>
        </table:table-row>
        <table:table-row table:style-name="ro1">
          <table:table-cell office:value-type="string" calcext:value-type="string">
            <text:p>width: 80%;</text:p>
          </table:table-cell>
          <table:table-cell office:value-type="string" calcext:value-type="string">
            <text:p>Tôi nhận đc hàng như hình rồi . Đóng gói cẩn thận . Xíp hàng nhanh . Sản phẩm trước mắt là dùng đc .sau ko biết thế nào . Nhưng chỉ tiếc là loa đài ko có ăng ten nên bắt FM khó và sôi ào ào</text:p>
          </table:table-cell>
        </table:table-row>
        <table:table-row table:style-name="ro1">
          <table:table-cell office:value-type="string" calcext:value-type="string">
            <text:p>width: 80%;</text:p>
          </table:table-cell>
          <table:table-cell office:value-type="string" calcext:value-type="string">
            <text:p>toi muon mua con này, co tang the nho ko? co video huong dan ket noi ko ?.</text:p>
          </table:table-cell>
        </table:table-row>
        <table:table-row table:style-name="ro1">
          <table:table-cell office:value-type="string" calcext:value-type="string">
            <text:p>width: 80%;</text:p>
          </table:table-cell>
          <table:table-cell office:value-type="string" calcext:value-type="string">
            <text:p>Tôi muốn hỏi thông tin về sản phẩm trả góp thì cần thêm những giấy tờ hay làm ntn để thưic hiện giao dịch</text:p>
          </table:table-cell>
        </table:table-row>
        <table:table-row table:style-name="ro3">
          <table:table-cell office:value-type="string" calcext:value-type="string">
            <text:p>width: 80%;</text:p>
          </table:table-cell>
          <table:table-cell office:value-type="string" calcext:value-type="string">
            <text:p>Tôi mua và sử dụng cũng được hơn 1 năm rồi. So với giá cả thì em này khá tốt rất thích hợp mang theo đi du lịch vì nhỏ, nhẹ và khả năng zoom xa x35 mà ảnh cực rõ không bị vỡ nét đâu nhá.</text:p>
            <text:p>Nhưng bạn nào muốn chụp ảnh chuyên nghiệp thì không nên chọn em này vì gần như các chức năng đều được chỉnh auto rồi.</text:p>
            <text:p>mà bạn nào mới tập tành chụp ảnh vì thích vì đam mê thì chọn em này cho nó rẻ và không cần chỉnh nhiều thông số để có ảnh đẹp.</text:p>
          </table:table-cell>
        </table:table-row>
        <table:table-row table:style-name="ro2">
          <table:table-cell office:value-type="string" calcext:value-type="string">
            <text:p>width: 80%;</text:p>
          </table:table-cell>
          <table:table-cell office:value-type="string" calcext:value-type="string">
            <text:p>Tôi mua máy ảnh Máy Ảnh Sony DSC H300 - 20.1 Megapixel, Zoom 35x của Tiki năm ngoái .</text:p>
            <text:p>Hiện nay pin và sạc pin đều đã hỏng , tôi muốn hỏi mua lại bộ sạc và pin khuyến mãi theo máy này ? nhưng ko thấy bán trên Tiki .</text:p>
          </table:table-cell>
        </table:table-row>
        <table:table-row table:style-name="ro1">
          <table:table-cell office:value-type="string" calcext:value-type="string">
            <text:p>width: 80%;</text:p>
          </table:table-cell>
          <table:table-cell office:value-type="string" calcext:value-type="string">
            <text:p>tôi mua 3 cái. 2 cái dùng tốt. chỉ duy nhất cái còn lại hay bị mất kết nối. cho hỏi giờ muốn bảo hành thì sao ???</text:p>
          </table:table-cell>
        </table:table-row>
        <table:table-row table:style-name="ro1">
          <table:table-cell office:value-type="string" calcext:value-type="string">
            <text:p>width: 80%;</text:p>
          </table:table-cell>
          <table:table-cell office:value-type="string" calcext:value-type="string">
            <text:p>Tôi mua 2 vòng cho con gái, ko biết do màu sáng (xanh trời, xanh chuối) hay ko phải chính hãng mà bám bẩn nhiều hơn màu đen.</text:p>
          </table:table-cell>
        </table:table-row>
        <table:table-row table:style-name="ro1">
          <table:table-cell office:value-type="string" calcext:value-type="string">
            <text:p>width: 80%;</text:p>
          </table:table-cell>
          <table:table-cell office:value-type="string" calcext:value-type="string">
            <text:p>tôi mua 1 combo đầu giá 89k có remote sài thấy rất tốt liền mua thêm combo thứ 2 y chang combo đầu nhưng lại là giá 101k 😩😩😩chắc bởi nhiều nhà cung cấp nên giá khác nhau chăng 😪😪</text:p>
          </table:table-cell>
        </table:table-row>
        <table:table-row table:style-name="ro2">
          <table:table-cell office:value-type="string" calcext:value-type="string">
            <text:p>width: 80%;</text:p>
          </table:table-cell>
          <table:table-cell office:value-type="string" calcext:value-type="string">
            <text:p>Tôi mới mua cam đc 2 tháng, hôm nay phát hiện ra mắt cam không quay được lên trên, chỉ quay tới mức giữa như trong ảnh chụp nên không thể lấy thẻ nhớ ra được. Không biết cam có bị kẹt gì không? Và bảo hành ở đâu? </text:p>
            <text:p>Cảm ơn shop, cam rất nét, hình ảnh rõ.</text:p>
          </table:table-cell>
        </table:table-row>
        <table:table-row table:style-name="ro1">
          <table:table-cell office:value-type="string" calcext:value-type="string">
            <text:p>width: 80%;</text:p>
          </table:table-cell>
          <table:table-cell office:value-type="string" calcext:value-type="string">
            <text:p>tôi ko cài đặt được camera bằng app imou xem trên điện thoại. tiki có hỗ trợ giúp mình đc ko ạ</text:p>
          </table:table-cell>
        </table:table-row>
        <table:table-row table:style-name="ro1">
          <table:table-cell office:value-type="string" calcext:value-type="string">
            <text:p>width: 80%;</text:p>
          </table:table-cell>
          <table:table-cell office:value-type="string" calcext:value-type="string">
            <text:p>Tôi hài lòng với sản phẩm và chất lượng dv KH của Shop</text:p>
          </table:table-cell>
        </table:table-row>
        <table:table-row table:style-name="ro1">
          <table:table-cell office:value-type="string" calcext:value-type="string">
            <text:p>width: 80%;</text:p>
          </table:table-cell>
          <table:table-cell office:value-type="string" calcext:value-type="string">
            <text:p>tôi hài lòng với sản phẩm này. chất lượng tốt. giá hợp lý.</text:p>
          </table:table-cell>
        </table:table-row>
        <table:table-row table:style-name="ro1">
          <table:table-cell office:value-type="string" calcext:value-type="string">
            <text:p>width: 80%;</text:p>
          </table:table-cell>
          <table:table-cell office:value-type="string" calcext:value-type="string">
            <text:p>Tối hài lòng với sản phẩm camera Yoosee <text:s/>và Tiki tôi củng hài Long</text:p>
          </table:table-cell>
        </table:table-row>
        <table:table-row table:style-name="ro1">
          <table:table-cell office:value-type="string" calcext:value-type="string">
            <text:p>width: 80%;</text:p>
          </table:table-cell>
          <table:table-cell office:value-type="string" calcext:value-type="string">
            <text:p>Tôi hài lòng về sản phẩm, <text:s/>giá thành cũng như chất lượng sản phẩm sẽ tiếp tục ủng hộ shop</text:p>
          </table:table-cell>
        </table:table-row>
        <table:table-row table:style-name="ro1">
          <table:table-cell office:value-type="string" calcext:value-type="string">
            <text:p>width: 80%;</text:p>
          </table:table-cell>
          <table:table-cell office:value-type="string" calcext:value-type="string">
            <text:p>Tôi hài lòng về sản phẩm nhưng time nhận hàng hoi lâu nếu có nhiều chi nhánh nửa thì time chờ nhận hàng sẽ giảm xuống.thank</text:p>
          </table:table-cell>
        </table:table-row>
        <table:table-row table:style-name="ro1">
          <table:table-cell office:value-type="string" calcext:value-type="string">
            <text:p>width: 80%;</text:p>
          </table:table-cell>
          <table:table-cell office:value-type="string" calcext:value-type="string">
            <text:p>Tôi hài lòng về sản phẩm cũng như dịch vụ. Cảm ơn Tiki</text:p>
          </table:table-cell>
        </table:table-row>
        <table:table-row table:style-name="ro1">
          <table:table-cell office:value-type="string" calcext:value-type="string">
            <text:p>width: 80%;</text:p>
          </table:table-cell>
          <table:table-cell office:value-type="string" calcext:value-type="string">
            <text:p>Tôi hài lòng khi nhận được máy vì TiKi đóng gói khá kỹ. Tuy nhiên về máy, khi test thử thì hình ảnh máy in ra ko giống như tôi mong đợi, dù hình được in từ file chụp bằng máy ảnh chuyên nghiệp, màu ảnh cũng ko được sâu và chất lắm. Có lẽ với mức giá này thì tạm chấp nhận chất ảnh thế này thôi ạ!</text:p>
          </table:table-cell>
        </table:table-row>
        <table:table-row table:style-name="ro1">
          <table:table-cell office:value-type="string" calcext:value-type="string">
            <text:p>width: 80%;</text:p>
          </table:table-cell>
          <table:table-cell office:value-type="string" calcext:value-type="string">
            <text:p>Tôi dùng máy trong mấy tháng qua, chụp và ghi hình khá nhiều, nhận thấy chất lượng máy tốt; ảnh chụp gần chất lượng tốt, chụp xa độ zoom không đủ nên ảnh không thật nét; chất lượng ghi hình khá tốt, ghi được hình ở tốc độ dịch chuyển khá cao.</text:p>
          </table:table-cell>
        </table:table-row>
        <table:table-row table:style-name="ro1">
          <table:table-cell office:value-type="string" calcext:value-type="string">
            <text:p>width: 80%;</text:p>
          </table:table-cell>
          <table:table-cell office:value-type="string" calcext:value-type="string">
            <text:p>Tôi đã nhận sản phẩm.Tôi thấy giới thiệu hỗ camera này hỗ trợ thẻ nhớ 128Gb mà tôi không thấy khe cắm thẻ ở đâu. Hãy chỉ cho tôi chỗ lắp thr nhớ.</text:p>
          </table:table-cell>
        </table:table-row>
        <table:table-row table:style-name="ro1">
          <table:table-cell office:value-type="string" calcext:value-type="string">
            <text:p>width: 80%;</text:p>
          </table:table-cell>
          <table:table-cell office:value-type="string" calcext:value-type="string">
            <text:p>Tôi đã nhận hàng, tốt so với túi tiền mình bỏ ra, tương đối hài lòng</text:p>
          </table:table-cell>
        </table:table-row>
        <table:table-row table:style-name="ro1">
          <table:table-cell office:value-type="string" calcext:value-type="string">
            <text:p>width: 80%;</text:p>
          </table:table-cell>
          <table:table-cell office:value-type="string" calcext:value-type="string">
            <text:p>tôi đã nhận được máy. nhưng trong hộp ko có dây đeo. đề nghị kiểm tra lại giùm</text:p>
          </table:table-cell>
        </table:table-row>
        <table:table-row table:style-name="ro1">
          <table:table-cell office:value-type="string" calcext:value-type="string">
            <text:p>width: 80%;</text:p>
          </table:table-cell>
          <table:table-cell office:value-type="string" calcext:value-type="string">
            <text:p>Tôi đã mua và sử dụng Pin sạc dự phòng này gần cả năm rồi, mọi thứ đều ok cả. Tự động ngắt nguồn, sử dụng tốt cho ip, ipad. hổ trợ sạc nhanh.</text:p>
          </table:table-cell>
        </table:table-row>
        <table:table-row table:style-name="ro1">
          <table:table-cell office:value-type="string" calcext:value-type="string">
            <text:p>width: 80%;</text:p>
          </table:table-cell>
          <table:table-cell office:value-type="string" calcext:value-type="string">
            <text:p>Tôi đã mua sản phẩm này khoảng 3 năm trước. Đến giờ máy vẫn chạy tốt, đáp ứng đủ nhu cầu về chụp lẫn quay phim. Máy nhẹ, hình rõ nét với độ zoom lớn, nút bấm đơn giản, dễ sử dụng. Đặc biệt là khả năng kết nối Wifi. Tôi thật sự hài lòng</text:p>
          </table:table-cell>
        </table:table-row>
        <table:table-row table:style-name="ro1">
          <table:table-cell office:value-type="string" calcext:value-type="string">
            <text:p>width: 80%;</text:p>
          </table:table-cell>
          <table:table-cell office:value-type="string" calcext:value-type="string">
            <text:p>tôi đã mua 2 cái, cái đầu ok cái 2 lỗi không báo động, đổi lại lắp bị thiếu ốc</text:p>
          </table:table-cell>
        </table:table-row>
        <table:table-row table:style-name="ro2">
          <table:table-cell office:value-type="string" calcext:value-type="string">
            <text:p>width: 80%;</text:p>
          </table:table-cell>
          <table:table-cell office:value-type="string" calcext:value-type="string">
            <text:p>tôi đã đặt mua sản phẩm này, và thấy sản phẩm chạy khá tốt. nhưng một điểm trừ cho ZY play kèm theo của nó. kết nối thôi mà cung phải bắt bật GPS để làm cái gì không biết. rồi ghi hình chuẩn full HD 1080p thì hình ảnh bị giật lag rất khó chịu.</text:p>
            <text:p>hi cọng cải thiện cái app kèm theo cho tốt hơn.</text:p>
          </table:table-cell>
        </table:table-row>
        <table:table-row table:style-name="ro1">
          <table:table-cell office:value-type="string" calcext:value-type="string">
            <text:p>width: 80%;</text:p>
          </table:table-cell>
          <table:table-cell office:value-type="string" calcext:value-type="string">
            <text:p>Tôi bị vấn đề ở chức năng gọi. Bấm gọi, thì bên phía camera nghe rất rõ. Nhưng phía điều khiển dùng app trên iOS nghe rất nhỏ, có khi không nghe được luôn!!</text:p>
          </table:table-cell>
        </table:table-row>
        <table:table-row table:style-name="ro1">
          <table:table-cell office:value-type="string" calcext:value-type="string">
            <text:p>width: 80%;</text:p>
          </table:table-cell>
          <table:table-cell office:value-type="string" calcext:value-type="string">
            <text:p>Tốc độc chậm quá, 27mb/s trở xuống không lên được 30.</text:p>
          </table:table-cell>
        </table:table-row>
        <table:table-row table:style-name="ro3">
          <table:table-cell office:value-type="string" calcext:value-type="string">
            <text:p>width: 80%;</text:p>
          </table:table-cell>
          <table:table-cell office:value-type="string" calcext:value-type="string">
            <text:p>Tốc độ nhanh, chụp liên tiếp reload khá tốt. </text:p>
            <text:p>Bao bì mới, hộp ngoài còn nguyên keo dán không bị gỡ. Hộp trong thì còn nguyên mới tinh luôn. </text:p>
            <text:p>Chỉ có 1 điểm làm mình không hài lòng là khi lắp vào máy lúc tháo ra độ nảy của thẻ không được tốt. Vote 4 sao ủng hộ shop vì hàng mới.</text:p>
          </table:table-cell>
        </table:table-row>
        <table:table-row table:style-name="ro2">
          <table:table-cell office:value-type="string" calcext:value-type="string">
            <text:p>width: 80%;</text:p>
          </table:table-cell>
          <table:table-cell office:value-type="string" calcext:value-type="string">
            <text:p>Tốc độ nhanh và tiện dụng. Sản phẩm ok !!!</text:p>
            <text:p>Rất thích dịch vụ của Tiki :)</text:p>
          </table:table-cell>
        </table:table-row>
        <table:table-row table:style-name="ro1">
          <table:table-cell office:value-type="string" calcext:value-type="string">
            <text:p>width: 80%;</text:p>
          </table:table-cell>
          <table:table-cell office:value-type="string" calcext:value-type="string">
            <text:p>Tốc độ lưu trữ nhanh</text:p>
          </table:table-cell>
        </table:table-row>
        <table:table-row table:style-name="ro1">
          <table:table-cell office:value-type="string" calcext:value-type="string">
            <text:p>width: 80%;</text:p>
          </table:table-cell>
          <table:table-cell office:value-type="string" calcext:value-type="string">
            <text:p>Tốc độ lưu nhanh. Tiện lợi mang theo. Xài k có lỗi phát sinh</text:p>
          </table:table-cell>
        </table:table-row>
        <table:table-row table:style-name="ro1">
          <table:table-cell office:value-type="string" calcext:value-type="string">
            <text:p>width: 80%;</text:p>
          </table:table-cell>
          <table:table-cell office:value-type="string" calcext:value-type="string">
            <text:p>tốc độ lưu file lúc chụp thì ok nhưng tốc độ chép file tầm 60MBs, tóm lại đúng giá</text:p>
          </table:table-cell>
        </table:table-row>
        <table:table-row table:style-name="ro1">
          <table:table-cell office:value-type="string" calcext:value-type="string">
            <text:p>width: 80%;</text:p>
          </table:table-cell>
          <table:table-cell office:value-type="string" calcext:value-type="string">
            <text:p>Tốc độ hơi chậm, nhưng quá tốt so với giá rẻ.</text:p>
          </table:table-cell>
        </table:table-row>
        <table:table-row table:style-name="ro1">
          <table:table-cell office:value-type="string" calcext:value-type="string">
            <text:p>width: 80%;</text:p>
          </table:table-cell>
          <table:table-cell office:value-type="string" calcext:value-type="string">
            <text:p>tốc độ ghi nhanh,tốc độ đọc ổn, đang tiền</text:p>
          </table:table-cell>
        </table:table-row>
        <table:table-row table:style-name="ro1">
          <table:table-cell office:value-type="string" calcext:value-type="string">
            <text:p>width: 80%;</text:p>
          </table:table-cell>
          <table:table-cell office:value-type="string" calcext:value-type="string">
            <text:p>tốc độ ghi độc vừa phải, dùng tốt. Rất thích. Giao hàng đúng hẹn</text:p>
          </table:table-cell>
        </table:table-row>
        <table:table-row table:style-name="ro1">
          <table:table-cell office:value-type="string" calcext:value-type="string">
            <text:p>width: 80%;</text:p>
          </table:table-cell>
          <table:table-cell office:value-type="string" calcext:value-type="string">
            <text:p>Tốc độ chụp liên tục ok. Chép file nhanh, tuy nhiên ko thấy dán team bảo hành, không biết sau này thẻ có vấn đề thì bảo hành như thế nào</text:p>
          </table:table-cell>
        </table:table-row>
        <table:table-row table:style-name="ro1">
          <table:table-cell office:value-type="string" calcext:value-type="string">
            <text:p>width: 80%;</text:p>
          </table:table-cell>
          <table:table-cell office:value-type="string" calcext:value-type="string">
            <text:p>Tốc độ bình thường, ko nhanh như quảng cáo</text:p>
          </table:table-cell>
        </table:table-row>
        <table:table-row table:style-name="ro1">
          <table:table-cell office:value-type="string" calcext:value-type="string">
            <text:p>width: 80%;</text:p>
          </table:table-cell>
          <table:table-cell office:value-type="string" calcext:value-type="string">
            <text:p>toàn là chữ trung nên mò mãi mới cài đặt được,đóng gói cẩn thận</text:p>
          </table:table-cell>
        </table:table-row>
        <table:table-row table:style-name="ro1">
          <table:table-cell office:value-type="string" calcext:value-type="string">
            <text:p>width: 80%;</text:p>
          </table:table-cell>
          <table:table-cell office:value-type="string" calcext:value-type="string">
            <text:p>tit</text:p>
          </table:table-cell>
        </table:table-row>
        <table:table-row table:style-name="ro3">
          <table:table-cell office:value-type="string" calcext:value-type="string">
            <text:p>width: 80%;</text:p>
          </table:table-cell>
          <table:table-cell office:value-type="string" calcext:value-type="string">
            <text:p>Tiki: Giao nhanh. Nhưng không hài lòng lắm ở chỗ không giao lên lầu trong khi các bên khác thì có.</text:p>
            <text:p/>
            <text:p>Sản phẩm: Ok hài lòng. Góc hơi hẹp.</text:p>
          </table:table-cell>
        </table:table-row>
        <table:table-row table:style-name="ro3">
          <table:table-cell office:value-type="string" calcext:value-type="string">
            <text:p>width: 80%;</text:p>
          </table:table-cell>
          <table:table-cell office:value-type="string" calcext:value-type="string">
            <text:p>Tiki vẫn luôn giao hàng nhanh, đóng gói chắc chắn, camera đẹp, dùng ổn, mình rất hài lòng.</text:p>
            <text:p>Tuy nhiên sau 1 ngày sử dụng thử thì có dấu hiệu không gửi thông báo đến cho đt nữa, or có cũng rất chậm, k nhạy như lúc đầu. Có cách nào khắc phục lỗi này k? </text:p>
            <text:p>Thêm nữa, Check lại thì mình phát hiện ra đơn hàng của mình không nhận đc phiếu bảo hành. Shop có thể gửi bổ sung cho mình k?</text:p>
          </table:table-cell>
        </table:table-row>
        <table:table-row table:style-name="ro1">
          <table:table-cell office:value-type="string" calcext:value-type="string">
            <text:p>width: 80%;</text:p>
          </table:table-cell>
          <table:table-cell office:value-type="string" calcext:value-type="string">
            <text:p>Tiki Trading <text:s/>nhà cung cấp nào vậy. Ko biết sản phẩm ntn nữa</text:p>
          </table:table-cell>
        </table:table-row>
        <table:table-row table:style-name="ro1">
          <table:table-cell office:value-type="string" calcext:value-type="string">
            <text:p>width: 80%;</text:p>
          </table:table-cell>
          <table:table-cell office:value-type="string" calcext:value-type="string">
            <text:p>Tiki ơi kích hoạt bảo hành dùm mình, cam rõ gọn độ bền chưa biết như thế nào cho 4 sao</text:p>
          </table:table-cell>
        </table:table-row>
        <table:table-row table:style-name="ro1">
          <table:table-cell office:value-type="string" calcext:value-type="string">
            <text:p>width: 80%;</text:p>
          </table:table-cell>
          <table:table-cell office:value-type="string" calcext:value-type="string">
            <text:p>Tiki ơi e chưa nhận được tai nghe mà sau hệ thống báo đã nhận và thanh toán rồi ạ?</text:p>
          </table:table-cell>
        </table:table-row>
        <table:table-row table:style-name="ro1">
          <table:table-cell office:value-type="string" calcext:value-type="string">
            <text:p>width: 80%;</text:p>
          </table:table-cell>
          <table:table-cell office:value-type="string" calcext:value-type="string">
            <text:p>Tiki không làm thất vọng hàng chính hãng sử dụng tốt, giao hàng nhanh nữa</text:p>
          </table:table-cell>
        </table:table-row>
        <table:table-row table:style-name="ro1">
          <table:table-cell office:value-type="string" calcext:value-type="string">
            <text:p>width: 80%;</text:p>
          </table:table-cell>
          <table:table-cell office:value-type="string" calcext:value-type="string">
            <text:p>Tiki hẹn 1-3 ngày giao. Mà sau 2 tuần mới nhận được sản phẩm.</text:p>
          </table:table-cell>
        </table:table-row>
        <table:table-row table:style-name="ro1">
          <table:table-cell office:value-type="string" calcext:value-type="string">
            <text:p>width: 80%;</text:p>
          </table:table-cell>
          <table:table-cell office:value-type="string" calcext:value-type="string">
            <text:p>Tiki gói hàng kỹ càng, với giá tiền bỏ ra thì sản phẩm khá ok và hài lòng. Chủ yếu dùng để gắn đt, nếu gắn máy ảnh chắc nó sẽ giữ không nổi, remote bluetooth nhỏ nhắn dễ thương.</text:p>
          </table:table-cell>
        </table:table-row>
        <table:table-row table:style-name="ro1">
          <table:table-cell office:value-type="string" calcext:value-type="string">
            <text:p>width: 80%;</text:p>
          </table:table-cell>
          <table:table-cell office:value-type="string" calcext:value-type="string">
            <text:p>Tiki gói hàng cẩn thận chống va chạm, đúng hẹn. Duy nhất điểm không vui la lúc mình mua 14tr5 sau đó tiki bán còn 14tr</text:p>
          </table:table-cell>
        </table:table-row>
        <table:table-row table:style-name="ro1">
          <table:table-cell office:value-type="string" calcext:value-type="string">
            <text:p>width: 80%;</text:p>
          </table:table-cell>
          <table:table-cell office:value-type="string" calcext:value-type="string">
            <text:p>tiki giao thành 3 đợt. máy thì lấy sớm mà thẻ nhớ và pin được tặng lại chưa lấy được. hi vọng không bị quên</text:p>
          </table:table-cell>
        </table:table-row>
        <table:table-row table:style-name="ro1">
          <table:table-cell office:value-type="string" calcext:value-type="string">
            <text:p>width: 80%;</text:p>
          </table:table-cell>
          <table:table-cell office:value-type="string" calcext:value-type="string">
            <text:p>Tiki giao hành nhanh. Màn hinh đẹp ok hết. Chi bị lỗi nhỏ o góc bị 1 chấm nhỏ ko biết về lâu dài có ảnh hưởng gì không.</text:p>
          </table:table-cell>
        </table:table-row>
        <table:table-row table:style-name="ro1">
          <table:table-cell office:value-type="string" calcext:value-type="string">
            <text:p>width: 80%;</text:p>
          </table:table-cell>
          <table:table-cell office:value-type="string" calcext:value-type="string">
            <text:p>Tiki giao hàng siêu nhanh, máy ổn rất thích hợp để mang đi du lịch.</text:p>
          </table:table-cell>
        </table:table-row>
        <table:table-row table:style-name="ro1">
          <table:table-cell office:value-type="string" calcext:value-type="string">
            <text:p>width: 80%;</text:p>
          </table:table-cell>
          <table:table-cell office:value-type="string" calcext:value-type="string">
            <text:p>Tiki giao hàng rất nhanh,chỉ 1 ngày là mình đã nhận được hàng. Tuy nhiên mình chưa hài lòng ở chỗ lúc nhận hàng thì hộp bị móp méo và hộp đựng sạc bị mở ra (phần băng dính bị cắt) dù mình chưa hề bóc phần băng dính. Mong tiki chú ý hơn</text:p>
          </table:table-cell>
        </table:table-row>
        <table:table-row table:style-name="ro1">
          <table:table-cell office:value-type="string" calcext:value-type="string">
            <text:p>width: 80%;</text:p>
          </table:table-cell>
          <table:table-cell office:value-type="string" calcext:value-type="string">
            <text:p>Tiki giao hàng rất nhanh, nhưng nên gói kĩ một chút. Thẻ nhớ chất lượng tốt, tốc độ khá nhanh, so với giá thì là ổn</text:p>
          </table:table-cell>
        </table:table-row>
        <table:table-row table:style-name="ro1">
          <table:table-cell office:value-type="string" calcext:value-type="string">
            <text:p>width: 80%;</text:p>
          </table:table-cell>
          <table:table-cell office:value-type="string" calcext:value-type="string">
            <text:p>Tiki giao hàng rất nhanh tuy nhiên khi nhận hàng thì mình thấy ốp có vài vết dơ. Có thể do vận chuyển gây ra. Chất lượng hoàn thiện của ốp tốt.</text:p>
          </table:table-cell>
        </table:table-row>
        <table:table-row table:style-name="ro1">
          <table:table-cell office:value-type="string" calcext:value-type="string">
            <text:p>width: 80%;</text:p>
          </table:table-cell>
          <table:table-cell office:value-type="string" calcext:value-type="string">
            <text:p>Tiki giao hàng rất đúng hẹn. USB xài tốt, tốc độ nhanh rất ok. Nhưng sao chỉ có 28.8G thôi nhé. Nhưng nói chung là hài lòng.</text:p>
          </table:table-cell>
        </table:table-row>
        <table:table-row table:style-name="ro1">
          <table:table-cell office:value-type="string" calcext:value-type="string">
            <text:p>width: 80%;</text:p>
          </table:table-cell>
          <table:table-cell office:value-type="string" calcext:value-type="string">
            <text:p>Tiki giao hàng nhanh. Camera dùng ổn định và rõ nét. Tuy nhiên không kèm apdater nên khá bất tiện, phải mua ngoài apdater.</text:p>
          </table:table-cell>
        </table:table-row>
        <table:table-row table:style-name="ro1">
          <table:table-cell office:value-type="string" calcext:value-type="string">
            <text:p>width: 80%;</text:p>
          </table:table-cell>
          <table:table-cell office:value-type="string" calcext:value-type="string">
            <text:p>Tiki Giao hàng nhanh,đóng gói cẩn thận.Loa nguyên seal, chất lượng ổn. nhược điểm là dây loa hơi ngắn</text:p>
          </table:table-cell>
        </table:table-row>
        <table:table-row table:style-name="ro2">
          <table:table-cell office:value-type="string" calcext:value-type="string">
            <text:p>width: 80%;</text:p>
          </table:table-cell>
          <table:table-cell office:value-type="string" calcext:value-type="string">
            <text:p>Tiki giao hàng nhanh, sản phẩm đầy đủ. </text:p>
            <text:p>Dù biết là thẻ nhớ sẽ không đủ dữ liệu như đã ghi nhưng chỉ còn hơn 14GB thì khá là tiếc đấy.</text:p>
          </table:table-cell>
        </table:table-row>
        <table:table-row table:style-name="ro1">
          <table:table-cell office:value-type="string" calcext:value-type="string">
            <text:p>width: 80%;</text:p>
          </table:table-cell>
          <table:table-cell office:value-type="string" calcext:value-type="string">
            <text:p>Tiki giao hàng nhanh, sản phẩm có chất lượng tốt, cần có thêm chương trình khuyến mãi hấp dẫn</text:p>
          </table:table-cell>
        </table:table-row>
        <table:table-row table:style-name="ro1">
          <table:table-cell office:value-type="string" calcext:value-type="string">
            <text:p>width: 80%;</text:p>
          </table:table-cell>
          <table:table-cell office:value-type="string" calcext:value-type="string">
            <text:p>Tiki giao hàng nhanh, sản phẩm chính hãng, mới không trầy xướt. 100% như rao trên trang web. Hình chụp chất lượng.</text:p>
          </table:table-cell>
        </table:table-row>
        <table:table-row table:style-name="ro1">
          <table:table-cell office:value-type="string" calcext:value-type="string">
            <text:p>width: 80%;</text:p>
          </table:table-cell>
          <table:table-cell office:value-type="string" calcext:value-type="string">
            <text:p>tiki giao hàng nhanh, sản phẩm chất lượng, chưa thấy lỗi phát sinh.</text:p>
          </table:table-cell>
        </table:table-row>
        <table:table-row table:style-name="ro1">
          <table:table-cell office:value-type="string" calcext:value-type="string">
            <text:p>width: 80%;</text:p>
          </table:table-cell>
          <table:table-cell office:value-type="string" calcext:value-type="string">
            <text:p>Tiki giao hàng nhanh, phục vụ tốt. Hiện mình đang xài được 3 tháng và vô cùng hài lòng.</text:p>
          </table:table-cell>
        </table:table-row>
        <table:table-row table:style-name="ro1">
          <table:table-cell office:value-type="string" calcext:value-type="string">
            <text:p>width: 80%;</text:p>
          </table:table-cell>
          <table:table-cell office:value-type="string" calcext:value-type="string">
            <text:p>Tiki giao hàng nhanh, mức giá quá tốt cho thẻ nhớ 32G, lúc trước xài USB của San rồi nên giờ mua thẻ nhớ mà không ngần ngại gì hết, với lại thật sự mua hàng Tiki bao lâu nay rất là yên tâm, mình mua để bỏ vào máy chụp hình, 32G thì chụp thoải mái luôn, chép hình ra máy thì cũng nhanh nữa, mình thì ko biết test tốc độ như các bạn nam nhưng nhìn chung đây là 1 sp đáng mua, còn có bền và lâu không thì phải xài mới biết được</text:p>
          </table:table-cell>
        </table:table-row>
        <table:table-row table:style-name="ro1">
          <table:table-cell office:value-type="string" calcext:value-type="string">
            <text:p>width: 80%;</text:p>
          </table:table-cell>
          <table:table-cell office:value-type="string" calcext:value-type="string">
            <text:p>Tiki giao hàng nhanh, chỉ có thẻ nhớ thôi mà đóng gói kỹ càng.</text:p>
          </table:table-cell>
        </table:table-row>
        <table:table-row table:style-name="ro1">
          <table:table-cell office:value-type="string" calcext:value-type="string">
            <text:p>width: 80%;</text:p>
          </table:table-cell>
          <table:table-cell office:value-type="string" calcext:value-type="string">
            <text:p>Tiki giao hàng Nhanh lẹ. Loa karaoke âm thanh chất lượng phù hợp với nhu cầu cho gia đình không biết thời gian có bền không tạm thời tôi hài lòng ,còn 1 sao để thời gian trả lời....</text:p>
          </table:table-cell>
        </table:table-row>
        <table:table-row table:style-name="ro1">
          <table:table-cell office:value-type="string" calcext:value-type="string">
            <text:p>width: 80%;</text:p>
          </table:table-cell>
          <table:table-cell office:value-type="string" calcext:value-type="string">
            <text:p>Tiki giao hàng nhanh hơn kỳ vọng. Loa mẫu mã đẹp, chắc chắn. Phù hợp hát trong nhà, âm thanh rất hay và ấm. Ko biết bền ko nhưng hiện tại thì hài lòng.</text:p>
          </table:table-cell>
        </table:table-row>
        <table:table-row table:style-name="ro2">
          <table:table-cell office:value-type="string" calcext:value-type="string">
            <text:p>width: 80%;</text:p>
          </table:table-cell>
          <table:table-cell office:value-type="string" calcext:value-type="string">
            <text:p>Tiki giao hàng nhanh (đi tỉnh chưa đến 2 ngày). Sản phẩm nhận được đầy đủ, không trầy xước, hư hại. </text:p>
            <text:p>Cài đặt camera hơi mất thời gian. Cần phải update firmware mới chịu nhận thẻ nhớ (nếu ko sẽ báo lỗi uninitialized dù đã initialized). Giao diện app tương đối dễ dùng, nên có thêm tiếng Việt.</text:p>
          </table:table-cell>
        </table:table-row>
        <table:table-row table:style-name="ro2">
          <table:table-cell office:value-type="string" calcext:value-type="string">
            <text:p>width: 80%;</text:p>
          </table:table-cell>
          <table:table-cell office:value-type="string" calcext:value-type="string">
            <text:p>Tiki giao hàng lúc nào mình cũng yên tâm vì đóng gói rất cẩn thận.</text:p>
            <text:p>Máy nhỏ gọn, rất xinh, chụp khá ổn, tuy nhiên khó có thể lấy nét. Ảnh chụp thường bị out và thiếu sáng.</text:p>
          </table:table-cell>
        </table:table-row>
        <table:table-row table:style-name="ro1">
          <table:table-cell office:value-type="string" calcext:value-type="string">
            <text:p>width: 80%;</text:p>
          </table:table-cell>
          <table:table-cell office:value-type="string" calcext:value-type="string">
            <text:p>Tiki giao hàng đúng mẫu mã sp và nhanh gọn. Còn bền hay không tùy thuộc vào người dùng cũng như sp phải tốt.</text:p>
          </table:table-cell>
        </table:table-row>
        <table:table-row table:style-name="ro3">
          <table:table-cell office:value-type="string" calcext:value-type="string">
            <text:p>width: 80%;</text:p>
          </table:table-cell>
          <table:table-cell office:value-type="string" calcext:value-type="string">
            <text:p>Tiki giao hàng đúng hẹn. Sản phẩm được đóng gói cẩn thận.</text:p>
            <text:p>Có tem BH và phụ kiện đầy đủ.</text:p>
            <text:p>Sản phẩm dùng tốt. Đầy đủ các chức năng như mô tả.</text:p>
          </table:table-cell>
        </table:table-row>
        <table:table-row table:style-name="ro1">
          <table:table-cell office:value-type="string" calcext:value-type="string">
            <text:p>width: 80%;</text:p>
          </table:table-cell>
          <table:table-cell office:value-type="string" calcext:value-type="string">
            <text:p>Tiki giao hàng đóng gói cẩn thận, tuy nhiên sản phẩm không có kèm hướng dẫn sử dụng bằng tiếng Việt</text:p>
          </table:table-cell>
        </table:table-row>
        <table:table-row table:style-name="ro1">
          <table:table-cell office:value-type="string" calcext:value-type="string">
            <text:p>width: 80%;</text:p>
          </table:table-cell>
          <table:table-cell office:value-type="string" calcext:value-type="string">
            <text:p>Tiki giáo hàng đóng gói cẩn thận, ống lên nhận thấy mới, có kèm thêm phiếu bảo hành sp ...</text:p>
          </table:table-cell>
        </table:table-row>
        <table:table-row table:style-name="ro1">
          <table:table-cell office:value-type="string" calcext:value-type="string">
            <text:p>width: 80%;</text:p>
          </table:table-cell>
          <table:table-cell office:value-type="string" calcext:value-type="string">
            <text:p>Tiki giao hàng cực nhanh. Tuy nhiên cần thêm phần hướng dẫn cài đặt = cách chọn Region mainland, làm loay hoay hơn 15ph. Camera nét với mạng mạnh. Xem btoi hồng ngoại tốt. Phần mềm nhièu tính năng, vd chọn giờ quan sát, báo động, tự di chuyển theo nguồn chuyển động.</text:p>
          </table:table-cell>
        </table:table-row>
        <table:table-row table:style-name="ro1">
          <table:table-cell office:value-type="string" calcext:value-type="string">
            <text:p>width: 80%;</text:p>
          </table:table-cell>
          <table:table-cell office:value-type="string" calcext:value-type="string">
            <text:p>tiki giao hàng cho mình khá chậm, có email hẹn lại ngày giao nhưng vẫn chậm hơn 1 ngày. tuy vậy sản phẩm mới chính hãng, dễ sử dụng cho người mới.</text:p>
          </table:table-cell>
        </table:table-row>
        <table:table-row table:style-name="ro1">
          <table:table-cell office:value-type="string" calcext:value-type="string">
            <text:p>width: 80%;</text:p>
          </table:table-cell>
          <table:table-cell office:value-type="string" calcext:value-type="string">
            <text:p>Tiki giải thích giúp mình với lens mới lấy ngày hôn nay mở ra đã có bụi và thẻ đã mất 2 tháng bảo hành còn lại 10 tháng. Như v chẳng khác gì mua hàng cũ mà giá như hành mới ?</text:p>
          </table:table-cell>
        </table:table-row>
        <table:table-row table:style-name="ro1">
          <table:table-cell office:value-type="string" calcext:value-type="string">
            <text:p>width: 80%;</text:p>
          </table:table-cell>
          <table:table-cell office:value-type="string" calcext:value-type="string">
            <text:p>Tiki gia hàng nhanh, hộp đã bị bóc tem, <text:s/>cục sạt nhỏ gọn nhưng không phù hợp cho việc vừa dùng vừa sạt vì khó cầm tay vừa điện thoại vừa cục sạt, thắc mắc là sao cục sạt màu đỏ mà dây sạt màu đen. Không mua trúng đợt sale 299k nhưng cũng tạm hài lòng</text:p>
          </table:table-cell>
        </table:table-row>
        <table:table-row table:style-name="ro1">
          <table:table-cell office:value-type="string" calcext:value-type="string">
            <text:p>width: 80%;</text:p>
          </table:table-cell>
          <table:table-cell office:value-type="string" calcext:value-type="string">
            <text:p>Tiki đóng hàng cẩn thận, hàng giao nhanh, chất lượng khá hài lòng</text:p>
          </table:table-cell>
        </table:table-row>
        <table:table-row table:style-name="ro4">
          <table:table-cell office:value-type="string" calcext:value-type="string">
            <text:p>width: 80%;</text:p>
          </table:table-cell>
          <table:table-cell office:value-type="string" calcext:value-type="string">
            <text:p>Tiki đóng gói sản phẩm kỹ, có giấy hướng dẫn cụ thể dễ sử dụng.</text:p>
            <text:p>Chất lượng sản phẩm và chất âm tốt, cách âm tốt.</text:p>
            <text:p>Mic thì đàm thoại tốt khi trong phòng còn chạy xe ngoài đường dễ bị nhiễu ko nghe rõ.</text:p>
            <text:p>Bluetooth kết nối nhanh nhưng hoàn toàn không có phân biệt bluetooth của tai trái hay phải chỉ có 1 cái của cả 2 tai (như hình)</text:p>
          </table:table-cell>
        </table:table-row>
        <table:table-row table:style-name="ro1">
          <table:table-cell office:value-type="string" calcext:value-type="string">
            <text:p>width: 80%;</text:p>
          </table:table-cell>
          <table:table-cell office:value-type="string" calcext:value-type="string">
            <text:p>Tiki đóng gói sản phẩm khá đẹp mắt, loa chất lượng tốt, nghe khá ổn với phân khúc trong tầm giá.</text:p>
          </table:table-cell>
        </table:table-row>
        <table:table-row table:style-name="ro2">
          <table:table-cell office:value-type="string" calcext:value-type="string">
            <text:p>width: 80%;</text:p>
          </table:table-cell>
          <table:table-cell office:value-type="string" calcext:value-type="string">
            <text:p>Tiki đóng gói rất cẩn thận, giao hàng rất nhanh. Sách được bọc book care sáng đẹp.</text:p>
            <text:p>Nội dung và in ấn thì tuyệt vời. Giấy láng mịn, có phần in màu, có code để search onl và có đĩa để cài cho máy tính cá nhân.</text:p>
          </table:table-cell>
        </table:table-row>
        <table:table-row table:style-name="ro1">
          <table:table-cell office:value-type="string" calcext:value-type="string">
            <text:p>width: 80%;</text:p>
          </table:table-cell>
          <table:table-cell office:value-type="string" calcext:value-type="string">
            <text:p>Tiki đóng gói khá cẩn thận. SP như trên hình đăng tải. Tuy nhiên các chốt khóa nhựa có vẻ mỏng manh, dễ gẫy nếu sử dụng nhiều và thường xuyên.</text:p>
          </table:table-cell>
        </table:table-row>
        <table:table-row table:style-name="ro2">
          <table:table-cell office:value-type="string" calcext:value-type="string">
            <text:p>width: 80%;</text:p>
          </table:table-cell>
          <table:table-cell office:value-type="string" calcext:value-type="string">
            <text:p>Tiki đóng gói chắc chắn, Giao hàng nhanh.</text:p>
            <text:p> - Hàng hình thức đẹp, còn độ bền thì từ từ cảm nhận.</text:p>
          </table:table-cell>
        </table:table-row>
        <table:table-row table:style-name="ro1">
          <table:table-cell office:value-type="string" calcext:value-type="string">
            <text:p>width: 80%;</text:p>
          </table:table-cell>
          <table:table-cell office:value-type="string" calcext:value-type="string">
            <text:p>Tiki đóng gói cẩn thận. Giao đúng thời gian. Chất lượng cab tuyệt vời. Nghe âm thanh khác biệt hẳn so với khi kết nối qua Bluetooth</text:p>
          </table:table-cell>
        </table:table-row>
        <table:table-row table:style-name="ro1">
          <table:table-cell office:value-type="string" calcext:value-type="string">
            <text:p>width: 80%;</text:p>
          </table:table-cell>
          <table:table-cell office:value-type="string" calcext:value-type="string">
            <text:p>Tiki đóng gói cẩn thận, máy đẹp. Nói chung là hài lòng về sản phẩm.</text:p>
          </table:table-cell>
        </table:table-row>
        <table:table-row table:style-name="ro1">
          <table:table-cell office:value-type="string" calcext:value-type="string">
            <text:p>width: 80%;</text:p>
          </table:table-cell>
          <table:table-cell office:value-type="string" calcext:value-type="string">
            <text:p>Tiki đóng gói cẩn thận, mặc dù món hàng nhỏ, nhưng giao hàng khá lâu, có lẽ vì mình ở miền Bắc. Sản phẩm tốt, tốc độ khá nhanh. Sandisk thì uy tín rồi, nhất là hàng chính hãng. Nói chung là hài lòng. Hy vọng Tiki sẽ giao hàng ngày càng nhanh hơn.</text:p>
          </table:table-cell>
        </table:table-row>
        <table:table-row table:style-name="ro1">
          <table:table-cell office:value-type="string" calcext:value-type="string">
            <text:p>width: 80%;</text:p>
          </table:table-cell>
          <table:table-cell office:value-type="string" calcext:value-type="string">
            <text:p>tiki đóng gói cẩn thận, hàng đẹp, giao hàng nhanh , sản phẩm tốt ^-^ cho ❤</text:p>
          </table:table-cell>
        </table:table-row>
        <table:table-row table:style-name="ro1">
          <table:table-cell office:value-type="string" calcext:value-type="string">
            <text:p>width: 80%;</text:p>
          </table:table-cell>
          <table:table-cell office:value-type="string" calcext:value-type="string">
            <text:p>Tiki đóng gói cẩn thận, giao hàng đúng giờ! Sản phẩm đẹp, hài lòng với XT-100</text:p>
          </table:table-cell>
        </table:table-row>
        <table:table-row table:style-name="ro1">
          <table:table-cell office:value-type="string" calcext:value-type="string">
            <text:p>width: 80%;</text:p>
          </table:table-cell>
          <table:table-cell office:value-type="string" calcext:value-type="string">
            <text:p>tiki dạo này hào sảng khâu đóng gói quá. Chưa xài nhưng khá yên tâm về chất lượng của tiki.</text:p>
          </table:table-cell>
        </table:table-row>
        <table:table-row table:style-name="ro1">
          <table:table-cell office:value-type="string" calcext:value-type="string">
            <text:p>width: 80%;</text:p>
          </table:table-cell>
          <table:table-cell office:value-type="string" calcext:value-type="string">
            <text:p>Tiki cho mình hỏi mình mới mua máy được hai tháng và giờ máy gặp vấn đề. Mình muốn được bảo hành thì Tiki có thể kích hoạt bảo hành để mình mang ra sony không?</text:p>
          </table:table-cell>
        </table:table-row>
        <table:table-row table:style-name="ro1">
          <table:table-cell office:value-type="string" calcext:value-type="string">
            <text:p>width: 80%;</text:p>
          </table:table-cell>
          <table:table-cell office:value-type="string" calcext:value-type="string">
            <text:p>Tiêu đề ghi Q8s nhưng sản phẩm nhận dc là Q8, và không có sổ hướng dẫn như hình.</text:p>
          </table:table-cell>
        </table:table-row>
        <table:table-row table:style-name="ro1">
          <table:table-cell office:value-type="string" calcext:value-type="string">
            <text:p>width: 80%;</text:p>
          </table:table-cell>
          <table:table-cell office:value-type="string" calcext:value-type="string">
            <text:p>tiết là cái cổng nhỏ nhỏ kia không phải là type - c</text:p>
          </table:table-cell>
        </table:table-row>
        <table:table-row table:style-name="ro1">
          <table:table-cell office:value-type="string" calcext:value-type="string">
            <text:p>width: 80%;</text:p>
          </table:table-cell>
          <table:table-cell office:value-type="string" calcext:value-type="string">
            <text:p>tiếng to rõ nét. Nhưng cài WiFi thì tuy từng modun thi nhận wifi.</text:p>
          </table:table-cell>
        </table:table-row>
        <table:table-row table:style-name="ro1">
          <table:table-cell office:value-type="string" calcext:value-type="string">
            <text:p>width: 80%;</text:p>
          </table:table-cell>
          <table:table-cell office:value-type="string" calcext:value-type="string">
            <text:p>tiền vậy là vừa rồi</text:p>
          </table:table-cell>
        </table:table-row>
        <table:table-row table:style-name="ro1">
          <table:table-cell office:value-type="string" calcext:value-type="string">
            <text:p>width: 80%;</text:p>
          </table:table-cell>
          <table:table-cell office:value-type="string" calcext:value-type="string">
            <text:p>tiền ship nhiêu vậy bạn ơiiiiiiiiiiiiiiiiiiiiiiiiiii</text:p>
          </table:table-cell>
        </table:table-row>
        <table:table-row table:style-name="ro1">
          <table:table-cell office:value-type="string" calcext:value-type="string">
            <text:p>width: 80%;</text:p>
          </table:table-cell>
          <table:table-cell office:value-type="string" calcext:value-type="string">
            <text:p>tien nho ngon</text:p>
          </table:table-cell>
        </table:table-row>
        <table:table-row table:style-name="ro1">
          <table:table-cell office:value-type="string" calcext:value-type="string">
            <text:p>width: 80%;</text:p>
          </table:table-cell>
          <table:table-cell office:value-type="string" calcext:value-type="string">
            <text:p>Tiền này thì như vậy là ổn rồi</text:p>
          </table:table-cell>
        </table:table-row>
        <table:table-row table:style-name="ro2">
          <table:table-cell office:value-type="string" calcext:value-type="string">
            <text:p>width: 80%;</text:p>
          </table:table-cell>
          <table:table-cell office:value-type="string" calcext:value-type="string">
            <text:p>tiền nào của nấy, k tản nhiệt tốt lắm, làm đế kê lap thi hợp hơn</text:p>
            <text:p>bhhjhuhfskafsa</text:p>
          </table:table-cell>
        </table:table-row>
        <table:table-row table:style-name="ro1">
          <table:table-cell office:value-type="string" calcext:value-type="string">
            <text:p>width: 80%;</text:p>
          </table:table-cell>
          <table:table-cell office:value-type="string" calcext:value-type="string">
            <text:p>tiền nào của nấy thôi các bạn, nhu cầu như nào thì chọn loại đấy. mình lấy ổn, ít bị treo, dù ping hơi chập chờn nhưng vẫn rất tốt trong tầm giá</text:p>
          </table:table-cell>
        </table:table-row>
        <table:table-row table:style-name="ro1">
          <table:table-cell office:value-type="string" calcext:value-type="string">
            <text:p>width: 80%;</text:p>
          </table:table-cell>
          <table:table-cell office:value-type="string" calcext:value-type="string">
            <text:p>Tiền nào của đó mà. Nghe ok lắm. Rất đáng đồng tiền mình bỏ ra</text:p>
          </table:table-cell>
        </table:table-row>
        <table:table-row table:style-name="ro1">
          <table:table-cell office:value-type="string" calcext:value-type="string">
            <text:p>width: 80%;</text:p>
          </table:table-cell>
          <table:table-cell office:value-type="string" calcext:value-type="string">
            <text:p>Tiền nào của đấy, hơi đắt tí nhưng chất lượng tốt, vỏ nhôm đàng hoàng, chắc chắn, nhưng do không cho kèm tua vít nên nếu ai ko có tua vít chuyên dụng thì sẽ hơi khó sử dụng. Giao hàng tỉnh lẻ hơi chậm nên chỉ cho 4*</text:p>
          </table:table-cell>
        </table:table-row>
        <table:table-row table:style-name="ro1">
          <table:table-cell office:value-type="string" calcext:value-type="string">
            <text:p>width: 80%;</text:p>
          </table:table-cell>
          <table:table-cell office:value-type="string" calcext:value-type="string">
            <text:p>Tiện ích, sd tốt!</text:p>
          </table:table-cell>
        </table:table-row>
        <table:table-row table:style-name="ro1">
          <table:table-cell office:value-type="string" calcext:value-type="string">
            <text:p>width: 80%;</text:p>
          </table:table-cell>
          <table:table-cell office:value-type="string" calcext:value-type="string">
            <text:p>Tiện dụng cho ngừoi đi du lịch một mình. Nhưng khó chỉnh cho điện thoại ngang với đường chân trời</text:p>
          </table:table-cell>
        </table:table-row>
        <table:table-row table:style-name="ro1">
          <table:table-cell office:value-type="string" calcext:value-type="string">
            <text:p>width: 80%;</text:p>
          </table:table-cell>
          <table:table-cell office:value-type="string" calcext:value-type="string">
            <text:p>Tiếc nhất là khi vừa mua loa xong thì tiki giảm giá tiếp. Sản phẩm Loa Vi Tính Microlab M300/2.1 38W (Version 2015) với mức giá này thì chất lượng hoàn toàn phù hợp, công suất loa lớn, âm bass mạnh mẽ, không bị rè kho mở hết công suất.Tuy nhiên không thích cái cục subwoofer lắm, vì hơi thô.</text:p>
          </table:table-cell>
        </table:table-row>
        <table:table-row table:style-name="ro1">
          <table:table-cell office:value-type="string" calcext:value-type="string">
            <text:p>width: 80%;</text:p>
          </table:table-cell>
          <table:table-cell office:value-type="string" calcext:value-type="string">
            <text:p>Tiếc là không có cốc sạc, con gái mua cho nhà nó dùng thì ok, còn của tôi đặt sao nó cứ hay bị ngoại tuyến. Rút phích ra cắm lại nó mới hiển thị, không biết cái này Tiki có khắc phục được không. Dùng để theo dõi sự việc mà cứ bị ngắt quãng thế này thật bất tiện</text:p>
          </table:table-cell>
        </table:table-row>
        <table:table-row table:style-name="ro1">
          <table:table-cell office:value-type="string" calcext:value-type="string">
            <text:p>width: 80%;</text:p>
          </table:table-cell>
          <table:table-cell office:value-type="string" calcext:value-type="string">
            <text:p>Thùng chứa phù hợp dùng bảo quản các thiết bị số, giá cũng ok.</text:p>
          </table:table-cell>
        </table:table-row>
        <table:table-row table:style-name="ro1">
          <table:table-cell office:value-type="string" calcext:value-type="string">
            <text:p>width: 80%;</text:p>
          </table:table-cell>
          <table:table-cell office:value-type="string" calcext:value-type="string">
            <text:p>Thực sự quá hài lòng. Tôu chưa từng sử dụng một dịch vụ mạng nào mà lại tốt như tiki. Thứ nhất là về sản phẩm miễn chê, thiết kế sang trọng, lịch lãm, tinh tế. Thứ hai là giá cả thì vừa túi tiền, hơn nữa lại còn rẻ hơn so với ngoài thị trường. Thứ ba là giao hàng rât đúng hẹn. Tôi rất tin tưởng tiki. Tôi sẽ ủng hộ tiki cho những đơn hàng sau.</text:p>
          </table:table-cell>
        </table:table-row>
        <table:table-row table:style-name="ro3">
          <table:table-cell office:value-type="string" calcext:value-type="string">
            <text:p>width: 80%;</text:p>
          </table:table-cell>
          <table:table-cell office:value-type="string" calcext:value-type="string">
            <text:p>Thực ra khi mua mình sử dụng cho máy quay để quay tư liệu, với một cái máy ảnh nặng như mấy máy Canon chuyên nghiệp thì sẽ hơi khó khăn chút khi chân máy khá nhẹ so với máy, hơn nữa nó cũng không có giữ chân khi kéo dài như các chân máy chuyên nghiệp nên bạn sẽ phải cẩn thận.</text:p>
            <text:p>Tuy nhiên, cũng vì giá thành đi đôi với chất lượng, chỉ với từng đó tiền thì bạn không nên hy vọng quá nhiều. Riêng bản thân mình, việc sử dụng cho máy quay gia đình và máy ảnh du lịch cỡ nhẹ thì không có lựa chọn nào tuyệt hơn đối với dân nghiệp dư. Các clip mình quay đều sử dụng chân máy này, không thua gì bên đài báo quay.</text:p>
            <text:p>Tóm lại là về mức giá và chất lượng, mình đánh giá ổn.</text:p>
          </table:table-cell>
        </table:table-row>
        <table:table-row table:style-name="ro1">
          <table:table-cell office:value-type="string" calcext:value-type="string">
            <text:p>width: 80%;</text:p>
          </table:table-cell>
          <table:table-cell office:value-type="string" calcext:value-type="string">
            <text:p>Thu tiếng trong, không bị ồn ào mình khá hài lòng về sản ohaamr</text:p>
          </table:table-cell>
        </table:table-row>
        <table:table-row table:style-name="ro6">
          <table:table-cell office:value-type="string" calcext:value-type="string">
            <text:p>width: 80%;</text:p>
          </table:table-cell>
          <table:table-cell office:value-type="string" calcext:value-type="string">
            <text:p>thứ nhất thích vì đây là hàng của Nhật.</text:p>
            <text:p>thứ hai thích vì đây là Grand đỉnh của máy ảnh.</text:p>
            <text:p>thứ 3: thiết kế rất nhỏ gọn, dễ cầm tay hay bỏ ba lô</text:p>
            <text:p>thứ 4: nếu biết tận dụng hết các tính năng của máy, chất lượng ảnh ra rất đẹp</text:p>
            <text:p>thiết kế màu đen tui thấy sang trọng lắm.</text:p>
          </table:table-cell>
        </table:table-row>
        <table:table-row table:style-name="ro1">
          <table:table-cell office:value-type="string" calcext:value-type="string">
            <text:p>width: 80%;</text:p>
          </table:table-cell>
          <table:table-cell office:value-type="string" calcext:value-type="string">
            <text:p>THU ÂM TO RÕ, NHƯNG CHƯA LỌC ĐC TẠP ÂM XUNG QUANH, HÌNH NHƯ KO PHẢI LÀ THU ĐỊNH HƯỚNG</text:p>
          </table:table-cell>
        </table:table-row>
        <table:table-row table:style-name="ro1">
          <table:table-cell office:value-type="string" calcext:value-type="string">
            <text:p>width: 80%;</text:p>
          </table:table-cell>
          <table:table-cell office:value-type="string" calcext:value-type="string">
            <text:p>Thu âm ok. Ngon bổ rẻ</text:p>
          </table:table-cell>
        </table:table-row>
        <table:table-row table:style-name="ro1">
          <table:table-cell office:value-type="string" calcext:value-type="string">
            <text:p>width: 80%;</text:p>
          </table:table-cell>
          <table:table-cell office:value-type="string" calcext:value-type="string">
            <text:p>Thông báo 2/12 giao mà nay giao. Giao sớm thì bên giao hàng phải báo trước chứ, lỡ mai mà giao là nhà mình về quê hết, lấy ai nhận hàng. Sản phẩm tốt như giới thiệu, xài OK</text:p>
          </table:table-cell>
        </table:table-row>
        <table:table-row table:style-name="ro1">
          <table:table-cell office:value-type="string" calcext:value-type="string">
            <text:p>width: 80%;</text:p>
          </table:table-cell>
          <table:table-cell office:value-type="string" calcext:value-type="string">
            <text:p>Thời gian giao hàng sớm hơn dự tính nhưng đóng gói khiến mình không hài lòng, mình mua 2 lần lần đầu 5 thanh đóng gói có túi chống sốc khá ổn, còn lần thứ 2 chỉ có cái hộp và ram trong đó xộc xệch, Tiki nên xem lại bộ phận đóng gói, Xin cám ơn !</text:p>
          </table:table-cell>
        </table:table-row>
        <table:table-row table:style-name="ro1">
          <table:table-cell office:value-type="string" calcext:value-type="string">
            <text:p>width: 80%;</text:p>
          </table:table-cell>
          <table:table-cell office:value-type="string" calcext:value-type="string">
            <text:p>Thời gian giao hàng nhanh. Hàng bán đúng yêu cầu. Sản phẩm ngoại hình đẹp. Có phụ kiện: 2 ốc và cây vít để vặn. Đã gắn vào máy sử dụng. Tốc độ đọc nhanh, ổn định, chưa thấy lỗi.</text:p>
          </table:table-cell>
        </table:table-row>
        <table:table-row table:style-name="ro1">
          <table:table-cell office:value-type="string" calcext:value-type="string">
            <text:p>width: 80%;</text:p>
          </table:table-cell>
          <table:table-cell office:value-type="string" calcext:value-type="string">
            <text:p>Thời gian giao hàng bình thường ko nhanh lắm. Mới mua về còn chưa sử dụng nên chưa đánh giá được về chất lượng. Đóng gói cẩn thận.</text:p>
          </table:table-cell>
        </table:table-row>
        <table:table-row table:style-name="ro1">
          <table:table-cell office:value-type="string" calcext:value-type="string">
            <text:p>width: 80%;</text:p>
          </table:table-cell>
          <table:table-cell office:value-type="string" calcext:value-type="string">
            <text:p>Thời gian đầu pin xài ổn. Mẫu mã bên ngoài trông khác với sản phẩm chính hãng</text:p>
          </table:table-cell>
        </table:table-row>
        <table:table-row table:style-name="ro1">
          <table:table-cell office:value-type="string" calcext:value-type="string">
            <text:p>width: 80%;</text:p>
          </table:table-cell>
          <table:table-cell office:value-type="string" calcext:value-type="string">
            <text:p>thiếu vài món phụ kiện khoanh vùng đó vui lòng bổ sung nhé vì mình ráp ngoài trời không có sẽ vô nước</text:p>
          </table:table-cell>
        </table:table-row>
        <table:table-row table:style-name="ro1">
          <table:table-cell office:value-type="string" calcext:value-type="string">
            <text:p>width: 80%;</text:p>
          </table:table-cell>
          <table:table-cell office:value-type="string" calcext:value-type="string">
            <text:p>thiếu mất tay cầm tripod. shop xem lại giúp</text:p>
          </table:table-cell>
        </table:table-row>
        <table:table-row table:style-name="ro1">
          <table:table-cell office:value-type="string" calcext:value-type="string">
            <text:p>width: 80%;</text:p>
          </table:table-cell>
          <table:table-cell office:value-type="string" calcext:value-type="string">
            <text:p>thiêu adaptor và thẻ nhớ nên hơi bất tiện phải đi mua</text:p>
          </table:table-cell>
        </table:table-row>
        <table:table-row table:style-name="ro1">
          <table:table-cell office:value-type="string" calcext:value-type="string">
            <text:p>width: 80%;</text:p>
          </table:table-cell>
          <table:table-cell office:value-type="string" calcext:value-type="string">
            <text:p>thiết kế ổn nhưng cam bị vướng nên mờ một tí rồi ngay chỗ ghim sạc hơi nhỏ nên cắm vào bị thiếu</text:p>
          </table:table-cell>
        </table:table-row>
        <table:table-row table:style-name="ro1">
          <table:table-cell office:value-type="string" calcext:value-type="string">
            <text:p>width: 80%;</text:p>
          </table:table-cell>
          <table:table-cell office:value-type="string" calcext:value-type="string">
            <text:p>Thiết kế nhỏ gọn đẹp. Chất lượng hình ảnh đẹp. Nhưng điểm trừ là không xoay được theo chiều ngang nên rất khó chỉnh hình ảnh theo ta muốn. Nên sp không được đánh giá điểm tuyệt đối.</text:p>
          </table:table-cell>
        </table:table-row>
        <table:table-row table:style-name="ro1">
          <table:table-cell office:value-type="string" calcext:value-type="string">
            <text:p>width: 80%;</text:p>
          </table:table-cell>
          <table:table-cell office:value-type="string" calcext:value-type="string">
            <text:p>Thiết kế gọn nhẹ, màu sắc đẹp. chất lượng ảnh tốt với máy mức giá này.</text:p>
          </table:table-cell>
        </table:table-row>
        <table:table-row table:style-name="ro1">
          <table:table-cell office:value-type="string" calcext:value-type="string">
            <text:p>width: 80%;</text:p>
          </table:table-cell>
          <table:table-cell office:value-type="string" calcext:value-type="string">
            <text:p>Thiết kế giống với hình ảnh, giao hàng nhanh.</text:p>
          </table:table-cell>
        </table:table-row>
        <table:table-row table:style-name="ro3">
          <table:table-cell office:value-type="string" calcext:value-type="string">
            <text:p>width: 80%;</text:p>
          </table:table-cell>
          <table:table-cell office:value-type="string" calcext:value-type="string">
            <text:p>Thiết kế đơn giản nhưng thẩm mĩ. Mặt trước của tủ chống ẩm làm bằng kính trông khá bắt mắt. Tủ khá rộng, ước tính để được 2 body và giao động từ 2-3 lens (tùy vào kích thước của lens). Hộp được đóng gói rất cẩn thận. </text:p>
            <text:p/>
            <text:p>Nên chạy tue trước tử 6-8 tiếng theo khuyến nghị của nhà sản xuất để giảm độ ẩm trong tủ trước khi sử dụng. Tủ không có hiện tượng dò điện.</text:p>
          </table:table-cell>
        </table:table-row>
        <table:table-row table:style-name="ro2">
          <table:table-cell office:value-type="string" calcext:value-type="string">
            <text:p>width: 80%;</text:p>
          </table:table-cell>
          <table:table-cell office:value-type="string" calcext:value-type="string">
            <text:p>Thiết kế đẹp, sang trọng so với giá</text:p>
            <text:p>Điểm trừ là hơi nặng, khó mang theo hoặc bỏ túi, chọi đầu đầu bể</text:p>
          </table:table-cell>
        </table:table-row>
        <table:table-row table:style-name="ro1">
          <table:table-cell office:value-type="string" calcext:value-type="string">
            <text:p>width: 80%;</text:p>
          </table:table-cell>
          <table:table-cell office:value-type="string" calcext:value-type="string">
            <text:p>Thiết kế đẹp, âm thanh phù hợp phòng nhỏ. Âm bass ok nhưng trebe ko trong, cảm giác hơi rè, không hợp nghe nhạc. Với giá tiền như vậy thì không đòi hỏi thêm :D</text:p>
          </table:table-cell>
        </table:table-row>
        <table:table-row table:style-name="ro3">
          <table:table-cell office:value-type="string" calcext:value-type="string">
            <text:p>width: 80%;</text:p>
          </table:table-cell>
          <table:table-cell office:value-type="string" calcext:value-type="string">
            <text:p>Thiết kế đẹp, </text:p>
            <text:p>hình ảnh được, </text:p>
            <text:p>nhưng tối đa chỉ share được cho 3 thiết bị  mà nhà mình cần share cho ông bà nội, ông bà ngoại, rồi bố mẹ xem nữa.</text:p>
          </table:table-cell>
        </table:table-row>
        <table:table-row table:style-name="ro1">
          <table:table-cell office:value-type="string" calcext:value-type="string">
            <text:p>width: 80%;</text:p>
          </table:table-cell>
          <table:table-cell office:value-type="string" calcext:value-type="string">
            <text:p>Thiết kế đẹp mắt, chất lượng hình ảnh đẹp. Mihome có tính năng voice call mình rất thích. Nhưng phần set up thì hơi có vấn đề. Khi change wifi scan hoài mà không được. Reset tắt nguồn đủ kiểu, một lúc thì được.</text:p>
          </table:table-cell>
        </table:table-row>
        <table:table-row table:style-name="ro1">
          <table:table-cell office:value-type="string" calcext:value-type="string">
            <text:p>width: 80%;</text:p>
          </table:table-cell>
          <table:table-cell office:value-type="string" calcext:value-type="string">
            <text:p>Thiết bị trên là tiếp nhận đầu vào của các phụ kiện hả shop? Cho tai nghe bàn phím, chuột của thiết bị khác liệu có kết nối đc ko? Ví dụ bàn phím,chuột của logitic cũng đã có usb riêng thì có thể thay thế đc ko shop?</text:p>
          </table:table-cell>
        </table:table-row>
        <table:table-row table:style-name="ro2">
          <table:table-cell office:value-type="string" calcext:value-type="string">
            <text:p>width: 80%;</text:p>
          </table:table-cell>
          <table:table-cell office:value-type="string" calcext:value-type="string">
            <text:p>Thiết bị sử dụng khá tốt, các bạn có thể không cần dán tem bảo hành không, mình không thích bị khui hộp trước khi nhận.</text:p>
            <text:p>Một phần nữa các bạn dán tem bảo hành lên nhìn khá xấu.</text:p>
          </table:table-cell>
        </table:table-row>
        <table:table-row table:style-name="ro1">
          <table:table-cell office:value-type="string" calcext:value-type="string">
            <text:p>width: 80%;</text:p>
          </table:table-cell>
          <table:table-cell office:value-type="string" calcext:value-type="string">
            <text:p>thiết bị phát wifi sài ok mà cho minh hỏi cài đặt mật khẩu như thế nào vậy</text:p>
          </table:table-cell>
        </table:table-row>
        <table:table-row table:style-name="ro1">
          <table:table-cell office:value-type="string" calcext:value-type="string">
            <text:p>width: 80%;</text:p>
          </table:table-cell>
          <table:table-cell office:value-type="string" calcext:value-type="string">
            <text:p>Thiết bị nhỏ và đẹp, cài đặt đơn giản. Khá hài lòng về sản phẩm. Cần có thời gian để đánh giá thêm các chức năng cũng như sự ổn định</text:p>
          </table:table-cell>
        </table:table-row>
        <table:table-row table:style-name="ro1">
          <table:table-cell office:value-type="string" calcext:value-type="string">
            <text:p>width: 80%;</text:p>
          </table:table-cell>
          <table:table-cell office:value-type="string" calcext:value-type="string">
            <text:p>thiết bị này chỉ thích hợp với máy chạy hệ điều hành IOS còn androi thì chạy không ổn định. video quay xong không xem được. shop cần tư vấn kỹ hơn, không phải máy nào dùng cũng được, mua về mà để dùng chống run không thì phí quá. xin cảm ơn !</text:p>
          </table:table-cell>
        </table:table-row>
        <table:table-row table:style-name="ro1">
          <table:table-cell office:value-type="string" calcext:value-type="string">
            <text:p>width: 80%;</text:p>
          </table:table-cell>
          <table:table-cell office:value-type="string" calcext:value-type="string">
            <text:p>Thiết bị mua về tự lắp tương đối hài lòng. Tuy nhiên cục GPS thi thoảng không nhận nên không báo tốc độ mặc dùng chân kiểm tra lại đã khớp. Vui lòng tư vấn thêm cho tôi</text:p>
          </table:table-cell>
        </table:table-row>
        <table:table-row table:style-name="ro1">
          <table:table-cell office:value-type="string" calcext:value-type="string">
            <text:p>width: 80%;</text:p>
          </table:table-cell>
          <table:table-cell office:value-type="string" calcext:value-type="string">
            <text:p>Thiết bị đẹp, tính năng như thông báo , giá phải chăng</text:p>
          </table:table-cell>
        </table:table-row>
        <table:table-row table:style-name="ro1">
          <table:table-cell office:value-type="string" calcext:value-type="string">
            <text:p>width: 80%;</text:p>
          </table:table-cell>
          <table:table-cell office:value-type="string" calcext:value-type="string">
            <text:p>Thicnthi thic hoi nhieu the</text:p>
          </table:table-cell>
        </table:table-row>
        <table:table-row table:style-name="ro1">
          <table:table-cell office:value-type="string" calcext:value-type="string">
            <text:p>width: 80%;</text:p>
          </table:table-cell>
          <table:table-cell office:value-type="string" calcext:value-type="string">
            <text:p>theo mô tả thì remote sạc pin được mà mình k thấy sạc chỗ nào. với pin loại như thế này thì k biết ở đâu bán mà thay vậy ạ</text:p>
          </table:table-cell>
        </table:table-row>
        <table:table-row table:style-name="ro2">
          <table:table-cell office:value-type="string" calcext:value-type="string">
            <text:p>width: 80%;</text:p>
          </table:table-cell>
          <table:table-cell office:value-type="string" calcext:value-type="string">
            <text:p>Theo mình thấy thì jack 3.5 mm chỉ đó vai trò là cổng in nhận tính hiệu từ nguồn phát chứ không đóng vai trò là bluetooth receiver để nhận nguồn nhạc bluetooth rồi dẫn qua dây phát ra loa hay tai nghe.</text:p>
            <text:p>Và loa có khe nhận thẻ microSD nha các bạn, mấy thằng trả lời câu hỏi của Tiki chả biết gì zz</text:p>
          </table:table-cell>
        </table:table-row>
        <table:table-row table:style-name="ro1">
          <table:table-cell office:value-type="string" calcext:value-type="string">
            <text:p>width: 80%;</text:p>
          </table:table-cell>
          <table:table-cell office:value-type="string" calcext:value-type="string">
            <text:p>Thẻ xài ổn. Đến giờ chưa hư. Có cái không có cái hộp nhựa như sandisk nên khó bảo quản.</text:p>
          </table:table-cell>
        </table:table-row>
        <table:table-row table:style-name="ro1">
          <table:table-cell office:value-type="string" calcext:value-type="string">
            <text:p>width: 80%;</text:p>
          </table:table-cell>
          <table:table-cell office:value-type="string" calcext:value-type="string">
            <text:p>Thẻ vừa nhận, được bọc và đóng gói cẩn thận. Nhưng là thẻ đã dùng rồi phải không shop?</text:p>
          </table:table-cell>
        </table:table-row>
        <table:table-row table:style-name="ro1">
          <table:table-cell office:value-type="string" calcext:value-type="string">
            <text:p>width: 80%;</text:p>
          </table:table-cell>
          <table:table-cell office:value-type="string" calcext:value-type="string">
            <text:p>Thẻ như hình chạy tốt, mà không đủ 32gb...có 29,7gb.. mong tiki lần sau bán đồ chuẩn hơn nhe.</text:p>
          </table:table-cell>
        </table:table-row>
        <table:table-row table:style-name="ro1">
          <table:table-cell office:value-type="string" calcext:value-type="string">
            <text:p>width: 80%;</text:p>
          </table:table-cell>
          <table:table-cell office:value-type="string" calcext:value-type="string">
            <text:p>Thẻ nhớ xài tốt lém. Lưu lại hình nhanh. Mình rất thích</text:p>
          </table:table-cell>
        </table:table-row>
        <table:table-row table:style-name="ro1">
          <table:table-cell office:value-type="string" calcext:value-type="string">
            <text:p>width: 80%;</text:p>
          </table:table-cell>
          <table:table-cell office:value-type="string" calcext:value-type="string">
            <text:p>Thẻ nhớ sandisk class 10- 32gb dùng làm giữ lại những tài liệu quan trọng của cá nhân hay trong công tác , tạo được sự thoải mái , không quá mất lâu thời gian để tải lại , giá thành hơi đắt nhưng chất lượng và bền , bảo hành 5 năm .</text:p>
          </table:table-cell>
        </table:table-row>
        <table:table-row table:style-name="ro2">
          <table:table-cell office:value-type="string" calcext:value-type="string">
            <text:p>width: 80%;</text:p>
          </table:table-cell>
          <table:table-cell office:value-type="string" calcext:value-type="string">
            <text:p>Thẻ nhớ này thuộc hàng nhanh nhất của UHS-I rồi.</text:p>
            <text:p>Lưu ý cho các bạn chưa từng mua là 170MB/s là tốc độ đọc tối đa nhé... còn tốc độ ghi tối đa là 90MB/s. Chụp .jpeg thì không phải bàn... chụp RAW+JPEG mà Continuous Shooting thì còn hơi load tí... (cái này dễ hiểu)... nên là nếu bạn nào có máy ảnh hay máy quay hỗ trợ UHS-II thì đầu tư thẻ UHS-II cho okie hơn nhé...</text:p>
          </table:table-cell>
        </table:table-row>
        <table:table-row table:style-name="ro3">
          <table:table-cell office:value-type="string" calcext:value-type="string">
            <text:p>width: 80%;</text:p>
          </table:table-cell>
          <table:table-cell office:value-type="string" calcext:value-type="string">
            <text:p>Thẻ nhớ này mình được tặng kèm khi mua Lens canon hồi dịp giáng sinh. Thẻ nhớ tốc độ ghi đọc nhanh, ko có hiện tượng lag khi chụp ảnh!</text:p>
            <text:p>Nhưng có điều thẻ khi gửi về đã được tiki bốc vỏ sẵn, có thể kiểm tra hay gì đó! Nhưng mình không quan trọng lắm vấn đề này! Vì thẻ còn như mới, hoạt động ổn định là ok!</text:p>
            <text:p>Trước đây cũng có thẻ 4GB. Nay lên thẻ 32GB lưu ảnh thoải mái, không cần thiết phải xóa đi xóa lại!</text:p>
          </table:table-cell>
        </table:table-row>
        <table:table-row table:style-name="ro1">
          <table:table-cell office:value-type="string" calcext:value-type="string">
            <text:p>width: 80%;</text:p>
          </table:table-cell>
          <table:table-cell office:value-type="string" calcext:value-type="string">
            <text:p>Thẻ nhớ này dùng rất tốt, nhưng dùng được duy nhất một lần cho camera ghi hình. Gỡ khỏi thiết bị ghi hình lần thứ hai thì không dùng được nữa, muốn xuất dữ liệu chờ cả ngày mà máy tính ko tìm ra thẻ nhớ. Thua.</text:p>
          </table:table-cell>
        </table:table-row>
        <table:table-row table:style-name="ro1">
          <table:table-cell office:value-type="string" calcext:value-type="string">
            <text:p>width: 80%;</text:p>
          </table:table-cell>
          <table:table-cell office:value-type="string" calcext:value-type="string">
            <text:p>thẻ nhớ này có dùng được cho gopro hero 7 black không shop</text:p>
          </table:table-cell>
        </table:table-row>
        <table:table-row table:style-name="ro1">
          <table:table-cell office:value-type="string" calcext:value-type="string">
            <text:p>width: 80%;</text:p>
          </table:table-cell>
          <table:table-cell office:value-type="string" calcext:value-type="string">
            <text:p>Thẻ nhớ lưu dữ liệu ổn</text:p>
          </table:table-cell>
        </table:table-row>
        <table:table-row table:style-name="ro1">
          <table:table-cell office:value-type="string" calcext:value-type="string">
            <text:p>width: 80%;</text:p>
          </table:table-cell>
          <table:table-cell office:value-type="string" calcext:value-type="string">
            <text:p>Thẻ nhớ hình như bị mở ra để dán tem, dùng thử khá ok chỉ không hài lòng là thời gian giao hàng dự kiến bị kéo lui tới 2 ngày làm mình phải mua 1 thẻ nhớ khác để dùng gấp.</text:p>
          </table:table-cell>
        </table:table-row>
        <table:table-row table:style-name="ro1">
          <table:table-cell office:value-type="string" calcext:value-type="string">
            <text:p>width: 80%;</text:p>
          </table:table-cell>
          <table:table-cell office:value-type="string" calcext:value-type="string">
            <text:p>Thẻ nhớ dùng tốt, giá cả hợp lý. Giao hàng cẩn thận.</text:p>
          </table:table-cell>
        </table:table-row>
        <table:table-row table:style-name="ro1">
          <table:table-cell office:value-type="string" calcext:value-type="string">
            <text:p>width: 80%;</text:p>
          </table:table-cell>
          <table:table-cell office:value-type="string" calcext:value-type="string">
            <text:p>Thẻ nhớ của sandisk nên mình khá yên tâm về chất lượng, với giá 125k với chiếc thẻ nhớ 16gb thì mình không ngần ngại mà đặt hành lun, thẻ nhớ dùng để đọc hay ghi dữ liệu đều nhanh, 16gb mình có thẻ lưu được nhiều ảnh, nhạc, phim, tài liệu, rất hữu ích</text:p>
          </table:table-cell>
        </table:table-row>
        <table:table-row table:style-name="ro1">
          <table:table-cell office:value-type="string" calcext:value-type="string">
            <text:p>width: 80%;</text:p>
          </table:table-cell>
          <table:table-cell office:value-type="string" calcext:value-type="string">
            <text:p>thẻ nhớ chất lượng ok truyền data mhanh</text:p>
          </table:table-cell>
        </table:table-row>
        <table:table-row table:style-name="ro1">
          <table:table-cell office:value-type="string" calcext:value-type="string">
            <text:p>width: 80%;</text:p>
          </table:table-cell>
          <table:table-cell office:value-type="string" calcext:value-type="string">
            <text:p>Thẻ nhớ bị mở không còn nguyên vẹn. Đề nghị phía công ty giải đáp ạ</text:p>
          </table:table-cell>
        </table:table-row>
        <table:table-row table:style-name="ro1">
          <table:table-cell office:value-type="string" calcext:value-type="string">
            <text:p>width: 80%;</text:p>
          </table:table-cell>
          <table:table-cell office:value-type="string" calcext:value-type="string">
            <text:p>Thẻ nhớ bán ở trên dùng cho canon 30D được ko ạ???</text:p>
          </table:table-cell>
        </table:table-row>
        <table:table-row table:style-name="ro1">
          <table:table-cell office:value-type="string" calcext:value-type="string">
            <text:p>width: 80%;</text:p>
          </table:table-cell>
          <table:table-cell office:value-type="string" calcext:value-type="string">
            <text:p>Thẻ ngon, mình đung cho Canon 6D chụp và quay full HD tốt, tốc độ copy file ra máy tính khoảng hơn 30MB/s. nói chung hài lòng.</text:p>
          </table:table-cell>
        </table:table-row>
        <table:table-row table:style-name="ro1">
          <table:table-cell office:value-type="string" calcext:value-type="string">
            <text:p>width: 80%;</text:p>
          </table:table-cell>
          <table:table-cell office:value-type="string" calcext:value-type="string">
            <text:p>thẻ mới nhưng chỉ có bảo hành 1 năm. Thường các thẻ nhớ toàn 1 đổi 1 trong vòng 5 năm.</text:p>
          </table:table-cell>
        </table:table-row>
        <table:table-row table:style-name="ro1">
          <table:table-cell office:value-type="string" calcext:value-type="string">
            <text:p>width: 80%;</text:p>
          </table:table-cell>
          <table:table-cell office:value-type="string" calcext:value-type="string">
            <text:p>Thẻ mình mới mua ngày 20/04/2020, <text:s/>về dùng thử 2 ngày nói chung thấy OK, còn độ bền thì phải đợi thêm thời gian mới biết được. Thẻ bảo hành bằng hóa đơn mua hàng, tuy nhiên khi khui hàng thì không thấy hóa đơn đâu cả. Mong rằng nhà cung cấp quan tâm đến quyền lợi của khách hàng</text:p>
          </table:table-cell>
        </table:table-row>
        <table:table-row table:style-name="ro1">
          <table:table-cell office:value-type="string" calcext:value-type="string">
            <text:p>width: 80%;</text:p>
          </table:table-cell>
          <table:table-cell office:value-type="string" calcext:value-type="string">
            <text:p>Thẻ dùng tốt !! Thời gian giao hàng ổn!!!!!!!!!!!!!</text:p>
          </table:table-cell>
        </table:table-row>
        <table:table-row table:style-name="ro1">
          <table:table-cell office:value-type="string" calcext:value-type="string">
            <text:p>width: 80%;</text:p>
          </table:table-cell>
          <table:table-cell office:value-type="string" calcext:value-type="string">
            <text:p>Thẻ đóng gói đúng quy cách, hình thức như ảnh trên tiki, tuy nhiên tốc độ đọc ghi hơi chậm, không phù hợp với việc quay video nhưng vì giá rẻ nên chất lượng thế này là ổn rồi.</text:p>
          </table:table-cell>
        </table:table-row>
        <table:table-row table:style-name="ro1">
          <table:table-cell office:value-type="string" calcext:value-type="string">
            <text:p>width: 80%;</text:p>
          </table:table-cell>
          <table:table-cell office:value-type="string" calcext:value-type="string">
            <text:p>Thẻ có tốc độ tương đối thích hợp với mô tả. Bao bì hơi ọp ẹp.</text:p>
          </table:table-cell>
        </table:table-row>
        <table:table-row table:style-name="ro1">
          <table:table-cell office:value-type="string" calcext:value-type="string">
            <text:p>width: 80%;</text:p>
          </table:table-cell>
          <table:table-cell office:value-type="string" calcext:value-type="string">
            <text:p>Thể có dung lượng 16GB dành cho máy ảnh có thể lưu trữ một lượng lớn ảnh và video. Tốc độ ghi dữ liệu cũng khá nhanh và giá thì quá tốt luôn.</text:p>
          </table:table-cell>
        </table:table-row>
        <table:table-row table:style-name="ro2">
          <table:table-cell office:value-type="string" calcext:value-type="string">
            <text:p>width: 80%;</text:p>
          </table:table-cell>
          <table:table-cell office:value-type="string" calcext:value-type="string">
            <text:p>Thể bảo hành chính hãng Lê bảo minh hạn đến tháng 01/2019. Trong khi mua vào tháng 5/2018. Mất oan 4 tháng bảo hành.</text:p>
            <text:p>Len bị lỗi back focus, các body canon từ 50d trên lên mới tự điều chỉnh focus về khớp focus chuẩn.</text:p>
          </table:table-cell>
        </table:table-row>
        <table:table-row table:style-name="ro1">
          <table:table-cell office:value-type="string" calcext:value-type="string">
            <text:p>width: 80%;</text:p>
          </table:table-cell>
          <table:table-cell office:value-type="string" calcext:value-type="string">
            <text:p>Thấy không giống con mình đang sài lắm. Nhưng của nhà phân phối dầu khí chắc cũng không đến nổi hàng dỏm :)))</text:p>
          </table:table-cell>
        </table:table-row>
        <table:table-row table:style-name="ro1">
          <table:table-cell office:value-type="string" calcext:value-type="string">
            <text:p>width: 80%;</text:p>
          </table:table-cell>
          <table:table-cell office:value-type="string" calcext:value-type="string">
            <text:p>thấy cũng ổn, giá rẻ hơn ngoài cửa hàng, xài lâu mới biết thế nào, giờ mới mua được 1 tuần chưa thể nhận xét chính xác</text:p>
          </table:table-cell>
        </table:table-row>
        <table:table-row table:style-name="ro1">
          <table:table-cell office:value-type="string" calcext:value-type="string">
            <text:p>width: 80%;</text:p>
          </table:table-cell>
          <table:table-cell office:value-type="string" calcext:value-type="string">
            <text:p>Tháng trước mình mua sản phẩm này để tặng. Bạn mình mới sử dụng và nhận xét là âm thanh rất tốt, anh ấy rất hài lòng. Nhưng vài ngày trước máy gặp lỗi khi chuyển bài. Tức là list nhạc vẫn đang chạy bình thường thì sẽ dừng và không chuyển bài nữa (bài đó ngẫu nhiên, cũng không phải bài cuối cùng trong list). Trường hợp này ngẫu nhiên lặp lại vài lần anh ấy mới báo lại cho mình. Vậy mình có thể bảo hành máy ở đâu và bây giờ thì có được đổi lại 1 cái khác không</text:p>
          </table:table-cell>
        </table:table-row>
        <table:table-row table:style-name="ro1">
          <table:table-cell office:value-type="string" calcext:value-type="string">
            <text:p>width: 80%;</text:p>
          </table:table-cell>
          <table:table-cell office:value-type="string" calcext:value-type="string">
            <text:p>Thái độ nhân viên giao hàng rất không hài lòng đề nghị làm việc với bên giao hàng.</text:p>
          </table:table-cell>
        </table:table-row>
        <table:table-row table:style-name="ro1">
          <table:table-cell office:value-type="string" calcext:value-type="string">
            <text:p>width: 80%;</text:p>
          </table:table-cell>
          <table:table-cell office:value-type="string" calcext:value-type="string">
            <text:p>Tay mình nhỏ nên dùng chuột loại này thấy ổn, không mỏi tay, con lăn nghe mấy bạn bảo có tiếng khó chịu, mừng hú hồn con mình k bị. Tuy nhiên lúc giao hàng hình như cái của mình là cái bị gỡ ra r dán băng keo lại. Không biết có phải do mở để đánh dấu bảo hành hay không. Nhưng nhìn có vài vết xước giống như ai dùng cà xuống mặt bàn rồi. Mà vẫn dùng dc nên mình cho 4* thôi :)</text:p>
          </table:table-cell>
        </table:table-row>
        <table:table-row table:style-name="ro1">
          <table:table-cell office:value-type="string" calcext:value-type="string">
            <text:p>width: 80%;</text:p>
          </table:table-cell>
          <table:table-cell office:value-type="string" calcext:value-type="string">
            <text:p>Tất ok. Ban đầu lo nếu trục trặc khi xài k biết bảo hành ở đâu nên ngại đặt hàng điện tử ở tiki.</text:p>
          </table:table-cell>
        </table:table-row>
        <table:table-row table:style-name="ro1">
          <table:table-cell office:value-type="string" calcext:value-type="string">
            <text:p>width: 80%;</text:p>
          </table:table-cell>
          <table:table-cell office:value-type="string" calcext:value-type="string">
            <text:p>Tặng thêm 1* vì đã để cho mình có cơ hội tìm hiểu và học hỏi thêm. Giá thành và độ sắc nét để mà so sánh thì không bằng Sony. Nếu cho mình lựa chọn lại thì mình sẽ chọn Sony. Nếu bạn nghĩ dùng để selfie nữa thì nên dung iPhone selfie đẹp và chuẩn hơn nhiều. Mình đã mất nửa ngày để có thể kết nối với iPhone, sách hướng dẫn không được chi tiết cho lắm.</text:p>
          </table:table-cell>
        </table:table-row>
        <table:table-row table:style-name="ro1">
          <table:table-cell office:value-type="string" calcext:value-type="string">
            <text:p>width: 80%;</text:p>
          </table:table-cell>
          <table:table-cell office:value-type="string" calcext:value-type="string">
            <text:p>tạm.......................</text:p>
          </table:table-cell>
        </table:table-row>
        <table:table-row table:style-name="ro1">
          <table:table-cell office:value-type="string" calcext:value-type="string">
            <text:p>width: 80%;</text:p>
          </table:table-cell>
          <table:table-cell office:value-type="string" calcext:value-type="string">
            <text:p>tầm tiền này thì chụp choẹt ok rồi</text:p>
          </table:table-cell>
        </table:table-row>
        <table:table-row table:style-name="ro1">
          <table:table-cell office:value-type="string" calcext:value-type="string">
            <text:p>width: 80%;</text:p>
          </table:table-cell>
          <table:table-cell office:value-type="string" calcext:value-type="string">
            <text:p>tạm thời xài oke. không biết ổn định không :))</text:p>
          </table:table-cell>
        </table:table-row>
        <table:table-row table:style-name="ro1">
          <table:table-cell office:value-type="string" calcext:value-type="string">
            <text:p>width: 80%;</text:p>
          </table:table-cell>
          <table:table-cell office:value-type="string" calcext:value-type="string">
            <text:p>Tạm thời thấy ok. Tiki cho mình hỏi khi cắm điện cam quay để lấy vị trí ban đầu, nhưng có tiếng kêu nhẹ(cạch, cạch). Sau đó cam quay về vị trí ban đầu. Cho mình hỏi như vậy có vấn đề gì không?</text:p>
          </table:table-cell>
        </table:table-row>
        <table:table-row table:style-name="ro2">
          <table:table-cell office:value-type="string" calcext:value-type="string">
            <text:p>width: 80%;</text:p>
          </table:table-cell>
          <table:table-cell office:value-type="string" calcext:value-type="string">
            <text:p>Tạm thời mình thấy chất lượng ổn. Chưa lỗi lầm. Kết nối wifi ổn định. </text:p>
            <text:p>Mình đánh giá 4 sao vì shop k đính kèm hoá đơn. Nhưng sẽ cho lên 5 sao sau 1 tháng sử dụng.</text:p>
          </table:table-cell>
        </table:table-row>
        <table:table-row table:style-name="ro1">
          <table:table-cell office:value-type="string" calcext:value-type="string">
            <text:p>width: 80%;</text:p>
          </table:table-cell>
          <table:table-cell office:value-type="string" calcext:value-type="string">
            <text:p>tạm thời dùng ok. sạc ko báo đầy pin. Nếu dùng lâu dài ổn sẻ trở lại đánh giá 5*.</text:p>
          </table:table-cell>
        </table:table-row>
        <table:table-row table:style-name="ro1">
          <table:table-cell office:value-type="string" calcext:value-type="string">
            <text:p>width: 80%;</text:p>
          </table:table-cell>
          <table:table-cell office:value-type="string" calcext:value-type="string">
            <text:p>tạm thời đg sử dụng tốt nhưng ko thấy tem bảo hành</text:p>
          </table:table-cell>
        </table:table-row>
        <table:table-row table:style-name="ro1">
          <table:table-cell office:value-type="string" calcext:value-type="string">
            <text:p>width: 80%;</text:p>
          </table:table-cell>
          <table:table-cell office:value-type="string" calcext:value-type="string">
            <text:p>tạm thời chưa có vấn đề, camera thỉnh thoảng xem hơi lag, ko mượt mà lắm</text:p>
          </table:table-cell>
        </table:table-row>
        <table:table-row table:style-name="ro1">
          <table:table-cell office:value-type="string" calcext:value-type="string">
            <text:p>width: 80%;</text:p>
          </table:table-cell>
          <table:table-cell office:value-type="string" calcext:value-type="string">
            <text:p>tầm tạm</text:p>
          </table:table-cell>
        </table:table-row>
        <table:table-row table:style-name="ro1">
          <table:table-cell office:value-type="string" calcext:value-type="string">
            <text:p>width: 80%;</text:p>
          </table:table-cell>
          <table:table-cell office:value-type="string" calcext:value-type="string">
            <text:p>tam tam</text:p>
          </table:table-cell>
        </table:table-row>
        <table:table-row table:style-name="ro4">
          <table:table-cell office:value-type="string" calcext:value-type="string">
            <text:p>width: 80%;</text:p>
          </table:table-cell>
          <table:table-cell office:value-type="string" calcext:value-type="string">
            <text:p>Tầm phủ sóng tốt, rộng. Có 2 chế độ 5GHz và 2GHz.</text:p>
            <text:p>Ăng ten linh hoạt, để có thể điều chỉnh theo bất kỳ hướng nhà nào.</text:p>
            <text:p>Nhược điểm là mình chưa tìm thấy nút reset, toàn phải rút phích cắm ra cắm lại. </text:p>
            <text:p>Wifi ổn định, từ lúc mua đến giờ xài test hơn 1 tháng nhưng chưa có tình trạng rớt mạng, khới động lại hay chập chờn.</text:p>
          </table:table-cell>
        </table:table-row>
        <table:table-row table:style-name="ro1">
          <table:table-cell office:value-type="string" calcext:value-type="string">
            <text:p>width: 80%;</text:p>
          </table:table-cell>
          <table:table-cell office:value-type="string" calcext:value-type="string">
            <text:p>Tạm ổnbrndbjejjewkdjgjkvkfkvkkbrkndnemfnfncn mdmdmnnd. X ứnnbfbsbjdjvn cmekzheosoejqkcbnskqozjrnd</text:p>
          </table:table-cell>
        </table:table-row>
        <table:table-row table:style-name="ro1">
          <table:table-cell office:value-type="string" calcext:value-type="string">
            <text:p>width: 80%;</text:p>
          </table:table-cell>
          <table:table-cell office:value-type="string" calcext:value-type="string">
            <text:p>Tạm ổn,nghe cung ok</text:p>
          </table:table-cell>
        </table:table-row>
        <table:table-row table:style-name="ro1">
          <table:table-cell office:value-type="string" calcext:value-type="string">
            <text:p>width: 80%;</text:p>
          </table:table-cell>
          <table:table-cell office:value-type="string" calcext:value-type="string">
            <text:p>tạm ổn, sản phẩm không có thẻ nhớ kèm theo. cần thời gian test sản phẩm</text:p>
          </table:table-cell>
        </table:table-row>
        <table:table-row table:style-name="ro1">
          <table:table-cell office:value-type="string" calcext:value-type="string">
            <text:p>width: 80%;</text:p>
          </table:table-cell>
          <table:table-cell office:value-type="string" calcext:value-type="string">
            <text:p>tạm ổn, sản phẩm đúng như mô tả, núm điều chỉnh còn hơi cứng.</text:p>
          </table:table-cell>
        </table:table-row>
        <table:table-row table:style-name="ro1">
          <table:table-cell office:value-type="string" calcext:value-type="string">
            <text:p>width: 80%;</text:p>
          </table:table-cell>
          <table:table-cell office:value-type="string" calcext:value-type="string">
            <text:p>tạm ổn, ko dc chất lượng lắm</text:p>
          </table:table-cell>
        </table:table-row>
        <table:table-row table:style-name="ro1">
          <table:table-cell office:value-type="string" calcext:value-type="string">
            <text:p>width: 80%;</text:p>
          </table:table-cell>
          <table:table-cell office:value-type="string" calcext:value-type="string">
            <text:p>Tạm ổn, hơi cồng kềnh khi mang đi , nhưng cũng tạm ổn với giá</text:p>
          </table:table-cell>
        </table:table-row>
        <table:table-row table:style-name="ro1">
          <table:table-cell office:value-type="string" calcext:value-type="string">
            <text:p>width: 80%;</text:p>
          </table:table-cell>
          <table:table-cell office:value-type="string" calcext:value-type="string">
            <text:p>tạm ổn, chưa đánh giá đc chất lượng vì chưa quay</text:p>
          </table:table-cell>
        </table:table-row>
        <table:table-row table:style-name="ro1">
          <table:table-cell office:value-type="string" calcext:value-type="string">
            <text:p>width: 80%;</text:p>
          </table:table-cell>
          <table:table-cell office:value-type="string" calcext:value-type="string">
            <text:p>Tạm ổn với mức giá</text:p>
          </table:table-cell>
        </table:table-row>
        <table:table-row table:style-name="ro1">
          <table:table-cell office:value-type="string" calcext:value-type="string">
            <text:p>width: 80%;</text:p>
          </table:table-cell>
          <table:table-cell office:value-type="string" calcext:value-type="string">
            <text:p>Tạm ổn với giá tiền.</text:p>
          </table:table-cell>
        </table:table-row>
        <table:table-row table:style-name="ro3">
          <table:table-cell office:value-type="string" calcext:value-type="string">
            <text:p>width: 80%;</text:p>
          </table:table-cell>
          <table:table-cell office:value-type="string" calcext:value-type="string">
            <text:p>tạm ổn so với tầm giá có điều thi thoảng lỗi không xem được</text:p>
            <text:p/>
            <text:p>so với tầm giá</text:p>
          </table:table-cell>
        </table:table-row>
        <table:table-row table:style-name="ro1">
          <table:table-cell office:value-type="string" calcext:value-type="string">
            <text:p>width: 80%;</text:p>
          </table:table-cell>
          <table:table-cell office:value-type="string" calcext:value-type="string">
            <text:p>tạm ổn so với giá! bass hơi yếu</text:p>
          </table:table-cell>
        </table:table-row>
        <table:table-row table:style-name="ro1">
          <table:table-cell office:value-type="string" calcext:value-type="string">
            <text:p>width: 80%;</text:p>
          </table:table-cell>
          <table:table-cell office:value-type="string" calcext:value-type="string">
            <text:p>Tạm ổn so với giá tiền</text:p>
          </table:table-cell>
        </table:table-row>
        <table:table-row table:style-name="ro1">
          <table:table-cell office:value-type="string" calcext:value-type="string">
            <text:p>width: 80%;</text:p>
          </table:table-cell>
          <table:table-cell office:value-type="string" calcext:value-type="string">
            <text:p>Tạm ổn ! Ns chung vừa với giá tiền , tiền nào của nấy thôi các bác</text:p>
          </table:table-cell>
        </table:table-row>
        <table:table-row table:style-name="ro1">
          <table:table-cell office:value-type="string" calcext:value-type="string">
            <text:p>width: 80%;</text:p>
          </table:table-cell>
          <table:table-cell office:value-type="string" calcext:value-type="string">
            <text:p>tạm ổn</text:p>
          </table:table-cell>
        </table:table-row>
        <table:table-row table:style-name="ro1">
          <table:table-cell office:value-type="string" calcext:value-type="string">
            <text:p>width: 80%;</text:p>
          </table:table-cell>
          <table:table-cell office:value-type="string" calcext:value-type="string">
            <text:p>tạm ổn</text:p>
          </table:table-cell>
        </table:table-row>
        <table:table-row table:style-name="ro1">
          <table:table-cell office:value-type="string" calcext:value-type="string">
            <text:p>width: 80%;</text:p>
          </table:table-cell>
          <table:table-cell office:value-type="string" calcext:value-type="string">
            <text:p>Tạm ổn</text:p>
          </table:table-cell>
        </table:table-row>
        <table:table-row table:style-name="ro1">
          <table:table-cell office:value-type="string" calcext:value-type="string">
            <text:p>width: 80%;</text:p>
          </table:table-cell>
          <table:table-cell office:value-type="string" calcext:value-type="string">
            <text:p>Tạm ổn</text:p>
          </table:table-cell>
        </table:table-row>
        <table:table-row table:style-name="ro1">
          <table:table-cell office:value-type="string" calcext:value-type="string">
            <text:p>width: 80%;</text:p>
          </table:table-cell>
          <table:table-cell office:value-type="string" calcext:value-type="string">
            <text:p>Tạm ổn</text:p>
          </table:table-cell>
        </table:table-row>
        <table:table-row table:style-name="ro1">
          <table:table-cell office:value-type="string" calcext:value-type="string">
            <text:p>width: 80%;</text:p>
          </table:table-cell>
          <table:table-cell office:value-type="string" calcext:value-type="string">
            <text:p>Tầm nhìn ban đêm và ban ngày ok, tuy nhiên góc không được rộng</text:p>
          </table:table-cell>
        </table:table-row>
        <table:table-row table:style-name="ro1">
          <table:table-cell office:value-type="string" calcext:value-type="string">
            <text:p>width: 80%;</text:p>
          </table:table-cell>
          <table:table-cell office:value-type="string" calcext:value-type="string">
            <text:p>tấm lót bị hôi mùi hơ lâu hết mùi. còn all thì oke.</text:p>
          </table:table-cell>
        </table:table-row>
        <table:table-row table:style-name="ro1">
          <table:table-cell office:value-type="string" calcext:value-type="string">
            <text:p>width: 80%;</text:p>
          </table:table-cell>
          <table:table-cell office:value-type="string" calcext:value-type="string">
            <text:p>tạm hài lòng vì sạc pin vẫn hơi chậm . lúc sạc vào pin dự phòng điện vào vẫn chậm</text:p>
          </table:table-cell>
        </table:table-row>
        <table:table-row table:style-name="ro2">
          <table:table-cell office:value-type="string" calcext:value-type="string">
            <text:p>width: 80%;</text:p>
          </table:table-cell>
          <table:table-cell office:value-type="string" calcext:value-type="string">
            <text:p>Tạm hài lòng về chất lượng.</text:p>
            <text:p>Cầm lâu hơi nặng và cồng kềnh.</text:p>
          </table:table-cell>
        </table:table-row>
        <table:table-row table:style-name="ro1">
          <table:table-cell office:value-type="string" calcext:value-type="string">
            <text:p>width: 80%;</text:p>
          </table:table-cell>
          <table:table-cell office:value-type="string" calcext:value-type="string">
            <text:p>Tầm giá này mà có cả pin lẫn sạc thì mình thấy khá ổn, không biết lâu dài có bền không, nhưng trước mắt mua được cả tuần rồi xài vẫn ổn nha</text:p>
          </table:table-cell>
        </table:table-row>
        <table:table-row table:style-name="ro1">
          <table:table-cell office:value-type="string" calcext:value-type="string">
            <text:p>width: 80%;</text:p>
          </table:table-cell>
          <table:table-cell office:value-type="string" calcext:value-type="string">
            <text:p>Tầm giá này là ok, âm thanh tốt, nhưng mình hy vọng là âm thanh nghe ấm hơn nữa thì hay hơn.</text:p>
          </table:table-cell>
        </table:table-row>
        <table:table-row table:style-name="ro1">
          <table:table-cell office:value-type="string" calcext:value-type="string">
            <text:p>width: 80%;</text:p>
          </table:table-cell>
          <table:table-cell office:value-type="string" calcext:value-type="string">
            <text:p>Tầm giá dưới 200k không thể đòi hỏi được như tai nghe Samsung chính hãng. Âm thanh nghe vừa, chỉ hơi thiếu bass thôi !</text:p>
          </table:table-cell>
        </table:table-row>
        <table:table-row table:style-name="ro1">
          <table:table-cell office:value-type="string" calcext:value-type="string">
            <text:p>width: 80%;</text:p>
          </table:table-cell>
          <table:table-cell office:value-type="string" calcext:value-type="string">
            <text:p>Tạm được, tiền nào của nấy thôi</text:p>
          </table:table-cell>
        </table:table-row>
        <table:table-row table:style-name="ro1">
          <table:table-cell office:value-type="string" calcext:value-type="string">
            <text:p>width: 80%;</text:p>
          </table:table-cell>
          <table:table-cell office:value-type="string" calcext:value-type="string">
            <text:p>Tạm được so với tầm giá.Cùng gia đình Xiaomi nên dễ setup. Hình ảnh khá bệt,nhưng giá tầm 400k là ổn+ thẻ nhớ nữa thì tốt biết mấy.</text:p>
          </table:table-cell>
        </table:table-row>
        <table:table-row table:style-name="ro1">
          <table:table-cell office:value-type="string" calcext:value-type="string">
            <text:p>width: 80%;</text:p>
          </table:table-cell>
          <table:table-cell office:value-type="string" calcext:value-type="string">
            <text:p>tạm được sản phẩm này cũng ok. nhưng hơn 200k mà chân hơi yếu !</text:p>
          </table:table-cell>
        </table:table-row>
        <table:table-row table:style-name="ro1">
          <table:table-cell office:value-type="string" calcext:value-type="string">
            <text:p>width: 80%;</text:p>
          </table:table-cell>
          <table:table-cell office:value-type="string" calcext:value-type="string">
            <text:p>Tạm được nếu sử dụng iphone . mình sài samsung A9 pro hơi nặng nên rớt hoài</text:p>
          </table:table-cell>
        </table:table-row>
        <table:table-row table:style-name="ro2">
          <table:table-cell office:value-type="string" calcext:value-type="string">
            <text:p>width: 80%;</text:p>
          </table:table-cell>
          <table:table-cell office:value-type="string" calcext:value-type="string">
            <text:p>tạm được cất cánh lên phải giữ cần điều khiển liền</text:p>
            <text:p>k thì nó bay vào vật cản</text:p>
          </table:table-cell>
        </table:table-row>
        <table:table-row table:style-name="ro1">
          <table:table-cell office:value-type="string" calcext:value-type="string">
            <text:p>width: 80%;</text:p>
          </table:table-cell>
          <table:table-cell office:value-type="string" calcext:value-type="string">
            <text:p>tạm được</text:p>
          </table:table-cell>
        </table:table-row>
        <table:table-row table:style-name="ro1">
          <table:table-cell office:value-type="string" calcext:value-type="string">
            <text:p>width: 80%;</text:p>
          </table:table-cell>
          <table:table-cell office:value-type="string" calcext:value-type="string">
            <text:p>Tạm được</text:p>
          </table:table-cell>
        </table:table-row>
        <table:table-row table:style-name="ro1">
          <table:table-cell office:value-type="string" calcext:value-type="string">
            <text:p>width: 80%;</text:p>
          </table:table-cell>
          <table:table-cell office:value-type="string" calcext:value-type="string">
            <text:p>tạm được</text:p>
          </table:table-cell>
        </table:table-row>
        <table:table-row table:style-name="ro1">
          <table:table-cell office:value-type="string" calcext:value-type="string">
            <text:p>width: 80%;</text:p>
          </table:table-cell>
          <table:table-cell office:value-type="string" calcext:value-type="string">
            <text:p>Tạm được</text:p>
          </table:table-cell>
        </table:table-row>
        <table:table-row table:style-name="ro1">
          <table:table-cell office:value-type="string" calcext:value-type="string">
            <text:p>width: 80%;</text:p>
          </table:table-cell>
          <table:table-cell office:value-type="string" calcext:value-type="string">
            <text:p>Tạm được</text:p>
          </table:table-cell>
        </table:table-row>
        <table:table-row table:style-name="ro1">
          <table:table-cell office:value-type="string" calcext:value-type="string">
            <text:p>width: 80%;</text:p>
          </table:table-cell>
          <table:table-cell office:value-type="string" calcext:value-type="string">
            <text:p>Tạm đc. Nhìn thì cũng đc. Nhưng mong manh. Tút cái tụt</text:p>
          </table:table-cell>
        </table:table-row>
        <table:table-row table:style-name="ro1">
          <table:table-cell office:value-type="string" calcext:value-type="string">
            <text:p>width: 80%;</text:p>
          </table:table-cell>
          <table:table-cell office:value-type="string" calcext:value-type="string">
            <text:p>tạm dc trong tầm giá. ban đêm màu k tốt, trắng đen cũng k đủ sáng</text:p>
          </table:table-cell>
        </table:table-row>
        <table:table-row table:style-name="ro1">
          <table:table-cell office:value-type="string" calcext:value-type="string">
            <text:p>width: 80%;</text:p>
          </table:table-cell>
          <table:table-cell office:value-type="string" calcext:value-type="string">
            <text:p>tạm chấp nhận với giá tiền</text:p>
          </table:table-cell>
        </table:table-row>
        <table:table-row table:style-name="ro1">
          <table:table-cell office:value-type="string" calcext:value-type="string">
            <text:p>width: 80%;</text:p>
          </table:table-cell>
          <table:table-cell office:value-type="string" calcext:value-type="string">
            <text:p>tạm</text:p>
          </table:table-cell>
        </table:table-row>
        <table:table-row table:style-name="ro1">
          <table:table-cell office:value-type="string" calcext:value-type="string">
            <text:p>width: 80%;</text:p>
          </table:table-cell>
          <table:table-cell office:value-type="string" calcext:value-type="string">
            <text:p>Tạm</text:p>
          </table:table-cell>
        </table:table-row>
        <table:table-row table:style-name="ro1">
          <table:table-cell office:value-type="string" calcext:value-type="string">
            <text:p>width: 80%;</text:p>
          </table:table-cell>
          <table:table-cell office:value-type="string" calcext:value-type="string">
            <text:p>Tại sao mình chọn mua trả góp bằng thẻ tín dụng nhưng không thấy chuyển đổi trả góp mà thành thanh toán 1 lần nhờ tiki hỗ trợ</text:p>
          </table:table-cell>
        </table:table-row>
        <table:table-row table:style-name="ro1">
          <table:table-cell office:value-type="string" calcext:value-type="string">
            <text:p>width: 80%;</text:p>
          </table:table-cell>
          <table:table-cell office:value-type="string" calcext:value-type="string">
            <text:p>Tại sao lại k có củ cắm vậy ? Mỗi cái dây usb vậy?</text:p>
          </table:table-cell>
        </table:table-row>
        <table:table-row table:style-name="ro1">
          <table:table-cell office:value-type="string" calcext:value-type="string">
            <text:p>width: 80%;</text:p>
          </table:table-cell>
          <table:table-cell office:value-type="string" calcext:value-type="string">
            <text:p>Tại sao e mua 3 cái trước không có đèn màu xanh . Làm thế nào để mất được</text:p>
          </table:table-cell>
        </table:table-row>
        <table:table-row table:style-name="ro1">
          <table:table-cell office:value-type="string" calcext:value-type="string">
            <text:p>width: 80%;</text:p>
          </table:table-cell>
          <table:table-cell office:value-type="string" calcext:value-type="string">
            <text:p>tại sao cứ tải đc đến 20% là lại mất kết nối vậy ad</text:p>
          </table:table-cell>
        </table:table-row>
        <table:table-row table:style-name="ro1">
          <table:table-cell office:value-type="string" calcext:value-type="string">
            <text:p>width: 80%;</text:p>
          </table:table-cell>
          <table:table-cell office:value-type="string" calcext:value-type="string">
            <text:p>Tai s sam phạm nay toi chua Dc nhan ma s k ai gọi het z <text:s/>..........................;;;;;;</text:p>
          </table:table-cell>
        </table:table-row>
        <table:table-row table:style-name="ro1">
          <table:table-cell office:value-type="string" calcext:value-type="string">
            <text:p>width: 80%;</text:p>
          </table:table-cell>
          <table:table-cell office:value-type="string" calcext:value-type="string">
            <text:p>Tai phone dùng ok hài lòng sẽ còn mua nhiều của tuki</text:p>
          </table:table-cell>
        </table:table-row>
        <table:table-row table:style-name="ro1">
          <table:table-cell office:value-type="string" calcext:value-type="string">
            <text:p>width: 80%;</text:p>
          </table:table-cell>
          <table:table-cell office:value-type="string" calcext:value-type="string">
            <text:p>tại nhin màn hjh đien thoại nó net quen roi nen khi nhin sag man hjh của máy hơi rỗ. dùng quen roi thi ko sao pkai nói tốc độ cop ảnh sang dien thoại rất nhanh. nhìn ảnh cop sag dt thì quá chẹp hi</text:p>
          </table:table-cell>
        </table:table-row>
        <table:table-row table:style-name="ro1">
          <table:table-cell office:value-type="string" calcext:value-type="string">
            <text:p>width: 80%;</text:p>
          </table:table-cell>
          <table:table-cell office:value-type="string" calcext:value-type="string">
            <text:p>Tai nghe tốt,giao hàng thân thiện,chỉ có điều tai nghe hơi nhỏ</text:p>
          </table:table-cell>
        </table:table-row>
        <table:table-row table:style-name="ro1">
          <table:table-cell office:value-type="string" calcext:value-type="string">
            <text:p>width: 80%;</text:p>
          </table:table-cell>
          <table:table-cell office:value-type="string" calcext:value-type="string">
            <text:p>Tai nghe tốt tuy hơi to, lúc đầu hơi khó điều chỉnh lúc sau quen điều chỉnh dễ hơn. Chất lượng dịch vụ tốt, ship hàng nhanh</text:p>
          </table:table-cell>
        </table:table-row>
        <table:table-row table:style-name="ro1">
          <table:table-cell office:value-type="string" calcext:value-type="string">
            <text:p>width: 80%;</text:p>
          </table:table-cell>
          <table:table-cell office:value-type="string" calcext:value-type="string">
            <text:p>tai nghe tốt nhưng sao lại không thấy có mic</text:p>
          </table:table-cell>
        </table:table-row>
        <table:table-row table:style-name="ro1">
          <table:table-cell office:value-type="string" calcext:value-type="string">
            <text:p>width: 80%;</text:p>
          </table:table-cell>
          <table:table-cell office:value-type="string" calcext:value-type="string">
            <text:p>Tai nghe tốt giao hàng nhanh hơn dự kiến 4 ngày ! Với giá cả hợp lý thì tai nghe akg chất lượng khá tôt</text:p>
          </table:table-cell>
        </table:table-row>
        <table:table-row table:style-name="ro1">
          <table:table-cell office:value-type="string" calcext:value-type="string">
            <text:p>width: 80%;</text:p>
          </table:table-cell>
          <table:table-cell office:value-type="string" calcext:value-type="string">
            <text:p>Tai nghe thiết kế đẹp, dùng rất ổn, mà sao mình check lại giá nó lại tăng r :)))))</text:p>
          </table:table-cell>
        </table:table-row>
        <table:table-row table:style-name="ro1">
          <table:table-cell office:value-type="string" calcext:value-type="string">
            <text:p>width: 80%;</text:p>
          </table:table-cell>
          <table:table-cell office:value-type="string" calcext:value-type="string">
            <text:p>Tai nghe tạm ổn, đeo êm nhưng đeo lâu thì sẽ đau tai. Nếu bạn sử dụng cho công việc telesale thì không nên mua, vì khả năng lọc tiếng ồn xung quanh ko tốt (chỉ có tai nghe chuyên dụng thì dc). Giao hàng nhanh, hàng chính hãng còn tem bảo hành</text:p>
          </table:table-cell>
        </table:table-row>
        <table:table-row table:style-name="ro1">
          <table:table-cell office:value-type="string" calcext:value-type="string">
            <text:p>width: 80%;</text:p>
          </table:table-cell>
          <table:table-cell office:value-type="string" calcext:value-type="string">
            <text:p>Tai nghe sử dụng hoàn hảo như mô tả. Mình chưa mang đi bơi, mới sử dụng 2 tuần. Còn lại để thời gian đánh giá chất lượng sản phẩm.</text:p>
          </table:table-cell>
        </table:table-row>
        <table:table-row table:style-name="ro1">
          <table:table-cell office:value-type="string" calcext:value-type="string">
            <text:p>width: 80%;</text:p>
          </table:table-cell>
          <table:table-cell office:value-type="string" calcext:value-type="string">
            <text:p>Tai nghe rất ok nha cảm ơn shop</text:p>
          </table:table-cell>
        </table:table-row>
        <table:table-row table:style-name="ro1">
          <table:table-cell office:value-type="string" calcext:value-type="string">
            <text:p>width: 80%;</text:p>
          </table:table-cell>
          <table:table-cell office:value-type="string" calcext:value-type="string">
            <text:p>Tai nghe ổn, chống ồn tốt, có điều hơi mau hết pin quá, chưa đến 4h.</text:p>
          </table:table-cell>
        </table:table-row>
        <table:table-row table:style-name="ro1">
          <table:table-cell office:value-type="string" calcext:value-type="string">
            <text:p>width: 80%;</text:p>
          </table:table-cell>
          <table:table-cell office:value-type="string" calcext:value-type="string">
            <text:p>Tai nghe ổn, chất âm tốt trong tầm giá. Thỉnh thoảng vẫn bị mất kêt nối.</text:p>
          </table:table-cell>
        </table:table-row>
        <table:table-row table:style-name="ro2">
          <table:table-cell office:value-type="string" calcext:value-type="string">
            <text:p>width: 80%;</text:p>
          </table:table-cell>
          <table:table-cell office:value-type="string" calcext:value-type="string">
            <text:p>Tai nghe ổn còn lại không ổn lắm </text:p>
            <text:p>Hát bị chập chờn</text:p>
          </table:table-cell>
        </table:table-row>
        <table:table-row table:style-name="ro1">
          <table:table-cell office:value-type="string" calcext:value-type="string">
            <text:p>width: 80%;</text:p>
          </table:table-cell>
          <table:table-cell office:value-type="string" calcext:value-type="string">
            <text:p>tai nghe nghe được.nhung không có bass va hơi nhỏ.</text:p>
          </table:table-cell>
        </table:table-row>
        <table:table-row table:style-name="ro1">
          <table:table-cell office:value-type="string" calcext:value-type="string">
            <text:p>width: 80%;</text:p>
          </table:table-cell>
          <table:table-cell office:value-type="string" calcext:value-type="string">
            <text:p>Tai nghe khá ổn Tuy không bass được nhưng cũng ok .Còn phần âm lượng thì vào phần dành cho người phát triển, tìm vô hiệu hóa âm lượng tối đa là ok ngay</text:p>
          </table:table-cell>
        </table:table-row>
        <table:table-row table:style-name="ro1">
          <table:table-cell office:value-type="string" calcext:value-type="string">
            <text:p>width: 80%;</text:p>
          </table:table-cell>
          <table:table-cell office:value-type="string" calcext:value-type="string">
            <text:p>tai nghe hơi to với lại tự kết nối 2 cái mà ko muốn mong là làm nhỏ lại và đc kết nối riêng lẻ nha thank</text:p>
          </table:table-cell>
        </table:table-row>
        <table:table-row table:style-name="ro1">
          <table:table-cell office:value-type="string" calcext:value-type="string">
            <text:p>width: 80%;</text:p>
          </table:table-cell>
          <table:table-cell office:value-type="string" calcext:value-type="string">
            <text:p>Tai nghe hơi to so với tai mình nên mang hơi đau tai , shop đã mở hộp kiểm tra hàng trước khi giao , nhưng hộp trong có vẻ cũ, <text:s/>còn lại mọi thứ trong hợp lý , thời gian sử dụng chưa xác định , chắc tầm 1h -&gt; 1h30 <text:s/>do sử dụng 10p đã hết 20% pin, âm thanh nghe rõ to , âm lượng tai nghe tùy thuộc vào tùy chỉnh điện thoại nên mình khá hài lòng, lần đầu tiên mua sản phẩm điện tử của shop này nên mình đánh giá 4* , 1 sao còn lại mình giữ lại cho bên phần kích thước của tai nghe, dù sao cũng cảm ơn SHOP không làm mình thất vọng !</text:p>
          </table:table-cell>
        </table:table-row>
        <table:table-row table:style-name="ro1">
          <table:table-cell office:value-type="string" calcext:value-type="string">
            <text:p>width: 80%;</text:p>
          </table:table-cell>
          <table:table-cell office:value-type="string" calcext:value-type="string">
            <text:p>Tai nghe dùng thoải mái, chất âm ổn so với tầm giá.</text:p>
          </table:table-cell>
        </table:table-row>
        <table:table-row table:style-name="ro1">
          <table:table-cell office:value-type="string" calcext:value-type="string">
            <text:p>width: 80%;</text:p>
          </table:table-cell>
          <table:table-cell office:value-type="string" calcext:value-type="string">
            <text:p>Tai nghe dùng đc 1 lúc nghe có vẻ khác tí nhưng vẫn ok</text:p>
          </table:table-cell>
        </table:table-row>
        <table:table-row table:style-name="ro1">
          <table:table-cell office:value-type="string" calcext:value-type="string">
            <text:p>width: 80%;</text:p>
          </table:table-cell>
          <table:table-cell office:value-type="string" calcext:value-type="string">
            <text:p>Tai nghe dùg ok ạ! Nhưg mà ko kết nối đc 2 tai khá buồn chỗ này xíu nghe ok</text:p>
          </table:table-cell>
        </table:table-row>
        <table:table-row table:style-name="ro1">
          <table:table-cell office:value-type="string" calcext:value-type="string">
            <text:p>width: 80%;</text:p>
          </table:table-cell>
          <table:table-cell office:value-type="string" calcext:value-type="string">
            <text:p>tai nghe đẹp, đóng gói tốt, giao hàng nhanh, có điều tai nghe của mình kết nối với ss A20, mở âm lượng mức nhỏ nhất rồi nhưng tiếng vẫn to quá thể, có cách nào chỉnh nhỏ lại không ạ?</text:p>
          </table:table-cell>
        </table:table-row>
        <table:table-row table:style-name="ro1">
          <table:table-cell office:value-type="string" calcext:value-type="string">
            <text:p>width: 80%;</text:p>
          </table:table-cell>
          <table:table-cell office:value-type="string" calcext:value-type="string">
            <text:p>Tai nghe đẹp, âm thanh tốt, có điều hộp sạc không khớp lắm, nói chung giá vậy ổn nên mình không đòi hỏi gì nhiều</text:p>
          </table:table-cell>
        </table:table-row>
        <table:table-row table:style-name="ro1">
          <table:table-cell office:value-type="string" calcext:value-type="string">
            <text:p>width: 80%;</text:p>
          </table:table-cell>
          <table:table-cell office:value-type="string" calcext:value-type="string">
            <text:p>Tai nghe cũng bình thường chứ không hay, không cảm nhận được bass và hơi nhỏ. Tuy nhiên, mk săn được giá 65k nên cũng không đòi hỏi</text:p>
          </table:table-cell>
        </table:table-row>
        <table:table-row table:style-name="ro1">
          <table:table-cell office:value-type="string" calcext:value-type="string">
            <text:p>width: 80%;</text:p>
          </table:table-cell>
          <table:table-cell office:value-type="string" calcext:value-type="string">
            <text:p>tai nghe có bảo hành ko hả chị</text:p>
          </table:table-cell>
        </table:table-row>
        <table:table-row table:style-name="ro1">
          <table:table-cell office:value-type="string" calcext:value-type="string">
            <text:p>width: 80%;</text:p>
          </table:table-cell>
          <table:table-cell office:value-type="string" calcext:value-type="string">
            <text:p>Tai nghe chất lượng ổn trong tầm giá, dây bằng vải dù khá chắc chắn và vệ sinh. Sẽ tiếp tục ủng hộ.</text:p>
          </table:table-cell>
        </table:table-row>
        <table:table-row table:style-name="ro1">
          <table:table-cell office:value-type="string" calcext:value-type="string">
            <text:p>width: 80%;</text:p>
          </table:table-cell>
          <table:table-cell office:value-type="string" calcext:value-type="string">
            <text:p>tai nghe chất lượng nghe nhạc phê luôn</text:p>
          </table:table-cell>
        </table:table-row>
        <table:table-row table:style-name="ro1">
          <table:table-cell office:value-type="string" calcext:value-type="string">
            <text:p>width: 80%;</text:p>
          </table:table-cell>
          <table:table-cell office:value-type="string" calcext:value-type="string">
            <text:p>tai nghe Bluetooth nhỏ gọn với giá như thế là OK nhân viên nhiệt tình</text:p>
          </table:table-cell>
        </table:table-row>
        <table:table-row table:style-name="ro1">
          <table:table-cell office:value-type="string" calcext:value-type="string">
            <text:p>width: 80%;</text:p>
          </table:table-cell>
          <table:table-cell office:value-type="string" calcext:value-type="string">
            <text:p>tai nghe Bluetooth dùng rất tốt ạ nv giao hàng đáng yêu :33</text:p>
          </table:table-cell>
        </table:table-row>
        <table:table-row table:style-name="ro1">
          <table:table-cell office:value-type="string" calcext:value-type="string">
            <text:p>width: 80%;</text:p>
          </table:table-cell>
          <table:table-cell office:value-type="string" calcext:value-type="string">
            <text:p>t8 hỗ trợ thẻ nhớ bao nhiêu gb vậy shop</text:p>
          </table:table-cell>
        </table:table-row>
        <table:table-row table:style-name="ro1">
          <table:table-cell office:value-type="string" calcext:value-type="string">
            <text:p>width: 80%;</text:p>
          </table:table-cell>
          <table:table-cell office:value-type="string" calcext:value-type="string">
            <text:p>Sử dụng tốt, chưa thấy có trục trặc gì về chất lương</text:p>
          </table:table-cell>
        </table:table-row>
        <table:table-row table:style-name="ro1">
          <table:table-cell office:value-type="string" calcext:value-type="string">
            <text:p>width: 80%;</text:p>
          </table:table-cell>
          <table:table-cell office:value-type="string" calcext:value-type="string">
            <text:p>Sử dụng tốt nhưng chờ mã k thấy shop gửi hoá đơn</text:p>
          </table:table-cell>
        </table:table-row>
        <table:table-row table:style-name="ro1">
          <table:table-cell office:value-type="string" calcext:value-type="string">
            <text:p>width: 80%;</text:p>
          </table:table-cell>
          <table:table-cell office:value-type="string" calcext:value-type="string">
            <text:p>sử dụng tốt nhưng chất lượng pin không đạt</text:p>
          </table:table-cell>
        </table:table-row>
        <table:table-row table:style-name="ro1">
          <table:table-cell office:value-type="string" calcext:value-type="string">
            <text:p>width: 80%;</text:p>
          </table:table-cell>
          <table:table-cell office:value-type="string" calcext:value-type="string">
            <text:p>Sử dụng tạm ổn, dây nguồn dễ hư quá</text:p>
          </table:table-cell>
        </table:table-row>
        <table:table-row table:style-name="ro2">
          <table:table-cell office:value-type="string" calcext:value-type="string">
            <text:p>width: 80%;</text:p>
          </table:table-cell>
          <table:table-cell office:value-type="string" calcext:value-type="string">
            <text:p>Sử dụng rất tốt, phù hợp tầm giá</text:p>
            <text:p>Cảm ơn nhà cung cấp và Tiki đã giao trước thời hạn</text:p>
          </table:table-cell>
        </table:table-row>
        <table:table-row table:style-name="ro1">
          <table:table-cell office:value-type="string" calcext:value-type="string">
            <text:p>width: 80%;</text:p>
          </table:table-cell>
          <table:table-cell office:value-type="string" calcext:value-type="string">
            <text:p>Sử dụng ổn, theo thời gian như thế nào sẽ theo dõi thêm</text:p>
          </table:table-cell>
        </table:table-row>
        <table:table-row table:style-name="ro1">
          <table:table-cell office:value-type="string" calcext:value-type="string">
            <text:p>width: 80%;</text:p>
          </table:table-cell>
          <table:table-cell office:value-type="string" calcext:value-type="string">
            <text:p>Sử dụng ổn, lâu lâu hay bị mất kết nối rút ra cắm lại là ok</text:p>
          </table:table-cell>
        </table:table-row>
        <table:table-row table:style-name="ro1">
          <table:table-cell office:value-type="string" calcext:value-type="string">
            <text:p>width: 80%;</text:p>
          </table:table-cell>
          <table:table-cell office:value-type="string" calcext:value-type="string">
            <text:p>sử dụng OK, giá tốt mua ngay đợt KM, hy vọng tiki KM nhiều sản phẩm hơn nữa trong tương lai.</text:p>
          </table:table-cell>
        </table:table-row>
        <table:table-row table:style-name="ro1">
          <table:table-cell office:value-type="string" calcext:value-type="string">
            <text:p>width: 80%;</text:p>
          </table:table-cell>
          <table:table-cell office:value-type="string" calcext:value-type="string">
            <text:p>Sử dụng ok</text:p>
          </table:table-cell>
        </table:table-row>
        <table:table-row table:style-name="ro1">
          <table:table-cell office:value-type="string" calcext:value-type="string">
            <text:p>width: 80%;</text:p>
          </table:table-cell>
          <table:table-cell office:value-type="string" calcext:value-type="string">
            <text:p>sử dụng gia đình nhỏ thì rất ok, quay đêm nhìn rất tốt, góc nhìn rộng</text:p>
          </table:table-cell>
        </table:table-row>
        <table:table-row table:style-name="ro2">
          <table:table-cell office:value-type="string" calcext:value-type="string">
            <text:p>width: 80%;</text:p>
          </table:table-cell>
          <table:table-cell office:value-type="string" calcext:value-type="string">
            <text:p>sử dụng được trên mọi bề mặt, ko cần dùng tấm lót chuột</text:p>
            <text:p>tiết kiệm pin</text:p>
          </table:table-cell>
        </table:table-row>
        <table:table-row table:style-name="ro1">
          <table:table-cell office:value-type="string" calcext:value-type="string">
            <text:p>width: 80%;</text:p>
          </table:table-cell>
          <table:table-cell office:value-type="string" calcext:value-type="string">
            <text:p>sử dụng được thỉnh thoảng giáng đoạn 1 2 giây khi sử dụng bàn phím</text:p>
          </table:table-cell>
        </table:table-row>
        <table:table-row table:style-name="ro1">
          <table:table-cell office:value-type="string" calcext:value-type="string">
            <text:p>width: 80%;</text:p>
          </table:table-cell>
          <table:table-cell office:value-type="string" calcext:value-type="string">
            <text:p>Sử dụng được 3 tháng thấy sản phẩm dùng khá tốt, tuy công suất quạt không lớn lắm nhưng thiết kế nhẹ, thoáng, không bí, kết nhất là thiết kế nghiêng không trượt. Giá cả hợp lý, nói chung là một sản phẩm đáng mua vừa túi tiền sinh viên.</text:p>
          </table:table-cell>
        </table:table-row>
        <table:table-row table:style-name="ro1">
          <table:table-cell office:value-type="string" calcext:value-type="string">
            <text:p>width: 80%;</text:p>
          </table:table-cell>
          <table:table-cell office:value-type="string" calcext:value-type="string">
            <text:p>sử dụng dây mạng internet rất tốt, tuy <text:s/>nhiên cài đặt wifi bị lỗi như hình, gửi lại tiki bảo hành chưa nhận lại</text:p>
          </table:table-cell>
        </table:table-row>
        <table:table-row table:style-name="ro1">
          <table:table-cell office:value-type="string" calcext:value-type="string">
            <text:p>width: 80%;</text:p>
          </table:table-cell>
          <table:table-cell office:value-type="string" calcext:value-type="string">
            <text:p>sử dụng 2ngay thấy rất tốt nếu bền sẽ ủng hộ shop</text:p>
          </table:table-cell>
        </table:table-row>
        <table:table-row table:style-name="ro1">
          <table:table-cell office:value-type="string" calcext:value-type="string">
            <text:p>width: 80%;</text:p>
          </table:table-cell>
          <table:table-cell office:value-type="string" calcext:value-type="string">
            <text:p>Spt. Giao hàng nhanh. Hàng như hình.</text:p>
          </table:table-cell>
        </table:table-row>
        <table:table-row table:style-name="ro1">
          <table:table-cell office:value-type="string" calcext:value-type="string">
            <text:p>width: 80%;</text:p>
          </table:table-cell>
          <table:table-cell office:value-type="string" calcext:value-type="string">
            <text:p>sp xài tương đối, mình chưa xài quen nữa, nhiều lúc bấm mà kg nghe đc</text:p>
          </table:table-cell>
        </table:table-row>
        <table:table-row table:style-name="ro1">
          <table:table-cell office:value-type="string" calcext:value-type="string">
            <text:p>width: 80%;</text:p>
          </table:table-cell>
          <table:table-cell office:value-type="string" calcext:value-type="string">
            <text:p>Sp tuyệt vời , đầy đủ chức năng</text:p>
          </table:table-cell>
        </table:table-row>
        <table:table-row table:style-name="ro1">
          <table:table-cell office:value-type="string" calcext:value-type="string">
            <text:p>width: 80%;</text:p>
          </table:table-cell>
          <table:table-cell office:value-type="string" calcext:value-type="string">
            <text:p>sp tốt, gia tot</text:p>
          </table:table-cell>
        </table:table-row>
        <table:table-row table:style-name="ro3">
          <table:table-cell office:value-type="string" calcext:value-type="string">
            <text:p>width: 80%;</text:p>
          </table:table-cell>
          <table:table-cell office:value-type="string" calcext:value-type="string">
            <text:p>sp tốt, </text:p>
            <text:p>nhưng hoá đơn chưa thấy gửi cho mình.</text:p>
            <text:p>xin gửi giúp mình sớm. thks!</text:p>
          </table:table-cell>
        </table:table-row>
        <table:table-row table:style-name="ro1">
          <table:table-cell office:value-type="string" calcext:value-type="string">
            <text:p>width: 80%;</text:p>
          </table:table-cell>
          <table:table-cell office:value-type="string" calcext:value-type="string">
            <text:p>SP tốt nhưng cần ad giới thiệu bán kèm luôn thẻ nhớ để về lắp sd luôn khỏi mua nhiều lần.</text:p>
          </table:table-cell>
        </table:table-row>
        <table:table-row table:style-name="ro1">
          <table:table-cell office:value-type="string" calcext:value-type="string">
            <text:p>width: 80%;</text:p>
          </table:table-cell>
          <table:table-cell office:value-type="string" calcext:value-type="string">
            <text:p>sp sạc nhanh với cổng IQ, hài lòng với sp Pin Sạc Dự Phòng Anker PowerCore 13000mAh - A1215 do TIKI Bán</text:p>
          </table:table-cell>
        </table:table-row>
        <table:table-row table:style-name="ro1">
          <table:table-cell office:value-type="string" calcext:value-type="string">
            <text:p>width: 80%;</text:p>
          </table:table-cell>
          <table:table-cell office:value-type="string" calcext:value-type="string">
            <text:p>sp rất OK rất tốt nhưng giới thiệu</text:p>
          </table:table-cell>
        </table:table-row>
        <table:table-row table:style-name="ro1">
          <table:table-cell office:value-type="string" calcext:value-type="string">
            <text:p>width: 80%;</text:p>
          </table:table-cell>
          <table:table-cell office:value-type="string" calcext:value-type="string">
            <text:p>Sp ok.nhưng <text:s/>giao hàng hơi lâu</text:p>
          </table:table-cell>
        </table:table-row>
        <table:table-row table:style-name="ro1">
          <table:table-cell office:value-type="string" calcext:value-type="string">
            <text:p>width: 80%;</text:p>
          </table:table-cell>
          <table:table-cell office:value-type="string" calcext:value-type="string">
            <text:p>Sp ok. Tuy nhiên cao hơn chút thì ok hơn. Ngoài ra nếu dc thiết kế làm sao cho gắn lên đầu giường tích hợp chung thì tuyệt</text:p>
          </table:table-cell>
        </table:table-row>
        <table:table-row table:style-name="ro1">
          <table:table-cell office:value-type="string" calcext:value-type="string">
            <text:p>width: 80%;</text:p>
          </table:table-cell>
          <table:table-cell office:value-type="string" calcext:value-type="string">
            <text:p>Sp ok, giống hình. Nên mua</text:p>
          </table:table-cell>
        </table:table-row>
        <table:table-row table:style-name="ro1">
          <table:table-cell office:value-type="string" calcext:value-type="string">
            <text:p>width: 80%;</text:p>
          </table:table-cell>
          <table:table-cell office:value-type="string" calcext:value-type="string">
            <text:p>SP như hình xử dụng tốt</text:p>
          </table:table-cell>
        </table:table-row>
        <table:table-row table:style-name="ro1">
          <table:table-cell office:value-type="string" calcext:value-type="string">
            <text:p>width: 80%;</text:p>
          </table:table-cell>
          <table:table-cell office:value-type="string" calcext:value-type="string">
            <text:p>Sp nhìn chất lượng, chắc chắn. Giao hàng chậm hơn 30 phút so với cam kết.</text:p>
          </table:table-cell>
        </table:table-row>
        <table:table-row table:style-name="ro1">
          <table:table-cell office:value-type="string" calcext:value-type="string">
            <text:p>width: 80%;</text:p>
          </table:table-cell>
          <table:table-cell office:value-type="string" calcext:value-type="string">
            <text:p>sp nay minh moi mua lan dau nen ko biet sao nhung su dung rat on!!! chi la khi giao sp ko co thung giay boc ngoai nen vo hop bi nhau nat, nhin ko dep chut nao ah!!!</text:p>
          </table:table-cell>
        </table:table-row>
        <table:table-row table:style-name="ro2">
          <table:table-cell office:value-type="string" calcext:value-type="string">
            <text:p>width: 80%;</text:p>
          </table:table-cell>
          <table:table-cell office:value-type="string" calcext:value-type="string">
            <text:p>Sp mới nhận cài đặt ok!</text:p>
            <text:p>Tg sử dụng về sau chưa biết thế nào!</text:p>
          </table:table-cell>
        </table:table-row>
        <table:table-row table:style-name="ro1">
          <table:table-cell office:value-type="string" calcext:value-type="string">
            <text:p>width: 80%;</text:p>
          </table:table-cell>
          <table:table-cell office:value-type="string" calcext:value-type="string">
            <text:p>Sp mới dùng thấy khá ok. Tuy nhiên màu sắc thi thoảng ban ngày thì đổi màu đen trắng. Dùng thêm 1 thời gian nữa xem ntn</text:p>
          </table:table-cell>
        </table:table-row>
        <table:table-row table:style-name="ro1">
          <table:table-cell office:value-type="string" calcext:value-type="string">
            <text:p>width: 80%;</text:p>
          </table:table-cell>
          <table:table-cell office:value-type="string" calcext:value-type="string">
            <text:p>Sp không có bọc bong bóng chống sốc.Trong khi tui mua tuýt kem cũng có mà cái này đồ điện tử mà không có :((((((.Sp khá được, giao hàng nhanh (trước thời gian dự kiến 6 ngày ).Sp sài khoản 2h30p và sạc 1h thì đầy pin.Khá ok,bữa đầu nghe khá rè nhưng qua bữa sau âm thanh rõ hơn rất nhiều.Khá ok với mức giá chưa tới 80k</text:p>
          </table:table-cell>
        </table:table-row>
        <table:table-row table:style-name="ro2">
          <table:table-cell office:value-type="string" calcext:value-type="string">
            <text:p>width: 80%;</text:p>
          </table:table-cell>
          <table:table-cell office:value-type="string" calcext:value-type="string">
            <text:p>SP khá ổn, chất lượng hình ảnh khá tốt. Dễ dàng thiết lập, cài đặt và sử dụng. Thích hợp cho hộ gia đình, văn phòng nhỏ, tiệm tạp hóa nhỏ lẽ...</text:p>
            <text:p>Tuy là SP phổ thông nhưng vẫn tích hợp chức năng Auto Tracking, rất thích hợp cho việc giám sát Trẻ con 👶🧒👦 và Người lớn tuổi 👴🧓👵👍👍👍</text:p>
          </table:table-cell>
        </table:table-row>
        <table:table-row table:style-name="ro1">
          <table:table-cell office:value-type="string" calcext:value-type="string">
            <text:p>width: 80%;</text:p>
          </table:table-cell>
          <table:table-cell office:value-type="string" calcext:value-type="string">
            <text:p>Sp khá ổn trong tầm giá mình đã mua 4 cái và hài lòng</text:p>
          </table:table-cell>
        </table:table-row>
        <table:table-row table:style-name="ro1">
          <table:table-cell office:value-type="string" calcext:value-type="string">
            <text:p>width: 80%;</text:p>
          </table:table-cell>
          <table:table-cell office:value-type="string" calcext:value-type="string">
            <text:p>Sp được, tuy nhiên remote không bắt được xa. Đứng xa tầm 3m thì lúc nhận lúc không rồi</text:p>
          </table:table-cell>
        </table:table-row>
        <table:table-row table:style-name="ro1">
          <table:table-cell office:value-type="string" calcext:value-type="string">
            <text:p>width: 80%;</text:p>
          </table:table-cell>
          <table:table-cell office:value-type="string" calcext:value-type="string">
            <text:p>SP Đúng theo mô tả của shop</text:p>
          </table:table-cell>
        </table:table-row>
        <table:table-row table:style-name="ro1">
          <table:table-cell office:value-type="string" calcext:value-type="string">
            <text:p>width: 80%;</text:p>
          </table:table-cell>
          <table:table-cell office:value-type="string" calcext:value-type="string">
            <text:p>Sp dùng ổn định, bền</text:p>
          </table:table-cell>
        </table:table-row>
        <table:table-row table:style-name="ro1">
          <table:table-cell office:value-type="string" calcext:value-type="string">
            <text:p>width: 80%;</text:p>
          </table:table-cell>
          <table:table-cell office:value-type="string" calcext:value-type="string">
            <text:p>sp dùng ok</text:p>
          </table:table-cell>
        </table:table-row>
        <table:table-row table:style-name="ro1">
          <table:table-cell office:value-type="string" calcext:value-type="string">
            <text:p>width: 80%;</text:p>
          </table:table-cell>
          <table:table-cell office:value-type="string" calcext:value-type="string">
            <text:p>Sp đúng mô tả , dùng rất tiện</text:p>
          </table:table-cell>
        </table:table-row>
        <table:table-row table:style-name="ro1">
          <table:table-cell office:value-type="string" calcext:value-type="string">
            <text:p>width: 80%;</text:p>
          </table:table-cell>
          <table:table-cell office:value-type="string" calcext:value-type="string">
            <text:p>Sp dùng đc. Mối tội giao hàng quá chậm. Chậm hơn cả ngày dự kiến giao hàng</text:p>
          </table:table-cell>
        </table:table-row>
        <table:table-row table:style-name="ro1">
          <table:table-cell office:value-type="string" calcext:value-type="string">
            <text:p>width: 80%;</text:p>
          </table:table-cell>
          <table:table-cell office:value-type="string" calcext:value-type="string">
            <text:p>Sp đẹp nhưng không lung linh như hình. Chất lượng âm thanh vừa với giá</text:p>
          </table:table-cell>
        </table:table-row>
        <table:table-row table:style-name="ro1">
          <table:table-cell office:value-type="string" calcext:value-type="string">
            <text:p>width: 80%;</text:p>
          </table:table-cell>
          <table:table-cell office:value-type="string" calcext:value-type="string">
            <text:p>Sp chắc chắn , đc kiểm hàng , giao hàng nhanh. Ok</text:p>
          </table:table-cell>
        </table:table-row>
        <table:table-row table:style-name="ro2">
          <table:table-cell office:value-type="string" calcext:value-type="string">
            <text:p>width: 80%;</text:p>
          </table:table-cell>
          <table:table-cell office:value-type="string" calcext:value-type="string">
            <text:p>sound card thì OK  nhưng mic thì kém khi hát phải hát sát  mic xa một chút là kog bắt đc </text:p>
            <text:p>4 sao nhé 🌺 sop</text:p>
          </table:table-cell>
        </table:table-row>
        <table:table-row table:style-name="ro1">
          <table:table-cell office:value-type="string" calcext:value-type="string">
            <text:p>width: 80%;</text:p>
          </table:table-cell>
          <table:table-cell office:value-type="string" calcext:value-type="string">
            <text:p>Sony là thương hiệu uy tin để mình chọn mặt gửi vàng. Máy hơi thô nhưng chất lượng, tuy là màn hình chỉ quay ddc 90o nen ko có selfie được. đang ráng tập tành ngâm cứu kỹ thuật để chộp cho đẹp. Balô tặng kèm to chà bá, tận dụng để laptop luôn.</text:p>
          </table:table-cell>
        </table:table-row>
        <table:table-row table:style-name="ro1">
          <table:table-cell office:value-type="string" calcext:value-type="string">
            <text:p>width: 80%;</text:p>
          </table:table-cell>
          <table:table-cell office:value-type="string" calcext:value-type="string">
            <text:p>Sóng wifi không khoẻ như mong đợi nhưng độ ổn định tốt.</text:p>
          </table:table-cell>
        </table:table-row>
        <table:table-row table:style-name="ro1">
          <table:table-cell office:value-type="string" calcext:value-type="string">
            <text:p>width: 80%;</text:p>
          </table:table-cell>
          <table:table-cell office:value-type="string" calcext:value-type="string">
            <text:p>Sóng khá mạnh nhưng có vẻ không ổn định lắm, thỉnh thoảng mất kết nối.</text:p>
          </table:table-cell>
        </table:table-row>
        <table:table-row table:style-name="ro1">
          <table:table-cell office:value-type="string" calcext:value-type="string">
            <text:p>width: 80%;</text:p>
          </table:table-cell>
          <table:table-cell office:value-type="string" calcext:value-type="string">
            <text:p>Sóng 5Ghz chỉ phủ dc đúng tầng đặt router, sóng 2.4GHz thì tỏa dc trên và dưới 1 tầng.</text:p>
          </table:table-cell>
        </table:table-row>
        <table:table-row table:style-name="ro1">
          <table:table-cell office:value-type="string" calcext:value-type="string">
            <text:p>width: 80%;</text:p>
          </table:table-cell>
          <table:table-cell office:value-type="string" calcext:value-type="string">
            <text:p>so với mức giá này thì chất lượng vậy là ổn. Tất nhiên không thể nhạy bén như các mẫu đắt tiền hơn rồi!!! Nhưng sử dụng được</text:p>
          </table:table-cell>
        </table:table-row>
        <table:table-row table:style-name="ro2">
          <table:table-cell office:value-type="string" calcext:value-type="string">
            <text:p>width: 80%;</text:p>
          </table:table-cell>
          <table:table-cell office:value-type="string" calcext:value-type="string">
            <text:p>so với giá tiền thì ok. hàng đóng gói ko cận thận, </text:p>
            <text:p>cần có hoá đơn thanh toán</text:p>
          </table:table-cell>
        </table:table-row>
        <table:table-row table:style-name="ro1">
          <table:table-cell office:value-type="string" calcext:value-type="string">
            <text:p>width: 80%;</text:p>
          </table:table-cell>
          <table:table-cell office:value-type="string" calcext:value-type="string">
            <text:p>So với giá tiền thì chất âm khá ổn , <text:s/>chỉ thích hợp cho nghe trong phòng chứ nghe ngoài có vẻ hơi bé</text:p>
          </table:table-cell>
        </table:table-row>
        <table:table-row table:style-name="ro1">
          <table:table-cell office:value-type="string" calcext:value-type="string">
            <text:p>width: 80%;</text:p>
          </table:table-cell>
          <table:table-cell office:value-type="string" calcext:value-type="string">
            <text:p>So với eneloop thì quá nhanh hết pin. Nhưng với giá đó thì tạm chấp nhận.</text:p>
          </table:table-cell>
        </table:table-row>
        <table:table-row table:style-name="ro1">
          <table:table-cell office:value-type="string" calcext:value-type="string">
            <text:p>width: 80%;</text:p>
          </table:table-cell>
          <table:table-cell office:value-type="string" calcext:value-type="string">
            <text:p>Sơ bộ hài lòng với sản phẩm được giao, chất lượng dịch vụ giao nhận. Trải nghiệm thực tế sử dụng đánh giá chất lượng sau.</text:p>
          </table:table-cell>
        </table:table-row>
        <table:table-row table:style-name="ro1">
          <table:table-cell office:value-type="string" calcext:value-type="string">
            <text:p>width: 80%;</text:p>
          </table:table-cell>
          <table:table-cell office:value-type="string" calcext:value-type="string">
            <text:p>Sim sóng mạnh. kích hoạt lên đúng ngày tháng. không bị mất nhiều ngày. shop hỗ trợ tốt nhiệt tình. giá rẻ so với thị trường.</text:p>
          </table:table-cell>
        </table:table-row>
        <table:table-row table:style-name="ro1">
          <table:table-cell office:value-type="string" calcext:value-type="string">
            <text:p>width: 80%;</text:p>
          </table:table-cell>
          <table:table-cell office:value-type="string" calcext:value-type="string">
            <text:p>Shop rất ok, hướng dẫn kĩ và dễ thương. Tuy nhiên, Viền dạ quang ko ôm sát mặt kính mà cộm lên nên khi vuốt tay bị cản, khá khó chịu</text:p>
          </table:table-cell>
        </table:table-row>
        <table:table-row table:style-name="ro1">
          <table:table-cell office:value-type="string" calcext:value-type="string">
            <text:p>width: 80%;</text:p>
          </table:table-cell>
          <table:table-cell office:value-type="string" calcext:value-type="string">
            <text:p>Shop ơi, trong khi sạc nó có báo đèn k hay khi sạc xong mới báo</text:p>
          </table:table-cell>
        </table:table-row>
        <table:table-row table:style-name="ro1">
          <table:table-cell office:value-type="string" calcext:value-type="string">
            <text:p>width: 80%;</text:p>
          </table:table-cell>
          <table:table-cell office:value-type="string" calcext:value-type="string">
            <text:p>shop ơi thiếu Remote bluetooth <text:s/>rồi ạ,mong shop bổ sung sớm giúp mình</text:p>
          </table:table-cell>
        </table:table-row>
        <table:table-row table:style-name="ro1">
          <table:table-cell office:value-type="string" calcext:value-type="string">
            <text:p>width: 80%;</text:p>
          </table:table-cell>
          <table:table-cell office:value-type="string" calcext:value-type="string">
            <text:p>shop ơi sao góc quay chưa được 90 độ. có cách nào chỉnh được 110 độ không shop</text:p>
          </table:table-cell>
        </table:table-row>
        <table:table-row table:style-name="ro1">
          <table:table-cell office:value-type="string" calcext:value-type="string">
            <text:p>width: 80%;</text:p>
          </table:table-cell>
          <table:table-cell office:value-type="string" calcext:value-type="string">
            <text:p>Shop ơi sản phẩm này dc trả góp 0% đúng k? Tại sao tôi nhận dc tin nhắn như này: The JCB Classic CR giao dich 11,890,000d tai TIKI 842873058454VNM du dieu kien tra gop.Hay SOAN 1 trong 2 cu phap sau de dang ky tra gop: THE TG 236674 6T hoac THE TG 236674 12T gui 8149.Trong do, 6T:6 thang,phi:4%; 12T:12 thang,phi:6%.</text:p>
          </table:table-cell>
        </table:table-row>
        <table:table-row table:style-name="ro1">
          <table:table-cell office:value-type="string" calcext:value-type="string">
            <text:p>width: 80%;</text:p>
          </table:table-cell>
          <table:table-cell office:value-type="string" calcext:value-type="string">
            <text:p>shop nói nâng cấp kẹp trong phần thông tin sản phẩm mà nhận được vẫn là kẹp lò xo</text:p>
          </table:table-cell>
        </table:table-row>
        <table:table-row table:style-name="ro1">
          <table:table-cell office:value-type="string" calcext:value-type="string">
            <text:p>width: 80%;</text:p>
          </table:table-cell>
          <table:table-cell office:value-type="string" calcext:value-type="string">
            <text:p>Shop khá dễ thương tặng hẳn cho một đống thư cảm ơn. sản phẩm khá ổn, tuy nhiên viền đen hơi dày nên bị lẹm vào màn hình một chút. cường lực có bề mặt rất trơn, ít bám dấu vân tay, dùng rất tốt. chỉ hơi tiếc là cái viền đen khó chịu. Cho 4 sao</text:p>
          </table:table-cell>
        </table:table-row>
        <table:table-row table:style-name="ro1">
          <table:table-cell office:value-type="string" calcext:value-type="string">
            <text:p>width: 80%;</text:p>
          </table:table-cell>
          <table:table-cell office:value-type="string" calcext:value-type="string">
            <text:p>Shop giao hang nhanh dung Thời Goan sac Cham lau day pin</text:p>
          </table:table-cell>
        </table:table-row>
        <table:table-row table:style-name="ro1">
          <table:table-cell office:value-type="string" calcext:value-type="string">
            <text:p>width: 80%;</text:p>
          </table:table-cell>
          <table:table-cell office:value-type="string" calcext:value-type="string">
            <text:p>shop đóng gói cẩn thận sản phẩm cũng ok chưa biết xài như thế nào nhưng mình vẫn mua thêm cái nữa</text:p>
          </table:table-cell>
        </table:table-row>
        <table:table-row table:style-name="ro1">
          <table:table-cell office:value-type="string" calcext:value-type="string">
            <text:p>width: 80%;</text:p>
          </table:table-cell>
          <table:table-cell office:value-type="string" calcext:value-type="string">
            <text:p>Shop đổi giúp mình cực pin vì sạc ko vào</text:p>
          </table:table-cell>
        </table:table-row>
        <table:table-row table:style-name="ro1">
          <table:table-cell office:value-type="string" calcext:value-type="string">
            <text:p>width: 80%;</text:p>
          </table:table-cell>
          <table:table-cell office:value-type="string" calcext:value-type="string">
            <text:p>shop Co thể gửi lại bin cho mjh dc k ạ. mjh nhận hag ok oy mk bin nó bị hỏng mất oy.</text:p>
          </table:table-cell>
        </table:table-row>
        <table:table-row table:style-name="ro1">
          <table:table-cell office:value-type="string" calcext:value-type="string">
            <text:p>width: 80%;</text:p>
          </table:table-cell>
          <table:table-cell office:value-type="string" calcext:value-type="string">
            <text:p>Shop cho mình xin địa chỉ or thông tin trung tâm bảo hành để mình sửa chữa</text:p>
          </table:table-cell>
        </table:table-row>
        <table:table-row table:style-name="ro1">
          <table:table-cell office:value-type="string" calcext:value-type="string">
            <text:p>width: 80%;</text:p>
          </table:table-cell>
          <table:table-cell office:value-type="string" calcext:value-type="string">
            <text:p>Shop cho hỏi là thẻ nhớ 32GB thì lưu trữ tối đa bao nhiêu ngày vậy ạ, mình mua thẻ nhớ với cảmera bên shop mà lưu trữ đc có 1 ngày là hết rồi</text:p>
          </table:table-cell>
        </table:table-row>
        <table:table-row table:style-name="ro1">
          <table:table-cell office:value-type="string" calcext:value-type="string">
            <text:p>width: 80%;</text:p>
          </table:table-cell>
          <table:table-cell office:value-type="string" calcext:value-type="string">
            <text:p>shop cho e hỏi app của con này trên oppo f9 để kết nối với smooth 4 dùng <text:s/>chứ năng zoom có mượt k ạ.</text:p>
          </table:table-cell>
        </table:table-row>
        <table:table-row table:style-name="ro1">
          <table:table-cell office:value-type="string" calcext:value-type="string">
            <text:p>width: 80%;</text:p>
          </table:table-cell>
          <table:table-cell office:value-type="string" calcext:value-type="string">
            <text:p>Ship trễ hơn so với dự kiến , mình hỏi và nhân viên có thái độ hơi khó chịu . Hàng tốt. <text:s/>nguyên seal .</text:p>
          </table:table-cell>
        </table:table-row>
        <table:table-row table:style-name="ro1">
          <table:table-cell office:value-type="string" calcext:value-type="string">
            <text:p>width: 80%;</text:p>
          </table:table-cell>
          <table:table-cell office:value-type="string" calcext:value-type="string">
            <text:p>Ship tỉnh nhưng giao hàng rất nhanh, vài ngày là có, thẻ nhớ xài tốt, chưa thấy vấn đề gì.</text:p>
          </table:table-cell>
        </table:table-row>
        <table:table-row table:style-name="ro2">
          <table:table-cell office:value-type="string" calcext:value-type="string">
            <text:p>width: 80%;</text:p>
          </table:table-cell>
          <table:table-cell office:value-type="string" calcext:value-type="string">
            <text:p>Set 2 băng tần ok </text:p>
            <text:p>Sóng mạnh</text:p>
          </table:table-cell>
        </table:table-row>
        <table:table-row table:style-name="ro1">
          <table:table-cell office:value-type="string" calcext:value-type="string">
            <text:p>width: 80%;</text:p>
          </table:table-cell>
          <table:table-cell office:value-type="string" calcext:value-type="string">
            <text:p>sd tốt. xin hướng dẫn cách phát wifi</text:p>
          </table:table-cell>
        </table:table-row>
        <table:table-row table:style-name="ro1">
          <table:table-cell office:value-type="string" calcext:value-type="string">
            <text:p>width: 80%;</text:p>
          </table:table-cell>
          <table:table-cell office:value-type="string" calcext:value-type="string">
            <text:p>Sau vài tháng xài thì mình thấy e này khá ổn, nhưng bự quá thì khó cắm sạt rớt miết thôi. Bữa trước bị rớt trên cao xuống mà k bị gì :)))) nhưng mà trước sạc được 2 lần thì full pin, bây giờ sạc đúng đc 1,5 lần :((( mau hết pin lắm</text:p>
          </table:table-cell>
        </table:table-row>
        <table:table-row table:style-name="ro1">
          <table:table-cell office:value-type="string" calcext:value-type="string">
            <text:p>width: 80%;</text:p>
          </table:table-cell>
          <table:table-cell office:value-type="string" calcext:value-type="string">
            <text:p>sau một tuần sử dụng: hình ảnh tạm được, ban đêm kg rõ, không nhận thẻ mặc dù sử dụng thẻ tốt. Bây giờ có hiện tượng kêu lẹt rẹt trong camera, hy vọng kg vấn đề gì. Sẽ đánh giá lại sau 3 tháng</text:p>
          </table:table-cell>
        </table:table-row>
        <table:table-row table:style-name="ro1">
          <table:table-cell office:value-type="string" calcext:value-type="string">
            <text:p>width: 80%;</text:p>
          </table:table-cell>
          <table:table-cell office:value-type="string" calcext:value-type="string">
            <text:p>sau một thời gian sử dụng thấy rất ok</text:p>
          </table:table-cell>
        </table:table-row>
        <table:table-row table:style-name="ro1">
          <table:table-cell office:value-type="string" calcext:value-type="string">
            <text:p>width: 80%;</text:p>
          </table:table-cell>
          <table:table-cell office:value-type="string" calcext:value-type="string">
            <text:p>sau khi sử dụng được mỗt tháng mình thấy cũng khá tốt, đặc biệt cho bạn nào thích chụp ảnh zoom xa! chụp trăng, chim cò chẳng hạn. nhưng hình sau chụp zoom ra bị bể</text:p>
          </table:table-cell>
        </table:table-row>
        <table:table-row table:style-name="ro1">
          <table:table-cell office:value-type="string" calcext:value-type="string">
            <text:p>width: 80%;</text:p>
          </table:table-cell>
          <table:table-cell office:value-type="string" calcext:value-type="string">
            <text:p>sau khi nhận được hàng thì có chút buồn xíu nà ti ki đã hỗ trợ ngay và cực kỳ hợp lý...</text:p>
          </table:table-cell>
        </table:table-row>
        <table:table-row table:style-name="ro1">
          <table:table-cell office:value-type="string" calcext:value-type="string">
            <text:p>width: 80%;</text:p>
          </table:table-cell>
          <table:table-cell office:value-type="string" calcext:value-type="string">
            <text:p>Sau khi mua sản phẩm này từ tiki, tôi cảm thấy hài lòng sau gần một tuần sử dụng, quạt tản nhiệt chạy êm, laptop của tôi đã đỡ nóng hơn. Hy vọng sản phẩm sẽ vận hành tốt trong thời gian tới. Tuy nhiên có một nhược điểm là dây USB kết nối hơi ngắn.</text:p>
          </table:table-cell>
        </table:table-row>
        <table:table-row table:style-name="ro1">
          <table:table-cell office:value-type="string" calcext:value-type="string">
            <text:p>width: 80%;</text:p>
          </table:table-cell>
          <table:table-cell office:value-type="string" calcext:value-type="string">
            <text:p>sau khi đã sài thì thấy ok với tầm giá với tầm giá này thì sp này là tốt lắm rồi nghe rõ ok lắm</text:p>
          </table:table-cell>
        </table:table-row>
        <table:table-row table:style-name="ro1">
          <table:table-cell office:value-type="string" calcext:value-type="string">
            <text:p>width: 80%;</text:p>
          </table:table-cell>
          <table:table-cell office:value-type="string" calcext:value-type="string">
            <text:p>Sau 2 ngày sử dụng, rút ra kết luận là wifi xuyên tường tốt, sử dụng trong nhà ổn định. Khuyến cáo không nên sử dụng Range Extender vì nó rất không ổn định, tuy wifi kéo được xa nhưng wifi 2 vạch không kết nối internet được, ping rớt liên tục. Chuyển qua 2 cái còn lại thì ổn hơn rõ rệt. Nói chung là khá hài lòng về <text:s/>router này vì giá ổn xài tốt</text:p>
          </table:table-cell>
        </table:table-row>
        <table:table-row table:style-name="ro1">
          <table:table-cell office:value-type="string" calcext:value-type="string">
            <text:p>width: 80%;</text:p>
          </table:table-cell>
          <table:table-cell office:value-type="string" calcext:value-type="string">
            <text:p>sao tôi chưa nhận đc phim tặng? theo tiki báo là dự kiến giao 14/2.............</text:p>
          </table:table-cell>
        </table:table-row>
        <table:table-row table:style-name="ro4">
          <table:table-cell office:value-type="string" calcext:value-type="string">
            <text:p>width: 80%;</text:p>
          </table:table-cell>
          <table:table-cell office:value-type="string" calcext:value-type="string">
            <text:p>sao tiêu đề hàng là có + kẹp lò xo mà mình ko thấy v shop</text:p>
            <text:p>hàng chất lượng cao nhưng mình thấy như v sao mình gắp đt quay volg cho các fan xem đc đây</text:p>
            <text:p>sao chổ xoay hướng thì có 1 đường y như bị nức v đó</text:p>
            <text:p>hình ảnh đây shop.</text:p>
          </table:table-cell>
        </table:table-row>
        <table:table-row table:style-name="ro1">
          <table:table-cell office:value-type="string" calcext:value-type="string">
            <text:p>width: 80%;</text:p>
          </table:table-cell>
          <table:table-cell office:value-type="string" calcext:value-type="string">
            <text:p>Sao nút tăng giảm âm lượng mình ko dùng được nhỉ, mình dùng máy samsung a5 2017</text:p>
          </table:table-cell>
        </table:table-row>
        <table:table-row table:style-name="ro1">
          <table:table-cell office:value-type="string" calcext:value-type="string">
            <text:p>width: 80%;</text:p>
          </table:table-cell>
          <table:table-cell office:value-type="string" calcext:value-type="string">
            <text:p>Sao mình nhận hàng không có remote với túi đựng vậy ạ</text:p>
          </table:table-cell>
        </table:table-row>
        <table:table-row table:style-name="ro2">
          <table:table-cell office:value-type="string" calcext:value-type="string">
            <text:p>width: 80%;</text:p>
          </table:table-cell>
          <table:table-cell office:value-type="string" calcext:value-type="string">
            <text:p>Sao mình ko tìm thấy địa chỉ của shop nhỉ? Mình cần tìm hiểu thông tin của shop </text:p>
            <text:p>truoecs khi nhận hàng</text:p>
          </table:table-cell>
        </table:table-row>
        <table:table-row table:style-name="ro1">
          <table:table-cell office:value-type="string" calcext:value-type="string">
            <text:p>width: 80%;</text:p>
          </table:table-cell>
          <table:table-cell office:value-type="string" calcext:value-type="string">
            <text:p>sao minh ko thay hong ngoai con camera nay bat hong ngoai vao ban dem vay shop</text:p>
          </table:table-cell>
        </table:table-row>
        <table:table-row table:style-name="ro1">
          <table:table-cell office:value-type="string" calcext:value-type="string">
            <text:p>width: 80%;</text:p>
          </table:table-cell>
          <table:table-cell office:value-type="string" calcext:value-type="string">
            <text:p>Sao mình không thấy thẻ nhớ tặng kèm nhỉ? (Ps: đây là lần thứ n mình đặt hàng tiki)</text:p>
          </table:table-cell>
        </table:table-row>
        <table:table-row table:style-name="ro1">
          <table:table-cell office:value-type="string" calcext:value-type="string">
            <text:p>width: 80%;</text:p>
          </table:table-cell>
          <table:table-cell office:value-type="string" calcext:value-type="string">
            <text:p>sao mình không kết nối wifi được shop có thể hướng dẫn không?</text:p>
          </table:table-cell>
        </table:table-row>
        <table:table-row table:style-name="ro1">
          <table:table-cell office:value-type="string" calcext:value-type="string">
            <text:p>width: 80%;</text:p>
          </table:table-cell>
          <table:table-cell office:value-type="string" calcext:value-type="string">
            <text:p>sao mình khg đặt hàng được vậy ? đã thêm vào giõ hàng rồi nhưng khg thể mua</text:p>
          </table:table-cell>
        </table:table-row>
        <table:table-row table:style-name="ro1">
          <table:table-cell office:value-type="string" calcext:value-type="string">
            <text:p>width: 80%;</text:p>
          </table:table-cell>
          <table:table-cell office:value-type="string" calcext:value-type="string">
            <text:p>sao máy kết nối với WiFi chậm quá với lại mua máy mà không có thẻ nhớ phải tốn tiền mua thêm cái thẻ nhớ buồn thật</text:p>
          </table:table-cell>
        </table:table-row>
        <table:table-row table:style-name="ro1">
          <table:table-cell office:value-type="string" calcext:value-type="string">
            <text:p>width: 80%;</text:p>
          </table:table-cell>
          <table:table-cell office:value-type="string" calcext:value-type="string">
            <text:p>sao logo trên hình và logo trên cam khi nhận dc lại khác nhau</text:p>
          </table:table-cell>
        </table:table-row>
        <table:table-row table:style-name="ro1">
          <table:table-cell office:value-type="string" calcext:value-type="string">
            <text:p>width: 80%;</text:p>
          </table:table-cell>
          <table:table-cell office:value-type="string" calcext:value-type="string">
            <text:p>Sao ko có sim ?? Sao dây mỏng thế ? Dùng thì rất tốt</text:p>
          </table:table-cell>
        </table:table-row>
        <table:table-row table:style-name="ro1">
          <table:table-cell office:value-type="string" calcext:value-type="string">
            <text:p>width: 80%;</text:p>
          </table:table-cell>
          <table:table-cell office:value-type="string" calcext:value-type="string">
            <text:p>sao ko có kẹp đt vậy shop. mua dùng cho đt mà ko có nẹp. sao kì thế</text:p>
          </table:table-cell>
        </table:table-row>
        <table:table-row table:style-name="ro1">
          <table:table-cell office:value-type="string" calcext:value-type="string">
            <text:p>width: 80%;</text:p>
          </table:table-cell>
          <table:table-cell office:value-type="string" calcext:value-type="string">
            <text:p>sao không thấy có thẻ nhớ vậy. <text:s text:c="3"/>e k thấy <text:s text:c="6"/>..........</text:p>
          </table:table-cell>
        </table:table-row>
        <table:table-row table:style-name="ro1">
          <table:table-cell office:value-type="string" calcext:value-type="string">
            <text:p>width: 80%;</text:p>
          </table:table-cell>
          <table:table-cell office:value-type="string" calcext:value-type="string">
            <text:p>sao không dán tem lên thẻ luôn chứ bảo hành 5 năm mà bằng hóa đơn thì rất bất tiện</text:p>
          </table:table-cell>
        </table:table-row>
        <table:table-row table:style-name="ro1">
          <table:table-cell office:value-type="string" calcext:value-type="string">
            <text:p>width: 80%;</text:p>
          </table:table-cell>
          <table:table-cell office:value-type="string" calcext:value-type="string">
            <text:p>sao không có cục sạc vậy shop? chỉ có dây cáp thôi.</text:p>
          </table:table-cell>
        </table:table-row>
        <table:table-row table:style-name="ro1">
          <table:table-cell office:value-type="string" calcext:value-type="string">
            <text:p>width: 80%;</text:p>
          </table:table-cell>
          <table:table-cell office:value-type="string" calcext:value-type="string">
            <text:p>sao k có hướng dẫn sử dụng bằng tiếng việt</text:p>
          </table:table-cell>
        </table:table-row>
        <table:table-row table:style-name="ro1">
          <table:table-cell office:value-type="string" calcext:value-type="string">
            <text:p>width: 80%;</text:p>
          </table:table-cell>
          <table:table-cell office:value-type="string" calcext:value-type="string">
            <text:p>sao giờ e vẫn chưa có hàng ns đặt hàng 23/10 giao hàng tiêu chuẩn thứ 5 giờ thứ bảy vẫn chưa có</text:p>
          </table:table-cell>
        </table:table-row>
        <table:table-row table:style-name="ro1">
          <table:table-cell office:value-type="string" calcext:value-type="string">
            <text:p>width: 80%;</text:p>
          </table:table-cell>
          <table:table-cell office:value-type="string" calcext:value-type="string">
            <text:p>sao cái remote.. kết nối Bluetooth rồi mà bấm k chụp ảnh dc toàn là quay video k</text:p>
          </table:table-cell>
        </table:table-row>
        <table:table-row table:style-name="ro1">
          <table:table-cell office:value-type="string" calcext:value-type="string">
            <text:p>width: 80%;</text:p>
          </table:table-cell>
          <table:table-cell office:value-type="string" calcext:value-type="string">
            <text:p>sao cài mật khẩu mãi ko đc là sao ạk sop</text:p>
          </table:table-cell>
        </table:table-row>
        <table:table-row table:style-name="ro1">
          <table:table-cell office:value-type="string" calcext:value-type="string">
            <text:p>width: 80%;</text:p>
          </table:table-cell>
          <table:table-cell office:value-type="string" calcext:value-type="string">
            <text:p>sảng phẩm ổn. nút nhấn k nhậy</text:p>
          </table:table-cell>
        </table:table-row>
        <table:table-row table:style-name="ro1">
          <table:table-cell office:value-type="string" calcext:value-type="string">
            <text:p>width: 80%;</text:p>
          </table:table-cell>
          <table:table-cell office:value-type="string" calcext:value-type="string">
            <text:p>Sáng mới nhận hàng với giá 760.000 giờ lên xem thấy giảm còn 618.000. Tiki biết troll ghê</text:p>
          </table:table-cell>
        </table:table-row>
        <table:table-row table:style-name="ro1">
          <table:table-cell office:value-type="string" calcext:value-type="string">
            <text:p>width: 80%;</text:p>
          </table:table-cell>
          <table:table-cell office:value-type="string" calcext:value-type="string">
            <text:p>Sane phẩm xài okie, hình ảnh rõ ràng. Có thể dùng thẻ nhớ lên đến 64GB</text:p>
          </table:table-cell>
        </table:table-row>
        <table:table-row table:style-name="ro1">
          <table:table-cell office:value-type="string" calcext:value-type="string">
            <text:p>width: 80%;</text:p>
          </table:table-cell>
          <table:table-cell office:value-type="string" calcext:value-type="string">
            <text:p>sản phẩm y như ảnh, có điều vì chân đế nhẹ nên đâm ra cũng khá yếu nếu muốn để điện thoại quay chiều dọc</text:p>
          </table:table-cell>
        </table:table-row>
        <table:table-row table:style-name="ro1">
          <table:table-cell office:value-type="string" calcext:value-type="string">
            <text:p>width: 80%;</text:p>
          </table:table-cell>
          <table:table-cell office:value-type="string" calcext:value-type="string">
            <text:p>Sản phẩm y hình,bo viền khá đẹp nhưng mỏng</text:p>
          </table:table-cell>
        </table:table-row>
        <table:table-row table:style-name="ro1">
          <table:table-cell office:value-type="string" calcext:value-type="string">
            <text:p>width: 80%;</text:p>
          </table:table-cell>
          <table:table-cell office:value-type="string" calcext:value-type="string">
            <text:p>Sản phẩm xài ổn với mức giá,chuột hơi loạn (khá ít nhưng vẫn bị) <text:s/>khi test với game fps. chưa tương thích với TV samsung seri5.</text:p>
          </table:table-cell>
        </table:table-row>
        <table:table-row table:style-name="ro1">
          <table:table-cell office:value-type="string" calcext:value-type="string">
            <text:p>width: 80%;</text:p>
          </table:table-cell>
          <table:table-cell office:value-type="string" calcext:value-type="string">
            <text:p>Sản phẩm vừa tầm giá. đóng gói ko tốt, nên mua về đã gãy tai nhựa dài, phài vặn ốc bằng tua vít</text:p>
          </table:table-cell>
        </table:table-row>
        <table:table-row table:style-name="ro1">
          <table:table-cell office:value-type="string" calcext:value-type="string">
            <text:p>width: 80%;</text:p>
          </table:table-cell>
          <table:table-cell office:value-type="string" calcext:value-type="string">
            <text:p>Sản phẩm với giá như vậy là hợp lí. Giá rẻ nên chất lượng cũng không đòi hỏi cao được.</text:p>
          </table:table-cell>
        </table:table-row>
        <table:table-row table:style-name="ro1">
          <table:table-cell office:value-type="string" calcext:value-type="string">
            <text:p>width: 80%;</text:p>
          </table:table-cell>
          <table:table-cell office:value-type="string" calcext:value-type="string">
            <text:p>sản phẩm về sửa lại để cho 2 đầu hút chạm nhau mới sạc được do cục cao su trên dây hở nên không sạc được chỉ cần xoay cho hít vào đầu cắm là được</text:p>
          </table:table-cell>
        </table:table-row>
        <table:table-row table:style-name="ro1">
          <table:table-cell office:value-type="string" calcext:value-type="string">
            <text:p>width: 80%;</text:p>
          </table:table-cell>
          <table:table-cell office:value-type="string" calcext:value-type="string">
            <text:p>Sản phẩm về cơ bản ok, nhưng kích thước to, không giống trong hình, nên ko dc đẹp lắm. thời gian sử dụng pin ngắn, nghe liên tục 30p hết nhẵn rồi</text:p>
          </table:table-cell>
        </table:table-row>
        <table:table-row table:style-name="ro1">
          <table:table-cell office:value-type="string" calcext:value-type="string">
            <text:p>width: 80%;</text:p>
          </table:table-cell>
          <table:table-cell office:value-type="string" calcext:value-type="string">
            <text:p>sản phẩm tuyệt vời quay tốt nhưng khe cắm thẻ nhớ hơi đút khăn khăn</text:p>
          </table:table-cell>
        </table:table-row>
        <table:table-row table:style-name="ro1">
          <table:table-cell office:value-type="string" calcext:value-type="string">
            <text:p>width: 80%;</text:p>
          </table:table-cell>
          <table:table-cell office:value-type="string" calcext:value-type="string">
            <text:p>Sản phẩm tương ứng với giá thành, chất lượng hoàn thiện sản phẩm chấp nhận được</text:p>
          </table:table-cell>
        </table:table-row>
        <table:table-row table:style-name="ro3">
          <table:table-cell office:value-type="string" calcext:value-type="string">
            <text:p>width: 80%;</text:p>
          </table:table-cell>
          <table:table-cell office:value-type="string" calcext:value-type="string">
            <text:p>Sản phẩm tương đối về hình thức, và chất lượng: cảm giác chắc chắn, cứng cáp, có bọc đệm cao su để gắn điện thoại, chất liệu nhôm có vẻ ổn, tuy nhiên với các chi tiết nhựa như núm bật để kéo dài chân có cảm giác dễ hỏng. </text:p>
            <text:p>Giao hàng chậm, đặt hàng trong tết dự kiến ngày 14/2 nhưng đến 18 mới giao.</text:p>
            <text:p>tóm gọn là ok.</text:p>
          </table:table-cell>
        </table:table-row>
        <table:table-row table:style-name="ro1">
          <table:table-cell office:value-type="string" calcext:value-type="string">
            <text:p>width: 80%;</text:p>
          </table:table-cell>
          <table:table-cell office:value-type="string" calcext:value-type="string">
            <text:p>sản phẩm tuong đối tốt giống như mô tả nhìn thấy được</text:p>
          </table:table-cell>
        </table:table-row>
        <table:table-row table:style-name="ro1">
          <table:table-cell office:value-type="string" calcext:value-type="string">
            <text:p>width: 80%;</text:p>
          </table:table-cell>
          <table:table-cell office:value-type="string" calcext:value-type="string">
            <text:p>sản phẩm tương đối ổn, có điều remote ko xài đc</text:p>
          </table:table-cell>
        </table:table-row>
        <table:table-row table:style-name="ro1">
          <table:table-cell office:value-type="string" calcext:value-type="string">
            <text:p>width: 80%;</text:p>
          </table:table-cell>
          <table:table-cell office:value-type="string" calcext:value-type="string">
            <text:p>Sản phẩm trong tầm giá, sài ok, k biết bền k...vì mới sài</text:p>
          </table:table-cell>
        </table:table-row>
        <table:table-row table:style-name="ro1">
          <table:table-cell office:value-type="string" calcext:value-type="string">
            <text:p>width: 80%;</text:p>
          </table:table-cell>
          <table:table-cell office:value-type="string" calcext:value-type="string">
            <text:p>Sản phẩm trong tầm giá, hơi khó cài đặt, hiện tại camera không xem lại được</text:p>
          </table:table-cell>
        </table:table-row>
        <table:table-row table:style-name="ro1">
          <table:table-cell office:value-type="string" calcext:value-type="string">
            <text:p>width: 80%;</text:p>
          </table:table-cell>
          <table:table-cell office:value-type="string" calcext:value-type="string">
            <text:p>Sản phẩm trông giống như hình. Đóng gói chắc chắn.</text:p>
          </table:table-cell>
        </table:table-row>
        <table:table-row table:style-name="ro1">
          <table:table-cell office:value-type="string" calcext:value-type="string">
            <text:p>width: 80%;</text:p>
          </table:table-cell>
          <table:table-cell office:value-type="string" calcext:value-type="string">
            <text:p>sản phẩm tốt.bền đẹp.sạc nhanh</text:p>
          </table:table-cell>
        </table:table-row>
        <table:table-row table:style-name="ro1">
          <table:table-cell office:value-type="string" calcext:value-type="string">
            <text:p>width: 80%;</text:p>
          </table:table-cell>
          <table:table-cell office:value-type="string" calcext:value-type="string">
            <text:p>Sản phẩm tốt. tôi hài lòng <text:s text:c="5"/>.........................................</text:p>
          </table:table-cell>
        </table:table-row>
        <table:table-row table:style-name="ro1">
          <table:table-cell office:value-type="string" calcext:value-type="string">
            <text:p>width: 80%;</text:p>
          </table:table-cell>
          <table:table-cell office:value-type="string" calcext:value-type="string">
            <text:p>Sản phẩm tốt. Sử dụng tiện lợi. Gọn gàn</text:p>
          </table:table-cell>
        </table:table-row>
        <table:table-row table:style-name="ro1">
          <table:table-cell office:value-type="string" calcext:value-type="string">
            <text:p>width: 80%;</text:p>
          </table:table-cell>
          <table:table-cell office:value-type="string" calcext:value-type="string">
            <text:p>Sản phẩm tốt. Nhưng mình mong muốn nó 2 tràn viền cạnh trái-phải iPhone 7 plus của mình hơn.</text:p>
          </table:table-cell>
        </table:table-row>
        <table:table-row table:style-name="ro1">
          <table:table-cell office:value-type="string" calcext:value-type="string">
            <text:p>width: 80%;</text:p>
          </table:table-cell>
          <table:table-cell office:value-type="string" calcext:value-type="string">
            <text:p>sản phẩm tốt. hành trình phím sâu, êm ít tiếng động</text:p>
          </table:table-cell>
        </table:table-row>
        <table:table-row table:style-name="ro1">
          <table:table-cell office:value-type="string" calcext:value-type="string">
            <text:p>width: 80%;</text:p>
          </table:table-cell>
          <table:table-cell office:value-type="string" calcext:value-type="string">
            <text:p>sản phẩm tốt. gia hàng nhanh.</text:p>
          </table:table-cell>
        </table:table-row>
        <table:table-row table:style-name="ro1">
          <table:table-cell office:value-type="string" calcext:value-type="string">
            <text:p>width: 80%;</text:p>
          </table:table-cell>
          <table:table-cell office:value-type="string" calcext:value-type="string">
            <text:p>Sản phẩm tốt. Đóng gói cẩn thận. Hài lòng với sản phẩm</text:p>
          </table:table-cell>
        </table:table-row>
        <table:table-row table:style-name="ro1">
          <table:table-cell office:value-type="string" calcext:value-type="string">
            <text:p>width: 80%;</text:p>
          </table:table-cell>
          <table:table-cell office:value-type="string" calcext:value-type="string">
            <text:p>sản phẩm tốt. có điều là cần bổ sung led báo kết nối cho từng cổng. tối giản quá cũng ko tốt</text:p>
          </table:table-cell>
        </table:table-row>
        <table:table-row table:style-name="ro1">
          <table:table-cell office:value-type="string" calcext:value-type="string">
            <text:p>width: 80%;</text:p>
          </table:table-cell>
          <table:table-cell office:value-type="string" calcext:value-type="string">
            <text:p>sản phẩm tốt. Có điều chỗ đế gắn máy ảnh cái lò xo hay bị trật ra ngoài</text:p>
          </table:table-cell>
        </table:table-row>
        <table:table-row table:style-name="ro1">
          <table:table-cell office:value-type="string" calcext:value-type="string">
            <text:p>width: 80%;</text:p>
          </table:table-cell>
          <table:table-cell office:value-type="string" calcext:value-type="string">
            <text:p>sản phẩm tốt. bắt nét nhanh. cho chất lượng hình ảnh rất tốt so với tầm giá hiện nay, thiết kế đẹp, nhỏ gọn, phù hợp cho người có kinh phí thấp.</text:p>
          </table:table-cell>
        </table:table-row>
        <table:table-row table:style-name="ro1">
          <table:table-cell office:value-type="string" calcext:value-type="string">
            <text:p>width: 80%;</text:p>
          </table:table-cell>
          <table:table-cell office:value-type="string" calcext:value-type="string">
            <text:p>Sản phẩm tốt.</text:p>
          </table:table-cell>
        </table:table-row>
        <table:table-row table:style-name="ro1">
          <table:table-cell office:value-type="string" calcext:value-type="string">
            <text:p>width: 80%;</text:p>
          </table:table-cell>
          <table:table-cell office:value-type="string" calcext:value-type="string">
            <text:p>Sản phẩm tốt! Về lâu dài thì phải đợi xem s =]]]]]</text:p>
          </table:table-cell>
        </table:table-row>
        <table:table-row table:style-name="ro1">
          <table:table-cell office:value-type="string" calcext:value-type="string">
            <text:p>width: 80%;</text:p>
          </table:table-cell>
          <table:table-cell office:value-type="string" calcext:value-type="string">
            <text:p>Sản phẩm tốt,giao hàng nhanh,cảm ơn nhé!</text:p>
          </table:table-cell>
        </table:table-row>
        <table:table-row table:style-name="ro1">
          <table:table-cell office:value-type="string" calcext:value-type="string">
            <text:p>width: 80%;</text:p>
          </table:table-cell>
          <table:table-cell office:value-type="string" calcext:value-type="string">
            <text:p>Sản phẩm tốt, vừa với điện thoại, nhám chống trơn. Hài Lòng.</text:p>
          </table:table-cell>
        </table:table-row>
        <table:table-row table:style-name="ro1">
          <table:table-cell office:value-type="string" calcext:value-type="string">
            <text:p>width: 80%;</text:p>
          </table:table-cell>
          <table:table-cell office:value-type="string" calcext:value-type="string">
            <text:p>Sản phẩm tốt, tuy nhiên mau hết pin so với dòng máy DSLR. Nếu muốn chụp nhiều cần mua thêm cục pin bán ngoài. Mua đợt khuyến mãi nên giá cũng khá ok. Hài lòng!</text:p>
          </table:table-cell>
        </table:table-row>
        <table:table-row table:style-name="ro1">
          <table:table-cell office:value-type="string" calcext:value-type="string">
            <text:p>width: 80%;</text:p>
          </table:table-cell>
          <table:table-cell office:value-type="string" calcext:value-type="string">
            <text:p>sản phẩm tốt, rất đáng tiền</text:p>
          </table:table-cell>
        </table:table-row>
        <table:table-row table:style-name="ro1">
          <table:table-cell office:value-type="string" calcext:value-type="string">
            <text:p>width: 80%;</text:p>
          </table:table-cell>
          <table:table-cell office:value-type="string" calcext:value-type="string">
            <text:p>San pham tot, phu hop voi nhu cau su dung trong gia dinh.</text:p>
          </table:table-cell>
        </table:table-row>
        <table:table-row table:style-name="ro1">
          <table:table-cell office:value-type="string" calcext:value-type="string">
            <text:p>width: 80%;</text:p>
          </table:table-cell>
          <table:table-cell office:value-type="string" calcext:value-type="string">
            <text:p>sản phẩm tốt, nhưng xài cloud phải tốn tiền</text:p>
          </table:table-cell>
        </table:table-row>
        <table:table-row table:style-name="ro1">
          <table:table-cell office:value-type="string" calcext:value-type="string">
            <text:p>width: 80%;</text:p>
          </table:table-cell>
          <table:table-cell office:value-type="string" calcext:value-type="string">
            <text:p>Sản phẩm tốt, như hình, giao hàng nhanh, xài ok</text:p>
          </table:table-cell>
        </table:table-row>
        <table:table-row table:style-name="ro1">
          <table:table-cell office:value-type="string" calcext:value-type="string">
            <text:p>width: 80%;</text:p>
          </table:table-cell>
          <table:table-cell office:value-type="string" calcext:value-type="string">
            <text:p>sản phẩm tốt, nguyên seal , đóng gói cẩn thận, chắc chắn, giao hàng nhanh</text:p>
          </table:table-cell>
        </table:table-row>
        <table:table-row table:style-name="ro1">
          <table:table-cell office:value-type="string" calcext:value-type="string">
            <text:p>width: 80%;</text:p>
          </table:table-cell>
          <table:table-cell office:value-type="string" calcext:value-type="string">
            <text:p>Sản phẩm tốt, nghe cũng rất ok, nghe gọi tiện, rất hài lòng với sản phẩm.</text:p>
          </table:table-cell>
        </table:table-row>
        <table:table-row table:style-name="ro2">
          <table:table-cell office:value-type="string" calcext:value-type="string">
            <text:p>width: 80%;</text:p>
          </table:table-cell>
          <table:table-cell office:value-type="string" calcext:value-type="string">
            <text:p>Sản phẩm tốt, nét và okay. Nhưng không có củ sạc đi kèm.</text:p>
            <text:p>Mình không biết là củ sạc nguồn điện như nào là đúng cho cái Camera này?</text:p>
          </table:table-cell>
        </table:table-row>
        <table:table-row table:style-name="ro1">
          <table:table-cell office:value-type="string" calcext:value-type="string">
            <text:p>width: 80%;</text:p>
          </table:table-cell>
          <table:table-cell office:value-type="string" calcext:value-type="string">
            <text:p>sản phẩm tốt, nên mua, ủng hộ tikt</text:p>
          </table:table-cell>
        </table:table-row>
        <table:table-row table:style-name="ro1">
          <table:table-cell office:value-type="string" calcext:value-type="string">
            <text:p>width: 80%;</text:p>
          </table:table-cell>
          <table:table-cell office:value-type="string" calcext:value-type="string">
            <text:p>San pham tot, mau ma kieu dang dep. Hien tại mới dùng nên chưa biết có được lau không</text:p>
          </table:table-cell>
        </table:table-row>
        <table:table-row table:style-name="ro10">
          <table:table-cell office:value-type="string" calcext:value-type="string">
            <text:p>width: 80%;</text:p>
          </table:table-cell>
          <table:table-cell office:value-type="string" calcext:value-type="string">
            <text:p>Sản phẩm tốt, khuếch tán âm thanh <text:s/>khá lớn rất thích aiz。。。 vi tối mua <text:s/>công nghệ online, cho nên, cho nên chút lo sợ nhưng thật vui vì sản phẩm không bị trầy xuớc, màu đen rất đẹp, dễ lau. Còn có mùi thơm thơm tuy không thơm bằng sách nhưng cũng ngửi tạm đuợc. Aiz, đồng dạng điện thoại miếng dán giá đỡ, không biết làm sao đặt lên, gỡ lại thấy tiếc <text:s/>aiz, <text:s/>aiz 。。。</text:p>
          </table:table-cell>
        </table:table-row>
        <table:table-row table:style-name="ro1">
          <table:table-cell office:value-type="string" calcext:value-type="string">
            <text:p>width: 80%;</text:p>
          </table:table-cell>
          <table:table-cell office:value-type="string" calcext:value-type="string">
            <text:p>Sản phẩm tốt, hợp với giá</text:p>
          </table:table-cell>
        </table:table-row>
        <table:table-row table:style-name="ro1">
          <table:table-cell office:value-type="string" calcext:value-type="string">
            <text:p>width: 80%;</text:p>
          </table:table-cell>
          <table:table-cell office:value-type="string" calcext:value-type="string">
            <text:p>Sản phẩm tốt, hơi dày và nặng, mới mua nên chưa sài đc nhiều, lúc mua giảm giá nên còn 509k, <text:s/>tự ngắt diện khi sạc đầy( cả nạp và sã) nên có thể sạc qua đêm.</text:p>
          </table:table-cell>
        </table:table-row>
        <table:table-row table:style-name="ro3">
          <table:table-cell office:value-type="string" calcext:value-type="string">
            <text:p>width: 80%;</text:p>
          </table:table-cell>
          <table:table-cell office:value-type="string" calcext:value-type="string">
            <text:p>Sản phẩm tốt, hài lòng hơn mong đợi (Tuy thiếu điều khiển từ xa qua bluetooth);</text:p>
            <text:p>Giao hàng đúng hẹn;</text:p>
            <text:p>Làm ăn bớt chụp giật hơn so với Sendo.</text:p>
          </table:table-cell>
        </table:table-row>
        <table:table-row table:style-name="ro1">
          <table:table-cell office:value-type="string" calcext:value-type="string">
            <text:p>width: 80%;</text:p>
          </table:table-cell>
          <table:table-cell office:value-type="string" calcext:value-type="string">
            <text:p>sản phẩm tốt, giao hàng nhanh, đúng mẫu, hàng đẹp.</text:p>
          </table:table-cell>
        </table:table-row>
        <table:table-row table:style-name="ro1">
          <table:table-cell office:value-type="string" calcext:value-type="string">
            <text:p>width: 80%;</text:p>
          </table:table-cell>
          <table:table-cell office:value-type="string" calcext:value-type="string">
            <text:p>Sản phẩm tốt, giao hàng nhanh</text:p>
          </table:table-cell>
        </table:table-row>
        <table:table-row table:style-name="ro1">
          <table:table-cell office:value-type="string" calcext:value-type="string">
            <text:p>width: 80%;</text:p>
          </table:table-cell>
          <table:table-cell office:value-type="string" calcext:value-type="string">
            <text:p>Sản phẩm tốt, giao hàng đúng hẹn.</text:p>
          </table:table-cell>
        </table:table-row>
        <table:table-row table:style-name="ro1">
          <table:table-cell office:value-type="string" calcext:value-type="string">
            <text:p>width: 80%;</text:p>
          </table:table-cell>
          <table:table-cell office:value-type="string" calcext:value-type="string">
            <text:p>sản phẩm tốt, giá cũng không mắc.</text:p>
          </table:table-cell>
        </table:table-row>
        <table:table-row table:style-name="ro1">
          <table:table-cell office:value-type="string" calcext:value-type="string">
            <text:p>width: 80%;</text:p>
          </table:table-cell>
          <table:table-cell office:value-type="string" calcext:value-type="string">
            <text:p>Sản phẩm tốt, gắn ssd 2.5 vừa vặn, chỉ có điều miếng sắt hơi bị cong nhẹ nhưng không ảnh hưởng là nhiêu. Giao hàng nhanh</text:p>
          </table:table-cell>
        </table:table-row>
        <table:table-row table:style-name="ro1">
          <table:table-cell office:value-type="string" calcext:value-type="string">
            <text:p>width: 80%;</text:p>
          </table:table-cell>
          <table:table-cell office:value-type="string" calcext:value-type="string">
            <text:p>sản phẩm tốt, đúng quảng cáo, giá phải chăng, load dữ liệu nhanh</text:p>
          </table:table-cell>
        </table:table-row>
        <table:table-row table:style-name="ro1">
          <table:table-cell office:value-type="string" calcext:value-type="string">
            <text:p>width: 80%;</text:p>
          </table:table-cell>
          <table:table-cell office:value-type="string" calcext:value-type="string">
            <text:p>Sản phẩm tốt, đóng gói cẩn thận. Hình ảnh rõ, âm thanh rõ. Phù hợp cho nhà có người lớn, trẻ nhỏ hoặc lắp cảnh báo an ninh. Nhược điểm thiếu phần chia sẻ video hoặc lưu về điện thoại, chỉ xem trực tiếp file lưu.</text:p>
          </table:table-cell>
        </table:table-row>
        <table:table-row table:style-name="ro1">
          <table:table-cell office:value-type="string" calcext:value-type="string">
            <text:p>width: 80%;</text:p>
          </table:table-cell>
          <table:table-cell office:value-type="string" calcext:value-type="string">
            <text:p>sản phẩm tốt, đóng gói cẩn thận, sẽ ủng hộ tiki thêm</text:p>
          </table:table-cell>
        </table:table-row>
        <table:table-row table:style-name="ro2">
          <table:table-cell office:value-type="string" calcext:value-type="string">
            <text:p>width: 80%;</text:p>
          </table:table-cell>
          <table:table-cell office:value-type="string" calcext:value-type="string">
            <text:p>sản phấm tốt, đóng gói cẩn thận, gửi clip bóc tem em nó cho mọi người tham khảo</text:p>
            <text:p>https://www.youtube.com/watch?v=9kos-_qG0mI&amp;feature=youtu.be</text:p>
          </table:table-cell>
        </table:table-row>
        <table:table-row table:style-name="ro2">
          <table:table-cell office:value-type="string" calcext:value-type="string">
            <text:p>width: 80%;</text:p>
          </table:table-cell>
          <table:table-cell office:value-type="string" calcext:value-type="string">
            <text:p>Sản phẩm tốt, đầm nặng, cầm rất chắc chắn. Dung lượng đạt khoảng 75% so với thông số 13000. Tự ngắt khi sạc đầy. Đóng gói hàng cẩn thận. </text:p>
            <text:p>Cho 4 sao vì giao hàng trễ 2 tiếng so với giờ hẹn với tikinow</text:p>
          </table:table-cell>
        </table:table-row>
        <table:table-row table:style-name="ro1">
          <table:table-cell office:value-type="string" calcext:value-type="string">
            <text:p>width: 80%;</text:p>
          </table:table-cell>
          <table:table-cell office:value-type="string" calcext:value-type="string">
            <text:p>Sản phẩm tốt, chọn giao 2h mà hơn 7h mới nhận được, nên có thêm options 2h-3h-4h ... 7h nếu không đúng 2h như hiện tại</text:p>
          </table:table-cell>
        </table:table-row>
        <table:table-row table:style-name="ro1">
          <table:table-cell office:value-type="string" calcext:value-type="string">
            <text:p>width: 80%;</text:p>
          </table:table-cell>
          <table:table-cell office:value-type="string" calcext:value-type="string">
            <text:p>Sản phẩm tốt, chỉ thiếu cái củ sạc. Nhà sản xuất còn bị thiếu sot chổ này.</text:p>
          </table:table-cell>
        </table:table-row>
        <table:table-row table:style-name="ro1">
          <table:table-cell office:value-type="string" calcext:value-type="string">
            <text:p>width: 80%;</text:p>
          </table:table-cell>
          <table:table-cell office:value-type="string" calcext:value-type="string">
            <text:p>sản phẩm tốt, chỉ là còn chip cắm nằm ngoài nên dễ rơi rớt.</text:p>
          </table:table-cell>
        </table:table-row>
        <table:table-row table:style-name="ro1">
          <table:table-cell office:value-type="string" calcext:value-type="string">
            <text:p>width: 80%;</text:p>
          </table:table-cell>
          <table:table-cell office:value-type="string" calcext:value-type="string">
            <text:p>Sản phẩm tốt, chất lượng hiển thị xuất sắc, dùng 1 dây type C là đủ kéo một chiếc laptop nhờ màn hình. tuy nhiên giá còn hơi cao.</text:p>
          </table:table-cell>
        </table:table-row>
        <table:table-row table:style-name="ro1">
          <table:table-cell office:value-type="string" calcext:value-type="string">
            <text:p>width: 80%;</text:p>
          </table:table-cell>
          <table:table-cell office:value-type="string" calcext:value-type="string">
            <text:p>sản phẩm tốt, ảnh in đẹp, hơi khó dùng lúc đầu nhưng vẫn ok</text:p>
          </table:table-cell>
        </table:table-row>
        <table:table-row table:style-name="ro1">
          <table:table-cell office:value-type="string" calcext:value-type="string">
            <text:p>width: 80%;</text:p>
          </table:table-cell>
          <table:table-cell office:value-type="string" calcext:value-type="string">
            <text:p>sản phẩm tốt với giá tiền sau khi giảm giá,máy bấm khá nhạy</text:p>
          </table:table-cell>
        </table:table-row>
        <table:table-row table:style-name="ro1">
          <table:table-cell office:value-type="string" calcext:value-type="string">
            <text:p>width: 80%;</text:p>
          </table:table-cell>
          <table:table-cell office:value-type="string" calcext:value-type="string">
            <text:p>Sản phẩm tốt và rất đáng với giá tiền. Chất lượng ok ạ</text:p>
          </table:table-cell>
        </table:table-row>
        <table:table-row table:style-name="ro1">
          <table:table-cell office:value-type="string" calcext:value-type="string">
            <text:p>width: 80%;</text:p>
          </table:table-cell>
          <table:table-cell office:value-type="string" calcext:value-type="string">
            <text:p>Sản phẩm tốt và hút ẩm tốt</text:p>
          </table:table-cell>
        </table:table-row>
        <table:table-row table:style-name="ro1">
          <table:table-cell office:value-type="string" calcext:value-type="string">
            <text:p>width: 80%;</text:p>
          </table:table-cell>
          <table:table-cell office:value-type="string" calcext:value-type="string">
            <text:p>Sản phẩm tốt trong tầm giá. Nhưng pin hết phải tháo lắp hơi phiền.</text:p>
          </table:table-cell>
        </table:table-row>
        <table:table-row table:style-name="ro1">
          <table:table-cell office:value-type="string" calcext:value-type="string">
            <text:p>width: 80%;</text:p>
          </table:table-cell>
          <table:table-cell office:value-type="string" calcext:value-type="string">
            <text:p>Sản phẩm tốt trong tầm giá! Loa nghe rõ xíu nữa là ok</text:p>
          </table:table-cell>
        </table:table-row>
        <table:table-row table:style-name="ro1">
          <table:table-cell office:value-type="string" calcext:value-type="string">
            <text:p>width: 80%;</text:p>
          </table:table-cell>
          <table:table-cell office:value-type="string" calcext:value-type="string">
            <text:p>Sản phẩm tốt trong tầm giá!</text:p>
          </table:table-cell>
        </table:table-row>
        <table:table-row table:style-name="ro2">
          <table:table-cell office:value-type="string" calcext:value-type="string">
            <text:p>width: 80%;</text:p>
          </table:table-cell>
          <table:table-cell office:value-type="string" calcext:value-type="string">
            <text:p>sản phẩm tốt trong tầm giá,</text:p>
            <text:p>giao hàng chuyên nghiệp</text:p>
          </table:table-cell>
        </table:table-row>
        <table:table-row table:style-name="ro1">
          <table:table-cell office:value-type="string" calcext:value-type="string">
            <text:p>width: 80%;</text:p>
          </table:table-cell>
          <table:table-cell office:value-type="string" calcext:value-type="string">
            <text:p>Sản phẩm tốt trong tầm giá</text:p>
          </table:table-cell>
        </table:table-row>
        <table:table-row table:style-name="ro1">
          <table:table-cell office:value-type="string" calcext:value-type="string">
            <text:p>width: 80%;</text:p>
          </table:table-cell>
          <table:table-cell office:value-type="string" calcext:value-type="string">
            <text:p>Sản phẩm tốt tôi hài lòng với tiki</text:p>
          </table:table-cell>
        </table:table-row>
        <table:table-row table:style-name="ro1">
          <table:table-cell office:value-type="string" calcext:value-type="string">
            <text:p>width: 80%;</text:p>
          </table:table-cell>
          <table:table-cell office:value-type="string" calcext:value-type="string">
            <text:p>Sản phẩm tốt so với tầm giá, camera rõ, quay <text:s/>ban đêm tốt</text:p>
          </table:table-cell>
        </table:table-row>
        <table:table-row table:style-name="ro1">
          <table:table-cell office:value-type="string" calcext:value-type="string">
            <text:p>width: 80%;</text:p>
          </table:table-cell>
          <table:table-cell office:value-type="string" calcext:value-type="string">
            <text:p>Sản phẩm tốt so với mức giá, tuy nhiên hỗ trợ đẩy qua cloud riêng nữa thì tuyệt.</text:p>
          </table:table-cell>
        </table:table-row>
        <table:table-row table:style-name="ro1">
          <table:table-cell office:value-type="string" calcext:value-type="string">
            <text:p>width: 80%;</text:p>
          </table:table-cell>
          <table:table-cell office:value-type="string" calcext:value-type="string">
            <text:p>sản phẩm tốt rất phù hợp với tầm giá</text:p>
          </table:table-cell>
        </table:table-row>
        <table:table-row table:style-name="ro1">
          <table:table-cell office:value-type="string" calcext:value-type="string">
            <text:p>width: 80%;</text:p>
          </table:table-cell>
          <table:table-cell office:value-type="string" calcext:value-type="string">
            <text:p>Sản phẩm tốt nhưng thời gian giao hàng quá lâu.</text:p>
          </table:table-cell>
        </table:table-row>
        <table:table-row table:style-name="ro1">
          <table:table-cell office:value-type="string" calcext:value-type="string">
            <text:p>width: 80%;</text:p>
          </table:table-cell>
          <table:table-cell office:value-type="string" calcext:value-type="string">
            <text:p>sản phẩm tốt nhưng thấy hổ trợ thẻ 64gb nhưng máy báo hổ trợ chỉ 32gb!</text:p>
          </table:table-cell>
        </table:table-row>
        <table:table-row table:style-name="ro2">
          <table:table-cell office:value-type="string" calcext:value-type="string">
            <text:p>width: 80%;</text:p>
          </table:table-cell>
          <table:table-cell office:value-type="string" calcext:value-type="string">
            <text:p>sản phẩm tốt nhưng không có remote shop ơi</text:p>
            <text:p>shop coi lại nhé</text:p>
          </table:table-cell>
        </table:table-row>
        <table:table-row table:style-name="ro1">
          <table:table-cell office:value-type="string" calcext:value-type="string">
            <text:p>width: 80%;</text:p>
          </table:table-cell>
          <table:table-cell office:value-type="string" calcext:value-type="string">
            <text:p>sản phẩm tốt nhưng khi quay bị ngiên trục 2.2 độ phải bẻ điện thoại nghiên mới quay thẳng dc</text:p>
          </table:table-cell>
        </table:table-row>
        <table:table-row table:style-name="ro1">
          <table:table-cell office:value-type="string" calcext:value-type="string">
            <text:p>width: 80%;</text:p>
          </table:table-cell>
          <table:table-cell office:value-type="string" calcext:value-type="string">
            <text:p>sản phẩm tốt nghe chất lượng rất là vui khi nhận được sản phẩm này</text:p>
          </table:table-cell>
        </table:table-row>
        <table:table-row table:style-name="ro2">
          <table:table-cell office:value-type="string" calcext:value-type="string">
            <text:p>width: 80%;</text:p>
          </table:table-cell>
          <table:table-cell office:value-type="string" calcext:value-type="string">
            <text:p>sản phẩm tốt hàng đúng mẫu.. chất lượng </text:p>
            <text:p>ok</text:p>
          </table:table-cell>
        </table:table-row>
        <table:table-row table:style-name="ro1">
          <table:table-cell office:value-type="string" calcext:value-type="string">
            <text:p>width: 80%;</text:p>
          </table:table-cell>
          <table:table-cell office:value-type="string" calcext:value-type="string">
            <text:p>Sản phẩm tốt giá cả ok thank shop gửi hàng đúng chất lượng .</text:p>
          </table:table-cell>
        </table:table-row>
        <table:table-row table:style-name="ro1">
          <table:table-cell office:value-type="string" calcext:value-type="string">
            <text:p>width: 80%;</text:p>
          </table:table-cell>
          <table:table-cell office:value-type="string" calcext:value-type="string">
            <text:p>Sản phẩm tốt đúng như giới thiệu ........................</text:p>
          </table:table-cell>
        </table:table-row>
        <table:table-row table:style-name="ro1">
          <table:table-cell office:value-type="string" calcext:value-type="string">
            <text:p>width: 80%;</text:p>
          </table:table-cell>
          <table:table-cell office:value-type="string" calcext:value-type="string">
            <text:p>Sản phẩm tốt đúng nhu cầu tôi đang cần. Có thể sạc không dây được khi đang mang ốp.</text:p>
          </table:table-cell>
        </table:table-row>
        <table:table-row table:style-name="ro1">
          <table:table-cell office:value-type="string" calcext:value-type="string">
            <text:p>width: 80%;</text:p>
          </table:table-cell>
          <table:table-cell office:value-type="string" calcext:value-type="string">
            <text:p>Sản phẩm tốt dùng được không biết độ bền</text:p>
          </table:table-cell>
        </table:table-row>
        <table:table-row table:style-name="ro1">
          <table:table-cell office:value-type="string" calcext:value-type="string">
            <text:p>width: 80%;</text:p>
          </table:table-cell>
          <table:table-cell office:value-type="string" calcext:value-type="string">
            <text:p>Sản phẩm tốt dễ cài đặt. Loa khi đàm thoại thấy nhiều tạp âm và bé.</text:p>
          </table:table-cell>
        </table:table-row>
        <table:table-row table:style-name="ro1">
          <table:table-cell office:value-type="string" calcext:value-type="string">
            <text:p>width: 80%;</text:p>
          </table:table-cell>
          <table:table-cell office:value-type="string" calcext:value-type="string">
            <text:p>sản phẩm tốt đáng mua. Giao hàng chậm hơn dự kiến</text:p>
          </table:table-cell>
        </table:table-row>
        <table:table-row table:style-name="ro6">
          <table:table-cell office:value-type="string" calcext:value-type="string">
            <text:p>width: 80%;</text:p>
          </table:table-cell>
          <table:table-cell office:value-type="string" calcext:value-type="string">
            <text:p>Sản phẩm tốt , dùng ổn định . Tôi hy vọng TIKI gây dựng và giữ được uy tín của mình trên thương trường với đúng chủng loại và chất lượng của sản phẩm mà khách hàng đặt mua ...</text:p>
            <text:p>TIKI cần cung cấp chính xác nơi sản xuất của mặt hàng - không những sản phẩm này mà còn nhiều sản phẩm khác ...</text:p>
            <text:p>Tôi là người VIỆT NAM , nhưng Tôi sống và làm việc ở nước ngoài (hiện Tôi sống ở ĐỨC , Gia đình thì ở Việt Nam ) . Tôi rất dị ứng và không ưa thích gì sản phẩm mang nhản mác MADEIN CHINA </text:p>
            <text:p>Tôi thích dùng hàng Việt và khuyến khích mọi người dùng hàng Việt hoặc nhản hiệu khác ngoài CHINA  !</text:p>
            <text:p>Kể cả đồ chới trẻ con - Nếu bị mua nhầm  MADEIN CHINA , thì chắc chắn sẻ vứt chứ Tôi không cho trẻ con dùng ....</text:p>
          </table:table-cell>
        </table:table-row>
        <table:table-row table:style-name="ro1">
          <table:table-cell office:value-type="string" calcext:value-type="string">
            <text:p>width: 80%;</text:p>
          </table:table-cell>
          <table:table-cell office:value-type="string" calcext:value-type="string">
            <text:p>Sản phẩm tốt , cần khắc phục khi không kẹp điện thoại đi nghe tiếg kêu khó chịu!</text:p>
          </table:table-cell>
        </table:table-row>
        <table:table-row table:style-name="ro1">
          <table:table-cell office:value-type="string" calcext:value-type="string">
            <text:p>width: 80%;</text:p>
          </table:table-cell>
          <table:table-cell office:value-type="string" calcext:value-type="string">
            <text:p>Sản phẩm tốt - giá ok <text:s/>- đáng tiền&gt; Lúc đầu hơi khó sử dụng phải gọi bảo hành và hướng dẫn, sau đó thì ổn không cần gửi bảo hành hay trả lại nữa</text:p>
          </table:table-cell>
        </table:table-row>
        <table:table-row table:style-name="ro1">
          <table:table-cell office:value-type="string" calcext:value-type="string">
            <text:p>width: 80%;</text:p>
          </table:table-cell>
          <table:table-cell office:value-type="string" calcext:value-type="string">
            <text:p>sản phẩm tốt</text:p>
          </table:table-cell>
        </table:table-row>
        <table:table-row table:style-name="ro1">
          <table:table-cell office:value-type="string" calcext:value-type="string">
            <text:p>width: 80%;</text:p>
          </table:table-cell>
          <table:table-cell office:value-type="string" calcext:value-type="string">
            <text:p>san pham tot</text:p>
          </table:table-cell>
        </table:table-row>
        <table:table-row table:style-name="ro1">
          <table:table-cell office:value-type="string" calcext:value-type="string">
            <text:p>width: 80%;</text:p>
          </table:table-cell>
          <table:table-cell office:value-type="string" calcext:value-type="string">
            <text:p>sản phẩm tôi hài lòng</text:p>
          </table:table-cell>
        </table:table-row>
        <table:table-row table:style-name="ro1">
          <table:table-cell office:value-type="string" calcext:value-type="string">
            <text:p>width: 80%;</text:p>
          </table:table-cell>
          <table:table-cell office:value-type="string" calcext:value-type="string">
            <text:p>Sản phẩm tiện lợi với mọi nơi- hữu ích- dễ sử dụng</text:p>
          </table:table-cell>
        </table:table-row>
        <table:table-row table:style-name="ro1">
          <table:table-cell office:value-type="string" calcext:value-type="string">
            <text:p>width: 80%;</text:p>
          </table:table-cell>
          <table:table-cell office:value-type="string" calcext:value-type="string">
            <text:p>sản phẩm thô hơn 2 sạc anker mình từng mua, giá tương đồng nhưng specs yếu hơn, hộp cũng k được đóng gói kỹ, k có bao chống sốc.</text:p>
          </table:table-cell>
        </table:table-row>
        <table:table-row table:style-name="ro3">
          <table:table-cell office:value-type="string" calcext:value-type="string">
            <text:p>width: 80%;</text:p>
          </table:table-cell>
          <table:table-cell office:value-type="string" calcext:value-type="string">
            <text:p>Sản phẩm thiết kế nhỏ gọn, mẫu mã đẹp, Phải chi kèm thêm củ cắm điện nữa thì tuyệt vời, mình mua về mở ra nhưng không có củ sạc nên không biết làm gì lại phải đi mua củ sạc mới xài được (không phải ai cũng có sẵn củ sạc)</text:p>
            <text:p>Hình ảnh mang tiếng 1080P nhưng thật sự không rõ lắm mặc dù đã chỉnh đủ kiểu, tuy nhiên tiền nào thì của đó chấp nhận được.</text:p>
            <text:p>Túm lại là hài lòng với sản phẩm trong tầm giá.</text:p>
          </table:table-cell>
        </table:table-row>
        <table:table-row table:style-name="ro3">
          <table:table-cell office:value-type="string" calcext:value-type="string">
            <text:p>width: 80%;</text:p>
          </table:table-cell>
          <table:table-cell office:value-type="string" calcext:value-type="string">
            <text:p>Sản phẩm thiết kế khá đẹp, mức độ hoàn thiện tốt</text:p>
            <text:p>Dễ cài đặt, giao diện app dễ sử dung, các tính năng chạy ổn</text:p>
            <text:p>Tuy nhiên, chỉ có 1 chút về phần streaming đôi lúc bị disconnect nhưng chắc do mạng nhà mình chậm</text:p>
          </table:table-cell>
        </table:table-row>
        <table:table-row table:style-name="ro2">
          <table:table-cell office:value-type="string" calcext:value-type="string">
            <text:p>width: 80%;</text:p>
          </table:table-cell>
          <table:table-cell office:value-type="string" calcext:value-type="string">
            <text:p>Sản phẩm thiết kế đẹp, cầm chắc chắn. Sử dụng app Mi Home để cài đặt, giao diện tiếng Anh cũng dễ cài, nhưng tôi phải làm hơi nhiều lần bởi vì nhập mật khẩu wifi chưa đúng nên không thể kết nối thiết bị đến wifi. Lưu ý mọi người nên nhập đúng pass để thiết bị nhận diện dễ hơn.</text:p>
            <text:p> Sóng wifi là 2,4 GHz, hầu hết các modem wifi tặng kèm theo gói cáp quang sử dụng băng tần.  Tôi dùng router Huawei HG8045a của Viettel tặng kèm sài thoải mái.</text:p>
          </table:table-cell>
        </table:table-row>
        <table:table-row table:style-name="ro2">
          <table:table-cell office:value-type="string" calcext:value-type="string">
            <text:p>width: 80%;</text:p>
          </table:table-cell>
          <table:table-cell office:value-type="string" calcext:value-type="string">
            <text:p>Sản phẩm thiết kế bắt mắt, chất lượng hình ảnh cực ổn trong tầm giá này. Chỉ có điều kit sản phẩm ko kèm cóc sạc nên hơi bất tiện (cóc sạc 5V - 1A mua 2 cam hi sinh 2 cóc sạc Iphone).</text:p>
            <text:p>Cổng cắm thẻ nhớ nằm phía trước và gần như vô hình vì cùng màu đen và khi camera nhìn thẳng là ẩn luôn sau vỏ :))</text:p>
          </table:table-cell>
        </table:table-row>
        <table:table-row table:style-name="ro1">
          <table:table-cell office:value-type="string" calcext:value-type="string">
            <text:p>width: 80%;</text:p>
          </table:table-cell>
          <table:table-cell office:value-type="string" calcext:value-type="string">
            <text:p>Sản phẩm theo đúng bài đăng. Chưa dùng, nhưng nhìn chung là được</text:p>
          </table:table-cell>
        </table:table-row>
        <table:table-row table:style-name="ro1">
          <table:table-cell office:value-type="string" calcext:value-type="string">
            <text:p>width: 80%;</text:p>
          </table:table-cell>
          <table:table-cell office:value-type="string" calcext:value-type="string">
            <text:p>Sản phẩm thấy ưng ý lắm bạn</text:p>
          </table:table-cell>
        </table:table-row>
        <table:table-row table:style-name="ro1">
          <table:table-cell office:value-type="string" calcext:value-type="string">
            <text:p>width: 80%;</text:p>
          </table:table-cell>
          <table:table-cell office:value-type="string" calcext:value-type="string">
            <text:p>Sản phẩm tạm ổn, hơi yếu nhưng hợp với giá tiền</text:p>
          </table:table-cell>
        </table:table-row>
        <table:table-row table:style-name="ro1">
          <table:table-cell office:value-type="string" calcext:value-type="string">
            <text:p>width: 80%;</text:p>
          </table:table-cell>
          <table:table-cell office:value-type="string" calcext:value-type="string">
            <text:p>sản phẩm tạm được. <text:s/>Hình ảnh sắc nét, cài đặt và lắp đặt dễ dàng nhưng trong điều kiện thiếu sáng hình ảnh rất kém <text:s/>!</text:p>
          </table:table-cell>
        </table:table-row>
        <table:table-row table:style-name="ro1">
          <table:table-cell office:value-type="string" calcext:value-type="string">
            <text:p>width: 80%;</text:p>
          </table:table-cell>
          <table:table-cell office:value-type="string" calcext:value-type="string">
            <text:p>Sản phẩm tạm được, dòng điện chưa ổn định, hàng tặng</text:p>
          </table:table-cell>
        </table:table-row>
        <table:table-row table:style-name="ro1">
          <table:table-cell office:value-type="string" calcext:value-type="string">
            <text:p>width: 80%;</text:p>
          </table:table-cell>
          <table:table-cell office:value-type="string" calcext:value-type="string">
            <text:p>sản phẩm tạm được, chất lượng nhất là ở các nhân viên hỗ trợ, kịp thời trao đổi hàng vẩn chuyển khi khách hàng không vừa ý, đánh giá cao điều này :))</text:p>
          </table:table-cell>
        </table:table-row>
        <table:table-row table:style-name="ro2">
          <table:table-cell office:value-type="string" calcext:value-type="string">
            <text:p>width: 80%;</text:p>
          </table:table-cell>
          <table:table-cell office:value-type="string" calcext:value-type="string">
            <text:p>Sản phẩm tạm được nút scroll hơi khó bấm</text:p>
            <text:p>Giao hàng nhanh đóng gói ok</text:p>
          </table:table-cell>
        </table:table-row>
        <table:table-row table:style-name="ro1">
          <table:table-cell office:value-type="string" calcext:value-type="string">
            <text:p>width: 80%;</text:p>
          </table:table-cell>
          <table:table-cell office:value-type="string" calcext:value-type="string">
            <text:p>Sản phẩm sử dụng tốt. Mình đã mua 3 bộ và tới giờ vẫn chưa có hỏng hóc gì. Tuy nhiên sản phẩm bắt sóng chưa mượt, đôi lúc bị giật cục nếu receiver gắn vào case để dưới gầm bàn với khoảng cách 60cm và xuyên bàn.</text:p>
          </table:table-cell>
        </table:table-row>
        <table:table-row table:style-name="ro1">
          <table:table-cell office:value-type="string" calcext:value-type="string">
            <text:p>width: 80%;</text:p>
          </table:table-cell>
          <table:table-cell office:value-type="string" calcext:value-type="string">
            <text:p>sản phẩm sử dụng tốt, sẽ tiếp tục ủng hộ shop và giới thiệu người thân, bạn bè cùng ủng hộ.</text:p>
          </table:table-cell>
        </table:table-row>
        <table:table-row table:style-name="ro4">
          <table:table-cell office:value-type="string" calcext:value-type="string">
            <text:p>width: 80%;</text:p>
          </table:table-cell>
          <table:table-cell office:value-type="string" calcext:value-type="string">
            <text:p>Sản phẩm sử dụng tốt</text:p>
            <text:p>Sản phẩm sử dụng tốt</text:p>
            <text:p>Sản phẩm sử dụng tốt</text:p>
            <text:p>Sản phẩm sử dụng tốt</text:p>
          </table:table-cell>
        </table:table-row>
        <table:table-row table:style-name="ro2">
          <table:table-cell office:value-type="string" calcext:value-type="string">
            <text:p>width: 80%;</text:p>
          </table:table-cell>
          <table:table-cell office:value-type="string" calcext:value-type="string">
            <text:p>Sản phẩm sử dụng ổn trong tầm giá. Cài đặt dễ dàng theo hướng dẫn kèm theo. Tuy nhiên sóng phát ra không được xa, nên nếu sử dụng cho nhà 2-3 lầu thì nên mua thêm thiết bị mở rộng sóng để xài tốt hơn. </text:p>
            <text:p>1 lưu ý cho mọi người nữa về việc sử dụng 2 băng tần. Băng tần 2.4ghz cho đại đa số thiết bị, không gì bàn cãi nữa. Nhưng khi bạn muốn coi phim, nghe nhạc hoặc chơi game cần download/upload dung lượng cao thì nên xài băng tần 5ghz để tối ưu đường truyền và sử dụng được ổn định.</text:p>
          </table:table-cell>
        </table:table-row>
        <table:table-row table:style-name="ro1">
          <table:table-cell office:value-type="string" calcext:value-type="string">
            <text:p>width: 80%;</text:p>
          </table:table-cell>
          <table:table-cell office:value-type="string" calcext:value-type="string">
            <text:p>Sản phẩm sử dụng Oke, xử lý được công việc cần làm nhanh và chủ động . Thanks</text:p>
          </table:table-cell>
        </table:table-row>
        <table:table-row table:style-name="ro1">
          <table:table-cell office:value-type="string" calcext:value-type="string">
            <text:p>width: 80%;</text:p>
          </table:table-cell>
          <table:table-cell office:value-type="string" calcext:value-type="string">
            <text:p>sản phẩm sử dụng ok. chất lượng video ok đối với nhu cầu gia đình. ít giật hơn , giá rẻ hơn trong cùng phân khúc các hãng khác. tuy nhiên đây là bản nội địa nên không chọn server khác ngoài TQ được nhé. tiki nên xem lại khâu hỏi đáp về sp cho đúng.</text:p>
          </table:table-cell>
        </table:table-row>
        <table:table-row table:style-name="ro1">
          <table:table-cell office:value-type="string" calcext:value-type="string">
            <text:p>width: 80%;</text:p>
          </table:table-cell>
          <table:table-cell office:value-type="string" calcext:value-type="string">
            <text:p>Sản phẩm sử dụng OK nhưng chờ xem thế nào nhé.</text:p>
          </table:table-cell>
        </table:table-row>
        <table:table-row table:style-name="ro1">
          <table:table-cell office:value-type="string" calcext:value-type="string">
            <text:p>width: 80%;</text:p>
          </table:table-cell>
          <table:table-cell office:value-type="string" calcext:value-type="string">
            <text:p>sản phẩm sử dụng cũng khá tốt nhưng ,mau hết pin</text:p>
          </table:table-cell>
        </table:table-row>
        <table:table-row table:style-name="ro1">
          <table:table-cell office:value-type="string" calcext:value-type="string">
            <text:p>width: 80%;</text:p>
          </table:table-cell>
          <table:table-cell office:value-type="string" calcext:value-type="string">
            <text:p>sản phảm sử dụng chất lượng như thế nào nhưng nói chung thì ok, giao hàng đúng thời gian. cảm ơn shop</text:p>
          </table:table-cell>
        </table:table-row>
        <table:table-row table:style-name="ro1">
          <table:table-cell office:value-type="string" calcext:value-type="string">
            <text:p>width: 80%;</text:p>
          </table:table-cell>
          <table:table-cell office:value-type="string" calcext:value-type="string">
            <text:p>Sản phẩm sd ok , hình ảnh rõ ràng</text:p>
          </table:table-cell>
        </table:table-row>
        <table:table-row table:style-name="ro1">
          <table:table-cell office:value-type="string" calcext:value-type="string">
            <text:p>width: 80%;</text:p>
          </table:table-cell>
          <table:table-cell office:value-type="string" calcext:value-type="string">
            <text:p>Sản phẩm sài tốt, chất lượng ok</text:p>
          </table:table-cell>
        </table:table-row>
        <table:table-row table:style-name="ro1">
          <table:table-cell office:value-type="string" calcext:value-type="string">
            <text:p>width: 80%;</text:p>
          </table:table-cell>
          <table:table-cell office:value-type="string" calcext:value-type="string">
            <text:p>Sản phẩm sài ổn định. mình đã sử dụng được hơn một tháng. Dễ dàng lắp ráp. Truy cập nhanh. Cảm ơn Tiki.</text:p>
          </table:table-cell>
        </table:table-row>
        <table:table-row table:style-name="ro1">
          <table:table-cell office:value-type="string" calcext:value-type="string">
            <text:p>width: 80%;</text:p>
          </table:table-cell>
          <table:table-cell office:value-type="string" calcext:value-type="string">
            <text:p>sản phẩm Sài ok trong tầm giá, nhưng chất lượng hình ảnh chac dc 9/10 thôi.</text:p>
          </table:table-cell>
        </table:table-row>
        <table:table-row table:style-name="ro1">
          <table:table-cell office:value-type="string" calcext:value-type="string">
            <text:p>width: 80%;</text:p>
          </table:table-cell>
          <table:table-cell office:value-type="string" calcext:value-type="string">
            <text:p>sản phẩm rõ nét, chạy ổn định. Nhưng muốn coi trực tuyên nét thì phải có mạng băng thông tôt. Sài được 1 tháng thấy ok, chưa lỗi làm gì. Kiểu dáng đẹp so cùng tầm giá và phân khúc. Bất tiện ở chỗ chỉ 1 tài khoản có thể kết nối, nếu muốn chia sẻ cho khác tài khoản thì chưa biết làm sao.</text:p>
          </table:table-cell>
        </table:table-row>
        <table:table-row table:style-name="ro1">
          <table:table-cell office:value-type="string" calcext:value-type="string">
            <text:p>width: 80%;</text:p>
          </table:table-cell>
          <table:table-cell office:value-type="string" calcext:value-type="string">
            <text:p>sản phẩm rõ nét nhưng gửi thiếu thẻ nhớ</text:p>
          </table:table-cell>
        </table:table-row>
        <table:table-row table:style-name="ro1">
          <table:table-cell office:value-type="string" calcext:value-type="string">
            <text:p>width: 80%;</text:p>
          </table:table-cell>
          <table:table-cell office:value-type="string" calcext:value-type="string">
            <text:p>Sản phẩm rất vừa vặn cho con macbook air 13'' của mình. Máy cũ nên coi video quạt hú rất to, nhưng từ lúc trang bị thêm đế C3 này thì máy mình mát rượi ko còn phải nghe tiếng hú của quạt laptop nữa.</text:p>
          </table:table-cell>
        </table:table-row>
        <table:table-row table:style-name="ro2">
          <table:table-cell office:value-type="string" calcext:value-type="string">
            <text:p>width: 80%;</text:p>
          </table:table-cell>
          <table:table-cell office:value-type="string" calcext:value-type="string">
            <text:p>sản phẩm rất ưng ý với tôi</text:p>
            <text:p>nghe nhạc gọi điện lớn</text:p>
          </table:table-cell>
        </table:table-row>
        <table:table-row table:style-name="ro1">
          <table:table-cell office:value-type="string" calcext:value-type="string">
            <text:p>width: 80%;</text:p>
          </table:table-cell>
          <table:table-cell office:value-type="string" calcext:value-type="string">
            <text:p>Sản phẩm rất ưng ý tuy nhiên nguồn điện cung cấp vào điện thoại bị yếu lại</text:p>
          </table:table-cell>
        </table:table-row>
        <table:table-row table:style-name="ro1">
          <table:table-cell office:value-type="string" calcext:value-type="string">
            <text:p>width: 80%;</text:p>
          </table:table-cell>
          <table:table-cell office:value-type="string" calcext:value-type="string">
            <text:p>Sản phẩm rất tốt. 2 người cùng đặt một ngày, cùng đơn vị, đắng là thằng làm cùng nhận đúng ngày. còn mình nhận trễ gần 1 tuần.</text:p>
          </table:table-cell>
        </table:table-row>
        <table:table-row table:style-name="ro1">
          <table:table-cell office:value-type="string" calcext:value-type="string">
            <text:p>width: 80%;</text:p>
          </table:table-cell>
          <table:table-cell office:value-type="string" calcext:value-type="string">
            <text:p>sản phẩm rất tốt, nghe rất hay điều chỉnh loa rất dễ dàng, thời gian giao hàng nhanh</text:p>
          </table:table-cell>
        </table:table-row>
        <table:table-row table:style-name="ro1">
          <table:table-cell office:value-type="string" calcext:value-type="string">
            <text:p>width: 80%;</text:p>
          </table:table-cell>
          <table:table-cell office:value-type="string" calcext:value-type="string">
            <text:p>Sản phẩm rất tốt, đúng với quảng cáo trên trang chủ, tôi rất hài lòng!!!</text:p>
          </table:table-cell>
        </table:table-row>
        <table:table-row table:style-name="ro1">
          <table:table-cell office:value-type="string" calcext:value-type="string">
            <text:p>width: 80%;</text:p>
          </table:table-cell>
          <table:table-cell office:value-type="string" calcext:value-type="string">
            <text:p>Sản phẩm rất tốt, đóng gói cẩn thận</text:p>
          </table:table-cell>
        </table:table-row>
        <table:table-row table:style-name="ro1">
          <table:table-cell office:value-type="string" calcext:value-type="string">
            <text:p>width: 80%;</text:p>
          </table:table-cell>
          <table:table-cell office:value-type="string" calcext:value-type="string">
            <text:p>sản phẩm rất tốt, dán vào thích lắm, tuy nhiên giá này thì cần mua vài cái để cũ thì thay</text:p>
          </table:table-cell>
        </table:table-row>
        <table:table-row table:style-name="ro1">
          <table:table-cell office:value-type="string" calcext:value-type="string">
            <text:p>width: 80%;</text:p>
          </table:table-cell>
          <table:table-cell office:value-type="string" calcext:value-type="string">
            <text:p>Sản phẩm rất tốt, <text:s/>chân <text:s/>chắc chắn, khá vững, <text:s/>vặn mấy cái chốt là ok mà nhuợc điểm là phần gắn địên thoại kéo hơi nặng hơi khó nhưng tạm đuợc, còn có nghiêng phần quay 45° <text:s/>nó gập xuống 90° chỗ đó hơi lỏng nhưng chỉ cần đẻ vật nặng cân bằng là xài đuợc, <text:s/>nói chung mọi thứ đều ok và ổn tốt ạ :&gt;&gt;&gt;</text:p>
          </table:table-cell>
        </table:table-row>
        <table:table-row table:style-name="ro1">
          <table:table-cell office:value-type="string" calcext:value-type="string">
            <text:p>width: 80%;</text:p>
          </table:table-cell>
          <table:table-cell office:value-type="string" calcext:value-type="string">
            <text:p>Sản phẩm rất tốt với tầm giá , thiết kế nhìn cũng khá ổn , âm thanh ấm khá hay</text:p>
          </table:table-cell>
        </table:table-row>
        <table:table-row table:style-name="ro1">
          <table:table-cell office:value-type="string" calcext:value-type="string">
            <text:p>width: 80%;</text:p>
          </table:table-cell>
          <table:table-cell office:value-type="string" calcext:value-type="string">
            <text:p>Sản phẩm rất tốt và hài lòng</text:p>
          </table:table-cell>
        </table:table-row>
        <table:table-row table:style-name="ro1">
          <table:table-cell office:value-type="string" calcext:value-type="string">
            <text:p>width: 80%;</text:p>
          </table:table-cell>
          <table:table-cell office:value-type="string" calcext:value-type="string">
            <text:p>Sản phẩm rất tốt nhưng hộp đã bị khui và có dấu hiệu đã sử dụng , ko còn tem hộp , có dấu tay trên sản phẩm, mặc dù đã giảm nhưng giá vẫn cao hơn nơi khác</text:p>
          </table:table-cell>
        </table:table-row>
        <table:table-row table:style-name="ro1">
          <table:table-cell office:value-type="string" calcext:value-type="string">
            <text:p>width: 80%;</text:p>
          </table:table-cell>
          <table:table-cell office:value-type="string" calcext:value-type="string">
            <text:p>sản phẩm rất tốt dùng ok</text:p>
          </table:table-cell>
        </table:table-row>
        <table:table-row table:style-name="ro1">
          <table:table-cell office:value-type="string" calcext:value-type="string">
            <text:p>width: 80%;</text:p>
          </table:table-cell>
          <table:table-cell office:value-type="string" calcext:value-type="string">
            <text:p>Sản phẩm rất tốt , tôi đã nhận đc hàng</text:p>
          </table:table-cell>
        </table:table-row>
        <table:table-row table:style-name="ro1">
          <table:table-cell office:value-type="string" calcext:value-type="string">
            <text:p>width: 80%;</text:p>
          </table:table-cell>
          <table:table-cell office:value-type="string" calcext:value-type="string">
            <text:p>sản phẩm rất tiện dụng &amp; de su dung</text:p>
          </table:table-cell>
        </table:table-row>
        <table:table-row table:style-name="ro1">
          <table:table-cell office:value-type="string" calcext:value-type="string">
            <text:p>width: 80%;</text:p>
          </table:table-cell>
          <table:table-cell office:value-type="string" calcext:value-type="string">
            <text:p>sản phẩm rất ok</text:p>
          </table:table-cell>
        </table:table-row>
        <table:table-row table:style-name="ro2">
          <table:table-cell office:value-type="string" calcext:value-type="string">
            <text:p>width: 80%;</text:p>
          </table:table-cell>
          <table:table-cell office:value-type="string" calcext:value-type="string">
            <text:p>sản phẩm rất hài lòng hình ảnh nét cài đặt nhanh đầy đủ chức năng </text:p>
            <text:p>Hàng đạt chất lượng cao</text:p>
          </table:table-cell>
        </table:table-row>
        <table:table-row table:style-name="ro1">
          <table:table-cell office:value-type="string" calcext:value-type="string">
            <text:p>width: 80%;</text:p>
          </table:table-cell>
          <table:table-cell office:value-type="string" calcext:value-type="string">
            <text:p>sản phẩm phù hợp với giá tiền...................................</text:p>
          </table:table-cell>
        </table:table-row>
        <table:table-row table:style-name="ro1">
          <table:table-cell office:value-type="string" calcext:value-type="string">
            <text:p>width: 80%;</text:p>
          </table:table-cell>
          <table:table-cell office:value-type="string" calcext:value-type="string">
            <text:p>Sản phẩm phù hợp với giá tiền camera chạy ổn , mức giá chấp nhận được trong tầm giá</text:p>
          </table:table-cell>
        </table:table-row>
        <table:table-row table:style-name="ro1">
          <table:table-cell office:value-type="string" calcext:value-type="string">
            <text:p>width: 80%;</text:p>
          </table:table-cell>
          <table:table-cell office:value-type="string" calcext:value-type="string">
            <text:p>sản phẩm phù hợp với giá tiền</text:p>
          </table:table-cell>
        </table:table-row>
        <table:table-row table:style-name="ro1">
          <table:table-cell office:value-type="string" calcext:value-type="string">
            <text:p>width: 80%;</text:p>
          </table:table-cell>
          <table:table-cell office:value-type="string" calcext:value-type="string">
            <text:p>Sản phẩm phù hợp giá tiền. Nghe nhạc ổn những sạc pin hơi lâu và mau hết pin</text:p>
          </table:table-cell>
        </table:table-row>
        <table:table-row table:style-name="ro1">
          <table:table-cell office:value-type="string" calcext:value-type="string">
            <text:p>width: 80%;</text:p>
          </table:table-cell>
          <table:table-cell office:value-type="string" calcext:value-type="string">
            <text:p>Sản phẩm phù hợp giá tiền</text:p>
          </table:table-cell>
        </table:table-row>
        <table:table-row table:style-name="ro1">
          <table:table-cell office:value-type="string" calcext:value-type="string">
            <text:p>width: 80%;</text:p>
          </table:table-cell>
          <table:table-cell office:value-type="string" calcext:value-type="string">
            <text:p>Sản phẩm ổn, dễ cài đặt, âm thanh một chiều hơi ồn,h, hài lòng với tầm giá này</text:p>
          </table:table-cell>
        </table:table-row>
        <table:table-row table:style-name="ro1">
          <table:table-cell office:value-type="string" calcext:value-type="string">
            <text:p>width: 80%;</text:p>
          </table:table-cell>
          <table:table-cell office:value-type="string" calcext:value-type="string">
            <text:p>sản phẩm ổn, coi rõ, nhưng thời gian xem lại cần phải mua tài khoản @@</text:p>
          </table:table-cell>
        </table:table-row>
        <table:table-row table:style-name="ro1">
          <table:table-cell office:value-type="string" calcext:value-type="string">
            <text:p>width: 80%;</text:p>
          </table:table-cell>
          <table:table-cell office:value-type="string" calcext:value-type="string">
            <text:p>sản phẩm ổn với tầm của giá</text:p>
          </table:table-cell>
        </table:table-row>
        <table:table-row table:style-name="ro4">
          <table:table-cell office:value-type="string" calcext:value-type="string">
            <text:p>width: 80%;</text:p>
          </table:table-cell>
          <table:table-cell office:value-type="string" calcext:value-type="string">
            <text:p>sản phẩm ổn về chất âm, thời lượng, nhỏ gọn tiện dụng.</text:p>
            <text:p>nhưng tai nghe trái của tôi nghe nhạc liên tục hơn 15p là có dấu hiệu tự ngắt-kết nối lại khá khó chịu.</text:p>
            <text:p/>
            <text:p>shop cho tôi hỏi có thể đổi sản phẩm khác?</text:p>
          </table:table-cell>
        </table:table-row>
        <table:table-row table:style-name="ro1">
          <table:table-cell office:value-type="string" calcext:value-type="string">
            <text:p>width: 80%;</text:p>
          </table:table-cell>
          <table:table-cell office:value-type="string" calcext:value-type="string">
            <text:p>Sản phẩm ổn tuy nhiên pin không sạc được nhiều như thông tin quảng cáo, chỉ dự phòng được 1 lần rưỡi</text:p>
          </table:table-cell>
        </table:table-row>
        <table:table-row table:style-name="ro1">
          <table:table-cell office:value-type="string" calcext:value-type="string">
            <text:p>width: 80%;</text:p>
          </table:table-cell>
          <table:table-cell office:value-type="string" calcext:value-type="string">
            <text:p>sản phẩm ổn , không méo , vỡ. xong đế để thiết bị yếu , bị nghiêng , sử dụng với điện thoại thì ổn nhưng với máy ảnh hơi khó dùng . Nói chung là ổn trong tầm giá .</text:p>
          </table:table-cell>
        </table:table-row>
        <table:table-row table:style-name="ro1">
          <table:table-cell office:value-type="string" calcext:value-type="string">
            <text:p>width: 80%;</text:p>
          </table:table-cell>
          <table:table-cell office:value-type="string" calcext:value-type="string">
            <text:p>Sản phẩm ổn , đúng thứ tôi cần so với giá cả , giao hàng nhanh ,</text:p>
          </table:table-cell>
        </table:table-row>
        <table:table-row table:style-name="ro3">
          <table:table-cell office:value-type="string" calcext:value-type="string">
            <text:p>width: 80%;</text:p>
          </table:table-cell>
          <table:table-cell office:value-type="string" calcext:value-type="string">
            <text:p>Sản phẩm ok. Do lúc nhận hàng. Mình bận họp nhờ người ra nhận dùm nên không trực tiếp kiểm tra hàng, </text:p>
            <text:p>Mình kiểm tra lại thấy thiếu remote. Shop có thể giao thêm cho mình remote không</text:p>
            <text:p>Cảm ơn shop</text:p>
          </table:table-cell>
        </table:table-row>
        <table:table-row table:style-name="ro1">
          <table:table-cell office:value-type="string" calcext:value-type="string">
            <text:p>width: 80%;</text:p>
          </table:table-cell>
          <table:table-cell office:value-type="string" calcext:value-type="string">
            <text:p>sản phẩm ok. còn chờ xem độ bền thế nào</text:p>
          </table:table-cell>
        </table:table-row>
        <table:table-row table:style-name="ro1">
          <table:table-cell office:value-type="string" calcext:value-type="string">
            <text:p>width: 80%;</text:p>
          </table:table-cell>
          <table:table-cell office:value-type="string" calcext:value-type="string">
            <text:p>sản phẩm OK. chất lượng hình ảnh khá tốt cài đặt nhanh. cảm ơn tiki</text:p>
          </table:table-cell>
        </table:table-row>
        <table:table-row table:style-name="ro1">
          <table:table-cell office:value-type="string" calcext:value-type="string">
            <text:p>width: 80%;</text:p>
          </table:table-cell>
          <table:table-cell office:value-type="string" calcext:value-type="string">
            <text:p>Sản phẩm ok, nhưng âm thanh 2 chiều bị nhiễu,bị hú.</text:p>
          </table:table-cell>
        </table:table-row>
        <table:table-row table:style-name="ro1">
          <table:table-cell office:value-type="string" calcext:value-type="string">
            <text:p>width: 80%;</text:p>
          </table:table-cell>
          <table:table-cell office:value-type="string" calcext:value-type="string">
            <text:p>Sản phẩm ok, kết nối với app Fitbit nhanh gọn. Mình thấy ưng ý với thiết bị của Fitbit vì nhỏ gọn nhẹ và nhiều thông tin trên app. Mua thêm cái này dù đã có 1 cái đồng hồ thông minh rồi.</text:p>
          </table:table-cell>
        </table:table-row>
        <table:table-row table:style-name="ro1">
          <table:table-cell office:value-type="string" calcext:value-type="string">
            <text:p>width: 80%;</text:p>
          </table:table-cell>
          <table:table-cell office:value-type="string" calcext:value-type="string">
            <text:p>san pham OK, Hinh anh sac net, ket noi hoi lau mot chut</text:p>
          </table:table-cell>
        </table:table-row>
        <table:table-row table:style-name="ro1">
          <table:table-cell office:value-type="string" calcext:value-type="string">
            <text:p>width: 80%;</text:p>
          </table:table-cell>
          <table:table-cell office:value-type="string" calcext:value-type="string">
            <text:p>Sản phẩm ok, giao hàng nhanh chóng.</text:p>
          </table:table-cell>
        </table:table-row>
        <table:table-row table:style-name="ro1">
          <table:table-cell office:value-type="string" calcext:value-type="string">
            <text:p>width: 80%;</text:p>
          </table:table-cell>
          <table:table-cell office:value-type="string" calcext:value-type="string">
            <text:p>Sản phẩm ok trong tầm giá. Tuy nhiên lúc nhận hàng thì hộp có vẻ đã được mở. Nhưng kiểm tra hàng thì ok. Sử dụng được 2 ngày và thấy mức pin khá ổn (sạc Iphone 6s đc tầm 5lần). Hạn chế là chỉ có mỗi pin này thôi, ko có cáp sạc hay củ sạc đi kèm, hơi bất tiện xíu, nhưng với tầm giá này thì có thể chấp nhận được. Hàng ổn.</text:p>
          </table:table-cell>
        </table:table-row>
        <table:table-row table:style-name="ro1">
          <table:table-cell office:value-type="string" calcext:value-type="string">
            <text:p>width: 80%;</text:p>
          </table:table-cell>
          <table:table-cell office:value-type="string" calcext:value-type="string">
            <text:p>Sản phẩm ok nhưng vẫn chưa biết dùng. Kết nói đt với sản phẩm.</text:p>
          </table:table-cell>
        </table:table-row>
        <table:table-row table:style-name="ro1">
          <table:table-cell office:value-type="string" calcext:value-type="string">
            <text:p>width: 80%;</text:p>
          </table:table-cell>
          <table:table-cell office:value-type="string" calcext:value-type="string">
            <text:p>Sản phẩm ok nhưng giao hàng trễ quá,,,</text:p>
          </table:table-cell>
        </table:table-row>
        <table:table-row table:style-name="ro1">
          <table:table-cell office:value-type="string" calcext:value-type="string">
            <text:p>width: 80%;</text:p>
          </table:table-cell>
          <table:table-cell office:value-type="string" calcext:value-type="string">
            <text:p>sản phẩm ok nhưng cảm ứng giảm độ nhạy đi</text:p>
          </table:table-cell>
        </table:table-row>
        <table:table-row table:style-name="ro1">
          <table:table-cell office:value-type="string" calcext:value-type="string">
            <text:p>width: 80%;</text:p>
          </table:table-cell>
          <table:table-cell office:value-type="string" calcext:value-type="string">
            <text:p>sản phẩm ok nhưng bắt buộc đăng nhập email nên hơi khó cho những ng k dùng mail</text:p>
          </table:table-cell>
        </table:table-row>
        <table:table-row table:style-name="ro1">
          <table:table-cell office:value-type="string" calcext:value-type="string">
            <text:p>width: 80%;</text:p>
          </table:table-cell>
          <table:table-cell office:value-type="string" calcext:value-type="string">
            <text:p>Sản phẩm ok lắm. Nhưng không hiểu sao lại khôbg bán kèm cục nguồn?vậy nên đk 4sao thôi nhé :))</text:p>
          </table:table-cell>
        </table:table-row>
        <table:table-row table:style-name="ro1">
          <table:table-cell office:value-type="string" calcext:value-type="string">
            <text:p>width: 80%;</text:p>
          </table:table-cell>
          <table:table-cell office:value-type="string" calcext:value-type="string">
            <text:p>sản phẩm OK đẹp dong goi can thận tiki nhanh gon le giao sớm hơn dự kiến</text:p>
          </table:table-cell>
        </table:table-row>
        <table:table-row table:style-name="ro1">
          <table:table-cell office:value-type="string" calcext:value-type="string">
            <text:p>width: 80%;</text:p>
          </table:table-cell>
          <table:table-cell office:value-type="string" calcext:value-type="string">
            <text:p>sản phẩm ok .mà pin sài nhanh hết quá .shop có bán thêm pin k ????</text:p>
          </table:table-cell>
        </table:table-row>
        <table:table-row table:style-name="ro1">
          <table:table-cell office:value-type="string" calcext:value-type="string">
            <text:p>width: 80%;</text:p>
          </table:table-cell>
          <table:table-cell office:value-type="string" calcext:value-type="string">
            <text:p>Sản phẩm ok . Dùng tương đối tốt</text:p>
          </table:table-cell>
        </table:table-row>
        <table:table-row table:style-name="ro1">
          <table:table-cell office:value-type="string" calcext:value-type="string">
            <text:p>width: 80%;</text:p>
          </table:table-cell>
          <table:table-cell office:value-type="string" calcext:value-type="string">
            <text:p>Sản phẩm OK</text:p>
          </table:table-cell>
        </table:table-row>
        <table:table-row table:style-name="ro1">
          <table:table-cell office:value-type="string" calcext:value-type="string">
            <text:p>width: 80%;</text:p>
          </table:table-cell>
          <table:table-cell office:value-type="string" calcext:value-type="string">
            <text:p>sản phẩm ok</text:p>
          </table:table-cell>
        </table:table-row>
        <table:table-row table:style-name="ro1">
          <table:table-cell office:value-type="string" calcext:value-type="string">
            <text:p>width: 80%;</text:p>
          </table:table-cell>
          <table:table-cell office:value-type="string" calcext:value-type="string">
            <text:p>Sản phẩm ok</text:p>
          </table:table-cell>
        </table:table-row>
        <table:table-row table:style-name="ro1">
          <table:table-cell office:value-type="string" calcext:value-type="string">
            <text:p>width: 80%;</text:p>
          </table:table-cell>
          <table:table-cell office:value-type="string" calcext:value-type="string">
            <text:p>San phẩm ok</text:p>
          </table:table-cell>
        </table:table-row>
        <table:table-row table:style-name="ro1">
          <table:table-cell office:value-type="string" calcext:value-type="string">
            <text:p>width: 80%;</text:p>
          </table:table-cell>
          <table:table-cell office:value-type="string" calcext:value-type="string">
            <text:p>Sản phẩm nói chung rất ok, nhưng khi về thử sản phẩm thì có một nấc cuối cùng của một chân không ăn khớp nên không đứng vững được</text:p>
          </table:table-cell>
        </table:table-row>
        <table:table-row table:style-name="ro1">
          <table:table-cell office:value-type="string" calcext:value-type="string">
            <text:p>width: 80%;</text:p>
          </table:table-cell>
          <table:table-cell office:value-type="string" calcext:value-type="string">
            <text:p>San pham nhu rao ban su dung don gian. Noi chung la rat hai long</text:p>
          </table:table-cell>
        </table:table-row>
        <table:table-row table:style-name="ro1">
          <table:table-cell office:value-type="string" calcext:value-type="string">
            <text:p>width: 80%;</text:p>
          </table:table-cell>
          <table:table-cell office:value-type="string" calcext:value-type="string">
            <text:p>Sản phẩm như mô tả, giao hàng khá nhanh, đóng gói tạm nhưng hộp nguyên không móp méo là được.! Tóm lại là ưng ý</text:p>
          </table:table-cell>
        </table:table-row>
        <table:table-row table:style-name="ro1">
          <table:table-cell office:value-type="string" calcext:value-type="string">
            <text:p>width: 80%;</text:p>
          </table:table-cell>
          <table:table-cell office:value-type="string" calcext:value-type="string">
            <text:p>Sản phẩm như hình. Khung làm bằng nhựa dẻo khá chắc chắn, điện đèn led khá sáng. Tuy nhiên tấm màu nền hơi bị dễ rách, phải nhẹ tay khi đặt vào khung.</text:p>
          </table:table-cell>
        </table:table-row>
        <table:table-row table:style-name="ro1">
          <table:table-cell office:value-type="string" calcext:value-type="string">
            <text:p>width: 80%;</text:p>
          </table:table-cell>
          <table:table-cell office:value-type="string" calcext:value-type="string">
            <text:p>sản phẩm như hình. good. Nhưng không có bảo hành à? trạm bảo hành và sửa chữa ở đâu?</text:p>
          </table:table-cell>
        </table:table-row>
        <table:table-row table:style-name="ro2">
          <table:table-cell office:value-type="string" calcext:value-type="string">
            <text:p>width: 80%;</text:p>
          </table:table-cell>
          <table:table-cell office:value-type="string" calcext:value-type="string">
            <text:p>Sản phẩm như hình, dễ dùng nhưng với người dùng lần đầu thì t bị chóng mặt @@  độ zoom không xa như mình tưởng </text:p>
            <text:p>Mong là sẽ có nhiều cơ hội sử dụng để đánh giá thêm</text:p>
          </table:table-cell>
        </table:table-row>
        <table:table-row table:style-name="ro1">
          <table:table-cell office:value-type="string" calcext:value-type="string">
            <text:p>width: 80%;</text:p>
          </table:table-cell>
          <table:table-cell office:value-type="string" calcext:value-type="string">
            <text:p>Sản phẩm như hình sạc hơi lâu có khi sạc 15 16h mới đầy bin</text:p>
          </table:table-cell>
        </table:table-row>
        <table:table-row table:style-name="ro1">
          <table:table-cell office:value-type="string" calcext:value-type="string">
            <text:p>width: 80%;</text:p>
          </table:table-cell>
          <table:table-cell office:value-type="string" calcext:value-type="string">
            <text:p>Sản phẩm như hình giới thiệu. Chất lượng dùng ổn.</text:p>
          </table:table-cell>
        </table:table-row>
        <table:table-row table:style-name="ro1">
          <table:table-cell office:value-type="string" calcext:value-type="string">
            <text:p>width: 80%;</text:p>
          </table:table-cell>
          <table:table-cell office:value-type="string" calcext:value-type="string">
            <text:p>Sản phẩm như hình đăng. Tốc độ ổn. Tiki giao hàng khá nhanh</text:p>
          </table:table-cell>
        </table:table-row>
        <table:table-row table:style-name="ro1">
          <table:table-cell office:value-type="string" calcext:value-type="string">
            <text:p>width: 80%;</text:p>
          </table:table-cell>
          <table:table-cell office:value-type="string" calcext:value-type="string">
            <text:p>Sản phẩm như hình ảnh, giao hàng nhanh</text:p>
          </table:table-cell>
        </table:table-row>
        <table:table-row table:style-name="ro1">
          <table:table-cell office:value-type="string" calcext:value-type="string">
            <text:p>width: 80%;</text:p>
          </table:table-cell>
          <table:table-cell office:value-type="string" calcext:value-type="string">
            <text:p>sản phẩm như hàng củ v, bị trầy sướt, dùng tạm được cho bốn sao thôi</text:p>
          </table:table-cell>
        </table:table-row>
        <table:table-row table:style-name="ro1">
          <table:table-cell office:value-type="string" calcext:value-type="string">
            <text:p>width: 80%;</text:p>
          </table:table-cell>
          <table:table-cell office:value-type="string" calcext:value-type="string">
            <text:p>sản phẩm nhìn cũng chắc chắn, đầy đủ phụ kiện</text:p>
          </table:table-cell>
        </table:table-row>
        <table:table-row table:style-name="ro1">
          <table:table-cell office:value-type="string" calcext:value-type="string">
            <text:p>width: 80%;</text:p>
          </table:table-cell>
          <table:table-cell office:value-type="string" calcext:value-type="string">
            <text:p>SẢN PHẨM NHÌN CHẮC CHẮN , DỄ SỬ DỤNG . ĐÃ MUA THÊM PHỤ KIỆN GẮN ĐIỆN THOẠI NỮA, NẾU CÓ BÁN KÈM THEO THÌ TỐT</text:p>
          </table:table-cell>
        </table:table-row>
        <table:table-row table:style-name="ro1">
          <table:table-cell office:value-type="string" calcext:value-type="string">
            <text:p>width: 80%;</text:p>
          </table:table-cell>
          <table:table-cell office:value-type="string" calcext:value-type="string">
            <text:p>sản phẩm nhẹ, mỏng, xài khá tốt, khá ưng ý. Đồ của tiki giao ít khi nào mình xem trước ^^</text:p>
          </table:table-cell>
        </table:table-row>
        <table:table-row table:style-name="ro1">
          <table:table-cell office:value-type="string" calcext:value-type="string">
            <text:p>width: 80%;</text:p>
          </table:table-cell>
          <table:table-cell office:value-type="string" calcext:value-type="string">
            <text:p>sản phẩm nhẹ nhàng Nghe nhạc trong phòng nhỏ rất tốt nhưng giắc cắm míc lỏng lẻo kêu rẹc rẹc</text:p>
          </table:table-cell>
        </table:table-row>
        <table:table-row table:style-name="ro1">
          <table:table-cell office:value-type="string" calcext:value-type="string">
            <text:p>width: 80%;</text:p>
          </table:table-cell>
          <table:table-cell office:value-type="string" calcext:value-type="string">
            <text:p>Sản phẩm nhạy. Dùng rất tốt</text:p>
          </table:table-cell>
        </table:table-row>
        <table:table-row table:style-name="ro1">
          <table:table-cell office:value-type="string" calcext:value-type="string">
            <text:p>width: 80%;</text:p>
          </table:table-cell>
          <table:table-cell office:value-type="string" calcext:value-type="string">
            <text:p>Sản phẩm nhận nhanh, như hình mô tả. Hài lòng với chất lượng.</text:p>
          </table:table-cell>
        </table:table-row>
        <table:table-row table:style-name="ro1">
          <table:table-cell office:value-type="string" calcext:value-type="string">
            <text:p>width: 80%;</text:p>
          </table:table-cell>
          <table:table-cell office:value-type="string" calcext:value-type="string">
            <text:p>sản phẩm nguyên team, chụp hình tốt, ổn trong tầm giá, giao hàng nhanh. Nhưng nhận hàng đã khá lâu rồi, liên hệ tổng đài tiki rồi mà vẫn chưa chịu kích hoạt bảo hành. làm ăn như vậy tôi sẽ không bao giờ mua hàng nữa.. đã bao ngày nhận hàng, tiki xin tiếp nhận và làm lơ, quá tệ.</text:p>
          </table:table-cell>
        </table:table-row>
        <table:table-row table:style-name="ro1">
          <table:table-cell office:value-type="string" calcext:value-type="string">
            <text:p>width: 80%;</text:p>
          </table:table-cell>
          <table:table-cell office:value-type="string" calcext:value-type="string">
            <text:p>Sản phẩm nghe rất ưng ý, đóng gói cẩn thận. Chỉ chê mỗi nhân viên giao hàng, giao đến lần thứ 3 mới nhận được loa</text:p>
          </table:table-cell>
        </table:table-row>
        <table:table-row table:style-name="ro1">
          <table:table-cell office:value-type="string" calcext:value-type="string">
            <text:p>width: 80%;</text:p>
          </table:table-cell>
          <table:table-cell office:value-type="string" calcext:value-type="string">
            <text:p>Sản phẩm nghe ok nhưng nhiều khi chạm nhẹ vào lại nghe ko đc lại phải chạm lại và hộp và dây cap sạc hơi cũ nhưng dù sao nghe cx ok r đánh giá cho 4 sao</text:p>
          </table:table-cell>
        </table:table-row>
        <table:table-row table:style-name="ro1">
          <table:table-cell office:value-type="string" calcext:value-type="string">
            <text:p>width: 80%;</text:p>
          </table:table-cell>
          <table:table-cell office:value-type="string" calcext:value-type="string">
            <text:p>sản phẩm nge tốt có cái, kết nối vs tai nge thì điện zalo lại ko đc...</text:p>
          </table:table-cell>
        </table:table-row>
        <table:table-row table:style-name="ro1">
          <table:table-cell office:value-type="string" calcext:value-type="string">
            <text:p>width: 80%;</text:p>
          </table:table-cell>
          <table:table-cell office:value-type="string" calcext:value-type="string">
            <text:p>San Pham nge rat hay.minh rat Hai long</text:p>
          </table:table-cell>
        </table:table-row>
        <table:table-row table:style-name="ro1">
          <table:table-cell office:value-type="string" calcext:value-type="string">
            <text:p>width: 80%;</text:p>
          </table:table-cell>
          <table:table-cell office:value-type="string" calcext:value-type="string">
            <text:p>Sản phẩm này tôi đã mua ở Tiki 1 lần, và mua một số nơi khác 2 cái. Tất cả sản phẩm đều dùng tốt, tuy nhiên vào ngày 09/07 tôi đặt mua thêm 1 cái nữa ở Tiki. Lần này sản phẩm lỗi không kết nối được, tôi đã đợi hơn 2 ngày rồi Tiki vẫn chưa qua lấy hàng. Cho tôi hỏi tôi mua sản phẩm, Tiki giao trong ngày, vậy tại sao khi sp lỗi Tiki không xử lý ngay cho khách? Bây giờ sp tôi mới mua, chưa sử dụng được, phải đợi kỹ thuật về check từ 5-7 ngày rồi sau đó mới báo lại cho tôi. Vậy thử hỏi có công bằng cho khách hàng không?</text:p>
          </table:table-cell>
        </table:table-row>
        <table:table-row table:style-name="ro1">
          <table:table-cell office:value-type="string" calcext:value-type="string">
            <text:p>width: 80%;</text:p>
          </table:table-cell>
          <table:table-cell office:value-type="string" calcext:value-type="string">
            <text:p>Sản phẩm này thiết kế khá là cool: màu đen sang trọng ít bị bẩn, thêm vào đó vật liệu nhựa cầm vào rất chắc chắn lại siêu nhẹ nữa (55g), cánh quạt đến 20cm làm mình có cảm giác nó tốt hơn mấy cái tản nhiệt trước đã mua. Giá cả và chất lượng khá phù hợp nữa nên mua là không hối tiếc.</text:p>
          </table:table-cell>
        </table:table-row>
        <table:table-row table:style-name="ro1">
          <table:table-cell office:value-type="string" calcext:value-type="string">
            <text:p>width: 80%;</text:p>
          </table:table-cell>
          <table:table-cell office:value-type="string" calcext:value-type="string">
            <text:p>Sản phẩm này sử dụng cho note 9 đuợc không vậy shop</text:p>
          </table:table-cell>
        </table:table-row>
        <table:table-row table:style-name="ro1">
          <table:table-cell office:value-type="string" calcext:value-type="string">
            <text:p>width: 80%;</text:p>
          </table:table-cell>
          <table:table-cell office:value-type="string" calcext:value-type="string">
            <text:p>sản phẩm này mình thấy là hát ok giọng hát trong lao cũng</text:p>
          </table:table-cell>
        </table:table-row>
        <table:table-row table:style-name="ro1">
          <table:table-cell office:value-type="string" calcext:value-type="string">
            <text:p>width: 80%;</text:p>
          </table:table-cell>
          <table:table-cell office:value-type="string" calcext:value-type="string">
            <text:p>Sản phẩm này mình mua hôm 12/02/2020 nhưng không thể đăng ký bảo hành điện tử được. Mình lên trang web của Fujifilm thì thấy đã được kích hoạt vào ngày 18/01/2020 rồi?</text:p>
          </table:table-cell>
        </table:table-row>
        <table:table-row table:style-name="ro1">
          <table:table-cell office:value-type="string" calcext:value-type="string">
            <text:p>width: 80%;</text:p>
          </table:table-cell>
          <table:table-cell office:value-type="string" calcext:value-type="string">
            <text:p>Sản phẩm này giá cả rất phải chăng so với hàng tầu, từ thương hiệu nổi tiếng nên thiết kế khá sang. Đặc biệt quạt chạy cực êm. Tuy nhiên đầu USB mình không thể <text:s/>cắm vào Macbook Pro được vì dây thiết kế theo kiểu chữ L, sẽ vướng vào dây cổng Mini Displayport mà mình đang nối với màn hình to .</text:p>
          </table:table-cell>
        </table:table-row>
        <table:table-row table:style-name="ro1">
          <table:table-cell office:value-type="string" calcext:value-type="string">
            <text:p>width: 80%;</text:p>
          </table:table-cell>
          <table:table-cell office:value-type="string" calcext:value-type="string">
            <text:p>Sản phẩm này chính hãng không shop. Sao ngoài thị trường bán hơn 700 ngàn mà</text:p>
          </table:table-cell>
        </table:table-row>
        <table:table-row table:style-name="ro1">
          <table:table-cell office:value-type="string" calcext:value-type="string">
            <text:p>width: 80%;</text:p>
          </table:table-cell>
          <table:table-cell office:value-type="string" calcext:value-type="string">
            <text:p>Sán phẩm này bảo hành ở đâu Shop........................................</text:p>
          </table:table-cell>
        </table:table-row>
        <table:table-row table:style-name="ro1">
          <table:table-cell office:value-type="string" calcext:value-type="string">
            <text:p>width: 80%;</text:p>
          </table:table-cell>
          <table:table-cell office:value-type="string" calcext:value-type="string">
            <text:p>Sản phẩm mới, nhưng kết nối của chuột hơi yếu. Lười đổi lại nên thôi</text:p>
          </table:table-cell>
        </table:table-row>
        <table:table-row table:style-name="ro1">
          <table:table-cell office:value-type="string" calcext:value-type="string">
            <text:p>width: 80%;</text:p>
          </table:table-cell>
          <table:table-cell office:value-type="string" calcext:value-type="string">
            <text:p>sản phẩm mới, đẹp, lúc đầu tưởng có sạc nhanh nhưng lại không có, bù vô đó là cổng 2.1a thì sạc cũng tạm ổn.</text:p>
          </table:table-cell>
        </table:table-row>
        <table:table-row table:style-name="ro1">
          <table:table-cell office:value-type="string" calcext:value-type="string">
            <text:p>width: 80%;</text:p>
          </table:table-cell>
          <table:table-cell office:value-type="string" calcext:value-type="string">
            <text:p>sản phẩm mỗi thứ đều tốt . nhưng kết nối với the nhớ là ko được</text:p>
          </table:table-cell>
        </table:table-row>
        <table:table-row table:style-name="ro1">
          <table:table-cell office:value-type="string" calcext:value-type="string">
            <text:p>width: 80%;</text:p>
          </table:table-cell>
          <table:table-cell office:value-type="string" calcext:value-type="string">
            <text:p>sản phẩm mình mua về pin hết sạc vẫn màu xanh đầy hay ko cũng ko biết vì đèn vẫn màu xanh để cả đêm mà pin vẫn nóng do chak đầy nó ko ngắt</text:p>
          </table:table-cell>
        </table:table-row>
        <table:table-row table:style-name="ro1">
          <table:table-cell office:value-type="string" calcext:value-type="string">
            <text:p>width: 80%;</text:p>
          </table:table-cell>
          <table:table-cell office:value-type="string" calcext:value-type="string">
            <text:p>Sản phẩm mình mua khui hộp ra bị thiếu mất sợi dây cáp Sạc, mong Tiki hỗ trợ sớm giúp.</text:p>
          </table:table-cell>
        </table:table-row>
        <table:table-row table:style-name="ro1">
          <table:table-cell office:value-type="string" calcext:value-type="string">
            <text:p>width: 80%;</text:p>
          </table:table-cell>
          <table:table-cell office:value-type="string" calcext:value-type="string">
            <text:p>Sản phẩm mình mới mua rồi trông đẹp mắt lắm nhưng chưa test, mình muốn thêm pin rời sản phẩm này, xin được trợ giúp</text:p>
          </table:table-cell>
        </table:table-row>
        <table:table-row table:style-name="ro2">
          <table:table-cell office:value-type="string" calcext:value-type="string">
            <text:p>width: 80%;</text:p>
          </table:table-cell>
          <table:table-cell office:value-type="string" calcext:value-type="string">
            <text:p>sản phẩm mình cài đặt thấy hoạt động tốt</text:p>
            <text:p> Hộp mình nhận được không có "tem" và cũng không được "bọc túi nilong '</text:p>
          </table:table-cell>
        </table:table-row>
        <table:table-row table:style-name="ro1">
          <table:table-cell office:value-type="string" calcext:value-type="string">
            <text:p>width: 80%;</text:p>
          </table:table-cell>
          <table:table-cell office:value-type="string" calcext:value-type="string">
            <text:p>Sản phẩm Logitech thì từ trước giờ luôn OK rồi, mình cũng không nói gì nhiều. Mình chỉ lưu ý những bạn nào hay để tốc độ chuột nhanh nhất như mình thì chú ý vì chuột này mình thấy không đủ độ chính xác cho lắm. Nhiều khi muôn bấm vào 1 icon mà cứ phải đưa chuột lại 2-3 lần nhé.</text:p>
          </table:table-cell>
        </table:table-row>
        <table:table-row table:style-name="ro1">
          <table:table-cell office:value-type="string" calcext:value-type="string">
            <text:p>width: 80%;</text:p>
          </table:table-cell>
          <table:table-cell office:value-type="string" calcext:value-type="string">
            <text:p>Sản phẩm là hàng chính hãng, được nhập khẩu bởi cty panasonic Việt Nam, có điều khi nhận hàng không thấy có hoá đơn nhà bán hàng, nếu trục trặc không biết bảo hành ơ đâu.</text:p>
          </table:table-cell>
        </table:table-row>
        <table:table-row table:style-name="ro1">
          <table:table-cell office:value-type="string" calcext:value-type="string">
            <text:p>width: 80%;</text:p>
          </table:table-cell>
          <table:table-cell office:value-type="string" calcext:value-type="string">
            <text:p>Sản phẩm không quá chất lượng. Nhưng so với giá thì vậy là tốt rồi</text:p>
          </table:table-cell>
        </table:table-row>
        <table:table-row table:style-name="ro1">
          <table:table-cell office:value-type="string" calcext:value-type="string">
            <text:p>width: 80%;</text:p>
          </table:table-cell>
          <table:table-cell office:value-type="string" calcext:value-type="string">
            <text:p>Sản phẩm không kèm kẹp điện thoại nên cần mua ngoài, shop Binai cũng bán nên tôi mua luôn. Sản phẩm chắc chắn, để làm chân tripod cho điện thoại yên tâm. Không có máy ảnh nên không thử được. Tốt so với tầm giá.</text:p>
          </table:table-cell>
        </table:table-row>
        <table:table-row table:style-name="ro1">
          <table:table-cell office:value-type="string" calcext:value-type="string">
            <text:p>width: 80%;</text:p>
          </table:table-cell>
          <table:table-cell office:value-type="string" calcext:value-type="string">
            <text:p>Sản phẩm khó cấu hình, sóng khá mạnh. về chính sách giao hàng khá nhanh mặc dù ở ngoại thành Hà Nội.</text:p>
          </table:table-cell>
        </table:table-row>
        <table:table-row table:style-name="ro1">
          <table:table-cell office:value-type="string" calcext:value-type="string">
            <text:p>width: 80%;</text:p>
          </table:table-cell>
          <table:table-cell office:value-type="string" calcext:value-type="string">
            <text:p>Sản phẩm khó cấu hình, sóng khá mạnh. về chính sách giao hàng khá nhanh mặc dù ở ngoại thành Hà Nội.</text:p>
          </table:table-cell>
        </table:table-row>
        <table:table-row table:style-name="ro2">
          <table:table-cell office:value-type="string" calcext:value-type="string">
            <text:p>width: 80%;</text:p>
          </table:table-cell>
          <table:table-cell office:value-type="string" calcext:value-type="string">
            <text:p>Sản phẩm khi nhận khá hài lòng nhưng mở ra thiếu adaptor, nhờ tiki phản hồi giúp </text:p>
            <text:p>Thanks</text:p>
          </table:table-cell>
        </table:table-row>
        <table:table-row table:style-name="ro1">
          <table:table-cell office:value-type="string" calcext:value-type="string">
            <text:p>width: 80%;</text:p>
          </table:table-cell>
          <table:table-cell office:value-type="string" calcext:value-type="string">
            <text:p>Sản phẩm khá tốt, nhưng thùng hơi nhỏ so với body full frame</text:p>
          </table:table-cell>
        </table:table-row>
        <table:table-row table:style-name="ro1">
          <table:table-cell office:value-type="string" calcext:value-type="string">
            <text:p>width: 80%;</text:p>
          </table:table-cell>
          <table:table-cell office:value-type="string" calcext:value-type="string">
            <text:p>Sản phẩm khá tốt, ngoài việc phải mua thêm Pin sạc AA cho Máy. mình chia sẻ cho các bạn một vài bức ảnh mình chụp bằng Sony DSC H300</text:p>
          </table:table-cell>
        </table:table-row>
        <table:table-row table:style-name="ro1">
          <table:table-cell office:value-type="string" calcext:value-type="string">
            <text:p>width: 80%;</text:p>
          </table:table-cell>
          <table:table-cell office:value-type="string" calcext:value-type="string">
            <text:p>Sản phẩm khá tốt, ngắn nên sạc cũng ổn, tuy nhiên chưa phải là nhanh, dây dù bện ngoài còn cứng, không linh động.</text:p>
          </table:table-cell>
        </table:table-row>
        <table:table-row table:style-name="ro1">
          <table:table-cell office:value-type="string" calcext:value-type="string">
            <text:p>width: 80%;</text:p>
          </table:table-cell>
          <table:table-cell office:value-type="string" calcext:value-type="string">
            <text:p>Sản phẩm khá tốt, đóng gói cẩn thận. Tuy nhiên sản phẩm chỉ có túi đựng, không có hộp và sách hướng dẫn. Nói chung sản phẩm tốt trong phân khúc giá này.</text:p>
          </table:table-cell>
        </table:table-row>
        <table:table-row table:style-name="ro1">
          <table:table-cell office:value-type="string" calcext:value-type="string">
            <text:p>width: 80%;</text:p>
          </table:table-cell>
          <table:table-cell office:value-type="string" calcext:value-type="string">
            <text:p>Sản phẩm khá tốt, đc tiki đóng gói rất cẩn thận và dùng sau 2 tuần khá ok</text:p>
          </table:table-cell>
        </table:table-row>
        <table:table-row table:style-name="ro1">
          <table:table-cell office:value-type="string" calcext:value-type="string">
            <text:p>width: 80%;</text:p>
          </table:table-cell>
          <table:table-cell office:value-type="string" calcext:value-type="string">
            <text:p>Sản phẩm khá tốt trong mức giá.</text:p>
          </table:table-cell>
        </table:table-row>
        <table:table-row table:style-name="ro1">
          <table:table-cell office:value-type="string" calcext:value-type="string">
            <text:p>width: 80%;</text:p>
          </table:table-cell>
          <table:table-cell office:value-type="string" calcext:value-type="string">
            <text:p>sản phẩm khá tốt giá rẻ rất hợp lý</text:p>
          </table:table-cell>
        </table:table-row>
        <table:table-row table:style-name="ro1">
          <table:table-cell office:value-type="string" calcext:value-type="string">
            <text:p>width: 80%;</text:p>
          </table:table-cell>
          <table:table-cell office:value-type="string" calcext:value-type="string">
            <text:p>sản phẩm khá tốt . vừa giá vừa sản phẩm</text:p>
          </table:table-cell>
        </table:table-row>
        <table:table-row table:style-name="ro1">
          <table:table-cell office:value-type="string" calcext:value-type="string">
            <text:p>width: 80%;</text:p>
          </table:table-cell>
          <table:table-cell office:value-type="string" calcext:value-type="string">
            <text:p>Sản phẩm khá đẹp. Chất lượng hình ảnh tạm chấp nhận. Nhìn hình ảnh không bằng C3W. giao tiếp khá ổn. Shop quảng cáo thẻ nhớ EZVIZ nhưng khi giao hàng là loại Hikvison hoặ Kingmax.</text:p>
          </table:table-cell>
        </table:table-row>
        <table:table-row table:style-name="ro1">
          <table:table-cell office:value-type="string" calcext:value-type="string">
            <text:p>width: 80%;</text:p>
          </table:table-cell>
          <table:table-cell office:value-type="string" calcext:value-type="string">
            <text:p>Sản phẩm khá chắc chắn, phù hợp với giá tiền, rất hài lòng về sản phẩm</text:p>
          </table:table-cell>
        </table:table-row>
        <table:table-row table:style-name="ro1">
          <table:table-cell office:value-type="string" calcext:value-type="string">
            <text:p>width: 80%;</text:p>
          </table:table-cell>
          <table:table-cell office:value-type="string" calcext:value-type="string">
            <text:p>sản phẩm k biết về sau như thế nao nhưng mới thì chất luong 👌</text:p>
          </table:table-cell>
        </table:table-row>
        <table:table-row table:style-name="ro1">
          <table:table-cell office:value-type="string" calcext:value-type="string">
            <text:p>width: 80%;</text:p>
          </table:table-cell>
          <table:table-cell office:value-type="string" calcext:value-type="string">
            <text:p>Sản phẩm hợp với túi tiền</text:p>
          </table:table-cell>
        </table:table-row>
        <table:table-row table:style-name="ro1">
          <table:table-cell office:value-type="string" calcext:value-type="string">
            <text:p>width: 80%;</text:p>
          </table:table-cell>
          <table:table-cell office:value-type="string" calcext:value-type="string">
            <text:p>sản phẩm hợp với giá tiền</text:p>
          </table:table-cell>
        </table:table-row>
        <table:table-row table:style-name="ro1">
          <table:table-cell office:value-type="string" calcext:value-type="string">
            <text:p>width: 80%;</text:p>
          </table:table-cell>
          <table:table-cell office:value-type="string" calcext:value-type="string">
            <text:p>sản phẩm hợp túi tiền, good</text:p>
          </table:table-cell>
        </table:table-row>
        <table:table-row table:style-name="ro1">
          <table:table-cell office:value-type="string" calcext:value-type="string">
            <text:p>width: 80%;</text:p>
          </table:table-cell>
          <table:table-cell office:value-type="string" calcext:value-type="string">
            <text:p>Sản phẩm hơi to hơn mình tưởng tượng, mình mong nó nhỏ gọn để có thể nhét vừa túi quần khi đi chơi nhưng nó to cỡ máy ảnh Microless. Nhưng thôi, dùng tạm cũng được.</text:p>
          </table:table-cell>
        </table:table-row>
        <table:table-row table:style-name="ro1">
          <table:table-cell office:value-type="string" calcext:value-type="string">
            <text:p>width: 80%;</text:p>
          </table:table-cell>
          <table:table-cell office:value-type="string" calcext:value-type="string">
            <text:p>Sản phẩm hoạt động tốt!!!</text:p>
          </table:table-cell>
        </table:table-row>
        <table:table-row table:style-name="ro1">
          <table:table-cell office:value-type="string" calcext:value-type="string">
            <text:p>width: 80%;</text:p>
          </table:table-cell>
          <table:table-cell office:value-type="string" calcext:value-type="string">
            <text:p>Sản phẩm hoạt động tốt, nhưng không hài lòng về khâu đóng gói (hộp giao bị móp, bên trong chỉ lót lớp giấy) nên trừ 1 sao.</text:p>
          </table:table-cell>
        </table:table-row>
        <table:table-row table:style-name="ro1">
          <table:table-cell office:value-type="string" calcext:value-type="string">
            <text:p>width: 80%;</text:p>
          </table:table-cell>
          <table:table-cell office:value-type="string" calcext:value-type="string">
            <text:p>Sản phẩm hoạt động tốt, giao diện tiếng việt, hình ảnh rõ nói chung ok so với giá</text:p>
          </table:table-cell>
        </table:table-row>
        <table:table-row table:style-name="ro3">
          <table:table-cell office:value-type="string" calcext:value-type="string">
            <text:p>width: 80%;</text:p>
          </table:table-cell>
          <table:table-cell office:value-type="string" calcext:value-type="string">
            <text:p>sản phẩm hoạt động ổn định. </text:p>
            <text:p/>
            <text:p>ok ok ok o ok ok ok o kok ok o k ok ok o kok ok ok o k</text:p>
          </table:table-cell>
        </table:table-row>
        <table:table-row table:style-name="ro1">
          <table:table-cell office:value-type="string" calcext:value-type="string">
            <text:p>width: 80%;</text:p>
          </table:table-cell>
          <table:table-cell office:value-type="string" calcext:value-type="string">
            <text:p>Sản phẩm hoàn thiện tốt. Tin tưởng hàng chính hãng của tiki.</text:p>
          </table:table-cell>
        </table:table-row>
        <table:table-row table:style-name="ro1">
          <table:table-cell office:value-type="string" calcext:value-type="string">
            <text:p>width: 80%;</text:p>
          </table:table-cell>
          <table:table-cell office:value-type="string" calcext:value-type="string">
            <text:p>Sản phẩm hoàn thiện tốt, đóng gói chắc chắn, giao hàng nhanh chóng, được kiểm tra trước khi nhận hàng. Cài đặt dễ dàng, dùng ổn, nét hơn so với phiên bản 2 râu cũ. Nói chung dùng Cam Yoosee đảm bảo ngon, bổ, rẻ.</text:p>
          </table:table-cell>
        </table:table-row>
        <table:table-row table:style-name="ro1">
          <table:table-cell office:value-type="string" calcext:value-type="string">
            <text:p>width: 80%;</text:p>
          </table:table-cell>
          <table:table-cell office:value-type="string" calcext:value-type="string">
            <text:p>sản phẩm góc rộng tốt, nhưng sử lý cân bằng sáng thì kém hơn c6c.</text:p>
          </table:table-cell>
        </table:table-row>
        <table:table-row table:style-name="ro1">
          <table:table-cell office:value-type="string" calcext:value-type="string">
            <text:p>width: 80%;</text:p>
          </table:table-cell>
          <table:table-cell office:value-type="string" calcext:value-type="string">
            <text:p>Sản phẩm gõ rất đã tay giao hàng nhanh . Tuy có hơi xước ở ngay góc nhưng ko sao có thể chấp nhận được ?!!</text:p>
          </table:table-cell>
        </table:table-row>
        <table:table-row table:style-name="ro1">
          <table:table-cell office:value-type="string" calcext:value-type="string">
            <text:p>width: 80%;</text:p>
          </table:table-cell>
          <table:table-cell office:value-type="string" calcext:value-type="string">
            <text:p>Sản phẩm giống với quảng cáo mẫu mã ok</text:p>
          </table:table-cell>
        </table:table-row>
        <table:table-row table:style-name="ro1">
          <table:table-cell office:value-type="string" calcext:value-type="string">
            <text:p>width: 80%;</text:p>
          </table:table-cell>
          <table:table-cell office:value-type="string" calcext:value-type="string">
            <text:p>sản phẩm giống với hình ảnh quảng cáo, chất lượng ổn</text:p>
          </table:table-cell>
        </table:table-row>
        <table:table-row table:style-name="ro1">
          <table:table-cell office:value-type="string" calcext:value-type="string">
            <text:p>width: 80%;</text:p>
          </table:table-cell>
          <table:table-cell office:value-type="string" calcext:value-type="string">
            <text:p>sản phẩm giống như hình. rất OK</text:p>
          </table:table-cell>
        </table:table-row>
        <table:table-row table:style-name="ro1">
          <table:table-cell office:value-type="string" calcext:value-type="string">
            <text:p>width: 80%;</text:p>
          </table:table-cell>
          <table:table-cell office:value-type="string" calcext:value-type="string">
            <text:p>Sản phẩm giống như hình, rất gọn để mang đi, màu xanh không được sáng như mong đợi. Tấm lót phân chia 2 ngăn có thể tháo ra dán lại để điều chỉnh kích thước ngăn như mong muốn. Mình để vừa 1 máy a6000+lens 35mm f1.8, ngăn còn lại có thể để lens kit hoặc pin+dây sạc. Nhìn chung mình hài lòng về sản phẩm</text:p>
          </table:table-cell>
        </table:table-row>
        <table:table-row table:style-name="ro1">
          <table:table-cell office:value-type="string" calcext:value-type="string">
            <text:p>width: 80%;</text:p>
          </table:table-cell>
          <table:table-cell office:value-type="string" calcext:value-type="string">
            <text:p>Sản phẩm giống mô ta nhưng kết nối dc rồi thoát ra vào lại thì ko kết nối dc, ko biết bị lỗi gì shop giải thích giúp</text:p>
          </table:table-cell>
        </table:table-row>
        <table:table-row table:style-name="ro1">
          <table:table-cell office:value-type="string" calcext:value-type="string">
            <text:p>width: 80%;</text:p>
          </table:table-cell>
          <table:table-cell office:value-type="string" calcext:value-type="string">
            <text:p>sản phẩm giống mô tả nhưng k kết nối đc với đt redmi 6A</text:p>
          </table:table-cell>
        </table:table-row>
        <table:table-row table:style-name="ro2">
          <table:table-cell office:value-type="string" calcext:value-type="string">
            <text:p>width: 80%;</text:p>
          </table:table-cell>
          <table:table-cell office:value-type="string" calcext:value-type="string">
            <text:p>Sản phẩm giống hình. vừa điện thoại màn hình lớn 5.7in. túi nhỏ thì để IP6 hoặc tiền cũng ok.</text:p>
            <text:p>màu đẹp độ bền thì tg mới biết được</text:p>
          </table:table-cell>
        </table:table-row>
        <table:table-row table:style-name="ro4">
          <table:table-cell office:value-type="string" calcext:value-type="string">
            <text:p>width: 80%;</text:p>
          </table:table-cell>
          <table:table-cell office:value-type="string" calcext:value-type="string">
            <text:p>Sản phẩm giống hình, chân làm bằng nhựa nên có vẻ không chắc chắn lắm khi dùng nên cẩn thận kẻo gãy</text:p>
            <text:p>Remote có thể dùng được, kết nối được với đt qua blue tooth</text:p>
            <text:p>Giao hàng sớm hơn 1 ngày</text:p>
            <text:p>- Nhược điểm: có một số vít rất nhỏ khi xoay mở chốt rất dễ rơi mất</text:p>
          </table:table-cell>
        </table:table-row>
        <table:table-row table:style-name="ro1">
          <table:table-cell office:value-type="string" calcext:value-type="string">
            <text:p>width: 80%;</text:p>
          </table:table-cell>
          <table:table-cell office:value-type="string" calcext:value-type="string">
            <text:p>Sản phẩm giao nhanh, đóng gói tương đối tốt. Sản phẩm mới dùng chưa thấy vấn đề gì</text:p>
          </table:table-cell>
        </table:table-row>
        <table:table-row table:style-name="ro1">
          <table:table-cell office:value-type="string" calcext:value-type="string">
            <text:p>width: 80%;</text:p>
          </table:table-cell>
          <table:table-cell office:value-type="string" calcext:value-type="string">
            <text:p>san pham giao nhanh gon. dep so voi hinh thuc te. ok</text:p>
          </table:table-cell>
        </table:table-row>
        <table:table-row table:style-name="ro1">
          <table:table-cell office:value-type="string" calcext:value-type="string">
            <text:p>width: 80%;</text:p>
          </table:table-cell>
          <table:table-cell office:value-type="string" calcext:value-type="string">
            <text:p>Sản phẩm giao hàng miễn phí. rất nhanh vì ở tỉnh. nghe cũng khá.</text:p>
          </table:table-cell>
        </table:table-row>
        <table:table-row table:style-name="ro6">
          <table:table-cell office:value-type="string" calcext:value-type="string">
            <text:p>width: 80%;</text:p>
          </table:table-cell>
          <table:table-cell office:value-type="string" calcext:value-type="string">
            <text:p>Sản phẩm giao đúng với sản phẩm đã oder. SL 50 cái đủ.</text:p>
            <text:p>Đóng gói cẩn thận, giao hàng rất nhanh mặc dù chọn hình thức Free (khá ấn tượng).</text:p>
            <text:p>Về chất lượng sp thì sau thời gian sử dụng mới đánh giá được.</text:p>
            <text:p/>
            <text:p>Nhìn chung là khá hài lòng. Thanks.</text:p>
          </table:table-cell>
        </table:table-row>
        <table:table-row table:style-name="ro2">
          <table:table-cell office:value-type="string" calcext:value-type="string">
            <text:p>width: 80%;</text:p>
          </table:table-cell>
          <table:table-cell office:value-type="string" calcext:value-type="string">
            <text:p>Sản phẩm giao đúng như mô tả, đầy đủ phụ kiện.</text:p>
            <text:p>giá rẻ hơn khi mua trực tiếp cửa hàng</text:p>
          </table:table-cell>
        </table:table-row>
        <table:table-row table:style-name="ro1">
          <table:table-cell office:value-type="string" calcext:value-type="string">
            <text:p>width: 80%;</text:p>
          </table:table-cell>
          <table:table-cell office:value-type="string" calcext:value-type="string">
            <text:p>Sản phẩm giao đúng hẹn, máy ảnh nhỏ gọn, chụp đẹp với đủ loại config, ngoài ra lúc mình mua còn được tặng túi của Sony (rất là thích)</text:p>
          </table:table-cell>
        </table:table-row>
        <table:table-row table:style-name="ro1">
          <table:table-cell office:value-type="string" calcext:value-type="string">
            <text:p>width: 80%;</text:p>
          </table:table-cell>
          <table:table-cell office:value-type="string" calcext:value-type="string">
            <text:p>Sản phẩm gia cộng tạm ổn.</text:p>
          </table:table-cell>
        </table:table-row>
        <table:table-row table:style-name="ro1">
          <table:table-cell office:value-type="string" calcext:value-type="string">
            <text:p>width: 80%;</text:p>
          </table:table-cell>
          <table:table-cell office:value-type="string" calcext:value-type="string">
            <text:p>Sản phẩm giá cả phải chăng, ổn với giá tiền. Shop không giao kèm kẹp cho điện thoại, thành ra hơi dở</text:p>
          </table:table-cell>
        </table:table-row>
        <table:table-row table:style-name="ro1">
          <table:table-cell office:value-type="string" calcext:value-type="string">
            <text:p>width: 80%;</text:p>
          </table:table-cell>
          <table:table-cell office:value-type="string" calcext:value-type="string">
            <text:p>sản phẩm được trong tâm giá</text:p>
          </table:table-cell>
        </table:table-row>
        <table:table-row table:style-name="ro1">
          <table:table-cell office:value-type="string" calcext:value-type="string">
            <text:p>width: 80%;</text:p>
          </table:table-cell>
          <table:table-cell office:value-type="string" calcext:value-type="string">
            <text:p>Sản phẩm được đóng gói cẩn thận, đầy đủ các món đồ đúng như quảng cáo, chất lượng tạm ổn, tất nhiên ko thể so với phụ kiện kèm máy. Nói chung là hài lòng.</text:p>
          </table:table-cell>
        </table:table-row>
        <table:table-row table:style-name="ro1">
          <table:table-cell office:value-type="string" calcext:value-type="string">
            <text:p>width: 80%;</text:p>
          </table:table-cell>
          <table:table-cell office:value-type="string" calcext:value-type="string">
            <text:p>Sản phẩm đúng y hình, đóng gói kỹ càng</text:p>
          </table:table-cell>
        </table:table-row>
        <table:table-row table:style-name="ro1">
          <table:table-cell office:value-type="string" calcext:value-type="string">
            <text:p>width: 80%;</text:p>
          </table:table-cell>
          <table:table-cell office:value-type="string" calcext:value-type="string">
            <text:p>Sản phẩm dùng vừa tay cho nam. <text:s/>Đầu sản phẩm hơi thấp, khi dùng ngón tay dễ cà xuống bàn</text:p>
          </table:table-cell>
        </table:table-row>
        <table:table-row table:style-name="ro1">
          <table:table-cell office:value-type="string" calcext:value-type="string">
            <text:p>width: 80%;</text:p>
          </table:table-cell>
          <table:table-cell office:value-type="string" calcext:value-type="string">
            <text:p>Sản phẩm đúng với mô tả. Hàng chính hãng.</text:p>
          </table:table-cell>
        </table:table-row>
        <table:table-row table:style-name="ro1">
          <table:table-cell office:value-type="string" calcext:value-type="string">
            <text:p>width: 80%;</text:p>
          </table:table-cell>
          <table:table-cell office:value-type="string" calcext:value-type="string">
            <text:p>Sản phẩm dùng trên máy ảnh tốt, quay fullHD ok không có vấn đè. ai quay 4K không nên mua</text:p>
          </table:table-cell>
        </table:table-row>
        <table:table-row table:style-name="ro1">
          <table:table-cell office:value-type="string" calcext:value-type="string">
            <text:p>width: 80%;</text:p>
          </table:table-cell>
          <table:table-cell office:value-type="string" calcext:value-type="string">
            <text:p>Sản phẩm dùng tốt. Đúng như miêu tả bọc dù chắc chắn, hai đầu bằng kim loại đẹp.</text:p>
          </table:table-cell>
        </table:table-row>
        <table:table-row table:style-name="ro1">
          <table:table-cell office:value-type="string" calcext:value-type="string">
            <text:p>width: 80%;</text:p>
          </table:table-cell>
          <table:table-cell office:value-type="string" calcext:value-type="string">
            <text:p>Sản phẩm dùng tốt.</text:p>
          </table:table-cell>
        </table:table-row>
        <table:table-row table:style-name="ro1">
          <table:table-cell office:value-type="string" calcext:value-type="string">
            <text:p>width: 80%;</text:p>
          </table:table-cell>
          <table:table-cell office:value-type="string" calcext:value-type="string">
            <text:p>Sản phẩm dùng tốt.</text:p>
          </table:table-cell>
        </table:table-row>
        <table:table-row table:style-name="ro1">
          <table:table-cell office:value-type="string" calcext:value-type="string">
            <text:p>width: 80%;</text:p>
          </table:table-cell>
          <table:table-cell office:value-type="string" calcext:value-type="string">
            <text:p>Sản phẩm dùng tốt, tôi hài lòng. Tuy nhiên nếu có thêm công tắc nguồn thì tốt hơn!</text:p>
          </table:table-cell>
        </table:table-row>
        <table:table-row table:style-name="ro1">
          <table:table-cell office:value-type="string" calcext:value-type="string">
            <text:p>width: 80%;</text:p>
          </table:table-cell>
          <table:table-cell office:value-type="string" calcext:value-type="string">
            <text:p>sản phẩm dùng tốt, tem bảo hành dán không kĩ, đã gửi mail đến Tiki nhưng không phản hồi.</text:p>
          </table:table-cell>
        </table:table-row>
        <table:table-row table:style-name="ro1">
          <table:table-cell office:value-type="string" calcext:value-type="string">
            <text:p>width: 80%;</text:p>
          </table:table-cell>
          <table:table-cell office:value-type="string" calcext:value-type="string">
            <text:p>Sản phẩm dùng tốt, rẻ.............................</text:p>
          </table:table-cell>
        </table:table-row>
        <table:table-row table:style-name="ro1">
          <table:table-cell office:value-type="string" calcext:value-type="string">
            <text:p>width: 80%;</text:p>
          </table:table-cell>
          <table:table-cell office:value-type="string" calcext:value-type="string">
            <text:p>Sản phẩm dùng tốt, nhưng túi nhỏ may không chắc lắm, dễ bung chỉ</text:p>
          </table:table-cell>
        </table:table-row>
        <table:table-row table:style-name="ro1">
          <table:table-cell office:value-type="string" calcext:value-type="string">
            <text:p>width: 80%;</text:p>
          </table:table-cell>
          <table:table-cell office:value-type="string" calcext:value-type="string">
            <text:p>Sản phẩm dùng tốt, hình ảnh rõ nét phù hợp với thời đại công nghệ không dây</text:p>
          </table:table-cell>
        </table:table-row>
        <table:table-row table:style-name="ro1">
          <table:table-cell office:value-type="string" calcext:value-type="string">
            <text:p>width: 80%;</text:p>
          </table:table-cell>
          <table:table-cell office:value-type="string" calcext:value-type="string">
            <text:p>Sản phẩm dùng tốt, chưa phát hiện lỗi gì xảy ra. Giao hàng hơi chậm.</text:p>
          </table:table-cell>
        </table:table-row>
        <table:table-row table:style-name="ro1">
          <table:table-cell office:value-type="string" calcext:value-type="string">
            <text:p>width: 80%;</text:p>
          </table:table-cell>
          <table:table-cell office:value-type="string" calcext:value-type="string">
            <text:p>Sản phẩm dùng tốt, cảm ơn shop!</text:p>
          </table:table-cell>
        </table:table-row>
        <table:table-row table:style-name="ro1">
          <table:table-cell office:value-type="string" calcext:value-type="string">
            <text:p>width: 80%;</text:p>
          </table:table-cell>
          <table:table-cell office:value-type="string" calcext:value-type="string">
            <text:p>sản phẩm dùng tốt, bắt sóng mạnh, cài vào nhận được ngay,</text:p>
          </table:table-cell>
        </table:table-row>
        <table:table-row table:style-name="ro1">
          <table:table-cell office:value-type="string" calcext:value-type="string">
            <text:p>width: 80%;</text:p>
          </table:table-cell>
          <table:table-cell office:value-type="string" calcext:value-type="string">
            <text:p>Sản phẩm dùng tốt tuy nhỏ nhg âm thanh lại cực kì to rất tiện ích chỉ có vấn đề là pin hơi yếu 😀</text:p>
          </table:table-cell>
        </table:table-row>
        <table:table-row table:style-name="ro1">
          <table:table-cell office:value-type="string" calcext:value-type="string">
            <text:p>width: 80%;</text:p>
          </table:table-cell>
          <table:table-cell office:value-type="string" calcext:value-type="string">
            <text:p>sản phẩm dùng tốt so với tàm giá, sóng wifi 2.4g khỏe hơn 5g</text:p>
          </table:table-cell>
        </table:table-row>
        <table:table-row table:style-name="ro1">
          <table:table-cell office:value-type="string" calcext:value-type="string">
            <text:p>width: 80%;</text:p>
          </table:table-cell>
          <table:table-cell office:value-type="string" calcext:value-type="string">
            <text:p>Sản phẩm dùng tốt sau 1 năm chưa thấy phát sinh lỗi. Tốc độ đọc trên máy ảnh hơi chậm chút, nhưng nói chung là tốt trong tầm giá. Dịch vụ tốt</text:p>
          </table:table-cell>
        </table:table-row>
        <table:table-row table:style-name="ro1">
          <table:table-cell office:value-type="string" calcext:value-type="string">
            <text:p>width: 80%;</text:p>
          </table:table-cell>
          <table:table-cell office:value-type="string" calcext:value-type="string">
            <text:p>sản phẩm dùng tốt nhưng âm thanh hơi nhỏ và 1 bên to 1 bên nhỏ nhưg giá hợp lý và bền</text:p>
          </table:table-cell>
        </table:table-row>
        <table:table-row table:style-name="ro1">
          <table:table-cell office:value-type="string" calcext:value-type="string">
            <text:p>width: 80%;</text:p>
          </table:table-cell>
          <table:table-cell office:value-type="string" calcext:value-type="string">
            <text:p>san pham dung tot lam . chi co dieu ban phim hoi to bo vao balo dem di hoi bat tien</text:p>
          </table:table-cell>
        </table:table-row>
        <table:table-row table:style-name="ro1">
          <table:table-cell office:value-type="string" calcext:value-type="string">
            <text:p>width: 80%;</text:p>
          </table:table-cell>
          <table:table-cell office:value-type="string" calcext:value-type="string">
            <text:p>Sản phẩm dùng tốt - đẹp - nhưng phải lưu ý phần vận chuyển móp méo ?</text:p>
          </table:table-cell>
        </table:table-row>
        <table:table-row table:style-name="ro1">
          <table:table-cell office:value-type="string" calcext:value-type="string">
            <text:p>width: 80%;</text:p>
          </table:table-cell>
          <table:table-cell office:value-type="string" calcext:value-type="string">
            <text:p>sản phẩm dùng tốt</text:p>
          </table:table-cell>
        </table:table-row>
        <table:table-row table:style-name="ro1">
          <table:table-cell office:value-type="string" calcext:value-type="string">
            <text:p>width: 80%;</text:p>
          </table:table-cell>
          <table:table-cell office:value-type="string" calcext:value-type="string">
            <text:p>Sản phẩm dùng tốt</text:p>
          </table:table-cell>
        </table:table-row>
        <table:table-row table:style-name="ro1">
          <table:table-cell office:value-type="string" calcext:value-type="string">
            <text:p>width: 80%;</text:p>
          </table:table-cell>
          <table:table-cell office:value-type="string" calcext:value-type="string">
            <text:p>Sản phẩm đúng theo ảnh giới thiệu, tiki đóng gói hàng cẩn thận, mình order hôm thứ 4 mà thứ 5 đã có hàng. bàn phím và chuột xài tốt (sau 1 tuần sư dụng). Còn chuột thì để 1 số mặt bàn gỗ ko <text:s/>đc nhạy cho lắm.. Nói chung là hài lòng về sản phẩm.</text:p>
          </table:table-cell>
        </table:table-row>
        <table:table-row table:style-name="ro1">
          <table:table-cell office:value-type="string" calcext:value-type="string">
            <text:p>width: 80%;</text:p>
          </table:table-cell>
          <table:table-cell office:value-type="string" calcext:value-type="string">
            <text:p>sản phẩm dùng tạm ổn, chắc chắn</text:p>
          </table:table-cell>
        </table:table-row>
        <table:table-row table:style-name="ro1">
          <table:table-cell office:value-type="string" calcext:value-type="string">
            <text:p>width: 80%;</text:p>
          </table:table-cell>
          <table:table-cell office:value-type="string" calcext:value-type="string">
            <text:p>Sản phẩm dùng rất tốt, chắc chắn mặc dù chân chống nhìn trông hơi yếu ớt :))))) khung kẹp điện thoại bị chặt, dùng chưa quen nên hơi khó kéo.</text:p>
          </table:table-cell>
        </table:table-row>
        <table:table-row table:style-name="ro2">
          <table:table-cell office:value-type="string" calcext:value-type="string">
            <text:p>width: 80%;</text:p>
          </table:table-cell>
          <table:table-cell office:value-type="string" calcext:value-type="string">
            <text:p>Sản phẩm dùng rất tốt trong việc ghi âm.</text:p>
            <text:p>Chất lượng âm thanh tốt.</text:p>
          </table:table-cell>
        </table:table-row>
        <table:table-row table:style-name="ro1">
          <table:table-cell office:value-type="string" calcext:value-type="string">
            <text:p>width: 80%;</text:p>
          </table:table-cell>
          <table:table-cell office:value-type="string" calcext:value-type="string">
            <text:p>Sản phẩm dùng rất ok, cấu hình dể dàng "I like it"</text:p>
          </table:table-cell>
        </table:table-row>
        <table:table-row table:style-name="ro2">
          <table:table-cell office:value-type="string" calcext:value-type="string">
            <text:p>width: 80%;</text:p>
          </table:table-cell>
          <table:table-cell office:value-type="string" calcext:value-type="string">
            <text:p>Sản phẩm dùng ổn, mà không kèm cục sạc, trong khi shop khác có cục sạc. Nên cho 4 sao vậy.</text:p>
            <text:p>Mà phải mua thêm thẻ nhớ nữa nhé mấy bạn.</text:p>
          </table:table-cell>
        </table:table-row>
        <table:table-row table:style-name="ro1">
          <table:table-cell office:value-type="string" calcext:value-type="string">
            <text:p>width: 80%;</text:p>
          </table:table-cell>
          <table:table-cell office:value-type="string" calcext:value-type="string">
            <text:p>Sản phẩm dùng ổn, không yêu cầu cao vì chỉ dùng chụp ảnh cho cá nhân nên không vấn đề gì.</text:p>
          </table:table-cell>
        </table:table-row>
        <table:table-row table:style-name="ro1">
          <table:table-cell office:value-type="string" calcext:value-type="string">
            <text:p>width: 80%;</text:p>
          </table:table-cell>
          <table:table-cell office:value-type="string" calcext:value-type="string">
            <text:p>sản phẩm dùng ổn ------------------------------------------------------------------</text:p>
          </table:table-cell>
        </table:table-row>
        <table:table-row table:style-name="ro1">
          <table:table-cell office:value-type="string" calcext:value-type="string">
            <text:p>width: 80%;</text:p>
          </table:table-cell>
          <table:table-cell office:value-type="string" calcext:value-type="string">
            <text:p>sản phẩm dùng ok, tuy nhiên có xước trên bề mặt nên chỉ cho 4*</text:p>
          </table:table-cell>
        </table:table-row>
        <table:table-row table:style-name="ro1">
          <table:table-cell office:value-type="string" calcext:value-type="string">
            <text:p>width: 80%;</text:p>
          </table:table-cell>
          <table:table-cell office:value-type="string" calcext:value-type="string">
            <text:p>Sản phẩm đúng như quảng cáo. Kết nối dễ dàng. Phù hợp với giá tiền!</text:p>
          </table:table-cell>
        </table:table-row>
        <table:table-row table:style-name="ro1">
          <table:table-cell office:value-type="string" calcext:value-type="string">
            <text:p>width: 80%;</text:p>
          </table:table-cell>
          <table:table-cell office:value-type="string" calcext:value-type="string">
            <text:p>sản phẩm đúng như quảng cáo, cảm ơn nhà cung cấp đã cung cấp sản phẩm đúng chất lượng.</text:p>
          </table:table-cell>
        </table:table-row>
        <table:table-row table:style-name="ro1">
          <table:table-cell office:value-type="string" calcext:value-type="string">
            <text:p>width: 80%;</text:p>
          </table:table-cell>
          <table:table-cell office:value-type="string" calcext:value-type="string">
            <text:p>Sản phẩm đúng như quảng cáo hiện tại dùng hơn 2 tháng nay rất ok</text:p>
          </table:table-cell>
        </table:table-row>
        <table:table-row table:style-name="ro1">
          <table:table-cell office:value-type="string" calcext:value-type="string">
            <text:p>width: 80%;</text:p>
          </table:table-cell>
          <table:table-cell office:value-type="string" calcext:value-type="string">
            <text:p>Sản phẩm đúng như mong muốn</text:p>
          </table:table-cell>
        </table:table-row>
        <table:table-row table:style-name="ro1">
          <table:table-cell office:value-type="string" calcext:value-type="string">
            <text:p>width: 80%;</text:p>
          </table:table-cell>
          <table:table-cell office:value-type="string" calcext:value-type="string">
            <text:p>Sản phẩm đúng như mô tả. Sạc tốt nhưng cần kiểm tra thêm thời gian sử dụng của pin như thế nào thì mới đánh giá được.</text:p>
          </table:table-cell>
        </table:table-row>
        <table:table-row table:style-name="ro2">
          <table:table-cell office:value-type="string" calcext:value-type="string">
            <text:p>width: 80%;</text:p>
          </table:table-cell>
          <table:table-cell office:value-type="string" calcext:value-type="string">
            <text:p>Sản phẩm đúng như mô tả, sử dụng tốt.</text:p>
            <text:p>Giao hàng cẩn thận.</text:p>
          </table:table-cell>
        </table:table-row>
        <table:table-row table:style-name="ro1">
          <table:table-cell office:value-type="string" calcext:value-type="string">
            <text:p>width: 80%;</text:p>
          </table:table-cell>
          <table:table-cell office:value-type="string" calcext:value-type="string">
            <text:p>Sản phẩm đúng như mô tả</text:p>
          </table:table-cell>
        </table:table-row>
        <table:table-row table:style-name="ro1">
          <table:table-cell office:value-type="string" calcext:value-type="string">
            <text:p>width: 80%;</text:p>
          </table:table-cell>
          <table:table-cell office:value-type="string" calcext:value-type="string">
            <text:p>Sản phẩm đúng như hình ảnh chất lượng ok có cái giao hơi lâu tí</text:p>
          </table:table-cell>
        </table:table-row>
        <table:table-row table:style-name="ro1">
          <table:table-cell office:value-type="string" calcext:value-type="string">
            <text:p>width: 80%;</text:p>
          </table:table-cell>
          <table:table-cell office:value-type="string" calcext:value-type="string">
            <text:p>sản phẩm đúng như giới thiệu. nhưng sạc được bao nhiêu lần Thì chưa biết được</text:p>
          </table:table-cell>
        </table:table-row>
        <table:table-row table:style-name="ro1">
          <table:table-cell office:value-type="string" calcext:value-type="string">
            <text:p>width: 80%;</text:p>
          </table:table-cell>
          <table:table-cell office:value-type="string" calcext:value-type="string">
            <text:p>sản phẩm đúng mô tả. giao hàng nhanh 2 giờ. tôi khá hài lòng với sản phẩm</text:p>
          </table:table-cell>
        </table:table-row>
        <table:table-row table:style-name="ro1">
          <table:table-cell office:value-type="string" calcext:value-type="string">
            <text:p>width: 80%;</text:p>
          </table:table-cell>
          <table:table-cell office:value-type="string" calcext:value-type="string">
            <text:p>sản phẩm đúng mô tả, xài cũng rất hay</text:p>
          </table:table-cell>
        </table:table-row>
        <table:table-row table:style-name="ro1">
          <table:table-cell office:value-type="string" calcext:value-type="string">
            <text:p>width: 80%;</text:p>
          </table:table-cell>
          <table:table-cell office:value-type="string" calcext:value-type="string">
            <text:p>Sản phẩm đúng mô tả, hoạt động bình thường. Camera và thẻ nhớ đã được bóc vỏ bọc (có thể là để dán tem bảo hành!). Nhìn chung là hài lòng.</text:p>
          </table:table-cell>
        </table:table-row>
        <table:table-row table:style-name="ro1">
          <table:table-cell office:value-type="string" calcext:value-type="string">
            <text:p>width: 80%;</text:p>
          </table:table-cell>
          <table:table-cell office:value-type="string" calcext:value-type="string">
            <text:p>Sản phẩm đúng mô tả, giao hành nhanh. Hơi mắc so với chất lượng ạ</text:p>
          </table:table-cell>
        </table:table-row>
        <table:table-row table:style-name="ro1">
          <table:table-cell office:value-type="string" calcext:value-type="string">
            <text:p>width: 80%;</text:p>
          </table:table-cell>
          <table:table-cell office:value-type="string" calcext:value-type="string">
            <text:p>sản phẩm đúng mô tả, giao hàng nhanh. Sử dụng tốt, giá hợp lý</text:p>
          </table:table-cell>
        </table:table-row>
        <table:table-row table:style-name="ro4">
          <table:table-cell office:value-type="string" calcext:value-type="string">
            <text:p>width: 80%;</text:p>
          </table:table-cell>
          <table:table-cell office:value-type="string" calcext:value-type="string">
            <text:p>Sản phẩm đúng mô tả, </text:p>
            <text:p>chất lượng hoàn thiện tốt, </text:p>
            <text:p>Tốt so với giá tiền,</text:p>
            <text:p>Hạn chế: ko kèm củ sạc, ko có báo động (dù có loa thoại), ko có tự động quay xoay theo hướng chuyển động.</text:p>
          </table:table-cell>
        </table:table-row>
        <table:table-row table:style-name="ro2">
          <table:table-cell office:value-type="string" calcext:value-type="string">
            <text:p>width: 80%;</text:p>
          </table:table-cell>
          <table:table-cell office:value-type="string" calcext:value-type="string">
            <text:p>Sản phẩm đúng mô tả và hình ảnh. Âm thanh rõ, trong ko bị rè như 1 số sp khác.</text:p>
            <text:p>Điểm trừ là máy hơi to, nếu mà nhỏ hơn chút thì ko còn gì chê.</text:p>
          </table:table-cell>
        </table:table-row>
        <table:table-row table:style-name="ro1">
          <table:table-cell office:value-type="string" calcext:value-type="string">
            <text:p>width: 80%;</text:p>
          </table:table-cell>
          <table:table-cell office:value-type="string" calcext:value-type="string">
            <text:p>sản phẩm đúng mô tả như hình ,cần có thêm sách hướng dẫn sử dụng bằng tiếng việt</text:p>
          </table:table-cell>
        </table:table-row>
        <table:table-row table:style-name="ro1">
          <table:table-cell office:value-type="string" calcext:value-type="string">
            <text:p>width: 80%;</text:p>
          </table:table-cell>
          <table:table-cell office:value-type="string" calcext:value-type="string">
            <text:p>sản phẩm đúng Mô tả hài lòng coi ban đêm có màu như hình ở trên</text:p>
          </table:table-cell>
        </table:table-row>
        <table:table-row table:style-name="ro1">
          <table:table-cell office:value-type="string" calcext:value-type="string">
            <text:p>width: 80%;</text:p>
          </table:table-cell>
          <table:table-cell office:value-type="string" calcext:value-type="string">
            <text:p>sản phẩm đúng mẫu chất lượng chưa thể đánh giá. có vấn đề la ko tự lưu đc mặt dù đã cài đặc rùi. nhờ shop hỗ trợ</text:p>
          </table:table-cell>
        </table:table-row>
        <table:table-row table:style-name="ro1">
          <table:table-cell office:value-type="string" calcext:value-type="string">
            <text:p>width: 80%;</text:p>
          </table:table-cell>
          <table:table-cell office:value-type="string" calcext:value-type="string">
            <text:p>Sản phẩm dung lượng thực 28,8gb, giao hàng nhanh, đúng yêu cầu. Độ bền và tốc độ cần thêm thời gian đánh giá</text:p>
          </table:table-cell>
        </table:table-row>
        <table:table-row table:style-name="ro1">
          <table:table-cell office:value-type="string" calcext:value-type="string">
            <text:p>width: 80%;</text:p>
          </table:table-cell>
          <table:table-cell office:value-type="string" calcext:value-type="string">
            <text:p>Sản phẩm dùng khá tốt, nhưng hơi đắt, ống thổi <text:s/>khi bóp lâu phồng trở lại</text:p>
          </table:table-cell>
        </table:table-row>
        <table:table-row table:style-name="ro1">
          <table:table-cell office:value-type="string" calcext:value-type="string">
            <text:p>width: 80%;</text:p>
          </table:table-cell>
          <table:table-cell office:value-type="string" calcext:value-type="string">
            <text:p>Sản phẩm dùng khá tốt, dung lượng khả dụng tương đối cao.</text:p>
          </table:table-cell>
        </table:table-row>
        <table:table-row table:style-name="ro1">
          <table:table-cell office:value-type="string" calcext:value-type="string">
            <text:p>width: 80%;</text:p>
          </table:table-cell>
          <table:table-cell office:value-type="string" calcext:value-type="string">
            <text:p>Sản phẩm đúng hình, nhưng mua 2 sản phẩm cùng bộ nhưng lại giao riêng</text:p>
          </table:table-cell>
        </table:table-row>
        <table:table-row table:style-name="ro1">
          <table:table-cell office:value-type="string" calcext:value-type="string">
            <text:p>width: 80%;</text:p>
          </table:table-cell>
          <table:table-cell office:value-type="string" calcext:value-type="string">
            <text:p>Sản phẩm dùng được, sạc tốt</text:p>
          </table:table-cell>
        </table:table-row>
        <table:table-row table:style-name="ro1">
          <table:table-cell office:value-type="string" calcext:value-type="string">
            <text:p>width: 80%;</text:p>
          </table:table-cell>
          <table:table-cell office:value-type="string" calcext:value-type="string">
            <text:p>Sản phẩm dùng được với mức giá đó. Chất lượng hình ảnh không thật sự sắc nét. Camera di chuyển lên xuống hạn chế tầm, xoay 360 thì ok. Theo dõi chuyển động tạm ổn. Đàm thoại qua Cam khá ồn. EZVIZ này là công ty con của Hikvision tai tiếng vì theo dõi người dùng là sân sau của chính quyền Trung cộng nên bà con nếu không muốn xâm phạm quyền riêng tư thì nên cân nhắc.</text:p>
          </table:table-cell>
        </table:table-row>
        <table:table-row table:style-name="ro1">
          <table:table-cell office:value-type="string" calcext:value-type="string">
            <text:p>width: 80%;</text:p>
          </table:table-cell>
          <table:table-cell office:value-type="string" calcext:value-type="string">
            <text:p>Sản phẩm dùng cũng tạm thời được</text:p>
          </table:table-cell>
        </table:table-row>
        <table:table-row table:style-name="ro1">
          <table:table-cell office:value-type="string" calcext:value-type="string">
            <text:p>width: 80%;</text:p>
          </table:table-cell>
          <table:table-cell office:value-type="string" calcext:value-type="string">
            <text:p>Sản phẩm đúng chất lượng. Giá ok. Muốn 50 kí tự ah. Muốn 50 kí tự ah</text:p>
          </table:table-cell>
        </table:table-row>
        <table:table-row table:style-name="ro1">
          <table:table-cell office:value-type="string" calcext:value-type="string">
            <text:p>width: 80%;</text:p>
          </table:table-cell>
          <table:table-cell office:value-type="string" calcext:value-type="string">
            <text:p>Sản phẩm đúng <text:s/>như miêu tả và được đóng gói cẩn thận</text:p>
          </table:table-cell>
        </table:table-row>
        <table:table-row table:style-name="ro1">
          <table:table-cell office:value-type="string" calcext:value-type="string">
            <text:p>width: 80%;</text:p>
          </table:table-cell>
          <table:table-cell office:value-type="string" calcext:value-type="string">
            <text:p>sản phẩm dụg ok net cài đặt dễ dàng qua app.........</text:p>
          </table:table-cell>
        </table:table-row>
        <table:table-row table:style-name="ro2">
          <table:table-cell office:value-type="string" calcext:value-type="string">
            <text:p>width: 80%;</text:p>
          </table:table-cell>
          <table:table-cell office:value-type="string" calcext:value-type="string">
            <text:p>Sản phẩm đóng gói và giao hàng nhanh</text:p>
            <text:p>Tuy nhiên việc liên hệ bộ phận chăm sóc khách hàng lúc đang cần hỏi thông tin mua hàng hơi chậm</text:p>
          </table:table-cell>
        </table:table-row>
        <table:table-row table:style-name="ro3">
          <table:table-cell office:value-type="string" calcext:value-type="string">
            <text:p>width: 80%;</text:p>
          </table:table-cell>
          <table:table-cell office:value-type="string" calcext:value-type="string">
            <text:p>Sản phẩm đóng gói đơn giản, chắc chắn, Tiki giao hàng nhanh.</text:p>
            <text:p>Sản phẩm dễ cài đặt</text:p>
            <text:p>Phần mềm dễ sử dụng, tính năng theo dõi và báo động theo vùng tốt</text:p>
          </table:table-cell>
        </table:table-row>
        <table:table-row table:style-name="ro1">
          <table:table-cell office:value-type="string" calcext:value-type="string">
            <text:p>width: 80%;</text:p>
          </table:table-cell>
          <table:table-cell office:value-type="string" calcext:value-type="string">
            <text:p>Sản phẩm đóng gói chưa tốt lắm, thùng hàng bị móp ở các góc, miếng xốp bên trong bị gãy, còn về thơi gian giao hàng thì khá tốt, trước hạn 1 ngày, giá rẻ hơn thị trường bên ngoài.</text:p>
          </table:table-cell>
        </table:table-row>
        <table:table-row table:style-name="ro1">
          <table:table-cell office:value-type="string" calcext:value-type="string">
            <text:p>width: 80%;</text:p>
          </table:table-cell>
          <table:table-cell office:value-type="string" calcext:value-type="string">
            <text:p>Sản phẩm đóng gói cẩn thận. Hộp đựng sang trọng, tinh tế. Sản phẩm cần quá trình sử dụng để biết rõ hơn. Ban đầu thì thấy hài lòng</text:p>
          </table:table-cell>
        </table:table-row>
        <table:table-row table:style-name="ro1">
          <table:table-cell office:value-type="string" calcext:value-type="string">
            <text:p>width: 80%;</text:p>
          </table:table-cell>
          <table:table-cell office:value-type="string" calcext:value-type="string">
            <text:p>sản phẩm đóng gói cẩn thận,đầy đủ phụ kiện đi kèm cũng như tiki giao hàng sớm hơn ngày dự định giao hàng 1 ngày.Mình hoàn toàn hài lòng về sản phẩm.</text:p>
          </table:table-cell>
        </table:table-row>
        <table:table-row table:style-name="ro1">
          <table:table-cell office:value-type="string" calcext:value-type="string">
            <text:p>width: 80%;</text:p>
          </table:table-cell>
          <table:table-cell office:value-type="string" calcext:value-type="string">
            <text:p>Sản phẩm đóng gói cẩn thận, dùng ổn định! Cơ mà chắc phải thêm cái 50 lít quá, chứ tủ sắp đầy rồi!</text:p>
          </table:table-cell>
        </table:table-row>
        <table:table-row table:style-name="ro1">
          <table:table-cell office:value-type="string" calcext:value-type="string">
            <text:p>width: 80%;</text:p>
          </table:table-cell>
          <table:table-cell office:value-type="string" calcext:value-type="string">
            <text:p>Sản phẩm đóng gói cẩn thận</text:p>
          </table:table-cell>
        </table:table-row>
        <table:table-row table:style-name="ro1">
          <table:table-cell office:value-type="string" calcext:value-type="string">
            <text:p>width: 80%;</text:p>
          </table:table-cell>
          <table:table-cell office:value-type="string" calcext:value-type="string">
            <text:p>sản phẩm đối với tôi rất hài hòng giao hàng nhanh</text:p>
          </table:table-cell>
        </table:table-row>
        <table:table-row table:style-name="ro1">
          <table:table-cell office:value-type="string" calcext:value-type="string">
            <text:p>width: 80%;</text:p>
          </table:table-cell>
          <table:table-cell office:value-type="string" calcext:value-type="string">
            <text:p>Sản phẩm đẹp. Dễ sử dụng.</text:p>
          </table:table-cell>
        </table:table-row>
        <table:table-row table:style-name="ro1">
          <table:table-cell office:value-type="string" calcext:value-type="string">
            <text:p>width: 80%;</text:p>
          </table:table-cell>
          <table:table-cell office:value-type="string" calcext:value-type="string">
            <text:p>sản phẩm đẹp, giao hàng nhanh. Riêng khâu thu âm thì ổn trong tầm giá. chất lượng âm thanh, không như mơ ước lắm</text:p>
          </table:table-cell>
        </table:table-row>
        <table:table-row table:style-name="ro1">
          <table:table-cell office:value-type="string" calcext:value-type="string">
            <text:p>width: 80%;</text:p>
          </table:table-cell>
          <table:table-cell office:value-type="string" calcext:value-type="string">
            <text:p>sản phẩm đẹp, giao hàng nhanh. Nhưng khi sử dụng thì camera quay không được trơn tru như cái mua trước</text:p>
          </table:table-cell>
        </table:table-row>
        <table:table-row table:style-name="ro4">
          <table:table-cell office:value-type="string" calcext:value-type="string">
            <text:p>width: 80%;</text:p>
          </table:table-cell>
          <table:table-cell office:value-type="string" calcext:value-type="string">
            <text:p>Sản phẩm đẹp, đúng màu.</text:p>
            <text:p>Gói cẩn thận, bọc xốp kỹ hạn chế va đập</text:p>
            <text:p>Khuyến mãi phim hộp 10 tấm, hơi ít, chỉ chụp được 10 lần.</text:p>
            <text:p>Mục đích mua: Quà sinh nhật</text:p>
          </table:table-cell>
        </table:table-row>
        <table:table-row table:style-name="ro1">
          <table:table-cell office:value-type="string" calcext:value-type="string">
            <text:p>width: 80%;</text:p>
          </table:table-cell>
          <table:table-cell office:value-type="string" calcext:value-type="string">
            <text:p>Sản phẩm đẹp, đòng gói cẩn thận, sử dụng tốt, tiki giao hàng nhanh. (y)</text:p>
          </table:table-cell>
        </table:table-row>
        <table:table-row table:style-name="ro4">
          <table:table-cell office:value-type="string" calcext:value-type="string">
            <text:p>width: 80%;</text:p>
          </table:table-cell>
          <table:table-cell office:value-type="string" calcext:value-type="string">
            <text:p>Sản phẩm đẹp, chất lượng.</text:p>
            <text:p>Có duy nhất một điểm mình không thích là giấy mỏng quá, lúc mở chỉ sợ lỡ tay làm rách mất.</text:p>
            <text:p>Mk mua đợt sn nên giảm xuống còn 350k - một cái giá quá hời cho cuốn sách giá trị này.</text:p>
            <text:p>Tiki hẹn 12/12 mà 4/12 đã giao rồi, nhanh kinh khủng!</text:p>
          </table:table-cell>
        </table:table-row>
        <table:table-row table:style-name="ro1">
          <table:table-cell office:value-type="string" calcext:value-type="string">
            <text:p>width: 80%;</text:p>
          </table:table-cell>
          <table:table-cell office:value-type="string" calcext:value-type="string">
            <text:p>Sản phẩm đẹp, chất lượng, hình ảnh rõ nét. Nếu mua nhiều tặng kèm thẻ nhớ thì rất ok luôn</text:p>
          </table:table-cell>
        </table:table-row>
        <table:table-row table:style-name="ro1">
          <table:table-cell office:value-type="string" calcext:value-type="string">
            <text:p>width: 80%;</text:p>
          </table:table-cell>
          <table:table-cell office:value-type="string" calcext:value-type="string">
            <text:p>Sản phẩm đẹp, chất lượng hình ảnh tốt, nhưng chỉ tiện gắn trong nhà, gắn ngoài nhà hơi bất tiện. Dây sạc ngắn và không có cóc sạc đi kèm (có thì tốt hơn)</text:p>
          </table:table-cell>
        </table:table-row>
        <table:table-row table:style-name="ro1">
          <table:table-cell office:value-type="string" calcext:value-type="string">
            <text:p>width: 80%;</text:p>
          </table:table-cell>
          <table:table-cell office:value-type="string" calcext:value-type="string">
            <text:p>Sản phẩm đẹp, chắc chắn, âm thanh đảm bảo nhu cầu. Một điểm trừ là điểm tiếp xúc tay bằng kim loại có cảm giác tê tê tay khá khó chịu.</text:p>
          </table:table-cell>
        </table:table-row>
        <table:table-row table:style-name="ro1">
          <table:table-cell office:value-type="string" calcext:value-type="string">
            <text:p>width: 80%;</text:p>
          </table:table-cell>
          <table:table-cell office:value-type="string" calcext:value-type="string">
            <text:p>Sản phẩm đẹp và kẹp điện thoại rất chắc chắn. Vì mới nhận hàng chưa sử dụng nên mình chưa biết độ bền ra sao</text:p>
          </table:table-cell>
        </table:table-row>
        <table:table-row table:style-name="ro1">
          <table:table-cell office:value-type="string" calcext:value-type="string">
            <text:p>width: 80%;</text:p>
          </table:table-cell>
          <table:table-cell office:value-type="string" calcext:value-type="string">
            <text:p>sản phẩm đẹp rất thích mà đóng gói kg đẹp bao bì mốp méo tùm lum</text:p>
          </table:table-cell>
        </table:table-row>
        <table:table-row table:style-name="ro1">
          <table:table-cell office:value-type="string" calcext:value-type="string">
            <text:p>width: 80%;</text:p>
          </table:table-cell>
          <table:table-cell office:value-type="string" calcext:value-type="string">
            <text:p>Sản phẩm đẹp mắt, giống như mô tả, mới sài thì ok. Chờ kiểm chứng thêm thời gian</text:p>
          </table:table-cell>
        </table:table-row>
        <table:table-row table:style-name="ro1">
          <table:table-cell office:value-type="string" calcext:value-type="string">
            <text:p>width: 80%;</text:p>
          </table:table-cell>
          <table:table-cell office:value-type="string" calcext:value-type="string">
            <text:p>Sản phẩm đẹp đúng như mô tả. Đóng gói rất cẩn thận, giao hàng cực nhanh. Rất hài lòng. Về chất lượng sản phẩm phải chờ sử dụng 1, 2 tháng mới có thể đánh giá được.</text:p>
          </table:table-cell>
        </table:table-row>
        <table:table-row table:style-name="ro1">
          <table:table-cell office:value-type="string" calcext:value-type="string">
            <text:p>width: 80%;</text:p>
          </table:table-cell>
          <table:table-cell office:value-type="string" calcext:value-type="string">
            <text:p>Sản phẩm đẹp chỉ có cái tay cầm là hơi ọp ẹp pin sạc lâu quá bay khoảng 15-18p ko có nơi rộng nên chỉ bay xa 60-70m</text:p>
          </table:table-cell>
        </table:table-row>
        <table:table-row table:style-name="ro1">
          <table:table-cell office:value-type="string" calcext:value-type="string">
            <text:p>width: 80%;</text:p>
          </table:table-cell>
          <table:table-cell office:value-type="string" calcext:value-type="string">
            <text:p>Sản phẩm đến nay sạc kg thấy báo đèn nữa. Shop có bảo hành kg</text:p>
          </table:table-cell>
        </table:table-row>
        <table:table-row table:style-name="ro1">
          <table:table-cell office:value-type="string" calcext:value-type="string">
            <text:p>width: 80%;</text:p>
          </table:table-cell>
          <table:table-cell office:value-type="string" calcext:value-type="string">
            <text:p>Sản phẩm đến hơi chậm nhưng hài lòng về thiết bị. Có đầy đủ dụng cụ dùng bền</text:p>
          </table:table-cell>
        </table:table-row>
        <table:table-row table:style-name="ro1">
          <table:table-cell office:value-type="string" calcext:value-type="string">
            <text:p>width: 80%;</text:p>
          </table:table-cell>
          <table:table-cell office:value-type="string" calcext:value-type="string">
            <text:p>SẢN PHẨM DỄ SỬ DỤNG; CHẤT LƯỢNG ẢNH TỐT. mình thích chế độ quay phim được.</text:p>
          </table:table-cell>
        </table:table-row>
        <table:table-row table:style-name="ro1">
          <table:table-cell office:value-type="string" calcext:value-type="string">
            <text:p>width: 80%;</text:p>
          </table:table-cell>
          <table:table-cell office:value-type="string" calcext:value-type="string">
            <text:p>Sản phẩm dễ cài đặt, hình ảnh của camera khá rõ nét</text:p>
          </table:table-cell>
        </table:table-row>
        <table:table-row table:style-name="ro1">
          <table:table-cell office:value-type="string" calcext:value-type="string">
            <text:p>width: 80%;</text:p>
          </table:table-cell>
          <table:table-cell office:value-type="string" calcext:value-type="string">
            <text:p>Sản phẩm dễ cài đặt, chạy ổn định,TiKi giao hàng nhanh, nhân viên giao hàng vui vẻ, hòa nhã.</text:p>
          </table:table-cell>
        </table:table-row>
        <table:table-row table:style-name="ro2">
          <table:table-cell office:value-type="string" calcext:value-type="string">
            <text:p>width: 80%;</text:p>
          </table:table-cell>
          <table:table-cell office:value-type="string" calcext:value-type="string">
            <text:p>Sản phẩm đạt yêu cầu, đúng như hình ảnh và qcáo. </text:p>
            <text:p>Mong shop luôn tuyển lựa hàng chất lượng và chính phẩm để giữ được uy tín Tiki đã đạt được.</text:p>
          </table:table-cell>
        </table:table-row>
        <table:table-row table:style-name="ro1">
          <table:table-cell office:value-type="string" calcext:value-type="string">
            <text:p>width: 80%;</text:p>
          </table:table-cell>
          <table:table-cell office:value-type="string" calcext:value-type="string">
            <text:p>Sản phẩm đăng dể gây hiểu lầm, tôi chọn mua dòng full HD 1080, có viền màu đỏ, nhưng khi đặt hàng xong lấy hàng rồi mới thấy là viền xanh, sản phẩm chỉ quay được HD, không đàm thoại được, thật sự không hài lòng</text:p>
          </table:table-cell>
        </table:table-row>
        <table:table-row table:style-name="ro11">
          <table:table-cell office:value-type="string" calcext:value-type="string">
            <text:p>width: 80%;</text:p>
          </table:table-cell>
          <table:table-cell office:value-type="string" calcext:value-type="string">
            <text:p>Sản phẩm cũng tương đối ok trong tầm giá, nhưng nhanh hết pin, dù mình đã mua kèm theo cục pin dự phòng nhưng chơi chỉ được khoảng 3-4 phút/1 pin. </text:p>
            <text:p>Va đập tốt, phù hợp cho trẻ em chơi để phá hoại và đỡ tốn kém, khó điều khiển phù hợp với trẻ em 12+, tuy nhiên sản phẩm trong tầm giá này chấp nhận được. </text:p>
            <text:p>Do thời lượng pin ngắn không hài lòng lắm nên chỉ đánh giá 3,5 sao làm tròn thành 4 cho shop dễ bán</text:p>
            <text:p>Giá tiền: + 1 sao</text:p>
            <text:p>Độ bền: + 1 sao</text:p>
            <text:p>Hài lòng: + 1 sao</text:p>
            <text:p>Lẫn không hài lòng: -0,5 sao</text:p>
            <text:p>Sử dụng: + 0,5 sao</text:p>
            <text:p>Khó điều khiển: - 0,5 sao</text:p>
            <text:p>Pin ngắn: - 0,5 sao</text:p>
          </table:table-cell>
        </table:table-row>
        <table:table-row table:style-name="ro1">
          <table:table-cell office:value-type="string" calcext:value-type="string">
            <text:p>width: 80%;</text:p>
          </table:table-cell>
          <table:table-cell office:value-type="string" calcext:value-type="string">
            <text:p>Sản phẩm cũng ổn nhưng bao bì hơi cũ nát so với giá <text:s/>mua thì chấp nhận được.</text:p>
          </table:table-cell>
        </table:table-row>
        <table:table-row table:style-name="ro1">
          <table:table-cell office:value-type="string" calcext:value-type="string">
            <text:p>width: 80%;</text:p>
          </table:table-cell>
          <table:table-cell office:value-type="string" calcext:value-type="string">
            <text:p>sản phẩm cũng ổn đó 😀😀😀😀😀😀😀😀😀😀😀😀😀😀😀😀😀😀</text:p>
          </table:table-cell>
        </table:table-row>
        <table:table-row table:style-name="ro1">
          <table:table-cell office:value-type="string" calcext:value-type="string">
            <text:p>width: 80%;</text:p>
          </table:table-cell>
          <table:table-cell office:value-type="string" calcext:value-type="string">
            <text:p>Sẩn phẩm cũng ok. Để thời gian mới đánh giá cụ thể dc</text:p>
          </table:table-cell>
        </table:table-row>
        <table:table-row table:style-name="ro2">
          <table:table-cell office:value-type="string" calcext:value-type="string">
            <text:p>width: 80%;</text:p>
          </table:table-cell>
          <table:table-cell office:value-type="string" calcext:value-type="string">
            <text:p>san phẩm cũng ok </text:p>
            <text:p>xài tới giờ vẫn chưa thấy dấu hiệu gì gọi là hư hại</text:p>
          </table:table-cell>
        </table:table-row>
        <table:table-row table:style-name="ro1">
          <table:table-cell office:value-type="string" calcext:value-type="string">
            <text:p>width: 80%;</text:p>
          </table:table-cell>
          <table:table-cell office:value-type="string" calcext:value-type="string">
            <text:p>Sản phẩm cứng cáp. Nhưng chỏ có 2 ốc thay vì 4 ốc như hướng dẫn sử dụng.</text:p>
          </table:table-cell>
        </table:table-row>
        <table:table-row table:style-name="ro1">
          <table:table-cell office:value-type="string" calcext:value-type="string">
            <text:p>width: 80%;</text:p>
          </table:table-cell>
          <table:table-cell office:value-type="string" calcext:value-type="string">
            <text:p>Sản phẩm cứng cáp chắc chắn ,tiện sử dụng cho cả hai iPhone và Ipad</text:p>
          </table:table-cell>
        </table:table-row>
        <table:table-row table:style-name="ro1">
          <table:table-cell office:value-type="string" calcext:value-type="string">
            <text:p>width: 80%;</text:p>
          </table:table-cell>
          <table:table-cell office:value-type="string" calcext:value-type="string">
            <text:p>sản phẩm cũng <text:s/>dc nếu <text:s/>Tôi mua cái <text:s/>nữa <text:s/>có <text:s/>dc giảm <text:s/>giá <text:s/>ko?</text:p>
          </table:table-cell>
        </table:table-row>
        <table:table-row table:style-name="ro1">
          <table:table-cell office:value-type="string" calcext:value-type="string">
            <text:p>width: 80%;</text:p>
          </table:table-cell>
          <table:table-cell office:value-type="string" calcext:value-type="string">
            <text:p>Sản phẩm của mình order màu nâm đậm nhưng nhận được là màu đỏ đô. Mình muốn đổi lại thì làm như thế nào vậy?</text:p>
          </table:table-cell>
        </table:table-row>
        <table:table-row table:style-name="ro1">
          <table:table-cell office:value-type="string" calcext:value-type="string">
            <text:p>width: 80%;</text:p>
          </table:table-cell>
          <table:table-cell office:value-type="string" calcext:value-type="string">
            <text:p>Sản phẩm có một quà tặng không thể giao trong 2h nên cả đơn hàng không thể giao nhanh 2h nếu bạn ở Hà nội. Những thứ khác thì hải lòng. Nhờ Tiki hỗ trợ kích hoạt bảo hành chính hãng giùm</text:p>
          </table:table-cell>
        </table:table-row>
        <table:table-row table:style-name="ro1">
          <table:table-cell office:value-type="string" calcext:value-type="string">
            <text:p>width: 80%;</text:p>
          </table:table-cell>
          <table:table-cell office:value-type="string" calcext:value-type="string">
            <text:p>Sản phẩm có chất lượng tốt, nhựa dẻo, có nam châm đóng mở màn hình. Khít với ipad air. 1 số chi tiết còn nhựa thừa nhưng ko đáng kể.</text:p>
          </table:table-cell>
        </table:table-row>
        <table:table-row table:style-name="ro1">
          <table:table-cell office:value-type="string" calcext:value-type="string">
            <text:p>width: 80%;</text:p>
          </table:table-cell>
          <table:table-cell office:value-type="string" calcext:value-type="string">
            <text:p>sản phẩm chưa được ứng ý lắm nhưng với tầm này thì chấp nhận được</text:p>
          </table:table-cell>
        </table:table-row>
        <table:table-row table:style-name="ro1">
          <table:table-cell office:value-type="string" calcext:value-type="string">
            <text:p>width: 80%;</text:p>
          </table:table-cell>
          <table:table-cell office:value-type="string" calcext:value-type="string">
            <text:p>Sản phẩm chưa được dùng thử. Nhưng mua hàng tiki vui thật. Hàng có tiki now nhưng nhập mã giảm giá lần trước tiki xin lỗi rồi tặng, thế là ko đc tiki now mà phải đợi dự kiến 7 ngày . trong khi mình đăt thử đơn mới thì giao bình thường ko tiki now chỉ mất 2 ngày :D</text:p>
          </table:table-cell>
        </table:table-row>
        <table:table-row table:style-name="ro2">
          <table:table-cell office:value-type="string" calcext:value-type="string">
            <text:p>width: 80%;</text:p>
          </table:table-cell>
          <table:table-cell office:value-type="string" calcext:value-type="string">
            <text:p>Sản phẩm chính hãng, giá rẻ so với thị trường mình rất hài lòng. Tiki giao chậm 1 ngày so với cam kết nhưng sau đó Tiki đã xin lỗi và bồi thường cho Kh rất thỏa đáng. Kiện hàng đóng gói rất cẩn thận.</text:p>
            <text:p>Máy chụp hình màu lên rất đẹp,  dễ sử dụng, nhưng nắp ống kính ko có dây gài, mỗi lần tháo nắp chụp xong mình lại quên ko biết bỏ nó ở đâu . Túi đựng máy tặng kèm hơi bị to, chắc dùng cho khi nào lên trình mua máy cái ống len bự bự thì mới dùng đến cái túi này quá. Ko có túi nhỏ nên mình phải mua 1 cái túi nhỏ để dễ mang đi đây đó.</text:p>
          </table:table-cell>
        </table:table-row>
        <table:table-row table:style-name="ro1">
          <table:table-cell office:value-type="string" calcext:value-type="string">
            <text:p>width: 80%;</text:p>
          </table:table-cell>
          <table:table-cell office:value-type="string" calcext:value-type="string">
            <text:p>Sản phẩm chính hãng, giá ổn trong dịp km, đóng gói cẩn thận chống va đập cho ổ</text:p>
          </table:table-cell>
        </table:table-row>
        <table:table-row table:style-name="ro3">
          <table:table-cell office:value-type="string" calcext:value-type="string">
            <text:p>width: 80%;</text:p>
          </table:table-cell>
          <table:table-cell office:value-type="string" calcext:value-type="string">
            <text:p>Sản phẩm chính hãng, cấu hình cũng khá dễ dàng.</text:p>
            <text:p>Router có 1 cổng usb 3.0 tuy nhiên khi cắm ổ 4TB vào thì không nhận</text:p>
            <text:p>Cắm ổ 2TB vào thì nhận được.</text:p>
          </table:table-cell>
        </table:table-row>
        <table:table-row table:style-name="ro1">
          <table:table-cell office:value-type="string" calcext:value-type="string">
            <text:p>width: 80%;</text:p>
          </table:table-cell>
          <table:table-cell office:value-type="string" calcext:value-type="string">
            <text:p>Sản phẩm chính hãng đúng như trong ảnh đợi dùng một thời gian đánh giá tiếp cho anh em</text:p>
          </table:table-cell>
        </table:table-row>
        <table:table-row table:style-name="ro1">
          <table:table-cell office:value-type="string" calcext:value-type="string">
            <text:p>width: 80%;</text:p>
          </table:table-cell>
          <table:table-cell office:value-type="string" calcext:value-type="string">
            <text:p>Sản phẩm chính hãng Canon (Lê Bảo Minh phân phối), mới chất lượng tốt, đóng gói cẩn thận nhưng giao hàng hơi chậm.</text:p>
          </table:table-cell>
        </table:table-row>
        <table:table-row table:style-name="ro1">
          <table:table-cell office:value-type="string" calcext:value-type="string">
            <text:p>width: 80%;</text:p>
          </table:table-cell>
          <table:table-cell office:value-type="string" calcext:value-type="string">
            <text:p>Sản phẩm chạy <text:s/>Tốt , chưa có thắc mắc đến thời điểm này</text:p>
          </table:table-cell>
        </table:table-row>
        <table:table-row table:style-name="ro1">
          <table:table-cell office:value-type="string" calcext:value-type="string">
            <text:p>width: 80%;</text:p>
          </table:table-cell>
          <table:table-cell office:value-type="string" calcext:value-type="string">
            <text:p>Sản phẩm chất lượng, giá tốt rất hài lòng</text:p>
          </table:table-cell>
        </table:table-row>
        <table:table-row table:style-name="ro1">
          <table:table-cell office:value-type="string" calcext:value-type="string">
            <text:p>width: 80%;</text:p>
          </table:table-cell>
          <table:table-cell office:value-type="string" calcext:value-type="string">
            <text:p>sản phẩm chất lượng trong tầm giá. vẫn có độ trễ khi di chuyển dù mạng wifi mạnh. đàm thoại 2 chiều có độ vang vọng khó nghe. tiki giao hàng quá chậm. mình đặt từ T6 tuần này mà đến T2 tuần sau mới nhận được</text:p>
          </table:table-cell>
        </table:table-row>
        <table:table-row table:style-name="ro1">
          <table:table-cell office:value-type="string" calcext:value-type="string">
            <text:p>width: 80%;</text:p>
          </table:table-cell>
          <table:table-cell office:value-type="string" calcext:value-type="string">
            <text:p>Sẩn phẩm chất lượng tốt, đóng gói sản phẩm kỹ càng</text:p>
          </table:table-cell>
        </table:table-row>
        <table:table-row table:style-name="ro1">
          <table:table-cell office:value-type="string" calcext:value-type="string">
            <text:p>width: 80%;</text:p>
          </table:table-cell>
          <table:table-cell office:value-type="string" calcext:value-type="string">
            <text:p>sản phẩm chất lượng tốt , chụp đẹp trong tầm giá . tiki giao hàng uy tín ok</text:p>
          </table:table-cell>
        </table:table-row>
        <table:table-row table:style-name="ro1">
          <table:table-cell office:value-type="string" calcext:value-type="string">
            <text:p>width: 80%;</text:p>
          </table:table-cell>
          <table:table-cell office:value-type="string" calcext:value-type="string">
            <text:p>sản phẩm chất lượng phù hợp với giá cả. cm ơn</text:p>
          </table:table-cell>
        </table:table-row>
        <table:table-row table:style-name="ro1">
          <table:table-cell office:value-type="string" calcext:value-type="string">
            <text:p>width: 80%;</text:p>
          </table:table-cell>
          <table:table-cell office:value-type="string" calcext:value-type="string">
            <text:p>sản phẩm chất lượng được.hài lòng về chất lượng sản phẩm!</text:p>
          </table:table-cell>
        </table:table-row>
        <table:table-row table:style-name="ro2">
          <table:table-cell office:value-type="string" calcext:value-type="string">
            <text:p>width: 80%;</text:p>
          </table:table-cell>
          <table:table-cell office:value-type="string" calcext:value-type="string">
            <text:p>Sản phẩm chất lượng , thuận tiện ...</text:p>
            <text:p>Nhưng thời giao chậm quá.</text:p>
          </table:table-cell>
        </table:table-row>
        <table:table-row table:style-name="ro2">
          <table:table-cell office:value-type="string" calcext:value-type="string">
            <text:p>width: 80%;</text:p>
          </table:table-cell>
          <table:table-cell office:value-type="string" calcext:value-type="string">
            <text:p>Sản phẩm chất lượng</text:p>
            <text:p>Nhược điểm , không xoay đc, mà cố định, chức năng lưu xóa ảnh còn hạn chế</text:p>
          </table:table-cell>
        </table:table-row>
        <table:table-row table:style-name="ro1">
          <table:table-cell office:value-type="string" calcext:value-type="string">
            <text:p>width: 80%;</text:p>
          </table:table-cell>
          <table:table-cell office:value-type="string" calcext:value-type="string">
            <text:p>Sản phẩm chắc chắn. Mỗi tội hộp hơi nát chắc do vận chuyển</text:p>
          </table:table-cell>
        </table:table-row>
        <table:table-row table:style-name="ro1">
          <table:table-cell office:value-type="string" calcext:value-type="string">
            <text:p>width: 80%;</text:p>
          </table:table-cell>
          <table:table-cell office:value-type="string" calcext:value-type="string">
            <text:p>Sản phẩm chắc chắn. Em lắp con 7d lên thì thấy ổn. Nhưng k thấy đi kèm cái để lắp điện thoại. Với tầm giá này thì thấy sản phẩm ok.</text:p>
          </table:table-cell>
        </table:table-row>
        <table:table-row table:style-name="ro1">
          <table:table-cell office:value-type="string" calcext:value-type="string">
            <text:p>width: 80%;</text:p>
          </table:table-cell>
          <table:table-cell office:value-type="string" calcext:value-type="string">
            <text:p>Sản phẩm chắc chắn, đóng gói và đẹp. Chân dài, chắc chắn, dễ mang đi</text:p>
          </table:table-cell>
        </table:table-row>
        <table:table-row table:style-name="ro1">
          <table:table-cell office:value-type="string" calcext:value-type="string">
            <text:p>width: 80%;</text:p>
          </table:table-cell>
          <table:table-cell office:value-type="string" calcext:value-type="string">
            <text:p>Sản phẩm chắc chắn, cũng khá hài lòng , ko yếu ớt như các mẫu giá rẻ. Giá vầy chấp nhận được</text:p>
          </table:table-cell>
        </table:table-row>
        <table:table-row table:style-name="ro1">
          <table:table-cell office:value-type="string" calcext:value-type="string">
            <text:p>width: 80%;</text:p>
          </table:table-cell>
          <table:table-cell office:value-type="string" calcext:value-type="string">
            <text:p>Sản phẩm chắc chắn, có thể dùng với nhiều mục đích khác nhau.</text:p>
          </table:table-cell>
        </table:table-row>
        <table:table-row table:style-name="ro1">
          <table:table-cell office:value-type="string" calcext:value-type="string">
            <text:p>width: 80%;</text:p>
          </table:table-cell>
          <table:table-cell office:value-type="string" calcext:value-type="string">
            <text:p>sản phẩm cao su hơi cứng k dc mềm như nguyên bản.ngoài ra thì cũng ok</text:p>
          </table:table-cell>
        </table:table-row>
        <table:table-row table:style-name="ro1">
          <table:table-cell office:value-type="string" calcext:value-type="string">
            <text:p>width: 80%;</text:p>
          </table:table-cell>
          <table:table-cell office:value-type="string" calcext:value-type="string">
            <text:p>Sản phẩm cầm nắm chắc chắn, hoạt động như quảng cáo. Pin sau khi sạc đầy thì có vẻ bị quá nhiệt, sẽ dể dàng bỏng tay nếu da mỏng như các bạn nữ. Cần thời gian mới biết độ bền của pin cũng như bộ sạc vì mình dùng cho khoá cửa điện tử. Mọi thứ đều ổn nhé. Cho 4* vì giao hàng hơi lâu.</text:p>
          </table:table-cell>
        </table:table-row>
        <table:table-row table:style-name="ro1">
          <table:table-cell office:value-type="string" calcext:value-type="string">
            <text:p>width: 80%;</text:p>
          </table:table-cell>
          <table:table-cell office:value-type="string" calcext:value-type="string">
            <text:p>Sản phẩm build chắc, Tiki giao hàng nhanh, tuy nhiên lắp ổ cứng có vẻ không vừa khít và bị cấn nhưng ổ hoạt động ổn. Chỉ có 2 ốc để cố định ổ, ko như mong đợi là 4 ốc. Giá ok..</text:p>
          </table:table-cell>
        </table:table-row>
        <table:table-row table:style-name="ro1">
          <table:table-cell office:value-type="string" calcext:value-type="string">
            <text:p>width: 80%;</text:p>
          </table:table-cell>
          <table:table-cell office:value-type="string" calcext:value-type="string">
            <text:p>Sản phẩm bị treo đèn vàng và ko có số hotline để hướng dẫn khắc phục</text:p>
          </table:table-cell>
        </table:table-row>
        <table:table-row table:style-name="ro1">
          <table:table-cell office:value-type="string" calcext:value-type="string">
            <text:p>width: 80%;</text:p>
          </table:table-cell>
          <table:table-cell office:value-type="string" calcext:value-type="string">
            <text:p>sản phẩm bên ngoài chắc chắn, vài chi tiết bằng nhựa không biết có bền không, nói chung là với giá này là mua ok</text:p>
          </table:table-cell>
        </table:table-row>
        <table:table-row table:style-name="ro1">
          <table:table-cell office:value-type="string" calcext:value-type="string">
            <text:p>width: 80%;</text:p>
          </table:table-cell>
          <table:table-cell office:value-type="string" calcext:value-type="string">
            <text:p>Sản phẩm bao da điện thoại 2 ngăn tôi đặt qua Tiki không phải da thật nhưng nhìn khá xịn, đóng gói tốt, vận chuyển nhanh. Tuy nhiên sử dụng được vài hôm thì móc treo đã bị hỏng.</text:p>
          </table:table-cell>
        </table:table-row>
        <table:table-row table:style-name="ro1">
          <table:table-cell office:value-type="string" calcext:value-type="string">
            <text:p>width: 80%;</text:p>
          </table:table-cell>
          <table:table-cell office:value-type="string" calcext:value-type="string">
            <text:p>sản phẩm ban đầu thấy ok</text:p>
          </table:table-cell>
        </table:table-row>
        <table:table-row table:style-name="ro1">
          <table:table-cell office:value-type="string" calcext:value-type="string">
            <text:p>width: 80%;</text:p>
          </table:table-cell>
          <table:table-cell office:value-type="string" calcext:value-type="string">
            <text:p>Sản phẩm <text:s/>đạt yêu cầu .giao hàng nhanh</text:p>
          </table:table-cell>
        </table:table-row>
        <table:table-row table:style-name="ro4">
          <table:table-cell office:value-type="string" calcext:value-type="string">
            <text:p>width: 80%;</text:p>
          </table:table-cell>
          <table:table-cell office:value-type="string" calcext:value-type="string">
            <text:p>Sản phẩm  đã dc khui xiu trước khi mình nhận </text:p>
            <text:p>Hiện tại cắm thẻ vô máy tính chưa thấy nhận </text:p>
            <text:p>Chân thẻ vân còn y nguyên </text:p>
            <text:p>Chưa cắm thử máy ảnh nên chưa dõ nguyên nhân</text:p>
          </table:table-cell>
        </table:table-row>
        <table:table-row table:style-name="ro1">
          <table:table-cell office:value-type="string" calcext:value-type="string">
            <text:p>width: 80%;</text:p>
          </table:table-cell>
          <table:table-cell office:value-type="string" calcext:value-type="string">
            <text:p>Sản mới sử dụng (USB) thấy ok. Không biết về sau như thế nào. MBA2019</text:p>
          </table:table-cell>
        </table:table-row>
        <table:table-row table:style-name="ro1">
          <table:table-cell office:value-type="string" calcext:value-type="string">
            <text:p>width: 80%;</text:p>
          </table:table-cell>
          <table:table-cell office:value-type="string" calcext:value-type="string">
            <text:p>sảm phẩm dùng rất tốt, lúc đầu tưởng lỗi khi khởi động bị lệch máy điện thoại. nhưng vào ứng dụng thì chỉnh lại được</text:p>
          </table:table-cell>
        </table:table-row>
        <table:table-row table:style-name="ro2">
          <table:table-cell office:value-type="string" calcext:value-type="string">
            <text:p>width: 80%;</text:p>
          </table:table-cell>
          <table:table-cell office:value-type="string" calcext:value-type="string">
            <text:p>sam</text:p>
            <text:p>sản phẩm chính hãng, giao hàng nhanh. chỉ có duy nhất là ko có adapter đi kèm, ko nói rõ thông số đầu vào, để có thể mua adapter chuẩn. nên bổ sung thêm thông số nguồn vào ra</text:p>
          </table:table-cell>
        </table:table-row>
        <table:table-row table:style-name="ro3">
          <table:table-cell office:value-type="string" calcext:value-type="string">
            <text:p>width: 80%;</text:p>
          </table:table-cell>
          <table:table-cell office:value-type="string" calcext:value-type="string">
            <text:p>Sài tốt cho Sony A6400, </text:p>
            <text:p>Giá tốt, ok.</text:p>
            <text:p>Tiki giao hàng nhanh.</text:p>
          </table:table-cell>
        </table:table-row>
        <table:table-row table:style-name="ro1">
          <table:table-cell office:value-type="string" calcext:value-type="string">
            <text:p>width: 80%;</text:p>
          </table:table-cell>
          <table:table-cell office:value-type="string" calcext:value-type="string">
            <text:p>sài tốt</text:p>
          </table:table-cell>
        </table:table-row>
        <table:table-row table:style-name="ro1">
          <table:table-cell office:value-type="string" calcext:value-type="string">
            <text:p>width: 80%;</text:p>
          </table:table-cell>
          <table:table-cell office:value-type="string" calcext:value-type="string">
            <text:p>Sài tạm ổn, chất lượng hình ảnh sắc nét.</text:p>
          </table:table-cell>
        </table:table-row>
        <table:table-row table:style-name="ro1">
          <table:table-cell office:value-type="string" calcext:value-type="string">
            <text:p>width: 80%;</text:p>
          </table:table-cell>
          <table:table-cell office:value-type="string" calcext:value-type="string">
            <text:p>Sài rất tốt mình mua sp cách đây 1 năm và bây h hoạt động quá tốt đúng là hàng ugreen rất đáng mua</text:p>
          </table:table-cell>
        </table:table-row>
        <table:table-row table:style-name="ro1">
          <table:table-cell office:value-type="string" calcext:value-type="string">
            <text:p>width: 80%;</text:p>
          </table:table-cell>
          <table:table-cell office:value-type="string" calcext:value-type="string">
            <text:p>sài rất ok, đang sài hệ sinh thái smarthome của xiaomi. cơ mà độ phân giải 1080 sao thấy k nét lắm :(</text:p>
          </table:table-cell>
        </table:table-row>
        <table:table-row table:style-name="ro1">
          <table:table-cell office:value-type="string" calcext:value-type="string">
            <text:p>width: 80%;</text:p>
          </table:table-cell>
          <table:table-cell office:value-type="string" calcext:value-type="string">
            <text:p>Sai rat la ok toi hai long</text:p>
          </table:table-cell>
        </table:table-row>
        <table:table-row table:style-name="ro1">
          <table:table-cell office:value-type="string" calcext:value-type="string">
            <text:p>width: 80%;</text:p>
          </table:table-cell>
          <table:table-cell office:value-type="string" calcext:value-type="string">
            <text:p>sài ổn hk còn gi bàn về tiki quá tuyệt..</text:p>
          </table:table-cell>
        </table:table-row>
        <table:table-row table:style-name="ro1">
          <table:table-cell office:value-type="string" calcext:value-type="string">
            <text:p>width: 80%;</text:p>
          </table:table-cell>
          <table:table-cell office:value-type="string" calcext:value-type="string">
            <text:p>Sài ok.nhưng tai nghe tặng bị hư.</text:p>
          </table:table-cell>
        </table:table-row>
        <table:table-row table:style-name="ro1">
          <table:table-cell office:value-type="string" calcext:value-type="string">
            <text:p>width: 80%;</text:p>
          </table:table-cell>
          <table:table-cell office:value-type="string" calcext:value-type="string">
            <text:p>Sài ok trên máy bàn, đôi khi cũng bị ngắt ngang, ko thể yêu cầu cao với giá rẻ dc. Tốt</text:p>
          </table:table-cell>
        </table:table-row>
        <table:table-row table:style-name="ro1">
          <table:table-cell office:value-type="string" calcext:value-type="string">
            <text:p>width: 80%;</text:p>
          </table:table-cell>
          <table:table-cell office:value-type="string" calcext:value-type="string">
            <text:p>sài ok</text:p>
          </table:table-cell>
        </table:table-row>
        <table:table-row table:style-name="ro1">
          <table:table-cell office:value-type="string" calcext:value-type="string">
            <text:p>width: 80%;</text:p>
          </table:table-cell>
          <table:table-cell office:value-type="string" calcext:value-type="string">
            <text:p>sài ok</text:p>
          </table:table-cell>
        </table:table-row>
        <table:table-row table:style-name="ro1">
          <table:table-cell office:value-type="string" calcext:value-type="string">
            <text:p>width: 80%;</text:p>
          </table:table-cell>
          <table:table-cell office:value-type="string" calcext:value-type="string">
            <text:p>Sài ok</text:p>
          </table:table-cell>
        </table:table-row>
        <table:table-row table:style-name="ro1">
          <table:table-cell office:value-type="string" calcext:value-type="string">
            <text:p>width: 80%;</text:p>
          </table:table-cell>
          <table:table-cell office:value-type="string" calcext:value-type="string">
            <text:p>Sài hoi khó chút nhưng nó cũng đc độ cân bằng thì cũng ổn</text:p>
          </table:table-cell>
        </table:table-row>
        <table:table-row table:style-name="ro1">
          <table:table-cell office:value-type="string" calcext:value-type="string">
            <text:p>width: 80%;</text:p>
          </table:table-cell>
          <table:table-cell office:value-type="string" calcext:value-type="string">
            <text:p>Sài hài lòng</text:p>
          </table:table-cell>
        </table:table-row>
        <table:table-row table:style-name="ro3">
          <table:table-cell office:value-type="string" calcext:value-type="string">
            <text:p>width: 80%;</text:p>
          </table:table-cell>
          <table:table-cell office:value-type="string" calcext:value-type="string">
            <text:p>sai duoc nhung kg biet lap sim 4g duoc kg </text:p>
            <text:p/>
            <text:p>shop cji nha</text:p>
          </table:table-cell>
        </table:table-row>
        <table:table-row table:style-name="ro1">
          <table:table-cell office:value-type="string" calcext:value-type="string">
            <text:p>width: 80%;</text:p>
          </table:table-cell>
          <table:table-cell office:value-type="string" calcext:value-type="string">
            <text:p>sài cũng được thích nhất cái remote, còn bộ khung thì hơi yếu, dùng thời gian ngắn sẽ rã. với giá tiền này thì hợp lý cho sản phẩm. mình thích loại có thể giữ dthoai theo chieu dọc</text:p>
          </table:table-cell>
        </table:table-row>
        <table:table-row table:style-name="ro1">
          <table:table-cell office:value-type="string" calcext:value-type="string">
            <text:p>width: 80%;</text:p>
          </table:table-cell>
          <table:table-cell office:value-type="string" calcext:value-type="string">
            <text:p>Sách rất hay đầy đủ các cấu trúc có word family nữa tiếc giấy hơi mỏng phải giữ gìn cẩn thận chứ không là dễ rách ... Về tiki gửi hàng rất nhanh hơn nữa dự kiến của mình nhưng rất tiếc bìa bị rách một xíu tiki đã hỗ trợ <text:s/>đổi trả nhưng vì mình đang ôn thi nên chỗ rách đó mình dán lại và bao cẩn thận lại không sao tuy hơi tiếc nhưng qua lần này mình thấy tiki hỗn trợ rất nhiệt tình . Mình sẽ ủng hộ tiki nhiều hơn</text:p>
          </table:table-cell>
        </table:table-row>
        <table:table-row table:style-name="ro1">
          <table:table-cell office:value-type="string" calcext:value-type="string">
            <text:p>width: 80%;</text:p>
          </table:table-cell>
          <table:table-cell office:value-type="string" calcext:value-type="string">
            <text:p>Sách rất đẹp, giấy tuy nhìn mỏng manh nhưng mình nghĩ nó không dễ rách đâu.Mua còn được tặng kẽm đĩa DVD và code để học trên internet.Sách viết rất dễ hiểu,đầy đủ rất hợp với mấy bạn có ý định theo chuyên ngành tiếng anh như mình. Nói chung là tuyệt vời trừ điểm tiki đóng gói hàng hơi ẩu làm bìa sách của mình bị gãy vì bìa sách khá là mỏng TT_TT với lại mình đặt sách cách đây gần 1 tháng rồi mà cứ bị dời đơn hàng miết vì lỗi vận chuyển với hết hàng tặng kèm.Bù lại mình đặt hàng vào lúc tiki khuyến mãi nên mua với giá có 358k thôi.Hi vọng lần sau tiki đóng gói hàng cẩn thận hơn ^^</text:p>
          </table:table-cell>
        </table:table-row>
        <table:table-row table:style-name="ro1">
          <table:table-cell office:value-type="string" calcext:value-type="string">
            <text:p>width: 80%;</text:p>
          </table:table-cell>
          <table:table-cell office:value-type="string" calcext:value-type="string">
            <text:p>Sách nhận được sớm hơn 4 ngày so với dự kiến. Sách đẹp, mới nhưng chắc do sách hơi to nên khi đặt cùng bookcare thì bìa nhựa làm gấp mép sách còn lại thì ok.</text:p>
          </table:table-cell>
        </table:table-row>
        <table:table-row table:style-name="ro1">
          <table:table-cell office:value-type="string" calcext:value-type="string">
            <text:p>width: 80%;</text:p>
          </table:table-cell>
          <table:table-cell office:value-type="string" calcext:value-type="string">
            <text:p>Sách hơi nhăn nhúm khi nhận hàng</text:p>
          </table:table-cell>
        </table:table-row>
        <table:table-row table:style-name="ro1">
          <table:table-cell office:value-type="string" calcext:value-type="string">
            <text:p>width: 80%;</text:p>
          </table:table-cell>
          <table:table-cell office:value-type="string" calcext:value-type="string">
            <text:p>Sách được viết bởi các chuyên gia trường DH Oxford, nên về nội dung thì không phải bàn cãi; những tiện ích kèm theo cũng rất hữu ích (ispeaker, iwriter,...) , tạo điều kiện cho các bạn muốn tự học tiếng anh được tốt hơn. Sách cũng có đĩa CD giúp các bạn nghe và phát âm dễ dàng hơn. Tuy nhiên, chất lượng giấy không được như mong đợi, khá mỏng, có cảm giác rất dễ rách, nên cần phải cẩn thận và giữ gìn trong quá trình sử dụng. Các bạn muốn tự học tiếng anh trình độ cao thì đây là một công cụ hỗ trợ không tồi.</text:p>
          </table:table-cell>
        </table:table-row>
        <table:table-row table:style-name="ro1">
          <table:table-cell office:value-type="string" calcext:value-type="string">
            <text:p>width: 80%;</text:p>
          </table:table-cell>
          <table:table-cell office:value-type="string" calcext:value-type="string">
            <text:p>Sách chỉ có 1 nhược điểm duy nhất là giấy quá mỏng.</text:p>
          </table:table-cell>
        </table:table-row>
        <table:table-row table:style-name="ro1">
          <table:table-cell office:value-type="string" calcext:value-type="string">
            <text:p>width: 80%;</text:p>
          </table:table-cell>
          <table:table-cell office:value-type="string" calcext:value-type="string">
            <text:p>Sách bị gấp nếp bên trong, giấy bị dính bẩn đen bên ngoài mép sách</text:p>
          </table:table-cell>
        </table:table-row>
        <table:table-row table:style-name="ro2">
          <table:table-cell office:value-type="string" calcext:value-type="string">
            <text:p>width: 80%;</text:p>
          </table:table-cell>
          <table:table-cell office:value-type="string" calcext:value-type="string">
            <text:p>sạc pin nhanh </text:p>
            <text:p>nhưng nam châm ko hích mạnh cho lắm</text:p>
          </table:table-cell>
        </table:table-row>
        <table:table-row table:style-name="ro1">
          <table:table-cell office:value-type="string" calcext:value-type="string">
            <text:p>width: 80%;</text:p>
          </table:table-cell>
          <table:table-cell office:value-type="string" calcext:value-type="string">
            <text:p>Sạc nhiều cổng rât tiện nhưng hơi dày</text:p>
          </table:table-cell>
        </table:table-row>
        <table:table-row table:style-name="ro1">
          <table:table-cell office:value-type="string" calcext:value-type="string">
            <text:p>width: 80%;</text:p>
          </table:table-cell>
          <table:table-cell office:value-type="string" calcext:value-type="string">
            <text:p>sạc nhanh, nhưng dung lượng ít mau hết pin, chỉ đèn báo mức pin nhỏ ko thấy khi đi ngoài trời</text:p>
          </table:table-cell>
        </table:table-row>
        <table:table-row table:style-name="ro1">
          <table:table-cell office:value-type="string" calcext:value-type="string">
            <text:p>width: 80%;</text:p>
          </table:table-cell>
          <table:table-cell office:value-type="string" calcext:value-type="string">
            <text:p>Sạc lâu đầy mà mình chưa hiểu là ipx mà sạc chưa được 2 lần?</text:p>
          </table:table-cell>
        </table:table-row>
        <table:table-row table:style-name="ro1">
          <table:table-cell office:value-type="string" calcext:value-type="string">
            <text:p>width: 80%;</text:p>
          </table:table-cell>
          <table:table-cell office:value-type="string" calcext:value-type="string">
            <text:p>sạc k tắt đèn khi pin đầy, nói chung ổn</text:p>
          </table:table-cell>
        </table:table-row>
        <table:table-row table:style-name="ro1">
          <table:table-cell office:value-type="string" calcext:value-type="string">
            <text:p>width: 80%;</text:p>
          </table:table-cell>
          <table:table-cell office:value-type="string" calcext:value-type="string">
            <text:p>Sạc bị nóng. Cắm vào ip7 plz lúc sau rút ra <text:s/>cầm cục pin ấm <text:s/>còn chân sạc nóng ran. Sạc bằng dây anker lun</text:p>
          </table:table-cell>
        </table:table-row>
        <table:table-row table:style-name="ro1">
          <table:table-cell office:value-type="string" calcext:value-type="string">
            <text:p>width: 80%;</text:p>
          </table:table-cell>
          <table:table-cell office:value-type="string" calcext:value-type="string">
            <text:p>Sạc bé gọn mang trong túi là hết xảy. Mình sạc ip 5s đc 4 lần cả dùng và không dùng trong khi sạc.</text:p>
          </table:table-cell>
        </table:table-row>
        <table:table-row table:style-name="ro1">
          <table:table-cell office:value-type="string" calcext:value-type="string">
            <text:p>width: 80%;</text:p>
          </table:table-cell>
          <table:table-cell office:value-type="string" calcext:value-type="string">
            <text:p>Rõ nét.hài lòng</text:p>
          </table:table-cell>
        </table:table-row>
        <table:table-row table:style-name="ro1">
          <table:table-cell office:value-type="string" calcext:value-type="string">
            <text:p>width: 80%;</text:p>
          </table:table-cell>
          <table:table-cell office:value-type="string" calcext:value-type="string">
            <text:p>rõ nét, quay liên tục, cảnh báo di chuyển. Nhưng quay ngược sáng thì không tốt</text:p>
          </table:table-cell>
        </table:table-row>
        <table:table-row table:style-name="ro1">
          <table:table-cell office:value-type="string" calcext:value-type="string">
            <text:p>width: 80%;</text:p>
          </table:table-cell>
          <table:table-cell office:value-type="string" calcext:value-type="string">
            <text:p>rõ đep nhung goc quay ko rong</text:p>
          </table:table-cell>
        </table:table-row>
        <table:table-row table:style-name="ro1">
          <table:table-cell office:value-type="string" calcext:value-type="string">
            <text:p>width: 80%;</text:p>
          </table:table-cell>
          <table:table-cell office:value-type="string" calcext:value-type="string">
            <text:p>remote ko xài được</text:p>
          </table:table-cell>
        </table:table-row>
        <table:table-row table:style-name="ro1">
          <table:table-cell office:value-type="string" calcext:value-type="string">
            <text:p>width: 80%;</text:p>
          </table:table-cell>
          <table:table-cell office:value-type="string" calcext:value-type="string">
            <text:p>Remote không biết sử dụng như thế nào? Shop vui lòng hướng dẫn ạh? Cảm ơn</text:p>
          </table:table-cell>
        </table:table-row>
        <table:table-row table:style-name="ro1">
          <table:table-cell office:value-type="string" calcext:value-type="string">
            <text:p>width: 80%;</text:p>
          </table:table-cell>
          <table:table-cell office:value-type="string" calcext:value-type="string">
            <text:p>Remote k sử dụng được. Nhưng k sao. Đế cũng khá chắc so với số tiền bỏ ra. Ai có nhu cầu ít thì mua cái này là quá ok</text:p>
          </table:table-cell>
        </table:table-row>
        <table:table-row table:style-name="ro1">
          <table:table-cell office:value-type="string" calcext:value-type="string">
            <text:p>width: 80%;</text:p>
          </table:table-cell>
          <table:table-cell office:value-type="string" calcext:value-type="string">
            <text:p>rẻ hơn mọi chi nhanh khác nhưng thấy hiện tại khá ok</text:p>
          </table:table-cell>
        </table:table-row>
        <table:table-row table:style-name="ro1">
          <table:table-cell office:value-type="string" calcext:value-type="string">
            <text:p>width: 80%;</text:p>
          </table:table-cell>
          <table:table-cell office:value-type="string" calcext:value-type="string">
            <text:p>Rê chuột và các phím xài tốt.Đôi khi bị mất kết nối đối với bluetooth</text:p>
          </table:table-cell>
        </table:table-row>
        <table:table-row table:style-name="ro1">
          <table:table-cell office:value-type="string" calcext:value-type="string">
            <text:p>width: 80%;</text:p>
          </table:table-cell>
          <table:table-cell office:value-type="string" calcext:value-type="string">
            <text:p>râu ria lằng nhằng. có cải thiện về phạm vi phát sóng. đã điều chỉnh lên 100%. nhưng phát trên lầu xuống còn chập chờn. chưa hài lòng về sản phẩm</text:p>
          </table:table-cell>
        </table:table-row>
        <table:table-row table:style-name="ro1">
          <table:table-cell office:value-type="string" calcext:value-type="string">
            <text:p>width: 80%;</text:p>
          </table:table-cell>
          <table:table-cell office:value-type="string" calcext:value-type="string">
            <text:p>rat vui sau khi danh gia san pham va service cua shop..da dc phan hoi va sua loi..se tiep tuc mua hang cua shop ..thanks again..</text:p>
          </table:table-cell>
        </table:table-row>
        <table:table-row table:style-name="ro1">
          <table:table-cell office:value-type="string" calcext:value-type="string">
            <text:p>width: 80%;</text:p>
          </table:table-cell>
          <table:table-cell office:value-type="string" calcext:value-type="string">
            <text:p>rất vừa ý không có lỗi đúng như mô tả giao hàng tốt nhiệt tình ok</text:p>
          </table:table-cell>
        </table:table-row>
        <table:table-row table:style-name="ro1">
          <table:table-cell office:value-type="string" calcext:value-type="string">
            <text:p>width: 80%;</text:p>
          </table:table-cell>
          <table:table-cell office:value-type="string" calcext:value-type="string">
            <text:p>Rất tốt. Rất hài lòng....</text:p>
          </table:table-cell>
        </table:table-row>
        <table:table-row table:style-name="ro1">
          <table:table-cell office:value-type="string" calcext:value-type="string">
            <text:p>width: 80%;</text:p>
          </table:table-cell>
          <table:table-cell office:value-type="string" calcext:value-type="string">
            <text:p>Rất tốt, rất hợp với giá tiền</text:p>
          </table:table-cell>
        </table:table-row>
        <table:table-row table:style-name="ro1">
          <table:table-cell office:value-type="string" calcext:value-type="string">
            <text:p>width: 80%;</text:p>
          </table:table-cell>
          <table:table-cell office:value-type="string" calcext:value-type="string">
            <text:p>Rất tốt và ok có điều hay rớt</text:p>
          </table:table-cell>
        </table:table-row>
        <table:table-row table:style-name="ro1">
          <table:table-cell office:value-type="string" calcext:value-type="string">
            <text:p>width: 80%;</text:p>
          </table:table-cell>
          <table:table-cell office:value-type="string" calcext:value-type="string">
            <text:p>Rat tot toi hai long boi sp nay</text:p>
          </table:table-cell>
        </table:table-row>
        <table:table-row table:style-name="ro1">
          <table:table-cell office:value-type="string" calcext:value-type="string">
            <text:p>width: 80%;</text:p>
          </table:table-cell>
          <table:table-cell office:value-type="string" calcext:value-type="string">
            <text:p>Rất tốt k biết dùng 1 thời gian sẽ ntn</text:p>
          </table:table-cell>
        </table:table-row>
        <table:table-row table:style-name="ro1">
          <table:table-cell office:value-type="string" calcext:value-type="string">
            <text:p>width: 80%;</text:p>
          </table:table-cell>
          <table:table-cell office:value-type="string" calcext:value-type="string">
            <text:p>rất tốt hát chuẩn với âm thanh nghe rất êm</text:p>
          </table:table-cell>
        </table:table-row>
        <table:table-row table:style-name="ro1">
          <table:table-cell office:value-type="string" calcext:value-type="string">
            <text:p>width: 80%;</text:p>
          </table:table-cell>
          <table:table-cell office:value-type="string" calcext:value-type="string">
            <text:p>Rất tốt cài đặt nhanh và xem rất rõ.vai bữa nua thêm 1 cái</text:p>
          </table:table-cell>
        </table:table-row>
        <table:table-row table:style-name="ro1">
          <table:table-cell office:value-type="string" calcext:value-type="string">
            <text:p>width: 80%;</text:p>
          </table:table-cell>
          <table:table-cell office:value-type="string" calcext:value-type="string">
            <text:p>Rất tốt</text:p>
          </table:table-cell>
        </table:table-row>
        <table:table-row table:style-name="ro1">
          <table:table-cell office:value-type="string" calcext:value-type="string">
            <text:p>width: 80%;</text:p>
          </table:table-cell>
          <table:table-cell office:value-type="string" calcext:value-type="string">
            <text:p>rất tốt</text:p>
          </table:table-cell>
        </table:table-row>
        <table:table-row table:style-name="ro1">
          <table:table-cell office:value-type="string" calcext:value-type="string">
            <text:p>width: 80%;</text:p>
          </table:table-cell>
          <table:table-cell office:value-type="string" calcext:value-type="string">
            <text:p>Rất tốt</text:p>
          </table:table-cell>
        </table:table-row>
        <table:table-row table:style-name="ro1">
          <table:table-cell office:value-type="string" calcext:value-type="string">
            <text:p>width: 80%;</text:p>
          </table:table-cell>
          <table:table-cell office:value-type="string" calcext:value-type="string">
            <text:p>rất tiện lợi âm thanh tốt nhé</text:p>
          </table:table-cell>
        </table:table-row>
        <table:table-row table:style-name="ro1">
          <table:table-cell office:value-type="string" calcext:value-type="string">
            <text:p>width: 80%;</text:p>
          </table:table-cell>
          <table:table-cell office:value-type="string" calcext:value-type="string">
            <text:p>Rất Tien <text:s/>vi no quan sát va bao ve ngoi nha va các do dung vật liệu khác khi di vang</text:p>
          </table:table-cell>
        </table:table-row>
        <table:table-row table:style-name="ro2">
          <table:table-cell office:value-type="string" calcext:value-type="string">
            <text:p>width: 80%;</text:p>
          </table:table-cell>
          <table:table-cell office:value-type="string" calcext:value-type="string">
            <text:p>Rất tiếc là chiếc đĩa kèm theo quyển sách bị vỡ.</text:p>
            <text:p>Tôi phát hiện ra điều này sau 48h kể từ khi nhận sách nên không được đổi trả.</text:p>
          </table:table-cell>
        </table:table-row>
        <table:table-row table:style-name="ro1">
          <table:table-cell office:value-type="string" calcext:value-type="string">
            <text:p>width: 80%;</text:p>
          </table:table-cell>
          <table:table-cell office:value-type="string" calcext:value-type="string">
            <text:p>Rất phù hợp với nhu cầu sử dụng cho smarttivi và phù hợp với tầm tiền</text:p>
          </table:table-cell>
        </table:table-row>
        <table:table-row table:style-name="ro1">
          <table:table-cell office:value-type="string" calcext:value-type="string">
            <text:p>width: 80%;</text:p>
          </table:table-cell>
          <table:table-cell office:value-type="string" calcext:value-type="string">
            <text:p>Rất ok.....vvhhhvvccbjjfdhjnnb</text:p>
          </table:table-cell>
        </table:table-row>
        <table:table-row table:style-name="ro1">
          <table:table-cell office:value-type="string" calcext:value-type="string">
            <text:p>width: 80%;</text:p>
          </table:table-cell>
          <table:table-cell office:value-type="string" calcext:value-type="string">
            <text:p>Rất Ok! Hài lòng về sản phẩm và giao hàng đóng gói</text:p>
          </table:table-cell>
        </table:table-row>
        <table:table-row table:style-name="ro1">
          <table:table-cell office:value-type="string" calcext:value-type="string">
            <text:p>width: 80%;</text:p>
          </table:table-cell>
          <table:table-cell office:value-type="string" calcext:value-type="string">
            <text:p>rất ok, ko giống như cái mình mua tháng trước 3 ngày đã hư</text:p>
          </table:table-cell>
        </table:table-row>
        <table:table-row table:style-name="ro1">
          <table:table-cell office:value-type="string" calcext:value-type="string">
            <text:p>width: 80%;</text:p>
          </table:table-cell>
          <table:table-cell office:value-type="string" calcext:value-type="string">
            <text:p>rất ok so với tầm giá. giao hàng nhanh. không biết có bền k nữa</text:p>
          </table:table-cell>
        </table:table-row>
        <table:table-row table:style-name="ro1">
          <table:table-cell office:value-type="string" calcext:value-type="string">
            <text:p>width: 80%;</text:p>
          </table:table-cell>
          <table:table-cell office:value-type="string" calcext:value-type="string">
            <text:p>Rất ok sản phẩm này dùng rất tiện và nhỏ gọn</text:p>
          </table:table-cell>
        </table:table-row>
        <table:table-row table:style-name="ro1">
          <table:table-cell office:value-type="string" calcext:value-type="string">
            <text:p>width: 80%;</text:p>
          </table:table-cell>
          <table:table-cell office:value-type="string" calcext:value-type="string">
            <text:p>rất ok nhưng sảng phẩm bao bi ko giống quảng cáo .</text:p>
          </table:table-cell>
        </table:table-row>
        <table:table-row table:style-name="ro1">
          <table:table-cell office:value-type="string" calcext:value-type="string">
            <text:p>width: 80%;</text:p>
          </table:table-cell>
          <table:table-cell office:value-type="string" calcext:value-type="string">
            <text:p>rất ok nhưng lại hơi thấp</text:p>
          </table:table-cell>
        </table:table-row>
        <table:table-row table:style-name="ro1">
          <table:table-cell office:value-type="string" calcext:value-type="string">
            <text:p>width: 80%;</text:p>
          </table:table-cell>
          <table:table-cell office:value-type="string" calcext:value-type="string">
            <text:p>Rất ok ngoại hình cho đến chất lượng âm thanh <text:s/>tốt. Giao hàng nhanh</text:p>
          </table:table-cell>
        </table:table-row>
        <table:table-row table:style-name="ro1">
          <table:table-cell office:value-type="string" calcext:value-type="string">
            <text:p>width: 80%;</text:p>
          </table:table-cell>
          <table:table-cell office:value-type="string" calcext:value-type="string">
            <text:p>Rat ok</text:p>
          </table:table-cell>
        </table:table-row>
        <table:table-row table:style-name="ro1">
          <table:table-cell office:value-type="string" calcext:value-type="string">
            <text:p>width: 80%;</text:p>
          </table:table-cell>
          <table:table-cell office:value-type="string" calcext:value-type="string">
            <text:p>rất hài lòng...sáng có màu rõ nét.. xoay nhanh ban đêm có màu</text:p>
          </table:table-cell>
        </table:table-row>
        <table:table-row table:style-name="ro2">
          <table:table-cell office:value-type="string" calcext:value-type="string">
            <text:p>width: 80%;</text:p>
          </table:table-cell>
          <table:table-cell office:value-type="string" calcext:value-type="string">
            <text:p>Rất hài lòng. Âm thanh trung thực, cấu kiện phụ chắc chắn, thẩm mỹ.</text:p>
            <text:p>Tuy nhiên nếu có hướng dẫn bằng Tiếng Việt thì hay hơn.</text:p>
          </table:table-cell>
        </table:table-row>
        <table:table-row table:style-name="ro3">
          <table:table-cell office:value-type="string" calcext:value-type="string">
            <text:p>width: 80%;</text:p>
          </table:table-cell>
          <table:table-cell office:value-type="string" calcext:value-type="string">
            <text:p>rất hài lòng với sản phẩm của shop , và tôi đã mua thêm 4 sản phẩm nửa , vừa rẻ và đúng mục đích sử dụng cho căn nhà đáng yêu của mình , </text:p>
            <text:p>cảm ơn tổng đài tiki đã cung cấp mọi sản phẩm tốt của shop đến nguoi tiu dùng ....</text:p>
            <text:p>........................................................................................................................</text:p>
          </table:table-cell>
        </table:table-row>
        <table:table-row table:style-name="ro1">
          <table:table-cell office:value-type="string" calcext:value-type="string">
            <text:p>width: 80%;</text:p>
          </table:table-cell>
          <table:table-cell office:value-type="string" calcext:value-type="string">
            <text:p>rất hài lòng với camera của xaomi. cài đặt nhanh, đễ dàng, camera hoạt động tốt, hình ảnh nét. có chế độ cảnh báo chuyển động rất hay!</text:p>
          </table:table-cell>
        </table:table-row>
        <table:table-row table:style-name="ro1">
          <table:table-cell office:value-type="string" calcext:value-type="string">
            <text:p>width: 80%;</text:p>
          </table:table-cell>
          <table:table-cell office:value-type="string" calcext:value-type="string">
            <text:p>Rất hài lòng loa nhỏ xinh dẹp mắt. Chuẩn hàng chính hãng. Âm thanh nghe tốt. CẢM ƠN TIKI nhiều.</text:p>
          </table:table-cell>
        </table:table-row>
        <table:table-row table:style-name="ro1">
          <table:table-cell office:value-type="string" calcext:value-type="string">
            <text:p>width: 80%;</text:p>
          </table:table-cell>
          <table:table-cell office:value-type="string" calcext:value-type="string">
            <text:p>Rất đúng với mình đặt thank you</text:p>
          </table:table-cell>
        </table:table-row>
        <table:table-row table:style-name="ro1">
          <table:table-cell office:value-type="string" calcext:value-type="string">
            <text:p>width: 80%;</text:p>
          </table:table-cell>
          <table:table-cell office:value-type="string" calcext:value-type="string">
            <text:p>rất dể chơi các bạn ạ, mà nó bằng nhựa nên chi tiết nó hk đọc hoàn thiện 100% được. nó lỏng lẽo cái phần nút bấm, còn cái gài thì chắc chắn r. không xài óp lưng được nha các bạn</text:p>
          </table:table-cell>
        </table:table-row>
        <table:table-row table:style-name="ro1">
          <table:table-cell office:value-type="string" calcext:value-type="string">
            <text:p>width: 80%;</text:p>
          </table:table-cell>
          <table:table-cell office:value-type="string" calcext:value-type="string">
            <text:p>Rất đáng với số tiền. Sản phẩm nhỏ gọn, thích hợp mang theo khi đi du lịch. Bộ pin sạc tặng kèm rất tiện dụng</text:p>
          </table:table-cell>
        </table:table-row>
        <table:table-row table:style-name="ro1">
          <table:table-cell office:value-type="string" calcext:value-type="string">
            <text:p>width: 80%;</text:p>
          </table:table-cell>
          <table:table-cell office:value-type="string" calcext:value-type="string">
            <text:p>Rất chắc chắn. Nhưng tiếc rằng khi mua không để ý, cứ nghĩ sẽ có khung kẹp điện thoại đi kèm nhưng về thì không thấy có. Lại phải tiếp tục order thêm.</text:p>
          </table:table-cell>
        </table:table-row>
        <table:table-row table:style-name="ro3">
          <table:table-cell office:value-type="string" calcext:value-type="string">
            <text:p>width: 80%;</text:p>
          </table:table-cell>
          <table:table-cell office:value-type="string" calcext:value-type="string">
            <text:p>Rất cần thiết cho mình học tiếng anh chuyên sâu</text:p>
            <text:p>giấy khá mỏng </text:p>
            <text:p>tóm lại là rất ok</text:p>
          </table:table-cell>
        </table:table-row>
        <table:table-row table:style-name="ro1">
          <table:table-cell office:value-type="string" calcext:value-type="string">
            <text:p>width: 80%;</text:p>
          </table:table-cell>
          <table:table-cell office:value-type="string" calcext:value-type="string">
            <text:p>RAM tương thích tốt với iMac 2020. Giao hàng chậm.</text:p>
          </table:table-cell>
        </table:table-row>
        <table:table-row table:style-name="ro1">
          <table:table-cell office:value-type="string" calcext:value-type="string">
            <text:p>width: 80%;</text:p>
          </table:table-cell>
          <table:table-cell office:value-type="string" calcext:value-type="string">
            <text:p>ram tốt nhưng gói hàng chưa cẩn thận lắm, cái hộp bên ngoài thì to đùng, hộpnthanh ram nhỏ mà k lót vào, lúc di chuyển va đập dễ hư hỏng</text:p>
          </table:table-cell>
        </table:table-row>
        <table:table-row table:style-name="ro1">
          <table:table-cell office:value-type="string" calcext:value-type="string">
            <text:p>width: 80%;</text:p>
          </table:table-cell>
          <table:table-cell office:value-type="string" calcext:value-type="string">
            <text:p>Ram thường xuyên bị đầy nên phải khởi động lại thường xuyên, nhưng không sao, chất lượng tốt</text:p>
          </table:table-cell>
        </table:table-row>
        <table:table-row table:style-name="ro1">
          <table:table-cell office:value-type="string" calcext:value-type="string">
            <text:p>width: 80%;</text:p>
          </table:table-cell>
          <table:table-cell office:value-type="string" calcext:value-type="string">
            <text:p>Ram ok, chạy dcax trên main bus 2400, cái miếng dán làm mình nhầm lẫn là tản nhiệt nhôm</text:p>
          </table:table-cell>
        </table:table-row>
        <table:table-row table:style-name="ro2">
          <table:table-cell office:value-type="string" calcext:value-type="string">
            <text:p>width: 80%;</text:p>
          </table:table-cell>
          <table:table-cell office:value-type="string" calcext:value-type="string">
            <text:p>RAM mình nhận được là của Samsung và 1 thanh của hãng khác, không phải Kingmax.</text:p>
            <text:p>Tuy vậy chất lượng xài cũng ổn, bus RAM đúng 1600, giá rẻ hơn nên cũng không yêu cầu khắc khe</text:p>
          </table:table-cell>
        </table:table-row>
        <table:table-row table:style-name="ro1">
          <table:table-cell office:value-type="string" calcext:value-type="string">
            <text:p>width: 80%;</text:p>
          </table:table-cell>
          <table:table-cell office:value-type="string" calcext:value-type="string">
            <text:p>Ram chỉ được đóng trong túi, không có hộp đựng ram của hãng</text:p>
          </table:table-cell>
        </table:table-row>
        <table:table-row table:style-name="ro2">
          <table:table-cell office:value-type="string" calcext:value-type="string">
            <text:p>width: 80%;</text:p>
          </table:table-cell>
          <table:table-cell office:value-type="string" calcext:value-type="string">
            <text:p>Quyển từ điển giải thích rõ ràng dễ hiểu đễ nhớ,bao gồm những mục từ trong số 3000 từ vựng phổ biến và những mẫu câu ví dụ dễ hiểu sinh động, phần đĩa cd tặng kèm mình thấy không sử dụng nhiều cho lắm vì nội dung cũng như vậy, phần mục lục sách rất hay vì có nhứng chủ đề ngữ pháp và cách sử dụng từ ngữ, cách viết bài luận cho các kỳ thi quốc tế và từ ngữ theo chủ đề có hình ảnh minh họa...</text:p>
            <text:p>Nhược điểm: giấy mỏng nhưng chất lượng giấy thì tốt (có thể dễ rách)</text:p>
          </table:table-cell>
        </table:table-row>
        <table:table-row table:style-name="ro1">
          <table:table-cell office:value-type="string" calcext:value-type="string">
            <text:p>width: 80%;</text:p>
          </table:table-cell>
          <table:table-cell office:value-type="string" calcext:value-type="string">
            <text:p>Quay video rất tốt ko rung</text:p>
          </table:table-cell>
        </table:table-row>
        <table:table-row table:style-name="ro4">
          <table:table-cell office:value-type="string" calcext:value-type="string">
            <text:p>width: 80%;</text:p>
          </table:table-cell>
          <table:table-cell office:value-type="string" calcext:value-type="string">
            <text:p>quay và nói chuyện qua Cam thì tốt.</text:p>
            <text:p>nhưng cho thẻ nhớ 32 Gb vào không thấy nhận.</text:p>
            <text:p>luôn báo bất thường và có khởi Tạo cũng không được.</text:p>
            <text:p>xin hỏi cách khắc phục ạ.</text:p>
          </table:table-cell>
        </table:table-row>
        <table:table-row table:style-name="ro1">
          <table:table-cell office:value-type="string" calcext:value-type="string">
            <text:p>width: 80%;</text:p>
          </table:table-cell>
          <table:table-cell office:value-type="string" calcext:value-type="string">
            <text:p>Quay nét, đẹp, gọn, tuy nhiên ko hiểu sao xem qua điện thoại bị lác, mở máy tính thì mượt</text:p>
          </table:table-cell>
        </table:table-row>
        <table:table-row table:style-name="ro1">
          <table:table-cell office:value-type="string" calcext:value-type="string">
            <text:p>width: 80%;</text:p>
          </table:table-cell>
          <table:table-cell office:value-type="string" calcext:value-type="string">
            <text:p>quay nét hình ảnh âm thanh ổn</text:p>
          </table:table-cell>
        </table:table-row>
        <table:table-row table:style-name="ro1">
          <table:table-cell office:value-type="string" calcext:value-type="string">
            <text:p>width: 80%;</text:p>
          </table:table-cell>
          <table:table-cell office:value-type="string" calcext:value-type="string">
            <text:p>quạt sử dụng ổn định mát máy</text:p>
          </table:table-cell>
        </table:table-row>
        <table:table-row table:style-name="ro1">
          <table:table-cell office:value-type="string" calcext:value-type="string">
            <text:p>width: 80%;</text:p>
          </table:table-cell>
          <table:table-cell office:value-type="string" calcext:value-type="string">
            <text:p>Quạt hút mạnh, nghe ồ ồ luôn, hút mạnh vậy xài mới ngon, mình cảm nhận được luồng gió nóng trong máy được thổi ra , dùng phần mềm đo nhiệt độ thấy hạ được cỡ 10 độ, rất tốt.</text:p>
          </table:table-cell>
        </table:table-row>
        <table:table-row table:style-name="ro1">
          <table:table-cell office:value-type="string" calcext:value-type="string">
            <text:p>width: 80%;</text:p>
          </table:table-cell>
          <table:table-cell office:value-type="string" calcext:value-type="string">
            <text:p>Quạt hơi yếu; vật liệu bằng nhựa dễ hư hỏng; nên trừ 1 sao</text:p>
          </table:table-cell>
        </table:table-row>
        <table:table-row table:style-name="ro1">
          <table:table-cell office:value-type="string" calcext:value-type="string">
            <text:p>width: 80%;</text:p>
          </table:table-cell>
          <table:table-cell office:value-type="string" calcext:value-type="string">
            <text:p>quạt êm nhưng k thấy tác dụng mấy, mua cho yên tâm thôi????</text:p>
          </table:table-cell>
        </table:table-row>
        <table:table-row table:style-name="ro1">
          <table:table-cell office:value-type="string" calcext:value-type="string">
            <text:p>width: 80%;</text:p>
          </table:table-cell>
          <table:table-cell office:value-type="string" calcext:value-type="string">
            <text:p>Quá tốt trong tầm giá, tuy nhiên khâu đóng gói và vận chuyển chưa tốt, hộp bé mà bẹp dúm dó hết, nếu là hàng khác thì hỏng hết rồi may là tai nghe nên không sao,...</text:p>
          </table:table-cell>
        </table:table-row>
        <table:table-row table:style-name="ro1">
          <table:table-cell office:value-type="string" calcext:value-type="string">
            <text:p>width: 80%;</text:p>
          </table:table-cell>
          <table:table-cell office:value-type="string" calcext:value-type="string">
            <text:p>Quà tặng kèm máy Fujifilm. Đọc ghi bình thường. Độ bền chưa biết</text:p>
          </table:table-cell>
        </table:table-row>
        <table:table-row table:style-name="ro1">
          <table:table-cell office:value-type="string" calcext:value-type="string">
            <text:p>width: 80%;</text:p>
          </table:table-cell>
          <table:table-cell office:value-type="string" calcext:value-type="string">
            <text:p>Quá hài lòng về sản phẩm. Nhưng quá thất vọng về người giao hàng. Như bố đời....</text:p>
          </table:table-cell>
        </table:table-row>
        <table:table-row table:style-name="ro1">
          <table:table-cell office:value-type="string" calcext:value-type="string">
            <text:p>width: 80%;</text:p>
          </table:table-cell>
          <table:table-cell office:value-type="string" calcext:value-type="string">
            <text:p>Playlist chỉ cho tối đa 102 bài, ko hỗ trợ đuôi nghe nhạc lowless tải từ chiasenhac</text:p>
          </table:table-cell>
        </table:table-row>
        <table:table-row table:style-name="ro1">
          <table:table-cell office:value-type="string" calcext:value-type="string">
            <text:p>width: 80%;</text:p>
          </table:table-cell>
          <table:table-cell office:value-type="string" calcext:value-type="string">
            <text:p>pin xài sduocwj mà ko iết tuổi thọ ra sao cgo shop 4 s</text:p>
          </table:table-cell>
        </table:table-row>
        <table:table-row table:style-name="ro1">
          <table:table-cell office:value-type="string" calcext:value-type="string">
            <text:p>width: 80%;</text:p>
          </table:table-cell>
          <table:table-cell office:value-type="string" calcext:value-type="string">
            <text:p>Pin xài rất ổn , nhưng sạc dạng timer nên pin phải hết sạch mới được sạc</text:p>
          </table:table-cell>
        </table:table-row>
        <table:table-row table:style-name="ro1">
          <table:table-cell office:value-type="string" calcext:value-type="string">
            <text:p>width: 80%;</text:p>
          </table:table-cell>
          <table:table-cell office:value-type="string" calcext:value-type="string">
            <text:p>Pin tuột hơi nhanh...loa hơi nhỏ..còn lại ổn...tai nghe giống trong hình</text:p>
          </table:table-cell>
        </table:table-row>
        <table:table-row table:style-name="ro1">
          <table:table-cell office:value-type="string" calcext:value-type="string">
            <text:p>width: 80%;</text:p>
          </table:table-cell>
          <table:table-cell office:value-type="string" calcext:value-type="string">
            <text:p>Pin tốt, sạc nhanh, không nóng, dung lượng pin đúng. Cần tặng kèm túi chống sốc để bảo vệ pin</text:p>
          </table:table-cell>
        </table:table-row>
        <table:table-row table:style-name="ro1">
          <table:table-cell office:value-type="string" calcext:value-type="string">
            <text:p>width: 80%;</text:p>
          </table:table-cell>
          <table:table-cell office:value-type="string" calcext:value-type="string">
            <text:p>pin sử dụng ok còn thời gian mới chứng minh được độ bền</text:p>
          </table:table-cell>
        </table:table-row>
        <table:table-row table:style-name="ro1">
          <table:table-cell office:value-type="string" calcext:value-type="string">
            <text:p>width: 80%;</text:p>
          </table:table-cell>
          <table:table-cell office:value-type="string" calcext:value-type="string">
            <text:p>Pin sạc nhìn hình tưởng nhỏ như cục pin tiểu ai ngờ to hơn gấp mấy lần, pin tròn nên khó cầm tay cùng với điện thoại hơn so với loại pin mỏng hình chữ nhật. Mình mua màu xanh mà dây sạc thì lại màu đen không hiểu tại sao ? Lần đầu tiên mua hiệu Anker vì nghe nói thương hiệu này rất tốt. Thích nhất là sạc đầy tự ngắt đèn báo. Độ bền thì phải sử dụng lâu mới biết vì mình mua chủ yếu để đi du lịch mang theo.</text:p>
          </table:table-cell>
        </table:table-row>
        <table:table-row table:style-name="ro1">
          <table:table-cell office:value-type="string" calcext:value-type="string">
            <text:p>width: 80%;</text:p>
          </table:table-cell>
          <table:table-cell office:value-type="string" calcext:value-type="string">
            <text:p>Pin sạc dự phòng chất lượng tốt, nhỏ gọn, phù hợp mang theo người, không nặng như các loại pin khác trên thị trường</text:p>
          </table:table-cell>
        </table:table-row>
        <table:table-row table:style-name="ro1">
          <table:table-cell office:value-type="string" calcext:value-type="string">
            <text:p>width: 80%;</text:p>
          </table:table-cell>
          <table:table-cell office:value-type="string" calcext:value-type="string">
            <text:p>pin ổn <text:s/>.................</text:p>
          </table:table-cell>
        </table:table-row>
        <table:table-row table:style-name="ro1">
          <table:table-cell office:value-type="string" calcext:value-type="string">
            <text:p>width: 80%;</text:p>
          </table:table-cell>
          <table:table-cell office:value-type="string" calcext:value-type="string">
            <text:p>Pin okela nhưng sạc lâu hơn mình tưởng. Thấy ghi lần sạc đầu tiên là 15 tiếng nhưng mình sạc hơn 24 tiếng đèn mới tắt</text:p>
          </table:table-cell>
        </table:table-row>
        <table:table-row table:style-name="ro1">
          <table:table-cell office:value-type="string" calcext:value-type="string">
            <text:p>width: 80%;</text:p>
          </table:table-cell>
          <table:table-cell office:value-type="string" calcext:value-type="string">
            <text:p>pin ok sac may 4000ah.duoc hon 2 lan ok</text:p>
          </table:table-cell>
        </table:table-row>
        <table:table-row table:style-name="ro1">
          <table:table-cell office:value-type="string" calcext:value-type="string">
            <text:p>width: 80%;</text:p>
          </table:table-cell>
          <table:table-cell office:value-type="string" calcext:value-type="string">
            <text:p>Pin nhìn đẹp, chắc chắn, tuy nhiên dung lượng hơi thấp hơn so với mong đợi và sạc hơi lâu mới đầy, giao hàng đóng gói cẩn thận.</text:p>
          </table:table-cell>
        </table:table-row>
        <table:table-row table:style-name="ro1">
          <table:table-cell office:value-type="string" calcext:value-type="string">
            <text:p>width: 80%;</text:p>
          </table:table-cell>
          <table:table-cell office:value-type="string" calcext:value-type="string">
            <text:p>Pin này tốt và bền lắm, mình dùng vài năm rồi mà vẫn ngon</text:p>
          </table:table-cell>
        </table:table-row>
        <table:table-row table:style-name="ro1">
          <table:table-cell office:value-type="string" calcext:value-type="string">
            <text:p>width: 80%;</text:p>
          </table:table-cell>
          <table:table-cell office:value-type="string" calcext:value-type="string">
            <text:p>pin hơi yếu còn lại ok&lt; chưa có đánh giá gì hơn&gt; có sẽ sửa sau</text:p>
          </table:table-cell>
        </table:table-row>
        <table:table-row table:style-name="ro1">
          <table:table-cell office:value-type="string" calcext:value-type="string">
            <text:p>width: 80%;</text:p>
          </table:table-cell>
          <table:table-cell office:value-type="string" calcext:value-type="string">
            <text:p>Pin hơi to so với mình nghĩ, khối lượng cũng khá đầm tay. Hơi tiếc một tí vì cắm vào S9+ không lên được sạc nhanh. Dù sao cũng thấy khá ổn.</text:p>
          </table:table-cell>
        </table:table-row>
        <table:table-row table:style-name="ro1">
          <table:table-cell office:value-type="string" calcext:value-type="string">
            <text:p>width: 80%;</text:p>
          </table:table-cell>
          <table:table-cell office:value-type="string" calcext:value-type="string">
            <text:p>Pin dùng tốt, dung lượng thấy có vẻ ít nếu sặc một lúc hai cái iphone 7 plus, hài lòng với dòng pin này.</text:p>
          </table:table-cell>
        </table:table-row>
        <table:table-row table:style-name="ro1">
          <table:table-cell office:value-type="string" calcext:value-type="string">
            <text:p>width: 80%;</text:p>
          </table:table-cell>
          <table:table-cell office:value-type="string" calcext:value-type="string">
            <text:p>Pin dùng tạm được,giao hàng nhanh....................</text:p>
          </table:table-cell>
        </table:table-row>
        <table:table-row table:style-name="ro1">
          <table:table-cell office:value-type="string" calcext:value-type="string">
            <text:p>width: 80%;</text:p>
          </table:table-cell>
          <table:table-cell office:value-type="string" calcext:value-type="string">
            <text:p>Pin đúng quảng cáo. Chất lượng. Sử dụng ok</text:p>
          </table:table-cell>
        </table:table-row>
        <table:table-row table:style-name="ro3">
          <table:table-cell office:value-type="string" calcext:value-type="string">
            <text:p>width: 80%;</text:p>
          </table:table-cell>
          <table:table-cell office:value-type="string" calcext:value-type="string">
            <text:p>Pin dung lượng lớn, giá rẻ, sạc ổn định, không quá nóng.</text:p>
            <text:p>Tuy nhiên một điểm trừ là không có chế độ tự ngắt sạc khi điện thoại đầy pin</text:p>
            <text:p>Video: https://youtu.be/ghv3KbPIBMg</text:p>
          </table:table-cell>
        </table:table-row>
        <table:table-row table:style-name="ro1">
          <table:table-cell office:value-type="string" calcext:value-type="string">
            <text:p>width: 80%;</text:p>
          </table:table-cell>
          <table:table-cell office:value-type="string" calcext:value-type="string">
            <text:p>pin cực trâu bò...........................................</text:p>
          </table:table-cell>
        </table:table-row>
        <table:table-row table:style-name="ro1">
          <table:table-cell office:value-type="string" calcext:value-type="string">
            <text:p>width: 80%;</text:p>
          </table:table-cell>
          <table:table-cell office:value-type="string" calcext:value-type="string">
            <text:p>Pin bền. Âm thanh tốt. Giao hàng đóng gói và giấy tờ đầy đủ</text:p>
          </table:table-cell>
        </table:table-row>
        <table:table-row table:style-name="ro1">
          <table:table-cell office:value-type="string" calcext:value-type="string">
            <text:p>width: 80%;</text:p>
          </table:table-cell>
          <table:table-cell office:value-type="string" calcext:value-type="string">
            <text:p>Phù hợp vs giá tiền.👍👍👍👍👍</text:p>
          </table:table-cell>
        </table:table-row>
        <table:table-row table:style-name="ro1">
          <table:table-cell office:value-type="string" calcext:value-type="string">
            <text:p>width: 80%;</text:p>
          </table:table-cell>
          <table:table-cell office:value-type="string" calcext:value-type="string">
            <text:p>phù hợp với tầm giá</text:p>
          </table:table-cell>
        </table:table-row>
        <table:table-row table:style-name="ro1">
          <table:table-cell office:value-type="string" calcext:value-type="string">
            <text:p>width: 80%;</text:p>
          </table:table-cell>
          <table:table-cell office:value-type="string" calcext:value-type="string">
            <text:p>Phù hợp với giá tiền. Dùng khá tốt, kẹp lò xo nên đôi khi cũng hơi bất tiện.</text:p>
          </table:table-cell>
        </table:table-row>
        <table:table-row table:style-name="ro1">
          <table:table-cell office:value-type="string" calcext:value-type="string">
            <text:p>width: 80%;</text:p>
          </table:table-cell>
          <table:table-cell office:value-type="string" calcext:value-type="string">
            <text:p>Phù hợp với giá thành và nhu cầu sử dụng.</text:p>
          </table:table-cell>
        </table:table-row>
        <table:table-row table:style-name="ro1">
          <table:table-cell office:value-type="string" calcext:value-type="string">
            <text:p>width: 80%;</text:p>
          </table:table-cell>
          <table:table-cell office:value-type="string" calcext:value-type="string">
            <text:p>Phù hợp với giá</text:p>
          </table:table-cell>
        </table:table-row>
        <table:table-row table:style-name="ro1">
          <table:table-cell office:value-type="string" calcext:value-type="string">
            <text:p>width: 80%;</text:p>
          </table:table-cell>
          <table:table-cell office:value-type="string" calcext:value-type="string">
            <text:p>phù hợp túi tiền nhưng hay báo ngoại mạng. vừa mua 305k hôm nay khuyến mãi còn 270k.</text:p>
          </table:table-cell>
        </table:table-row>
        <table:table-row table:style-name="ro4">
          <table:table-cell office:value-type="string" calcext:value-type="string">
            <text:p>width: 80%;</text:p>
          </table:table-cell>
          <table:table-cell office:value-type="string" calcext:value-type="string">
            <text:p>Phù hợp mức giá</text:p>
            <text:p>Ổn khi dùng gia đình</text:p>
            <text:p/>
            <text:p>Build tạm ổn</text:p>
          </table:table-cell>
        </table:table-row>
        <table:table-row table:style-name="ro1">
          <table:table-cell office:value-type="string" calcext:value-type="string">
            <text:p>width: 80%;</text:p>
          </table:table-cell>
          <table:table-cell office:value-type="string" calcext:value-type="string">
            <text:p>Phim nay chất lượng rất tuyệt vời, dùng chung với máy ảnh lấy liền thì đẹp khỏi nói. In ra hình ảnh rất tốt, đẹp nữa. Nhưng điểm trừ là giá thành quá đắt, mỗi hộp chỉ có 10 tấm thôi mà 165k thì thấy không đáp ứng đủ nhu cầu người chụp, hy vọng tỏng tương lại sản phẩm này sẽ rẻ hơn.</text:p>
          </table:table-cell>
        </table:table-row>
        <table:table-row table:style-name="ro2">
          <table:table-cell office:value-type="string" calcext:value-type="string">
            <text:p>width: 80%;</text:p>
          </table:table-cell>
          <table:table-cell office:value-type="string" calcext:value-type="string">
            <text:p>Phím êm, đèn màu nhìn bắt mắt, Tiki giao hàng đóng gói cẩn thận, hài lòng.</text:p>
            <text:p> Tuy nhiên sản phẩm có mùi nhựa chưa xử lý tốt nên đánh giá 4 sao</text:p>
          </table:table-cell>
        </table:table-row>
        <table:table-row table:style-name="ro1">
          <table:table-cell office:value-type="string" calcext:value-type="string">
            <text:p>width: 80%;</text:p>
          </table:table-cell>
          <table:table-cell office:value-type="string" calcext:value-type="string">
            <text:p>Phim dành cho các loại máy ảnh chụp hình lấy liền của Fujifilm. Chất lượng phim khá tốt, mực in lên rất mau khô, bên dưới có chừa khoảng trắng để ghi chú lên nên rất tiện lợi, ảnh in ra có thể đem trang trí trông khá là cá tính. Nhược điểm là giá thành khá cao, nếu tính ra thì tới khoảng 16k một tấm ảnh, nên không phù hợp với nhiều người cho lắm. Mình hy vọng sau này giá thành sẽ được cải thiện.</text:p>
          </table:table-cell>
        </table:table-row>
        <table:table-row table:style-name="ro1">
          <table:table-cell office:value-type="string" calcext:value-type="string">
            <text:p>width: 80%;</text:p>
          </table:table-cell>
          <table:table-cell office:value-type="string" calcext:value-type="string">
            <text:p>Phần thì đọc nhận xét của mọi người, phần thì biết rõ từ điển oxford nó như thế nào rồi, vậy là nhân dịp Tiki có hàng lại và giảm còn 380k thì mình đặt mua ngay và luôn. Công nhận là giấy mỏng đúng như mọi người nói, nhưng mà mỏng theo kiểu sang và đẹp lắm chứ không phải mấy giấy mỏng nhan nhản mình thường thấy đâu. Có đĩa CD, code kèm theo nhưng mình chưa mở, chưa dùng nên chưa biết có dùng được không hay như mọi người nói là code bị xài trước rồi nữa!?</text:p>
          </table:table-cell>
        </table:table-row>
        <table:table-row table:style-name="ro1">
          <table:table-cell office:value-type="string" calcext:value-type="string">
            <text:p>width: 80%;</text:p>
          </table:table-cell>
          <table:table-cell office:value-type="string" calcext:value-type="string">
            <text:p>Phần nối với điện thoại và chân đế dễ súc ra?</text:p>
          </table:table-cell>
        </table:table-row>
        <table:table-row table:style-name="ro1">
          <table:table-cell office:value-type="string" calcext:value-type="string">
            <text:p>width: 80%;</text:p>
          </table:table-cell>
          <table:table-cell office:value-type="string" calcext:value-type="string">
            <text:p>Phần nhựa hơi cũ, vài chỗ bị móp và mùi bị hăng. Nhưng nhìn chung thì vẫn oke</text:p>
          </table:table-cell>
        </table:table-row>
        <table:table-row table:style-name="ro1">
          <table:table-cell office:value-type="string" calcext:value-type="string">
            <text:p>width: 80%;</text:p>
          </table:table-cell>
          <table:table-cell office:value-type="string" calcext:value-type="string">
            <text:p>phần nắp đậy thiết kế tạo cảm giác hơi vướng víu khi lắp ổ cứng vào, còn lại khá ổn!</text:p>
          </table:table-cell>
        </table:table-row>
        <table:table-row table:style-name="ro1">
          <table:table-cell office:value-type="string" calcext:value-type="string">
            <text:p>width: 80%;</text:p>
          </table:table-cell>
          <table:table-cell office:value-type="string" calcext:value-type="string">
            <text:p>phần mềm zhiyun lỗi nhiều với androi. chỉ khuyến khích bạn nào xài ios sử dụng</text:p>
          </table:table-cell>
        </table:table-row>
        <table:table-row table:style-name="ro1">
          <table:table-cell office:value-type="string" calcext:value-type="string">
            <text:p>width: 80%;</text:p>
          </table:table-cell>
          <table:table-cell office:value-type="string" calcext:value-type="string">
            <text:p>Phần kẹp điện thoại hình như là hàng cũ vì đã bị rỉ sét</text:p>
          </table:table-cell>
        </table:table-row>
        <table:table-row table:style-name="ro1">
          <table:table-cell office:value-type="string" calcext:value-type="string">
            <text:p>width: 80%;</text:p>
          </table:table-cell>
          <table:table-cell office:value-type="string" calcext:value-type="string">
            <text:p>Phần giá kẹp điện thoại khá dễ bung nếu đt to như oppo</text:p>
          </table:table-cell>
        </table:table-row>
        <table:table-row table:style-name="ro1">
          <table:table-cell office:value-type="string" calcext:value-type="string">
            <text:p>width: 80%;</text:p>
          </table:table-cell>
          <table:table-cell office:value-type="string" calcext:value-type="string">
            <text:p>Phần đỡ điện thoại dính keo khá nham nhở và phần đệm cao su không dày, các chốt nối bằng nhựa nên siết cẩn thận không bể nhựa. Tầm tiền này xài vậy cũng tạm chấp nhận được nên 4 sao là ok</text:p>
          </table:table-cell>
        </table:table-row>
        <table:table-row table:style-name="ro3">
          <table:table-cell office:value-type="string" calcext:value-type="string">
            <text:p>width: 80%;</text:p>
          </table:table-cell>
          <table:table-cell office:value-type="string" calcext:value-type="string">
            <text:p>Phần đầu cổng lightning không có logo của Anker. Nếu đây là hàng lỗi hoặc sản phẩm đã được thay đổi kiểu dáng thì nhà cung cấp phải có lời giải thích đi chứ. Nhưng cáp sạc được và chiều dài vừa đủ.</text:p>
            <text:p>Còn 1 chuyện nữa :)) tại sao lúc t không cần mua thì nó lại sale, khi t cần mua thì nó lại đ sale mà trở về giá cũ. Còn khi t mua rồi thì nó sale giảm dc 100k :) </text:p>
            <text:p>FU :)</text:p>
          </table:table-cell>
        </table:table-row>
        <table:table-row table:style-name="ro2">
          <table:table-cell office:value-type="string" calcext:value-type="string">
            <text:p>width: 80%;</text:p>
          </table:table-cell>
          <table:table-cell office:value-type="string" calcext:value-type="string">
            <text:p>Phải nói trong các loại đế tản nhiệt giá rẻ thì mình thấy em C3 cooler Master này được nhất. Thiết kế chắc chắn tinh gọn và hợp lý, chân vững chãi, không có tình trạng cập kênh khi gõ máy. Tuy nhiên theo mình phần quạt làm chưa tới nên chưa thể cho 5 sao.</text:p>
            <text:p>Đáng mua nhé các bạn.</text:p>
          </table:table-cell>
        </table:table-row>
        <table:table-row table:style-name="ro1">
          <table:table-cell office:value-type="string" calcext:value-type="string">
            <text:p>width: 80%;</text:p>
          </table:table-cell>
          <table:table-cell office:value-type="string" calcext:value-type="string">
            <text:p>phải kết nối bằng dây mạng chứ bằng wifi lâu và mất thời gian lắm. mạng chập chờn</text:p>
          </table:table-cell>
        </table:table-row>
        <table:table-row table:style-name="ro1">
          <table:table-cell office:value-type="string" calcext:value-type="string">
            <text:p>width: 80%;</text:p>
          </table:table-cell>
          <table:table-cell office:value-type="string" calcext:value-type="string">
            <text:p>Phải dùng một thời gian mới biết dk chất lượng sản phẩm</text:p>
          </table:table-cell>
        </table:table-row>
        <table:table-row table:style-name="ro1">
          <table:table-cell office:value-type="string" calcext:value-type="string">
            <text:p>width: 80%;</text:p>
          </table:table-cell>
          <table:table-cell office:value-type="string" calcext:value-type="string">
            <text:p>Perfect !</text:p>
          </table:table-cell>
        </table:table-row>
        <table:table-row table:style-name="ro1">
          <table:table-cell office:value-type="string" calcext:value-type="string">
            <text:p>width: 80%;</text:p>
          </table:table-cell>
          <table:table-cell office:value-type="string" calcext:value-type="string">
            <text:p>oooooooooooKkkkkkkkkkkkkk</text:p>
          </table:table-cell>
        </table:table-row>
        <table:table-row table:style-name="ro1">
          <table:table-cell office:value-type="string" calcext:value-type="string">
            <text:p>width: 80%;</text:p>
          </table:table-cell>
          <table:table-cell office:value-type="string" calcext:value-type="string">
            <text:p>Ông nhòm khung hình bị lệnh.Nhìn rất khó chịu , bên mờ bên không mờ</text:p>
          </table:table-cell>
        </table:table-row>
        <table:table-row table:style-name="ro4">
          <table:table-cell office:value-type="string" calcext:value-type="string">
            <text:p>width: 80%;</text:p>
          </table:table-cell>
          <table:table-cell office:value-type="string" calcext:value-type="string">
            <text:p>Ống kính nhỏ gọn, khẩu độ lớn, chụp chân dung cho hiệu ứng xóa phông tốt, ban đêm khép khẩu phơi sáng cho hiệu ứng ngôi sao rất đẹp. Lens đáng mua cho người mới chơi</text:p>
            <text:p/>
            <text:p>Clip mở hộp của mình cho các bạn tham khảo</text:p>
            <text:p>https://www.youtube.com/watch?v=jJOI4dNkv-Q</text:p>
          </table:table-cell>
        </table:table-row>
        <table:table-row table:style-name="ro1">
          <table:table-cell office:value-type="string" calcext:value-type="string">
            <text:p>width: 80%;</text:p>
          </table:table-cell>
          <table:table-cell office:value-type="string" calcext:value-type="string">
            <text:p>ổn, nhưng khi dùng hồng ngoại hình ko rõ.</text:p>
          </table:table-cell>
        </table:table-row>
        <table:table-row table:style-name="ro1">
          <table:table-cell office:value-type="string" calcext:value-type="string">
            <text:p>width: 80%;</text:p>
          </table:table-cell>
          <table:table-cell office:value-type="string" calcext:value-type="string">
            <text:p>ổn với tầm tiền</text:p>
          </table:table-cell>
        </table:table-row>
        <table:table-row table:style-name="ro1">
          <table:table-cell office:value-type="string" calcext:value-type="string">
            <text:p>width: 80%;</text:p>
          </table:table-cell>
          <table:table-cell office:value-type="string" calcext:value-type="string">
            <text:p>Ổn trong tầm giá, nhanh, hình ảnh chưa được nét lắm nhưng vậy là quá ok rồi</text:p>
          </table:table-cell>
        </table:table-row>
        <table:table-row table:style-name="ro2">
          <table:table-cell office:value-type="string" calcext:value-type="string">
            <text:p>width: 80%;</text:p>
          </table:table-cell>
          <table:table-cell office:value-type="string" calcext:value-type="string">
            <text:p>ổn trong tầm giá, mới tập chụp nên mua để sử dụng</text:p>
            <text:p>..</text:p>
          </table:table-cell>
        </table:table-row>
        <table:table-row table:style-name="ro1">
          <table:table-cell office:value-type="string" calcext:value-type="string">
            <text:p>width: 80%;</text:p>
          </table:table-cell>
          <table:table-cell office:value-type="string" calcext:value-type="string">
            <text:p>ổn trong tầm giá</text:p>
          </table:table-cell>
        </table:table-row>
        <table:table-row table:style-name="ro1">
          <table:table-cell office:value-type="string" calcext:value-type="string">
            <text:p>width: 80%;</text:p>
          </table:table-cell>
          <table:table-cell office:value-type="string" calcext:value-type="string">
            <text:p>Ổn trong tầm giá</text:p>
          </table:table-cell>
        </table:table-row>
        <table:table-row table:style-name="ro1">
          <table:table-cell office:value-type="string" calcext:value-type="string">
            <text:p>width: 80%;</text:p>
          </table:table-cell>
          <table:table-cell office:value-type="string" calcext:value-type="string">
            <text:p>Ổn trog phân khúc</text:p>
          </table:table-cell>
        </table:table-row>
        <table:table-row table:style-name="ro1">
          <table:table-cell office:value-type="string" calcext:value-type="string">
            <text:p>width: 80%;</text:p>
          </table:table-cell>
          <table:table-cell office:value-type="string" calcext:value-type="string">
            <text:p>Ổn so với tầm giá, quạt chạy êm không gây tiếng ồn dễ lau chùi bảo quản...ủn hộ tiki....</text:p>
          </table:table-cell>
        </table:table-row>
        <table:table-row table:style-name="ro1">
          <table:table-cell office:value-type="string" calcext:value-type="string">
            <text:p>width: 80%;</text:p>
          </table:table-cell>
          <table:table-cell office:value-type="string" calcext:value-type="string">
            <text:p>Ổn so với giá nhưng ko có remote kèm theo như mô tả</text:p>
          </table:table-cell>
        </table:table-row>
        <table:table-row table:style-name="ro1">
          <table:table-cell office:value-type="string" calcext:value-type="string">
            <text:p>width: 80%;</text:p>
          </table:table-cell>
          <table:table-cell office:value-type="string" calcext:value-type="string">
            <text:p>ổn định nhưng giá hơi cao</text:p>
          </table:table-cell>
        </table:table-row>
        <table:table-row table:style-name="ro1">
          <table:table-cell office:value-type="string" calcext:value-type="string">
            <text:p>width: 80%;</text:p>
          </table:table-cell>
          <table:table-cell office:value-type="string" calcext:value-type="string">
            <text:p>Ổn định , hy vọng xài bền !</text:p>
          </table:table-cell>
        </table:table-row>
        <table:table-row table:style-name="ro1">
          <table:table-cell office:value-type="string" calcext:value-type="string">
            <text:p>width: 80%;</text:p>
          </table:table-cell>
          <table:table-cell office:value-type="string" calcext:value-type="string">
            <text:p>Ổn định , hài lòng ! Hy vọng bền</text:p>
          </table:table-cell>
        </table:table-row>
        <table:table-row table:style-name="ro1">
          <table:table-cell office:value-type="string" calcext:value-type="string">
            <text:p>width: 80%;</text:p>
          </table:table-cell>
          <table:table-cell office:value-type="string" calcext:value-type="string">
            <text:p>ổn áp với giá tiền 👍</text:p>
          </table:table-cell>
        </table:table-row>
        <table:table-row table:style-name="ro1">
          <table:table-cell office:value-type="string" calcext:value-type="string">
            <text:p>width: 80%;</text:p>
          </table:table-cell>
          <table:table-cell office:value-type="string" calcext:value-type="string">
            <text:p>ổn .hãy vì khách hàng. khách hàng là thượng đế</text:p>
          </table:table-cell>
        </table:table-row>
        <table:table-row table:style-name="ro1">
          <table:table-cell office:value-type="string" calcext:value-type="string">
            <text:p>width: 80%;</text:p>
          </table:table-cell>
          <table:table-cell office:value-type="string" calcext:value-type="string">
            <text:p>ổn</text:p>
          </table:table-cell>
        </table:table-row>
        <table:table-row table:style-name="ro1">
          <table:table-cell office:value-type="string" calcext:value-type="string">
            <text:p>width: 80%;</text:p>
          </table:table-cell>
          <table:table-cell office:value-type="string" calcext:value-type="string">
            <text:p>Ổn</text:p>
          </table:table-cell>
        </table:table-row>
        <table:table-row table:style-name="ro1">
          <table:table-cell office:value-type="string" calcext:value-type="string">
            <text:p>width: 80%;</text:p>
          </table:table-cell>
          <table:table-cell office:value-type="string" calcext:value-type="string">
            <text:p>Ổn</text:p>
          </table:table-cell>
        </table:table-row>
        <table:table-row table:style-name="ro1">
          <table:table-cell office:value-type="string" calcext:value-type="string">
            <text:p>width: 80%;</text:p>
          </table:table-cell>
          <table:table-cell office:value-type="string" calcext:value-type="string">
            <text:p>Ổn</text:p>
          </table:table-cell>
        </table:table-row>
        <table:table-row table:style-name="ro1">
          <table:table-cell office:value-type="string" calcext:value-type="string">
            <text:p>width: 80%;</text:p>
          </table:table-cell>
          <table:table-cell office:value-type="string" calcext:value-type="string">
            <text:p>Ổn</text:p>
          </table:table-cell>
        </table:table-row>
        <table:table-row table:style-name="ro1">
          <table:table-cell office:value-type="string" calcext:value-type="string">
            <text:p>width: 80%;</text:p>
          </table:table-cell>
          <table:table-cell office:value-type="string" calcext:value-type="string">
            <text:p>Ổn</text:p>
          </table:table-cell>
        </table:table-row>
        <table:table-row table:style-name="ro1">
          <table:table-cell office:value-type="string" calcext:value-type="string">
            <text:p>width: 80%;</text:p>
          </table:table-cell>
          <table:table-cell office:value-type="string" calcext:value-type="string">
            <text:p>okokokokokoook hang dc nhe</text:p>
          </table:table-cell>
        </table:table-row>
        <table:table-row table:style-name="ro1">
          <table:table-cell office:value-type="string" calcext:value-type="string">
            <text:p>width: 80%;</text:p>
          </table:table-cell>
          <table:table-cell office:value-type="string" calcext:value-type="string">
            <text:p>Okie</text:p>
          </table:table-cell>
        </table:table-row>
        <table:table-row table:style-name="ro1">
          <table:table-cell office:value-type="string" calcext:value-type="string">
            <text:p>width: 80%;</text:p>
          </table:table-cell>
          <table:table-cell office:value-type="string" calcext:value-type="string">
            <text:p>Oki tôi thấy đáp ứng được như cầu của tôi</text:p>
          </table:table-cell>
        </table:table-row>
        <table:table-row table:style-name="ro1">
          <table:table-cell office:value-type="string" calcext:value-type="string">
            <text:p>width: 80%;</text:p>
          </table:table-cell>
          <table:table-cell office:value-type="string" calcext:value-type="string">
            <text:p>oke, máy chụp kts đc, dành cho b nào mới tập chơi, nhưng đòi hỏi nét cao quá thì có lẽ thêm tiền mua con khác!</text:p>
          </table:table-cell>
        </table:table-row>
        <table:table-row table:style-name="ro1">
          <table:table-cell office:value-type="string" calcext:value-type="string">
            <text:p>width: 80%;</text:p>
          </table:table-cell>
          <table:table-cell office:value-type="string" calcext:value-type="string">
            <text:p>oke hàng đẹp chất lượng rất hài lòng ⭐⭐⭐⭐⭐⭐⭐⭐⭐⭐⭐⭐⭐</text:p>
          </table:table-cell>
        </table:table-row>
        <table:table-row table:style-name="ro1">
          <table:table-cell office:value-type="string" calcext:value-type="string">
            <text:p>width: 80%;</text:p>
          </table:table-cell>
          <table:table-cell office:value-type="string" calcext:value-type="string">
            <text:p>Oke Gía cũng rẻ nữa nha, chụp vui mà mắc quá huhu. Khuyên các bạn nên mua 10 tấm, k dùng hết lại phí :v Còn 20 tấm cho ai chụp nhiều thôi :V Cơ mà xót film phết. Tiki thfi giao hàng nhanh ^^</text:p>
          </table:table-cell>
        </table:table-row>
        <table:table-row table:style-name="ro1">
          <table:table-cell office:value-type="string" calcext:value-type="string">
            <text:p>width: 80%;</text:p>
          </table:table-cell>
          <table:table-cell office:value-type="string" calcext:value-type="string">
            <text:p>Oke đó dây trông cứng cáp mẫu mã đẹp ,cắm vào ổn định</text:p>
          </table:table-cell>
        </table:table-row>
        <table:table-row table:style-name="ro1">
          <table:table-cell office:value-type="string" calcext:value-type="string">
            <text:p>width: 80%;</text:p>
          </table:table-cell>
          <table:table-cell office:value-type="string" calcext:value-type="string">
            <text:p>Oke</text:p>
          </table:table-cell>
        </table:table-row>
        <table:table-row table:style-name="ro1">
          <table:table-cell office:value-type="string" calcext:value-type="string">
            <text:p>width: 80%;</text:p>
          </table:table-cell>
          <table:table-cell office:value-type="string" calcext:value-type="string">
            <text:p>ok.tạm ổn</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 Tốt. Nhưng chưa biết đăng kí dịch vụ ghi đám mây. Với ko biết có ghi bằng thẻ nhớ đc hay ko</text:p>
          </table:table-cell>
        </table:table-row>
        <table:table-row table:style-name="ro1">
          <table:table-cell office:value-type="string" calcext:value-type="string">
            <text:p>width: 80%;</text:p>
          </table:table-cell>
          <table:table-cell office:value-type="string" calcext:value-type="string">
            <text:p>ok. sản phẩm xài tốt</text:p>
          </table:table-cell>
        </table:table-row>
        <table:table-row table:style-name="ro1">
          <table:table-cell office:value-type="string" calcext:value-type="string">
            <text:p>width: 80%;</text:p>
          </table:table-cell>
          <table:table-cell office:value-type="string" calcext:value-type="string">
            <text:p>ok. sản phẩm dùng tốt như quảng cáo</text:p>
          </table:table-cell>
        </table:table-row>
        <table:table-row table:style-name="ro1">
          <table:table-cell office:value-type="string" calcext:value-type="string">
            <text:p>width: 80%;</text:p>
          </table:table-cell>
          <table:table-cell office:value-type="string" calcext:value-type="string">
            <text:p>Ok. Khi mới sử dụng ko. Biết bảo hành được bao lâu</text:p>
          </table:table-cell>
        </table:table-row>
        <table:table-row table:style-name="ro2">
          <table:table-cell office:value-type="string" calcext:value-type="string">
            <text:p>width: 80%;</text:p>
          </table:table-cell>
          <table:table-cell office:value-type="string" calcext:value-type="string">
            <text:p>OK. Gọn, nhẹ nhưng ổn trong tầm giá.</text:p>
            <text:p>Giao hàng đúng hẹn, đóng gói cẩn thận.</text:p>
          </table:table-cell>
        </table:table-row>
        <table:table-row table:style-name="ro1">
          <table:table-cell office:value-type="string" calcext:value-type="string">
            <text:p>width: 80%;</text:p>
          </table:table-cell>
          <table:table-cell office:value-type="string" calcext:value-type="string">
            <text:p>ok. DÙNG THỬ MỚI BIẾT</text:p>
          </table:table-cell>
        </table:table-row>
        <table:table-row table:style-name="ro1">
          <table:table-cell office:value-type="string" calcext:value-type="string">
            <text:p>width: 80%;</text:p>
          </table:table-cell>
          <table:table-cell office:value-type="string" calcext:value-type="string">
            <text:p>Ok. Dùng ổn. Đóng gói ok .</text:p>
          </table:table-cell>
        </table:table-row>
        <table:table-row table:style-name="ro2">
          <table:table-cell office:value-type="string" calcext:value-type="string">
            <text:p>width: 80%;</text:p>
          </table:table-cell>
          <table:table-cell office:value-type="string" calcext:value-type="string">
            <text:p>Ok. Chuột hơi kém</text:p>
            <text:p>Bàn phím dùng tốt, cả các phím media</text:p>
          </table:table-cell>
        </table:table-row>
        <table:table-row table:style-name="ro1">
          <table:table-cell office:value-type="string" calcext:value-type="string">
            <text:p>width: 80%;</text:p>
          </table:table-cell>
          <table:table-cell office:value-type="string" calcext:value-type="string">
            <text:p>Ok. <text:s/>Ok hàng tưởng đối ok.................................</text:p>
          </table:table-cell>
        </table:table-row>
        <table:table-row table:style-name="ro1">
          <table:table-cell office:value-type="string" calcext:value-type="string">
            <text:p>width: 80%;</text:p>
          </table:table-cell>
          <table:table-cell office:value-type="string" calcext:value-type="string">
            <text:p>Ok! Đúng hàng, đóng gói cẩn thận</text:p>
          </table:table-cell>
        </table:table-row>
        <table:table-row table:style-name="ro1">
          <table:table-cell office:value-type="string" calcext:value-type="string">
            <text:p>width: 80%;</text:p>
          </table:table-cell>
          <table:table-cell office:value-type="string" calcext:value-type="string">
            <text:p>OK,tốt so với tầm giá. ok.ok</text:p>
          </table:table-cell>
        </table:table-row>
        <table:table-row table:style-name="ro1">
          <table:table-cell office:value-type="string" calcext:value-type="string">
            <text:p>width: 80%;</text:p>
          </table:table-cell>
          <table:table-cell office:value-type="string" calcext:value-type="string">
            <text:p>ok, tầm giá này thì không đồ hỏi thêm nữa</text:p>
          </table:table-cell>
        </table:table-row>
        <table:table-row table:style-name="ro1">
          <table:table-cell office:value-type="string" calcext:value-type="string">
            <text:p>width: 80%;</text:p>
          </table:table-cell>
          <table:table-cell office:value-type="string" calcext:value-type="string">
            <text:p>Ok, nhìn chung là hài lòng với chất lượng phục vụ của tiki</text:p>
          </table:table-cell>
        </table:table-row>
        <table:table-row table:style-name="ro1">
          <table:table-cell office:value-type="string" calcext:value-type="string">
            <text:p>width: 80%;</text:p>
          </table:table-cell>
          <table:table-cell office:value-type="string" calcext:value-type="string">
            <text:p>OK, đúng giá trị.</text:p>
          </table:table-cell>
        </table:table-row>
        <table:table-row table:style-name="ro1">
          <table:table-cell office:value-type="string" calcext:value-type="string">
            <text:p>width: 80%;</text:p>
          </table:table-cell>
          <table:table-cell office:value-type="string" calcext:value-type="string">
            <text:p>ok trong tầm giá</text:p>
          </table:table-cell>
        </table:table-row>
        <table:table-row table:style-name="ro1">
          <table:table-cell office:value-type="string" calcext:value-type="string">
            <text:p>width: 80%;</text:p>
          </table:table-cell>
          <table:table-cell office:value-type="string" calcext:value-type="string">
            <text:p>Ok tốt. Giao hàng hơi chậm</text:p>
          </table:table-cell>
        </table:table-row>
        <table:table-row table:style-name="ro1">
          <table:table-cell office:value-type="string" calcext:value-type="string">
            <text:p>width: 80%;</text:p>
          </table:table-cell>
          <table:table-cell office:value-type="string" calcext:value-type="string">
            <text:p>Ok Tiki</text:p>
          </table:table-cell>
        </table:table-row>
        <table:table-row table:style-name="ro1">
          <table:table-cell office:value-type="string" calcext:value-type="string">
            <text:p>width: 80%;</text:p>
          </table:table-cell>
          <table:table-cell office:value-type="string" calcext:value-type="string">
            <text:p>ok sp tạm ổn nhưng nếu bị lỗi không biết sẽ được bảo nhành như thế nào</text:p>
          </table:table-cell>
        </table:table-row>
        <table:table-row table:style-name="ro1">
          <table:table-cell office:value-type="string" calcext:value-type="string">
            <text:p>width: 80%;</text:p>
          </table:table-cell>
          <table:table-cell office:value-type="string" calcext:value-type="string">
            <text:p>Ok so với giá tiền tiền nào của nấy</text:p>
          </table:table-cell>
        </table:table-row>
        <table:table-row table:style-name="ro1">
          <table:table-cell office:value-type="string" calcext:value-type="string">
            <text:p>width: 80%;</text:p>
          </table:table-cell>
          <table:table-cell office:value-type="string" calcext:value-type="string">
            <text:p>ok shop rất đẹp và hay ho kkkk</text:p>
          </table:table-cell>
        </table:table-row>
        <table:table-row table:style-name="ro2">
          <table:table-cell office:value-type="string" calcext:value-type="string">
            <text:p>width: 80%;</text:p>
          </table:table-cell>
          <table:table-cell office:value-type="string" calcext:value-type="string">
            <text:p>ok sản phẩm tốt trong tầm giá chống rung ok</text:p>
            <text:p>sản phẩm đóng gói và giao hàng nhanh</text:p>
          </table:table-cell>
        </table:table-row>
        <table:table-row table:style-name="ro1">
          <table:table-cell office:value-type="string" calcext:value-type="string">
            <text:p>width: 80%;</text:p>
          </table:table-cell>
          <table:table-cell office:value-type="string" calcext:value-type="string">
            <text:p>ok ổn trong tầm giá, khá tốt nhạy.................</text:p>
          </table:table-cell>
        </table:table-row>
        <table:table-row table:style-name="ro1">
          <table:table-cell office:value-type="string" calcext:value-type="string">
            <text:p>width: 80%;</text:p>
          </table:table-cell>
          <table:table-cell office:value-type="string" calcext:value-type="string">
            <text:p>OK ổn</text:p>
          </table:table-cell>
        </table:table-row>
        <table:table-row table:style-name="ro1">
          <table:table-cell office:value-type="string" calcext:value-type="string">
            <text:p>width: 80%;</text:p>
          </table:table-cell>
          <table:table-cell office:value-type="string" calcext:value-type="string">
            <text:p>ok nhưng không biết có bền không</text:p>
          </table:table-cell>
        </table:table-row>
        <table:table-row table:style-name="ro1">
          <table:table-cell office:value-type="string" calcext:value-type="string">
            <text:p>width: 80%;</text:p>
          </table:table-cell>
          <table:table-cell office:value-type="string" calcext:value-type="string">
            <text:p>Ok nhưng hơi mờ. Độ mượt có</text:p>
          </table:table-cell>
        </table:table-row>
        <table:table-row table:style-name="ro1">
          <table:table-cell office:value-type="string" calcext:value-type="string">
            <text:p>width: 80%;</text:p>
          </table:table-cell>
          <table:table-cell office:value-type="string" calcext:value-type="string">
            <text:p>Ok ngon theo đúng mô tả, giao hàng hơi bị lâu.</text:p>
          </table:table-cell>
        </table:table-row>
        <table:table-row table:style-name="ro1">
          <table:table-cell office:value-type="string" calcext:value-type="string">
            <text:p>width: 80%;</text:p>
          </table:table-cell>
          <table:table-cell office:value-type="string" calcext:value-type="string">
            <text:p>Ok nghe âm thanh rất hay nha</text:p>
          </table:table-cell>
        </table:table-row>
        <table:table-row table:style-name="ro1">
          <table:table-cell office:value-type="string" calcext:value-type="string">
            <text:p>width: 80%;</text:p>
          </table:table-cell>
          <table:table-cell office:value-type="string" calcext:value-type="string">
            <text:p>ok mới xài à chưa biết xài lâu có bị gì không</text:p>
          </table:table-cell>
        </table:table-row>
        <table:table-row table:style-name="ro1">
          <table:table-cell office:value-type="string" calcext:value-type="string">
            <text:p>width: 80%;</text:p>
          </table:table-cell>
          <table:table-cell office:value-type="string" calcext:value-type="string">
            <text:p>ok loa nghe tạm hát k dc rõ tiếng cho nắm nhiều lúc tự to nhỏ âm thanh micro thu hơi kém mic ko giống các loa kia</text:p>
          </table:table-cell>
        </table:table-row>
        <table:table-row table:style-name="ro1">
          <table:table-cell office:value-type="string" calcext:value-type="string">
            <text:p>width: 80%;</text:p>
          </table:table-cell>
          <table:table-cell office:value-type="string" calcext:value-type="string">
            <text:p>OK happy với giá tiền. Led dưới phím không thay đổi màu được, không xuyên sáng lên chữ trên keycap mà chỉ là led nền thôi. ok</text:p>
          </table:table-cell>
        </table:table-row>
        <table:table-row table:style-name="ro1">
          <table:table-cell office:value-type="string" calcext:value-type="string">
            <text:p>width: 80%;</text:p>
          </table:table-cell>
          <table:table-cell office:value-type="string" calcext:value-type="string">
            <text:p>ok hàng tốt trong tầm giá</text:p>
          </table:table-cell>
        </table:table-row>
        <table:table-row table:style-name="ro1">
          <table:table-cell office:value-type="string" calcext:value-type="string">
            <text:p>width: 80%;</text:p>
          </table:table-cell>
          <table:table-cell office:value-type="string" calcext:value-type="string">
            <text:p>ok hang rat tot cac hay mua dung thu</text:p>
          </table:table-cell>
        </table:table-row>
        <table:table-row table:style-name="ro1">
          <table:table-cell office:value-type="string" calcext:value-type="string">
            <text:p>width: 80%;</text:p>
          </table:table-cell>
          <table:table-cell office:value-type="string" calcext:value-type="string">
            <text:p>ok hài lòng về sản phẩm này nha shop</text:p>
          </table:table-cell>
        </table:table-row>
        <table:table-row table:style-name="ro2">
          <table:table-cell office:value-type="string" calcext:value-type="string">
            <text:p>width: 80%;</text:p>
          </table:table-cell>
          <table:table-cell office:value-type="string" calcext:value-type="string">
            <text:p>ok hai long nha cac ban</text:p>
            <text:p>toi oi</text:p>
          </table:table-cell>
        </table:table-row>
        <table:table-row table:style-name="ro1">
          <table:table-cell office:value-type="string" calcext:value-type="string">
            <text:p>width: 80%;</text:p>
          </table:table-cell>
          <table:table-cell office:value-type="string" calcext:value-type="string">
            <text:p>OK hài lòng</text:p>
          </table:table-cell>
        </table:table-row>
        <table:table-row table:style-name="ro1">
          <table:table-cell office:value-type="string" calcext:value-type="string">
            <text:p>width: 80%;</text:p>
          </table:table-cell>
          <table:table-cell office:value-type="string" calcext:value-type="string">
            <text:p>ok giống hình</text:p>
          </table:table-cell>
        </table:table-row>
        <table:table-row table:style-name="ro1">
          <table:table-cell office:value-type="string" calcext:value-type="string">
            <text:p>width: 80%;</text:p>
          </table:table-cell>
          <table:table-cell office:value-type="string" calcext:value-type="string">
            <text:p>Ok giao hàng nhanh giá cả rẻ nên mình mua một cái rồi thấy Ok nên đặc mua thêm cái nữa</text:p>
          </table:table-cell>
        </table:table-row>
        <table:table-row table:style-name="ro1">
          <table:table-cell office:value-type="string" calcext:value-type="string">
            <text:p>width: 80%;</text:p>
          </table:table-cell>
          <table:table-cell office:value-type="string" calcext:value-type="string">
            <text:p>Ok e thay gia đó mà sai được củng ok rui a giao hang củng nhang</text:p>
          </table:table-cell>
        </table:table-row>
        <table:table-row table:style-name="ro1">
          <table:table-cell office:value-type="string" calcext:value-type="string">
            <text:p>width: 80%;</text:p>
          </table:table-cell>
          <table:table-cell office:value-type="string" calcext:value-type="string">
            <text:p>OK đóng gói kỷ hàng đẹp đủ phụ kiện thank shop nhé</text:p>
          </table:table-cell>
        </table:table-row>
        <table:table-row table:style-name="ro1">
          <table:table-cell office:value-type="string" calcext:value-type="string">
            <text:p>width: 80%;</text:p>
          </table:table-cell>
          <table:table-cell office:value-type="string" calcext:value-type="string">
            <text:p>ok dẹp dìm cái 25kí tự là ok</text:p>
          </table:table-cell>
        </table:table-row>
        <table:table-row table:style-name="ro1">
          <table:table-cell office:value-type="string" calcext:value-type="string">
            <text:p>width: 80%;</text:p>
          </table:table-cell>
          <table:table-cell office:value-type="string" calcext:value-type="string">
            <text:p>ok đạt chất lượng ổn định</text:p>
          </table:table-cell>
        </table:table-row>
        <table:table-row table:style-name="ro1">
          <table:table-cell office:value-type="string" calcext:value-type="string">
            <text:p>width: 80%;</text:p>
          </table:table-cell>
          <table:table-cell office:value-type="string" calcext:value-type="string">
            <text:p>Ok đã mua 2 cái</text:p>
          </table:table-cell>
        </table:table-row>
        <table:table-row table:style-name="ro1">
          <table:table-cell office:value-type="string" calcext:value-type="string">
            <text:p>width: 80%;</text:p>
          </table:table-cell>
          <table:table-cell office:value-type="string" calcext:value-type="string">
            <text:p>Ok chấp nhận được trong tầm giá, hình thức được, chất lượng chờ thời gian</text:p>
          </table:table-cell>
        </table:table-row>
        <table:table-row table:style-name="ro1">
          <table:table-cell office:value-type="string" calcext:value-type="string">
            <text:p>width: 80%;</text:p>
          </table:table-cell>
          <table:table-cell office:value-type="string" calcext:value-type="string">
            <text:p>ok bạn cho hỏi đơn hàng hôm qua mình đặt đã di chưa ,mình muốn đặt thêm</text:p>
          </table:table-cell>
        </table:table-row>
        <table:table-row table:style-name="ro1">
          <table:table-cell office:value-type="string" calcext:value-type="string">
            <text:p>width: 80%;</text:p>
          </table:table-cell>
          <table:table-cell office:value-type="string" calcext:value-type="string">
            <text:p>ok 👍</text:p>
          </table:table-cell>
        </table:table-row>
        <table:table-row table:style-name="ro1">
          <table:table-cell office:value-type="string" calcext:value-type="string">
            <text:p>width: 80%;</text:p>
          </table:table-cell>
          <table:table-cell office:value-type="string" calcext:value-type="string">
            <text:p>Ok , sản phẩm ưng ý trong giâ tiền</text:p>
          </table:table-cell>
        </table:table-row>
        <table:table-row table:style-name="ro12">
          <table:table-cell office:value-type="string" calcext:value-type="string">
            <text:p>width: 80%;</text:p>
          </table:table-cell>
          <table:table-cell office:value-type="string" calcext:value-type="string">
            <text:p>OK</text:p>
            <text:p>Giao hàng nhanh!</text:p>
            <text:p>Đống gói cẩn thận</text:p>
            <text:p/>
            <text:p/>
            <text:p/>
            <text:p/>
            <text:p/>
            <text:p/>
            <text:p/>
            <text:p/>
            <text:p/>
            <text:p/>
            <text:p/>
            <text:p/>
            <text:p/>
            <text:p/>
            <text:p/>
            <text:p>.</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k</text:p>
          </table:table-cell>
        </table:table-row>
        <table:table-row table:style-name="ro1">
          <table:table-cell office:value-type="string" calcext:value-type="string">
            <text:p>width: 80%;</text:p>
          </table:table-cell>
          <table:table-cell office:value-type="string" calcext:value-type="string">
            <text:p>ojk tot...,..........,..,...... ............ .. ...</text:p>
          </table:table-cell>
        </table:table-row>
        <table:table-row table:style-name="ro1">
          <table:table-cell office:value-type="string" calcext:value-type="string">
            <text:p>width: 80%;</text:p>
          </table:table-cell>
          <table:table-cell office:value-type="string" calcext:value-type="string">
            <text:p>ở trên ghi dung lượng 2400 - 3000 mAH. Mua về còn 2200 mAH</text:p>
          </table:table-cell>
        </table:table-row>
        <table:table-row table:style-name="ro1">
          <table:table-cell office:value-type="string" calcext:value-type="string">
            <text:p>width: 80%;</text:p>
          </table:table-cell>
          <table:table-cell office:value-type="string" calcext:value-type="string">
            <text:p>Ổ sử dụng tốt. Giống như hình. Shop nên đóng gói cẩn thận hơn</text:p>
          </table:table-cell>
        </table:table-row>
        <table:table-row table:style-name="ro1">
          <table:table-cell office:value-type="string" calcext:value-type="string">
            <text:p>width: 80%;</text:p>
          </table:table-cell>
          <table:table-cell office:value-type="string" calcext:value-type="string">
            <text:p>Nút reset khó nhìn tìm mất 10 phút muốn lồi mắt 😑😑 , cũng bị lỗi login khi vào bằng laptop , thử cả firefox cốc cốc opera đều vậy <text:s/>loay hoay cả tiếng tới lúc kết nối vào máy bàn thì vào đươc liền 😑😑 . Tốc độ wifi nhanh , 2.4 ghz phải nói khá mạnh khi mà dưới trệt vẫn bắt được wifi trên lầu 2 mặc dù hơi yếu</text:p>
          </table:table-cell>
        </table:table-row>
        <table:table-row table:style-name="ro1">
          <table:table-cell office:value-type="string" calcext:value-type="string">
            <text:p>width: 80%;</text:p>
          </table:table-cell>
          <table:table-cell office:value-type="string" calcext:value-type="string">
            <text:p>nút này k đều chỉnh đươc. yêu cầu shop đỏi lại</text:p>
          </table:table-cell>
        </table:table-row>
        <table:table-row table:style-name="ro1">
          <table:table-cell office:value-type="string" calcext:value-type="string">
            <text:p>width: 80%;</text:p>
          </table:table-cell>
          <table:table-cell office:value-type="string" calcext:value-type="string">
            <text:p>Nút bấm reset camera ko chuẩn, phải tháo ra mới ấn đk. Cam nét ok</text:p>
          </table:table-cell>
        </table:table-row>
        <table:table-row table:style-name="ro1">
          <table:table-cell office:value-type="string" calcext:value-type="string">
            <text:p>width: 80%;</text:p>
          </table:table-cell>
          <table:table-cell office:value-type="string" calcext:value-type="string">
            <text:p>Núm chỉnh khá yếu, mới xoay 2 lần đã gẫy, tổng thể thì khá ok</text:p>
          </table:table-cell>
        </table:table-row>
        <table:table-row table:style-name="ro1">
          <table:table-cell office:value-type="string" calcext:value-type="string">
            <text:p>width: 80%;</text:p>
          </table:table-cell>
          <table:table-cell office:value-type="string" calcext:value-type="string">
            <text:p>nóng lên màu hư thẻ nhớ</text:p>
          </table:table-cell>
        </table:table-row>
        <table:table-row table:style-name="ro1">
          <table:table-cell office:value-type="string" calcext:value-type="string">
            <text:p>width: 80%;</text:p>
          </table:table-cell>
          <table:table-cell office:value-type="string" calcext:value-type="string">
            <text:p>Nói về quyển từ điển này thì chất lượng của nó không cần phải bàn gì thêm. Đối với những người muốn học giỏi tiếng ang thì không nên bỏ qua quyển từ điển này. Mỗi lần tái bản đều bổ sung rất nhiều. Đặc biệt phiên bản mới nhất này đĩa cd có thêm phần ispeak ( đĩa cd là của quyển từ điển nên các bạn không cần phải lăn tăn không biết mua thì có kèm cd không nha) Giấy của nó tuy hơi mỏng nhưng rất đẹp và mịn, sách dày cực, cầm trên tay thích không tả được. Quyển sách này rất đáng để mua</text:p>
          </table:table-cell>
        </table:table-row>
        <table:table-row table:style-name="ro4">
          <table:table-cell office:value-type="string" calcext:value-type="string">
            <text:p>width: 80%;</text:p>
          </table:table-cell>
          <table:table-cell office:value-type="string" calcext:value-type="string">
            <text:p>Nội dung từ điển ai học anh văn cũng biết rồi, đề cử nên mua để học tập, mua trực tuyến tại tiki giá tiết kiệm hơn bên ngoài hay các dịch vụ online khác.</text:p>
            <text:p>Từ điển bìa mềm, khá nhẹ , giấy mỏng --&gt; lật mà xót gì đâu, cứ sợ rách ( có kèm CD để cài máy học )</text:p>
            <text:p>Lúc giao hàng tiki lót khá chặt và vững vàng, không nhăn rách , nhưng từ điển không có bìa kiếng nên bị in nhiền dấu vân tay đen xì ( chắc có lúc đóng gói)</text:p>
            <text:p>--&gt; Sản phẩm tốt nên mua</text:p>
          </table:table-cell>
        </table:table-row>
        <table:table-row table:style-name="ro1">
          <table:table-cell office:value-type="string" calcext:value-type="string">
            <text:p>width: 80%;</text:p>
          </table:table-cell>
          <table:table-cell office:value-type="string" calcext:value-type="string">
            <text:p>Nội dung thì ok miễn bàn rồi nhưng từ điển mình nhận hơi cong ở mép bìa, bị vệt đen như ngón tay ở một vài chỗ, sách không được bọc nilong bảo quản qua mà lại chỉ kẹp cùng hoá đơn để trong hộp to của tiki nên nếu vận chuyển ẩu thì chất lượng sách có thể không như ý muốn</text:p>
          </table:table-cell>
        </table:table-row>
        <table:table-row table:style-name="ro2">
          <table:table-cell office:value-type="string" calcext:value-type="string">
            <text:p>width: 80%;</text:p>
          </table:table-cell>
          <table:table-cell office:value-type="string" calcext:value-type="string">
            <text:p>Nói chung với gia tiền nhu vậy thi san phẩm nhu vay thì Ok rồi </text:p>
            <text:p>Con bền hay khg thi chi có thời gian với chung minh được</text:p>
          </table:table-cell>
        </table:table-row>
        <table:table-row table:style-name="ro2">
          <table:table-cell office:value-type="string" calcext:value-type="string">
            <text:p>width: 80%;</text:p>
          </table:table-cell>
          <table:table-cell office:value-type="string" calcext:value-type="string">
            <text:p>Nói chung thời gian đặt và giao hàng nhanh, 4 ngày. Đồ gói cẩn thận và có đầy đủ thẻ bảo hành và quà tặng đi kèm. Đã mua hàng mấy lần trên tiki nhưng đây là lần đầu tiên viết nhận xét. Lens mới, cầm chắc chắn hoạt động bình thường. Lỗi lầm gì thì thời gian nữa sử dụng mới biết được! </text:p>
            <text:p>From Biên Hòa with love!</text:p>
          </table:table-cell>
        </table:table-row>
        <table:table-row table:style-name="ro1">
          <table:table-cell office:value-type="string" calcext:value-type="string">
            <text:p>width: 80%;</text:p>
          </table:table-cell>
          <table:table-cell office:value-type="string" calcext:value-type="string">
            <text:p>Nói chung thấy cũng khá tốt, <text:s/>tuy nhiên chất lượng màu sắc và độ tương phản không như mong đợi.</text:p>
          </table:table-cell>
        </table:table-row>
        <table:table-row table:style-name="ro1">
          <table:table-cell office:value-type="string" calcext:value-type="string">
            <text:p>width: 80%;</text:p>
          </table:table-cell>
          <table:table-cell office:value-type="string" calcext:value-type="string">
            <text:p>Nói chung là xài được, ko có j đáng chê và phù hợp với giá tiền</text:p>
          </table:table-cell>
        </table:table-row>
        <table:table-row table:style-name="ro1">
          <table:table-cell office:value-type="string" calcext:value-type="string">
            <text:p>width: 80%;</text:p>
          </table:table-cell>
          <table:table-cell office:value-type="string" calcext:value-type="string">
            <text:p>Nói chung là ổn trong tầm giá, đóng gói tiêu chuẩn</text:p>
          </table:table-cell>
        </table:table-row>
        <table:table-row table:style-name="ro1">
          <table:table-cell office:value-type="string" calcext:value-type="string">
            <text:p>width: 80%;</text:p>
          </table:table-cell>
          <table:table-cell office:value-type="string" calcext:value-type="string">
            <text:p>nói chung là hàng ximi sài cũng dc so với hàng canr</text:p>
          </table:table-cell>
        </table:table-row>
        <table:table-row table:style-name="ro1">
          <table:table-cell office:value-type="string" calcext:value-type="string">
            <text:p>width: 80%;</text:p>
          </table:table-cell>
          <table:table-cell office:value-type="string" calcext:value-type="string">
            <text:p>Nói chung là dùng tốt!!!!</text:p>
          </table:table-cell>
        </table:table-row>
        <table:table-row table:style-name="ro1">
          <table:table-cell office:value-type="string" calcext:value-type="string">
            <text:p>width: 80%;</text:p>
          </table:table-cell>
          <table:table-cell office:value-type="string" calcext:value-type="string">
            <text:p>nói chung là đc.nhưng thiếu phụ kiện vít <text:s/>tường và vít đỡ camera.</text:p>
          </table:table-cell>
        </table:table-row>
        <table:table-row table:style-name="ro1">
          <table:table-cell office:value-type="string" calcext:value-type="string">
            <text:p>width: 80%;</text:p>
          </table:table-cell>
          <table:table-cell office:value-type="string" calcext:value-type="string">
            <text:p>nói chung là đầy đủ món theo hình</text:p>
          </table:table-cell>
        </table:table-row>
        <table:table-row table:style-name="ro1">
          <table:table-cell office:value-type="string" calcext:value-type="string">
            <text:p>width: 80%;</text:p>
          </table:table-cell>
          <table:table-cell office:value-type="string" calcext:value-type="string">
            <text:p>Nói chung là đã xài rồi mà thấy cũng tạm ổn. Nhưng các bạn lưu ý là cái giá gắn điện thoại nhỏ, mình gắn IP7 plus ko vừa.</text:p>
          </table:table-cell>
        </table:table-row>
        <table:table-row table:style-name="ro1">
          <table:table-cell office:value-type="string" calcext:value-type="string">
            <text:p>width: 80%;</text:p>
          </table:table-cell>
          <table:table-cell office:value-type="string" calcext:value-type="string">
            <text:p>Nói chung là cũng chưa test kỹ, nhưng mà về căn bản thì thấy xuất xứ Nhật Bản, nguyên Seal, còn tem Niêm phong, bên trong túi đựng xịn xò, hình ảnh f2.8 xoá phong khá tốt với cự ly 50mm</text:p>
          </table:table-cell>
        </table:table-row>
        <table:table-row table:style-name="ro1">
          <table:table-cell office:value-type="string" calcext:value-type="string">
            <text:p>width: 80%;</text:p>
          </table:table-cell>
          <table:table-cell office:value-type="string" calcext:value-type="string">
            <text:p>Nói chung khá ổn, nhận hàng nguyên Seal, tuy nhiên Tiki chặn quà tặng. Trong phiếu Chào mừng Fujifilm Việt Nam cam kết tặng thẻ nhớ 16GB SanDisk và túi nhưng chỉ nhận được túi. Nếu quà tặng do Tiki chủ động tặng thì có thể điều chỉnh, còn của hãng thì nên cung cấp đủ cho Khách hàng.</text:p>
          </table:table-cell>
        </table:table-row>
        <table:table-row table:style-name="ro1">
          <table:table-cell office:value-type="string" calcext:value-type="string">
            <text:p>width: 80%;</text:p>
          </table:table-cell>
          <table:table-cell office:value-type="string" calcext:value-type="string">
            <text:p>Nói chung hài lòng trong tầm giá, Tiki đóng gói cẩn thận, hàng nhỏ nhưng đóng hộp rất to.OK</text:p>
          </table:table-cell>
        </table:table-row>
        <table:table-row table:style-name="ro1">
          <table:table-cell office:value-type="string" calcext:value-type="string">
            <text:p>width: 80%;</text:p>
          </table:table-cell>
          <table:table-cell office:value-type="string" calcext:value-type="string">
            <text:p>Nói chung cũng được, hàng giá rẻ Zay là OK rồi.zzzzzzzzzz</text:p>
          </table:table-cell>
        </table:table-row>
        <table:table-row table:style-name="ro1">
          <table:table-cell office:value-type="string" calcext:value-type="string">
            <text:p>width: 80%;</text:p>
          </table:table-cell>
          <table:table-cell office:value-type="string" calcext:value-type="string">
            <text:p>nó rất tốt nhưng ko hích dính cho lắm và cũng không có củ sạc</text:p>
          </table:table-cell>
        </table:table-row>
        <table:table-row table:style-name="ro1">
          <table:table-cell office:value-type="string" calcext:value-type="string">
            <text:p>width: 80%;</text:p>
          </table:table-cell>
          <table:table-cell office:value-type="string" calcext:value-type="string">
            <text:p>Nó chỉ cho ra độ phân giải 720p chứ không có độ phân giải 1080p hay còn gọi là full HD như quảng cáo</text:p>
          </table:table-cell>
        </table:table-row>
        <table:table-row table:style-name="ro1">
          <table:table-cell office:value-type="string" calcext:value-type="string">
            <text:p>width: 80%;</text:p>
          </table:table-cell>
          <table:table-cell office:value-type="string" calcext:value-type="string">
            <text:p>nhưng vành khuy đóng mở vài lần đã có dấu hiệu bị đứt</text:p>
          </table:table-cell>
        </table:table-row>
        <table:table-row table:style-name="ro1">
          <table:table-cell office:value-type="string" calcext:value-type="string">
            <text:p>width: 80%;</text:p>
          </table:table-cell>
          <table:table-cell office:value-type="string" calcext:value-type="string">
            <text:p>Nhưng không thấy phiếu bảo hành đau vậy giao hàng nhanh hơn dự định</text:p>
          </table:table-cell>
        </table:table-row>
        <table:table-row table:style-name="ro1">
          <table:table-cell office:value-type="string" calcext:value-type="string">
            <text:p>width: 80%;</text:p>
          </table:table-cell>
          <table:table-cell office:value-type="string" calcext:value-type="string">
            <text:p>nhưng có thấy bao lì xì gì đâu. hơi buồn một chút!!!!!</text:p>
          </table:table-cell>
        </table:table-row>
        <table:table-row table:style-name="ro1">
          <table:table-cell office:value-type="string" calcext:value-type="string">
            <text:p>width: 80%;</text:p>
          </table:table-cell>
          <table:table-cell office:value-type="string" calcext:value-type="string">
            <text:p>Nhưng cái nay nhin đươc khá gần thoi .va cho em hỏi em mua hang trên tiki nhiều có được tăng gì Không</text:p>
          </table:table-cell>
        </table:table-row>
        <table:table-row table:style-name="ro3">
          <table:table-cell office:value-type="string" calcext:value-type="string">
            <text:p>width: 80%;</text:p>
          </table:table-cell>
          <table:table-cell office:value-type="string" calcext:value-type="string">
            <text:p>nhựa mềm, nên phần gắn với ipad hơi lỏng lẻo,</text:p>
            <text:p>chấp nhận dc.</text:p>
            <text:p>uehdheje7fk</text:p>
          </table:table-cell>
        </table:table-row>
        <table:table-row table:style-name="ro1">
          <table:table-cell office:value-type="string" calcext:value-type="string">
            <text:p>width: 80%;</text:p>
          </table:table-cell>
          <table:table-cell office:value-type="string" calcext:value-type="string">
            <text:p>Nhựa cũng mềm. Có điều gắn Ipad air 2 vào thấy hơi lỏng, dễ sút ra. Mình cứ tưởng là đế cứng gắn chắc vào ipad.</text:p>
          </table:table-cell>
        </table:table-row>
        <table:table-row table:style-name="ro1">
          <table:table-cell office:value-type="string" calcext:value-type="string">
            <text:p>width: 80%;</text:p>
          </table:table-cell>
          <table:table-cell office:value-type="string" calcext:value-type="string">
            <text:p>Như trên tiêu đề, ngoài ra thì hàng được đóng gói khá cẩn thận. Có thể chêm thêm vài miếng xốp để hàng ko bị xê dịch trong hộp.</text:p>
          </table:table-cell>
        </table:table-row>
        <table:table-row table:style-name="ro1">
          <table:table-cell office:value-type="string" calcext:value-type="string">
            <text:p>width: 80%;</text:p>
          </table:table-cell>
          <table:table-cell office:value-type="string" calcext:value-type="string">
            <text:p>như tiêu đề, đây là 1 len chân dung tốt, giá rất rẻ so với những gì nó đem lại. Nhưng tiêu cự 50mm là 1 tiêu cự khá xa, ko tiện dụng cho người chụp</text:p>
          </table:table-cell>
        </table:table-row>
        <table:table-row table:style-name="ro1">
          <table:table-cell office:value-type="string" calcext:value-type="string">
            <text:p>width: 80%;</text:p>
          </table:table-cell>
          <table:table-cell office:value-type="string" calcext:value-type="string">
            <text:p>Như mô tả, sử dụng tốt, hài lòng.</text:p>
          </table:table-cell>
        </table:table-row>
        <table:table-row table:style-name="ro1">
          <table:table-cell office:value-type="string" calcext:value-type="string">
            <text:p>width: 80%;</text:p>
          </table:table-cell>
          <table:table-cell office:value-type="string" calcext:value-type="string">
            <text:p>Như hình, mỏng hơn cái trước đây mình từng dùng.</text:p>
          </table:table-cell>
        </table:table-row>
        <table:table-row table:style-name="ro1">
          <table:table-cell office:value-type="string" calcext:value-type="string">
            <text:p>width: 80%;</text:p>
          </table:table-cell>
          <table:table-cell office:value-type="string" calcext:value-type="string">
            <text:p>Như hình ảnh, giao hàng nhanh,</text:p>
          </table:table-cell>
        </table:table-row>
        <table:table-row table:style-name="ro1">
          <table:table-cell office:value-type="string" calcext:value-type="string">
            <text:p>width: 80%;</text:p>
          </table:table-cell>
          <table:table-cell office:value-type="string" calcext:value-type="string">
            <text:p>Nhu cầu sử dụng tại nhà ổn, rõ nét. Âm thanh 2 chiều cũng rõ. Hiện tại đang sử dụng trên 2 điện thoại. Dây nguồn dài, chưa có thẻ nhớ nhé mn</text:p>
          </table:table-cell>
        </table:table-row>
        <table:table-row table:style-name="ro13">
          <table:table-cell office:value-type="string" calcext:value-type="string">
            <text:p>width: 80%;</text:p>
          </table:table-cell>
          <table:table-cell office:value-type="string" calcext:value-type="string">
            <text:p>Nhu cầu của mình mua em này về là để dạy học Tiếng Anh trực tuyến.</text:p>
            <text:p/>
            <text:p>Ưu điểm:</text:p>
            <text:p/>
            <text:p>- Loa tốt (chưa biết độ bền như thế nào, mới dùng được vài ngày)</text:p>
            <text:p/>
            <text:p>- Mic tốt (nhu cầu đàm thoại thì thoải mái, lọc ồn tốt, thích hợp học Tiếng Anh)</text:p>
            <text:p/>
            <text:p>- Nhỏ gọn khá phù hợp với các bạn nữ. </text:p>
            <text:p/>
            <text:p>- Khá ôm tai khi đeo.</text:p>
            <text:p/>
            <text:p>Nhược điểm:</text:p>
            <text:p/>
            <text:p>- Vì thiết kế theo kiểu lớp nỉ ôm tai nên đeo tầm 30p là thực sự ngứa và nóng. Đặc biệt với những bạn mồ hôi dầu.</text:p>
            <text:p/>
            <text:p>- Thiết kế khá lỏng lẻo (với tầm tiền này thì cũng không mong đợi gì hơn)</text:p>
          </table:table-cell>
        </table:table-row>
        <table:table-row table:style-name="ro1">
          <table:table-cell office:value-type="string" calcext:value-type="string">
            <text:p>width: 80%;</text:p>
          </table:table-cell>
          <table:table-cell office:value-type="string" calcext:value-type="string">
            <text:p>Nhỏ nhưng âm thanh rất chất lượng nhé nghe 1 mình vừa đủ</text:p>
          </table:table-cell>
        </table:table-row>
        <table:table-row table:style-name="ro1">
          <table:table-cell office:value-type="string" calcext:value-type="string">
            <text:p>width: 80%;</text:p>
          </table:table-cell>
          <table:table-cell office:value-type="string" calcext:value-type="string">
            <text:p>Nhỏ hơn trong hình nhiều............................</text:p>
          </table:table-cell>
        </table:table-row>
        <table:table-row table:style-name="ro1">
          <table:table-cell office:value-type="string" calcext:value-type="string">
            <text:p>width: 80%;</text:p>
          </table:table-cell>
          <table:table-cell office:value-type="string" calcext:value-type="string">
            <text:p>nhỏ gọn, tiện lợi, thời trang... ngoài việc làm mát lap, còn dùng như kệ để lap vừa tầm nhìn, giảm hại mắt đáng kể</text:p>
          </table:table-cell>
        </table:table-row>
        <table:table-row table:style-name="ro1">
          <table:table-cell office:value-type="string" calcext:value-type="string">
            <text:p>width: 80%;</text:p>
          </table:table-cell>
          <table:table-cell office:value-type="string" calcext:value-type="string">
            <text:p>nhỏ gọn, những chưa được chắc chắn khi mở hết cỡ chân, và nâng cao</text:p>
          </table:table-cell>
        </table:table-row>
        <table:table-row table:style-name="ro1">
          <table:table-cell office:value-type="string" calcext:value-type="string">
            <text:p>width: 80%;</text:p>
          </table:table-cell>
          <table:table-cell office:value-type="string" calcext:value-type="string">
            <text:p>Nhỏ gọn, kèm theo túi vải tiện lợi, hợp với phụ nữ. Mỗi tội mới mua giá 350k thì giảm giá còn chưa đầy 300k :((</text:p>
          </table:table-cell>
        </table:table-row>
        <table:table-row table:style-name="ro1">
          <table:table-cell office:value-type="string" calcext:value-type="string">
            <text:p>width: 80%;</text:p>
          </table:table-cell>
          <table:table-cell office:value-type="string" calcext:value-type="string">
            <text:p>nhỏ gọn tiện, remote dùng tốt, nhạy, chân hơi lỏng lẻo, nhưng dùng ok, giá quá rẻ</text:p>
          </table:table-cell>
        </table:table-row>
        <table:table-row table:style-name="ro1">
          <table:table-cell office:value-type="string" calcext:value-type="string">
            <text:p>width: 80%;</text:p>
          </table:table-cell>
          <table:table-cell office:value-type="string" calcext:value-type="string">
            <text:p>nhỏ gọn mà nghe cũng rất hay</text:p>
          </table:table-cell>
        </table:table-row>
        <table:table-row table:style-name="ro1">
          <table:table-cell office:value-type="string" calcext:value-type="string">
            <text:p>width: 80%;</text:p>
          </table:table-cell>
          <table:table-cell office:value-type="string" calcext:value-type="string">
            <text:p>Nhỏ gọn dễ sử dụng</text:p>
          </table:table-cell>
        </table:table-row>
        <table:table-row table:style-name="ro1">
          <table:table-cell office:value-type="string" calcext:value-type="string">
            <text:p>width: 80%;</text:p>
          </table:table-cell>
          <table:table-cell office:value-type="string" calcext:value-type="string">
            <text:p>Nhìn vào sản phẩm thấy không giống hình, đặc biệt là phía sau ổ cứng chỉ có 1 cái tem với một miếng giấy dán, test bằng phần mềm thì OK, nhưng thấy hàng có vẻ không chuẩn, sử dụng thời gian xem thế nào, giao hàng nhanh nên cho 4 sao.</text:p>
          </table:table-cell>
        </table:table-row>
        <table:table-row table:style-name="ro1">
          <table:table-cell office:value-type="string" calcext:value-type="string">
            <text:p>width: 80%;</text:p>
          </table:table-cell>
          <table:table-cell office:value-type="string" calcext:value-type="string">
            <text:p>Nhìn thanh RAM kiểu đời cũ rồi. Lần đầu gửi hàng lỗi, đổi lại thanh mới và dùng OK.</text:p>
          </table:table-cell>
        </table:table-row>
        <table:table-row table:style-name="ro1">
          <table:table-cell office:value-type="string" calcext:value-type="string">
            <text:p>width: 80%;</text:p>
          </table:table-cell>
          <table:table-cell office:value-type="string" calcext:value-type="string">
            <text:p>nhìn rất đẹp, nhỏ gọn, cầm rất chắc tay, đi chơi không lo về chuyện dt hết pin giữa chừng, mang theo ko sợ vướng viu, nhiều màu sắc lựa chọn, khá hài lòng về sản phẩm anker</text:p>
          </table:table-cell>
        </table:table-row>
        <table:table-row table:style-name="ro1">
          <table:table-cell office:value-type="string" calcext:value-type="string">
            <text:p>width: 80%;</text:p>
          </table:table-cell>
          <table:table-cell office:value-type="string" calcext:value-type="string">
            <text:p>nhìn khá tốt nhưng gập kg tắt được màn hình</text:p>
          </table:table-cell>
        </table:table-row>
        <table:table-row table:style-name="ro1">
          <table:table-cell office:value-type="string" calcext:value-type="string">
            <text:p>width: 80%;</text:p>
          </table:table-cell>
          <table:table-cell office:value-type="string" calcext:value-type="string">
            <text:p>Nhìn đẹp nhưng chưa sư dụng nên chưa đoán đc spham có ok hay không giao hàng nhanh</text:p>
          </table:table-cell>
        </table:table-row>
        <table:table-row table:style-name="ro1">
          <table:table-cell office:value-type="string" calcext:value-type="string">
            <text:p>width: 80%;</text:p>
          </table:table-cell>
          <table:table-cell office:value-type="string" calcext:value-type="string">
            <text:p>nhìn cũng ok......để sài thử xem ntn................</text:p>
          </table:table-cell>
        </table:table-row>
        <table:table-row table:style-name="ro1">
          <table:table-cell office:value-type="string" calcext:value-type="string">
            <text:p>width: 80%;</text:p>
          </table:table-cell>
          <table:table-cell office:value-type="string" calcext:value-type="string">
            <text:p>Nhìn có vẻ rất ổn, phải 6 tháng mới có thể đánh giá chất lượng chính xác hơn.</text:p>
          </table:table-cell>
        </table:table-row>
        <table:table-row table:style-name="ro1">
          <table:table-cell office:value-type="string" calcext:value-type="string">
            <text:p>width: 80%;</text:p>
          </table:table-cell>
          <table:table-cell office:value-type="string" calcext:value-type="string">
            <text:p>Nhìn chung thấy rất ok , hàng chính hàng , hộp gói hơi không cứng cáp lằm, đề nghi gói chắc hơn</text:p>
          </table:table-cell>
        </table:table-row>
        <table:table-row table:style-name="ro2">
          <table:table-cell office:value-type="string" calcext:value-type="string">
            <text:p>width: 80%;</text:p>
          </table:table-cell>
          <table:table-cell office:value-type="string" calcext:value-type="string">
            <text:p>Nhìn chung sp tốt. </text:p>
            <text:p>Nhưng chức năng "Two way audio" Đàm thooại 2 chiều  sao ồn quá , tạp âm nhiều không nghe nói rõ. Tiki hay bạn nào biết  điều chỉnh hướng  dẫn  dùm.</text:p>
          </table:table-cell>
        </table:table-row>
        <table:table-row table:style-name="ro1">
          <table:table-cell office:value-type="string" calcext:value-type="string">
            <text:p>width: 80%;</text:p>
          </table:table-cell>
          <table:table-cell office:value-type="string" calcext:value-type="string">
            <text:p>Nhìn chung sau khi sử dụng thì mình thấy sản phẩm khá tốt, tuy rằng hình ảnh chỉ đạt mức độ hd là 720p chứ k đến đc full hd như trong miêu tả, nhưng nói chung là chấp nhận được. sản phẩm khá đẹp, đóng gói cẩn thận, chỉ có điều hướng dẫn setup chỉ toàn tiếng trung, và khi sử dụng phấn mềm sẽ phải đặt location tại trung quốc mới có thể sử dụng được.</text:p>
          </table:table-cell>
        </table:table-row>
        <table:table-row table:style-name="ro1">
          <table:table-cell office:value-type="string" calcext:value-type="string">
            <text:p>width: 80%;</text:p>
          </table:table-cell>
          <table:table-cell office:value-type="string" calcext:value-type="string">
            <text:p>nhìn chung sản phẩm tốt phù hợp giá tiền nhưng. nhưng độ bền có vẻ không được cao đang còn ọp ẹp. với sản phẩm này là dùng cho pc nhé. các bạn dùng lap thì không đc đâu vì đâu tai nghe , đầu mic , đầu đèn tách biệt.</text:p>
          </table:table-cell>
        </table:table-row>
        <table:table-row table:style-name="ro1">
          <table:table-cell office:value-type="string" calcext:value-type="string">
            <text:p>width: 80%;</text:p>
          </table:table-cell>
          <table:table-cell office:value-type="string" calcext:value-type="string">
            <text:p>Nhìn chung ổn nhưng chỉ có tiếng Trung nên hơi bất tiện</text:p>
          </table:table-cell>
        </table:table-row>
        <table:table-row table:style-name="ro1">
          <table:table-cell office:value-type="string" calcext:value-type="string">
            <text:p>width: 80%;</text:p>
          </table:table-cell>
          <table:table-cell office:value-type="string" calcext:value-type="string">
            <text:p>Nhìn chung là tạm ổn. Do sản phẩm quá rẻ. Trẻ nên chất lượng ứng ở tầm mức trung bình</text:p>
          </table:table-cell>
        </table:table-row>
        <table:table-row table:style-name="ro1">
          <table:table-cell office:value-type="string" calcext:value-type="string">
            <text:p>width: 80%;</text:p>
          </table:table-cell>
          <table:table-cell office:value-type="string" calcext:value-type="string">
            <text:p>Nhìn chung là đỡ lẫn tạp âm, mình nghĩ phù hợp với giá tiền</text:p>
          </table:table-cell>
        </table:table-row>
        <table:table-row table:style-name="ro1">
          <table:table-cell office:value-type="string" calcext:value-type="string">
            <text:p>width: 80%;</text:p>
          </table:table-cell>
          <table:table-cell office:value-type="string" calcext:value-type="string">
            <text:p>Nhìn bên ngoài sản phẩm sắc sảo. Sản phẩm nhiều chức năng. Hình ảnh tương đối. Cảnh báo đèn , còi <text:s/>nhỏ ko ấn tượng.</text:p>
          </table:table-cell>
        </table:table-row>
        <table:table-row table:style-name="ro1">
          <table:table-cell office:value-type="string" calcext:value-type="string">
            <text:p>width: 80%;</text:p>
          </table:table-cell>
          <table:table-cell office:value-type="string" calcext:value-type="string">
            <text:p>Nhìn bề ngoài khá oke nhưng chưa dùng thử nên chưa biết tốt hay không</text:p>
          </table:table-cell>
        </table:table-row>
        <table:table-row table:style-name="ro1">
          <table:table-cell office:value-type="string" calcext:value-type="string">
            <text:p>width: 80%;</text:p>
          </table:table-cell>
          <table:table-cell office:value-type="string" calcext:value-type="string">
            <text:p>Nhiều chi tiết được làm bằng nhựa để giảm giá thành &amp; trọng lượng. Độ hoàn thiện khá tốt nhưng vì bằng nhựa nên dùng cảm giác nếu chịu tải nặng sẽ không chắc lắm và sẽ không bền. Nói chung là giá khá phù hợp với chất lượng. Phù hợp cho người dùng gia đình, không dùng với tần suất nhiều &amp; tải trọng camera quá lớn.</text:p>
          </table:table-cell>
        </table:table-row>
        <table:table-row table:style-name="ro1">
          <table:table-cell office:value-type="string" calcext:value-type="string">
            <text:p>width: 80%;</text:p>
          </table:table-cell>
          <table:table-cell office:value-type="string" calcext:value-type="string">
            <text:p>Nhiệt độ và độ ẩm chỉ thị không chính xác lắm. Nhưng nói chung có hạ độ ẩm. OK với tầm giá!</text:p>
          </table:table-cell>
        </table:table-row>
        <table:table-row table:style-name="ro1">
          <table:table-cell office:value-type="string" calcext:value-type="string">
            <text:p>width: 80%;</text:p>
          </table:table-cell>
          <table:table-cell office:value-type="string" calcext:value-type="string">
            <text:p>nhận xét về sản phần này với giá rẻ sử dụng tốt mọi thứ rất ok tôi không biết các bạn nhận hàng thế nào nhưng tôi thấy rất rẻ sử dụng tốt không có vấn đề gì về lỗi cả cảm ơn về sản phẩm.</text:p>
          </table:table-cell>
        </table:table-row>
        <table:table-row table:style-name="ro14">
          <table:table-cell office:value-type="string" calcext:value-type="string">
            <text:p>width: 80%;</text:p>
          </table:table-cell>
          <table:table-cell office:value-type="string" calcext:value-type="string">
            <text:p>Nhận xét đầu tiên là hàng chính hãng đàng hoàng nên các bạn khỏi lo nhé. Cái túi xách nhiều bạn chê, mình thấy tuy không được tốt bằng túi Canon nhưng không đến nỗi tệ nếu là hàng khuyến mãi, có lớp chống sốc, đeo khá thời trang.</text:p>
            <text:p>Ưu điểm:</text:p>
            <text:p>-Lấy nét siêu tốc</text:p>
            <text:p>-Nhiều tính năng hay như Wifi, cài thêm app, hơ tay gần cảm biến để chụp remote.</text:p>
            <text:p>-Bắt nét đối tượng đang di chuyển tốt, hơn rất nhiều so với Canon 750D.</text:p>
            <text:p>-Ống ngắm điện tử cho ảnh ngắm trực quan, cái này Optical View Finder trên DSLR không làm được</text:p>
            <text:p>-Len kit cho ảnh tốt, độ sâu màu tốt, ảnh có nét rất riêng của Sony.</text:p>
            <text:p>Nhược điểm:</text:p>
            <text:p>-Ống ngắm điện tử EVF có thể một số người không thích vì nó không min như OVF trên DSLR, cái này mỗi người mỗi ý.</text:p>
            <text:p>-Pin không bằng DSLR được, chụp liên tục tầm 1 buổi sáng là hết pin, tầm 400 shot và 20 phút video chất lượng cao nhất, đã bật chế độ máy bay.</text:p>
            <text:p>- "Nhược điểm" lớn nhất, thực ra không phải là do máy, mà là Sony hiện có khá ít len E-mount giá dưới 6 triệu. Ví dụ 50mm 1.8 OSS E-mount giá tầm 5 triệu, trong khi 50mm 1.8 của Canon giá tầm hơn 2 triệu. Mình là người chơi không chuyên, không có nhiều tiền nên phải cân nhắc.</text:p>
            <text:p>-Lens kit 16-50 chụp thiếu sáng thì cũng noise bình thường, hãng nào cũng vậy. Dù sao thì mình thấy kit của Sony vẫn cho ảnh sắc nét và có boked đẹp hơn kit 18-55 trên Canon 700d.</text:p>
            <text:p>- Cảm giác máy build khá mỏng manh.</text:p>
            <text:p>-Máy nhẹ quá đôi khi dễ bị rung tay, không đằm như DSLR. Mình chụp 0,4s phơi sáng dễ bị nhòe.</text:p>
            <text:p/>
            <text:p>Nếu mua máy về để chụp lâu dài với len kit (du lịch, xem như máy compact hoặc chụp chơi thông thường) thì a6000 không có đối thủ kể cả DSLR của các hãng khác trong tầm giá 13 triệu. Lens có thể từ từ mua hoặc bạn có nhiều tiền thì không cần quan tâm.</text:p>
          </table:table-cell>
        </table:table-row>
        <table:table-row table:style-name="ro1">
          <table:table-cell office:value-type="string" calcext:value-type="string">
            <text:p>width: 80%;</text:p>
          </table:table-cell>
          <table:table-cell office:value-type="string" calcext:value-type="string">
            <text:p>nhân viên giao hàng rất nhiệt tình, tai nghe mghe rất êm tai đóng gói cũng ok</text:p>
          </table:table-cell>
        </table:table-row>
        <table:table-row table:style-name="ro1">
          <table:table-cell office:value-type="string" calcext:value-type="string">
            <text:p>width: 80%;</text:p>
          </table:table-cell>
          <table:table-cell office:value-type="string" calcext:value-type="string">
            <text:p>Nhân viên giao hàng nhiệt tình, hỗ trợ để mình kiễm tra sản phẩm. Loa sử dụng tốt, giá rẻ hơn bên ngoài nhiều tuy nhiên nếu để mic gần loa thì phát ra tiếng hú, pin lâu, khá hài lòng</text:p>
          </table:table-cell>
        </table:table-row>
        <table:table-row table:style-name="ro6">
          <table:table-cell office:value-type="string" calcext:value-type="string">
            <text:p>width: 80%;</text:p>
          </table:table-cell>
          <table:table-cell office:value-type="string" calcext:value-type="string">
            <text:p>Nhân viên giao hàng cực nhanh, chưa đến 1 tiếng là nhận được cuộc gọi giao hàng. rất thích TIKI về khoản này. </text:p>
            <text:p>Sản phẩm được đóng gói cẩn thận và chu đáo. </text:p>
            <text:p>- Bàn phím gõ êm, bất tiện là không có đèn hiển thị NumLock hay CapLock,... </text:p>
            <text:p>- Chuột thì cuộn chuột giữa có êm nhưng hơi rít và cứng, khi lăn cảm thấy không thoải mái lắm.</text:p>
            <text:p>Nhìn chung sản phẩm ổn trong tầm giá! Đáng để mua và trải nghiệm, do là chuột không dây nên tiện cho việc di chuyển, không dây nhợ lằng nhẳng.</text:p>
          </table:table-cell>
        </table:table-row>
        <table:table-row table:style-name="ro1">
          <table:table-cell office:value-type="string" calcext:value-type="string">
            <text:p>width: 80%;</text:p>
          </table:table-cell>
          <table:table-cell office:value-type="string" calcext:value-type="string">
            <text:p>Nhân viên CSKH và nhân viên kỹ thuật nói chuyện rất lịch sự. Rất hài lòng về vấn đề này. Chỉ có điều khi sản phẩm bị sự cố, điện thoại tổng đài báo là sẽ có bộ phận kỹ thuật điện thoại tư vấn nhưng phải mất 1 buổi mới được nhân viên kỹ thuật điện thoại. Chắc có lẽ tại số lượng đông <text:s/>nên phải đợi nhưng mong Tiki giải quyết gấp đối với những khách hàng có yêu cầu khẩn cấp. Chỉ có vấn đề nhỏ đó thôi, ngoài ra là tuyệt vời.</text:p>
          </table:table-cell>
        </table:table-row>
        <table:table-row table:style-name="ro1">
          <table:table-cell office:value-type="string" calcext:value-type="string">
            <text:p>width: 80%;</text:p>
          </table:table-cell>
          <table:table-cell office:value-type="string" calcext:value-type="string">
            <text:p>Nhận máy và quà cùng lúc, gói cẩn thận. Túi xách hơi tốt nhưng quà tặng nên vậy cũng đc. 4.5 sao</text:p>
          </table:table-cell>
        </table:table-row>
        <table:table-row table:style-name="ro1">
          <table:table-cell office:value-type="string" calcext:value-type="string">
            <text:p>width: 80%;</text:p>
          </table:table-cell>
          <table:table-cell office:value-type="string" calcext:value-type="string">
            <text:p>nhận hàng về thấy không thấy củ sạc là không vui rồi shop ơi. được cái giao hàng nhanh</text:p>
          </table:table-cell>
        </table:table-row>
        <table:table-row table:style-name="ro3">
          <table:table-cell office:value-type="string" calcext:value-type="string">
            <text:p>width: 80%;</text:p>
          </table:table-cell>
          <table:table-cell office:value-type="string" calcext:value-type="string">
            <text:p>nhận hàng ok,</text:p>
            <text:p>sao mình ko thấy chỗ gắn thẻ nhớ ở đâu. </text:p>
            <text:p>có bạn nào biết ,chỉ giúp mình với</text:p>
          </table:table-cell>
        </table:table-row>
        <table:table-row table:style-name="ro1">
          <table:table-cell office:value-type="string" calcext:value-type="string">
            <text:p>width: 80%;</text:p>
          </table:table-cell>
          <table:table-cell office:value-type="string" calcext:value-type="string">
            <text:p>Nhận hàng nhanh, sản phẩm đúng mặt hàng chọn. Kiểm tra điện áp tốt</text:p>
          </table:table-cell>
        </table:table-row>
        <table:table-row table:style-name="ro1">
          <table:table-cell office:value-type="string" calcext:value-type="string">
            <text:p>width: 80%;</text:p>
          </table:table-cell>
          <table:table-cell office:value-type="string" calcext:value-type="string">
            <text:p>nhận hàng nhanh ok bin thi giống hình ko biết bền ko dể xài thữ</text:p>
          </table:table-cell>
        </table:table-row>
        <table:table-row table:style-name="ro1">
          <table:table-cell office:value-type="string" calcext:value-type="string">
            <text:p>width: 80%;</text:p>
          </table:table-cell>
          <table:table-cell office:value-type="string" calcext:value-type="string">
            <text:p>nhận hàng nhanh hơn dự kiến, đang test thiết bị.</text:p>
          </table:table-cell>
        </table:table-row>
        <table:table-row table:style-name="ro1">
          <table:table-cell office:value-type="string" calcext:value-type="string">
            <text:p>width: 80%;</text:p>
          </table:table-cell>
          <table:table-cell office:value-type="string" calcext:value-type="string">
            <text:p>Nhận hàng nhanh . Camera mẩu mả đẹp , dể cài dể sử dụng</text:p>
          </table:table-cell>
        </table:table-row>
        <table:table-row table:style-name="ro1">
          <table:table-cell office:value-type="string" calcext:value-type="string">
            <text:p>width: 80%;</text:p>
          </table:table-cell>
          <table:table-cell office:value-type="string" calcext:value-type="string">
            <text:p>nhận hàng là một cái túi zip nhỏ đựng tai nghe, tôi không biết được hàng này có chính hãng hay ko nữa, cần thông tin và bao bì chính xác hơn từ người bán</text:p>
          </table:table-cell>
        </table:table-row>
        <table:table-row table:style-name="ro2">
          <table:table-cell office:value-type="string" calcext:value-type="string">
            <text:p>width: 80%;</text:p>
          </table:table-cell>
          <table:table-cell office:value-type="string" calcext:value-type="string">
            <text:p>nhận hàng hôm 03-08-2020 nhưng phiếu bảo hành để xuất kho 20-12-2019. Vậy thờ hạn tính bảo hành như thế nào ? trôi hơn 7 tháng  rồi.Tiki có thể giải quyết vấn đề này không?</text:p>
            <text:p>Hành nhận nhỏ xinh, dễ thương. Chất lượng để thời gian sử dụng mới biết.</text:p>
          </table:table-cell>
        </table:table-row>
        <table:table-row table:style-name="ro1">
          <table:table-cell office:value-type="string" calcext:value-type="string">
            <text:p>width: 80%;</text:p>
          </table:table-cell>
          <table:table-cell office:value-type="string" calcext:value-type="string">
            <text:p>nhận hàng được như <text:s/>ý muốn nhưng ko hiểu sao lại chân đỡ míc <text:s/>vậy</text:p>
          </table:table-cell>
        </table:table-row>
        <table:table-row table:style-name="ro1">
          <table:table-cell office:value-type="string" calcext:value-type="string">
            <text:p>width: 80%;</text:p>
          </table:table-cell>
          <table:table-cell office:value-type="string" calcext:value-type="string">
            <text:p>Nhận hàng đầy đủ, đóng gói ok</text:p>
          </table:table-cell>
        </table:table-row>
        <table:table-row table:style-name="ro1">
          <table:table-cell office:value-type="string" calcext:value-type="string">
            <text:p>width: 80%;</text:p>
          </table:table-cell>
          <table:table-cell office:value-type="string" calcext:value-type="string">
            <text:p>nhận hàng đầy đủ đồ, nhưng sao mình ghi âm thì ok! nhưng quay video trên đt thì ko thu.. xin hỗ trợ! thanks</text:p>
          </table:table-cell>
        </table:table-row>
        <table:table-row table:style-name="ro1">
          <table:table-cell office:value-type="string" calcext:value-type="string">
            <text:p>width: 80%;</text:p>
          </table:table-cell>
          <table:table-cell office:value-type="string" calcext:value-type="string">
            <text:p>Nhận được sản phâm hôm nay, tầm 3 4 ngày đặt, sản phẩm tốt kết nối với wifi cho tốc độ cao, nhưng không hiểu trên hình thì đèn kết nối là màu xanh còn sản phẩm mình nhận lại là màu vàng, đôi hình cho mọi người xem.</text:p>
          </table:table-cell>
        </table:table-row>
        <table:table-row table:style-name="ro1">
          <table:table-cell office:value-type="string" calcext:value-type="string">
            <text:p>width: 80%;</text:p>
          </table:table-cell>
          <table:table-cell office:value-type="string" calcext:value-type="string">
            <text:p>Nhận được hàng! Còn chất lượng để đánh giá sau vậy!</text:p>
          </table:table-cell>
        </table:table-row>
        <table:table-row table:style-name="ro3">
          <table:table-cell office:value-type="string" calcext:value-type="string">
            <text:p>width: 80%;</text:p>
          </table:table-cell>
          <table:table-cell office:value-type="string" calcext:value-type="string">
            <text:p>Nhận được hàng sớm hơn dự kiến trên web. Hàng giao nhanh chóng. Được đóng gói kĩ càng để tránh rơi vỡ . </text:p>
            <text:p>Sản phẩm thì chất lượng, hàng tốt đúng như mô tả sản phẩm. </text:p>
            <text:p>Luôn tin tưởng việc đặt hàng trên tiki</text:p>
          </table:table-cell>
        </table:table-row>
        <table:table-row table:style-name="ro1">
          <table:table-cell office:value-type="string" calcext:value-type="string">
            <text:p>width: 80%;</text:p>
          </table:table-cell>
          <table:table-cell office:value-type="string" calcext:value-type="string">
            <text:p>Nhận được hàng đóng gói cẩn thận, có tem chính hãng của digiworld. Mình xài e cam này cũng đc 3 ngày rồi ko thấy có vấn đề gì, hình ảnh rõ, có cảm biến chuyển động, quan sát trong đêm rõ, cài đặt qua app thì dễ dàng. Nhưng mà loa nghe hơi rè, mạng thì kết nối wifi nên ko được nhanh lắm, nhiều lúc bật lên phải chờ kết nối khoảng 5-10s gì đó (tuỳ lúc). Phải mua thêm cục sạc 5V-2A thì mới chạy được, chứ cắm thẳng vào ổ điện thì <text:s/>không nên.</text:p>
          </table:table-cell>
        </table:table-row>
        <table:table-row table:style-name="ro1">
          <table:table-cell office:value-type="string" calcext:value-type="string">
            <text:p>width: 80%;</text:p>
          </table:table-cell>
          <table:table-cell office:value-type="string" calcext:value-type="string">
            <text:p>Nhận dc hàng và hài lòng về sản phẩm này..............</text:p>
          </table:table-cell>
        </table:table-row>
        <table:table-row table:style-name="ro2">
          <table:table-cell office:value-type="string" calcext:value-type="string">
            <text:p>width: 80%;</text:p>
          </table:table-cell>
          <table:table-cell office:value-type="string" calcext:value-type="string">
            <text:p>Nhận đc hàng thì đã bị mở ra, cục sạc màu đỏ mà sao dây lại đen, hỏi ai để đc giải thích vấn đề bị mở này?</text:p>
            <text:p>Tiki trả lời giúp.</text:p>
          </table:table-cell>
        </table:table-row>
        <table:table-row table:style-name="ro1">
          <table:table-cell office:value-type="string" calcext:value-type="string">
            <text:p>width: 80%;</text:p>
          </table:table-cell>
          <table:table-cell office:value-type="string" calcext:value-type="string">
            <text:p>Nhận đầy đủ combo. Nhưng phần chân hơi yếu. Nhìn chung là sản phẩm cũng ok với mức giá này</text:p>
          </table:table-cell>
        </table:table-row>
        <table:table-row table:style-name="ro5">
          <table:table-cell office:value-type="string" calcext:value-type="string">
            <text:p>width: 80%;</text:p>
          </table:table-cell>
          <table:table-cell office:value-type="string" calcext:value-type="string">
            <text:p>Nhà tôi có nhiều vật cản: màn vải, tường và cửa kính nên quyết định mua dòng này để cải thiện tầm kết nối, tốc độ và sự ổn định của mạng không dây. Thiết bị có ba ăng-ten 9dbi, hoạt động công suất cao với chức năng xuyên tường.</text:p>
            <text:p/>
            <text:p>Thiết kế của sản phẩm bắt mắt (nhìn như đồ công nghệ của siêu nhân), chắc chắn với các roen đỡ hỗ trợ và có kích thước khá to sau khi lắp đặt hoàn chỉnh. Còn độ bền và hiệu quả tản nhiệt thì phải xài thêm một thời gian mới đánh giá được.</text:p>
            <text:p/>
            <text:p>Tuy nhiên, hãng để mặc định tầm phủ sóng 75% nên lúc cài đặt, tôi phải chỉnh lên 100% thì phạm vi làm việc mới tốt nhất. Ngoài ra, điểm cộng chính là trình quản lý thiết bị cho phép: thiết lập thông số OpenVPN, quản lý băng thông Qos, tắt đèn LED tín hiệu và đặt thời gian tự khởi động lại.</text:p>
            <text:p/>
            <text:p>Sóng tốt, ping ổn định và cải thiện tốc độ Wi-Fi từ 30 Mbps lên 47 Mbps cho nên khi tôi stream &amp; live không còn bị tình trạng giật lag, mất kết nối giữa chừng.</text:p>
          </table:table-cell>
        </table:table-row>
        <table:table-row table:style-name="ro3">
          <table:table-cell office:value-type="string" calcext:value-type="string">
            <text:p>width: 80%;</text:p>
          </table:table-cell>
          <table:table-cell office:value-type="string" calcext:value-type="string">
            <text:p>Nhà cung cấp: Công ty TNHH LPS VINA</text:p>
            <text:p>- Giao  hàng nhanh, đóng gói hàng cẩn thận.</text:p>
            <text:p>- Sản phẩm đúng mô tả.</text:p>
          </table:table-cell>
        </table:table-row>
        <table:table-row table:style-name="ro1">
          <table:table-cell office:value-type="string" calcext:value-type="string">
            <text:p>width: 80%;</text:p>
          </table:table-cell>
          <table:table-cell office:value-type="string" calcext:value-type="string">
            <text:p>Nhà bán hàng giao hàng nhanh. nhưng ko có hóa đơn bán hàng kèm theo sp, tôi muốn xuấtt hóa đơn GTGT thì liên hệ thế nào</text:p>
          </table:table-cell>
        </table:table-row>
        <table:table-row table:style-name="ro1">
          <table:table-cell office:value-type="string" calcext:value-type="string">
            <text:p>width: 80%;</text:p>
          </table:table-cell>
          <table:table-cell office:value-type="string" calcext:value-type="string">
            <text:p>Nguồn nặng chịch, chạy êm ru, có bóc ra dán tem cẩn thận, giao hàng nhanh, mọi người nên suy xét thà bỏ thêm chút tiền mua nguồn tốt , còn hơn là mua nguồn rẻ,</text:p>
          </table:table-cell>
        </table:table-row>
        <table:table-row table:style-name="ro1">
          <table:table-cell office:value-type="string" calcext:value-type="string">
            <text:p>width: 80%;</text:p>
          </table:table-cell>
          <table:table-cell office:value-type="string" calcext:value-type="string">
            <text:p>ngon nghẻ</text:p>
          </table:table-cell>
        </table:table-row>
        <table:table-row table:style-name="ro1">
          <table:table-cell office:value-type="string" calcext:value-type="string">
            <text:p>width: 80%;</text:p>
          </table:table-cell>
          <table:table-cell office:value-type="string" calcext:value-type="string">
            <text:p>ngon , nhưng giao hàng hơi lâu.</text:p>
          </table:table-cell>
        </table:table-row>
        <table:table-row table:style-name="ro2">
          <table:table-cell office:value-type="string" calcext:value-type="string">
            <text:p>width: 80%;</text:p>
          </table:table-cell>
          <table:table-cell office:value-type="string" calcext:value-type="string">
            <text:p>Ngồi êm thiết kế đẹp nhưng ngồi chút thì bị rớt miếng nhựa</text:p>
            <text:p>Coi như cái ghế bị thiếu miếng đấy ko cách nào gắn lại chắc chắn được</text:p>
          </table:table-cell>
        </table:table-row>
        <table:table-row table:style-name="ro1">
          <table:table-cell office:value-type="string" calcext:value-type="string">
            <text:p>width: 80%;</text:p>
          </table:table-cell>
          <table:table-cell office:value-type="string" calcext:value-type="string">
            <text:p>ngoài việc thời gian giao hàng mất 1 tuần thì còn lại đều tốt</text:p>
          </table:table-cell>
        </table:table-row>
        <table:table-row table:style-name="ro1">
          <table:table-cell office:value-type="string" calcext:value-type="string">
            <text:p>width: 80%;</text:p>
          </table:table-cell>
          <table:table-cell office:value-type="string" calcext:value-type="string">
            <text:p>Ngoại trừ miếng giấy ướt không cong thì mọi thứ đều ổn</text:p>
          </table:table-cell>
        </table:table-row>
        <table:table-row table:style-name="ro1">
          <table:table-cell office:value-type="string" calcext:value-type="string">
            <text:p>width: 80%;</text:p>
          </table:table-cell>
          <table:table-cell office:value-type="string" calcext:value-type="string">
            <text:p>Ngoài không thể zoom to màn hình khi xem và thu âm thanh cũng như đàm thoại không tốt ra thì các phần còn lại đều ổn</text:p>
          </table:table-cell>
        </table:table-row>
        <table:table-row table:style-name="ro1">
          <table:table-cell office:value-type="string" calcext:value-type="string">
            <text:p>width: 80%;</text:p>
          </table:table-cell>
          <table:table-cell office:value-type="string" calcext:value-type="string">
            <text:p>ngoại hình ổn, nhưng khoảng cách ko được xa, ra tầm 5m là mất tín hiệu</text:p>
          </table:table-cell>
        </table:table-row>
        <table:table-row table:style-name="ro3">
          <table:table-cell office:value-type="string" calcext:value-type="string">
            <text:p>width: 80%;</text:p>
          </table:table-cell>
          <table:table-cell office:value-type="string" calcext:value-type="string">
            <text:p>ngoại hình đẹp</text:p>
            <text:p>âm thanh ổn</text:p>
            <text:p>Nhưng nút bấm không chắc nên khi mình di chuyển tạo âm thanh rè khó chịu</text:p>
          </table:table-cell>
        </table:table-row>
        <table:table-row table:style-name="ro1">
          <table:table-cell office:value-type="string" calcext:value-type="string">
            <text:p>width: 80%;</text:p>
          </table:table-cell>
          <table:table-cell office:value-type="string" calcext:value-type="string">
            <text:p>nghe vài lần thì hỏng 1 jack bên phải, yêu cầu đổi trả thì tiki đồng ý, nhân viên nhiệt tình, tuy nhiên 10 ngày r vẩn chưa nhận thấy xử lý</text:p>
          </table:table-cell>
        </table:table-row>
        <table:table-row table:style-name="ro1">
          <table:table-cell office:value-type="string" calcext:value-type="string">
            <text:p>width: 80%;</text:p>
          </table:table-cell>
          <table:table-cell office:value-type="string" calcext:value-type="string">
            <text:p>nghe tooat. nhưng đọc thẻ nhớ có hiện tượng như dập đĩa</text:p>
          </table:table-cell>
        </table:table-row>
        <table:table-row table:style-name="ro1">
          <table:table-cell office:value-type="string" calcext:value-type="string">
            <text:p>width: 80%;</text:p>
          </table:table-cell>
          <table:table-cell office:value-type="string" calcext:value-type="string">
            <text:p>Nghe to, chất âm tạm ổn trong tầm giá. Bass lớn. Tuy nhiên Vị trí nút bố trí khó để chỉnh.</text:p>
          </table:table-cell>
        </table:table-row>
        <table:table-row table:style-name="ro1">
          <table:table-cell office:value-type="string" calcext:value-type="string">
            <text:p>width: 80%;</text:p>
          </table:table-cell>
          <table:table-cell office:value-type="string" calcext:value-type="string">
            <text:p>nghe rõ tốt chưa pk sài dc mấy giờ thôi mà tai nghe bị nứt nv có đổi dc ko v ad</text:p>
          </table:table-cell>
        </table:table-row>
        <table:table-row table:style-name="ro1">
          <table:table-cell office:value-type="string" calcext:value-type="string">
            <text:p>width: 80%;</text:p>
          </table:table-cell>
          <table:table-cell office:value-type="string" calcext:value-type="string">
            <text:p>nghe rất rõ nhưng một tai nghe k rõ lắm</text:p>
          </table:table-cell>
        </table:table-row>
        <table:table-row table:style-name="ro1">
          <table:table-cell office:value-type="string" calcext:value-type="string">
            <text:p>width: 80%;</text:p>
          </table:table-cell>
          <table:table-cell office:value-type="string" calcext:value-type="string">
            <text:p>Nghe rất oki nhưng hơi tốn pin</text:p>
          </table:table-cell>
        </table:table-row>
        <table:table-row table:style-name="ro1">
          <table:table-cell office:value-type="string" calcext:value-type="string">
            <text:p>width: 80%;</text:p>
          </table:table-cell>
          <table:table-cell office:value-type="string" calcext:value-type="string">
            <text:p>nghe rất hay bass mạnh cực êm nhưng chưa biết sạc đầy nghe đk mấy tiếng nữa nói chung cực kì hài lòng</text:p>
          </table:table-cell>
        </table:table-row>
        <table:table-row table:style-name="ro1">
          <table:table-cell office:value-type="string" calcext:value-type="string">
            <text:p>width: 80%;</text:p>
          </table:table-cell>
          <table:table-cell office:value-type="string" calcext:value-type="string">
            <text:p>nghe ok. nhưng mà mình bỏ vào hộp sạc thì tai nghe không sạc. mình phải sạc bằng dây.</text:p>
          </table:table-cell>
        </table:table-row>
        <table:table-row table:style-name="ro1">
          <table:table-cell office:value-type="string" calcext:value-type="string">
            <text:p>width: 80%;</text:p>
          </table:table-cell>
          <table:table-cell office:value-type="string" calcext:value-type="string">
            <text:p>nghe ok giá v đc rồi hàng đẹp <text:s/>mình thích hơi nhỏ thôi phòng ngủ hoạt phòng nhỏ nhỏ đủ phê r</text:p>
          </table:table-cell>
        </table:table-row>
        <table:table-row table:style-name="ro1">
          <table:table-cell office:value-type="string" calcext:value-type="string">
            <text:p>width: 80%;</text:p>
          </table:table-cell>
          <table:table-cell office:value-type="string" calcext:value-type="string">
            <text:p>Nghe nhạc good, tuy nhiên nghe cuộc gọi điện thoại kém</text:p>
          </table:table-cell>
        </table:table-row>
        <table:table-row table:style-name="ro1">
          <table:table-cell office:value-type="string" calcext:value-type="string">
            <text:p>width: 80%;</text:p>
          </table:table-cell>
          <table:table-cell office:value-type="string" calcext:value-type="string">
            <text:p>nghe khá ổn. nhưng không biết được bao lâu đây......</text:p>
          </table:table-cell>
        </table:table-row>
        <table:table-row table:style-name="ro1">
          <table:table-cell office:value-type="string" calcext:value-type="string">
            <text:p>width: 80%;</text:p>
          </table:table-cell>
          <table:table-cell office:value-type="string" calcext:value-type="string">
            <text:p>nghe khá ổn ! âm thanh trong ! gọn nhỏ dễ cầm . nhưng kb có bèn k 😊😁😁</text:p>
          </table:table-cell>
        </table:table-row>
        <table:table-row table:style-name="ro1">
          <table:table-cell office:value-type="string" calcext:value-type="string">
            <text:p>width: 80%;</text:p>
          </table:table-cell>
          <table:table-cell office:value-type="string" calcext:value-type="string">
            <text:p>nghe êm, tốt</text:p>
          </table:table-cell>
        </table:table-row>
        <table:table-row table:style-name="ro1">
          <table:table-cell office:value-type="string" calcext:value-type="string">
            <text:p>width: 80%;</text:p>
          </table:table-cell>
          <table:table-cell office:value-type="string" calcext:value-type="string">
            <text:p>nghe cx rất ok</text:p>
          </table:table-cell>
        </table:table-row>
        <table:table-row table:style-name="ro1">
          <table:table-cell office:value-type="string" calcext:value-type="string">
            <text:p>width: 80%;</text:p>
          </table:table-cell>
          <table:table-cell office:value-type="string" calcext:value-type="string">
            <text:p>Nghe cũng ổn với tầm giá thôi,</text:p>
          </table:table-cell>
        </table:table-row>
        <table:table-row table:style-name="ro1">
          <table:table-cell office:value-type="string" calcext:value-type="string">
            <text:p>width: 80%;</text:p>
          </table:table-cell>
          <table:table-cell office:value-type="string" calcext:value-type="string">
            <text:p>nghe cũng ổn định lắm giao hàng đúng màu</text:p>
          </table:table-cell>
        </table:table-row>
        <table:table-row table:style-name="ro3">
          <table:table-cell office:value-type="string" calcext:value-type="string">
            <text:p>width: 80%;</text:p>
          </table:table-cell>
          <table:table-cell office:value-type="string" calcext:value-type="string">
            <text:p>Nghe bass hay , âm thanh tốt .</text:p>
            <text:p>Tuy nhiên mình không hài lòng về cách lắp ráp , lắp cẩu thả không khép kín tôi phải dùng keo dán lại , về phần các nút bấm bị lệch độ không được song song với bề ngang của các cổng cắm, màng loa dán keo không hoàn chỉnh nên màng keo còn sót khi nghe hơi rè rất khó chịu.</text:p>
            <text:p>Nói vậy thôi mong nsx khắc phục lại, tôi là mua rồi nên trải nghiệm dùng ok, chỉ mong bên nsx chú ý như tôi nói</text:p>
          </table:table-cell>
        </table:table-row>
        <table:table-row table:style-name="ro2">
          <table:table-cell office:value-type="string" calcext:value-type="string">
            <text:p>width: 80%;</text:p>
          </table:table-cell>
          <table:table-cell office:value-type="string" calcext:value-type="string">
            <text:p>Nghe 2 tai cùng lúc như thế nào shop ơi?</text:p>
            <text:p>Kết nối đc 2 mà nghe đc 1</text:p>
          </table:table-cell>
        </table:table-row>
        <table:table-row table:style-name="ro1">
          <table:table-cell office:value-type="string" calcext:value-type="string">
            <text:p>width: 80%;</text:p>
          </table:table-cell>
          <table:table-cell office:value-type="string" calcext:value-type="string">
            <text:p>Nge to dõ mỗi tội nhanh hết pin nói chung là tiền nào của ấy</text:p>
          </table:table-cell>
        </table:table-row>
        <table:table-row table:style-name="ro3">
          <table:table-cell office:value-type="string" calcext:value-type="string">
            <text:p>width: 80%;</text:p>
          </table:table-cell>
          <table:table-cell office:value-type="string" calcext:value-type="string">
            <text:p>ngay vừa lúc nhận hàng ,mình gọi đt để hỏi cách sử dụng.và ko thấy sách hướng dẫn đâu.lọ mò 1 hồi mới xài đc.gọi đt thì ko nghe máy,mà bấm máy bận.mà cũng chả thèm gọi lại.</text:p>
            <text:p>cskh chưa ok nha.</text:p>
            <text:p>nói chung loa lớn .âm thanh ok.xài đc.</text:p>
          </table:table-cell>
        </table:table-row>
        <table:table-row table:style-name="ro1">
          <table:table-cell office:value-type="string" calcext:value-type="string">
            <text:p>width: 80%;</text:p>
          </table:table-cell>
          <table:table-cell office:value-type="string" calcext:value-type="string">
            <text:p>Ngày mai giao cho minh được không shop, mình bên quận 10. Hay shop ở đâu sg mình qua lấy cũng đc, tại mình đang cần gấp</text:p>
          </table:table-cell>
        </table:table-row>
        <table:table-row table:style-name="ro1">
          <table:table-cell office:value-type="string" calcext:value-type="string">
            <text:p>width: 80%;</text:p>
          </table:table-cell>
          <table:table-cell office:value-type="string" calcext:value-type="string">
            <text:p>Ngắn hơn so với pin chuẩn AA tầm hơn 1 mm. Vẫn dùng tạm được.</text:p>
          </table:table-cell>
        </table:table-row>
        <table:table-row table:style-name="ro1">
          <table:table-cell office:value-type="string" calcext:value-type="string">
            <text:p>width: 80%;</text:p>
          </table:table-cell>
          <table:table-cell office:value-type="string" calcext:value-type="string">
            <text:p>Ngàm rất tốt, đóng gói chắc chắn, lấy nét nhanh và khớp với body cũng như lens ef. Nếu giao nhanh 1 chút thì sản phẩm của các bạn rất tuyệt!</text:p>
          </table:table-cell>
        </table:table-row>
        <table:table-row table:style-name="ro1">
          <table:table-cell office:value-type="string" calcext:value-type="string">
            <text:p>width: 80%;</text:p>
          </table:table-cell>
          <table:table-cell office:value-type="string" calcext:value-type="string">
            <text:p>Nếu sản phẩm lỗi trong thời gian bảo hành thì ntn ạ</text:p>
          </table:table-cell>
        </table:table-row>
        <table:table-row table:style-name="ro1">
          <table:table-cell office:value-type="string" calcext:value-type="string">
            <text:p>width: 80%;</text:p>
          </table:table-cell>
          <table:table-cell office:value-type="string" calcext:value-type="string">
            <text:p>Nếu nhà 3 tầng, để tầng giữa thì các nơi đều có thể nhận sóng tốt, khá ổn định (transmit power 100%). Lên tầng nữa thì không đạt. Hàng giao là V1 không phải loại V2 như hãng đã có. Điều nầy nên khẳng định trước với khách hàng để lựa chọn, nhưng Shop không nói, chỉ nêu sản phẩm mới.</text:p>
          </table:table-cell>
        </table:table-row>
        <table:table-row table:style-name="ro1">
          <table:table-cell office:value-type="string" calcext:value-type="string">
            <text:p>width: 80%;</text:p>
          </table:table-cell>
          <table:table-cell office:value-type="string" calcext:value-type="string">
            <text:p>nếu k đọc kỹ sử dụng thì sẽ dùng mực hao ,dùng cho photo tài liệu or lặt vặt thì ok</text:p>
          </table:table-cell>
        </table:table-row>
        <table:table-row table:style-name="ro1">
          <table:table-cell office:value-type="string" calcext:value-type="string">
            <text:p>width: 80%;</text:p>
          </table:table-cell>
          <table:table-cell office:value-type="string" calcext:value-type="string">
            <text:p>Nếu đường truyền mạng tốt xài bản 1080p sẽ nét hơn. Loa thì bị lỗi vang nghe ko rõ.</text:p>
          </table:table-cell>
        </table:table-row>
        <table:table-row table:style-name="ro1">
          <table:table-cell office:value-type="string" calcext:value-type="string">
            <text:p>width: 80%;</text:p>
          </table:table-cell>
          <table:table-cell office:value-type="string" calcext:value-type="string">
            <text:p>Nếu cần 1 máy in ảnh chất lượng cao khổ lớn A3 thì đây là lựa chọn mình thấy tốt nhất. In được A3 nhưng máy thiết kế khá ngọn đẹp. Chi phí mực in thì xài lâu in nhiều mới biết.</text:p>
          </table:table-cell>
        </table:table-row>
        <table:table-row table:style-name="ro1">
          <table:table-cell office:value-type="string" calcext:value-type="string">
            <text:p>width: 80%;</text:p>
          </table:table-cell>
          <table:table-cell office:value-type="string" calcext:value-type="string">
            <text:p>Nếu bạn cần học tiếng anh nhiều thì đây là một cuốn từ điển không thể thiếu. Cảm giác đầu tiên của mình là sách rất dày và nặng đó là nhược điểm của sách nhưng mà phải như vậy nó mới đầy đủ và hay được. Nếu bạn cần một cuốn từ điển cầm tay thì đây không ohair là sự lựa chọn thích hợp . Nhưng mà cuốn này mà để tra cứu thì rất hay, đầy đủ. Chất lượng giấy thì tốt, có in từ vựng và hình ảnh minh hoạ. Nhưng mà hơn 400k thì hơi mắc so với túi tiền sinh viên của mình :(</text:p>
          </table:table-cell>
        </table:table-row>
        <table:table-row table:style-name="ro1">
          <table:table-cell office:value-type="string" calcext:value-type="string">
            <text:p>width: 80%;</text:p>
          </table:table-cell>
          <table:table-cell office:value-type="string" calcext:value-type="string">
            <text:p>Nếu Anker vẫn còn duy trì hộp đựng và bao da cho cục sạc thì sẽ tốt hơn. Chưa xài nhưng hộp đựng hơi cheap tí.</text:p>
          </table:table-cell>
        </table:table-row>
        <table:table-row table:style-name="ro3">
          <table:table-cell office:value-type="string" calcext:value-type="string">
            <text:p>width: 80%;</text:p>
          </table:table-cell>
          <table:table-cell office:value-type="string" calcext:value-type="string">
            <text:p>Nên mua sp được tốt nên tin tưởng shop, TRUNG THÚC- AN TOÀN- UY TÍN</text:p>
            <text:p>Tuyệt </text:p>
            <text:p>Duyệt nha mọi người</text:p>
          </table:table-cell>
        </table:table-row>
        <table:table-row table:style-name="ro1">
          <table:table-cell office:value-type="string" calcext:value-type="string">
            <text:p>width: 80%;</text:p>
          </table:table-cell>
          <table:table-cell office:value-type="string" calcext:value-type="string">
            <text:p>Nên mua kèm pin sạc. Sản phẩm dùng được nhiều lần.</text:p>
          </table:table-cell>
        </table:table-row>
        <table:table-row table:style-name="ro1">
          <table:table-cell office:value-type="string" calcext:value-type="string">
            <text:p>width: 80%;</text:p>
          </table:table-cell>
          <table:table-cell office:value-type="string" calcext:value-type="string">
            <text:p>năm ngoái mua thẻ này giá 275k, bây giờ với 275k có thể mua thẻ 32g 95mb</text:p>
          </table:table-cell>
        </table:table-row>
        <table:table-row table:style-name="ro4">
          <table:table-cell office:value-type="string" calcext:value-type="string">
            <text:p>width: 80%;</text:p>
          </table:table-cell>
          <table:table-cell office:value-type="string" calcext:value-type="string">
            <text:p>mút xốp lót hộp ko đủ chiều dài</text:p>
            <text:p>có hướng dẫn sử dụng đi kèm nhưng ngôn ngữ còn gây khó hiểu</text:p>
            <text:p>một túi hút ẩm có thể tái sử dụng</text:p>
            <text:p>giao hàng sớm hơn dự kiến</text:p>
          </table:table-cell>
        </table:table-row>
        <table:table-row table:style-name="ro1">
          <table:table-cell office:value-type="string" calcext:value-type="string">
            <text:p>width: 80%;</text:p>
          </table:table-cell>
          <table:table-cell office:value-type="string" calcext:value-type="string">
            <text:p>mút đầu tai nghe silicon hoi Cứng đeo lúc dau hết cả tai</text:p>
          </table:table-cell>
        </table:table-row>
        <table:table-row table:style-name="ro1">
          <table:table-cell office:value-type="string" calcext:value-type="string">
            <text:p>width: 80%;</text:p>
          </table:table-cell>
          <table:table-cell office:value-type="string" calcext:value-type="string">
            <text:p>Muốn trả lại để mua góp máy ảnh khác đc ko ạ, tại nhu cầu của mình cần máy ảnh với chất lượng ảnh chụp đẹp hơn</text:p>
          </table:table-cell>
        </table:table-row>
        <table:table-row table:style-name="ro2">
          <table:table-cell office:value-type="string" calcext:value-type="string">
            <text:p>width: 80%;</text:p>
          </table:table-cell>
          <table:table-cell office:value-type="string" calcext:value-type="string">
            <text:p>Muốn trả góp online thì thủ tục mà giấy tờ ntn ạ</text:p>
            <text:p>Và trả góp qua thẻ tín dụng thì ntn ạ</text:p>
          </table:table-cell>
        </table:table-row>
        <table:table-row table:style-name="ro1">
          <table:table-cell office:value-type="string" calcext:value-type="string">
            <text:p>width: 80%;</text:p>
          </table:table-cell>
          <table:table-cell office:value-type="string" calcext:value-type="string">
            <text:p>muốn mua cái nữa nhưng shop tăng giá rồi</text:p>
          </table:table-cell>
        </table:table-row>
        <table:table-row table:style-name="ro1">
          <table:table-cell office:value-type="string" calcext:value-type="string">
            <text:p>width: 80%;</text:p>
          </table:table-cell>
          <table:table-cell office:value-type="string" calcext:value-type="string">
            <text:p>muốn đến độ ẩm mình muốn hơi mất thời gian chút. nhưng tới giờ xài được.</text:p>
          </table:table-cell>
        </table:table-row>
        <table:table-row table:style-name="ro1">
          <table:table-cell office:value-type="string" calcext:value-type="string">
            <text:p>width: 80%;</text:p>
          </table:table-cell>
          <table:table-cell office:value-type="string" calcext:value-type="string">
            <text:p>Muc rat de lap rap &amp; su dung. Tuy nhien se khong dam nhu muc jn chinh goc HP</text:p>
          </table:table-cell>
        </table:table-row>
        <table:table-row table:style-name="ro1">
          <table:table-cell office:value-type="string" calcext:value-type="string">
            <text:p>width: 80%;</text:p>
          </table:table-cell>
          <table:table-cell office:value-type="string" calcext:value-type="string">
            <text:p>Mực in đều, nét. Cơ bản đáp ứng được yêu cầu. Tuy nhiên mới sử dụng được mấy tuần đã xuất hiện lỗi lem mực.</text:p>
          </table:table-cell>
        </table:table-row>
        <table:table-row table:style-name="ro1">
          <table:table-cell office:value-type="string" calcext:value-type="string">
            <text:p>width: 80%;</text:p>
          </table:table-cell>
          <table:table-cell office:value-type="string" calcext:value-type="string">
            <text:p>mua vì nó rẻ! chấp nhận bảo hành 2 năm sau đó hỏng thì thôi! ổ cứng không được bọc chống sốc đâu các bạn! mua để lưu trữ dữ liệu quan trọng thì ko nên lỡ nó tự nhiên lăn ra ngỏm thì phiền!</text:p>
          </table:table-cell>
        </table:table-row>
        <table:table-row table:style-name="ro1">
          <table:table-cell office:value-type="string" calcext:value-type="string">
            <text:p>width: 80%;</text:p>
          </table:table-cell>
          <table:table-cell office:value-type="string" calcext:value-type="string">
            <text:p>Mua về xài cho cái iphone. Bạn nào có ý định và đang băn khoăn thì nên mua đi. Vì cái này mình thấy nó thay đổi được góc độ rất linh hoạt, dễ chỉnh và cũng rất chắc chắn. Xài về lâu dài là ok</text:p>
          </table:table-cell>
        </table:table-row>
        <table:table-row table:style-name="ro1">
          <table:table-cell office:value-type="string" calcext:value-type="string">
            <text:p>width: 80%;</text:p>
          </table:table-cell>
          <table:table-cell office:value-type="string" calcext:value-type="string">
            <text:p>mua về Pin <text:s/>dùng OK, chưa sạc thử nên k biết bộ sạc có ngon k</text:p>
          </table:table-cell>
        </table:table-row>
        <table:table-row table:style-name="ro8">
          <table:table-cell office:value-type="string" calcext:value-type="string">
            <text:p>width: 80%;</text:p>
          </table:table-cell>
          <table:table-cell office:value-type="string" calcext:value-type="string">
            <text:p>Mua về nguyên siu, đủ phụ kiện như trên hộp, đề sản xuất tháng 5/2019 (mình mua 31/7/2019)</text:p>
            <text:p>mới dùng được mấy hôm, tạm thời ổn, tuy nhiên có lúc camera không kết nối được với wifi nên k thể kết nối vào điện thoại được, phải rút nguồn rồi cắm lại đôi lần.</text:p>
            <text:p>Chất lượng hình ảnh tốt, điều khiển bằng Iphone thì bị delay khá nhiều, tuy nhiên khi điều khiển bằng điện thoại xiaomi thì khá mượt.</text:p>
            <text:p>Mình phải mua thêm thanh chữ L để lắp vào, miếng nhựa đế để gắn camera trông có hơi mỏng manh nên phải buộc dây đề phòng rơi.</text:p>
            <text:p>Không có cục sạc 5V-2A đi kèm máy, rất bất tiện khi phải tìm cục sạc thích hợp nhất vì sợ hỏng máy.</text:p>
            <text:p>Người dễ tính thì sẽ hài lòng.</text:p>
          </table:table-cell>
        </table:table-row>
        <table:table-row table:style-name="ro1">
          <table:table-cell office:value-type="string" calcext:value-type="string">
            <text:p>width: 80%;</text:p>
          </table:table-cell>
          <table:table-cell office:value-type="string" calcext:value-type="string">
            <text:p>mua từ tháng 2 nhưng vì mua dư nên tới giờ cũng chưa dùng. không biết ổn không</text:p>
          </table:table-cell>
        </table:table-row>
        <table:table-row table:style-name="ro1">
          <table:table-cell office:value-type="string" calcext:value-type="string">
            <text:p>width: 80%;</text:p>
          </table:table-cell>
          <table:table-cell office:value-type="string" calcext:value-type="string">
            <text:p>Mua trả góp sản phẩm này thì thủ tục như thế nào. Xin tư vấn</text:p>
          </table:table-cell>
        </table:table-row>
        <table:table-row table:style-name="ro1">
          <table:table-cell office:value-type="string" calcext:value-type="string">
            <text:p>width: 80%;</text:p>
          </table:table-cell>
          <table:table-cell office:value-type="string" calcext:value-type="string">
            <text:p>Mua trả gop bao nhiêu vậy ád tư vấn cho em vs .......</text:p>
          </table:table-cell>
        </table:table-row>
        <table:table-row table:style-name="ro1">
          <table:table-cell office:value-type="string" calcext:value-type="string">
            <text:p>width: 80%;</text:p>
          </table:table-cell>
          <table:table-cell office:value-type="string" calcext:value-type="string">
            <text:p>Mua thẻ này để thay cho thẻ Sandisk 32GB đang dùng. Hai thẻ thấy ghi có cùng tốc độ đọc 95MB/s, nhưng hình như con Lexar này có tốc độ ghi tốt hơn. Mua đang lúc giảm giá nên khá hài lòng.</text:p>
          </table:table-cell>
        </table:table-row>
        <table:table-row table:style-name="ro1">
          <table:table-cell office:value-type="string" calcext:value-type="string">
            <text:p>width: 80%;</text:p>
          </table:table-cell>
          <table:table-cell office:value-type="string" calcext:value-type="string">
            <text:p>Mua thay cho thẻ 32GB dùng cho camera sony a7II của mình. So với thẻ trước của mình ( Sandisk Extreme Pro 32GB 95MB/s) thì không thấy có gì thay đổi về tốc độ chụp (ghi lên thẻ) chắc là đã đạt tốc độ ghi tối đa của dòng sony a7II rồi. (Sẽ kiểm tra thử tốc độ đọc ghi trên máy tính thông qua đầu đọc SD card)</text:p>
          </table:table-cell>
        </table:table-row>
        <table:table-row table:style-name="ro1">
          <table:table-cell office:value-type="string" calcext:value-type="string">
            <text:p>width: 80%;</text:p>
          </table:table-cell>
          <table:table-cell office:value-type="string" calcext:value-type="string">
            <text:p>mua tháng 5 team thì tháng 3, team dán lỏng lẻo, <text:s/>thiết kế hơi thô</text:p>
          </table:table-cell>
        </table:table-row>
        <table:table-row table:style-name="ro1">
          <table:table-cell office:value-type="string" calcext:value-type="string">
            <text:p>width: 80%;</text:p>
          </table:table-cell>
          <table:table-cell office:value-type="string" calcext:value-type="string">
            <text:p>Mua sản phẩm Thẻ Nhớ SD SanDisk Ultra Class 10 32GB - 48MB/s được hơn 2 tháng. Xài rất ổn và tốc độ nhanh gắn vào máy chụp hình và chụp ảnh Raw lưu và chép qua máy tính rất nhanh. Tiki giao hàng và đóng gói rất cẩn thận. Cảm ơn Tiki</text:p>
          </table:table-cell>
        </table:table-row>
        <table:table-row table:style-name="ro1">
          <table:table-cell office:value-type="string" calcext:value-type="string">
            <text:p>width: 80%;</text:p>
          </table:table-cell>
          <table:table-cell office:value-type="string" calcext:value-type="string">
            <text:p>mua sale với giá 109k, so với giá này thì chấp nhận được, chứ tầm trên 200k thì không nên chọn.</text:p>
          </table:table-cell>
        </table:table-row>
        <table:table-row table:style-name="ro1">
          <table:table-cell office:value-type="string" calcext:value-type="string">
            <text:p>width: 80%;</text:p>
          </table:table-cell>
          <table:table-cell office:value-type="string" calcext:value-type="string">
            <text:p>Mua ngay đợt khuyến mãi nên được giá tốt. Chất lượng khá ổn. Tiki gói hàng kỹ và giao nhanh.</text:p>
          </table:table-cell>
        </table:table-row>
        <table:table-row table:style-name="ro1">
          <table:table-cell office:value-type="string" calcext:value-type="string">
            <text:p>width: 80%;</text:p>
          </table:table-cell>
          <table:table-cell office:value-type="string" calcext:value-type="string">
            <text:p>Mua một cặp nhưng khi nhận được thì 2 cái khác nhau.</text:p>
          </table:table-cell>
        </table:table-row>
        <table:table-row table:style-name="ro1">
          <table:table-cell office:value-type="string" calcext:value-type="string">
            <text:p>width: 80%;</text:p>
          </table:table-cell>
          <table:table-cell office:value-type="string" calcext:value-type="string">
            <text:p>mua miband2 hết 450k, đứt dây tốn 50k. cơ bản thì cũng ổn</text:p>
          </table:table-cell>
        </table:table-row>
        <table:table-row table:style-name="ro1">
          <table:table-cell office:value-type="string" calcext:value-type="string">
            <text:p>width: 80%;</text:p>
          </table:table-cell>
          <table:table-cell office:value-type="string" calcext:value-type="string">
            <text:p>Mua máy được 2 tháng mà mới quay được có 2 lần. Máy cầm đầm tay, quay cũng dễ, có điều gắn cái iPhone XS Max sợ bị giựt quá.</text:p>
          </table:table-cell>
        </table:table-row>
        <table:table-row table:style-name="ro1">
          <table:table-cell office:value-type="string" calcext:value-type="string">
            <text:p>width: 80%;</text:p>
          </table:table-cell>
          <table:table-cell office:value-type="string" calcext:value-type="string">
            <text:p>Mua lúc giảm giá 599k, hàng cầm chắc tay, nhỏ gọn nhưng độ trễ hơi cao. Cài đặt khá đơn giản nhưng lúc quét qr thì hơi vất vả, phải để đúng 15cm mới chiệu nhảy đèn xanh.</text:p>
          </table:table-cell>
        </table:table-row>
        <table:table-row table:style-name="ro1">
          <table:table-cell office:value-type="string" calcext:value-type="string">
            <text:p>width: 80%;</text:p>
          </table:table-cell>
          <table:table-cell office:value-type="string" calcext:value-type="string">
            <text:p>mua lần đầu mực ra nét và đều mực, lần 2 mua mực ra đều nhưng rất nhạt như sắp hết mực</text:p>
          </table:table-cell>
        </table:table-row>
        <table:table-row table:style-name="ro1">
          <table:table-cell office:value-type="string" calcext:value-type="string">
            <text:p>width: 80%;</text:p>
          </table:table-cell>
          <table:table-cell office:value-type="string" calcext:value-type="string">
            <text:p>Mua lần 2 ở máy tính bảo minh rồi. Nhưng cùng loại 1080 nhưng mình thấy loại cũ c6cn thì sáng và rõ hơn. Còn chất lượng thì đợi 1 thời gian dùng mới đanh giá đúng được</text:p>
          </table:table-cell>
        </table:table-row>
        <table:table-row table:style-name="ro2">
          <table:table-cell office:value-type="string" calcext:value-type="string">
            <text:p>width: 80%;</text:p>
          </table:table-cell>
          <table:table-cell office:value-type="string" calcext:value-type="string">
            <text:p>Mua lần 1 mất 3,4 hôm gửi hàng đến nơi thì bị vỡ nút tăng giảm volume do vận chuyển, Gọi hotline báo ko nhận hàng và đặt đơn hàng mới.  Đặt chiều hôm trước hôm sau nhận được luôn.</text:p>
            <text:p>Cảm quan thì loa hơi nhỏ, nghe nhỏ ok, nghe max volume hơi dè, trong giá này thì chấp nhận được. Nhỏ gọn.</text:p>
          </table:table-cell>
        </table:table-row>
        <table:table-row table:style-name="ro1">
          <table:table-cell office:value-type="string" calcext:value-type="string">
            <text:p>width: 80%;</text:p>
          </table:table-cell>
          <table:table-cell office:value-type="string" calcext:value-type="string">
            <text:p>mua lần 1 giao nhanh nhân viên thân thiện - lần 2 giao chậm nhân viên thái độ không tốt.</text:p>
          </table:table-cell>
        </table:table-row>
        <table:table-row table:style-name="ro2">
          <table:table-cell office:value-type="string" calcext:value-type="string">
            <text:p>width: 80%;</text:p>
          </table:table-cell>
          <table:table-cell office:value-type="string" calcext:value-type="string">
            <text:p>mua hàng trả tiền giao trong ngày nhưng cuối ngày gọi tổng đài mới giao, lò mò tới gần 9h tối..</text:p>
            <text:p>máy oki nhưng đổi pass không được và hay bị treo, không hiểu sao luôn!</text:p>
          </table:table-cell>
        </table:table-row>
        <table:table-row table:style-name="ro1">
          <table:table-cell office:value-type="string" calcext:value-type="string">
            <text:p>width: 80%;</text:p>
          </table:table-cell>
          <table:table-cell office:value-type="string" calcext:value-type="string">
            <text:p>Mua hàng tiki chưa khi nào thất vọng cả. Bàn phím quá tuyệt với tầm giá này. Đóng gói cẩn thận.</text:p>
          </table:table-cell>
        </table:table-row>
        <table:table-row table:style-name="ro1">
          <table:table-cell office:value-type="string" calcext:value-type="string">
            <text:p>width: 80%;</text:p>
          </table:table-cell>
          <table:table-cell office:value-type="string" calcext:value-type="string">
            <text:p>mua hàng có đc xem sản phẩm trước khi thanh toán k shop</text:p>
          </table:table-cell>
        </table:table-row>
        <table:table-row table:style-name="ro1">
          <table:table-cell office:value-type="string" calcext:value-type="string">
            <text:p>width: 80%;</text:p>
          </table:table-cell>
          <table:table-cell office:value-type="string" calcext:value-type="string">
            <text:p>mua hai sản phẩm rồi , nhưng xài hay lỗi , bắt đăng nhập đi đăng nhập lại , nhiều khi vô kg được , wifi phải thật mạnh , cỡ 4G làvthya ! ai có ý định mua nên từ bỏ !</text:p>
          </table:table-cell>
        </table:table-row>
        <table:table-row table:style-name="ro1">
          <table:table-cell office:value-type="string" calcext:value-type="string">
            <text:p>width: 80%;</text:p>
          </table:table-cell>
          <table:table-cell office:value-type="string" calcext:value-type="string">
            <text:p>Mua giá rẻ nên chất lượng đi kèm vậy thì cũng tạm được. Nhìn chung cây hơi yếu, điện thoại nhẹ thì gắn an toàn hơn.</text:p>
          </table:table-cell>
        </table:table-row>
        <table:table-row table:style-name="ro1">
          <table:table-cell office:value-type="string" calcext:value-type="string">
            <text:p>width: 80%;</text:p>
          </table:table-cell>
          <table:table-cell office:value-type="string" calcext:value-type="string">
            <text:p>mua giá 230k, good trong tầm giá, chân đế ổn chắc, đặt buổi tối sáng giao, quá nhanh lẹ</text:p>
          </table:table-cell>
        </table:table-row>
        <table:table-row table:style-name="ro1">
          <table:table-cell office:value-type="string" calcext:value-type="string">
            <text:p>width: 80%;</text:p>
          </table:table-cell>
          <table:table-cell office:value-type="string" calcext:value-type="string">
            <text:p>mua dùng thấy sản phẩm cũng tạm chấp nhận với giá tiền, cũng OK, <text:s/>remote thì cũng nhạy đấy.</text:p>
          </table:table-cell>
        </table:table-row>
        <table:table-row table:style-name="ro3">
          <table:table-cell office:value-type="string" calcext:value-type="string">
            <text:p>width: 80%;</text:p>
          </table:table-cell>
          <table:table-cell office:value-type="string" calcext:value-type="string">
            <text:p>Mua đúng đợt khuyến mại 129k</text:p>
            <text:p>tuy dùng thì chưa thấy vấn đề gì</text:p>
            <text:p>nhưng khi mua về thì đã thấy vết rạch cả trong lẫn ngoài của bao thẻ như hình</text:p>
          </table:table-cell>
        </table:table-row>
        <table:table-row table:style-name="ro1">
          <table:table-cell office:value-type="string" calcext:value-type="string">
            <text:p>width: 80%;</text:p>
          </table:table-cell>
          <table:table-cell office:value-type="string" calcext:value-type="string">
            <text:p>Mua cũng được</text:p>
          </table:table-cell>
        </table:table-row>
        <table:table-row table:style-name="ro1">
          <table:table-cell office:value-type="string" calcext:value-type="string">
            <text:p>width: 80%;</text:p>
          </table:table-cell>
          <table:table-cell office:value-type="string" calcext:value-type="string">
            <text:p>Mua cũng <text:s/>5 tháng rồi, máy dùng oki nha. Mình mua theo trả góp, cũng là lần đầu mua trả góp, nhưng bên tiki không gửi tin nhắn thông báo cho mình biết đặt mua trả góp phải nhắn tin xác nhận nữa mới hoàn tất việc đăng ký trả góp (trong khi TGDĐ lại có) và mình đã mất phí lãi suất hơn 1 triệu bạc, nên mình trừ 1 sao cho dịch vụ tiki nha, chứ chất lượng sp thì không lỗi lầm gì.</text:p>
          </table:table-cell>
        </table:table-row>
        <table:table-row table:style-name="ro1">
          <table:table-cell office:value-type="string" calcext:value-type="string">
            <text:p>width: 80%;</text:p>
          </table:table-cell>
          <table:table-cell office:value-type="string" calcext:value-type="string">
            <text:p>mua chơi thì dc còn hát thì như đấm vào mồm</text:p>
          </table:table-cell>
        </table:table-row>
        <table:table-row table:style-name="ro1">
          <table:table-cell office:value-type="string" calcext:value-type="string">
            <text:p>width: 80%;</text:p>
          </table:table-cell>
          <table:table-cell office:value-type="string" calcext:value-type="string">
            <text:p>Mua camera ngoai trời mà đưa hưỡng dẫn camera 3 râu với lại tiếng tàu với tiếng anh k.thiếu take bắt tường</text:p>
          </table:table-cell>
        </table:table-row>
        <table:table-row table:style-name="ro1">
          <table:table-cell office:value-type="string" calcext:value-type="string">
            <text:p>width: 80%;</text:p>
          </table:table-cell>
          <table:table-cell office:value-type="string" calcext:value-type="string">
            <text:p>Mua cách đây gần 2 năm để chụp hàng bán, chụp được đâu chục tấm gì đó, cũng đẹp, rồi dẹp tiệm nghỉ bán, cất tủ. Nay lấy ra cho con để nó chụp hình chơi, nó kêu nặng quá so với nó, nó muốn mua cái nhẹ hơn, chán, đành cất tủ tiếp.</text:p>
          </table:table-cell>
        </table:table-row>
        <table:table-row table:style-name="ro3">
          <table:table-cell office:value-type="string" calcext:value-type="string">
            <text:p>width: 80%;</text:p>
          </table:table-cell>
          <table:table-cell office:value-type="string" calcext:value-type="string">
            <text:p>Mua bộ pin này được chục ngày. Sơ bộ ban đầu thì khá hài lòng lúc nhận hàng, hộp và pin rất đẹp.</text:p>
            <text:p>Từ lúc mua đến giờ sạc dùng được 2 lần, cảm thấy khá ổn.</text:p>
            <text:p>Tuy nhiên trong 2 viên pin, 1 viên thì dùng rất tốt từ lúc đầy đến lúc hết, 1 viên thì có hiện tượng 88% sau khi sạc đầy và lúc dùng xuống pin nhanh hơn viên còn lại, rõ nhất là lúc đang</text:p>
          </table:table-cell>
        </table:table-row>
        <table:table-row table:style-name="ro1">
          <table:table-cell office:value-type="string" calcext:value-type="string">
            <text:p>width: 80%;</text:p>
          </table:table-cell>
          <table:table-cell office:value-type="string" calcext:value-type="string">
            <text:p>Mua 5 bộ mất một bộ hai nút giống nhau, a kay 😑 mmmmm</text:p>
          </table:table-cell>
        </table:table-row>
        <table:table-row table:style-name="ro2">
          <table:table-cell office:value-type="string" calcext:value-type="string">
            <text:p>width: 80%;</text:p>
          </table:table-cell>
          <table:table-cell office:value-type="string" calcext:value-type="string">
            <text:p>Mua 3 cam mà trong đó có 1 cái mới sài đc 1 hôm đã bị hư rồi chẳng biết làm thế nào.</text:p>
            <text:p>Chất lượng ảnh thì bình thường ( chỉ vài trăm nghìn như vậy là ok rồi) . Đối thoại qua lại ok. Còn xoay theo vật thể chuyển động thì k thấy có như quảng cáo. K biết bảo hành hay tổng đài tư vấn chăm sóc kh có hỗ trợ đc k nữa</text:p>
          </table:table-cell>
        </table:table-row>
        <table:table-row table:style-name="ro1">
          <table:table-cell office:value-type="string" calcext:value-type="string">
            <text:p>width: 80%;</text:p>
          </table:table-cell>
          <table:table-cell office:value-type="string" calcext:value-type="string">
            <text:p>mua 3 cái hài lòng 2 cái.1 míc hát hơi nặng xíu nhưg nói chug cũng ok.nên mua về luyện giọng</text:p>
          </table:table-cell>
        </table:table-row>
        <table:table-row table:style-name="ro1">
          <table:table-cell office:value-type="string" calcext:value-type="string">
            <text:p>width: 80%;</text:p>
          </table:table-cell>
          <table:table-cell office:value-type="string" calcext:value-type="string">
            <text:p>Mua 1 lần 20 tấm chụp thoải mái lắm , dù k nét như chụp máy cơ nhưng mà cảm giác cầm tấm ảnh trên tay sau khi chụp thích lắm . Mặc dù giá mua máy ảnh và mua film để duy trì khá chát Nhưng đây là trải nghiệm rất đáng để thử khi đi chơi cùng bạn bè để lưu lại khoảng khắc đáng nhớ</text:p>
          </table:table-cell>
        </table:table-row>
        <table:table-row table:style-name="ro1">
          <table:table-cell office:value-type="string" calcext:value-type="string">
            <text:p>width: 80%;</text:p>
          </table:table-cell>
          <table:table-cell office:value-type="string" calcext:value-type="string">
            <text:p>Một phong cách chụp ảnh mới...hiện đại kế cận với phong cách chụp ảnh bằng máy Palaroid ngày xưa. Rất thích hợp với các bạn trẻ có sở thích in ảnh để trang trí trong phòng riêng, hoặc bàn làm việc. chất liệu phim bằng nhựa có độ bền lưu ảnh lâu. Đáp ứng kịp thời nhu cầu về phim cho các máy chụp ảnh lấy ngay của hãng Fuji</text:p>
          </table:table-cell>
        </table:table-row>
        <table:table-row table:style-name="ro1">
          <table:table-cell office:value-type="string" calcext:value-type="string">
            <text:p>width: 80%;</text:p>
          </table:table-cell>
          <table:table-cell office:value-type="string" calcext:value-type="string">
            <text:p>mỏng manh, tiền nào của đó, sử dung gắn điện thoại được</text:p>
          </table:table-cell>
        </table:table-row>
        <table:table-row table:style-name="ro1">
          <table:table-cell office:value-type="string" calcext:value-type="string">
            <text:p>width: 80%;</text:p>
          </table:table-cell>
          <table:table-cell office:value-type="string" calcext:value-type="string">
            <text:p>Mỏng hơn nhiều so với những gì mình mong đợi, chất lượng mặt di chuột ở mức 3 sao, nhưng vắt sổ nên chẳng thể hư được.</text:p>
          </table:table-cell>
        </table:table-row>
        <table:table-row table:style-name="ro1">
          <table:table-cell office:value-type="string" calcext:value-type="string">
            <text:p>width: 80%;</text:p>
          </table:table-cell>
          <table:table-cell office:value-type="string" calcext:value-type="string">
            <text:p>mới xài thấy ổn đấy , để xem 1 thời gian như thế nào , nếu ok , ủng hộ thêm vài cái</text:p>
          </table:table-cell>
        </table:table-row>
        <table:table-row table:style-name="ro1">
          <table:table-cell office:value-type="string" calcext:value-type="string">
            <text:p>width: 80%;</text:p>
          </table:table-cell>
          <table:table-cell office:value-type="string" calcext:value-type="string">
            <text:p>mới xài thấy cũng ok hài long</text:p>
          </table:table-cell>
        </table:table-row>
        <table:table-row table:style-name="ro1">
          <table:table-cell office:value-type="string" calcext:value-type="string">
            <text:p>width: 80%;</text:p>
          </table:table-cell>
          <table:table-cell office:value-type="string" calcext:value-type="string">
            <text:p>Mọi tính năng ổn, ngoài trừ chất lượng camera thua xa con yi drome làm mình khó chấp nhận nổi. Chức năng báo động ổn, màu sắc hơi nhạt nhòa, còn lại ok.</text:p>
          </table:table-cell>
        </table:table-row>
        <table:table-row table:style-name="ro1">
          <table:table-cell office:value-type="string" calcext:value-type="string">
            <text:p>width: 80%;</text:p>
          </table:table-cell>
          <table:table-cell office:value-type="string" calcext:value-type="string">
            <text:p>Mới thử, Tôi thấy cũng được!</text:p>
          </table:table-cell>
        </table:table-row>
        <table:table-row table:style-name="ro1">
          <table:table-cell office:value-type="string" calcext:value-type="string">
            <text:p>width: 80%;</text:p>
          </table:table-cell>
          <table:table-cell office:value-type="string" calcext:value-type="string">
            <text:p>Mọi thứ sử dụng đến bây giờ đều ổn, hàng logitech thì có tiếng từ lâu nên cũng yên tâm</text:p>
          </table:table-cell>
        </table:table-row>
        <table:table-row table:style-name="ro1">
          <table:table-cell office:value-type="string" calcext:value-type="string">
            <text:p>width: 80%;</text:p>
          </table:table-cell>
          <table:table-cell office:value-type="string" calcext:value-type="string">
            <text:p>mọi thứ rất là ok trừ cái tay quay. dòm hơi yếu và quay thì phải nhẹ nhàng nếu ko gãy mấy thì ko biết tìm phụ tùng ở đâu thay dô. vừa test thử thấy ok. còn có cái thước cân để cân coi song song với mặt đất chưa nữa. ???</text:p>
          </table:table-cell>
        </table:table-row>
        <table:table-row table:style-name="ro1">
          <table:table-cell office:value-type="string" calcext:value-type="string">
            <text:p>width: 80%;</text:p>
          </table:table-cell>
          <table:table-cell office:value-type="string" calcext:value-type="string">
            <text:p>Mọi thứ ổn, hình ảnh tạm đc , app mihome chập chờn cứ bị văng acc và bắt đăng nhập lại miết k biết khắc phục làm sao ?</text:p>
          </table:table-cell>
        </table:table-row>
        <table:table-row table:style-name="ro1">
          <table:table-cell office:value-type="string" calcext:value-type="string">
            <text:p>width: 80%;</text:p>
          </table:table-cell>
          <table:table-cell office:value-type="string" calcext:value-type="string">
            <text:p>Mọi thứ đều ổn. Tuy nhiên giá đỡ điện thoại khá nhỏ so với các dòng điện thoại bây giờ, kéo lên để đặt đt vào khó.</text:p>
          </table:table-cell>
        </table:table-row>
        <table:table-row table:style-name="ro1">
          <table:table-cell office:value-type="string" calcext:value-type="string">
            <text:p>width: 80%;</text:p>
          </table:table-cell>
          <table:table-cell office:value-type="string" calcext:value-type="string">
            <text:p>Mọi thứ đều ổn trừ Parental Controls không ổn định, lúc chặn được lúc không chặn được,</text:p>
          </table:table-cell>
        </table:table-row>
        <table:table-row table:style-name="ro1">
          <table:table-cell office:value-type="string" calcext:value-type="string">
            <text:p>width: 80%;</text:p>
          </table:table-cell>
          <table:table-cell office:value-type="string" calcext:value-type="string">
            <text:p>Mọi thứ đều ổn nhưng loa mở ra tem bảo hành đã rách sẵn. Tiki xem lại để sau này bảo hành giúp mình.</text:p>
          </table:table-cell>
        </table:table-row>
        <table:table-row table:style-name="ro1">
          <table:table-cell office:value-type="string" calcext:value-type="string">
            <text:p>width: 80%;</text:p>
          </table:table-cell>
          <table:table-cell office:value-type="string" calcext:value-type="string">
            <text:p>Mọi thứ đều ổn có chân máy và thẻ nhớ nhưng chưa thấy túi tặng kèm</text:p>
          </table:table-cell>
        </table:table-row>
        <table:table-row table:style-name="ro1">
          <table:table-cell office:value-type="string" calcext:value-type="string">
            <text:p>width: 80%;</text:p>
          </table:table-cell>
          <table:table-cell office:value-type="string" calcext:value-type="string">
            <text:p>Mọi thứ đều ổn chỉ có điều không có dung dịch vệ sinh trong lọ. Lọ trống không!</text:p>
          </table:table-cell>
        </table:table-row>
        <table:table-row table:style-name="ro1">
          <table:table-cell office:value-type="string" calcext:value-type="string">
            <text:p>width: 80%;</text:p>
          </table:table-cell>
          <table:table-cell office:value-type="string" calcext:value-type="string">
            <text:p>Moi thu deu on , moi thu deu on moi thu deu on moi th</text:p>
          </table:table-cell>
        </table:table-row>
        <table:table-row table:style-name="ro1">
          <table:table-cell office:value-type="string" calcext:value-type="string">
            <text:p>width: 80%;</text:p>
          </table:table-cell>
          <table:table-cell office:value-type="string" calcext:value-type="string">
            <text:p>Mọi thứ đều Ok, nhưng mình thắc mắc tại sao không có Remote bluetooth. Nếu thiếu thì giử thêm cho mình nhé Shop. Cảm ơn Shop. Đơn hàng 9643100526493</text:p>
          </table:table-cell>
        </table:table-row>
        <table:table-row table:style-name="ro1">
          <table:table-cell office:value-type="string" calcext:value-type="string">
            <text:p>width: 80%;</text:p>
          </table:table-cell>
          <table:table-cell office:value-type="string" calcext:value-type="string">
            <text:p>Mọi thứ đều ngon, rất tiện dụng. Nếu tích hợp thành tai nghe bluetooth kết nối được với smartphone thì vời.</text:p>
          </table:table-cell>
        </table:table-row>
        <table:table-row table:style-name="ro1">
          <table:table-cell office:value-type="string" calcext:value-type="string">
            <text:p>width: 80%;</text:p>
          </table:table-cell>
          <table:table-cell office:value-type="string" calcext:value-type="string">
            <text:p>Mới thử chưa biết lâu dài sử dụng có vấn đề gì xảy ra không.Tuy nhiên,hiện tại loa không được to lắm...Hy vọng tất cả những sản phẩm trên Tiki đều chính hãng 100%,hàng chất lượng chuẩn,giá cả cạnh tranh...Tạo uy tín cho khách hàng mua hàng trên Tiki</text:p>
          </table:table-cell>
        </table:table-row>
        <table:table-row table:style-name="ro1">
          <table:table-cell office:value-type="string" calcext:value-type="string">
            <text:p>width: 80%;</text:p>
          </table:table-cell>
          <table:table-cell office:value-type="string" calcext:value-type="string">
            <text:p>mọi thứ chấp nhận được ngoài việc k kết nối WiFi dc</text:p>
          </table:table-cell>
        </table:table-row>
        <table:table-row table:style-name="ro1">
          <table:table-cell office:value-type="string" calcext:value-type="string">
            <text:p>width: 80%;</text:p>
          </table:table-cell>
          <table:table-cell office:value-type="string" calcext:value-type="string">
            <text:p>mới sử sụng k biết có bền k .tạm thời cho 4 sao</text:p>
          </table:table-cell>
        </table:table-row>
        <table:table-row table:style-name="ro1">
          <table:table-cell office:value-type="string" calcext:value-type="string">
            <text:p>width: 80%;</text:p>
          </table:table-cell>
          <table:table-cell office:value-type="string" calcext:value-type="string">
            <text:p>mới sử dụng được gần 1 tháng, đánh giá tiện lợi, dễ dùng, hình ảnh chấp nhận được so với số tiền bỏ ra</text:p>
          </table:table-cell>
        </table:table-row>
        <table:table-row table:style-name="ro1">
          <table:table-cell office:value-type="string" calcext:value-type="string">
            <text:p>width: 80%;</text:p>
          </table:table-cell>
          <table:table-cell office:value-type="string" calcext:value-type="string">
            <text:p>mới sử dụng cảm thấy hài lòng đóng gói kĩ cẩn thận vừa túi tiền</text:p>
          </table:table-cell>
        </table:table-row>
        <table:table-row table:style-name="ro1">
          <table:table-cell office:value-type="string" calcext:value-type="string">
            <text:p>width: 80%;</text:p>
          </table:table-cell>
          <table:table-cell office:value-type="string" calcext:value-type="string">
            <text:p>mới sd thấy ổn sao chép nhanh. giao hàng đóng gỏi cẩn thận</text:p>
          </table:table-cell>
        </table:table-row>
        <table:table-row table:style-name="ro2">
          <table:table-cell office:value-type="string" calcext:value-type="string">
            <text:p>width: 80%;</text:p>
          </table:table-cell>
          <table:table-cell office:value-type="string" calcext:value-type="string">
            <text:p>Mới nhận xài thử.Nhình chung sản phẩm chất lượng,đóng gói cẩn thận,giao hàng nhanh chóng.Còn độ bền thì phải chời thời gian mới nhận xét được</text:p>
            <text:p>Thẻ mình đã nhận ngày 28/10/2019 nhưng nay cũng chưa thấy hóa đơn ? mong nhà cung cấp quan tâm đến quyền lợi khách hàng.</text:p>
          </table:table-cell>
        </table:table-row>
        <table:table-row table:style-name="ro1">
          <table:table-cell office:value-type="string" calcext:value-type="string">
            <text:p>width: 80%;</text:p>
          </table:table-cell>
          <table:table-cell office:value-type="string" calcext:value-type="string">
            <text:p>mới nhận sản phẩm tốt,nghe to rõ, chưa biết pin có đc lâu và bền ko, tai nghe hơi to</text:p>
          </table:table-cell>
        </table:table-row>
        <table:table-row table:style-name="ro2">
          <table:table-cell office:value-type="string" calcext:value-type="string">
            <text:p>width: 80%;</text:p>
          </table:table-cell>
          <table:table-cell office:value-type="string" calcext:value-type="string">
            <text:p>mới nhận nhưng bận quá chưa đi test đc.</text:p>
            <text:p>hàng đc bọc gói gém kĩ càng. hình thức đẹp .   trc m cũng dùng bộ này cho sony a6300 . gio mua dùng cho canon rp.</text:p>
          </table:table-cell>
        </table:table-row>
        <table:table-row table:style-name="ro1">
          <table:table-cell office:value-type="string" calcext:value-type="string">
            <text:p>width: 80%;</text:p>
          </table:table-cell>
          <table:table-cell office:value-type="string" calcext:value-type="string">
            <text:p>moi nhận loa nghe ổn to nhưng khong biết đọ bền ra sao</text:p>
          </table:table-cell>
        </table:table-row>
        <table:table-row table:style-name="ro1">
          <table:table-cell office:value-type="string" calcext:value-type="string">
            <text:p>width: 80%;</text:p>
          </table:table-cell>
          <table:table-cell office:value-type="string" calcext:value-type="string">
            <text:p>mới nhận lens lúc chiều, tiki đóng gói khá ổn . về test lens thì độ ồn khi lấy nét cũng k đc như ý muốn, đang test tiếp hy vọng lens sẽ hoạt động tốt</text:p>
          </table:table-cell>
        </table:table-row>
        <table:table-row table:style-name="ro1">
          <table:table-cell office:value-type="string" calcext:value-type="string">
            <text:p>width: 80%;</text:p>
          </table:table-cell>
          <table:table-cell office:value-type="string" calcext:value-type="string">
            <text:p>Mới nhận hàng. Khá ổn. Tốt trong tầm giá. Nhu cầu cơ bản nên k đòi hỏi gì thêm</text:p>
          </table:table-cell>
        </table:table-row>
        <table:table-row table:style-name="ro3">
          <table:table-cell office:value-type="string" calcext:value-type="string">
            <text:p>width: 80%;</text:p>
          </table:table-cell>
          <table:table-cell office:value-type="string" calcext:value-type="string">
            <text:p>Mới nhận hàng thấy còn nguyên seal full box. Kết nối và check thử thì thấy oke. </text:p>
            <text:p>Tuy nhiên đang coi chức năng lưu dữ liệu trên micloud thế nào thì chưa tìm ra. </text:p>
            <text:p>Hàng Xiaomi thì chất trong tầm giá so với mấy hàng tào lao khác rồi.</text:p>
          </table:table-cell>
        </table:table-row>
        <table:table-row table:style-name="ro9">
          <table:table-cell office:value-type="string" calcext:value-type="string">
            <text:p>width: 80%;</text:p>
          </table:table-cell>
          <table:table-cell office:value-type="string" calcext:value-type="string">
            <text:p>Mới nhận hàng sáng nay (06-7-2020)</text:p>
            <text:p>- Thời gian giao hàng về Huyện khá lâu. mất 4 ngày.</text:p>
            <text:p>- Sản phẩm đúng như mô tả.</text:p>
            <text:p>- Đã cài đặt thành công và đang sử dụng tốt.</text:p>
            <text:p>- Tính năng phát hiện chuyển động rất tốt. 9/10</text:p>
            <text:p>- Tính năng di chuyển theo chuyển động chưa tốt 5/10 </text:p>
            <text:p>- Trong điều kiện ánh sáng bình thường, hình ảnh rõ nét.</text:p>
            <text:p>- Loa đàm thoại 2 chiều tạm được, hay bị tiếng vang vọng lại rất chói tai.</text:p>
          </table:table-cell>
        </table:table-row>
        <table:table-row table:style-name="ro1">
          <table:table-cell office:value-type="string" calcext:value-type="string">
            <text:p>width: 80%;</text:p>
          </table:table-cell>
          <table:table-cell office:value-type="string" calcext:value-type="string">
            <text:p>mới nhận hàng mở ra test thì thấy phím N bị đè xuống lúc bấm ko nghe tiếng click .. h choi mình hỏi đổi lại hàng sao ạ</text:p>
          </table:table-cell>
        </table:table-row>
        <table:table-row table:style-name="ro1">
          <table:table-cell office:value-type="string" calcext:value-type="string">
            <text:p>width: 80%;</text:p>
          </table:table-cell>
          <table:table-cell office:value-type="string" calcext:value-type="string">
            <text:p>Mới nhận hàng chiều qua sau 1 tuần đặt hàng,phải nói là đối tác GHN của Tiki cực kì chậm chạp.Tuy nhiên về sp Microlab M300 khá ấn tượng khi có âm thanh mạnh mẽ, mở cực đại loa ko bị rè, rất phù hợp với room 22m2 như nhà mình, Tiki đóng gói chắc chắn và cẩn thận, giá cả phù hợp.vote 4*</text:p>
          </table:table-cell>
        </table:table-row>
        <table:table-row table:style-name="ro1">
          <table:table-cell office:value-type="string" calcext:value-type="string">
            <text:p>width: 80%;</text:p>
          </table:table-cell>
          <table:table-cell office:value-type="string" calcext:value-type="string">
            <text:p>mới nhận hàg hôm qua.test thử nge rất oke.chỉ buồn kái là k có cổg usb...nói chug mọi thử đều ổn..để nge thời gian sẽ đáh giá tiếp</text:p>
          </table:table-cell>
        </table:table-row>
        <table:table-row table:style-name="ro1">
          <table:table-cell office:value-type="string" calcext:value-type="string">
            <text:p>width: 80%;</text:p>
          </table:table-cell>
          <table:table-cell office:value-type="string" calcext:value-type="string">
            <text:p>Mới nhận được sản phẩm chưa sử dụng , nên chưa đánh giá được . Giao hàng nhanh , nhân viên giao hàng hơi khó tính, đóng gói đẹp</text:p>
          </table:table-cell>
        </table:table-row>
        <table:table-row table:style-name="ro1">
          <table:table-cell office:value-type="string" calcext:value-type="string">
            <text:p>width: 80%;</text:p>
          </table:table-cell>
          <table:table-cell office:value-type="string" calcext:value-type="string">
            <text:p>mới nhận được hàng. hàng quốc dễ dùng và setup cũng nhanh.</text:p>
          </table:table-cell>
        </table:table-row>
        <table:table-row table:style-name="ro6">
          <table:table-cell office:value-type="string" calcext:value-type="string">
            <text:p>width: 80%;</text:p>
          </table:table-cell>
          <table:table-cell office:value-type="string" calcext:value-type="string">
            <text:p>Mới nhận được hàng hôm nay - đặt hàng từ tuần trước. Không có dấu hiệu nào để phân biệt chính hãng hay xách tay. </text:p>
            <text:p/>
            <text:p>Mới đang sạc chưa dùng thử, tôi sẽ viết tiếp đánh giá sau khi sử dụng </text:p>
            <text:p/>
            <text:p>Sản phẩm mua cho X-T3</text:p>
          </table:table-cell>
        </table:table-row>
        <table:table-row table:style-name="ro1">
          <table:table-cell office:value-type="string" calcext:value-type="string">
            <text:p>width: 80%;</text:p>
          </table:table-cell>
          <table:table-cell office:value-type="string" calcext:value-type="string">
            <text:p>Mới mua về test thử khá ok. Phù hợp với những bạn mới làm vlog cần mic thu âm.</text:p>
          </table:table-cell>
        </table:table-row>
        <table:table-row table:style-name="ro1">
          <table:table-cell office:value-type="string" calcext:value-type="string">
            <text:p>width: 80%;</text:p>
          </table:table-cell>
          <table:table-cell office:value-type="string" calcext:value-type="string">
            <text:p>Mới mua và dùng được chưa tới một tuần, bàn phím tốt, đánh êm và nhẹ. Không ưng chuột lắm, con lăn chuột không được nhạy. Mới đầu gắn vào máy thường bị chập chờn, lúc ăn lúc không, phải thử hết mấy cổng usb &gt;___</text:p>
          </table:table-cell>
        </table:table-row>
        <table:table-row table:style-name="ro1">
          <table:table-cell office:value-type="string" calcext:value-type="string">
            <text:p>width: 80%;</text:p>
          </table:table-cell>
          <table:table-cell office:value-type="string" calcext:value-type="string">
            <text:p>Mới mua thì tiki giảm giá mất 50 chục. Nói chung dùng khá tốt! Hy vọng ki trục trặc gì. Nhân viên giao hàng nhiệt tình.</text:p>
          </table:table-cell>
        </table:table-row>
        <table:table-row table:style-name="ro1">
          <table:table-cell office:value-type="string" calcext:value-type="string">
            <text:p>width: 80%;</text:p>
          </table:table-cell>
          <table:table-cell office:value-type="string" calcext:value-type="string">
            <text:p>Mới mua thấy hàng đẹp, còn tốt hay k thì dùng 1 thời gian mới có nhận xét chuẩn giá được. Không thấy có phiếu mua hàng, k biết bảo hành điện tử như nào, nhờ Tiki hỗ trợ</text:p>
          </table:table-cell>
        </table:table-row>
        <table:table-row table:style-name="ro1">
          <table:table-cell office:value-type="string" calcext:value-type="string">
            <text:p>width: 80%;</text:p>
          </table:table-cell>
          <table:table-cell office:value-type="string" calcext:value-type="string">
            <text:p>Moi mua nen chat luong Thi chua biet, Hien Tai Thi rat ok</text:p>
          </table:table-cell>
        </table:table-row>
        <table:table-row table:style-name="ro1">
          <table:table-cell office:value-type="string" calcext:value-type="string">
            <text:p>width: 80%;</text:p>
          </table:table-cell>
          <table:table-cell office:value-type="string" calcext:value-type="string">
            <text:p>Mới mua gói hàng 3 lớp hộp chắc chắn nhìn đẹp nhưng chưa sử dụng tới nên đánh giá 4 sao tạm thời hjhj</text:p>
          </table:table-cell>
        </table:table-row>
        <table:table-row table:style-name="ro1">
          <table:table-cell office:value-type="string" calcext:value-type="string">
            <text:p>width: 80%;</text:p>
          </table:table-cell>
          <table:table-cell office:value-type="string" calcext:value-type="string">
            <text:p>Mới mua ẻm về, test vài tấm cực đẹp, rất phù hợp cho người mới sử dụng như mình.</text:p>
          </table:table-cell>
        </table:table-row>
        <table:table-row table:style-name="ro1">
          <table:table-cell office:value-type="string" calcext:value-type="string">
            <text:p>width: 80%;</text:p>
          </table:table-cell>
          <table:table-cell office:value-type="string" calcext:value-type="string">
            <text:p>Mới mua được 5 ngày, nhận hàng nhanh, hàng chính hãng LBM đóng hộp tốt , lens chụp khá là đẹp , chất lượng thì phải xem xét một thời gian nữa . Mua lúc km là 2tr4 . 5 sao !!!</text:p>
          </table:table-cell>
        </table:table-row>
        <table:table-row table:style-name="ro1">
          <table:table-cell office:value-type="string" calcext:value-type="string">
            <text:p>width: 80%;</text:p>
          </table:table-cell>
          <table:table-cell office:value-type="string" calcext:value-type="string">
            <text:p>Mới mua được 1 tuần. Tốt so với mục đích mong muốn khi mua là theo dõi trẻ nhỏ: Kết nối ổn, góc rộng. Giao hàng nhanh (T7 đặt, T2 đã giao hàng mặc dù lịch dự kiến là T6)</text:p>
          </table:table-cell>
        </table:table-row>
        <table:table-row table:style-name="ro1">
          <table:table-cell office:value-type="string" calcext:value-type="string">
            <text:p>width: 80%;</text:p>
          </table:table-cell>
          <table:table-cell office:value-type="string" calcext:value-type="string">
            <text:p>Mới mua đang xài ổn định, dễ dàng cài đặt, chờ thời gian xem chất lượng độ bền đánh giá tiếp</text:p>
          </table:table-cell>
        </table:table-row>
        <table:table-row table:style-name="ro1">
          <table:table-cell office:value-type="string" calcext:value-type="string">
            <text:p>width: 80%;</text:p>
          </table:table-cell>
          <table:table-cell office:value-type="string" calcext:value-type="string">
            <text:p>mới mua 1sp.giao hàng <text:s/>sớm hơn dự kiến đóng gói cẩn thận hàng <text:s/>đúng như mẩu . hinh ảnh <text:s/>sắc nét</text:p>
          </table:table-cell>
        </table:table-row>
        <table:table-row table:style-name="ro1">
          <table:table-cell office:value-type="string" calcext:value-type="string">
            <text:p>width: 80%;</text:p>
          </table:table-cell>
          <table:table-cell office:value-type="string" calcext:value-type="string">
            <text:p>Mới mua 1 tuần xài thấy pin ok.Đánh giá sao phải viết đủ ký tự???</text:p>
          </table:table-cell>
        </table:table-row>
        <table:table-row table:style-name="ro1">
          <table:table-cell office:value-type="string" calcext:value-type="string">
            <text:p>width: 80%;</text:p>
          </table:table-cell>
          <table:table-cell office:value-type="string" calcext:value-type="string">
            <text:p>Mới lắp 2 con giống như thế này cho khách. Nhưng không phải mua trên TiKi. Hình ảnh rất đẹp , có cổng LAN nữa nên kết nối cáp mạng rất ổn định. Chức năng " Theo dõi chuyển động" không được hoàn hảo, nhiều lúc quay ngươc lên trần nhà hoặc ống kính bị quay vào trong vỏ bị mù luôn, thế là chả phát hiện được gì nữa. Đây là hình ảnh camera khi quay lên trần nhà.</text:p>
          </table:table-cell>
        </table:table-row>
        <table:table-row table:style-name="ro1">
          <table:table-cell office:value-type="string" calcext:value-type="string">
            <text:p>width: 80%;</text:p>
          </table:table-cell>
          <table:table-cell office:value-type="string" calcext:value-type="string">
            <text:p>Mỗi lần vào tiki đều ngắm lens này. Giao hàng nhanh chóng, hàng đẹp &amp; mình đang rất sung sướng :)</text:p>
          </table:table-cell>
        </table:table-row>
        <table:table-row table:style-name="ro1">
          <table:table-cell office:value-type="string" calcext:value-type="string">
            <text:p>width: 80%;</text:p>
          </table:table-cell>
          <table:table-cell office:value-type="string" calcext:value-type="string">
            <text:p>mọi khâu đều tốt, chỉ phân vân chất lượng sản phẩm có như nhà phân phối không thôi</text:p>
          </table:table-cell>
        </table:table-row>
        <table:table-row table:style-name="ro1">
          <table:table-cell office:value-type="string" calcext:value-type="string">
            <text:p>width: 80%;</text:p>
          </table:table-cell>
          <table:table-cell office:value-type="string" calcext:value-type="string">
            <text:p>Mới gắn xài được vài bữa, thấy cũng ổn và hài lòng. Tuy nhiên camera không có chức năng bám theo đối tượng trong khung hình như <text:s/>model xiao mi 360 khác :( Không kèm adapter, không kèm thẻ nhớ, bản này tấy trên hộp ghi thông số hỗ trợ thẻ nhớ tới 64GB, nguồn 5V/2A.</text:p>
          </table:table-cell>
        </table:table-row>
        <table:table-row table:style-name="ro1">
          <table:table-cell office:value-type="string" calcext:value-type="string">
            <text:p>width: 80%;</text:p>
          </table:table-cell>
          <table:table-cell office:value-type="string" calcext:value-type="string">
            <text:p>Mới dùng thử được hơn 2 tuần. Cảm nhận cá nhân lens dùng khá tốt, chụp khá nét, dải tiêu cự rộng phù hợp cho nhiều trường hợp. Nhược điểm là kích thước lens lớn, vòng chỉnh tiêu cự hơi khó dùng. Ngoài ra vẫn chưa thấy có gì để phàn nàn.</text:p>
          </table:table-cell>
        </table:table-row>
        <table:table-row table:style-name="ro1">
          <table:table-cell office:value-type="string" calcext:value-type="string">
            <text:p>width: 80%;</text:p>
          </table:table-cell>
          <table:table-cell office:value-type="string" calcext:value-type="string">
            <text:p>Mới dùng thì thấy ok còn không biết về sau thế nào chỉ có gửi hàng hơi lâu thôi</text:p>
          </table:table-cell>
        </table:table-row>
        <table:table-row table:style-name="ro1">
          <table:table-cell office:value-type="string" calcext:value-type="string">
            <text:p>width: 80%;</text:p>
          </table:table-cell>
          <table:table-cell office:value-type="string" calcext:value-type="string">
            <text:p>mới dùng thì cũng rất hài lòng. ko biết sau thế nào</text:p>
          </table:table-cell>
        </table:table-row>
        <table:table-row table:style-name="ro1">
          <table:table-cell office:value-type="string" calcext:value-type="string">
            <text:p>width: 80%;</text:p>
          </table:table-cell>
          <table:table-cell office:value-type="string" calcext:value-type="string">
            <text:p>mới dùng thấy cũng tạm được</text:p>
          </table:table-cell>
        </table:table-row>
        <table:table-row table:style-name="ro1">
          <table:table-cell office:value-type="string" calcext:value-type="string">
            <text:p>width: 80%;</text:p>
          </table:table-cell>
          <table:table-cell office:value-type="string" calcext:value-type="string">
            <text:p>MỚI DÙNG NÊN CHƯA ĐÁNH GIÁ CÓ ĐƯỢC LÂU KHÔNG</text:p>
          </table:table-cell>
        </table:table-row>
        <table:table-row table:style-name="ro1">
          <table:table-cell office:value-type="string" calcext:value-type="string">
            <text:p>width: 80%;</text:p>
          </table:table-cell>
          <table:table-cell office:value-type="string" calcext:value-type="string">
            <text:p>Mới dùng mình thấy hài lòng, về sau thì cần chờ thêm</text:p>
          </table:table-cell>
        </table:table-row>
        <table:table-row table:style-name="ro1">
          <table:table-cell office:value-type="string" calcext:value-type="string">
            <text:p>width: 80%;</text:p>
          </table:table-cell>
          <table:table-cell office:value-type="string" calcext:value-type="string">
            <text:p>Mới dùng 1 ngày. Nói chung ok. Nhưng hơi bất tiện là phải mua thêm nguồn 5V-2A</text:p>
          </table:table-cell>
        </table:table-row>
        <table:table-row table:style-name="ro1">
          <table:table-cell office:value-type="string" calcext:value-type="string">
            <text:p>width: 80%;</text:p>
          </table:table-cell>
          <table:table-cell office:value-type="string" calcext:value-type="string">
            <text:p>mới đầu thấy rất ok cảm ơn tiki</text:p>
          </table:table-cell>
        </table:table-row>
        <table:table-row table:style-name="ro2">
          <table:table-cell office:value-type="string" calcext:value-type="string">
            <text:p>width: 80%;</text:p>
          </table:table-cell>
          <table:table-cell office:value-type="string" calcext:value-type="string">
            <text:p>Mới đặt quyển từ điển tối qua, nay đã có hàng. Nhanh hơn mọi lần rất nhiều. Nhưng hơi thất vọng vì quyển từ điển bị móp ở mép sách, trang giấy cũng bị gấp lại, nhăn,... quyển sổ tặng kèm thì bị ướt từ trước hay sao nên nhăn bìa hết trơn. Dù sao thì đây là lần đầu nên cũng không có ý kiến gì nhiều, mong sau này tiki chu đáo phần đóng gói hơn.</text:p>
            <text:p>Còn về phần cuốn từ điển, chắc tại lần đầu thấy cuốn từ điển được làm đẹp thế này nên khoái lắm. Nội dung và tình bày đều tuyệt. Đúng là không tiếc khi quyết định mua về để học anh văn.</text:p>
          </table:table-cell>
        </table:table-row>
        <table:table-row table:style-name="ro1">
          <table:table-cell office:value-type="string" calcext:value-type="string">
            <text:p>width: 80%;</text:p>
          </table:table-cell>
          <table:table-cell office:value-type="string" calcext:value-type="string">
            <text:p>Mới đặt buổi sáng mà chiều đã giao. Lens mới giá chỉ nhỉnh hơn lens đời cũ 1 chút mà chất lượng mang lại rất tốt, đáng mua. Những điểm cải tiến dễ nhận thấy là ngàm kim loại bền bĩ hơn, tăng số lá khẩu lên 7 so với 5 ở đời trước cho phép chụp bokeh đẹp hơn.</text:p>
          </table:table-cell>
        </table:table-row>
        <table:table-row table:style-name="ro1">
          <table:table-cell office:value-type="string" calcext:value-type="string">
            <text:p>width: 80%;</text:p>
          </table:table-cell>
          <table:table-cell office:value-type="string" calcext:value-type="string">
            <text:p>Mới cắm vào nghe êm tai dễ sợ. Không biết dùng lâu ntn thôi. Với tầm giá này khá ổn</text:p>
          </table:table-cell>
        </table:table-row>
        <table:table-row table:style-name="ro1">
          <table:table-cell office:value-type="string" calcext:value-type="string">
            <text:p>width: 80%;</text:p>
          </table:table-cell>
          <table:table-cell office:value-type="string" calcext:value-type="string">
            <text:p>Model cũ xài đúng 1 năm hết bảo hành thì lăn ra chết, model này nét hơn, ngoài ra ko thấy có gì khác nữa, cùng giá tiền so với năm ngoái.</text:p>
          </table:table-cell>
        </table:table-row>
        <table:table-row table:style-name="ro1">
          <table:table-cell office:value-type="string" calcext:value-type="string">
            <text:p>width: 80%;</text:p>
          </table:table-cell>
          <table:table-cell office:value-type="string" calcext:value-type="string">
            <text:p>Mở hộp cảm ra đã thấy là mình mua đúng rồi :). Đế tản nhiệt rất nhẹ, hàng mới nên rất đẹp. Môt quạt rất trơn tru, thổi nhẹ là quay rất tít. Thử cắm vào máy tính thấy quạt chạy rất êm, không gây ra tiếng động, tốn ít rất pin của máy tính</text:p>
          </table:table-cell>
        </table:table-row>
        <table:table-row table:style-name="ro1">
          <table:table-cell office:value-type="string" calcext:value-type="string">
            <text:p>width: 80%;</text:p>
          </table:table-cell>
          <table:table-cell office:value-type="string" calcext:value-type="string">
            <text:p>Mk mua màu đen mà, sao shop gửi về màu xanh tím vậy. Hự hự mà thôi nghe cx oke</text:p>
          </table:table-cell>
        </table:table-row>
        <table:table-row table:style-name="ro1">
          <table:table-cell office:value-type="string" calcext:value-type="string">
            <text:p>width: 80%;</text:p>
          </table:table-cell>
          <table:table-cell office:value-type="string" calcext:value-type="string">
            <text:p>mk mới mua. từ lúc mua về k dùng mấy .moi chụp đc mays pic thôi. bạn nào cần mk để lại do cv k cần dùng nữa. mk o gia lâm hà nội 0377270629</text:p>
          </table:table-cell>
        </table:table-row>
        <table:table-row table:style-name="ro1">
          <table:table-cell office:value-type="string" calcext:value-type="string">
            <text:p>width: 80%;</text:p>
          </table:table-cell>
          <table:table-cell office:value-type="string" calcext:value-type="string">
            <text:p>miro hay hu tieng trong van hai long.</text:p>
          </table:table-cell>
        </table:table-row>
        <table:table-row table:style-name="ro1">
          <table:table-cell office:value-type="string" calcext:value-type="string">
            <text:p>width: 80%;</text:p>
          </table:table-cell>
          <table:table-cell office:value-type="string" calcext:value-type="string">
            <text:p>Mình yêu cầu xuất hóa đơn mà sao mấy ngày rồi chưa có hóa đơn nhỉ</text:p>
          </table:table-cell>
        </table:table-row>
        <table:table-row table:style-name="ro1">
          <table:table-cell office:value-type="string" calcext:value-type="string">
            <text:p>width: 80%;</text:p>
          </table:table-cell>
          <table:table-cell office:value-type="string" calcext:value-type="string">
            <text:p>Mình xài ổn nhưng nút bấm ở phía sau xài một thời gian bị kẹt nút làm khó điều chỉnh ở sau lưng</text:p>
          </table:table-cell>
        </table:table-row>
        <table:table-row table:style-name="ro1">
          <table:table-cell office:value-type="string" calcext:value-type="string">
            <text:p>width: 80%;</text:p>
          </table:table-cell>
          <table:table-cell office:value-type="string" calcext:value-type="string">
            <text:p>Mình xài loại này được 2 năm. Do nó cũ và bị sắp bị đứt nên mua cái mới. Tốt so với tầm giá. Gọn, không quá thô. Chỉ có chi tiết nhỏ là cần cải thiện chất liệu của phần cố định móc khóa cho bền hơn là hoàn hảo.</text:p>
          </table:table-cell>
        </table:table-row>
        <table:table-row table:style-name="ro1">
          <table:table-cell office:value-type="string" calcext:value-type="string">
            <text:p>width: 80%;</text:p>
          </table:table-cell>
          <table:table-cell office:value-type="string" calcext:value-type="string">
            <text:p>Mình xài được thời gian mọi thứ đều ok, nhưng có điều quay video 4k khi xem lại trên máy ảnh thì mượt mà xem trên máy tính thì video bị giật lắc. Không biết nguyên nhân do đâu</text:p>
          </table:table-cell>
        </table:table-row>
        <table:table-row table:style-name="ro1">
          <table:table-cell office:value-type="string" calcext:value-type="string">
            <text:p>width: 80%;</text:p>
          </table:table-cell>
          <table:table-cell office:value-type="string" calcext:value-type="string">
            <text:p>Mình xài 1 tháng rồi thấy cẫn ok, ko có lỗi gì</text:p>
          </table:table-cell>
        </table:table-row>
        <table:table-row table:style-name="ro1">
          <table:table-cell office:value-type="string" calcext:value-type="string">
            <text:p>width: 80%;</text:p>
          </table:table-cell>
          <table:table-cell office:value-type="string" calcext:value-type="string">
            <text:p>Mình vừa xài thử nghiệm máy sony alpha, bước đầu chưa quen máy lắm nhưng nói chung là máy dễ sử dụng, không khó cho người mới bắt đầu tập dùng máy. Chụp ngày và tối chế độ zoom cận chụp rất rõ nét. Tiki đợt này giao hàng nhanh, đặt hàng buổi tối mà buổi trưa sau đã có máy rồi. Nhưng mua máy chụp hình không được nhận tiki xu như các sản phẩm khác</text:p>
          </table:table-cell>
        </table:table-row>
        <table:table-row table:style-name="ro2">
          <table:table-cell office:value-type="string" calcext:value-type="string">
            <text:p>width: 80%;</text:p>
          </table:table-cell>
          <table:table-cell office:value-type="string" calcext:value-type="string">
            <text:p>Mình vừa nhận hàng và thật sự rất không hài lòng về thái độ của nhân viên giao hàng</text:p>
            <text:p> Sản phẩm mới đẹp hát ổn. 38w nhưng âm thanh to lắm. Chưa biết chất lượng về dài lâu thế nào. Đáng lẽ cho 5 sao nhưng a nhân viên giao hàng thái độ quá kém nên cho 4 sao</text:p>
          </table:table-cell>
        </table:table-row>
        <table:table-row table:style-name="ro1">
          <table:table-cell office:value-type="string" calcext:value-type="string">
            <text:p>width: 80%;</text:p>
          </table:table-cell>
          <table:table-cell office:value-type="string" calcext:value-type="string">
            <text:p>Mình vừa nhận hàng nhưng Tiki giao thiếu cho mình quà tặng kèm là hộp Dilmah fujifilm mini 10 tấm. Nhờ Tiki coi lại giùm mình. Mã đơn của mình là: DH 211572044. Thanks Tiki</text:p>
          </table:table-cell>
        </table:table-row>
        <table:table-row table:style-name="ro1">
          <table:table-cell office:value-type="string" calcext:value-type="string">
            <text:p>width: 80%;</text:p>
          </table:table-cell>
          <table:table-cell office:value-type="string" calcext:value-type="string">
            <text:p>Mình vừa nhận được hàng xong. Tiki đóng gói tốt, giao hàng nhanh. Tuy nhiên, mình thấy vỏ hộp của sạc dự phòng không giống hộp của anker thông thường. Bên trong hộp cũng không thấy có tờ giấy happy và not happy của anker là thế nào vậy?</text:p>
          </table:table-cell>
        </table:table-row>
        <table:table-row table:style-name="ro1">
          <table:table-cell office:value-type="string" calcext:value-type="string">
            <text:p>width: 80%;</text:p>
          </table:table-cell>
          <table:table-cell office:value-type="string" calcext:value-type="string">
            <text:p>Mình vừa nhận được hàng hôm nay, hàng đúng như mô tả. Mình định dùng để chứa 1 cái iphone plus và 1 cái iphone xs. Tuy nhiên, mặc dù bao khá to, nhưng ngăn ngoài sẽ không nhét vừa iphone xs nếu để cover, dù chỉ là cover nhựa trong. Về cơ là mình không dùng được bao này.</text:p>
          </table:table-cell>
        </table:table-row>
        <table:table-row table:style-name="ro1">
          <table:table-cell office:value-type="string" calcext:value-type="string">
            <text:p>width: 80%;</text:p>
          </table:table-cell>
          <table:table-cell office:value-type="string" calcext:value-type="string">
            <text:p>mình vừa mua giá đỡ điện thoại ba chân không biết gắn làm giăng lò xo và gãy khung nhựa rùi bên mình có bán khung kẹp điện thoại không</text:p>
          </table:table-cell>
        </table:table-row>
        <table:table-row table:style-name="ro1">
          <table:table-cell office:value-type="string" calcext:value-type="string">
            <text:p>width: 80%;</text:p>
          </table:table-cell>
          <table:table-cell office:value-type="string" calcext:value-type="string">
            <text:p>mình vừa mua cái đế này thấy nó xài rất ổn,không có kêu tiếng, mẫu cũng đẹp,tuy nhiên quạt hơi yếu nên chỉ mát sơ sơ thôi.Nếu máy bạn có tình trạng nóng quá thì không nên xài cái này mà nên lựa quạt có công suất lớn hơn.TIKI giao hàng rất nhanh và đóng gói đẹp</text:p>
          </table:table-cell>
        </table:table-row>
        <table:table-row table:style-name="ro1">
          <table:table-cell office:value-type="string" calcext:value-type="string">
            <text:p>width: 80%;</text:p>
          </table:table-cell>
          <table:table-cell office:value-type="string" calcext:value-type="string">
            <text:p>Mình trả thêm phí để để giao hàng nhanh đc trong ngày cuối cùng là vẫn phải chờ qua tết hơn nửa tháng mới giao đc hết hàng</text:p>
          </table:table-cell>
        </table:table-row>
        <table:table-row table:style-name="ro6">
          <table:table-cell office:value-type="string" calcext:value-type="string">
            <text:p>width: 80%;</text:p>
          </table:table-cell>
          <table:table-cell office:value-type="string" calcext:value-type="string">
            <text:p>Mình tìm mãi không ra hướng dẫn nào kết nối wifi cho chuột như mô tả (kể cả trên Logitech). </text:p>
            <text:p>--&gt; vậy cho mình hỏi kết nối wifi cho chuột như thế nào?</text:p>
            <text:p/>
            <text:p>p.s:</text:p>
            <text:p>Kết nối bluetooth trên Mac nếu để hơi lâu ko chạm vào chuột thì phải bấm liên tục chuột mới nhận lại (hoặc rê qua lại liên tục) --&gt; giống như bị mất kết nối. Cái này hơi khó chịu.</text:p>
          </table:table-cell>
        </table:table-row>
        <table:table-row table:style-name="ro1">
          <table:table-cell office:value-type="string" calcext:value-type="string">
            <text:p>width: 80%;</text:p>
          </table:table-cell>
          <table:table-cell office:value-type="string" calcext:value-type="string">
            <text:p>minh thich mai hong da nay.ko thich mau den.ho con gai minh ko xai mau den.</text:p>
          </table:table-cell>
        </table:table-row>
        <table:table-row table:style-name="ro1">
          <table:table-cell office:value-type="string" calcext:value-type="string">
            <text:p>width: 80%;</text:p>
          </table:table-cell>
          <table:table-cell office:value-type="string" calcext:value-type="string">
            <text:p>Mình thích em này vì thiết kế của nó. Để trong nhà nhìn cực sang. Âm thanh tốt, âm bass hay, mở lớn cũng không bị rè , nghe nhạc cực chuẩn. Giá thành hợp lí. Cơ mà em này cũng chiếm khá nhiều diện tích. Nhà bạn nào nhỏ thì nên cân nhắc nhé. Vote cho em ấy 4 sao</text:p>
          </table:table-cell>
        </table:table-row>
        <table:table-row table:style-name="ro1">
          <table:table-cell office:value-type="string" calcext:value-type="string">
            <text:p>width: 80%;</text:p>
          </table:table-cell>
          <table:table-cell office:value-type="string" calcext:value-type="string">
            <text:p>Mình thích đi du lịch để ngắm cảnh</text:p>
          </table:table-cell>
        </table:table-row>
        <table:table-row table:style-name="ro1">
          <table:table-cell office:value-type="string" calcext:value-type="string">
            <text:p>width: 80%;</text:p>
          </table:table-cell>
          <table:table-cell office:value-type="string" calcext:value-type="string">
            <text:p>Mình thích</text:p>
          </table:table-cell>
        </table:table-row>
        <table:table-row table:style-name="ro1">
          <table:table-cell office:value-type="string" calcext:value-type="string">
            <text:p>width: 80%;</text:p>
          </table:table-cell>
          <table:table-cell office:value-type="string" calcext:value-type="string">
            <text:p>Mình thấy tiki mở sale nên tò mò nhấp vào, cộng thêm được nhiều review tốt nên mình order luôn. Sản phẩm đóng gói cẩn thận và nhìn rất chắc chắn. Tiki giao hàng nhanh</text:p>
          </table:table-cell>
        </table:table-row>
        <table:table-row table:style-name="ro1">
          <table:table-cell office:value-type="string" calcext:value-type="string">
            <text:p>width: 80%;</text:p>
          </table:table-cell>
          <table:table-cell office:value-type="string" calcext:value-type="string">
            <text:p>Mình thấy khá hài lòng với sản phẩm, chỉ có điều là hình như hộp của mình không phải là hàng nguyên seal thì phải?</text:p>
          </table:table-cell>
        </table:table-row>
        <table:table-row table:style-name="ro1">
          <table:table-cell office:value-type="string" calcext:value-type="string">
            <text:p>width: 80%;</text:p>
          </table:table-cell>
          <table:table-cell office:value-type="string" calcext:value-type="string">
            <text:p>Mình thấy hài lòng khâu đóng gói và giá cả thấy hợp lý. Mình mới lấy sáng nay nhưng chưa biết cài đặt ad giúp mình với.</text:p>
          </table:table-cell>
        </table:table-row>
        <table:table-row table:style-name="ro1">
          <table:table-cell office:value-type="string" calcext:value-type="string">
            <text:p>width: 80%;</text:p>
          </table:table-cell>
          <table:table-cell office:value-type="string" calcext:value-type="string">
            <text:p>Mình thấy đóng gói chưa cẩn thận. Hộp máy nhỏ gọn, chỉ được bao 01 lớp bóng hơi rồi đặt trong hộp giấy giao hàng là chưa chắc chắn. Hy vọng Tiki cẩn thận hơn.</text:p>
          </table:table-cell>
        </table:table-row>
        <table:table-row table:style-name="ro1">
          <table:table-cell office:value-type="string" calcext:value-type="string">
            <text:p>width: 80%;</text:p>
          </table:table-cell>
          <table:table-cell office:value-type="string" calcext:value-type="string">
            <text:p>Mình thấy cũng dùng được, ngoại trừ việc hai bàn chải có hơi bị mất vài sợi lông hoặc gắn lông lỏng lẻo nên chứ không</text:p>
          </table:table-cell>
        </table:table-row>
        <table:table-row table:style-name="ro1">
          <table:table-cell office:value-type="string" calcext:value-type="string">
            <text:p>width: 80%;</text:p>
          </table:table-cell>
          <table:table-cell office:value-type="string" calcext:value-type="string">
            <text:p>Mình tai trâu nên thấy hay, nhưng thua loa bluetooth sony xb21 với jbl pulse2 của mình. Nhưng vì không cùng phân khúc nên chấp nhận được.</text:p>
          </table:table-cell>
        </table:table-row>
        <table:table-row table:style-name="ro1">
          <table:table-cell office:value-type="string" calcext:value-type="string">
            <text:p>width: 80%;</text:p>
          </table:table-cell>
          <table:table-cell office:value-type="string" calcext:value-type="string">
            <text:p>mình rất thích chiêc loa này nghe cũng hay với hình thức rất đẹp quan trọng là giá thành sản phẩm phù hợp</text:p>
          </table:table-cell>
        </table:table-row>
        <table:table-row table:style-name="ro1">
          <table:table-cell office:value-type="string" calcext:value-type="string">
            <text:p>width: 80%;</text:p>
          </table:table-cell>
          <table:table-cell office:value-type="string" calcext:value-type="string">
            <text:p>Mình rất hài lòng về sản phẩm này, dùng ok. Gửi hàng nhanh, đóng gói kĩ lưỡng</text:p>
          </table:table-cell>
        </table:table-row>
        <table:table-row table:style-name="ro1">
          <table:table-cell office:value-type="string" calcext:value-type="string">
            <text:p>width: 80%;</text:p>
          </table:table-cell>
          <table:table-cell office:value-type="string" calcext:value-type="string">
            <text:p>Mình rất hài lòng về độ sáng nhưng còn giá thì cũng khá đắt và mình cũng rất thích quà tặng của tiki tặng</text:p>
          </table:table-cell>
        </table:table-row>
        <table:table-row table:style-name="ro1">
          <table:table-cell office:value-type="string" calcext:value-type="string">
            <text:p>width: 80%;</text:p>
          </table:table-cell>
          <table:table-cell office:value-type="string" calcext:value-type="string">
            <text:p>Mình phải đăng ký cloudplay mới lưu trữ được lịch sử hình ảnh hả. Mình mua mới khoảng 1 tuần mà báo gia hạn cloudplay, có thẻ nhớ không lưu trữ được sau, mình cần hỗ trợ liên hệ nha cung cấp thế nào ?</text:p>
          </table:table-cell>
        </table:table-row>
        <table:table-row table:style-name="ro1">
          <table:table-cell office:value-type="string" calcext:value-type="string">
            <text:p>width: 80%;</text:p>
          </table:table-cell>
          <table:table-cell office:value-type="string" calcext:value-type="string">
            <text:p>mình ở tỉnh, mà đặt hàng tối thứ 5, chiều thứ 6 đã nhận được sản phẩm. cuối tuần đi chơi được dùng luôn. Lens dễ chụp, phù hợp với người mới dùng như mình.</text:p>
          </table:table-cell>
        </table:table-row>
        <table:table-row table:style-name="ro1">
          <table:table-cell office:value-type="string" calcext:value-type="string">
            <text:p>width: 80%;</text:p>
          </table:table-cell>
          <table:table-cell office:value-type="string" calcext:value-type="string">
            <text:p>Minh o tỉnh Bình Thuận minh thay tuong đoi ổn định</text:p>
          </table:table-cell>
        </table:table-row>
        <table:table-row table:style-name="ro1">
          <table:table-cell office:value-type="string" calcext:value-type="string">
            <text:p>width: 80%;</text:p>
          </table:table-cell>
          <table:table-cell office:value-type="string" calcext:value-type="string">
            <text:p>Mình ở quận 1, đặt hàng lúc 10h sáng đăng kí gói giao hàng nhanh trong 2h, đơn hàng xác nhận giao trươc 13h , đợi mãi tới 13h20 mới có nhân viên báo giao trễ có nhận thì qua giao , mình ngồi chờ tiếp tới 2h kém thì nhận được hàng</text:p>
          </table:table-cell>
        </table:table-row>
        <table:table-row table:style-name="ro1">
          <table:table-cell office:value-type="string" calcext:value-type="string">
            <text:p>width: 80%;</text:p>
          </table:table-cell>
          <table:table-cell office:value-type="string" calcext:value-type="string">
            <text:p>Mình ở Hải Phòng, muốn mua sản phẩm của shop thì hình thức thanh toán và vận chuyển được thực hiện như thế nào?</text:p>
          </table:table-cell>
        </table:table-row>
        <table:table-row table:style-name="ro1">
          <table:table-cell office:value-type="string" calcext:value-type="string">
            <text:p>width: 80%;</text:p>
          </table:table-cell>
          <table:table-cell office:value-type="string" calcext:value-type="string">
            <text:p>Mình nhận hàng và test thấy hơi trơn</text:p>
          </table:table-cell>
        </table:table-row>
        <table:table-row table:style-name="ro1">
          <table:table-cell office:value-type="string" calcext:value-type="string">
            <text:p>width: 80%;</text:p>
          </table:table-cell>
          <table:table-cell office:value-type="string" calcext:value-type="string">
            <text:p>Mình nhận được sách chỉ sau 3 ngày đặt hàng trên tiki và mình hài lòng vì chất lượng của cuốn sách đúng như mình mong muốn. Nhưng mà hình như cuốn này không có bản nhỏ gọn hơn vì mang đi học không được tiện, khá là nặng. Sách có cd đi kèm, code đăng kí trên trang chủ của oxford nhưng mình vẫn chưa truy cập nên không biết có tốt và có ai dùng như các bạn nhận xét hay chưa. Bìa là bìa mềm, nếu không được bọc cẩn thận sẽ bị cong nhìn rất xấu. Vì giấy mỏng nên đựng vào balo dễ quăn góc phải chú ý và lật cũng nhẹ tay. Tuy mỏng nhưng giấy rất dai và có nhiều hình ảnh in màu đẹp. Cuốn sách rất hữu dụng cho bạn nào muốn học tốt tiếng anh. </text:p>
          </table:table-cell>
        </table:table-row>
        <table:table-row table:style-name="ro1">
          <table:table-cell office:value-type="string" calcext:value-type="string">
            <text:p>width: 80%;</text:p>
          </table:table-cell>
          <table:table-cell office:value-type="string" calcext:value-type="string">
            <text:p>Mình nhận được máy Sony DSC H300 ngày hôm qua sau khoảng 6 tiếng đặt hàng. Tiki giao hàng rất nhanh, mình rất hài lòng. Về máy thì mình mình hài lòng với mức giá này, tuy nhiên hướng dẫn sử dụng chẳng ghi gì cả, chắc là phải mày mò một thời gian.</text:p>
          </table:table-cell>
        </table:table-row>
        <table:table-row table:style-name="ro1">
          <table:table-cell office:value-type="string" calcext:value-type="string">
            <text:p>width: 80%;</text:p>
          </table:table-cell>
          <table:table-cell office:value-type="string" calcext:value-type="string">
            <text:p>Mình nhận đủ hàng. Sản phẩm ổn trong tầm giá, trụ khá chắc chắn sau khi cân chỉnh, remote dùng được. Tuy nhiên vì là làm bằng nhôm nên có vài chỗ vị móp nhẹ. Ai mà mua chụp choẹt, quay video cho vui thì nên mua còn muốn mượt mà hơn, các khớp nối khớp xoay trơn tru hơn và độ bền tốt hơn thì chọn sản phẩm khác nhé!</text:p>
          </table:table-cell>
        </table:table-row>
        <table:table-row table:style-name="ro1">
          <table:table-cell office:value-type="string" calcext:value-type="string">
            <text:p>width: 80%;</text:p>
          </table:table-cell>
          <table:table-cell office:value-type="string" calcext:value-type="string">
            <text:p>mình nhận dc thanh ram của ss 8gb buss 1600 cắm vào máy nhưng không sử dụng được, mình có thể trả hàng lại ko ạ?</text:p>
          </table:table-cell>
        </table:table-row>
        <table:table-row table:style-name="ro1">
          <table:table-cell office:value-type="string" calcext:value-type="string">
            <text:p>width: 80%;</text:p>
          </table:table-cell>
          <table:table-cell office:value-type="string" calcext:value-type="string">
            <text:p>mình nhận dc thanh ram của ss 8gb buss 1600 cắm vào máy nhận liền nhưng sp đã sử dụng có vết tháo ra</text:p>
          </table:table-cell>
        </table:table-row>
        <table:table-row table:style-name="ro1">
          <table:table-cell office:value-type="string" calcext:value-type="string">
            <text:p>width: 80%;</text:p>
          </table:table-cell>
          <table:table-cell office:value-type="string" calcext:value-type="string">
            <text:p>mình nhận đc hàng hôm 15/2 (MĐH 471515517) tận hnay 23/2 mình mới ráp, nguồn vẫn lên bth mà hình lại k lên, đã thử hết cổng VGA, DVI vẫn k lên màn hình :((, phiền kỹ thuật viên kiểm tra</text:p>
          </table:table-cell>
        </table:table-row>
        <table:table-row table:style-name="ro4">
          <table:table-cell office:value-type="string" calcext:value-type="string">
            <text:p>width: 80%;</text:p>
          </table:table-cell>
          <table:table-cell office:value-type="string" calcext:value-type="string">
            <text:p>Mình nghiên cứu mãi mới chọn mua em này, thích nhất đặc điểm của máy là có thể tự xoay theo người được chọn, nhỏ gọn bằng trọng lượng iphone.</text:p>
            <text:p>Về Tiki thì sản phẩm giao nhanh, mình phải chọn giao nhanh 2h vì không thể chờ lâu hơn các bạn à. Đóng gói như hình.</text:p>
            <text:p>Để sử dụng được thì phải cài app DJI Mimo trên điẹn thoại và phải gắn thẻ nhớ. (Tất nhiên là phải mua thẻ nhớ micro SD rời vì không có thẻ nhớ đi kèm máy. Nuốt tiền nữa đó các bạn.</text:p>
            <text:p>Mua máy xong mình phải đặt ngay 1 thẻ nhớ giao nhanh nữa</text:p>
          </table:table-cell>
        </table:table-row>
        <table:table-row table:style-name="ro1">
          <table:table-cell office:value-type="string" calcext:value-type="string">
            <text:p>width: 80%;</text:p>
          </table:table-cell>
          <table:table-cell office:value-type="string" calcext:value-type="string">
            <text:p>Mình nên gửi trả hàng để bổ sung cái chốt hay shop gửi thêm cho mình vậy shop</text:p>
          </table:table-cell>
        </table:table-row>
        <table:table-row table:style-name="ro1">
          <table:table-cell office:value-type="string" calcext:value-type="string">
            <text:p>width: 80%;</text:p>
          </table:table-cell>
          <table:table-cell office:value-type="string" calcext:value-type="string">
            <text:p>Mình muốn mua dây màu sáng hơn kìa mà ko biết màu nào chính xác ! Màu này cũng tạm được</text:p>
          </table:table-cell>
        </table:table-row>
        <table:table-row table:style-name="ro1">
          <table:table-cell office:value-type="string" calcext:value-type="string">
            <text:p>width: 80%;</text:p>
          </table:table-cell>
          <table:table-cell office:value-type="string" calcext:value-type="string">
            <text:p>Mình muốn đổi hàng. Bạn có thể gọi cho mình không <text:s/>0967888981</text:p>
          </table:table-cell>
        </table:table-row>
        <table:table-row table:style-name="ro1">
          <table:table-cell office:value-type="string" calcext:value-type="string">
            <text:p>width: 80%;</text:p>
          </table:table-cell>
          <table:table-cell office:value-type="string" calcext:value-type="string">
            <text:p>Mình muốn bảo hành thì bảo hành như thế nào ạ ? có bảo hành điện tử được không</text:p>
          </table:table-cell>
        </table:table-row>
        <table:table-row table:style-name="ro1">
          <table:table-cell office:value-type="string" calcext:value-type="string">
            <text:p>width: 80%;</text:p>
          </table:table-cell>
          <table:table-cell office:value-type="string" calcext:value-type="string">
            <text:p>Mình mua về nhưng 1 tai ko dùng được. Nhân viên tiki đã thu hồi sản phẩm và Mình đang chờ tiki gửi trả hàng. Cảm ơn uy tín của Tiki!</text:p>
          </table:table-cell>
        </table:table-row>
        <table:table-row table:style-name="ro1">
          <table:table-cell office:value-type="string" calcext:value-type="string">
            <text:p>width: 80%;</text:p>
          </table:table-cell>
          <table:table-cell office:value-type="string" calcext:value-type="string">
            <text:p>Mình mua và xài đã lâu sản phẩm xài tốt bắt sóng mạnh. Nói chung xài tốt</text:p>
          </table:table-cell>
        </table:table-row>
        <table:table-row table:style-name="ro2">
          <table:table-cell office:value-type="string" calcext:value-type="string">
            <text:p>width: 80%;</text:p>
          </table:table-cell>
          <table:table-cell office:value-type="string" calcext:value-type="string">
            <text:p>Mình mua và sài được hơn 3 tháng, vẫn còn ok.</text:p>
            <text:p>Không lỗi lầm, nhưng hộp hơi cũ và bụi.</text:p>
          </table:table-cell>
        </table:table-row>
        <table:table-row table:style-name="ro1">
          <table:table-cell office:value-type="string" calcext:value-type="string">
            <text:p>width: 80%;</text:p>
          </table:table-cell>
          <table:table-cell office:value-type="string" calcext:value-type="string">
            <text:p>Mình mua và dùng sản phẩm đc gần tháng rồi mới viết nhận xét cho khách quan. Nói chung là rất ổn, giao nhanh, đóng gói ok. Lap của mình bộ phận tỏa nhiệt rất kém, mùa đông dùng còn đỡ chứ mùa hè nhiệt độ phòng tầm 29-30 độ trở lên thì dùng khoảng 30p-60p thì máy rất nóng, nếu xem video thì ko thể xem đc vì bị méo tiếng, chậm hình, lên mạng thì toàn bị lag. Đầu tháng 6 mình mua đế tản nhiệt này về, từ đó dùng ok luôn, xem phim vào mạng thỏa mái mà ko bị đơ máy, mình thấy có bạn nhận xét là quạt chậm , nhưng mình thấy cũng đc mà, quạt chậm nhưng ko gây tiếng ồn mà vẫn có hiệu quả rất tốt. Điểm trừ duy nhất là cánh quạt khá mỏng mà bên dưới cánh quạt không có bộ phận bảo vệ nên rất dễ gãy cánh nếu không thật cẩn thận, vì vậy nên chỉ cho 4 sao.</text:p>
          </table:table-cell>
        </table:table-row>
        <table:table-row table:style-name="ro2">
          <table:table-cell office:value-type="string" calcext:value-type="string">
            <text:p>width: 80%;</text:p>
          </table:table-cell>
          <table:table-cell office:value-type="string" calcext:value-type="string">
            <text:p>Mình mua trippod này với mục đích chụp gia đình,nhóm là chính nên sản phẩm này khá phù hợp, mọi thứ đều tốt,linh hoạt, đóng gói cẩn thận giao đúng giờ</text:p>
            <text:p>chỉ có điều phần nhựa để đỡ 3 chân mình nhìn có vẻ hơi mỏng manh</text:p>
          </table:table-cell>
        </table:table-row>
        <table:table-row table:style-name="ro1">
          <table:table-cell office:value-type="string" calcext:value-type="string">
            <text:p>width: 80%;</text:p>
          </table:table-cell>
          <table:table-cell office:value-type="string" calcext:value-type="string">
            <text:p>mình mua sp mà thiếu cái chốt này.giờ làm sao shop có gửi tiếp cho mình 1 cái dc ko?</text:p>
          </table:table-cell>
        </table:table-row>
        <table:table-row table:style-name="ro15">
          <table:table-cell office:value-type="string" calcext:value-type="string">
            <text:p>width: 80%;</text:p>
          </table:table-cell>
          <table:table-cell office:value-type="string" calcext:value-type="string">
            <text:p>Mình mua sản phẩm từ Tiki.</text:p>
            <text:p>A. Về dịch vụ giao hành của tiki mình đánh gía là rất tốt, đặc biệt trong khâu đóng gói sản phẩm</text:p>
            <text:p>B. Về chất lượng của máy:</text:p>
            <text:p>Ưu Điểm</text:p>
            <text:p>1. Mình đánh giá với tầm tiền này thì chất lượng từng xu với giá tiền của sản phẩm</text:p>
            <text:p>2. Máy rất thuận tiện với dân chụp hình bán chuyên vì: Máy tự bắt net và xử lý hình ảnh nhanh, các nút thao tác đơn giản, dễ sử dụng. Nếu bạn có con nhỏ và muốn chụp hình cho bé thì chụp rất thích.</text:p>
            <text:p>3. Máy quay phim khá ổn, bắt nét trong khi quay phim cũng nhanh</text:p>
            <text:p>4. Đây là dòng máy tuyệt vời khi đi du lịch vì cực kỳ gọn nhẹ, (kể cả lens cũng gọn nữa)</text:p>
            <text:p>NHƯƠC ĐIỂM:</text:p>
            <text:p>1. Lens 16-50mm đi cùng à lens kit chỉ sử dụng chụp ảnh tương đối. Nếu bạn muốn chụp đẹp và chuyên hơn phải đầu tư lens khác cho máy.</text:p>
            <text:p>2. Lens của Sony, đặc biệd dòng Miccrolesss rất mắc kể cả mua mới lẫn mua lại (Thường trên 8tr 1 lens). Sau khi mua mình phải đầu tư thêm 2 lens nữa của sony và sigma mất thêm tầm 15tr.</text:p>
            <text:p>3. Màu của Sony khá thật nên nếu bạn thuộc phong cách chụp ảnh chân dung thì nên mua Canon sẽ có nước da chụp hồng hào hơn, còn nếu chụp phong cảnh mình nghỉ nên mua Fuji sẽ đẹp hơn</text:p>
          </table:table-cell>
        </table:table-row>
        <table:table-row table:style-name="ro1">
          <table:table-cell office:value-type="string" calcext:value-type="string">
            <text:p>width: 80%;</text:p>
          </table:table-cell>
          <table:table-cell office:value-type="string" calcext:value-type="string">
            <text:p>Mình mua sản phẩm này nhằm làm quà tặng cho bạn làm quà sinh nhật đúng lúc thấy đang giảm giá nên mình đã không chừng chừ đặt mua vì trước giờ thể nhớ này dùng tốt và thấy nó cũng thích chụp hình , quay video nên mình nghĩ đây sẽ là một món quà có ý nghĩa đối với nó.</text:p>
          </table:table-cell>
        </table:table-row>
        <table:table-row table:style-name="ro1">
          <table:table-cell office:value-type="string" calcext:value-type="string">
            <text:p>width: 80%;</text:p>
          </table:table-cell>
          <table:table-cell office:value-type="string" calcext:value-type="string">
            <text:p>Mình mua sản phầm này được hơn tuần thì bắt đầu có hiện tượng cảm biến ánh sáng bắt đầu có vấn đề .Như ảnh nhà mình có bật điện nhưng chế độ hình ảnh vẫn ở dạng đèn hồng ngoại ban ngày thì phải 6h30 trở đi mới có chế độ có màu</text:p>
          </table:table-cell>
        </table:table-row>
        <table:table-row table:style-name="ro1">
          <table:table-cell office:value-type="string" calcext:value-type="string">
            <text:p>width: 80%;</text:p>
          </table:table-cell>
          <table:table-cell office:value-type="string" calcext:value-type="string">
            <text:p>Mình mua sản phẩm này để tiện lợi cho việc ghi nhớ các bài học cũng như tài liệu. Khi mua sản phẩm nhỏ nhưng vừa đủ và phù hợp với máy tính của mình. Ngoài ra thẻ nhớ còn được bọc một túi chống sóc ở bên ngoài nên khá chắc chắn còn về chất lượng thì chưa làm mình hài lòng vì nó chậm hơn so với quảng cáo. Nhưng so về cả mặt giá cả thì đây chính là sản phẩm đáng mua.</text:p>
          </table:table-cell>
        </table:table-row>
        <table:table-row table:style-name="ro1">
          <table:table-cell office:value-type="string" calcext:value-type="string">
            <text:p>width: 80%;</text:p>
          </table:table-cell>
          <table:table-cell office:value-type="string" calcext:value-type="string">
            <text:p>Mình mua sách ở Tiki rất nhiều rồi, nhưng đây là lần đầu tiên nhận sách bị nhàu gáy như vậy thì thất vọng. Nội dung sách thì không bàn cãi nhưng chất lượng sách giao hơi cũ, mong Tiki ghi nhận.</text:p>
          </table:table-cell>
        </table:table-row>
        <table:table-row table:style-name="ro1">
          <table:table-cell office:value-type="string" calcext:value-type="string">
            <text:p>width: 80%;</text:p>
          </table:table-cell>
          <table:table-cell office:value-type="string" calcext:value-type="string">
            <text:p>mình mua pin này về gắn vào mạch sạc bị nóng. shop có thể tư vấn không?</text:p>
          </table:table-cell>
        </table:table-row>
        <table:table-row table:style-name="ro1">
          <table:table-cell office:value-type="string" calcext:value-type="string">
            <text:p>width: 80%;</text:p>
          </table:table-cell>
          <table:table-cell office:value-type="string" calcext:value-type="string">
            <text:p>Mình mua phim và lắp vào máy dùng mới đầu 6 tấm chụp bình thường rất đẹp nhưng có khoảng thời gian cỡ 2 tháng <text:s/>mình không sử dụng. Giờ lấy ra chụp trong máy còn 4 tấm phim nhưng giơ máy chụp xong đều hiện ra đen thui y như tấm lúc đầu nắp phim. Tiki và các bạn có thể tư vấn cho mình cách khắc phục không huhu? Đã đắt mà còn bị hư mất 4 tấm hình</text:p>
          </table:table-cell>
        </table:table-row>
        <table:table-row table:style-name="ro3">
          <table:table-cell office:value-type="string" calcext:value-type="string">
            <text:p>width: 80%;</text:p>
          </table:table-cell>
          <table:table-cell office:value-type="string" calcext:value-type="string">
            <text:p>Mình mua ngay đợt giảm giá nên được giá khá tốt chỉ 309.000. Sách to và nặng hơn mình tưởng tượng nên thích hợp để ở nhà tra cứu hơn. Phần sau sách được in màu và có hình ảnh vô cùng bắt mắt. Hơn nữa còn tặng kèm thêm cả CV .</text:p>
            <text:p>Mình đánh giá 4 sao thay vì 5 sao tại mình không hài lòng lắm với bìa sách qua mỏng manh. Chỉ cần dựng sách lên kệ là bị quăng góc liền nên chỉ có thể để ngang trên bàn. Cảm thấy hơi phiền nên mình đã đi ép plastic để giúp sách chắc chắn hơn. </text:p>
            <text:p>Dù sao đi nữa thì mình nghĩ đây là cuốn từ điển đáng đồng tiền bát gạo cho những bạn yêu thích và có mục tiêu học tốt tiếng anh. </text:p>
          </table:table-cell>
        </table:table-row>
        <table:table-row table:style-name="ro1">
          <table:table-cell office:value-type="string" calcext:value-type="string">
            <text:p>width: 80%;</text:p>
          </table:table-cell>
          <table:table-cell office:value-type="string" calcext:value-type="string">
            <text:p>Mình mua mới dùng đk mấy hôm giờ chân sạc ihone không dùng đk nữa. Shop đổi cho mình cái khác với ạ</text:p>
          </table:table-cell>
        </table:table-row>
        <table:table-row table:style-name="ro4">
          <table:table-cell office:value-type="string" calcext:value-type="string">
            <text:p>width: 80%;</text:p>
          </table:table-cell>
          <table:table-cell office:value-type="string" calcext:value-type="string">
            <text:p>Mình mua mic này tầm 2 tháng trước và chỉ mới xài tầm 5 lần nhưng nhìn chung cũng ổn. </text:p>
            <text:p>Thu âm ngoài trời hơi abc một xíu nhưng nếu đứng khuất gió thì khá okay.</text:p>
            <text:p/>
            <text:p>Tiki giao hàng nhanh, đóng gói cẩn thận.</text:p>
          </table:table-cell>
        </table:table-row>
        <table:table-row table:style-name="ro1">
          <table:table-cell office:value-type="string" calcext:value-type="string">
            <text:p>width: 80%;</text:p>
          </table:table-cell>
          <table:table-cell office:value-type="string" calcext:value-type="string">
            <text:p>Minh mua may tu thang 12/2018, nhung gio kiem tra bao banh, thi thong tin la chua kich hoat</text:p>
          </table:table-cell>
        </table:table-row>
        <table:table-row table:style-name="ro1">
          <table:table-cell office:value-type="string" calcext:value-type="string">
            <text:p>width: 80%;</text:p>
          </table:table-cell>
          <table:table-cell office:value-type="string" calcext:value-type="string">
            <text:p>Mình mua máy nghe nhạc sony được 2 năm và trong 2 năm sử dụng máy hoạt động tốt, âm thanh và chống nước cũng rất ổn. Chỉ đến gần đây mới có hiện tượng 2 bên âm thanh không đều và chế độ nghe nhạc có vấn đề, nói chung là sử dụng tốt trong vòng 2 năm</text:p>
          </table:table-cell>
        </table:table-row>
        <table:table-row table:style-name="ro3">
          <table:table-cell office:value-type="string" calcext:value-type="string">
            <text:p>width: 80%;</text:p>
          </table:table-cell>
          <table:table-cell office:value-type="string" calcext:value-type="string">
            <text:p>Mình mua máy này để chụp lăn tăn vài thứ, hoa cây lá, lâu lâu chụp ảnh du lịch gia đình...</text:p>
            <text:p>Nói chung chất lượng khá tốt (y), nếu rành về nhiếp ảnh, bạn có thể có nhiều tấm ảnh đẹp và chất lượng, ban đêm chụp cũng tạm ổn, mặc dù không tốt bằng ban ngày. Nói chung, mình rất hài lòng về chiếc máy ảnh này. Một điểm cộng cho tiki là giao hàng nhanh, chỉ sau 2 ngày sau đặt hàng, với cả bao bọc kỹ lượng, đầy đủ quà tặng kèm. </text:p>
            <text:p>Mấy tấm này là mình chưa qua PTS nhé, với lại mình là gà (mới nở) thôi, nên k chuyên nghiệp lắm :))</text:p>
          </table:table-cell>
        </table:table-row>
        <table:table-row table:style-name="ro1">
          <table:table-cell office:value-type="string" calcext:value-type="string">
            <text:p>width: 80%;</text:p>
          </table:table-cell>
          <table:table-cell office:value-type="string" calcext:value-type="string">
            <text:p>Mình mua máy instax 25s đã được hơn 1 năm nhưng chỉ mới xài hết có 10 tấm film này thôi vì giá khá cao, chụp cũng rất hồi hộp và phải chọn cảnh rất cẩn thận. Kể cả khi được giảm giá pack 10 tấm hay 20 tấm thì film cũng luôn là mặc hàng xa xí phẩm với mình.</text:p>
          </table:table-cell>
        </table:table-row>
        <table:table-row table:style-name="ro1">
          <table:table-cell office:value-type="string" calcext:value-type="string">
            <text:p>width: 80%;</text:p>
          </table:table-cell>
          <table:table-cell office:value-type="string" calcext:value-type="string">
            <text:p>Mình mua máy fuji x-t30, được tặng kèm theo túi đựng máy ảnh và thẻ nhớ 32gb. Tuy nhiên thẻ nhớ mình nhận được đã bị rạch như trong ảnh trên, mình không hiểu nếu tặng kèm hàng chính hãng thì tại sao lại có vết rạch đó???</text:p>
          </table:table-cell>
        </table:table-row>
        <table:table-row table:style-name="ro1">
          <table:table-cell office:value-type="string" calcext:value-type="string">
            <text:p>width: 80%;</text:p>
          </table:table-cell>
          <table:table-cell office:value-type="string" calcext:value-type="string">
            <text:p>Mình mua máy được mấy tuần thì thấy máy dùng tốt, giao hàng nhanh và đóng gói rất cẩn thận. Giấy tờ đầy đủ, rõ ràng. Điểm trừ là thái độ <text:s/>nhân viên giao hàng không được tốt.</text:p>
          </table:table-cell>
        </table:table-row>
        <table:table-row table:style-name="ro1">
          <table:table-cell office:value-type="string" calcext:value-type="string">
            <text:p>width: 80%;</text:p>
          </table:table-cell>
          <table:table-cell office:value-type="string" calcext:value-type="string">
            <text:p>Mình mua máy ảnh trên Sony thì được tặng 1 cái thẻ nhớ. Đầu tiên về hình thức, vừa bóc tem ra thì mình đã ưng ngay rồi. Còn về chất lượng, thẻ có dung lượng tận 16Gb, nên mình tha hồ chụp ảnh mà không lo đầy bộ nhớ. Thẻ nhớ này giá cả phải chăng, sao chép file sang máy tính thì rất nhanh. Nói chung là cảm ơn Tiki vì luôn có những sản phẩm chất lượng cho khách hàng, mình rất hài lòng về sự phục vụ của Tiki ấy! Chúc Tiki ngày càng phát triển hơn nữa nhé!</text:p>
          </table:table-cell>
        </table:table-row>
        <table:table-row table:style-name="ro1">
          <table:table-cell office:value-type="string" calcext:value-type="string">
            <text:p>width: 80%;</text:p>
          </table:table-cell>
          <table:table-cell office:value-type="string" calcext:value-type="string">
            <text:p>Mình mua mã 6218, mà shop gửi 5280 nhưng thôi dùng loại này cũng chắc chắn</text:p>
          </table:table-cell>
        </table:table-row>
        <table:table-row table:style-name="ro3">
          <table:table-cell office:value-type="string" calcext:value-type="string">
            <text:p>width: 80%;</text:p>
          </table:table-cell>
          <table:table-cell office:value-type="string" calcext:value-type="string">
            <text:p>Mình mua lens này từ đợt khuyến mãi giáng sinh 2015 giá 2,6tr (giá gốc LBMinh gần 4,3tr). Hôm nay nhận được hàng, phải nói tiki đóng gói cẩn thận. Lens sản xuất ở Malaysia, tháng 4.2015 mà trên thẻ bảo hành ghi hết hạn là 1.2017. Như vậy thì bảo hành có 1 năm thôi à???</text:p>
            <text:p>Nhưng phải nói chất lượng ống kính rất tốt. Chụp chân dung xóa phông mờ căm, nhìn hình hơi ảo ảo, nhưng mình rất thích!</text:p>
            <text:p>Khuyên cho các bạn nào muốn mua lens nàu cho nhu cầu chân dung. Tuyệt vời! Sẽ còn ủng hộ Tiki!!</text:p>
          </table:table-cell>
        </table:table-row>
        <table:table-row table:style-name="ro1">
          <table:table-cell office:value-type="string" calcext:value-type="string">
            <text:p>width: 80%;</text:p>
          </table:table-cell>
          <table:table-cell office:value-type="string" calcext:value-type="string">
            <text:p>Mình mua lâu rồi, nói chung quạt chạy âm, khá mát.</text:p>
          </table:table-cell>
        </table:table-row>
        <table:table-row table:style-name="ro2">
          <table:table-cell office:value-type="string" calcext:value-type="string">
            <text:p>width: 80%;</text:p>
          </table:table-cell>
          <table:table-cell office:value-type="string" calcext:value-type="string">
            <text:p>Mình mua hàng từ ngày 22/11 cho hóa đơn 305264791.Sản phẩm là máy in Laser Đơn Năng Canon LBP 6230DN Duplex trị giá 2912000 nhưng đến giờ tôi vẫn chưa nhận được hóa đơn VAT để thanh toán lại cơ quan.Mong công ty hỗ trợ xuất hóa đơn giúp tôi ạ.DC mail tôi là vuhoangthinh2013@gmail.com.</text:p>
            <text:p>Cám ơn công ty.</text:p>
          </table:table-cell>
        </table:table-row>
        <table:table-row table:style-name="ro1">
          <table:table-cell office:value-type="string" calcext:value-type="string">
            <text:p>width: 80%;</text:p>
          </table:table-cell>
          <table:table-cell office:value-type="string" calcext:value-type="string">
            <text:p>Mình mua hàng Tiki khá nhiều và có lòng tin ở Tiki, lần này Tiki giao khá trễ và mình phải email để thắc mắc. Còn lại thì hàng họ nguyên seal, đóng gói cẩn thận. Đúng ra như thường lệ cho 5* lần này giao trễ mình giữ lại 1* nhé.</text:p>
          </table:table-cell>
        </table:table-row>
        <table:table-row table:style-name="ro3">
          <table:table-cell office:value-type="string" calcext:value-type="string">
            <text:p>width: 80%;</text:p>
          </table:table-cell>
          <table:table-cell office:value-type="string" calcext:value-type="string">
            <text:p>mình mua hàng giao nhanh đóng gói kỹ .</text:p>
            <text:p/>
            <text:p>Nhưng khi chạy thì đĩa đọc duocdj dĩa không ,copy rất chậm. chạy thử bot không vào được nếu ai dùng ổ dĩa này làm dĩa cứu hộ thì không ổn .</text:p>
          </table:table-cell>
        </table:table-row>
        <table:table-row table:style-name="ro1">
          <table:table-cell office:value-type="string" calcext:value-type="string">
            <text:p>width: 80%;</text:p>
          </table:table-cell>
          <table:table-cell office:value-type="string" calcext:value-type="string">
            <text:p>mình mua hàng của tiki tranding còn nguyên seal ,camera sài ổn nhưng đàm thoại hai chiều loa của camera nhỏ,mình có 1 cái ezviz bản 720 model c6cn thì đàm thoại loa to hơn loại mới c6n này có vẻ không ngon bằng đời trước</text:p>
          </table:table-cell>
        </table:table-row>
        <table:table-row table:style-name="ro1">
          <table:table-cell office:value-type="string" calcext:value-type="string">
            <text:p>width: 80%;</text:p>
          </table:table-cell>
          <table:table-cell office:value-type="string" calcext:value-type="string">
            <text:p>Mình mua hàng cho công cty, yêu cầu xuất hóa đơn đỏ, nhưng hiện tại vẫn chưa nhận được hóa đơn.</text:p>
          </table:table-cell>
        </table:table-row>
        <table:table-row table:style-name="ro1">
          <table:table-cell office:value-type="string" calcext:value-type="string">
            <text:p>width: 80%;</text:p>
          </table:table-cell>
          <table:table-cell office:value-type="string" calcext:value-type="string">
            <text:p>Mình mua được 2 tháng, cất giờ không kết nối vào được thì nhờ đâu để sửa hoặc hỗ trợ nhỉ?</text:p>
          </table:table-cell>
        </table:table-row>
        <table:table-row table:style-name="ro3">
          <table:table-cell office:value-type="string" calcext:value-type="string">
            <text:p>width: 80%;</text:p>
          </table:table-cell>
          <table:table-cell office:value-type="string" calcext:value-type="string">
            <text:p>Mình mua được 1 tuần rồi. Mình chọn giao hàng trong 24h, không mất phí vận chuyển. Giao trễ hơn 24H một chút nhưng vẫn trong ngày hôm sau nên không ảnh hưởng gì.</text:p>
            <text:p>Nhìn chung, máy rất đẹp. Chưa tới 4Tr nhưng cầm lên thấy rất chất lượng, ra trò ra vẻ hơn các máy mini,hihi. Có nhiều chế độ chụp và mình cũng chưa có thời gian nên chưa khám phá dc hết. Nhưng cơ bản là chất lượng hình ảnh tốt, rất đáng để sử dụng với những người nghiệp dư và ít tiền.</text:p>
            <text:p>Được tặng bao đựng, pin và thẻ nhớ nữa nên so với giá những chỗ khác là quá ổn. Hi vọng tiki luôn giữ vững chất lượng như bây giờ.</text:p>
          </table:table-cell>
        </table:table-row>
        <table:table-row table:style-name="ro3">
          <table:table-cell office:value-type="string" calcext:value-type="string">
            <text:p>width: 80%;</text:p>
          </table:table-cell>
          <table:table-cell office:value-type="string" calcext:value-type="string">
            <text:p>Mình mua được 1 tuần rồi. Mình chọn giao hàng trong 24h, không mất phí vận chuyển. Giao trễ hơn 24H một chút nhưng vẫn trong ngày hôm sau nên không ảnh hưởng gì.</text:p>
            <text:p>Nhìn chung, máy rất đẹp. Chưa tới 4Tr nhưng cầm lên thấy rất chất lượng, ra trò ra vẻ hơn các máy mini,hihi. Có nhiều chế độ chụp và mình cũng chưa có thời gian nên chưa khám phá dc hết. Nhưng cơ bản là chất lượng hình ảnh tốt, rất đáng để sử dụng với những người nghiệp dư và ít tiền.</text:p>
            <text:p>Được tặng bao đựng, pin và thẻ nhớ nữa nên so với giá những chỗ khác là quá ổn. Hi vọng tiki luôn giữ vững chất lượng như bây giờ.</text:p>
          </table:table-cell>
        </table:table-row>
        <table:table-row table:style-name="ro1">
          <table:table-cell office:value-type="string" calcext:value-type="string">
            <text:p>width: 80%;</text:p>
          </table:table-cell>
          <table:table-cell office:value-type="string" calcext:value-type="string">
            <text:p>mình mua đúng sản phẩm. nhưng lắp không vừa. mình muốn trả lại. cho mình địa chỉ nhé</text:p>
          </table:table-cell>
        </table:table-row>
        <table:table-row table:style-name="ro2">
          <table:table-cell office:value-type="string" calcext:value-type="string">
            <text:p>width: 80%;</text:p>
          </table:table-cell>
          <table:table-cell office:value-type="string" calcext:value-type="string">
            <text:p>Mình mua dòng USB này trên tiki rất nhiều rồi, giá mềm, sản phẩm xài tốt.</text:p>
            <text:p>Tuy nhiên mình nhận được sản phẩm kỳ này, bao bì ko còn nguyên vẹn, mặc dù tem bảo hành vẫn còn nguyên nên mình trừ 1 sao nha. Đặt thêm 1 cái cho người đồng nghiệp trong cơ quan, hy vọng tiki  không giao hàng như vậy nữa nha</text:p>
          </table:table-cell>
        </table:table-row>
        <table:table-row table:style-name="ro1">
          <table:table-cell office:value-type="string" calcext:value-type="string">
            <text:p>width: 80%;</text:p>
          </table:table-cell>
          <table:table-cell office:value-type="string" calcext:value-type="string">
            <text:p>Mình mua cuốn này tại Hội sách 2016, nhưng không phải cuốn bìa mềm này mà là cuốn bìa cứng có kèm CD. Nội dung thì không cần nói nhiều rồi, OALD là cuốn từ điển tuyệt nhất quả đất. Nhưng nếu bạn nào đầu tư chút thì nên chọn cuốn bìa cứng, vì mình quan sát cuốn bìa mềm rất dễ rách, nhất là sách rất dày. Cộng theo đó có CD mình sẽ cài được thêm phần mềm OALD vào máy tính, có iWriter và và iSpeaker rất tiện, còn được cung cấp thêm 1 tài khoản Premium học online (tài khoản này có giá trị 5 năm, nếu không có thì mua trên Oxford có giá 5 GBP/năm). </text:p>
          </table:table-cell>
        </table:table-row>
        <table:table-row table:style-name="ro1">
          <table:table-cell office:value-type="string" calcext:value-type="string">
            <text:p>width: 80%;</text:p>
          </table:table-cell>
          <table:table-cell office:value-type="string" calcext:value-type="string">
            <text:p>Mình mua của tiki trading. Cho mình hỏi 16 chữ số để kiểm tra chính hãng trên trang chủ của Anker ở đâu vậy?</text:p>
          </table:table-cell>
        </table:table-row>
        <table:table-row table:style-name="ro4">
          <table:table-cell office:value-type="string" calcext:value-type="string">
            <text:p>width: 80%;</text:p>
          </table:table-cell>
          <table:table-cell office:value-type="string" calcext:value-type="string">
            <text:p>Mình mua con này đợt sau Tết, hình ảnh chụp rất đẹp so vs 1 lens kit thường như vậy. Cách sử dụng khá thân thiện nên chỉ cần mò mẫm 1 bữa là đã set up máy theo ý muốn. </text:p>
            <text:p>Pin sử dụng hơi mau hết nên mình khuyên khi không xài tháo hẳn pin ra để tránh bị hết pin. </text:p>
            <text:p>Quà tặng kèm: túi xấu và dây đeo xấu T_T không trông mong vào hàng tặng này cho lắm</text:p>
            <text:p>Được cái thẻ nhớ tuyệt vời, đợt mình mua thẻ 32GB nên chụp thoải mái </text:p>
          </table:table-cell>
        </table:table-row>
        <table:table-row table:style-name="ro1">
          <table:table-cell office:value-type="string" calcext:value-type="string">
            <text:p>width: 80%;</text:p>
          </table:table-cell>
          <table:table-cell office:value-type="string" calcext:value-type="string">
            <text:p>Mình mua con này để thử xem cái passive PoE xàu như nào. Chả hiểu do dây mạng mình đểu hay sao mà cấp nguồn kiểu passive PoE thì cục phát đơ đơ đơ đơ, băng thông bé, ping thì 44ms. Chuyển sang cắm nguồn trực tiếp thì ngon, phát xa, ổn định phết.</text:p>
          </table:table-cell>
        </table:table-row>
        <table:table-row table:style-name="ro1">
          <table:table-cell office:value-type="string" calcext:value-type="string">
            <text:p>width: 80%;</text:p>
          </table:table-cell>
          <table:table-cell office:value-type="string" calcext:value-type="string">
            <text:p>mình mua combo cả gương + thẻ 574k, ra hàng lắp hết 220k. tổng hết 800k. đánh giá chất lượng tốt trong giá tiền, cam hành trình nét, cam lùi cũng nét nhưng có cảm giác hơi giật, chậm. thêm nữa là ko hiểu sao chỉ xem lại được clip hành trình gần nhất. khởi động lại xe thì cam ghi cái mới và đè lên clip cũ. nói chung là tốt, cảm ơn shop</text:p>
          </table:table-cell>
        </table:table-row>
        <table:table-row table:style-name="ro1">
          <table:table-cell office:value-type="string" calcext:value-type="string">
            <text:p>width: 80%;</text:p>
          </table:table-cell>
          <table:table-cell office:value-type="string" calcext:value-type="string">
            <text:p>Mình mua chung đợt với máy mini instax 8, Film được bỏ trong hộp, đóng gói kĩ càng, tấm film hơi mỏng so với mình tưởng tượng nên rất dễ gãy nếu cầm, nắm mạnh. Chất lượng thì khỏi nói rồi, sản phẩm của Nhật Bản nên cũng an tâm, có điều giá cao quá. Mua ngay đợt khuyến mãi, lại dùng thẻ tín dụng được giảm thêm mà vẫn thấy mắc quá. Chụp tấm nào xót tấm đó, nên mình chỉ sử dụng chụp cho các bé nhà mình thôi...hihi</text:p>
          </table:table-cell>
        </table:table-row>
        <table:table-row table:style-name="ro1">
          <table:table-cell office:value-type="string" calcext:value-type="string">
            <text:p>width: 80%;</text:p>
          </table:table-cell>
          <table:table-cell office:value-type="string" calcext:value-type="string">
            <text:p>Mình mua chỉ để dùng 1 lần nên thấy OK ;)</text:p>
          </table:table-cell>
        </table:table-row>
        <table:table-row table:style-name="ro3">
          <table:table-cell office:value-type="string" calcext:value-type="string">
            <text:p>width: 80%;</text:p>
          </table:table-cell>
          <table:table-cell office:value-type="string" calcext:value-type="string">
            <text:p>Mình mua cáp sạc Lightning để sạc, khi nhận hàng rất ưng. Cáp màu đẹp, hộp nhìn chuyên nghiệp.</text:p>
            <text:p>Tuy nhiên, màu vàng thì đầu nhựa màu xấu, không đẹp. Thân dây thì đẹp, chất lượng.</text:p>
            <text:p>Và đợt hàng này không có bao da, là một thiếu sót lớn. Mình chấp nhận do dùng ở nhà, chứ còn mang lại thì rất bất tiện</text:p>
          </table:table-cell>
        </table:table-row>
        <table:table-row table:style-name="ro1">
          <table:table-cell office:value-type="string" calcext:value-type="string">
            <text:p>width: 80%;</text:p>
          </table:table-cell>
          <table:table-cell office:value-type="string" calcext:value-type="string">
            <text:p>Mình mua cái này thì nó rất chắc và dùng tốt. Nhưng không có nhiều thông tin nên mình phải mò một hồi mới làm cho nó vừa</text:p>
          </table:table-cell>
        </table:table-row>
        <table:table-row table:style-name="ro2">
          <table:table-cell office:value-type="string" calcext:value-type="string">
            <text:p>width: 80%;</text:p>
          </table:table-cell>
          <table:table-cell office:value-type="string" calcext:value-type="string">
            <text:p>Mình mua cái đầu tiên thì khá đẹp và đóng gói kỹ</text:p>
            <text:p>Đến cái thứ 2 thì bị trầy chỗ camera và hộp bị dơ như hình</text:p>
          </table:table-cell>
        </table:table-row>
        <table:table-row table:style-name="ro6">
          <table:table-cell office:value-type="string" calcext:value-type="string">
            <text:p>width: 80%;</text:p>
          </table:table-cell>
          <table:table-cell office:value-type="string" calcext:value-type="string">
            <text:p>Mình mua cách đây hơn tuần giờ mới rãnh viết review.</text:p>
            <text:p>Mua của Tiki Trading, đóng gói chắc chắn, cẩn thận, giao cực nhanh. Luôn ủng hộ tiki về khoản này.</text:p>
            <text:p>Đã được kích hoạt bảo hành sẵn cả body và lens.</text:p>
            <text:p/>
            <text:p>Nhưng có 1 trừ điểm quan trọng là sai thông tin. Cả body và lens không có cái nào Made in Japan cả. Tiki nên update lại thông tin này.</text:p>
          </table:table-cell>
        </table:table-row>
        <table:table-row table:style-name="ro1">
          <table:table-cell office:value-type="string" calcext:value-type="string">
            <text:p>width: 80%;</text:p>
          </table:table-cell>
          <table:table-cell office:value-type="string" calcext:value-type="string">
            <text:p>Mình mua 2 hộp film từ tiki, khá ổn , giao hàng nhanh và gọi trước khi đến nên dễ sắp xếp cho mình nhiều lắm. Một tip nhỏ cho các bạn sủ dụng film là khi tháo vỏ bạc bên ngoài thì lắp ngay film vào máy , sau khi chụp tấm đen đầu tiên ra thig ko nên mở hộp film. Vì khi khi lamd vậy film sẽ bị mất màu, chụp ra toàn màu trắng thôi, ko lên màu nữa phải bỏ đi rất phí</text:p>
          </table:table-cell>
        </table:table-row>
        <table:table-row table:style-name="ro1">
          <table:table-cell office:value-type="string" calcext:value-type="string">
            <text:p>width: 80%;</text:p>
          </table:table-cell>
          <table:table-cell office:value-type="string" calcext:value-type="string">
            <text:p>Mình mua 2 dây Mi band 4 nhưng đặt nhầm thành Mi band 2 .Nhận hàng hôm 11/08/19 ,ỷ y không kiểm tra liền,hôm nay gắn vô mặt Mi band 4 thì không vừa .Shop có linh động đổi lại dây Mi band 4 được không .Không được cũng không sao,để mình gởi tặng lại shop 2 dây này.</text:p>
          </table:table-cell>
        </table:table-row>
        <table:table-row table:style-name="ro1">
          <table:table-cell office:value-type="string" calcext:value-type="string">
            <text:p>width: 80%;</text:p>
          </table:table-cell>
          <table:table-cell office:value-type="string" calcext:value-type="string">
            <text:p>Mình mua 2 cái và dùng tiki now giao cực nhanh. Cài đặt dễ dàng, tuy nhiên rất bất tiện vì k có củ sạc đi kèm. Tìm cả nhà ms đc 2 cái củ 5V - 2A. Muốn lưu đc hình ảnh 1-2 ngày phải mua thêm micro SD. Nói chung vs tầm giá thì chất lượng ổn màu sắc rõ. Recommend!</text:p>
          </table:table-cell>
        </table:table-row>
        <table:table-row table:style-name="ro1">
          <table:table-cell office:value-type="string" calcext:value-type="string">
            <text:p>width: 80%;</text:p>
          </table:table-cell>
          <table:table-cell office:value-type="string" calcext:value-type="string">
            <text:p>Mình mới vừa nhận được hàng. Không nghĩ là giấy sẽ mỏng đến vậy nên mọi người khi mua nên lưu ý điều này nhé. Sử dụng lâu dài nếu được chọn lại mình sẽ mua phiên bản hardback nhưng với tầm giá thế này thì ok rồi. Sách có dấu vấn tay khá nhiều. Nhưng nhìn chung thì ổn. Giao hàng khá nhanh</text:p>
          </table:table-cell>
        </table:table-row>
        <table:table-row table:style-name="ro1">
          <table:table-cell office:value-type="string" calcext:value-type="string">
            <text:p>width: 80%;</text:p>
          </table:table-cell>
          <table:table-cell office:value-type="string" calcext:value-type="string">
            <text:p>Mình mới sử dụng thấy ok, hình ảnh nét, báo động tốt khi có người di chuyền</text:p>
          </table:table-cell>
        </table:table-row>
        <table:table-row table:style-name="ro1">
          <table:table-cell office:value-type="string" calcext:value-type="string">
            <text:p>width: 80%;</text:p>
          </table:table-cell>
          <table:table-cell office:value-type="string" calcext:value-type="string">
            <text:p>Mình mới nhận và sài màn hình này, mọi thứ đề ok nhưng có 1 vấn đề phát sinh, mình k biết do Macbook hay do màn hình là: sau khi kết nối với macbook qua cổng usb c, hình ảnh truyền tốt và có thể charge cho macbook, nhưng khi restart hoặc turn off &gt; turn on thì macbook k lên, sau đó phải hard reset máy mới lên dc, thử nhiều lần vẫn vậy. Mình nghe nói có thể do điện áp của màn hình truyền theo cổng type c là 60w trong khi macbook cần 61w nên có thể phát sinh lỗi. Mong tiki giải đáp giúp mình! Thanks</text:p>
          </table:table-cell>
        </table:table-row>
        <table:table-row table:style-name="ro1">
          <table:table-cell office:value-type="string" calcext:value-type="string">
            <text:p>width: 80%;</text:p>
          </table:table-cell>
          <table:table-cell office:value-type="string" calcext:value-type="string">
            <text:p>Mình mới nhận ông xong. Cảm thấy rất hài lòng, tiki gói hàng rất cẩn thận, bọc hết lớp này đến lớp khác. Hàng còn mới toanh chưa bóc hộp. Nói tum lại là rất hai lòng với mức giá khuyến mãi lại được tặng thêm thẻ nhớ, lịch để bàn.....Tốt.</text:p>
          </table:table-cell>
        </table:table-row>
        <table:table-row table:style-name="ro1">
          <table:table-cell office:value-type="string" calcext:value-type="string">
            <text:p>width: 80%;</text:p>
          </table:table-cell>
          <table:table-cell office:value-type="string" calcext:value-type="string">
            <text:p>Mình mới nhận hàng xong, nội dung cuốn sách thì khỏi phải bàn rồi nhỉ, chỉ hơi buồn một tẹo là sách mình bị mọp chỗ gáy sách, nhưng không sao vẫn rất ủng hộ tiki, lần sau lựa sách cho mình đẹp một tí nhé. Sách có kèm đĩa, trình bày rõ ràng, giấy trơn lán chỉ là hơi mỏng, khi dùng lật nhẹ nhàng nâng niu thì cũng không vấn đề. Nếu cuốn này có bìa dày thì thích hơn nhỉ, khỏi lo hư hại khi vận chuyển. Cảm ơn tiki nhiều nhé, mình sẽ luon ủng hộ tiki</text:p>
          </table:table-cell>
        </table:table-row>
        <table:table-row table:style-name="ro1">
          <table:table-cell office:value-type="string" calcext:value-type="string">
            <text:p>width: 80%;</text:p>
          </table:table-cell>
          <table:table-cell office:value-type="string" calcext:value-type="string">
            <text:p>Mình mới nhận hàng hôm nay. Ấn tượng đầu tiên là Tiki đóng gói cực kỳ cẩn thận, bao xốp cả bên ngoài thùng và quấn nilon rất kỹ. Thiết kế khá đẹp, 2 loa vệ tinh to hơn xíu thì sẽ đẹp hơn. Âm thanh ko phải là quá hay nhưng với giá thành như vậy là tương đối ổn. </text:p>
          </table:table-cell>
        </table:table-row>
        <table:table-row table:style-name="ro1">
          <table:table-cell office:value-type="string" calcext:value-type="string">
            <text:p>width: 80%;</text:p>
          </table:table-cell>
          <table:table-cell office:value-type="string" calcext:value-type="string">
            <text:p>mình mới nhận hàng , thấy cũng ok nhưng mà không biết bền không.</text:p>
          </table:table-cell>
        </table:table-row>
        <table:table-row table:style-name="ro1">
          <table:table-cell office:value-type="string" calcext:value-type="string">
            <text:p>width: 80%;</text:p>
          </table:table-cell>
          <table:table-cell office:value-type="string" calcext:value-type="string">
            <text:p>Mình mới nhận được dây nên đeo luôn, dây không mềm và cảm giá đeo không thoải mái như dây chính hãng và gia công không đẹp bằng nhưng dùng để thay thế dây cũ cũng khá tốt.</text:p>
          </table:table-cell>
        </table:table-row>
        <table:table-row table:style-name="ro1">
          <table:table-cell office:value-type="string" calcext:value-type="string">
            <text:p>width: 80%;</text:p>
          </table:table-cell>
          <table:table-cell office:value-type="string" calcext:value-type="string">
            <text:p>mình mới nhận chưa sử dụng nhưng nhìn bên ngoài thì rất đẹp và sang trọng, nhỏ, gọn dễ dàng mang theo khi đi công tác. mình cũng đã khoe bạn bè và mọi người ai cũng thích. còn chất lượng như thế nào thì mình phải sử dụng mới biết được. giá cả như vậy là ổn rồi chỉ còn chất lượng thôi.</text:p>
          </table:table-cell>
        </table:table-row>
        <table:table-row table:style-name="ro1">
          <table:table-cell office:value-type="string" calcext:value-type="string">
            <text:p>width: 80%;</text:p>
          </table:table-cell>
          <table:table-cell office:value-type="string" calcext:value-type="string">
            <text:p>Mình mới mua. Vừa sạc được một lần nên cũng chưa biết rõ chất lượng như nào. Cho 3 sao</text:p>
          </table:table-cell>
        </table:table-row>
        <table:table-row table:style-name="ro2">
          <table:table-cell office:value-type="string" calcext:value-type="string">
            <text:p>width: 80%;</text:p>
          </table:table-cell>
          <table:table-cell office:value-type="string" calcext:value-type="string">
            <text:p>Mình mới mua thêm cái thứ tư và đây là kết quả của phép thử nghiệm.</text:p>
            <text:p>Trong hình mình sủ dụng đầu đọc thẻ Transcend có cáp USB là 3.0 thì cho kết quả write gần dc mức đã hứa như trên bao bì</text:p>
          </table:table-cell>
        </table:table-row>
        <table:table-row table:style-name="ro1">
          <table:table-cell office:value-type="string" calcext:value-type="string">
            <text:p>width: 80%;</text:p>
          </table:table-cell>
          <table:table-cell office:value-type="string" calcext:value-type="string">
            <text:p>Mình mới mua sản phẩm này của tiki, sản phẩm chạy rất êm và làm mát hiệu quả cho laptop, laptop của mình không còn bị nóng như trước nữa, thiết kế thì <text:s/>nhỏ gọn dễ mang theo cùng laptop. Giá cả thì rất hợp lý. Nói chung là mình hoàn toàn hài lòng với sản phẩm này</text:p>
          </table:table-cell>
        </table:table-row>
        <table:table-row table:style-name="ro1">
          <table:table-cell office:value-type="string" calcext:value-type="string">
            <text:p>width: 80%;</text:p>
          </table:table-cell>
          <table:table-cell office:value-type="string" calcext:value-type="string">
            <text:p>Mình mới mua quyển từ điển này, sau bao hồi đắn đo, e ngại vì nó dày. Nhưng khi nhận được hàng thì bất ngờ lắm. Lúc mình mua còn được tặng kèm Oxford Learner's Pocket Dictionary nữa. Có một quyển từ điển xịn bên mình, việc học Tiếng Anh cũng tăng thêm sự húng thú lên ít nhiều. Giấy đẹp, chữ dễ nhìn, cách giải thích cũng dễ hiểu, à còn có cả CD ,mùi giấy mới thích lắm. Tuy là bìa mềm nhưng mình có gói bookcare của Tiki nên được bọc gọn gàng, nhìn đã thấy thích luôn rồi.</text:p>
          </table:table-cell>
        </table:table-row>
        <table:table-row table:style-name="ro1">
          <table:table-cell office:value-type="string" calcext:value-type="string">
            <text:p>width: 80%;</text:p>
          </table:table-cell>
          <table:table-cell office:value-type="string" calcext:value-type="string">
            <text:p>Mình mới mua ngày hôm qua . Đang test máy thì phát hiện lỗi không lưu . Không xem lại được dòng thời gian trước . Sản phẩm hình ảnh thì ổn , âm thanh cũng được ( để điện thoại đang xem camera ở gần camera thì bị ồn thôi )</text:p>
          </table:table-cell>
        </table:table-row>
        <table:table-row table:style-name="ro3">
          <table:table-cell office:value-type="string" calcext:value-type="string">
            <text:p>width: 80%;</text:p>
          </table:table-cell>
          <table:table-cell office:value-type="string" calcext:value-type="string">
            <text:p>Mình mới mua máy in hình Instax share, đang kiếm chỗ mua film thì thấy tiki có bán hộp này, giá cả hợp lí :x so với những chỗ khác tuy mắc hơn chút đỉnh nhưng hem sao :X</text:p>
            <text:p>Mình đặt hôm trước hôm sau đã thấy tiki giao hàng rồi, còn được gói ghém cẩn thận nữa :x</text:p>
            <text:p>film tốt, in hình đẹp :x Mong tiki có sale để mua 1 lượt nhiều nhiều hehe </text:p>
          </table:table-cell>
        </table:table-row>
        <table:table-row table:style-name="ro2">
          <table:table-cell office:value-type="string" calcext:value-type="string">
            <text:p>width: 80%;</text:p>
          </table:table-cell>
          <table:table-cell office:value-type="string" calcext:value-type="string">
            <text:p>Mình mới mua được 1 tuần thấy nghe ok với tầm giá tiền.</text:p>
            <text:p>Chỉ nên mở 1/2 âm thanh.</text:p>
          </table:table-cell>
        </table:table-row>
        <table:table-row table:style-name="ro1">
          <table:table-cell office:value-type="string" calcext:value-type="string">
            <text:p>width: 80%;</text:p>
          </table:table-cell>
          <table:table-cell office:value-type="string" calcext:value-type="string">
            <text:p>mình mới mua 1 cái sài được có điều mình không biết cài đặt mình nhờ người khác cài đặt giùm mình</text:p>
          </table:table-cell>
        </table:table-row>
        <table:table-row table:style-name="ro1">
          <table:table-cell office:value-type="string" calcext:value-type="string">
            <text:p>width: 80%;</text:p>
          </table:table-cell>
          <table:table-cell office:value-type="string" calcext:value-type="string">
            <text:p>Mình mới lấy hôm nay.cho hỏi pin sạt lần đầu khoảng bao lâu thì đc.mới xài thì cũng đc nếu như mạng ổn.ah máy sắp hết pin thì pin chớp tắt hả.tks</text:p>
          </table:table-cell>
        </table:table-row>
        <table:table-row table:style-name="ro1">
          <table:table-cell office:value-type="string" calcext:value-type="string">
            <text:p>width: 80%;</text:p>
          </table:table-cell>
          <table:table-cell office:value-type="string" calcext:value-type="string">
            <text:p>Mình mới dùng thử nhưng thấy nếu dùng khác mạng thì trên app giật ko xem được. Ko biết do cam hay do mạng</text:p>
          </table:table-cell>
        </table:table-row>
        <table:table-row table:style-name="ro2">
          <table:table-cell office:value-type="string" calcext:value-type="string">
            <text:p>width: 80%;</text:p>
          </table:table-cell>
          <table:table-cell office:value-type="string" calcext:value-type="string">
            <text:p>Mình mới dùng 1 thời gian.</text:p>
            <text:p>Tính năng cảm biến nhạy hơi thất thường chút.</text:p>
          </table:table-cell>
        </table:table-row>
        <table:table-row table:style-name="ro4">
          <table:table-cell office:value-type="string" calcext:value-type="string">
            <text:p>width: 80%;</text:p>
          </table:table-cell>
          <table:table-cell office:value-type="string" calcext:value-type="string">
            <text:p>mình mở wifi xài dx r</text:p>
            <text:p>cài mật khẩu rồi</text:p>
            <text:p>xài dx vài giờ cái bộ wiffi tự tắt</text:p>
            <text:p>bật lên lại 5s lại tắt</text:p>
          </table:table-cell>
        </table:table-row>
        <table:table-row table:style-name="ro1">
          <table:table-cell office:value-type="string" calcext:value-type="string">
            <text:p>width: 80%;</text:p>
          </table:table-cell>
          <table:table-cell office:value-type="string" calcext:value-type="string">
            <text:p>Mình lúc trước băn khoăn không biết nên chọn đế tản nhiêt của hãng nào mới dùng tốt nên có tham khảo ý kiến của người bạn bảo sử dụng thử loại của Cooler Master đi tốt lắm vì bạn đã sử dụng rồi nên mình đã quyết định dùng thử thì kết quả vô cùng hài lòng. Đế hoạt động tốt không gây ồn và bền nữa.</text:p>
          </table:table-cell>
        </table:table-row>
        <table:table-row table:style-name="ro2">
          <table:table-cell office:value-type="string" calcext:value-type="string">
            <text:p>width: 80%;</text:p>
          </table:table-cell>
          <table:table-cell office:value-type="string" calcext:value-type="string">
            <text:p>Mình lúc đầu cũng sợ là Cam 1M, nhưng khui ra chuẩn. Chất lượng hình ảnh OK. Có 1 điểm mình chưa hài lòng là chế độ cảnh báo chuyển động của Cam, mặc dù mình đã quét vùng giới hạn chuyển động, nhưng cam vẫn báo bên ngoài vùng. </text:p>
            <text:p>Tầm giá 5-600K là đáng trải nghiệm</text:p>
          </table:table-cell>
        </table:table-row>
        <table:table-row table:style-name="ro1">
          <table:table-cell office:value-type="string" calcext:value-type="string">
            <text:p>width: 80%;</text:p>
          </table:table-cell>
          <table:table-cell office:value-type="string" calcext:value-type="string">
            <text:p>Mình lắp vào iphone thì có hiện tượng đụng nhẹ vào đầu cắm là pause nhạc. Âm không hay lắm, mình bật nửa volume thì nghe ok , nhưng hơn thì âm vỡ với nhạc Edm, có chống ồn nhẹ. Nch mua hơn 130k nên kh đòi hỏi gì nhiều. Tuy nhiên nếu tai nghe này chính hãng thì samsung hơi thất bại về tai nghe này rồi.</text:p>
          </table:table-cell>
        </table:table-row>
        <table:table-row table:style-name="ro1">
          <table:table-cell office:value-type="string" calcext:value-type="string">
            <text:p>width: 80%;</text:p>
          </table:table-cell>
          <table:table-cell office:value-type="string" calcext:value-type="string">
            <text:p>Mình lắp thẻ trong máy ảnh. Thỉnh thoảng mất tầm 5s đợi ghi dữ liệu thẻ. Mình không rõ vấn đề này do thẻ hay máy. Nhìn chung nửa năm nay dùng vẫn khá ok.</text:p>
          </table:table-cell>
        </table:table-row>
        <table:table-row table:style-name="ro1">
          <table:table-cell office:value-type="string" calcext:value-type="string">
            <text:p>width: 80%;</text:p>
          </table:table-cell>
          <table:table-cell office:value-type="string" calcext:value-type="string">
            <text:p>Mình lần đầu mua và tự dán thử, tự dán thất bại. Do dính tí bụi và gỡ ra vô nhiều. Hơi buồn tí. Thôi mai ra tiệm cho họ làm cho chắc vậy.</text:p>
          </table:table-cell>
        </table:table-row>
        <table:table-row table:style-name="ro2">
          <table:table-cell office:value-type="string" calcext:value-type="string">
            <text:p>width: 80%;</text:p>
          </table:table-cell>
          <table:table-cell office:value-type="string" calcext:value-type="string">
            <text:p>Mình là sinh viên, mua máy cũng đc khoảng 2 tháng. Nhận xét về máy thì mình thấy máy chụp đẹp, rõ. Thiết kế đẹp. Máy tương đối nhẹ, không quá cồng kềnh. Máy phù hợp với nhu cầu của mình đó là chụp phong cảnh, chụp ảnh trong các đợt đi thực tập. Đối với số tiền 3tr6 thì không có gì phải phàn nàn về chất lượng của sản phẩm.</text:p>
            <text:p>Tiki giao hàng nhanh, đóng gói cẩn thận. Mình rất tin tưởng các sản phẩm ở tiki do đó mình thường xuyên mua hàng ở đây.</text:p>
          </table:table-cell>
        </table:table-row>
        <table:table-row table:style-name="ro1">
          <table:table-cell office:value-type="string" calcext:value-type="string">
            <text:p>width: 80%;</text:p>
          </table:table-cell>
          <table:table-cell office:value-type="string" calcext:value-type="string">
            <text:p>Mình là khách hàng thân thiết của tiki vì mình thấy chất lượng hàng ở tiki khá ổn, khi mua hàng online mình sợ nhất khâu vận chuyển nhưng mua hàng ở tiki mình cực hài lòng vì sản phẩm lúc nào cũng được gói cẩn thận. Mình được tặng sản phẩm này khi mua máy ảnh Canon 750D, chất lượng thẻ nhớ khá tốt. Mình rất hài lòng</text:p>
          </table:table-cell>
        </table:table-row>
        <table:table-row table:style-name="ro1">
          <table:table-cell office:value-type="string" calcext:value-type="string">
            <text:p>width: 80%;</text:p>
          </table:table-cell>
          <table:table-cell office:value-type="string" calcext:value-type="string">
            <text:p>Mình không thể quét QR code, bây giờ làm sao đay shop</text:p>
          </table:table-cell>
        </table:table-row>
        <table:table-row table:style-name="ro1">
          <table:table-cell office:value-type="string" calcext:value-type="string">
            <text:p>width: 80%;</text:p>
          </table:table-cell>
          <table:table-cell office:value-type="string" calcext:value-type="string">
            <text:p>Mình không thể đăng nhập được vào ứng dụng zy play. Hãy trợ giúp mình với. Video và hình ảnh quay lưu tại zy play làm sao để mình có thể xuất ra album để sử dụng đăng tải nhỉ? ?</text:p>
          </table:table-cell>
        </table:table-row>
        <table:table-row table:style-name="ro1">
          <table:table-cell office:value-type="string" calcext:value-type="string">
            <text:p>width: 80%;</text:p>
          </table:table-cell>
          <table:table-cell office:value-type="string" calcext:value-type="string">
            <text:p>Mình không thấy có thẻ nhớ 32g kèm theo. Mua thẻ nhớ gắn vào máy cũng k nhận diện dc ạ</text:p>
          </table:table-cell>
        </table:table-row>
        <table:table-row table:style-name="ro1">
          <table:table-cell office:value-type="string" calcext:value-type="string">
            <text:p>width: 80%;</text:p>
          </table:table-cell>
          <table:table-cell office:value-type="string" calcext:value-type="string">
            <text:p>Mình không nhận được túi đựng kèm theo. Shop xem lại sản phẩm.</text:p>
          </table:table-cell>
        </table:table-row>
        <table:table-row table:style-name="ro1">
          <table:table-cell office:value-type="string" calcext:value-type="string">
            <text:p>width: 80%;</text:p>
          </table:table-cell>
          <table:table-cell office:value-type="string" calcext:value-type="string">
            <text:p>Mình không kết nối được camera, đang ở bước quét QR code nhưng quét mãi không được. Shop/Tiki vui lòng hỗ trợ giúp mình cái này</text:p>
          </table:table-cell>
        </table:table-row>
        <table:table-row table:style-name="ro1">
          <table:table-cell office:value-type="string" calcext:value-type="string">
            <text:p>width: 80%;</text:p>
          </table:table-cell>
          <table:table-cell office:value-type="string" calcext:value-type="string">
            <text:p>Mình không hiểu sao sau khi thu xuất file lên máy tính chỉ có 1 kênh âm thanh và nghe cũng chỉ được 1 bên. Vậy là như thế nào vậy shop ? Mình quay bằng XS Max</text:p>
          </table:table-cell>
        </table:table-row>
        <table:table-row table:style-name="ro2">
          <table:table-cell office:value-type="string" calcext:value-type="string">
            <text:p>width: 80%;</text:p>
          </table:table-cell>
          <table:table-cell office:value-type="string" calcext:value-type="string">
            <text:p>Mình không biết không dán tem bh thì sau này nếu lỗi thì sẽ bảo hành dựa theo gì vậy ?? </text:p>
            <text:p>Mong được giải đáp.</text:p>
          </table:table-cell>
        </table:table-row>
        <table:table-row table:style-name="ro1">
          <table:table-cell office:value-type="string" calcext:value-type="string">
            <text:p>width: 80%;</text:p>
          </table:table-cell>
          <table:table-cell office:value-type="string" calcext:value-type="string">
            <text:p>Mình khá thích ống nhòm. Một số nhận xét cho rằng ống bị hôi mùi nhựa, nhưng của mình thì không như vậy. Chỉ lúc mới mở ra thì có nhưng dùng 1 ngày là hết. Không nhìn được xa như mình tưởng tượng, có thể nhìn rõ các cảnh vật ở khoảng cách mà mắt khỏe thấy được. Nếu muốn đọc chữ ở xa nên tìm nơi để gác tay lên, tay còn lại che 1 mắt vì ống này 1 mắt nên khi nheo mắt kia lại làm cho mặt dễ bị rung, một số người tay rung nữa nên khó đọc</text:p>
          </table:table-cell>
        </table:table-row>
        <table:table-row table:style-name="ro3">
          <table:table-cell office:value-type="string" calcext:value-type="string">
            <text:p>width: 80%;</text:p>
          </table:table-cell>
          <table:table-cell office:value-type="string" calcext:value-type="string">
            <text:p>Mình khá thích em A6000L này, mà phân vân mãi không biết mua đâu. Lựa chọn mãi thế là quyết định đặt niềm tin ở Tiki và quả là không sai lầm.</text:p>
            <text:p>Nhân viên giao hàng nhiệt tình, dễ thương. Sản phẩm thì chất lượng.</text:p>
            <text:p>Giờ thì mình tha hồ chụp choẹt với tình yêu, nhưng phải tìm hiểu em nó kĩ tí để 2 đứa tâm đầu. Thế mới có ảnh chất lượng chớ. Hì hì...</text:p>
          </table:table-cell>
        </table:table-row>
        <table:table-row table:style-name="ro3">
          <table:table-cell office:value-type="string" calcext:value-type="string">
            <text:p>width: 80%;</text:p>
          </table:table-cell>
          <table:table-cell office:value-type="string" calcext:value-type="string">
            <text:p>Mình khá là thích thú về cách Tiki đóng gói hàng, Không chỉ riêng máy ảnh mà các hộp bánh mình mua cũng được đóng gói cẩn thận, bao bọc nhiều lần. Một like cho Tiki, cẩn thận và chu đáo.</text:p>
            <text:p>Máy ảnh khá đẹp, nhỏ gọn và quan trọng chụp khá là nét trong điều kiện đủ sáng. Chụp ảnh ban đêm thì thấy ảnh hơi sáng quá, không biết tại mình không biết điều chỉnh cho hợp hay sao nữa! (sẽ tìm hiểu thêm)</text:p>
            <text:p>Cảm ơn Tiki đã mang đến cho mình trải nghiệm tốt về máy ảnh Sony H300 này</text:p>
          </table:table-cell>
        </table:table-row>
        <table:table-row table:style-name="ro16">
          <table:table-cell office:value-type="string" calcext:value-type="string">
            <text:p>width: 80%;</text:p>
          </table:table-cell>
          <table:table-cell office:value-type="string" calcext:value-type="string">
            <text:p>Mình khá hài lòng về cách quản lý đơn hàng và giao hàng trên tiki. Mình đặt hàng mà chỉ 3-4 ngày sau là đã có hàng. Nhân viên giao hàng là của đối tác GHN, gọi mình xác nhận đơn hàng khá cẩn thận.</text:p>
            <text:p/>
            <text:p>Hàng hóa được tiki gói lại rất cẩn thận, mặc dù kích thước thẻ nhớ khá nhỏ. Thẻ nhớ còn được bao túi chống sóc cẩn thận, mặc dù không cần thiết lắm.</text:p>
            <text:p/>
            <text:p>Có một điểm mình chưa hài lòng, đó là vỏ ngoài thẻ nhớ có vết rạch ra, khiến mình có cảm giác sản phẩm đã sử dụng rồi. Nếu tiki rạch ra để lấy sản phẩm chụp ảnh trưng bày, thì không nên giao sản phẩm đó cho KH, hoặc có thì phải giải thích rõ về tình trạng sản phẩm.</text:p>
            <text:p/>
            <text:p>Mình đã cắm vào laptop để kiểm tra tốc độ, tốc độ trung bình read/write là khoảng 38/34MB/s, không đạt được tốc độ đọc 48MB/s như công bố.</text:p>
            <text:p/>
            <text:p>Dù sao mình cũng hài lòng về đơn hàng này.</text:p>
          </table:table-cell>
        </table:table-row>
        <table:table-row table:style-name="ro2">
          <table:table-cell office:value-type="string" calcext:value-type="string">
            <text:p>width: 80%;</text:p>
          </table:table-cell>
          <table:table-cell office:value-type="string" calcext:value-type="string">
            <text:p>Mình kh tìm thấy phần mềm chỉnh led rgb </text:p>
            <text:p>Tìm trên mạng cũng k có</text:p>
          </table:table-cell>
        </table:table-row>
        <table:table-row table:style-name="ro1">
          <table:table-cell office:value-type="string" calcext:value-type="string">
            <text:p>width: 80%;</text:p>
          </table:table-cell>
          <table:table-cell office:value-type="string" calcext:value-type="string">
            <text:p>Mình k hiểu tại sao bản basic có adapter nhưng bản này thì không, phải mua ngoài, lúc trước mình mua loại 720p cũng có adapter</text:p>
          </table:table-cell>
        </table:table-row>
        <table:table-row table:style-name="ro1">
          <table:table-cell office:value-type="string" calcext:value-type="string">
            <text:p>width: 80%;</text:p>
          </table:table-cell>
          <table:table-cell office:value-type="string" calcext:value-type="string">
            <text:p>mình ít dùng tai nghe.. nên có tai nghe đeo là được rồi.. chất lượng khá ổn với tần giá</text:p>
          </table:table-cell>
        </table:table-row>
        <table:table-row table:style-name="ro1">
          <table:table-cell office:value-type="string" calcext:value-type="string">
            <text:p>width: 80%;</text:p>
          </table:table-cell>
          <table:table-cell office:value-type="string" calcext:value-type="string">
            <text:p>Minh hoi thắc mắc 1 cai san xuất o han quốc 1 cai san xuất đai loan</text:p>
          </table:table-cell>
        </table:table-row>
        <table:table-row table:style-name="ro1">
          <table:table-cell office:value-type="string" calcext:value-type="string">
            <text:p>width: 80%;</text:p>
          </table:table-cell>
          <table:table-cell office:value-type="string" calcext:value-type="string">
            <text:p>Mình hài lòng với chất lượng bàn phím, gọn, nhẹ, gõ phím nẩy khá thích. Nhưng điềm trừ lớn là chuột rất kém, không nhạy, con trỏ hay bị nhảy loạn.</text:p>
          </table:table-cell>
        </table:table-row>
        <table:table-row table:style-name="ro1">
          <table:table-cell office:value-type="string" calcext:value-type="string">
            <text:p>width: 80%;</text:p>
          </table:table-cell>
          <table:table-cell office:value-type="string" calcext:value-type="string">
            <text:p>Minh hai long vê sản phẩm</text:p>
          </table:table-cell>
        </table:table-row>
        <table:table-row table:style-name="ro1">
          <table:table-cell office:value-type="string" calcext:value-type="string">
            <text:p>width: 80%;</text:p>
          </table:table-cell>
          <table:table-cell office:value-type="string" calcext:value-type="string">
            <text:p>Mình google mãi cuối cùng quyết định mua chân máy này. Rất chắc chắn và hợp túi tiền. Riêng phần đế gắn máy ảnh thì con ốc xoay hơi lỏng do ko hợp với con Nikon lắm, thi thoảng di chuyển xoay phần đầu thì nó hay bị lỏng ra làm phải mở ra vặn lại.</text:p>
          </table:table-cell>
        </table:table-row>
        <table:table-row table:style-name="ro1">
          <table:table-cell office:value-type="string" calcext:value-type="string">
            <text:p>width: 80%;</text:p>
          </table:table-cell>
          <table:table-cell office:value-type="string" calcext:value-type="string">
            <text:p>Mình được tặng kèm thẻ nhớ Sandisk này với máy ảnh, qua sử dụng thì mình thấy thẻ nhớ này có tốc độ đọc, ghi khá nhanh. Mình kiểm tra thì đúng là của Sandisk. Mình rất hài lòng với chất lượng sản phẩm ở tiki. Lần sau có mua gì thì mình vẫn sẽ mua ở tiki</text:p>
          </table:table-cell>
        </table:table-row>
        <table:table-row table:style-name="ro2">
          <table:table-cell office:value-type="string" calcext:value-type="string">
            <text:p>width: 80%;</text:p>
          </table:table-cell>
          <table:table-cell office:value-type="string" calcext:value-type="string">
            <text:p>Mình được tặng kèm thẻ nhớ này khi mua máy chụp ảnh. Hàng tặng kèm nhưng chất lượng khá ổn, dung lượng lớn nên lưu trử được nhiều ảnh mình không cần phải sang qua máy tính nhiều lần.Thẻ nhớ bền, tốc độ đọc cũng nhanh, tương thích với hầu hết các loại máy tính. Mình khá hài lòng với sản phẩm này.</text:p>
            <text:p/>
          </table:table-cell>
        </table:table-row>
        <table:table-row table:style-name="ro1">
          <table:table-cell office:value-type="string" calcext:value-type="string">
            <text:p>width: 80%;</text:p>
          </table:table-cell>
          <table:table-cell office:value-type="string" calcext:value-type="string">
            <text:p>Mình dùng thấy ổn, trừ đoạn khi dùng thẻ nhớ MicroSD lưu file để xem lại trên Mihome. Video quay tầm 1 tiếng thì lưu thành 60 clips độ dài 1 phút rất bất tiện. Có bác nào xử lý đc cái này không?</text:p>
          </table:table-cell>
        </table:table-row>
        <table:table-row table:style-name="ro1">
          <table:table-cell office:value-type="string" calcext:value-type="string">
            <text:p>width: 80%;</text:p>
          </table:table-cell>
          <table:table-cell office:value-type="string" calcext:value-type="string">
            <text:p>Mình dùng thấy ok</text:p>
          </table:table-cell>
        </table:table-row>
        <table:table-row table:style-name="ro1">
          <table:table-cell office:value-type="string" calcext:value-type="string">
            <text:p>width: 80%;</text:p>
          </table:table-cell>
          <table:table-cell office:value-type="string" calcext:value-type="string">
            <text:p>Mình dùng thấy cũng được nhưng mà âm lượng hoi bé</text:p>
          </table:table-cell>
        </table:table-row>
        <table:table-row table:style-name="ro1">
          <table:table-cell office:value-type="string" calcext:value-type="string">
            <text:p>width: 80%;</text:p>
          </table:table-cell>
          <table:table-cell office:value-type="string" calcext:value-type="string">
            <text:p>Mình dùng quay được 3-4 lần giờ nó bị lệch khoảng 2 độ ạ. Giờ cần cân lại thì gửi đâu ạ??</text:p>
          </table:table-cell>
        </table:table-row>
        <table:table-row table:style-name="ro1">
          <table:table-cell office:value-type="string" calcext:value-type="string">
            <text:p>width: 80%;</text:p>
          </table:table-cell>
          <table:table-cell office:value-type="string" calcext:value-type="string">
            <text:p>mình dùng máy vivo ko thấy kết nối được shop hướng dẫn chút</text:p>
          </table:table-cell>
        </table:table-row>
        <table:table-row table:style-name="ro1">
          <table:table-cell office:value-type="string" calcext:value-type="string">
            <text:p>width: 80%;</text:p>
          </table:table-cell>
          <table:table-cell office:value-type="string" calcext:value-type="string">
            <text:p>mình dùng ip 8 plus khi gắn mic thu âm vào thì rất khó cho vào gymbal. và gymbal chỉ dữ được tầm 3 phút là bụ gục. ko biết mình làm sai gì không</text:p>
          </table:table-cell>
        </table:table-row>
        <table:table-row table:style-name="ro1">
          <table:table-cell office:value-type="string" calcext:value-type="string">
            <text:p>width: 80%;</text:p>
          </table:table-cell>
          <table:table-cell office:value-type="string" calcext:value-type="string">
            <text:p>mình dùng chơi chơi thì khá hài lòng về sản phẩm. còn bạn nào tính dùng chuyên nghiệp lâu dài thì nên đầu tư con xịn xò hơn</text:p>
          </table:table-cell>
        </table:table-row>
        <table:table-row table:style-name="ro6">
          <table:table-cell office:value-type="string" calcext:value-type="string">
            <text:p>width: 80%;</text:p>
          </table:table-cell>
          <table:table-cell office:value-type="string" calcext:value-type="string">
            <text:p>Mình đặt router này ở giữa nhà tầng 1 thì cả nhà tầng trệt và tầng 2 đều có sóng tốt. Tốc độ và sóng wifi khá ổn, chưa thấy rớt lần nào sau khi dùng thử 1 tuần liên tục, hy vọng là router này có độ bền cao vì giá khá mắc so với những loại wifi N tốc độ 450Mbps tương tự. Chỉ tiếc 1 điều là TP-Link lại chỉ trang bị cổng WAN và LAN tốc độ có 10/100M chứ không được Gigabit 10/100/1000M cho nên khi dùng router này cho các thiết bị wifi thì sẽ bị nghẽn cổ chai khi truyền dữ liệu với các thiết bị có dây do giới hạn cổng LAN &amp; WAN chỉ có 100Mbps trong khi tốc độ Wifi có thể lên tới 450Mbps tối đa theo lí thuyết. Ví dụ như khi bạn truyền dữ liệu giữa laptop và hdd cloud (ổ đĩa lưu trử cloud) trong nhà thì sẽ bị giới hạn ở tốc độ 100Mbps (khoảng 12.5MB/s) nên hơi tiếc cho điểm này.</text:p>
            <text:p/>
            <text:p>Nói chung khá hài lòng, nếu có thêm các cổng Gigabit thì router này sẽ là lựa chọn tốt nhất cho các bạn cần sóng khoẻ cho nhà 1 trệt 2 lầu. </text:p>
            <text:p/>
            <text:p>Tiki giao hàng khá nhanh trong vòng 2 ngày, nhưng giá của sản phẩm này lên xuống theo khuyến mãi nhiều quá, có lúc 990K khi thì xuống 950K hoặc 900K. Các bạn nên chọn giá tốt nhất rồi mua.</text:p>
          </table:table-cell>
        </table:table-row>
        <table:table-row table:style-name="ro1">
          <table:table-cell office:value-type="string" calcext:value-type="string">
            <text:p>width: 80%;</text:p>
          </table:table-cell>
          <table:table-cell office:value-type="string" calcext:value-type="string">
            <text:p>mình đặt mua sản phẩm ngày 7/12/2019. Nhận hàng ngày 9/12/2019. Mà thẻ bảo hành của mình hết hạn vào tháng 5/2020 là sao?!? Sao bảo hành có 6 tháng thôi vậy?!? cần lời giải thích.</text:p>
          </table:table-cell>
        </table:table-row>
        <table:table-row table:style-name="ro1">
          <table:table-cell office:value-type="string" calcext:value-type="string">
            <text:p>width: 80%;</text:p>
          </table:table-cell>
          <table:table-cell office:value-type="string" calcext:value-type="string">
            <text:p>Mình đặt mua 6 cái camera của HV shop trên Tiki, nhận hàng 20/12, hoạt động bình thường. Nhưng để thay đổi vị trí thì mình gỡ thiết bị trên app Yoosee, bấm nút Reset thì camera không kêu, cũng không thể kết nối lại với điện thoại</text:p>
          </table:table-cell>
        </table:table-row>
        <table:table-row table:style-name="ro4">
          <table:table-cell office:value-type="string" calcext:value-type="string">
            <text:p>width: 80%;</text:p>
          </table:table-cell>
          <table:table-cell office:value-type="string" calcext:value-type="string">
            <text:p>Mình đặt lens này cùng với máy ảnh sony a6500 từ hôm 27/9. </text:p>
            <text:p>2/10 thì nhận được lens đúng như đã hẹn, hàng chuẩn nguyên seal bọc cẩn thận, tuy nhiên máy ảnh không hiểu sao lại bị vướng mắc trong khâu thời gian giao hàng nên thời gian chờ đợi có thể lên đến 10 ngày.</text:p>
            <text:p/>
            <text:p>Gọi cho support thì được báo vì quà khuyến mãi chưa về đủ nên chưa thể đóng gói hàng. Mình thiết nghĩ tiki chỉ cần để giá tốt là được. Quan trọng nhất nữa là phải nhanh. Chứ khách hàng đâu có cần mấy cái quà tặng kèm theo đâu. Tự dưng vì phải chờ quà tặng mà kéo dài quá lâu thời gian nhận được món hàng chính thấy không đáng. Mong tiki sớm có cách khắc phục vấn đề này.</text:p>
          </table:table-cell>
        </table:table-row>
        <table:table-row table:style-name="ro2">
          <table:table-cell office:value-type="string" calcext:value-type="string">
            <text:p>width: 80%;</text:p>
          </table:table-cell>
          <table:table-cell office:value-type="string" calcext:value-type="string">
            <text:p>Mình đặt hộp phim và nhân viên giao cho mình trước thời gian dự kiến một ngày. </text:p>
            <text:p>Phim xài tạm ổn. Mình chưa xài mấy loại phim khác nên khó đánh giá nhưng phim này chụp lỡ bị hắt sáng thì ra hình sẽ biến thành màu đen.</text:p>
          </table:table-cell>
        </table:table-row>
        <table:table-row table:style-name="ro1">
          <table:table-cell office:value-type="string" calcext:value-type="string">
            <text:p>width: 80%;</text:p>
          </table:table-cell>
          <table:table-cell office:value-type="string" calcext:value-type="string">
            <text:p>Mình đặt hàng từ thứ 6, tới nay chủ nhật chưa giao hic hic</text:p>
          </table:table-cell>
        </table:table-row>
        <table:table-row table:style-name="ro1">
          <table:table-cell office:value-type="string" calcext:value-type="string">
            <text:p>width: 80%;</text:p>
          </table:table-cell>
          <table:table-cell office:value-type="string" calcext:value-type="string">
            <text:p>mình đặt brown switch shop lại gửi red switch thất vọng ghê á. mà led lũng ngon lành cho shop 4sao lần sau gửi đúng hàng cho ngta nha shop.</text:p>
          </table:table-cell>
        </table:table-row>
        <table:table-row table:style-name="ro12">
          <table:table-cell office:value-type="string" calcext:value-type="string">
            <text:p>width: 80%;</text:p>
          </table:table-cell>
          <table:table-cell office:value-type="string" calcext:value-type="string">
            <text:p>Mình đã từng dùng ống 50f1.8 mark II trước đây. Nhân dịp Tiki giảm giá quyết định mua. Cảm nhận:</text:p>
            <text:p/>
            <text:p>Tiki giao hàng đúng cam kết, có thẻ bảo hành chính hãng LBM, tuy nhiên hơi lâu (4 ngày). Lý do dễ hiểu vì phải qua LBM in thẻ bảo hành.</text:p>
            <text:p/>
            <text:p>Đây là 1 những ống kính rẻ tiền nhưng chất lượng khá tốt. Đời STM có buil đẹp, chắc chắn, ngàm kim loại, lấy nét rất êm so với Mark II.</text:p>
            <text:p/>
            <text:p>Xóa phông tốt vì khẩu lớn 1.8. Tuy nhiên ở khẩu từ 1.8-2.2 tỷ lệ out nét khoảng 20%. Từ 2.2 thì nét đứt tay, đặc biệt ở khẩu 2.8.</text:p>
            <text:p/>
            <text:p>Giá quá tốt cho 1 lens khẩu lớn. Phù hợp cho anh em mới tập chơi DSRL hoặc chữa cháy trong các dịp đặc biệc, ví dụ Noel. Quên chưa nói là bokeh khá tròn và đẹp so với Mark II.</text:p>
            <text:p/>
            <text:p>Nói chung hài lòng khi mua ống này.</text:p>
            <text:p/>
            <text:p>Highly recommend.</text:p>
            <text:p/>
            <text:p>Đánh giá 4 sao.</text:p>
            <text:p/>
            <text:p>Tham khảo ảnh chụp với canon 7D:</text:p>
            <text:p/>
            <text:p>https://www.flickr.com/photos/utanvn/albums/72157660257092853</text:p>
          </table:table-cell>
        </table:table-row>
        <table:table-row table:style-name="ro1">
          <table:table-cell office:value-type="string" calcext:value-type="string">
            <text:p>width: 80%;</text:p>
          </table:table-cell>
          <table:table-cell office:value-type="string" calcext:value-type="string">
            <text:p>Mình đã từng dùng con sigma 1.4 non art, nhưng chụp hay bị soft ở khẩu lớn mà giá cao nữa. Nhưng riêng con canon nay đã làm mình thay đổi suy nghĩ. Có thể nói nó cho bạn nhiều hơn giá tiền mà bạn bỏ ra. Rất nên mua con này. Đợt mình mua có km nên giá nhẹ hơn này nên h mình rất hài lòng. Có điều lúc đó Tiki giao hơi chậm 1 chút, tới mấy ngay sau mới nhận đc, mặc dù mình ở Hcm . </text:p>
          </table:table-cell>
        </table:table-row>
        <table:table-row table:style-name="ro1">
          <table:table-cell office:value-type="string" calcext:value-type="string">
            <text:p>width: 80%;</text:p>
          </table:table-cell>
          <table:table-cell office:value-type="string" calcext:value-type="string">
            <text:p>Mình đã tìm kiếm nhiều nơi để mua film cho máy Instax ở Việt Nam và thấy Tiki bán đúng loại film mà mình đã mua được ở bên Nhật. Rất hài lòng về giá cả cũng như cách bao bọc film hết sức cẩn thận của Tiki, cảm giác Tiki rất nâng niu những kiện hàng của mình. </text:p>
          </table:table-cell>
        </table:table-row>
        <table:table-row table:style-name="ro1">
          <table:table-cell office:value-type="string" calcext:value-type="string">
            <text:p>width: 80%;</text:p>
          </table:table-cell>
          <table:table-cell office:value-type="string" calcext:value-type="string">
            <text:p>Mình đã sử dụng sản phẩm. Sau 1 thời gian ngắn mới thấy tác dụng rõ rệt của hạt hút ẩm. Hộp nhựa chắc chắn, zoăng tương đối kín &amp; khít, ẩm kế hoạt động tốt. Shop giao hàng đúng thời điểm đã hẹn👌. Chỉ duy nhất 1 nhược điểm nhỏ từ nhà sản xuất là: túi đựng hạt hút ẩm chưa dc tiện dụng, mong nhà sản xuất sẽ cải tiến nhược điểm này</text:p>
          </table:table-cell>
        </table:table-row>
        <table:table-row table:style-name="ro1">
          <table:table-cell office:value-type="string" calcext:value-type="string">
            <text:p>width: 80%;</text:p>
          </table:table-cell>
          <table:table-cell office:value-type="string" calcext:value-type="string">
            <text:p>Mình đã quen mua sách trên tiki, h mình cũng đã mua qua điện tử rồi. Tiki luôn giao hàng nhanh, hàng đóng gói kỹ, hàng đúng chất lượng</text:p>
          </table:table-cell>
        </table:table-row>
        <table:table-row table:style-name="ro1">
          <table:table-cell office:value-type="string" calcext:value-type="string">
            <text:p>width: 80%;</text:p>
          </table:table-cell>
          <table:table-cell office:value-type="string" calcext:value-type="string">
            <text:p>mình đã nhận hàng .ok laems anh giao hàng vui vẻ cảm ơn tiki nhiều .</text:p>
          </table:table-cell>
        </table:table-row>
        <table:table-row table:style-name="ro1">
          <table:table-cell office:value-type="string" calcext:value-type="string">
            <text:p>width: 80%;</text:p>
          </table:table-cell>
          <table:table-cell office:value-type="string" calcext:value-type="string">
            <text:p>Mình đã nhận được sp. Nhưng sao không kết nối bluetooth được vậy. Đt không nhận được loa ☹️</text:p>
          </table:table-cell>
        </table:table-row>
        <table:table-row table:style-name="ro2">
          <table:table-cell office:value-type="string" calcext:value-type="string">
            <text:p>width: 80%;</text:p>
          </table:table-cell>
          <table:table-cell office:value-type="string" calcext:value-type="string">
            <text:p>mình đã nhận được sản phẩm này.mình rất ưng nó.</text:p>
            <text:p>tốc độ quay và lưu rất nhanh</text:p>
          </table:table-cell>
        </table:table-row>
        <table:table-row table:style-name="ro1">
          <table:table-cell office:value-type="string" calcext:value-type="string">
            <text:p>width: 80%;</text:p>
          </table:table-cell>
          <table:table-cell office:value-type="string" calcext:value-type="string">
            <text:p>Mình đã nhận được hàng, ưng ý với tiki về phong cách phục vụ.</text:p>
          </table:table-cell>
        </table:table-row>
        <table:table-row table:style-name="ro2">
          <table:table-cell office:value-type="string" calcext:value-type="string">
            <text:p>width: 80%;</text:p>
          </table:table-cell>
          <table:table-cell office:value-type="string" calcext:value-type="string">
            <text:p>mình đã nhận dc tai nghe. lúc nhận được tai nghe thì tai nghe không nằm gọn trong miếng nilon mà bung ra, vấn đề này ko sao cả, chắc do vận chuyển thôi. </text:p>
            <text:p>Nhưng mà bên tiki giao thiếu cho mình mấy nút cao su để thay đổi, không biết mình có được giao lại hay không????</text:p>
          </table:table-cell>
        </table:table-row>
        <table:table-row table:style-name="ro1">
          <table:table-cell office:value-type="string" calcext:value-type="string">
            <text:p>width: 80%;</text:p>
          </table:table-cell>
          <table:table-cell office:value-type="string" calcext:value-type="string">
            <text:p>Mình đã mua. Giá rẻ và chất lượng. Có thể sẽ mua tiếp vì chụp máy 24mpx cũng hơi nặng file. Tuy thời gian chờ giao hàng hơi lâu nhưng ko có vấn đề gì to tát cả. Ủng hộ những phụ kiện giá rẻ như thế này good good</text:p>
          </table:table-cell>
        </table:table-row>
        <table:table-row table:style-name="ro1">
          <table:table-cell office:value-type="string" calcext:value-type="string">
            <text:p>width: 80%;</text:p>
          </table:table-cell>
          <table:table-cell office:value-type="string" calcext:value-type="string">
            <text:p>mình đã mua thêm giá kẹp điện thoại, nhueng k biết cách lắp vào chân máy? shop hướng dẫn giúp mình với</text:p>
          </table:table-cell>
        </table:table-row>
        <table:table-row table:style-name="ro1">
          <table:table-cell office:value-type="string" calcext:value-type="string">
            <text:p>width: 80%;</text:p>
          </table:table-cell>
          <table:table-cell office:value-type="string" calcext:value-type="string">
            <text:p>Mình đã mua thẻ này và thấy xài ổn định. Mức giảm giá cao mà chất lượng tốt. Dung lượng thực tế cỡ 28GB. Thẻ chính hãng Sandisk, được Tiki đóng gói và bao bọc kỹ lưỡng. Nói chung là đáng mua và có thể yên tâm đặt hàng được. <text:s text:c="2"/></text:p>
          </table:table-cell>
        </table:table-row>
        <table:table-row table:style-name="ro1">
          <table:table-cell office:value-type="string" calcext:value-type="string">
            <text:p>width: 80%;</text:p>
          </table:table-cell>
          <table:table-cell office:value-type="string" calcext:value-type="string">
            <text:p>Mình đã mua sản phẩm này. Chất lượng khá tốt, nhưng có điều khi lắp thẻ nhớ vào thì chập chờn, lúc nhận lúc không</text:p>
          </table:table-cell>
        </table:table-row>
        <table:table-row table:style-name="ro6">
          <table:table-cell office:value-type="string" calcext:value-type="string">
            <text:p>width: 80%;</text:p>
          </table:table-cell>
          <table:table-cell office:value-type="string" calcext:value-type="string">
            <text:p>Mình đã mua sản phẩm này từ cuối năm 2015, sau một thời gian chụp và trải nghiệm thì bây giờ mới có thời gian để viết review.</text:p>
            <text:p>Lens khẩu lớn nhưng giá cả phải chăng, chất lượng, xóa phông tốt, cho ra hình ảnh với màu sắc hài hòa, bắt mắt, bokeh đẹp, đặc biệt thích hợp cho chụp chân dung, chụp tĩnh vật. Lens thích hợp cho những ai mới tập chụp, chưa cần đầu tư nhiều mà vẫn muốn có những bức ảnh xóa phông tốt.</text:p>
            <text:p>Tiki giao hàng nhanh, đóng gói cẩn thận, đầy đủ thẻ bảo hành. Đợt mình mua được tặng kèm thêm thẻ nhớ 32GB và được tham gia chương trình ưu đãi trả góp 6M0% mà không phải trả thêm bất kỳ chi phí nào khi đăng ký.</text:p>
            <text:p>Tuy nhiên vì đây là lens fix nên không thể zoom trên lens được mà phải di chuyển để lấy được khung hình theo như mong muốn, nên chỉ thích hợp chụp ở cự ly gần.</text:p>
            <text:p/>
          </table:table-cell>
        </table:table-row>
        <table:table-row table:style-name="ro1">
          <table:table-cell office:value-type="string" calcext:value-type="string">
            <text:p>width: 80%;</text:p>
          </table:table-cell>
          <table:table-cell office:value-type="string" calcext:value-type="string">
            <text:p>Mình đã mua sản phẩm này ở tiki. Đầy đủ thẻ bảo hành chính hãng đi kèm hộp, sản phẩm được <text:s/>tiki gói bọc cẩn thận không xây xát gì. Tuy nhiên thời gian giao hàng thực tế trễ hơn đến 4 ngày so với dự kiến khi đặt hàng.</text:p>
          </table:table-cell>
        </table:table-row>
        <table:table-row table:style-name="ro1">
          <table:table-cell office:value-type="string" calcext:value-type="string">
            <text:p>width: 80%;</text:p>
          </table:table-cell>
          <table:table-cell office:value-type="string" calcext:value-type="string">
            <text:p>Mình đã mua máy nhưng không hiểu sao không mở được loa ngoài của máy?</text:p>
          </table:table-cell>
        </table:table-row>
        <table:table-row table:style-name="ro1">
          <table:table-cell office:value-type="string" calcext:value-type="string">
            <text:p>width: 80%;</text:p>
          </table:table-cell>
          <table:table-cell office:value-type="string" calcext:value-type="string">
            <text:p>mình đã mua cuốn sách OALD này... khi mở ra cứ ngỡ đó là những kho tàng kiến thức tiếng anh đều gối on trong cuốn sách này. Sách trình bày rất khoa học, có phần mở rộng Family words, phrasal verbs, idioms và từ đồng nghĩa và trái nghĩa. Ai muốn hiểu sâu Tiếng Anh thì nên mua cuốn này nhé!</text:p>
          </table:table-cell>
        </table:table-row>
        <table:table-row table:style-name="ro1">
          <table:table-cell office:value-type="string" calcext:value-type="string">
            <text:p>width: 80%;</text:p>
          </table:table-cell>
          <table:table-cell office:value-type="string" calcext:value-type="string">
            <text:p>mình đã mua chuột nhưng không biết cách kết nối với máy tính ạ? cắm đầu USB vào máy tính báo nhận nhưng chuột lại không có phản hồi ạ? có ai có thể giúp mình không?</text:p>
          </table:table-cell>
        </table:table-row>
        <table:table-row table:style-name="ro1">
          <table:table-cell office:value-type="string" calcext:value-type="string">
            <text:p>width: 80%;</text:p>
          </table:table-cell>
          <table:table-cell office:value-type="string" calcext:value-type="string">
            <text:p>Mình đã dùng micro trên điện thoại Live4 và thấy rằng, khả năng thu âm rất tốt. Lọc ồn rất ổn. Tiếc rằng mcro này không có dây để dùng với máy ảnh a6000.</text:p>
          </table:table-cell>
        </table:table-row>
        <table:table-row table:style-name="ro1">
          <table:table-cell office:value-type="string" calcext:value-type="string">
            <text:p>width: 80%;</text:p>
          </table:table-cell>
          <table:table-cell office:value-type="string" calcext:value-type="string">
            <text:p>Mình đã dc trả hàng . Cảm ơn shop . Chất lượng tốt nhưng phải dungg tai nghe nên m ko thích</text:p>
          </table:table-cell>
        </table:table-row>
        <table:table-row table:style-name="ro1">
          <table:table-cell office:value-type="string" calcext:value-type="string">
            <text:p>width: 80%;</text:p>
          </table:table-cell>
          <table:table-cell office:value-type="string" calcext:value-type="string">
            <text:p>Mình đã đặt mua 1 cái chân quay WEIFENG WT 3520, chưa thấy shop gọi lại hay phản hồi thông tin gì để mình hỏi và mua thêm ống nhòm PANDA 8X, giá kẹp điện thoại để gắn vào cái chân quay đó. Mong có sự phản hồi của shop. 0989226156</text:p>
          </table:table-cell>
        </table:table-row>
        <table:table-row table:style-name="ro4">
          <table:table-cell office:value-type="string" calcext:value-type="string">
            <text:p>width: 80%;</text:p>
          </table:table-cell>
          <table:table-cell office:value-type="string" calcext:value-type="string">
            <text:p>Mình đã có một máy ảnh cơ nhưng khi đi chơi cần 1 máy gọn nhẹ, vừa hay tiki giảm giá và khuyến mãi nhiều món tăngj kèm nên mình đã đặt mua</text:p>
            <text:p>Tiki giao hàng tốt, gói cẩn thận, đầy đủ hàng hoá</text:p>
            <text:p>Máy ảnh chính hãng, có thẻ bảo hành, chụp ảnh phong cảnh đẹp, chụp đêm chưa đẹp lắm. Zoom xa, nhưng lấy nét lâu</text:p>
            <text:p>Với giá tiền này thì mình hài lòng</text:p>
          </table:table-cell>
        </table:table-row>
        <table:table-row table:style-name="ro1">
          <table:table-cell office:value-type="string" calcext:value-type="string">
            <text:p>width: 80%;</text:p>
          </table:table-cell>
          <table:table-cell office:value-type="string" calcext:value-type="string">
            <text:p>Mình đã cái đặt và dùng được 1 thời gian, nhìn chung chất lượng ổn, dễ cài đặt,</text:p>
          </table:table-cell>
        </table:table-row>
        <table:table-row table:style-name="ro1">
          <table:table-cell office:value-type="string" calcext:value-type="string">
            <text:p>width: 80%;</text:p>
          </table:table-cell>
          <table:table-cell office:value-type="string" calcext:value-type="string">
            <text:p>Mình có tham khảo giá trên thị trường thì thấy tiki bán giá phim khá rẻ. Mình được tặng kèm hộp 10 phim khi mua máy ảnh instax. Thật sự rất là thích. Mình hi vọng trong tương lai giá phim giảm thấp xuống một chút thì những người sử dụng máy ảnh instax như bọn mình sẽ tự tin hơn khi chụp!</text:p>
          </table:table-cell>
        </table:table-row>
        <table:table-row table:style-name="ro1">
          <table:table-cell office:value-type="string" calcext:value-type="string">
            <text:p>width: 80%;</text:p>
          </table:table-cell>
          <table:table-cell office:value-type="string" calcext:value-type="string">
            <text:p>Mình có mua và nhận tủ chiều hnay. Do có việc nên tối mình mới cắm tủ cho chạy. Mà mình thấy chỗ đồng hồ nhìn như bị gãy như này thì có ảnh hưởng gì không shop?</text:p>
          </table:table-cell>
        </table:table-row>
        <table:table-row table:style-name="ro3">
          <table:table-cell office:value-type="string" calcext:value-type="string">
            <text:p>width: 80%;</text:p>
          </table:table-cell>
          <table:table-cell office:value-type="string" calcext:value-type="string">
            <text:p>Mình có mua 2 sản phẩm, dùng 1 tuần xong bây giờ cả 2 khi cắm nguồn đều tự động xoay ngay khi kết nối dòng điện, ko thể reset được bằng cả nút trên dây và nút trong khe thẻ nhớ.</text:p>
            <text:p>Xin vui lòng cho mình xin số kỹ thuật để mình có thể liên hệ hướng dẫn. </text:p>
            <text:p>Cảm ơn!</text:p>
          </table:table-cell>
        </table:table-row>
        <table:table-row table:style-name="ro1">
          <table:table-cell office:value-type="string" calcext:value-type="string">
            <text:p>width: 80%;</text:p>
          </table:table-cell>
          <table:table-cell office:value-type="string" calcext:value-type="string">
            <text:p>Mình có đơn hàng nhưng muốn hủy, làm sao để hủy được. Shop liên hệ giúp không lại mất công giao hàng.</text:p>
          </table:table-cell>
        </table:table-row>
        <table:table-row table:style-name="ro1">
          <table:table-cell office:value-type="string" calcext:value-type="string">
            <text:p>width: 80%;</text:p>
          </table:table-cell>
          <table:table-cell office:value-type="string" calcext:value-type="string">
            <text:p>Mình có 3 hộp phim như thế này ở nhà. Khỏi phải nói, chất lượng thì quá tốt rồi, hình ảnh được bao bọc cẩn thận, đẹp mắt. Phần dưới ảnh còn có khoảng trống để ghi chú thích vào đó. Rất dễ thương và tiện lợi. Nhưng sao mắc quá à, mỗi lần chụp một bức ảnh chia ra cũng đến 16 nghìn đồng chứ chẳng ít, dù sao bù lại chất lượng tốt nên mình tạm hài lòng</text:p>
          </table:table-cell>
        </table:table-row>
        <table:table-row table:style-name="ro1">
          <table:table-cell office:value-type="string" calcext:value-type="string">
            <text:p>width: 80%;</text:p>
          </table:table-cell>
          <table:table-cell office:value-type="string" calcext:value-type="string">
            <text:p>Mình chưa trải nghiệm, đoán là cũng không vấn đề gì nhưng sản phẩm nhận đã bị bóc ra trước. Sau đó dính lại bằng băng dính.</text:p>
          </table:table-cell>
        </table:table-row>
        <table:table-row table:style-name="ro1">
          <table:table-cell office:value-type="string" calcext:value-type="string">
            <text:p>width: 80%;</text:p>
          </table:table-cell>
          <table:table-cell office:value-type="string" calcext:value-type="string">
            <text:p>Mình chưa quen dùng red switch hay sao ý mà nút bấm hơi hơi cứng.</text:p>
          </table:table-cell>
        </table:table-row>
        <table:table-row table:style-name="ro1">
          <table:table-cell office:value-type="string" calcext:value-type="string">
            <text:p>width: 80%;</text:p>
          </table:table-cell>
          <table:table-cell office:value-type="string" calcext:value-type="string">
            <text:p>Mình chưa dùng thử nhưng về hộp và mic thì chính hãng nha mọi người, đóng gói kỹ , giao hàng nhanh</text:p>
          </table:table-cell>
        </table:table-row>
        <table:table-row table:style-name="ro1">
          <table:table-cell office:value-type="string" calcext:value-type="string">
            <text:p>width: 80%;</text:p>
          </table:table-cell>
          <table:table-cell office:value-type="string" calcext:value-type="string">
            <text:p>Mình chọn màu hồng <text:s/>sao gui màu đen. Đổi đc ko shop</text:p>
          </table:table-cell>
        </table:table-row>
        <table:table-row table:style-name="ro1">
          <table:table-cell office:value-type="string" calcext:value-type="string">
            <text:p>width: 80%;</text:p>
          </table:table-cell>
          <table:table-cell office:value-type="string" calcext:value-type="string">
            <text:p>Mình chọn màu đen, nhung shop giao lộn màu trắng, minh muốn đổi lại thi lam ntn shop</text:p>
          </table:table-cell>
        </table:table-row>
        <table:table-row table:style-name="ro1">
          <table:table-cell office:value-type="string" calcext:value-type="string">
            <text:p>width: 80%;</text:p>
          </table:table-cell>
          <table:table-cell office:value-type="string" calcext:value-type="string">
            <text:p>Mình chờ khá lâu để nhận được hàng, tuy nhiên dịch vụ CSKH ổn. Hàng ổn, chụp ok.</text:p>
          </table:table-cell>
        </table:table-row>
        <table:table-row table:style-name="ro1">
          <table:table-cell office:value-type="string" calcext:value-type="string">
            <text:p>width: 80%;</text:p>
          </table:table-cell>
          <table:table-cell office:value-type="string" calcext:value-type="string">
            <text:p>Mình chỉ nhận được hộp sản phẩm nhưng k có túi đựng</text:p>
          </table:table-cell>
        </table:table-row>
        <table:table-row table:style-name="ro1">
          <table:table-cell office:value-type="string" calcext:value-type="string">
            <text:p>width: 80%;</text:p>
          </table:table-cell>
          <table:table-cell office:value-type="string" calcext:value-type="string">
            <text:p>Mình cần Shop hỗ trợ kích hoạt bảo hành. Và sản phẩm khi kiểm tra trên web của Sony thì bị mất 2 tháng bảo hành.</text:p>
          </table:table-cell>
        </table:table-row>
        <table:table-row table:style-name="ro1">
          <table:table-cell office:value-type="string" calcext:value-type="string">
            <text:p>width: 80%;</text:p>
          </table:table-cell>
          <table:table-cell office:value-type="string" calcext:value-type="string">
            <text:p>mình cảm thấy bàn phím rất ổn ở giá đấy , tuy hơi có 1 số phím hơi bị rít phải ấn mạnh mới được</text:p>
          </table:table-cell>
        </table:table-row>
        <table:table-row table:style-name="ro1">
          <table:table-cell office:value-type="string" calcext:value-type="string">
            <text:p>width: 80%;</text:p>
          </table:table-cell>
          <table:table-cell office:value-type="string" calcext:value-type="string">
            <text:p>Mình bị lỗi đèn vàng, ko khởi động đươc. Làm sao gởi bảo hành ha Tiki.</text:p>
          </table:table-cell>
        </table:table-row>
        <table:table-row table:style-name="ro2">
          <table:table-cell office:value-type="string" calcext:value-type="string">
            <text:p>width: 80%;</text:p>
          </table:table-cell>
          <table:table-cell office:value-type="string" calcext:value-type="string">
            <text:p>Mình bị cận nhẹ nên khi nhìn vào ống ngắm các thông số điện tử bên trong bị nhòe, nhưng máy không có dioptric adjustment knob để chỉnh</text:p>
            <text:p>Tiki đóng gói chắc chắn, giao hàng nhanh 2h, đầy đủ phụ kiện và thẻ bảo hành</text:p>
          </table:table-cell>
        </table:table-row>
        <table:table-row table:style-name="ro1">
          <table:table-cell office:value-type="string" calcext:value-type="string">
            <text:p>width: 80%;</text:p>
          </table:table-cell>
          <table:table-cell office:value-type="string" calcext:value-type="string">
            <text:p>mịn coa mua sp . nhưng tại sao soundcard lại không nhậm mic ạ . hay dây mic k phù hợp với sc ??????</text:p>
          </table:table-cell>
        </table:table-row>
        <table:table-row table:style-name="ro1">
          <table:table-cell office:value-type="string" calcext:value-type="string">
            <text:p>width: 80%;</text:p>
          </table:table-cell>
          <table:table-cell office:value-type="string" calcext:value-type="string">
            <text:p>Mìn chỉ mới test thử vài kiểu nhưng thấy ok, giao hàng cũng nhanh, màu sắc đẹp, nhìn sang nhưng mỗi tội em nó bấm kêu to quá, có vẻ bấm k đc mượt lắm. Tóm lại thì so với tầm giá đó vậy là tạm được rồi</text:p>
          </table:table-cell>
        </table:table-row>
        <table:table-row table:style-name="ro1">
          <table:table-cell office:value-type="string" calcext:value-type="string">
            <text:p>width: 80%;</text:p>
          </table:table-cell>
          <table:table-cell office:value-type="string" calcext:value-type="string">
            <text:p>Miếng dán này rất khớp với sony 6400, dễ dáng. Còn chất lượng thì chưa biết sao.</text:p>
          </table:table-cell>
        </table:table-row>
        <table:table-row table:style-name="ro1">
          <table:table-cell office:value-type="string" calcext:value-type="string">
            <text:p>width: 80%;</text:p>
          </table:table-cell>
          <table:table-cell office:value-type="string" calcext:value-type="string">
            <text:p>Miếng dán không tràn viền, hạn chế góc nhìn người khác tuy nhiên màn hình bị tối đi hơn bình thường phải tăng độ sáng lên giống như đeo kính mát nhẹ</text:p>
          </table:table-cell>
        </table:table-row>
        <table:table-row table:style-name="ro1">
          <table:table-cell office:value-type="string" calcext:value-type="string">
            <text:p>width: 80%;</text:p>
          </table:table-cell>
          <table:table-cell office:value-type="string" calcext:value-type="string">
            <text:p>Miếng dán hơi nhỏ. Đóng gói kỹ, đầy đủ phụ kiện, hướng dẫn</text:p>
          </table:table-cell>
        </table:table-row>
        <table:table-row table:style-name="ro1">
          <table:table-cell office:value-type="string" calcext:value-type="string">
            <text:p>width: 80%;</text:p>
          </table:table-cell>
          <table:table-cell office:value-type="string" calcext:value-type="string">
            <text:p>Miếng dán hơi nhỏ hơn màn hình tuy nhiên sử dụng vẫn tốt đẹp, ok</text:p>
          </table:table-cell>
        </table:table-row>
        <table:table-row table:style-name="ro1">
          <table:table-cell office:value-type="string" calcext:value-type="string">
            <text:p>width: 80%;</text:p>
          </table:table-cell>
          <table:table-cell office:value-type="string" calcext:value-type="string">
            <text:p>Miếng dán đẹp, khá dễ dán, không như miếng dán màn hình điện thoại. Áp vào ăn ngay, đièu chỉnh cũng dễ dàng. Tương đối dày. Chưa va đập nên ko biết chất lượng bảo vệ thế nào, nhưng mà mình cũng ko muốn sp bị va đập :D</text:p>
          </table:table-cell>
        </table:table-row>
        <table:table-row table:style-name="ro1">
          <table:table-cell office:value-type="string" calcext:value-type="string">
            <text:p>width: 80%;</text:p>
          </table:table-cell>
          <table:table-cell office:value-type="string" calcext:value-type="string">
            <text:p>Miếng dán dày, đẹp và rất trong suốt. Giao hàng nhanh.</text:p>
          </table:table-cell>
        </table:table-row>
        <table:table-row table:style-name="ro2">
          <table:table-cell office:value-type="string" calcext:value-type="string">
            <text:p>width: 80%;</text:p>
          </table:table-cell>
          <table:table-cell office:value-type="string" calcext:value-type="string">
            <text:p>Miếng dán chưa full hết được màn hình ( còn cách mép 2mm) nếu rơi sẽ nguy hiểm cho các mép máy . Dán bị hở cạnh thì có chai keo nhỏ xịt vào, bảo đảm khít lun. </text:p>
            <text:p>Với giá thành như vậy thì chất lượng chấp nhận được.</text:p>
          </table:table-cell>
        </table:table-row>
        <table:table-row table:style-name="ro1">
          <table:table-cell office:value-type="string" calcext:value-type="string">
            <text:p>width: 80%;</text:p>
          </table:table-cell>
          <table:table-cell office:value-type="string" calcext:value-type="string">
            <text:p>Microphone Cho Máy Ảnh Boya BY-MM1 tốt, giá hợp lý. Hài lòng.</text:p>
          </table:table-cell>
        </table:table-row>
        <table:table-row table:style-name="ro1">
          <table:table-cell office:value-type="string" calcext:value-type="string">
            <text:p>width: 80%;</text:p>
          </table:table-cell>
          <table:table-cell office:value-type="string" calcext:value-type="string">
            <text:p>Micro thu âm nghe không lớn bằng con Yi Camera 720 HD. Con này 1080 nhưng mình thấy không hơn bao nhiêu so với 720HD. Ngoài ra hình trắng đen khi dùng hồng ngoại mình thấy hơi xám so với Yi camera.</text:p>
          </table:table-cell>
        </table:table-row>
        <table:table-row table:style-name="ro2">
          <table:table-cell office:value-type="string" calcext:value-type="string">
            <text:p>width: 80%;</text:p>
          </table:table-cell>
          <table:table-cell office:value-type="string" calcext:value-type="string">
            <text:p>mic ở tai nghe khá nhạy cảm cầm về mới ngon</text:p>
            <text:p>-1 sao vì đóng hộp khá ọp ẹp :D</text:p>
          </table:table-cell>
        </table:table-row>
        <table:table-row table:style-name="ro1">
          <table:table-cell office:value-type="string" calcext:value-type="string">
            <text:p>width: 80%;</text:p>
          </table:table-cell>
          <table:table-cell office:value-type="string" calcext:value-type="string">
            <text:p>Mic bắt âm hơi yếu, công xuất phát chưa cao.</text:p>
          </table:table-cell>
        </table:table-row>
        <table:table-row table:style-name="ro6">
          <table:table-cell office:value-type="string" calcext:value-type="string">
            <text:p>width: 80%;</text:p>
          </table:table-cell>
          <table:table-cell office:value-type="string" calcext:value-type="string">
            <text:p>Máy: 2,5/5</text:p>
            <text:p>Máy so với giá: 5/5</text:p>
            <text:p>Nhân viên giao hàng: 5/5</text:p>
            <text:p>Thời gian giao hàng: 4/5</text:p>
            <text:p>Mình mua hàng của tiki trading, nhận máy sớm, còn thẻ nhớ 25 ngày sau mới nhận được, trễ hẹn 2 lần.</text:p>
          </table:table-cell>
        </table:table-row>
        <table:table-row table:style-name="ro1">
          <table:table-cell office:value-type="string" calcext:value-type="string">
            <text:p>width: 80%;</text:p>
          </table:table-cell>
          <table:table-cell office:value-type="string" calcext:value-type="string">
            <text:p>Máy tốt, in rõ nét, TIKI giao hàng trong 1h45 phút, mỗi bức ảnh mất khoảng độ 15 giây để in. Khi mua các bạn lưu ý mua mực và giấy in nữa vì không đi kèm cùng sản phẩm</text:p>
          </table:table-cell>
        </table:table-row>
        <table:table-row table:style-name="ro1">
          <table:table-cell office:value-type="string" calcext:value-type="string">
            <text:p>width: 80%;</text:p>
          </table:table-cell>
          <table:table-cell office:value-type="string" calcext:value-type="string">
            <text:p>Máy sử dụng ok, phù hợp túi tiền, ở chế độ chuyên <text:s/>sâu không tùy chỉnh được nhiều. Túi đựng máy tặng kèm thì quá tệ kém chất lượng, thà không có còn hơn, sau thời gian ngắn sử dụng đã bung chỉ đường may, gãy dây kéo (đồ bỏ, vứt đi). Pin xạc tặng kèm thì đúng hàng chất lượng, tuy nhiên không có adapter xạc, phải kiếm thêm 1 adapter xạc có đầu ra mini USB 5V, 0.5A.</text:p>
          </table:table-cell>
        </table:table-row>
        <table:table-row table:style-name="ro1">
          <table:table-cell office:value-type="string" calcext:value-type="string">
            <text:p>width: 80%;</text:p>
          </table:table-cell>
          <table:table-cell office:value-type="string" calcext:value-type="string">
            <text:p>máy room cũng khá xa. chụp ngày độ nét tốt. còn đêm ko tốt lắm. mn có thể tham khảo 1 số ảnh mk chụp chưa qua chỉnh sửa</text:p>
          </table:table-cell>
        </table:table-row>
        <table:table-row table:style-name="ro1">
          <table:table-cell office:value-type="string" calcext:value-type="string">
            <text:p>width: 80%;</text:p>
          </table:table-cell>
          <table:table-cell office:value-type="string" calcext:value-type="string">
            <text:p>Máy quay về đêm chất lượng tốt, hiện chưa bị lag, vẫn thích dùng Xiaomi nên thấy rất ưng</text:p>
          </table:table-cell>
        </table:table-row>
        <table:table-row table:style-name="ro1">
          <table:table-cell office:value-type="string" calcext:value-type="string">
            <text:p>width: 80%;</text:p>
          </table:table-cell>
          <table:table-cell office:value-type="string" calcext:value-type="string">
            <text:p>Máy OK..giáo hơi trể..khách hàng kẹt công ty về khô kịp..thái độ nhân viên ..hơi hối khách nên chủ động giáo hàng buổi chiều tốt hơn giáo buổi trưa !</text:p>
          </table:table-cell>
        </table:table-row>
        <table:table-row table:style-name="ro1">
          <table:table-cell office:value-type="string" calcext:value-type="string">
            <text:p>width: 80%;</text:p>
          </table:table-cell>
          <table:table-cell office:value-type="string" calcext:value-type="string">
            <text:p>Máy ok, tất cả mọi thứ ok trừ giao hàng hơi lâu, chậm hơn dự kiến 3 ngày.</text:p>
          </table:table-cell>
        </table:table-row>
        <table:table-row table:style-name="ro1">
          <table:table-cell office:value-type="string" calcext:value-type="string">
            <text:p>width: 80%;</text:p>
          </table:table-cell>
          <table:table-cell office:value-type="string" calcext:value-type="string">
            <text:p>Máy ok, nhưng CD chạy hơi ồn.</text:p>
          </table:table-cell>
        </table:table-row>
        <table:table-row table:style-name="ro1">
          <table:table-cell office:value-type="string" calcext:value-type="string">
            <text:p>width: 80%;</text:p>
          </table:table-cell>
          <table:table-cell office:value-type="string" calcext:value-type="string">
            <text:p>Máy nhỏ gọn, dễ sử dụng, in nhanh, kết nối wifi tiện lợi. Tuy nhiên màu in ra không tươi lắm.</text:p>
          </table:table-cell>
        </table:table-row>
        <table:table-row table:style-name="ro1">
          <table:table-cell office:value-type="string" calcext:value-type="string">
            <text:p>width: 80%;</text:p>
          </table:table-cell>
          <table:table-cell office:value-type="string" calcext:value-type="string">
            <text:p>Máy nguyên seal. Giao hàng sớm hơn dự kiến, đầy đủ quà tặn( ????</text:p>
          </table:table-cell>
        </table:table-row>
        <table:table-row table:style-name="ro1">
          <table:table-cell office:value-type="string" calcext:value-type="string">
            <text:p>width: 80%;</text:p>
          </table:table-cell>
          <table:table-cell office:value-type="string" calcext:value-type="string">
            <text:p>Máy nguyên seal, không lỗi, hộp nguyên vẹn, giao nhanh. 4sao vì không nuốt nổi quảng cáo Trường Giang đóng.</text:p>
          </table:table-cell>
        </table:table-row>
        <table:table-row table:style-name="ro1">
          <table:table-cell office:value-type="string" calcext:value-type="string">
            <text:p>width: 80%;</text:p>
          </table:table-cell>
          <table:table-cell office:value-type="string" calcext:value-type="string">
            <text:p>Máy nghe tốt nhưng hướng dẫn về máy ko cụ thể, ko biết có nghe nhắc lại theo thư muc được ko? Và có nghe loa ngoài được ko?</text:p>
          </table:table-cell>
        </table:table-row>
        <table:table-row table:style-name="ro1">
          <table:table-cell office:value-type="string" calcext:value-type="string">
            <text:p>width: 80%;</text:p>
          </table:table-cell>
          <table:table-cell office:value-type="string" calcext:value-type="string">
            <text:p>Máy nghe nhạc nhỏ xinh, nhìn đẹp, có sẵn các bản nhạc TA trong máy, kết nối và copy nhạc từ máy tính dễ dàng. Muốn nghe nhạc hay thì nên đầu tư tai nghe xịn vì tai nghe theo máy ko tốt lắm. Khi thao tác nhiều và liên tục máy sẽ hơi giật lác treo một chút.</text:p>
          </table:table-cell>
        </table:table-row>
        <table:table-row table:style-name="ro1">
          <table:table-cell office:value-type="string" calcext:value-type="string">
            <text:p>width: 80%;</text:p>
          </table:table-cell>
          <table:table-cell office:value-type="string" calcext:value-type="string">
            <text:p>máy này tốt không shop mà sao giá lại rẻ vậy, mình muốn mua.</text:p>
          </table:table-cell>
        </table:table-row>
        <table:table-row table:style-name="ro1">
          <table:table-cell office:value-type="string" calcext:value-type="string">
            <text:p>width: 80%;</text:p>
          </table:table-cell>
          <table:table-cell office:value-type="string" calcext:value-type="string">
            <text:p>Mấy nay không biết sao tiki bị giao hàng delay hơn dự kiến. Nhưng vì mình cũng không cần gấp nên cũng rất hài lòng. Hàng bao bọc tốt, sheld còn nguyên vẹn.</text:p>
          </table:table-cell>
        </table:table-row>
        <table:table-row table:style-name="ro1">
          <table:table-cell office:value-type="string" calcext:value-type="string">
            <text:p>width: 80%;</text:p>
          </table:table-cell>
          <table:table-cell office:value-type="string" calcext:value-type="string">
            <text:p>Máy này có hỗ trợ tiếng việt giống con x-a5 không shop</text:p>
          </table:table-cell>
        </table:table-row>
        <table:table-row table:style-name="ro2">
          <table:table-cell office:value-type="string" calcext:value-type="string">
            <text:p>width: 80%;</text:p>
          </table:table-cell>
          <table:table-cell office:value-type="string" calcext:value-type="string">
            <text:p>Máy mới dễ cài đặt, đóng gói cẩn thận, vừa in vừa photo, thích hợp dùng trong gia đình hoặc văn phòng có quy mô nhỏ. Mới nhận về dùng in và photo thử rất tốt.</text:p>
            <text:p>Hạn chế: Giao hàng trễ 4 ngày so với dự kiến. Nhân viên đi giao bằng ô tô, nên không mang vào tận nhà được. Khách hàng phải tự đi xe ra đầu ngõ lấy nên hơi bất tiện.</text:p>
          </table:table-cell>
        </table:table-row>
        <table:table-row table:style-name="ro1">
          <table:table-cell office:value-type="string" calcext:value-type="string">
            <text:p>width: 80%;</text:p>
          </table:table-cell>
          <table:table-cell office:value-type="string" calcext:value-type="string">
            <text:p>Máy mình không lắp được, mình muốn trả lại được ko</text:p>
          </table:table-cell>
        </table:table-row>
        <table:table-row table:style-name="ro1">
          <table:table-cell office:value-type="string" calcext:value-type="string">
            <text:p>width: 80%;</text:p>
          </table:table-cell>
          <table:table-cell office:value-type="string" calcext:value-type="string">
            <text:p>Máy mình đang dùng Ram 4GB của Hynix Korea. Nay thêm 1 cây 4GB của Hynix China này nữa. Lắp vào tạm thời thấy ổn. Máy báo 8GB tuy nhiên để một thời gian nữa mới biết hiệu năng ok k ?</text:p>
          </table:table-cell>
        </table:table-row>
        <table:table-row table:style-name="ro1">
          <table:table-cell office:value-type="string" calcext:value-type="string">
            <text:p>width: 80%;</text:p>
          </table:table-cell>
          <table:table-cell office:value-type="string" calcext:value-type="string">
            <text:p>Máy không kết nối được với app điện thoại</text:p>
          </table:table-cell>
        </table:table-row>
        <table:table-row table:style-name="ro1">
          <table:table-cell office:value-type="string" calcext:value-type="string">
            <text:p>width: 80%;</text:p>
          </table:table-cell>
          <table:table-cell office:value-type="string" calcext:value-type="string">
            <text:p>Máy khá ổn, hoạt động trâu bò. Tuy nhiên độ ổn định khi cắm dây mạng chưa cao, thi thoảng (tỷ lệ ko nhiều) ko nhận mạng LAN, fai reset lại mới nhận</text:p>
          </table:table-cell>
        </table:table-row>
        <table:table-row table:style-name="ro1">
          <table:table-cell office:value-type="string" calcext:value-type="string">
            <text:p>width: 80%;</text:p>
          </table:table-cell>
          <table:table-cell office:value-type="string" calcext:value-type="string">
            <text:p>máy khá chắc chắn có điều chân ốc phải chèn thêm mới xoay chặt được</text:p>
          </table:table-cell>
        </table:table-row>
        <table:table-row table:style-name="ro1">
          <table:table-cell office:value-type="string" calcext:value-type="string">
            <text:p>width: 80%;</text:p>
          </table:table-cell>
          <table:table-cell office:value-type="string" calcext:value-type="string">
            <text:p>Máy in tạm ổn, cần xuất hoá đơn</text:p>
          </table:table-cell>
        </table:table-row>
        <table:table-row table:style-name="ro1">
          <table:table-cell office:value-type="string" calcext:value-type="string">
            <text:p>width: 80%;</text:p>
          </table:table-cell>
          <table:table-cell office:value-type="string" calcext:value-type="string">
            <text:p>Máy huawei 3e có dùng dc ko hoặc cho số dt để hỏi rõ hơn</text:p>
          </table:table-cell>
        </table:table-row>
        <table:table-row table:style-name="ro1">
          <table:table-cell office:value-type="string" calcext:value-type="string">
            <text:p>width: 80%;</text:p>
          </table:table-cell>
          <table:table-cell office:value-type="string" calcext:value-type="string">
            <text:p>máy hú lớn khi mic để ngang tầm loa. nhà sx này có kèm mic không dây nhưng mở hộp thì không có.</text:p>
          </table:table-cell>
        </table:table-row>
        <table:table-row table:style-name="ro1">
          <table:table-cell office:value-type="string" calcext:value-type="string">
            <text:p>width: 80%;</text:p>
          </table:table-cell>
          <table:table-cell office:value-type="string" calcext:value-type="string">
            <text:p>máy hoạt động tốt</text:p>
          </table:table-cell>
        </table:table-row>
        <table:table-row table:style-name="ro1">
          <table:table-cell office:value-type="string" calcext:value-type="string">
            <text:p>width: 80%;</text:p>
          </table:table-cell>
          <table:table-cell office:value-type="string" calcext:value-type="string">
            <text:p>máy h400 còn hàng ko ad, mình muốn mua con sony h400 cơ</text:p>
          </table:table-cell>
        </table:table-row>
        <table:table-row table:style-name="ro1">
          <table:table-cell office:value-type="string" calcext:value-type="string">
            <text:p>width: 80%;</text:p>
          </table:table-cell>
          <table:table-cell office:value-type="string" calcext:value-type="string">
            <text:p>máy fullbox 100% chưa active đúng như mô tả, tuy nhiên giao hàng chậm 3 ngày so với dự kiến</text:p>
          </table:table-cell>
        </table:table-row>
        <table:table-row table:style-name="ro1">
          <table:table-cell office:value-type="string" calcext:value-type="string">
            <text:p>width: 80%;</text:p>
          </table:table-cell>
          <table:table-cell office:value-type="string" calcext:value-type="string">
            <text:p>Máy dùng khá ổn. Tuy nhiên chụp buổi đêm không được tốt lắm, chụp thường dễ bị rung. Máy vừa tay cầm, zoom xa, cho hình ảnh chất lượng.</text:p>
          </table:table-cell>
        </table:table-row>
        <table:table-row table:style-name="ro1">
          <table:table-cell office:value-type="string" calcext:value-type="string">
            <text:p>width: 80%;</text:p>
          </table:table-cell>
          <table:table-cell office:value-type="string" calcext:value-type="string">
            <text:p>máy đẹp, quà tặng full luôn, j cũng đẹp hết đó. mk ms sd máy ảnh nên thấy loại này cũng ok, tuy ảnh chưa đc sắc nét, huyền ảo lắm vì chức năng của máy khá là đơn giản nhg vs giá 3.220.000đ mà lại các kiểu quả nào là balo, túi giành riêng cho máy ảnh, rồi thẻ nhớ 16gb, 8pin và sạc nữa thì cũng là ok lắm r....sẽ ủng hộ tiki dài dài à :)</text:p>
          </table:table-cell>
        </table:table-row>
        <table:table-row table:style-name="ro1">
          <table:table-cell office:value-type="string" calcext:value-type="string">
            <text:p>width: 80%;</text:p>
          </table:table-cell>
          <table:table-cell office:value-type="string" calcext:value-type="string">
            <text:p>máy đẹp, không vị hư hỏng mình rất thích nhưng hơi khó dùng</text:p>
          </table:table-cell>
        </table:table-row>
        <table:table-row table:style-name="ro1">
          <table:table-cell office:value-type="string" calcext:value-type="string">
            <text:p>width: 80%;</text:p>
          </table:table-cell>
          <table:table-cell office:value-type="string" calcext:value-type="string">
            <text:p>Máy đẹp, hơi khó khi đã quen sử dụng kính ngắm. Chất ảnh đẹp. Flash khó cấu hình</text:p>
          </table:table-cell>
        </table:table-row>
        <table:table-row table:style-name="ro1">
          <table:table-cell office:value-type="string" calcext:value-type="string">
            <text:p>width: 80%;</text:p>
          </table:table-cell>
          <table:table-cell office:value-type="string" calcext:value-type="string">
            <text:p>Máy đẹp, hình thức cổ điển, cầm nhẹ nhàng những chắc tay. Tuỳ vào chế độ chụp sẽ cho ra màu ảnh khác nhau. Tuy nhiên nếu chụp ngoài trời chiều tối thiếu ánh sáng hoặc chụp trong nhà với ánh sáng trắng thì vẫn cần phải bật flash nếu muốn chụp chân dung hoặc đồ vật. Chế độ phơi sáng hoặc L+ sẽ hơi khó chụp nếu không có giá đỡ chắc chắn. Phim đắt. Tất nhiên. Nhưng điều nhận lại sẽ là cảm giác thú vị khó tả mỗi khi cho ra một tấm ảnh. :) </text:p>
          </table:table-cell>
        </table:table-row>
        <table:table-row table:style-name="ro1">
          <table:table-cell office:value-type="string" calcext:value-type="string">
            <text:p>width: 80%;</text:p>
          </table:table-cell>
          <table:table-cell office:value-type="string" calcext:value-type="string">
            <text:p>Máy đẹp, hình chụp ra cũng không bị lỗi,nhưng có 1 điều về điều chỉnh, ống chính chế độ dù mình xoay đi đâu thì vẫn chỉ sáng đèn ở chế độ trong phòng, ko biết là do lỗi hay đèn sáng ko bị ảnh hưởng?</text:p>
          </table:table-cell>
        </table:table-row>
        <table:table-row table:style-name="ro2">
          <table:table-cell office:value-type="string" calcext:value-type="string">
            <text:p>width: 80%;</text:p>
          </table:table-cell>
          <table:table-cell office:value-type="string" calcext:value-type="string">
            <text:p>máy đẹp, đóng gói kỹ, giao hàng nhanh.</text:p>
            <text:p>Có điều mình ko hiểu là giấy bảo hành sao ko thấy có ghi ngày thấy hay mã máy... Vậy khi có gì cần bảo hành thì làm sao?</text:p>
          </table:table-cell>
        </table:table-row>
        <table:table-row table:style-name="ro1">
          <table:table-cell office:value-type="string" calcext:value-type="string">
            <text:p>width: 80%;</text:p>
          </table:table-cell>
          <table:table-cell office:value-type="string" calcext:value-type="string">
            <text:p>máy đẹp, <text:s/>dùng cũng tốt, <text:s/>nhiều quà tặng, <text:s/>nói chung là ổn!!?</text:p>
          </table:table-cell>
        </table:table-row>
        <table:table-row table:style-name="ro3">
          <table:table-cell office:value-type="string" calcext:value-type="string">
            <text:p>width: 80%;</text:p>
          </table:table-cell>
          <table:table-cell office:value-type="string" calcext:value-type="string">
            <text:p>Máy đẹp nhẹ, chưa xài nên chưa đánh giá chất lượng in ảnh.</text:p>
            <text:p>Máy giao trong tình trạng hết pin nên không test thử được</text:p>
            <text:p>Máy là hàng lưu hành thị trường châu âu</text:p>
          </table:table-cell>
        </table:table-row>
        <table:table-row table:style-name="ro1">
          <table:table-cell office:value-type="string" calcext:value-type="string">
            <text:p>width: 80%;</text:p>
          </table:table-cell>
          <table:table-cell office:value-type="string" calcext:value-type="string">
            <text:p>máy đẹp giá cả phai chăng.giao hang nhanh.noi chung la ok.</text:p>
          </table:table-cell>
        </table:table-row>
        <table:table-row table:style-name="ro1">
          <table:table-cell office:value-type="string" calcext:value-type="string">
            <text:p>width: 80%;</text:p>
          </table:table-cell>
          <table:table-cell office:value-type="string" calcext:value-type="string">
            <text:p>máy dễ bị trầy, phim lên màu theo kiểu vintage, pin xài khá ổn</text:p>
          </table:table-cell>
        </table:table-row>
        <table:table-row table:style-name="ro1">
          <table:table-cell office:value-type="string" calcext:value-type="string">
            <text:p>width: 80%;</text:p>
          </table:table-cell>
          <table:table-cell office:value-type="string" calcext:value-type="string">
            <text:p>Máy dành cho các bạn biết chơi một xíu, đừng so sánh với các dòng đặc biệt khác nha!</text:p>
          </table:table-cell>
        </table:table-row>
        <table:table-row table:style-name="ro1">
          <table:table-cell office:value-type="string" calcext:value-type="string">
            <text:p>width: 80%;</text:p>
          </table:table-cell>
          <table:table-cell office:value-type="string" calcext:value-type="string">
            <text:p>máy của minh không kết nối wifi được không hiểu tại sao ạ? Nói chung hình ảnh rất rõ nét.</text:p>
          </table:table-cell>
        </table:table-row>
        <table:table-row table:style-name="ro1">
          <table:table-cell office:value-type="string" calcext:value-type="string">
            <text:p>width: 80%;</text:p>
          </table:table-cell>
          <table:table-cell office:value-type="string" calcext:value-type="string">
            <text:p>Máy của mình hết mực đen rồi . Có bạn nào biết <text:s/>trên tiki có loại mực đen dành cho máy này không ạ chỉ mình với !!!</text:p>
          </table:table-cell>
        </table:table-row>
        <table:table-row table:style-name="ro1">
          <table:table-cell office:value-type="string" calcext:value-type="string">
            <text:p>width: 80%;</text:p>
          </table:table-cell>
          <table:table-cell office:value-type="string" calcext:value-type="string">
            <text:p>Máy của chính hãng Nhật nên mua về dễ thực hiện thao tác chụp và lấy hình nét , chuẩn chi tiết hình ảnh , chụp được cho những người chưa có kinh nghiệm hay học qua về kỹ thuật , tặng thêm phim lấy ảnh nên tiện hơn .</text:p>
          </table:table-cell>
        </table:table-row>
        <table:table-row table:style-name="ro1">
          <table:table-cell office:value-type="string" calcext:value-type="string">
            <text:p>width: 80%;</text:p>
          </table:table-cell>
          <table:table-cell office:value-type="string" calcext:value-type="string">
            <text:p>Máy có nhiều chức năng khác nhau giúp tha hồ chụp hình, mình mới tập chụp nên thấy khá là dễ chỉ cần cầm lên rồi chụp thôi. Quay phim cũng tốt nữa nhưng muốn share qua đt mà ko phải sony thì phải tải playmobile hơi bất tiện vs lại ko tải video lên face được. Nói chung là máy xứng vs mức giá của nó.</text:p>
          </table:table-cell>
        </table:table-row>
        <table:table-row table:style-name="ro3">
          <table:table-cell office:value-type="string" calcext:value-type="string">
            <text:p>width: 80%;</text:p>
          </table:table-cell>
          <table:table-cell office:value-type="string" calcext:value-type="string">
            <text:p>Máy có in đc film của máy ảnh dùng film ko ạ</text:p>
            <text:p>Tại e định dùng máy ảnh film mà lại ko biết cách rửa hay chỗ rửa film</text:p>
            <text:p>nên định mua máy này mà phân vân ko biết có in đc film ko</text:p>
          </table:table-cell>
        </table:table-row>
        <table:table-row table:style-name="ro1">
          <table:table-cell office:value-type="string" calcext:value-type="string">
            <text:p>width: 80%;</text:p>
          </table:table-cell>
          <table:table-cell office:value-type="string" calcext:value-type="string">
            <text:p>Máy có độ phân giải cao. Ảnh chụp xong khá rõ, có thể rửa ảnh để treo được. Khá dễ sử dụng và phù hợp với sinh viên. Vẻ ngoài trông không khác gì máy cơ nên nhìn rất sang chảnh. Còn chất lượng hình ảnh thì chấp nhận được so với mức giá của máy.</text:p>
          </table:table-cell>
        </table:table-row>
        <table:table-row table:style-name="ro1">
          <table:table-cell office:value-type="string" calcext:value-type="string">
            <text:p>width: 80%;</text:p>
          </table:table-cell>
          <table:table-cell office:value-type="string" calcext:value-type="string">
            <text:p>Máy có chỉnh được ánh sáng và định hình được sắc màu và lấy nét một cách tự động , giúp lưu lại hình ảnh cho cuộc sống , có thể lấy việc chụp ảnh bằng ống rộng giúp hạn chế tầm nhìn cho việc lấy hình ảnh rộng .</text:p>
          </table:table-cell>
        </table:table-row>
        <table:table-row table:style-name="ro1">
          <table:table-cell office:value-type="string" calcext:value-type="string">
            <text:p>width: 80%;</text:p>
          </table:table-cell>
          <table:table-cell office:value-type="string" calcext:value-type="string">
            <text:p>Máy chụp ảnh của sony nên có chất lượng khá tốt , sử dụng được phần mềm chỉnh sửa ảnh cho sắc ảnh thay đổi rõ ràng , hình ảnh thực , có giá trị cao trong đời sống hàng ngày để lưu lại những hình ảnh ý nghĩa hơn</text:p>
          </table:table-cell>
        </table:table-row>
        <table:table-row table:style-name="ro4">
          <table:table-cell office:value-type="string" calcext:value-type="string">
            <text:p>width: 80%;</text:p>
          </table:table-cell>
          <table:table-cell office:value-type="string" calcext:value-type="string">
            <text:p>Máy chưa được kích hoạt bảo hành. Nhờ tiki kích hoạt giúp mình</text:p>
            <text:p>Máy khá ổn trong tầm giá. Tốt cho người dung bán chuyên.</text:p>
            <text:p>Pin có vẻ hơi yếu nhanh hết chắc do thời gian lưu kho lâu. Màn LCD có 1 điểm chết.</text:p>
            <text:p>Túi tặng kèm hơi to so với máy.</text:p>
          </table:table-cell>
        </table:table-row>
        <table:table-row table:style-name="ro1">
          <table:table-cell office:value-type="string" calcext:value-type="string">
            <text:p>width: 80%;</text:p>
          </table:table-cell>
          <table:table-cell office:value-type="string" calcext:value-type="string">
            <text:p>Máy ảnh tiện lợi, thiết kế nhỏ gọn, đẹp, giá rẻ, phù hợp với những bạn cần chụp ảnh du lịch, gia đình. Zoom cực thích.</text:p>
          </table:table-cell>
        </table:table-row>
        <table:table-row table:style-name="ro2">
          <table:table-cell office:value-type="string" calcext:value-type="string">
            <text:p>width: 80%;</text:p>
          </table:table-cell>
          <table:table-cell office:value-type="string" calcext:value-type="string">
            <text:p>Máy ảnh thì ổn, nhưng bán kèm máy không có nắp đậy body vs đậy ống kit khi tháo rời, mình có mua cái canon thì họ có, nhưng không sao máy chụp rất tốt, chế độ auto cực kỳ thông mình, mình chụp 1 tấm ngang có người trong đó, tự động biết crop thành 1 bức chân dung.</text:p>
            <text:p>P/s: túi tặng kèm máy chất lượng vs mẫu mã không đẹp, chất lượng gia công kém lắm, thấy ghi 300k nhưng thua xa túi ghi 100k của canon.</text:p>
          </table:table-cell>
        </table:table-row>
        <table:table-row table:style-name="ro1">
          <table:table-cell office:value-type="string" calcext:value-type="string">
            <text:p>width: 80%;</text:p>
          </table:table-cell>
          <table:table-cell office:value-type="string" calcext:value-type="string">
            <text:p>Máy Ảnh Sony ILCE-A6000 Kèm Theo 16-50mm là một sản phẩm có chức năng vô cùng tiện lợi, máy có độ nét về hình ảnh cực cao, chất lượng máy ảnh này thì khỏi bàn, độ bền cũng rất tốt, có nhiều góc độ khác nhau giúp người đọc trải nghiệm vô cùng rõ ràng, mang đi du lịch thì cũng rất tuyệt, máy dễ sử dụng, tuy nhiên, giá lại quá cao. T.T</text:p>
          </table:table-cell>
        </table:table-row>
        <table:table-row table:style-name="ro1">
          <table:table-cell office:value-type="string" calcext:value-type="string">
            <text:p>width: 80%;</text:p>
          </table:table-cell>
          <table:table-cell office:value-type="string" calcext:value-type="string">
            <text:p>Máy ảnh Sony A6000 gọn nhẹ, chất lượng hình ảnh và quay phim tốt, phù hợp cho người mới sử dụng.</text:p>
          </table:table-cell>
        </table:table-row>
        <table:table-row table:style-name="ro2">
          <table:table-cell office:value-type="string" calcext:value-type="string">
            <text:p>width: 80%;</text:p>
          </table:table-cell>
          <table:table-cell office:value-type="string" calcext:value-type="string">
            <text:p>Máy ảnh nhận được rất ưng, chiều đặt là sáng mai đã giao hàng. Rất hài lòng với sản phẩm</text:p>
            <text:p>Tuy nhiên chế độ bảo hành đã được kích hoạt trước 1 tháng khi nhận máy</text:p>
          </table:table-cell>
        </table:table-row>
        <table:table-row table:style-name="ro1">
          <table:table-cell office:value-type="string" calcext:value-type="string">
            <text:p>width: 80%;</text:p>
          </table:table-cell>
          <table:table-cell office:value-type="string" calcext:value-type="string">
            <text:p>mấy ảnh mới, chính hãng, chụp hình tầm trung. tốt so với giá tiền. gửi hàng sớm, gói hàng kỹ.</text:p>
          </table:table-cell>
        </table:table-row>
        <table:table-row table:style-name="ro1">
          <table:table-cell office:value-type="string" calcext:value-type="string">
            <text:p>width: 80%;</text:p>
          </table:table-cell>
          <table:table-cell office:value-type="string" calcext:value-type="string">
            <text:p>Máy ảnh chính hãng, được kích hoạt bảo hành điện tử ngày tháng rõ ràng. Tiki đóng gói gọn gàng, chắc chắn. Thêm tin tưởng vào thương mại điện tử qua TiKi.</text:p>
          </table:table-cell>
        </table:table-row>
        <table:table-row table:style-name="ro1">
          <table:table-cell office:value-type="string" calcext:value-type="string">
            <text:p>width: 80%;</text:p>
          </table:table-cell>
          <table:table-cell office:value-type="string" calcext:value-type="string">
            <text:p>Máy ảnh 📷 rất đẹp.Lại không tặng quà 🎁 cho khác hàng phop cần kiểm tra lại</text:p>
          </table:table-cell>
        </table:table-row>
        <table:table-row table:style-name="ro1">
          <table:table-cell office:value-type="string" calcext:value-type="string">
            <text:p>width: 80%;</text:p>
          </table:table-cell>
          <table:table-cell office:value-type="string" calcext:value-type="string">
            <text:p>màu sắc và kiểu dáng <text:s/>được, tuy nhiên chất lượng chưa đúng 100% silicon ( chỉ phủ lớp mịn), đeo vài ngày đã bị tróc lớp đó ra.</text:p>
          </table:table-cell>
        </table:table-row>
        <table:table-row table:style-name="ro1">
          <table:table-cell office:value-type="string" calcext:value-type="string">
            <text:p>width: 80%;</text:p>
          </table:table-cell>
          <table:table-cell office:value-type="string" calcext:value-type="string">
            <text:p>Màu sắc trẻ trung, có túi đựng chống sốc khá tiện. Mỗi tội nhanh hết pin;)) đc cái sạc nhanh nên k ảnh hưởng gì nhiều</text:p>
          </table:table-cell>
        </table:table-row>
        <table:table-row table:style-name="ro1">
          <table:table-cell office:value-type="string" calcext:value-type="string">
            <text:p>width: 80%;</text:p>
          </table:table-cell>
          <table:table-cell office:value-type="string" calcext:value-type="string">
            <text:p>Màu sắc nhã nhặn, đường may hơi lỗi, nhưng ko sao</text:p>
          </table:table-cell>
        </table:table-row>
        <table:table-row table:style-name="ro1">
          <table:table-cell office:value-type="string" calcext:value-type="string">
            <text:p>width: 80%;</text:p>
          </table:table-cell>
          <table:table-cell office:value-type="string" calcext:value-type="string">
            <text:p>Mẫu mã và chất lượng hình ảnh thì ok. Về mặt chống nước thì chưa biết thế nào</text:p>
          </table:table-cell>
        </table:table-row>
        <table:table-row table:style-name="ro1">
          <table:table-cell office:value-type="string" calcext:value-type="string">
            <text:p>width: 80%;</text:p>
          </table:table-cell>
          <table:table-cell office:value-type="string" calcext:value-type="string">
            <text:p>Mẫu mã sản phẩm đẹp, tinh mắt. Tuy chưa cho bay nhưng chắc sản phẩm sẽ mang lại hài lòng cho khách hàng. có bán thêm pin dự phòng luôn thì càng tốt.</text:p>
          </table:table-cell>
        </table:table-row>
        <table:table-row table:style-name="ro1">
          <table:table-cell office:value-type="string" calcext:value-type="string">
            <text:p>width: 80%;</text:p>
          </table:table-cell>
          <table:table-cell office:value-type="string" calcext:value-type="string">
            <text:p>Mẫu mã như đẹp để được 3 máy chụp hình , 1 lớn 2 máy nhỏ và 1lens</text:p>
          </table:table-cell>
        </table:table-row>
        <table:table-row table:style-name="ro1">
          <table:table-cell office:value-type="string" calcext:value-type="string">
            <text:p>width: 80%;</text:p>
          </table:table-cell>
          <table:table-cell office:value-type="string" calcext:value-type="string">
            <text:p>Mẫu mã đúng dùng cũng ổn nhưng mât khoảng cách kết nối kém</text:p>
          </table:table-cell>
        </table:table-row>
        <table:table-row table:style-name="ro1">
          <table:table-cell office:value-type="string" calcext:value-type="string">
            <text:p>width: 80%;</text:p>
          </table:table-cell>
          <table:table-cell office:value-type="string" calcext:value-type="string">
            <text:p>mau ma dep,rat ben,nhung hoi loi vi co vet nut trong ong kinh</text:p>
          </table:table-cell>
        </table:table-row>
        <table:table-row table:style-name="ro1">
          <table:table-cell office:value-type="string" calcext:value-type="string">
            <text:p>width: 80%;</text:p>
          </table:table-cell>
          <table:table-cell office:value-type="string" calcext:value-type="string">
            <text:p>mẫu mã đẹp,âm thanh lớn,nghe không bị rè.nhưng thời gian nghe dc chỉ có 2 tiếng là hết pin.nói chung ok</text:p>
          </table:table-cell>
        </table:table-row>
        <table:table-row table:style-name="ro1">
          <table:table-cell office:value-type="string" calcext:value-type="string">
            <text:p>width: 80%;</text:p>
          </table:table-cell>
          <table:table-cell office:value-type="string" calcext:value-type="string">
            <text:p>Mẫu mã đẹp, tín hiệu tốt, nhưng mà day trơn khó rút. Giao nhận nhanh.</text:p>
          </table:table-cell>
        </table:table-row>
        <table:table-row table:style-name="ro1">
          <table:table-cell office:value-type="string" calcext:value-type="string">
            <text:p>width: 80%;</text:p>
          </table:table-cell>
          <table:table-cell office:value-type="string" calcext:value-type="string">
            <text:p>Mẫu mã đẹp, gọn, ghi hình rõ, âm thanh to. <text:s/>Đang xài thấy ok</text:p>
          </table:table-cell>
        </table:table-row>
        <table:table-row table:style-name="ro1">
          <table:table-cell office:value-type="string" calcext:value-type="string">
            <text:p>width: 80%;</text:p>
          </table:table-cell>
          <table:table-cell office:value-type="string" calcext:value-type="string">
            <text:p>Mẫu mã đẹp, giao hàng khá nhanh</text:p>
          </table:table-cell>
        </table:table-row>
        <table:table-row table:style-name="ro1">
          <table:table-cell office:value-type="string" calcext:value-type="string">
            <text:p>width: 80%;</text:p>
          </table:table-cell>
          <table:table-cell office:value-type="string" calcext:value-type="string">
            <text:p>Mẫu mã đẹp, chỉ lớn bằng cái ip x thôi, chưa dùng chưa biết sao nhưng tiki đongs gói ok</text:p>
          </table:table-cell>
        </table:table-row>
        <table:table-row table:style-name="ro1">
          <table:table-cell office:value-type="string" calcext:value-type="string">
            <text:p>width: 80%;</text:p>
          </table:table-cell>
          <table:table-cell office:value-type="string" calcext:value-type="string">
            <text:p>Màu đẹp, chắc, đệm giữ đt chắc chắn, phù hợp với giá tiền chất lượng ok/</text:p>
          </table:table-cell>
        </table:table-row>
        <table:table-row table:style-name="ro1">
          <table:table-cell office:value-type="string" calcext:value-type="string">
            <text:p>width: 80%;</text:p>
          </table:table-cell>
          <table:table-cell office:value-type="string" calcext:value-type="string">
            <text:p>Màu Blue Horizon không giống hình chụp. Blue Tiki :)) chất lượng ok, chỉ là không thích màu này</text:p>
          </table:table-cell>
        </table:table-row>
        <table:table-row table:style-name="ro1">
          <table:table-cell office:value-type="string" calcext:value-type="string">
            <text:p>width: 80%;</text:p>
          </table:table-cell>
          <table:table-cell office:value-type="string" calcext:value-type="string">
            <text:p>Màu ảnh in ra sẽ không giống như ảnh trên PC , chỉ khoảng 80% thôi. Phù hợp với những người có kinh phí eo hẹp muốn in ảnh nhanh. Nếu yêu cầu chất lượng ảnh cao thì nên đầu tư hẳn máy in chất lượng cao hơn.</text:p>
          </table:table-cell>
        </table:table-row>
        <table:table-row table:style-name="ro1">
          <table:table-cell office:value-type="string" calcext:value-type="string">
            <text:p>width: 80%;</text:p>
          </table:table-cell>
          <table:table-cell office:value-type="string" calcext:value-type="string">
            <text:p>màu âm hơi tối , hợp với giá tiền lúc mua 175k giờ sale còn 115k thấy hơi buồn</text:p>
          </table:table-cell>
        </table:table-row>
        <table:table-row table:style-name="ro1">
          <table:table-cell office:value-type="string" calcext:value-type="string">
            <text:p>width: 80%;</text:p>
          </table:table-cell>
          <table:table-cell office:value-type="string" calcext:value-type="string">
            <text:p>Màn hình tốt, nhiều tiện ích - thích nhất là hỗ trợ kết nối qua type C - màu sắc trung thực không ảo diệu như samsung hay đẩy nét quá nhiều như LG. Nhưng nếu nhu cầu là gaming hoặc xem phim hành động thì màn hình ko đảm nhiệm tốt, có thể do tần số quét chỉ 60Hz ( thắc mắc là dòng khá cao cấp nhưng lại ko sx hỗ trợ lên 75 hoặc cao hơn). Nói chung 5* trong tầm giá, nhưng dịch vụ giao hàng quá chậm, nhân viên tổng đài trả lời khách hàng hơi "tào lao" nên giảm 1*</text:p>
          </table:table-cell>
        </table:table-row>
        <table:table-row table:style-name="ro1">
          <table:table-cell office:value-type="string" calcext:value-type="string">
            <text:p>width: 80%;</text:p>
          </table:table-cell>
          <table:table-cell office:value-type="string" calcext:value-type="string">
            <text:p>màn hình ok, nhưng màu hơi rực quá</text:p>
          </table:table-cell>
        </table:table-row>
        <table:table-row table:style-name="ro1">
          <table:table-cell office:value-type="string" calcext:value-type="string">
            <text:p>width: 80%;</text:p>
          </table:table-cell>
          <table:table-cell office:value-type="string" calcext:value-type="string">
            <text:p>Màn hình mới. Hình ảnh nét nhưng hở sáng nhẹ ở góc dưới và cạnh dưới bị lọt sáng nhẹ.</text:p>
          </table:table-cell>
        </table:table-row>
        <table:table-row table:style-name="ro1">
          <table:table-cell office:value-type="string" calcext:value-type="string">
            <text:p>width: 80%;</text:p>
          </table:table-cell>
          <table:table-cell office:value-type="string" calcext:value-type="string">
            <text:p>Màn hình đẹp. Tốt so với tầm giá!!!!!!!!!!!!!!!!!!!!!!!!!!!!!!!!!!!!!!!!!!!!</text:p>
          </table:table-cell>
        </table:table-row>
        <table:table-row table:style-name="ro1">
          <table:table-cell office:value-type="string" calcext:value-type="string">
            <text:p>width: 80%;</text:p>
          </table:table-cell>
          <table:table-cell office:value-type="string" calcext:value-type="string">
            <text:p>Mặc dù thẻ nhỏ nhưng được đóng gói cẩn thận. Thẻ được dán tem sẵn. Chưa sử dụng nhưng hài lòng về đóng gói và giao hàng của tiki</text:p>
          </table:table-cell>
        </table:table-row>
        <table:table-row table:style-name="ro2">
          <table:table-cell office:value-type="string" calcext:value-type="string">
            <text:p>width: 80%;</text:p>
          </table:table-cell>
          <table:table-cell office:value-type="string" calcext:value-type="string">
            <text:p>Mặc dù giao muộn 2 ngày so với dự kiến</text:p>
            <text:p>Nhưng khi nhận hàng và trải nghiệm thật sự hơn cả mong đợi :)</text:p>
          </table:table-cell>
        </table:table-row>
        <table:table-row table:style-name="ro1">
          <table:table-cell office:value-type="string" calcext:value-type="string">
            <text:p>width: 80%;</text:p>
          </table:table-cell>
          <table:table-cell office:value-type="string" calcext:value-type="string">
            <text:p>mặc dù giao hàng ngày 8/4 đến nay chưa có hóa đơn.shop kiểm tra dùm xem.</text:p>
          </table:table-cell>
        </table:table-row>
        <table:table-row table:style-name="ro1">
          <table:table-cell office:value-type="string" calcext:value-type="string">
            <text:p>width: 80%;</text:p>
          </table:table-cell>
          <table:table-cell office:value-type="string" calcext:value-type="string">
            <text:p>Mặc dù cũng có một số đánh giá chưa tốt về sản phẩm nhân được của shop nhưng tôi vẫn quyết định mua thiên về yếu tố giá cả. Sản phẩm hoạt động tốt, có ngôn ngữ tiếng Việt. Camera kiểu góc rộng. Sản phẩm nhận được còn có cả chữ Yoosee. Hy vọng sản phẩm có thể sử dụng được lâu dài.</text:p>
          </table:table-cell>
        </table:table-row>
        <table:table-row table:style-name="ro1">
          <table:table-cell office:value-type="string" calcext:value-type="string">
            <text:p>width: 80%;</text:p>
          </table:table-cell>
          <table:table-cell office:value-type="string" calcext:value-type="string">
            <text:p>mã vạch không in trực tiếp trên sản phẩm.</text:p>
          </table:table-cell>
        </table:table-row>
        <table:table-row table:style-name="ro2">
          <table:table-cell office:value-type="string" calcext:value-type="string">
            <text:p>width: 80%;</text:p>
          </table:table-cell>
          <table:table-cell office:value-type="string" calcext:value-type="string">
            <text:p>m</text:p>
            <text:p>kính nhỏ hơn mành hình dán màn hình bị che đi 1 tý không biết shop có giao nhầm hay là do kính như vậy</text:p>
          </table:table-cell>
        </table:table-row>
        <table:table-row table:style-name="ro1">
          <table:table-cell office:value-type="string" calcext:value-type="string">
            <text:p>width: 80%;</text:p>
          </table:table-cell>
          <table:table-cell office:value-type="string" calcext:value-type="string">
            <text:p>Lưu ảnh nhanh , tốc độ ghi đọc nhanh, giá cả hợp lí hàng chất lượng tốt</text:p>
          </table:table-cell>
        </table:table-row>
        <table:table-row table:style-name="ro2">
          <table:table-cell office:value-type="string" calcext:value-type="string">
            <text:p>width: 80%;</text:p>
          </table:table-cell>
          <table:table-cell office:value-type="string" calcext:value-type="string">
            <text:p>lúc mua có chương trình tặng thẻ nhớ 8GB . Cũng được xác nhận trên Quản lý đơn hàng.  camera thì đã nhận hàng mấy ngày rồi , chờ qua luôn </text:p>
            <text:p>ngày hẹn là 5/4/2019 mà vẫn chưa nhận được thẻ nhớ là sao vậy Tiki ?</text:p>
          </table:table-cell>
        </table:table-row>
        <table:table-row table:style-name="ro6">
          <table:table-cell office:value-type="string" calcext:value-type="string">
            <text:p>width: 80%;</text:p>
          </table:table-cell>
          <table:table-cell office:value-type="string" calcext:value-type="string">
            <text:p>Lúc đầu mình mua con này cứ nghĩ là chất lượng tạm ổn, còn chức năng 360 chắc chỉ để cho có. Nhưng mình đã nhận ra nó hoạt động tốt hơn mình nghĩ nhiều. Cài đặt, kết nối hết sức đơn giản và nhanh chóng.</text:p>
            <text:p/>
            <text:p>Chức năng quay 360 thực tế không như quảng cáo. Tùy theo vị trí bạn đặt camera như thế nào, thì tính năng này mới phát huy hết hiệu quả nhưng cũng rất đáng kể. </text:p>
            <text:p/>
            <text:p>Hạn chế của cam này là thỉnh thoảng lại rớt kết nối, out ra màn hình Mi Home, bấm vô lại thì okie. Mình nghĩ đây là hạn chế đáng kể duy nhất của con cam giá rẻ này.</text:p>
          </table:table-cell>
        </table:table-row>
        <table:table-row table:style-name="ro1">
          <table:table-cell office:value-type="string" calcext:value-type="string">
            <text:p>width: 80%;</text:p>
          </table:table-cell>
          <table:table-cell office:value-type="string" calcext:value-type="string">
            <text:p>Lúc đầu giao hàng, nhìn vỏ hộp móp méo và rách, có hơi lo, nhưng khi xài thì quá ổn. Hy vọng sẽ xài đc lâu dài</text:p>
          </table:table-cell>
        </table:table-row>
        <table:table-row table:style-name="ro1">
          <table:table-cell office:value-type="string" calcext:value-type="string">
            <text:p>width: 80%;</text:p>
          </table:table-cell>
          <table:table-cell office:value-type="string" calcext:value-type="string">
            <text:p>lúc đầu cài đặt hơi khó chịu. camera rõ ràng,kết nối vào điện thoại xem rất rõ. tiki chuyển hàng nhanh chóng.</text:p>
          </table:table-cell>
        </table:table-row>
        <table:table-row table:style-name="ro1">
          <table:table-cell office:value-type="string" calcext:value-type="string">
            <text:p>width: 80%;</text:p>
          </table:table-cell>
          <table:table-cell office:value-type="string" calcext:value-type="string">
            <text:p>Lúc đặt mua bộ bàn phím này tôi rất băn khoăn về chất lượng sản phẩm, vì đây là một thương hiệu chưa nổi bật lắm trên thị trường, tuy nhiên do vấn đề tài chính không được dồi dào nên đành mua thử, qua một thời gian, cảm thấy sản phẩm tương đối tốt so với mức giá, thao tác thuận tiện, không lag. Tuy nhiên chuột giữa ấn không nhận, không biết là lỗi sản phẩm hay do thiết kế như vậy</text:p>
          </table:table-cell>
        </table:table-row>
        <table:table-row table:style-name="ro2">
          <table:table-cell office:value-type="string" calcext:value-type="string">
            <text:p>width: 80%;</text:p>
          </table:table-cell>
          <table:table-cell office:value-type="string" calcext:value-type="string">
            <text:p>lúc đặt hàng thù rõ ràng đặt màu trắng, khi hàng giao về thì vỏ ngoài cũng màu trắng, nhưng bên trong lại là bàn phím màu đen :)🙂 </text:p>
            <text:p>mặc dù vậy, bàn phím sử dụng rất tốt nên mình đánh giá 4*</text:p>
          </table:table-cell>
        </table:table-row>
        <table:table-row table:style-name="ro1">
          <table:table-cell office:value-type="string" calcext:value-type="string">
            <text:p>width: 80%;</text:p>
          </table:table-cell>
          <table:table-cell office:value-type="string" calcext:value-type="string">
            <text:p>lúc đặt 715k, miễn phí ship. sau lại thay đổi 740k</text:p>
          </table:table-cell>
        </table:table-row>
        <table:table-row table:style-name="ro1">
          <table:table-cell office:value-type="string" calcext:value-type="string">
            <text:p>width: 80%;</text:p>
          </table:table-cell>
          <table:table-cell office:value-type="string" calcext:value-type="string">
            <text:p>lúc có hồng ngoại lúc k....</text:p>
          </table:table-cell>
        </table:table-row>
        <table:table-row table:style-name="ro1">
          <table:table-cell office:value-type="string" calcext:value-type="string">
            <text:p>width: 80%;</text:p>
          </table:table-cell>
          <table:table-cell office:value-type="string" calcext:value-type="string">
            <text:p>lỏng lẻo</text:p>
          </table:table-cell>
        </table:table-row>
        <table:table-row table:style-name="ro1">
          <table:table-cell office:value-type="string" calcext:value-type="string">
            <text:p>width: 80%;</text:p>
          </table:table-cell>
          <table:table-cell office:value-type="string" calcext:value-type="string">
            <text:p>lôit sc v8 blutooth ko nhan mic.toi muon đổi lai sc v8 khac.các món con lai ok</text:p>
          </table:table-cell>
        </table:table-row>
        <table:table-row table:style-name="ro1">
          <table:table-cell office:value-type="string" calcext:value-type="string">
            <text:p>width: 80%;</text:p>
          </table:table-cell>
          <table:table-cell office:value-type="string" calcext:value-type="string">
            <text:p>Logo sản phẩm thực tế không giống logo sản phẩm bán trên web, chất lượng và tốc độ hình ảnh tuy không nét nhưng chấp nhất được. với số tiền này đáng để thử.</text:p>
          </table:table-cell>
        </table:table-row>
        <table:table-row table:style-name="ro1">
          <table:table-cell office:value-type="string" calcext:value-type="string">
            <text:p>width: 80%;</text:p>
          </table:table-cell>
          <table:table-cell office:value-type="string" calcext:value-type="string">
            <text:p>loai nay la 3120 phai ko shop.co dc kiêm tra hang truoc khi thanh toan ko ah.thấy 1 sô ban binh luân ko kiêm tra hang.sau đo thấy lỗi ko biêt kêu ai ah.</text:p>
          </table:table-cell>
        </table:table-row>
        <table:table-row table:style-name="ro1">
          <table:table-cell office:value-type="string" calcext:value-type="string">
            <text:p>width: 80%;</text:p>
          </table:table-cell>
          <table:table-cell office:value-type="string" calcext:value-type="string">
            <text:p>Loa Vi Tính Microlab M-300 2.1 (38W) - Hàng Chính Hãng, giao hàng còn chậm nhưng đóng gói rất kỹ</text:p>
          </table:table-cell>
        </table:table-row>
        <table:table-row table:style-name="ro1">
          <table:table-cell office:value-type="string" calcext:value-type="string">
            <text:p>width: 80%;</text:p>
          </table:table-cell>
          <table:table-cell office:value-type="string" calcext:value-type="string">
            <text:p>loa va mic hat hay vua tui tien . tiec la co 1micro ko hat song ca dc</text:p>
          </table:table-cell>
        </table:table-row>
        <table:table-row table:style-name="ro1">
          <table:table-cell office:value-type="string" calcext:value-type="string">
            <text:p>width: 80%;</text:p>
          </table:table-cell>
          <table:table-cell office:value-type="string" calcext:value-type="string">
            <text:p>Loa tốt, nhưng chưa hổ trợ VN. Cần phải tài khoản nước ngoài để downapp</text:p>
          </table:table-cell>
        </table:table-row>
        <table:table-row table:style-name="ro1">
          <table:table-cell office:value-type="string" calcext:value-type="string">
            <text:p>width: 80%;</text:p>
          </table:table-cell>
          <table:table-cell office:value-type="string" calcext:value-type="string">
            <text:p>loa tốt, để điện thoại vô là hát, có điều là không có volum tăng giảm thôi à</text:p>
          </table:table-cell>
        </table:table-row>
        <table:table-row table:style-name="ro1">
          <table:table-cell office:value-type="string" calcext:value-type="string">
            <text:p>width: 80%;</text:p>
          </table:table-cell>
          <table:table-cell office:value-type="string" calcext:value-type="string">
            <text:p>Loa tốt, bass to, dễ sử dụng, hợp giá tiền.</text:p>
          </table:table-cell>
        </table:table-row>
        <table:table-row table:style-name="ro1">
          <table:table-cell office:value-type="string" calcext:value-type="string">
            <text:p>width: 80%;</text:p>
          </table:table-cell>
          <table:table-cell office:value-type="string" calcext:value-type="string">
            <text:p>Loa tốt mẫu mã như ảnh.. Đáng giá tiền</text:p>
          </table:table-cell>
        </table:table-row>
        <table:table-row table:style-name="ro1">
          <table:table-cell office:value-type="string" calcext:value-type="string">
            <text:p>width: 80%;</text:p>
          </table:table-cell>
          <table:table-cell office:value-type="string" calcext:value-type="string">
            <text:p>Loa to nhưng không được trong. Loa nhẹ hơn sản phẩm có mặt nắp màu đèn.</text:p>
          </table:table-cell>
        </table:table-row>
        <table:table-row table:style-name="ro1">
          <table:table-cell office:value-type="string" calcext:value-type="string">
            <text:p>width: 80%;</text:p>
          </table:table-cell>
          <table:table-cell office:value-type="string" calcext:value-type="string">
            <text:p>Loa thiết kế nhỏ gọn, đẹp mắt, nhìn trông rất sang. Âm bass thì bình thường, hơi nhẹ, loa mở to hết cỡ không bị rè, nói chung là tốt trong tầm giá này, phù hợp cho các bạn nào không quá khắt khe về vấn đề âm thanh, sử dụng trong phòng riêng là tốt nhất.</text:p>
          </table:table-cell>
        </table:table-row>
        <table:table-row table:style-name="ro1">
          <table:table-cell office:value-type="string" calcext:value-type="string">
            <text:p>width: 80%;</text:p>
          </table:table-cell>
          <table:table-cell office:value-type="string" calcext:value-type="string">
            <text:p>loa thì tốt mà có điều là bị ròe nạ</text:p>
          </table:table-cell>
        </table:table-row>
        <table:table-row table:style-name="ro1">
          <table:table-cell office:value-type="string" calcext:value-type="string">
            <text:p>width: 80%;</text:p>
          </table:table-cell>
          <table:table-cell office:value-type="string" calcext:value-type="string">
            <text:p>loa phát lớn , pin trâu dùng 1h mất 20% , đèn sáng , đổi màu</text:p>
          </table:table-cell>
        </table:table-row>
        <table:table-row table:style-name="ro1">
          <table:table-cell office:value-type="string" calcext:value-type="string">
            <text:p>width: 80%;</text:p>
          </table:table-cell>
          <table:table-cell office:value-type="string" calcext:value-type="string">
            <text:p>loa noi hơi be tam tam xo vơi gia tiên</text:p>
          </table:table-cell>
        </table:table-row>
        <table:table-row table:style-name="ro1">
          <table:table-cell office:value-type="string" calcext:value-type="string">
            <text:p>width: 80%;</text:p>
          </table:table-cell>
          <table:table-cell office:value-type="string" calcext:value-type="string">
            <text:p>Loa nhỏ gọn, âm thanh không được hay lắm. Có thể dùng nghe tạm trong phòng thì ok,</text:p>
          </table:table-cell>
        </table:table-row>
        <table:table-row table:style-name="ro2">
          <table:table-cell office:value-type="string" calcext:value-type="string">
            <text:p>width: 80%;</text:p>
          </table:table-cell>
          <table:table-cell office:value-type="string" calcext:value-type="string">
            <text:p>Loa ngon nghe mượt </text:p>
            <text:p>Không rè</text:p>
          </table:table-cell>
        </table:table-row>
        <table:table-row table:style-name="ro2">
          <table:table-cell office:value-type="string" calcext:value-type="string">
            <text:p>width: 80%;</text:p>
          </table:table-cell>
          <table:table-cell office:value-type="string" calcext:value-type="string">
            <text:p>Loa nghe tạm được. Loa trầm ghe ko thật lắm. hình thức đẹp, thích kiểu vuông vức như vầy nên chọn mẫu 105 thay vì 108.</text:p>
            <text:p>Lấy sản phẩm và giao hàng hơi lâu, mất 3 ngày.</text:p>
          </table:table-cell>
        </table:table-row>
        <table:table-row table:style-name="ro1">
          <table:table-cell office:value-type="string" calcext:value-type="string">
            <text:p>width: 80%;</text:p>
          </table:table-cell>
          <table:table-cell office:value-type="string" calcext:value-type="string">
            <text:p>loa nghe rất hay và to.giá thì vừa tầm bass đánh khỏe mình mua về gia đình mình rất thích.à đấy là mình nghĩ ra thôi chứ thật ra loa vẫn chưa tới tay mình.</text:p>
          </table:table-cell>
        </table:table-row>
        <table:table-row table:style-name="ro4">
          <table:table-cell office:value-type="string" calcext:value-type="string">
            <text:p>width: 80%;</text:p>
          </table:table-cell>
          <table:table-cell office:value-type="string" calcext:value-type="string">
            <text:p>loa nghe ổn</text:p>
            <text:p>dây sạc đi kèm k sạc được</text:p>
            <text:p>nói tặng kèm sạc dự phòng mà k thấy😌 </text:p>
            <text:p>hơi buồn</text:p>
          </table:table-cell>
        </table:table-row>
        <table:table-row table:style-name="ro1">
          <table:table-cell office:value-type="string" calcext:value-type="string">
            <text:p>width: 80%;</text:p>
          </table:table-cell>
          <table:table-cell office:value-type="string" calcext:value-type="string">
            <text:p>Loa nghe ok. Sản phẩm hoàn thiện tốt, đẹp. Tuy nhiên giao hàng khá chậm. Với cả đơn hàng mình đặt màu bạc lại giao màu xanh. Thôi cũng tạm chấp nhận được. Cho shop 4 sao</text:p>
          </table:table-cell>
        </table:table-row>
        <table:table-row table:style-name="ro1">
          <table:table-cell office:value-type="string" calcext:value-type="string">
            <text:p>width: 80%;</text:p>
          </table:table-cell>
          <table:table-cell office:value-type="string" calcext:value-type="string">
            <text:p>Loa nghe ok,âm thanh nghe rất ấm,chỉ tiếc là tiếng hơi bé chút xíu,nhưng mà nhìn chung với mức tiền ấy kaf được</text:p>
          </table:table-cell>
        </table:table-row>
        <table:table-row table:style-name="ro3">
          <table:table-cell office:value-type="string" calcext:value-type="string">
            <text:p>width: 80%;</text:p>
          </table:table-cell>
          <table:table-cell office:value-type="string" calcext:value-type="string">
            <text:p>loa nghe khá tốt đẹp</text:p>
            <text:p>còn lại ổn</text:p>
            <text:p>rwrwrwerwrwrwerwerwerwerwerwerwerwerwerwerwerwerwerwerwe</text:p>
          </table:table-cell>
        </table:table-row>
        <table:table-row table:style-name="ro2">
          <table:table-cell office:value-type="string" calcext:value-type="string">
            <text:p>width: 80%;</text:p>
          </table:table-cell>
          <table:table-cell office:value-type="string" calcext:value-type="string">
            <text:p>Loa nghe khá oke :D !!! Thiết kế đẹp :v</text:p>
            <text:p>Đợt này tiki giao hàng lâu phết nhỉ !!!</text:p>
          </table:table-cell>
        </table:table-row>
        <table:table-row table:style-name="ro1">
          <table:table-cell office:value-type="string" calcext:value-type="string">
            <text:p>width: 80%;</text:p>
          </table:table-cell>
          <table:table-cell office:value-type="string" calcext:value-type="string">
            <text:p>Loa nghe hay nhưng sao mình không nhận được phiếu bảo hành...</text:p>
          </table:table-cell>
        </table:table-row>
        <table:table-row table:style-name="ro1">
          <table:table-cell office:value-type="string" calcext:value-type="string">
            <text:p>width: 80%;</text:p>
          </table:table-cell>
          <table:table-cell office:value-type="string" calcext:value-type="string">
            <text:p>loa nghe hay bas tred mạnh mẽ 2 năm vẫn chưa hỏng <text:s text:c="4"/>sdafasdasdasd</text:p>
          </table:table-cell>
        </table:table-row>
        <table:table-row table:style-name="ro1">
          <table:table-cell office:value-type="string" calcext:value-type="string">
            <text:p>width: 80%;</text:p>
          </table:table-cell>
          <table:table-cell office:value-type="string" calcext:value-type="string">
            <text:p>loa nghe được với tầm giá như vậy</text:p>
          </table:table-cell>
        </table:table-row>
        <table:table-row table:style-name="ro1">
          <table:table-cell office:value-type="string" calcext:value-type="string">
            <text:p>width: 80%;</text:p>
          </table:table-cell>
          <table:table-cell office:value-type="string" calcext:value-type="string">
            <text:p>Loa nghe đc. Nếu chỉ mở ở mức bth thì không vấn đề gì. Mở to hhest cỡ thì bị rè. Nói chung với giá tiền đó thì loa khá là ok</text:p>
          </table:table-cell>
        </table:table-row>
        <table:table-row table:style-name="ro1">
          <table:table-cell office:value-type="string" calcext:value-type="string">
            <text:p>width: 80%;</text:p>
          </table:table-cell>
          <table:table-cell office:value-type="string" calcext:value-type="string">
            <text:p>Loa nghe cũng được, có cái chốg nước mà ốc vít lại rỉ sét thế này thì hơi mất vẻ đẹp của loa <text:s/>..</text:p>
          </table:table-cell>
        </table:table-row>
        <table:table-row table:style-name="ro1">
          <table:table-cell office:value-type="string" calcext:value-type="string">
            <text:p>width: 80%;</text:p>
          </table:table-cell>
          <table:table-cell office:value-type="string" calcext:value-type="string">
            <text:p>Loa nge hay, âm thanh chuẩn, giá hợp lý, vừa túi tiền???</text:p>
          </table:table-cell>
        </table:table-row>
        <table:table-row table:style-name="ro1">
          <table:table-cell office:value-type="string" calcext:value-type="string">
            <text:p>width: 80%;</text:p>
          </table:table-cell>
          <table:table-cell office:value-type="string" calcext:value-type="string">
            <text:p>Loa nge được, hợp với giá thành, tiền nào của đấy.</text:p>
          </table:table-cell>
        </table:table-row>
        <table:table-row table:style-name="ro2">
          <table:table-cell office:value-type="string" calcext:value-type="string">
            <text:p>width: 80%;</text:p>
          </table:table-cell>
          <table:table-cell office:value-type="string" calcext:value-type="string">
            <text:p>Loa này nghe chất lượng âm thanh không hay , bass rất kém </text:p>
            <text:p>so tầm giá này thì nên mua Tronsmart Element T2 có thời lượng pin kém ,sạc chậm  hơn nhưng nghe hay hơn nhiều , âm bass ấm .</text:p>
          </table:table-cell>
        </table:table-row>
        <table:table-row table:style-name="ro1">
          <table:table-cell office:value-type="string" calcext:value-type="string">
            <text:p>width: 80%;</text:p>
          </table:table-cell>
          <table:table-cell office:value-type="string" calcext:value-type="string">
            <text:p>loa này có bass gì k ad ơi...hay chỉ nghe thường thôi vậy ạ</text:p>
          </table:table-cell>
        </table:table-row>
        <table:table-row table:style-name="ro3">
          <table:table-cell office:value-type="string" calcext:value-type="string">
            <text:p>width: 80%;</text:p>
          </table:table-cell>
          <table:table-cell office:value-type="string" calcext:value-type="string">
            <text:p>Loa Microlab M-100 là 1 sự lựa chọn tương quan khác với M-108, đây là 2 dòng sản phẩm nổi trội của MicroLab trong tầm giá này.</text:p>
            <text:p>M-100 về chất lượng có thể xem là khá tốt cho một nhãn hiệu có uy tín trong làng âm thanh Việt Nam, phần thiết kế của M-100 này khá đặc sắc, các tinh chỉnh không còn đưa hoàn toàn ra sau như M-108 mà được đưa ra tích hợp ở 2 loa vệ tinh (hình trong phần nội dung là của M-108), phần loa siêu trâm (cục loa bự ấy) chỉ có jack nối với loa vệ sinh và nguồn, ở 2 loa vệ tinh tích hợp nút tăng giảm âm lượng nằm bên cạnh 1 loa và toàn bộ nút chỉnh bass, nguồn, cổng ra-vào âm thanh bên loa vệ tinh còn lại, điều này khiến bạn có thể dễ dàng tuỳ chỉnh và tiện dụng hơn rất nhiều.</text:p>
            <text:p>Loa siêu trầm cả 6 mặt đều được thiết kế khá đơn giản vỡi bề mặt nhẵn nhám, loa vệ tinh thì tuy nhỏ nhưng lại tích hợp phần đế dài tạo cảm giác chắc chắn ổn định với các nút tuỳ chỉnh. Tổng công suất chi ở mức 10W, chỉ dùng tốt trong phòng nhỏ môi trường khép kín, âm lượng không quá to nhưng chất lượng sẽ bù đắp lại.</text:p>
          </table:table-cell>
        </table:table-row>
        <table:table-row table:style-name="ro1">
          <table:table-cell office:value-type="string" calcext:value-type="string">
            <text:p>width: 80%;</text:p>
          </table:table-cell>
          <table:table-cell office:value-type="string" calcext:value-type="string">
            <text:p>Loa kiểu dáng đẹp nghe tốt pass ok với giá tiền này loa nghe thế là tốt</text:p>
          </table:table-cell>
        </table:table-row>
        <table:table-row table:style-name="ro1">
          <table:table-cell office:value-type="string" calcext:value-type="string">
            <text:p>width: 80%;</text:p>
          </table:table-cell>
          <table:table-cell office:value-type="string" calcext:value-type="string">
            <text:p>Loa khoẻ, pin trâu. Nghe bass và vocal khá ok. Một số âm bị rè. Tiki đóng gói hàng tốt.</text:p>
          </table:table-cell>
        </table:table-row>
        <table:table-row table:style-name="ro1">
          <table:table-cell office:value-type="string" calcext:value-type="string">
            <text:p>width: 80%;</text:p>
          </table:table-cell>
          <table:table-cell office:value-type="string" calcext:value-type="string">
            <text:p>Loa khá to cồng kềnh không biết để làm gì vì chất lượng âm thanh cũng không tốt, khá phù hợp với giá tiền. Dịch vụ chuyển hàng của tiki khá tốt. Tuy khi hàng chưa có đã để mình đợi vào ngày dự kiến giao hàng mà không hề báo là sẽ giao lại sau cho đến khi mình chủ động gọi hỏi. Tuy nhiên sau đó tiki đã cố gắng vớt vát khắc phục thì mình thấy cũng Ok, chưa kịp giận.</text:p>
          </table:table-cell>
        </table:table-row>
        <table:table-row table:style-name="ro1">
          <table:table-cell office:value-type="string" calcext:value-type="string">
            <text:p>width: 80%;</text:p>
          </table:table-cell>
          <table:table-cell office:value-type="string" calcext:value-type="string">
            <text:p>Loa hát ổn, âm thanh to, rõ, mặc dù đôi khi hơi bị rè do rung động. Còn lại chất lượng từ mẫu mã đến chức năng đều khá ok so với mức giá 1200K! Tiki giao hàng nhanh, shipper thân thiện, cảm ơn Tiki!</text:p>
          </table:table-cell>
        </table:table-row>
        <table:table-row table:style-name="ro1">
          <table:table-cell office:value-type="string" calcext:value-type="string">
            <text:p>width: 80%;</text:p>
          </table:table-cell>
          <table:table-cell office:value-type="string" calcext:value-type="string">
            <text:p>Loa hát cũng được âm Thanh cũng to tôi rất hài lòng về sản phẩm này</text:p>
          </table:table-cell>
        </table:table-row>
        <table:table-row table:style-name="ro1">
          <table:table-cell office:value-type="string" calcext:value-type="string">
            <text:p>width: 80%;</text:p>
          </table:table-cell>
          <table:table-cell office:value-type="string" calcext:value-type="string">
            <text:p>Loa dùng cho may tinh trong phòng nhỏ. Tiền nào của đó. Treble không trong trẻo cho lắm. Cá nhân dùng loa chơi games bắn súng thấy phù hop hơn la nghe nhạc.</text:p>
          </table:table-cell>
        </table:table-row>
        <table:table-row table:style-name="ro1">
          <table:table-cell office:value-type="string" calcext:value-type="string">
            <text:p>width: 80%;</text:p>
          </table:table-cell>
          <table:table-cell office:value-type="string" calcext:value-type="string">
            <text:p>Loa bị rè, nhưng nói chung so với giá thì ổn</text:p>
          </table:table-cell>
        </table:table-row>
        <table:table-row table:style-name="ro1">
          <table:table-cell office:value-type="string" calcext:value-type="string">
            <text:p>width: 80%;</text:p>
          </table:table-cell>
          <table:table-cell office:value-type="string" calcext:value-type="string">
            <text:p>loa âm thanh to, tiếng bass chắc, rất đáng mua trong tầm giá, chỉ tiếc không có nút chỉnh treble</text:p>
          </table:table-cell>
        </table:table-row>
        <table:table-row table:style-name="ro1">
          <table:table-cell office:value-type="string" calcext:value-type="string">
            <text:p>width: 80%;</text:p>
          </table:table-cell>
          <table:table-cell office:value-type="string" calcext:value-type="string">
            <text:p>loa âm thanh khá ổn. nếu mở max mà để ngửa loa sẽ tự di chuyển nên cẩn thận rơi</text:p>
          </table:table-cell>
        </table:table-row>
        <table:table-row table:style-name="ro1">
          <table:table-cell office:value-type="string" calcext:value-type="string">
            <text:p>width: 80%;</text:p>
          </table:table-cell>
          <table:table-cell office:value-type="string" calcext:value-type="string">
            <text:p>Loa ấm nhưng khi đang nge khoảng vài bản nhạc lại bị mất tiếng ạ, còn lại thì rất tốt, sản phẫm rất ok 👍🏻</text:p>
          </table:table-cell>
        </table:table-row>
        <table:table-row table:style-name="ro2">
          <table:table-cell office:value-type="string" calcext:value-type="string">
            <text:p>width: 80%;</text:p>
          </table:table-cell>
          <table:table-cell office:value-type="string" calcext:value-type="string">
            <text:p>Lí do chọn em này thay cho em 20k mAh là do thấy "Tích hợp khả năng ngắt sạc khi thiết bị đầy pin". Mất 1 sao vì điều này.</text:p>
            <text:p>Sạc đt khá nhanh, nhưng sạc lại cho em nó thì lại khá chậm. Vỏ mịn quá nên dễ trượt tay, phải cầm chắc.</text:p>
          </table:table-cell>
        </table:table-row>
        <table:table-row table:style-name="ro1">
          <table:table-cell office:value-type="string" calcext:value-type="string">
            <text:p>width: 80%;</text:p>
          </table:table-cell>
          <table:table-cell office:value-type="string" calcext:value-type="string">
            <text:p>lense hay bị mờ do hơi nước bấm vào. phải lâu thường xuyên .</text:p>
          </table:table-cell>
        </table:table-row>
        <table:table-row table:style-name="ro1">
          <table:table-cell office:value-type="string" calcext:value-type="string">
            <text:p>width: 80%;</text:p>
          </table:table-cell>
          <table:table-cell office:value-type="string" calcext:value-type="string">
            <text:p>Lens xóa phông tốt nhưng motor kêu cực to cả chế độ tự động và lấy nét tay. Để f1.8 không thể lấy nét đúng được :'D</text:p>
          </table:table-cell>
        </table:table-row>
        <table:table-row table:style-name="ro1">
          <table:table-cell office:value-type="string" calcext:value-type="string">
            <text:p>width: 80%;</text:p>
          </table:table-cell>
          <table:table-cell office:value-type="string" calcext:value-type="string">
            <text:p>Lens tốt, góc chụp hơi hẹp, phải đứng xa nên cho 4* 😄</text:p>
          </table:table-cell>
        </table:table-row>
        <table:table-row table:style-name="ro2">
          <table:table-cell office:value-type="string" calcext:value-type="string">
            <text:p>width: 80%;</text:p>
          </table:table-cell>
          <table:table-cell office:value-type="string" calcext:value-type="string">
            <text:p>Lens nguyên seal có thẻ bảo hành chính hãng Lbm </text:p>
            <text:p>Giao hàng nhanh đúng hẹn</text:p>
          </table:table-cell>
        </table:table-row>
        <table:table-row table:style-name="ro1">
          <table:table-cell office:value-type="string" calcext:value-type="string">
            <text:p>width: 80%;</text:p>
          </table:table-cell>
          <table:table-cell office:value-type="string" calcext:value-type="string">
            <text:p>Lens mua dịp 12.12, giá sản phẩm khá tốt so với thị trường. Cách đóng gói sản phẩm của Tiki khá ổn và chu đáo, đã lấy lens ra test kỹ, lens lấy nén chuẩn, không ồn và build của lens chắc chắn hơn phiên bản trước đó. Chỉ có 1 vấn đề về giao hàng, dịch vụ giao hàng nhanh tốt nhưng sau này chỉ nên giao hàng cho người nhà của người mua khi có sự đồng ý, chứ không hối thúc người nhà nhận hàng để kịp chuyến.</text:p>
          </table:table-cell>
        </table:table-row>
        <table:table-row table:style-name="ro1">
          <table:table-cell office:value-type="string" calcext:value-type="string">
            <text:p>width: 80%;</text:p>
          </table:table-cell>
          <table:table-cell office:value-type="string" calcext:value-type="string">
            <text:p>Lens hoạt động tốt không có gì phải phàn nàn, nhưng ship chậm 1 ngày so với lịch hẹn dù mình ở HN, nhân viên giao hàng không cho test thử sản phẩm mà chỉ cho kiểm tra bên ngoài</text:p>
          </table:table-cell>
        </table:table-row>
        <table:table-row table:style-name="ro2">
          <table:table-cell office:value-type="string" calcext:value-type="string">
            <text:p>width: 80%;</text:p>
          </table:table-cell>
          <table:table-cell office:value-type="string" calcext:value-type="string">
            <text:p>Lens chính hãng. </text:p>
            <text:p>Dịp Tết nên tiki giao hàng trễ hơn so dự định.</text:p>
          </table:table-cell>
        </table:table-row>
        <table:table-row table:style-name="ro1">
          <table:table-cell office:value-type="string" calcext:value-type="string">
            <text:p>width: 80%;</text:p>
          </table:table-cell>
          <table:table-cell office:value-type="string" calcext:value-type="string">
            <text:p>Len này chụp xóa phông rất tốt. Thích hợp chụp chân dung. Tốc độ lấy nét nhanh, tuy nhiên khi lấy nét kêu hơi lớn, nếu được cải thiện cho êm chút là tuyệt vời. Chụp phong cảnh cũng ngon như ống kit 18-55, bất tiện là len fixed. Nhờ khẩu độ 1.8 mà nó chụp đêm tốt hơn len kit. Gọn nhẹ cũng là 1 ưu điểm.</text:p>
          </table:table-cell>
        </table:table-row>
        <table:table-row table:style-name="ro2">
          <table:table-cell office:value-type="string" calcext:value-type="string">
            <text:p>width: 80%;</text:p>
          </table:table-cell>
          <table:table-cell office:value-type="string" calcext:value-type="string">
            <text:p>Len chụp đẹp, giá ok so với chất lượng sản phẩm, giấy bảo hành đi kèm lens đầy đủ, Tiki đóng gói cẩn thận và chắc chắn. </text:p>
            <text:p>Một điểm cộng nữa là Tiki hỗ trợ khách hàng khá tốt sau khi giao sản phẩm, nên mình rất hài lòng về cách phục vụ của Tiki.</text:p>
          </table:table-cell>
        </table:table-row>
        <table:table-row table:style-name="ro1">
          <table:table-cell office:value-type="string" calcext:value-type="string">
            <text:p>width: 80%;</text:p>
          </table:table-cell>
          <table:table-cell office:value-type="string" calcext:value-type="string">
            <text:p>Lâu lâu bị mất sóng bluetoth</text:p>
          </table:table-cell>
        </table:table-row>
        <table:table-row table:style-name="ro1">
          <table:table-cell office:value-type="string" calcext:value-type="string">
            <text:p>width: 80%;</text:p>
          </table:table-cell>
          <table:table-cell office:value-type="string" calcext:value-type="string">
            <text:p>laptop vẫn bị nóng khi hoạt động (mình dùng after effect render 2D) nhưng quạt chạy khá êm</text:p>
          </table:table-cell>
        </table:table-row>
        <table:table-row table:style-name="ro1">
          <table:table-cell office:value-type="string" calcext:value-type="string">
            <text:p>width: 80%;</text:p>
          </table:table-cell>
          <table:table-cell office:value-type="string" calcext:value-type="string">
            <text:p>Lắp vào thấy chạy</text:p>
          </table:table-cell>
        </table:table-row>
        <table:table-row table:style-name="ro1">
          <table:table-cell office:value-type="string" calcext:value-type="string">
            <text:p>width: 80%;</text:p>
          </table:table-cell>
          <table:table-cell office:value-type="string" calcext:value-type="string">
            <text:p>Lắp trong phòng hẹp thì góc nhìn hơi hạn chế. Hình ảnh không được sắc nét khi zoom lớn nhưng chất lượng như vậy là tốt so với giá.</text:p>
          </table:table-cell>
        </table:table-row>
        <table:table-row table:style-name="ro1">
          <table:table-cell office:value-type="string" calcext:value-type="string">
            <text:p>width: 80%;</text:p>
          </table:table-cell>
          <table:table-cell office:value-type="string" calcext:value-type="string">
            <text:p>lắp pin kiểu gì ạ tiki hình như không có âm thanh</text:p>
          </table:table-cell>
        </table:table-row>
        <table:table-row table:style-name="ro1">
          <table:table-cell office:value-type="string" calcext:value-type="string">
            <text:p>width: 80%;</text:p>
          </table:table-cell>
          <table:table-cell office:value-type="string" calcext:value-type="string">
            <text:p>lao bị lỗi, tôi muốn đổi lao khác</text:p>
          </table:table-cell>
        </table:table-row>
        <table:table-row table:style-name="ro1">
          <table:table-cell office:value-type="string" calcext:value-type="string">
            <text:p>width: 80%;</text:p>
          </table:table-cell>
          <table:table-cell office:value-type="string" calcext:value-type="string">
            <text:p>Lăn tăn mãi chưa biết nên mua phim cho dòng Instax ở đâu thì tình cờ thấy Tiki bán, thế là hốt luôn. Chất lượng rất tốt, điều thích nhất là hàng được bao bọc và gói ghém cẩn thận, đẹp mắt. Quan trọng là ở dưới mỗi ảnh đều có chừa khoảng trống cho người dùng ghi chú ảnh :3</text:p>
          </table:table-cell>
        </table:table-row>
        <table:table-row table:style-name="ro1">
          <table:table-cell office:value-type="string" calcext:value-type="string">
            <text:p>width: 80%;</text:p>
          </table:table-cell>
          <table:table-cell office:value-type="string" calcext:value-type="string">
            <text:p>Lần này thời gian giao hàng khá lâu, tôi đặt màu hồng nhưng lại giao màu vàng. Tuy nhiên, bù lại chất lượng âm thanh tốt. Một lần nữa tin tưởng sản phẩm của tiki nhé!</text:p>
          </table:table-cell>
        </table:table-row>
        <table:table-row table:style-name="ro1">
          <table:table-cell office:value-type="string" calcext:value-type="string">
            <text:p>width: 80%;</text:p>
          </table:table-cell>
          <table:table-cell office:value-type="string" calcext:value-type="string">
            <text:p>Lần này thời gian đóng gói giao hàng hơi chậm, chất lượng hàng ổn.</text:p>
          </table:table-cell>
        </table:table-row>
        <table:table-row table:style-name="ro1">
          <table:table-cell office:value-type="string" calcext:value-type="string">
            <text:p>width: 80%;</text:p>
          </table:table-cell>
          <table:table-cell office:value-type="string" calcext:value-type="string">
            <text:p>Lần này giao hàng siêu nhanh Tiki ơi. Ốp lưng mình cũng hài lòng.</text:p>
          </table:table-cell>
        </table:table-row>
        <table:table-row table:style-name="ro1">
          <table:table-cell office:value-type="string" calcext:value-type="string">
            <text:p>width: 80%;</text:p>
          </table:table-cell>
          <table:table-cell office:value-type="string" calcext:value-type="string">
            <text:p>Lần đầu tiên đặt sách trên tiki mà ưng dã man . Trong vòng 24h là đã có sách mang đến nhà rồi. Đóng hộp hẳn hoi rất yên tâm. Mình có mua thêm gói bọc sách cứ tưởng k vừa quyển từ điển này thế mà bọc rất đẹp k sợ bị cong hay nát bìa sách. Về cuốn từ điển oxford thì k có gì để chê rồi, cuối sách lại có màu về các vocab nữa. Rất hữu ích. Điểm trừ duy nhất là giấy mỏng nên phải rất rất nâng niu e í khi tra cứu :)))</text:p>
          </table:table-cell>
        </table:table-row>
        <table:table-row table:style-name="ro2">
          <table:table-cell office:value-type="string" calcext:value-type="string">
            <text:p>width: 80%;</text:p>
          </table:table-cell>
          <table:table-cell office:value-type="string" calcext:value-type="string">
            <text:p>Lần đầu tiên đặt hàng trên tiki thấy giao hàng nhanh, Mình thỉnh thoảng mới mua nhưng phí ship lẻ mà rẻ hơn chút thì tốt. </text:p>
            <text:p>Về Hàng hóa thì đúng như đăng bán, hang chính hãng.</text:p>
          </table:table-cell>
        </table:table-row>
        <table:table-row table:style-name="ro1">
          <table:table-cell office:value-type="string" calcext:value-type="string">
            <text:p>width: 80%;</text:p>
          </table:table-cell>
          <table:table-cell office:value-type="string" calcext:value-type="string">
            <text:p>lần đầu mua hàng tiki.sản phẩm tốt.giao hàng nhanh.hài lòng chất lượng của tiki</text:p>
          </table:table-cell>
        </table:table-row>
        <table:table-row table:style-name="ro3">
          <table:table-cell office:value-type="string" calcext:value-type="string">
            <text:p>width: 80%;</text:p>
          </table:table-cell>
          <table:table-cell office:value-type="string" calcext:value-type="string">
            <text:p>Lần đầu mua hàng TiKi theo cảm nhận của mình.:</text:p>
            <text:p>Đóng gói chắc chắn. Giao hàng đúng hẹn. </text:p>
            <text:p>Khi nhận hàng điện thoại đang 96% pin mất tầm 5p đầy nói chung sạc khá nhanh. Nhưng dung lượng pin chính xác là bao nhiêu và độ bền thì cần thời gian  . 4⭐ trước.</text:p>
          </table:table-cell>
        </table:table-row>
        <table:table-row table:style-name="ro1">
          <table:table-cell office:value-type="string" calcext:value-type="string">
            <text:p>width: 80%;</text:p>
          </table:table-cell>
          <table:table-cell office:value-type="string" calcext:value-type="string">
            <text:p>Lần đầu mua giói hàng giá trị trên tiki cũng là lần phải luân chuyển hàng từ Sài Gòn ra nên hơi chậm, như mọi đơn khác chỉ 1 ngày đã nhận được hàng. Vì mua trả góp qua thẻ tín dụng nên trên thùng in ĐÃ THANH TOÁN nhân viên giao hàng không biết giá trị sản phẩm, lúc giao hàng có tung hàng hàng cho tôi bắt làm tôi hú hồn mặc dù có nhãn vàng Hàng Dễ Vỡ. Nếu là những sản phẩm lens khác có giá trị mấy chục triệu đồng không may làm vỡ thì không biết phải làm sao. (anh giao hàng giao nhiều quá nên quen mới tung hàng như vậy nhưng chưa kịp nói lại với anh giao hàng về cách làm việc).</text:p>
          </table:table-cell>
        </table:table-row>
        <table:table-row table:style-name="ro3">
          <table:table-cell office:value-type="string" calcext:value-type="string">
            <text:p>width: 80%;</text:p>
          </table:table-cell>
          <table:table-cell office:value-type="string" calcext:value-type="string">
            <text:p>Lần đầu giao hàng thì oke, nhưng sử dụng sau 2 ngày thì bị lỗi.</text:p>
            <text:p>Qui trình bảo hành của Tiki cũng ổn nhưng mà lâu quá, sau 1 tuần mới đc đổi mới.</text:p>
            <text:p>Hiện tại sử dụng oke, sóng mạnh.</text:p>
          </table:table-cell>
        </table:table-row>
        <table:table-row table:style-name="ro1">
          <table:table-cell office:value-type="string" calcext:value-type="string">
            <text:p>width: 80%;</text:p>
          </table:table-cell>
          <table:table-cell office:value-type="string" calcext:value-type="string">
            <text:p>Lần đầu giao hàng bị bung ốc không cài lại được. Sau đó có gọi cho cửa hàng để hỗ trợ. Cửa hàng rất nhiệt tình. Nhưng mãi mình vẫn không khắc phục được nên gửi lại tiki. Tiki hỗ trợ cũng nhiệt tình nhưng thời gian chờ lâu.</text:p>
          </table:table-cell>
        </table:table-row>
        <table:table-row table:style-name="ro1">
          <table:table-cell office:value-type="string" calcext:value-type="string">
            <text:p>width: 80%;</text:p>
          </table:table-cell>
          <table:table-cell office:value-type="string" calcext:value-type="string">
            <text:p>Lần 1 nhận sp bị lỗi không quay 360 độ đc và tiki đổi trả sau 3 ngày. sản phẩm độ phân giải tạm được trong tầm giá &amp; chạy ổn định, camera vùng nào sáng hay bị cháy sáng. Muốn coi trực tuyên nét thì phải có mạng băng thông tôt.</text:p>
          </table:table-cell>
        </table:table-row>
        <table:table-row table:style-name="ro1">
          <table:table-cell office:value-type="string" calcext:value-type="string">
            <text:p>width: 80%;</text:p>
          </table:table-cell>
          <table:table-cell office:value-type="string" calcext:value-type="string">
            <text:p>làm sao chia sẽ cho bên thứ 3xem đc camera</text:p>
          </table:table-cell>
        </table:table-row>
        <table:table-row table:style-name="ro2">
          <table:table-cell office:value-type="string" calcext:value-type="string">
            <text:p>width: 80%;</text:p>
          </table:table-cell>
          <table:table-cell office:value-type="string" calcext:value-type="string">
            <text:p>Là một đứa thích đi phượt, hay chụp những bức ảnh lặt vặt ven đường, chụp những khung trời bất chợt. Lấy nét nhanh quả là một điều tuyệt vời. </text:p>
            <text:p>Cơ mà giá của sản phẩm hơi cao so với đứa hay đi lon ton, chụp choẹt loạn xạ ngầu như mình.</text:p>
          </table:table-cell>
        </table:table-row>
        <table:table-row table:style-name="ro1">
          <table:table-cell office:value-type="string" calcext:value-type="string">
            <text:p>width: 80%;</text:p>
          </table:table-cell>
          <table:table-cell office:value-type="string" calcext:value-type="string">
            <text:p>Là 1 giáo viên dạy tiếng anh, mình vừa mua giùm học trò 2 quyển. Về nội dung thì khỏi chê rồi, chất lượng giấy bóng, dai, tốt. Có kèm theo CD rom và các trang màu hướng dẫn kĩ năng viết các dạng bài essay cũng như kĩ năng nói cơ bản, các trang màu chứa hình ảnh, từ vựng kèm theo khá hữu ích. Chỉ có 1 điều mình muốn góp ý thêm là nếu như sản phẩm được bọc trong bọc kiếng như ở nhà sách thì nhìn sẽ giá trị hơn do sách là bìa mềm, trong quá trình vận chuyển có thể bị va chạm gây ra những dấu cọ xát ngoài bìa không thích cho lắm vì là sách mới mà.</text:p>
          </table:table-cell>
        </table:table-row>
        <table:table-row table:style-name="ro1">
          <table:table-cell office:value-type="string" calcext:value-type="string">
            <text:p>width: 80%;</text:p>
          </table:table-cell>
          <table:table-cell office:value-type="string" calcext:value-type="string">
            <text:p>Ko thu âm đc trên Zhiyun Smooth 4, xin cách khắc phục vs.</text:p>
          </table:table-cell>
        </table:table-row>
        <table:table-row table:style-name="ro2">
          <table:table-cell office:value-type="string" calcext:value-type="string">
            <text:p>width: 80%;</text:p>
          </table:table-cell>
          <table:table-cell office:value-type="string" calcext:value-type="string">
            <text:p>Ko thấy gì để phàn nàn. Nói chung oke.</text:p>
            <text:p>Vẫn chưa đủ 50 char</text:p>
          </table:table-cell>
        </table:table-row>
        <table:table-row table:style-name="ro1">
          <table:table-cell office:value-type="string" calcext:value-type="string">
            <text:p>width: 80%;</text:p>
          </table:table-cell>
          <table:table-cell office:value-type="string" calcext:value-type="string">
            <text:p>ko linh hoạt góc quay, ngoài ra oki hết</text:p>
          </table:table-cell>
        </table:table-row>
        <table:table-row table:style-name="ro1">
          <table:table-cell office:value-type="string" calcext:value-type="string">
            <text:p>width: 80%;</text:p>
          </table:table-cell>
          <table:table-cell office:value-type="string" calcext:value-type="string">
            <text:p>Ko đc chắc chắn cho lắm. Nhưng nói chung giá rẻ thì vậy cũng ok rồi</text:p>
          </table:table-cell>
        </table:table-row>
        <table:table-row table:style-name="ro1">
          <table:table-cell office:value-type="string" calcext:value-type="string">
            <text:p>width: 80%;</text:p>
          </table:table-cell>
          <table:table-cell office:value-type="string" calcext:value-type="string">
            <text:p>ko có hóa đơn, phiếu bảo hành, loa nghe tốt, 1 rắc cắm hơi lỏng lẻo, nhân viên giao hàng thân thiện.</text:p>
          </table:table-cell>
        </table:table-row>
        <table:table-row table:style-name="ro1">
          <table:table-cell office:value-type="string" calcext:value-type="string">
            <text:p>width: 80%;</text:p>
          </table:table-cell>
          <table:table-cell office:value-type="string" calcext:value-type="string">
            <text:p>Ko cân bằng đc điện thoại . Còn lại mọi thứ đều ok</text:p>
          </table:table-cell>
        </table:table-row>
        <table:table-row table:style-name="ro1">
          <table:table-cell office:value-type="string" calcext:value-type="string">
            <text:p>width: 80%;</text:p>
          </table:table-cell>
          <table:table-cell office:value-type="string" calcext:value-type="string">
            <text:p>Ko biết ổn ko nx mua giu f nhỏ bn nên ko đánh giá đc sr</text:p>
          </table:table-cell>
        </table:table-row>
        <table:table-row table:style-name="ro1">
          <table:table-cell office:value-type="string" calcext:value-type="string">
            <text:p>width: 80%;</text:p>
          </table:table-cell>
          <table:table-cell office:value-type="string" calcext:value-type="string">
            <text:p>ko biết khi nào đầy pin tai nghe lẫn chỗ sạc tai nghe</text:p>
          </table:table-cell>
        </table:table-row>
        <table:table-row table:style-name="ro1">
          <table:table-cell office:value-type="string" calcext:value-type="string">
            <text:p>width: 80%;</text:p>
          </table:table-cell>
          <table:table-cell office:value-type="string" calcext:value-type="string">
            <text:p>Kiti đóng gói rất cẩn thận và giao hàng rất nhanh, sản phẩm đẹp và sử dụng rất tốt.</text:p>
          </table:table-cell>
        </table:table-row>
        <table:table-row table:style-name="ro1">
          <table:table-cell office:value-type="string" calcext:value-type="string">
            <text:p>width: 80%;</text:p>
          </table:table-cell>
          <table:table-cell office:value-type="string" calcext:value-type="string">
            <text:p>Kiểu dáng ổn, sử dụng cũng tiện, nhưng âm thanh không hay lắm và mau hết pin</text:p>
          </table:table-cell>
        </table:table-row>
        <table:table-row table:style-name="ro1">
          <table:table-cell office:value-type="string" calcext:value-type="string">
            <text:p>width: 80%;</text:p>
          </table:table-cell>
          <table:table-cell office:value-type="string" calcext:value-type="string">
            <text:p>kiểu dáng của máy khá là đẹp mắt với kết hợp đen trắng cổ điển, tạo sự trang nhã và thanh lịch.tốc độ chụp của máy khá nhanh nhưng ảnh không được sắc nét cho lắm. kết cấu khá là chắc chắn, phù hợp khi mang đi du lịch, vui chơi,, chụp xong thời gian có ảnh là rất nhanh</text:p>
          </table:table-cell>
        </table:table-row>
        <table:table-row table:style-name="ro1">
          <table:table-cell office:value-type="string" calcext:value-type="string">
            <text:p>width: 80%;</text:p>
          </table:table-cell>
          <table:table-cell office:value-type="string" calcext:value-type="string">
            <text:p>kích thước thực to hơn so với cảm gíac nhìn qua ảnh, không thích hợp với nữ dùng ngay cả khi mình đã chọn màu đỏ.</text:p>
          </table:table-cell>
        </table:table-row>
        <table:table-row table:style-name="ro1">
          <table:table-cell office:value-type="string" calcext:value-type="string">
            <text:p>width: 80%;</text:p>
          </table:table-cell>
          <table:table-cell office:value-type="string" calcext:value-type="string">
            <text:p>kích thước nhỏ gọn, tiện xách đi, sạc điện thoại thấy nhanh đầy, chỉ có điều có 5000 mAH, phải chi có loại y chang mà 10,000 thì tốt hơn</text:p>
          </table:table-cell>
        </table:table-row>
        <table:table-row table:style-name="ro1">
          <table:table-cell office:value-type="string" calcext:value-type="string">
            <text:p>width: 80%;</text:p>
          </table:table-cell>
          <table:table-cell office:value-type="string" calcext:value-type="string">
            <text:p>Khuyến mãi thì k có hàng. Có hàng thì hết khuyên mãi 20% rồi hả ad???</text:p>
          </table:table-cell>
        </table:table-row>
        <table:table-row table:style-name="ro1">
          <table:table-cell office:value-type="string" calcext:value-type="string">
            <text:p>width: 80%;</text:p>
          </table:table-cell>
          <table:table-cell office:value-type="string" calcext:value-type="string">
            <text:p>Không xem live được cùng lúc 2 camera, vui lòng hướng dẫn sử dụng</text:p>
          </table:table-cell>
        </table:table-row>
        <table:table-row table:style-name="ro4">
          <table:table-cell office:value-type="string" calcext:value-type="string">
            <text:p>width: 80%;</text:p>
          </table:table-cell>
          <table:table-cell office:value-type="string" calcext:value-type="string">
            <text:p>Không xem được FullHD vì app hiện tại chỉ cho xem cao nhất là HD.</text:p>
            <text:p>Chất lượng hình ảnh không tốt lắm; camera không có chống chói nên cũng rất bất tiện vì đây là camera ngoài trời.</text:p>
            <text:p>Âm thanh đầu ra thì được, chứ mic thu vào thì hơi nhỏ, app cũng không có tinh chỉnh âm lượng.</text:p>
            <text:p>Với giá này thì cũng tạm chấp nhận được.</text:p>
          </table:table-cell>
        </table:table-row>
        <table:table-row table:style-name="ro1">
          <table:table-cell office:value-type="string" calcext:value-type="string">
            <text:p>width: 80%;</text:p>
          </table:table-cell>
          <table:table-cell office:value-type="string" calcext:value-type="string">
            <text:p>khong tiện lắm, sạc tiếp xúc chập chờn</text:p>
          </table:table-cell>
        </table:table-row>
        <table:table-row table:style-name="ro1">
          <table:table-cell office:value-type="string" calcext:value-type="string">
            <text:p>width: 80%;</text:p>
          </table:table-cell>
          <table:table-cell office:value-type="string" calcext:value-type="string">
            <text:p>Không thể nào nghe 1 lúc 2 tai, video hỗ trợ thì không xem được. Shop hỗ trợ mình fix với ạ. Thanks</text:p>
          </table:table-cell>
        </table:table-row>
        <table:table-row table:style-name="ro1">
          <table:table-cell office:value-type="string" calcext:value-type="string">
            <text:p>width: 80%;</text:p>
          </table:table-cell>
          <table:table-cell office:value-type="string" calcext:value-type="string">
            <text:p>không thấy tem bảo hành,khi lỗi thì mang đến đâu bảo hành</text:p>
          </table:table-cell>
        </table:table-row>
        <table:table-row table:style-name="ro1">
          <table:table-cell office:value-type="string" calcext:value-type="string">
            <text:p>width: 80%;</text:p>
          </table:table-cell>
          <table:table-cell office:value-type="string" calcext:value-type="string">
            <text:p>không thấy sạc. Bảo Hành kích hoạt từ tháng 3 mà nay là 17 tháng năm.</text:p>
          </table:table-cell>
        </table:table-row>
        <table:table-row table:style-name="ro1">
          <table:table-cell office:value-type="string" calcext:value-type="string">
            <text:p>width: 80%;</text:p>
          </table:table-cell>
          <table:table-cell office:value-type="string" calcext:value-type="string">
            <text:p>Không tái sử dụng được...</text:p>
          </table:table-cell>
        </table:table-row>
        <table:table-row table:style-name="ro1">
          <table:table-cell office:value-type="string" calcext:value-type="string">
            <text:p>width: 80%;</text:p>
          </table:table-cell>
          <table:table-cell office:value-type="string" calcext:value-type="string">
            <text:p>Không phải quá tốt nhưng mà giá cả hợp lý xứng đáng với tiền bỏ ra</text:p>
          </table:table-cell>
        </table:table-row>
        <table:table-row table:style-name="ro1">
          <table:table-cell office:value-type="string" calcext:value-type="string">
            <text:p>width: 80%;</text:p>
          </table:table-cell>
          <table:table-cell office:value-type="string" calcext:value-type="string">
            <text:p>không mấy công dụng tản nhiệt nhưng làm bệ kê laptop lên thì tuyệt vời</text:p>
          </table:table-cell>
        </table:table-row>
        <table:table-row table:style-name="ro1">
          <table:table-cell office:value-type="string" calcext:value-type="string">
            <text:p>width: 80%;</text:p>
          </table:table-cell>
          <table:table-cell office:value-type="string" calcext:value-type="string">
            <text:p>Không kết nối wifi được. Cần Shop hỗ trợ kỹ thuật.</text:p>
          </table:table-cell>
        </table:table-row>
        <table:table-row table:style-name="ro1">
          <table:table-cell office:value-type="string" calcext:value-type="string">
            <text:p>width: 80%;</text:p>
          </table:table-cell>
          <table:table-cell office:value-type="string" calcext:value-type="string">
            <text:p>Không hiểu sao Xiaomi không bán kèm cục sạc nhỉ. Chán ghê</text:p>
          </table:table-cell>
        </table:table-row>
        <table:table-row table:style-name="ro2">
          <table:table-cell office:value-type="string" calcext:value-type="string">
            <text:p>width: 80%;</text:p>
          </table:table-cell>
          <table:table-cell office:value-type="string" calcext:value-type="string">
            <text:p>Không được cứng cáp lắm khi mở hết 4 đoạn nhưng tương đối ổn.</text:p>
            <text:p>Hài lòng trong tầm giá</text:p>
          </table:table-cell>
        </table:table-row>
        <table:table-row table:style-name="ro1">
          <table:table-cell office:value-type="string" calcext:value-type="string">
            <text:p>width: 80%;</text:p>
          </table:table-cell>
          <table:table-cell office:value-type="string" calcext:value-type="string">
            <text:p>Không có tự động dừng khi đã sạc đầy pin! Dung lượng có vẻ k đủ 13000 mah! Nhưng k đến nỗi quá tệ</text:p>
          </table:table-cell>
        </table:table-row>
        <table:table-row table:style-name="ro1">
          <table:table-cell office:value-type="string" calcext:value-type="string">
            <text:p>width: 80%;</text:p>
          </table:table-cell>
          <table:table-cell office:value-type="string" calcext:value-type="string">
            <text:p>Không có tăng giảm âm lượng, (+) và (-) lại là nút chuyển bài</text:p>
          </table:table-cell>
        </table:table-row>
        <table:table-row table:style-name="ro1">
          <table:table-cell office:value-type="string" calcext:value-type="string">
            <text:p>width: 80%;</text:p>
          </table:table-cell>
          <table:table-cell office:value-type="string" calcext:value-type="string">
            <text:p>Không có pin điều khiển</text:p>
          </table:table-cell>
        </table:table-row>
        <table:table-row table:style-name="ro1">
          <table:table-cell office:value-type="string" calcext:value-type="string">
            <text:p>width: 80%;</text:p>
          </table:table-cell>
          <table:table-cell office:value-type="string" calcext:value-type="string">
            <text:p>không có óc vít gì hết ổ cắm mới gim vào cháy rồi</text:p>
          </table:table-cell>
        </table:table-row>
        <table:table-row table:style-name="ro1">
          <table:table-cell office:value-type="string" calcext:value-type="string">
            <text:p>width: 80%;</text:p>
          </table:table-cell>
          <table:table-cell office:value-type="string" calcext:value-type="string">
            <text:p>Không có dây sạc pin đàm đt nghe nhỏ quá chưa OK lắm</text:p>
          </table:table-cell>
        </table:table-row>
        <table:table-row table:style-name="ro1">
          <table:table-cell office:value-type="string" calcext:value-type="string">
            <text:p>width: 80%;</text:p>
          </table:table-cell>
          <table:table-cell office:value-type="string" calcext:value-type="string">
            <text:p>không có củ sạc kèm, khá tốt</text:p>
          </table:table-cell>
        </table:table-row>
        <table:table-row table:style-name="ro1">
          <table:table-cell office:value-type="string" calcext:value-type="string">
            <text:p>width: 80%;</text:p>
          </table:table-cell>
          <table:table-cell office:value-type="string" calcext:value-type="string">
            <text:p>không có chức năng in 2 mặt tự động nên hơi bất tiện, độ phân giải chưa cao lắm, nên chữ đôi lúc còn vỡ nét, còn các tính năng khác đều ổn</text:p>
          </table:table-cell>
        </table:table-row>
        <table:table-row table:style-name="ro1">
          <table:table-cell office:value-type="string" calcext:value-type="string">
            <text:p>width: 80%;</text:p>
          </table:table-cell>
          <table:table-cell office:value-type="string" calcext:value-type="string">
            <text:p>Không có chế độ xoay camera tự động, hình ảnh vừa phải, khó rõ trong bóng đêm. Vừa với giá tiền.</text:p>
          </table:table-cell>
        </table:table-row>
        <table:table-row table:style-name="ro1">
          <table:table-cell office:value-type="string" calcext:value-type="string">
            <text:p>width: 80%;</text:p>
          </table:table-cell>
          <table:table-cell office:value-type="string" calcext:value-type="string">
            <text:p>Không cho quét tự động được mà phải dùng cử chỉ của điện thoại mới quay được ad chỉ giúp mình với</text:p>
          </table:table-cell>
        </table:table-row>
        <table:table-row table:style-name="ro1">
          <table:table-cell office:value-type="string" calcext:value-type="string">
            <text:p>width: 80%;</text:p>
          </table:table-cell>
          <table:table-cell office:value-type="string" calcext:value-type="string">
            <text:p>không cầm pin</text:p>
          </table:table-cell>
        </table:table-row>
        <table:table-row table:style-name="ro1">
          <table:table-cell office:value-type="string" calcext:value-type="string">
            <text:p>width: 80%;</text:p>
          </table:table-cell>
          <table:table-cell office:value-type="string" calcext:value-type="string">
            <text:p>Không cài đặt WiFi trực tiếp được, phải cài đặt qua mạng có dây.</text:p>
          </table:table-cell>
        </table:table-row>
        <table:table-row table:style-name="ro1">
          <table:table-cell office:value-type="string" calcext:value-type="string">
            <text:p>width: 80%;</text:p>
          </table:table-cell>
          <table:table-cell office:value-type="string" calcext:value-type="string">
            <text:p>Không biết tại sao nhưng khi mình nhận thì thấy 1 vết cắt sau lưng của tép đựng thẻ này, sử dụng như các thẻ nhớ chụp ảnh mình đang dùng, không có lỗi gì.</text:p>
          </table:table-cell>
        </table:table-row>
        <table:table-row table:style-name="ro2">
          <table:table-cell office:value-type="string" calcext:value-type="string">
            <text:p>width: 80%;</text:p>
          </table:table-cell>
          <table:table-cell office:value-type="string" calcext:value-type="string">
            <text:p>khong biết nói gì hơn </text:p>
            <text:p>sản phẩm xài tốt goodddd!!!!!</text:p>
          </table:table-cell>
        </table:table-row>
        <table:table-row table:style-name="ro1">
          <table:table-cell office:value-type="string" calcext:value-type="string">
            <text:p>width: 80%;</text:p>
          </table:table-cell>
          <table:table-cell office:value-type="string" calcext:value-type="string">
            <text:p>không biết nhà vc thế nào mà làm dập hộp và bể cái kẹp đt. Nhưng kẹp cũng mỏng manh quá. chân trip thì ok.</text:p>
          </table:table-cell>
        </table:table-row>
        <table:table-row table:style-name="ro1">
          <table:table-cell office:value-type="string" calcext:value-type="string">
            <text:p>width: 80%;</text:p>
          </table:table-cell>
          <table:table-cell office:value-type="string" calcext:value-type="string">
            <text:p>Không biết do tính chất của sản phẩm này hay do máy in của mình mà ảnh ra mà cứ bị nhạt. :"</text:p>
          </table:table-cell>
        </table:table-row>
        <table:table-row table:style-name="ro1">
          <table:table-cell office:value-type="string" calcext:value-type="string">
            <text:p>width: 80%;</text:p>
          </table:table-cell>
          <table:table-cell office:value-type="string" calcext:value-type="string">
            <text:p>Không biết do nhà sản xuất hay do vận chuyển nữa hơi buồn tý</text:p>
          </table:table-cell>
        </table:table-row>
        <table:table-row table:style-name="ro1">
          <table:table-cell office:value-type="string" calcext:value-type="string">
            <text:p>width: 80%;</text:p>
          </table:table-cell>
          <table:table-cell office:value-type="string" calcext:value-type="string">
            <text:p>Không biết do mạng hay sao mà wifi dùng có khi mạnh hơn dùng mạng LAN với dây mạng này</text:p>
          </table:table-cell>
        </table:table-row>
        <table:table-row table:style-name="ro2">
          <table:table-cell office:value-type="string" calcext:value-type="string">
            <text:p>width: 80%;</text:p>
          </table:table-cell>
          <table:table-cell office:value-type="string" calcext:value-type="string">
            <text:p>Không biết có phải là lỗi không mà... Loa Bluetooth hơi to dù đã nhỏ hết cỡ.</text:p>
            <text:p>Mong shop bán dc nhiều hơn.</text:p>
          </table:table-cell>
        </table:table-row>
        <table:table-row table:style-name="ro1">
          <table:table-cell office:value-type="string" calcext:value-type="string">
            <text:p>width: 80%;</text:p>
          </table:table-cell>
          <table:table-cell office:value-type="string" calcext:value-type="string">
            <text:p>Không biết có phải do mắt em sai màu k mà sao màu này nhìn giống màu hồng hơn màu đỏ, nếu em muốn đổi lại màu khác thì có đc không shop ?</text:p>
          </table:table-cell>
        </table:table-row>
        <table:table-row table:style-name="ro1">
          <table:table-cell office:value-type="string" calcext:value-type="string">
            <text:p>width: 80%;</text:p>
          </table:table-cell>
          <table:table-cell office:value-type="string" calcext:value-type="string">
            <text:p>Không biết bạn nào bị như mình không. Sạc đã rất lâu nhưng mãi mà chỉ được 2 đèn led sáng.</text:p>
          </table:table-cell>
        </table:table-row>
        <table:table-row table:style-name="ro1">
          <table:table-cell office:value-type="string" calcext:value-type="string">
            <text:p>width: 80%;</text:p>
          </table:table-cell>
          <table:table-cell office:value-type="string" calcext:value-type="string">
            <text:p>Khi sản phẩm giao tới thì có bị lỗi ở 1 chân không biết lí do sao nhưng mình cũng sửa được nói chung thì ổn đấy chắc do mạnh tay quá nên 1 chân bị dính cứng lại 1 điểm trừ nha !!!</text:p>
          </table:table-cell>
        </table:table-row>
        <table:table-row table:style-name="ro2">
          <table:table-cell office:value-type="string" calcext:value-type="string">
            <text:p>width: 80%;</text:p>
          </table:table-cell>
          <table:table-cell office:value-type="string" calcext:value-type="string">
            <text:p>Khi mất điện,kết nối tự động lại hơi chậm. Mong muốn có thêm tăng tốc độ xem khi xem lại bộ sưu tập.</text:p>
            <text:p>Hài lòng trong tầm giá.</text:p>
          </table:table-cell>
        </table:table-row>
        <table:table-row table:style-name="ro1">
          <table:table-cell office:value-type="string" calcext:value-type="string">
            <text:p>width: 80%;</text:p>
          </table:table-cell>
          <table:table-cell office:value-type="string" calcext:value-type="string">
            <text:p>Khi không lắp điện thoại chạy bị rung sẽ phát tiếng kêu rất khó chịu</text:p>
          </table:table-cell>
        </table:table-row>
        <table:table-row table:style-name="ro1">
          <table:table-cell office:value-type="string" calcext:value-type="string">
            <text:p>width: 80%;</text:p>
          </table:table-cell>
          <table:table-cell office:value-type="string" calcext:value-type="string">
            <text:p>Khay caddy bay đẹp. Tuy nhiên chỉ dùng cho một số dòng máy to. Máy mỏng không dùng được.</text:p>
          </table:table-cell>
        </table:table-row>
        <table:table-row table:style-name="ro1">
          <table:table-cell office:value-type="string" calcext:value-type="string">
            <text:p>width: 80%;</text:p>
          </table:table-cell>
          <table:table-cell office:value-type="string" calcext:value-type="string">
            <text:p>Khắt khe thì thu âm vẫn bị hơi sôi nhẹ nhưng so với giá thành thì mình đánh giá ok.</text:p>
          </table:table-cell>
        </table:table-row>
        <table:table-row table:style-name="ro1">
          <table:table-cell office:value-type="string" calcext:value-type="string">
            <text:p>width: 80%;</text:p>
          </table:table-cell>
          <table:table-cell office:value-type="string" calcext:value-type="string">
            <text:p>khác với hình giá như vậy ok rồi</text:p>
          </table:table-cell>
        </table:table-row>
        <table:table-row table:style-name="ro1">
          <table:table-cell office:value-type="string" calcext:value-type="string">
            <text:p>width: 80%;</text:p>
          </table:table-cell>
          <table:table-cell office:value-type="string" calcext:value-type="string">
            <text:p>Khá ưng với sản phẩm, nếu bán được luôn cùng thẻ nhớ thì rất tiện. Có hướng dẫn lắp đặt bằng Tiếng Việt nữa rất ổn</text:p>
          </table:table-cell>
        </table:table-row>
        <table:table-row table:style-name="ro1">
          <table:table-cell office:value-type="string" calcext:value-type="string">
            <text:p>width: 80%;</text:p>
          </table:table-cell>
          <table:table-cell office:value-type="string" calcext:value-type="string">
            <text:p>khá tốt dễ cài đặt, rộng khoảng 100° khá nét của cả đủ sáng và thiếu sáng.</text:p>
          </table:table-cell>
        </table:table-row>
        <table:table-row table:style-name="ro1">
          <table:table-cell office:value-type="string" calcext:value-type="string">
            <text:p>width: 80%;</text:p>
          </table:table-cell>
          <table:table-cell office:value-type="string" calcext:value-type="string">
            <text:p>Khá tiện dụng. chất lượng số khá</text:p>
          </table:table-cell>
        </table:table-row>
        <table:table-row table:style-name="ro1">
          <table:table-cell office:value-type="string" calcext:value-type="string">
            <text:p>width: 80%;</text:p>
          </table:table-cell>
          <table:table-cell office:value-type="string" calcext:value-type="string">
            <text:p>Khá ổn. Nhưng hơi nặng so với drone đồ chơi.</text:p>
          </table:table-cell>
        </table:table-row>
        <table:table-row table:style-name="ro2">
          <table:table-cell office:value-type="string" calcext:value-type="string">
            <text:p>width: 80%;</text:p>
          </table:table-cell>
          <table:table-cell office:value-type="string" calcext:value-type="string">
            <text:p>Khá ổn, to và dày hơn so với mình mong đợi. Mình mua để đựng 2 điện thoại.</text:p>
            <text:p>Nhưng phần để các loại dây (các ô được chia nhỏ ra) thì hơi nhỏ, sạc samsung thì để ok, chứ mà dây sạc iphone thì để không vừa. Tai nghe có dây để cũng hơi khó.</text:p>
          </table:table-cell>
        </table:table-row>
        <table:table-row table:style-name="ro1">
          <table:table-cell office:value-type="string" calcext:value-type="string">
            <text:p>width: 80%;</text:p>
          </table:table-cell>
          <table:table-cell office:value-type="string" calcext:value-type="string">
            <text:p>khá ổn, nhưng hình như k có chế độ bám tracking theo người chuyển động</text:p>
          </table:table-cell>
        </table:table-row>
        <table:table-row table:style-name="ro1">
          <table:table-cell office:value-type="string" calcext:value-type="string">
            <text:p>width: 80%;</text:p>
          </table:table-cell>
          <table:table-cell office:value-type="string" calcext:value-type="string">
            <text:p>khá ổn, in êm, chi phí thay mực thấp. Có điều chế độ sleep hơi kém, không tự thức khi in, phải tắt mở lại mới được.</text:p>
          </table:table-cell>
        </table:table-row>
        <table:table-row table:style-name="ro2">
          <table:table-cell office:value-type="string" calcext:value-type="string">
            <text:p>width: 80%;</text:p>
          </table:table-cell>
          <table:table-cell office:value-type="string" calcext:value-type="string">
            <text:p>Khá ổn so vớt tầm giá.</text:p>
            <text:p>Xnsksndkdnsj dsnndkwnskwnsksnsks</text:p>
          </table:table-cell>
        </table:table-row>
        <table:table-row table:style-name="ro3">
          <table:table-cell office:value-type="string" calcext:value-type="string">
            <text:p>width: 80%;</text:p>
          </table:table-cell>
          <table:table-cell office:value-type="string" calcext:value-type="string">
            <text:p>khá ổn Nhưng bền thì mình hk biết</text:p>
            <text:p/>
            <text:p>điểm cộng lớn nhất tiki là giao hang nhanh nhân viẻn ok</text:p>
          </table:table-cell>
        </table:table-row>
        <table:table-row table:style-name="ro1">
          <table:table-cell office:value-type="string" calcext:value-type="string">
            <text:p>width: 80%;</text:p>
          </table:table-cell>
          <table:table-cell office:value-type="string" calcext:value-type="string">
            <text:p>khá ổn ...........................................</text:p>
          </table:table-cell>
        </table:table-row>
        <table:table-row table:style-name="ro1">
          <table:table-cell office:value-type="string" calcext:value-type="string">
            <text:p>width: 80%;</text:p>
          </table:table-cell>
          <table:table-cell office:value-type="string" calcext:value-type="string">
            <text:p>khá ok, nút bấm cũng khá nhạy</text:p>
          </table:table-cell>
        </table:table-row>
        <table:table-row table:style-name="ro1">
          <table:table-cell office:value-type="string" calcext:value-type="string">
            <text:p>width: 80%;</text:p>
          </table:table-cell>
          <table:table-cell office:value-type="string" calcext:value-type="string">
            <text:p>Khá ok, được trong tầm giá ........................................</text:p>
          </table:table-cell>
        </table:table-row>
        <table:table-row table:style-name="ro1">
          <table:table-cell office:value-type="string" calcext:value-type="string">
            <text:p>width: 80%;</text:p>
          </table:table-cell>
          <table:table-cell office:value-type="string" calcext:value-type="string">
            <text:p>khá ok với giá tiền, chất lượng phân giải ko tốt lắm nhưng thấy ổn</text:p>
          </table:table-cell>
        </table:table-row>
        <table:table-row table:style-name="ro1">
          <table:table-cell office:value-type="string" calcext:value-type="string">
            <text:p>width: 80%;</text:p>
          </table:table-cell>
          <table:table-cell office:value-type="string" calcext:value-type="string">
            <text:p>khá OK nhưng không biết do gia có hay giao hàng bị móp 1 cạnh loa</text:p>
          </table:table-cell>
        </table:table-row>
        <table:table-row table:style-name="ro1">
          <table:table-cell office:value-type="string" calcext:value-type="string">
            <text:p>width: 80%;</text:p>
          </table:table-cell>
          <table:table-cell office:value-type="string" calcext:value-type="string">
            <text:p>Khá ok mỗi tội nỏ rút nguồn điện cái ngắt luôn</text:p>
          </table:table-cell>
        </table:table-row>
        <table:table-row table:style-name="ro1">
          <table:table-cell office:value-type="string" calcext:value-type="string">
            <text:p>width: 80%;</text:p>
          </table:table-cell>
          <table:table-cell office:value-type="string" calcext:value-type="string">
            <text:p>khá ok</text:p>
          </table:table-cell>
        </table:table-row>
        <table:table-row table:style-name="ro1">
          <table:table-cell office:value-type="string" calcext:value-type="string">
            <text:p>width: 80%;</text:p>
          </table:table-cell>
          <table:table-cell office:value-type="string" calcext:value-type="string">
            <text:p>khá là ổn sợ với mức giá.</text:p>
          </table:table-cell>
        </table:table-row>
        <table:table-row table:style-name="ro1">
          <table:table-cell office:value-type="string" calcext:value-type="string">
            <text:p>width: 80%;</text:p>
          </table:table-cell>
          <table:table-cell office:value-type="string" calcext:value-type="string">
            <text:p>khá là khó khăn để kết nối cả 2 tai, nghe cx tạm ổn. pin ko trâu lắm....</text:p>
          </table:table-cell>
        </table:table-row>
        <table:table-row table:style-name="ro1">
          <table:table-cell office:value-type="string" calcext:value-type="string">
            <text:p>width: 80%;</text:p>
          </table:table-cell>
          <table:table-cell office:value-type="string" calcext:value-type="string">
            <text:p>khá hài lòng. giao đủ như miêu tả. giao hàng nhanh</text:p>
          </table:table-cell>
        </table:table-row>
        <table:table-row table:style-name="ro1">
          <table:table-cell office:value-type="string" calcext:value-type="string">
            <text:p>width: 80%;</text:p>
          </table:table-cell>
          <table:table-cell office:value-type="string" calcext:value-type="string">
            <text:p>Khá hài lòng,</text:p>
          </table:table-cell>
        </table:table-row>
        <table:table-row table:style-name="ro1">
          <table:table-cell office:value-type="string" calcext:value-type="string">
            <text:p>width: 80%;</text:p>
          </table:table-cell>
          <table:table-cell office:value-type="string" calcext:value-type="string">
            <text:p>Khá hài lòng với sản phầm. Với tầm giá bình dân nhưng máy có đủ các chức năng quay phim,chụp ảnh. Tất nhiên là chất lượng ảnh thì ko thể so với các dòng máu cao cấp nhưng hơn hẳn điện thoại tầm trung.</text:p>
          </table:table-cell>
        </table:table-row>
        <table:table-row table:style-name="ro1">
          <table:table-cell office:value-type="string" calcext:value-type="string">
            <text:p>width: 80%;</text:p>
          </table:table-cell>
          <table:table-cell office:value-type="string" calcext:value-type="string">
            <text:p>Khá hài lòng với mức giá này, build chắc chắn, đầm tay. Máy mình là K3 nên lúc mua sợ không chịu nổi nhưng mà khi nhận thì chịu tải khá ổn, nếu có móc gắn thêm tải thì tốt nhưng thôi tự chế cũng được. Điểm trừ là phần khoá với các thứ điều chỉnh đều là khớp nhựa dùng một thời gian chắc sẽ lỏng. Nhưng với máy body nhẹ thì cũng không có vấn đề.</text:p>
          </table:table-cell>
        </table:table-row>
        <table:table-row table:style-name="ro1">
          <table:table-cell office:value-type="string" calcext:value-type="string">
            <text:p>width: 80%;</text:p>
          </table:table-cell>
          <table:table-cell office:value-type="string" calcext:value-type="string">
            <text:p>khá hài lòng về sản phẩm do tiki cung cấp và thương hiệu anker</text:p>
          </table:table-cell>
        </table:table-row>
        <table:table-row table:style-name="ro1">
          <table:table-cell office:value-type="string" calcext:value-type="string">
            <text:p>width: 80%;</text:p>
          </table:table-cell>
          <table:table-cell office:value-type="string" calcext:value-type="string">
            <text:p>Khá hài lòng về chất lượng và dịch vụ giao hàng của tiki</text:p>
          </table:table-cell>
        </table:table-row>
        <table:table-row table:style-name="ro1">
          <table:table-cell office:value-type="string" calcext:value-type="string">
            <text:p>width: 80%;</text:p>
          </table:table-cell>
          <table:table-cell office:value-type="string" calcext:value-type="string">
            <text:p>Khá đạt nhưng sạc hơi lâu có hiện hình trên điện thoại hơi to khi đi bộ thì hay bị rớt ra</text:p>
          </table:table-cell>
        </table:table-row>
        <table:table-row table:style-name="ro1">
          <table:table-cell office:value-type="string" calcext:value-type="string">
            <text:p>width: 80%;</text:p>
          </table:table-cell>
          <table:table-cell office:value-type="string" calcext:value-type="string">
            <text:p>Khá cứng cáp. Hơi hẹp chiều rộng.</text:p>
          </table:table-cell>
        </table:table-row>
        <table:table-row table:style-name="ro1">
          <table:table-cell office:value-type="string" calcext:value-type="string">
            <text:p>width: 80%;</text:p>
          </table:table-cell>
          <table:table-cell office:value-type="string" calcext:value-type="string">
            <text:p>Khá bựa và chất chơi :)) mình đeo đi làm mấy cô cứ hỏi Anh đeo cái gì vậy :)) vừa mua thì bị mấy cô cuỗm mất cái dây đeo :( <text:s/>Về chất lượng thì cũng bình thường, không quá nổi trội, đc cái kín, ôm khít Airpods, đỡ đc chút bụi, hơi nặng. Dễ bám dơ</text:p>
          </table:table-cell>
        </table:table-row>
        <table:table-row table:style-name="ro1">
          <table:table-cell office:value-type="string" calcext:value-type="string">
            <text:p>width: 80%;</text:p>
          </table:table-cell>
          <table:table-cell office:value-type="string" calcext:value-type="string">
            <text:p>Kg nhập mã giảm giá dc. Vui lòng kiểm tra lại nha shop ơi</text:p>
          </table:table-cell>
        </table:table-row>
        <table:table-row table:style-name="ro1">
          <table:table-cell office:value-type="string" calcext:value-type="string">
            <text:p>width: 80%;</text:p>
          </table:table-cell>
          <table:table-cell office:value-type="string" calcext:value-type="string">
            <text:p>Keu tang mít ro ma co dau</text:p>
          </table:table-cell>
        </table:table-row>
        <table:table-row table:style-name="ro1">
          <table:table-cell office:value-type="string" calcext:value-type="string">
            <text:p>width: 80%;</text:p>
          </table:table-cell>
          <table:table-cell office:value-type="string" calcext:value-type="string">
            <text:p>kết nối wi-fi hay bị giật</text:p>
          </table:table-cell>
        </table:table-row>
        <table:table-row table:style-name="ro1">
          <table:table-cell office:value-type="string" calcext:value-type="string">
            <text:p>width: 80%;</text:p>
          </table:table-cell>
          <table:table-cell office:value-type="string" calcext:value-type="string">
            <text:p>kết nối tốt, bàn phím tương đối êm, có phim số nữa nên cảm thấy dài. Chuột phần vỏ hoàn thiện không tốt, các khớp nối đưa cạnh ra</text:p>
          </table:table-cell>
        </table:table-row>
        <table:table-row table:style-name="ro1">
          <table:table-cell office:value-type="string" calcext:value-type="string">
            <text:p>width: 80%;</text:p>
          </table:table-cell>
          <table:table-cell office:value-type="string" calcext:value-type="string">
            <text:p>kết nối ok, do không kèm nguồn nên phải mua thêm, nếu nguồn cấp ko đủ điện sẽ không kết nối được.</text:p>
          </table:table-cell>
        </table:table-row>
        <table:table-row table:style-name="ro1">
          <table:table-cell office:value-type="string" calcext:value-type="string">
            <text:p>width: 80%;</text:p>
          </table:table-cell>
          <table:table-cell office:value-type="string" calcext:value-type="string">
            <text:p>Kết nối không dây không đủ mạnh, thường bị treo bàn phím, case để gầm bàn khoảng cách 50-60cm.</text:p>
          </table:table-cell>
        </table:table-row>
        <table:table-row table:style-name="ro1">
          <table:table-cell office:value-type="string" calcext:value-type="string">
            <text:p>width: 80%;</text:p>
          </table:table-cell>
          <table:table-cell office:value-type="string" calcext:value-type="string">
            <text:p>Kết nối chậm, hình ảnh được.</text:p>
          </table:table-cell>
        </table:table-row>
        <table:table-row table:style-name="ro1">
          <table:table-cell office:value-type="string" calcext:value-type="string">
            <text:p>width: 80%;</text:p>
          </table:table-cell>
          <table:table-cell office:value-type="string" calcext:value-type="string">
            <text:p>Kết nối camera với Dt rất dể và nhanh chóng, chỉ có phần ghi hình thẻ nhớ, khởi tạo rất khó khăn, cái thẻ nhớ thứ 2 vẫn chưa khởi tạo được</text:p>
          </table:table-cell>
        </table:table-row>
        <table:table-row table:style-name="ro2">
          <table:table-cell office:value-type="string" calcext:value-type="string">
            <text:p>width: 80%;</text:p>
          </table:table-cell>
          <table:table-cell office:value-type="string" calcext:value-type="string">
            <text:p>kết nối bluetooth hơi bị ngắt quãng ạ.</text:p>
            <text:p>còn lại rất ok ạ</text:p>
          </table:table-cell>
        </table:table-row>
        <table:table-row table:style-name="ro1">
          <table:table-cell office:value-type="string" calcext:value-type="string">
            <text:p>width: 80%;</text:p>
          </table:table-cell>
          <table:table-cell office:value-type="string" calcext:value-type="string">
            <text:p>Kết nối bằng khôg dây kho</text:p>
          </table:table-cell>
        </table:table-row>
        <table:table-row table:style-name="ro2">
          <table:table-cell office:value-type="string" calcext:value-type="string">
            <text:p>width: 80%;</text:p>
          </table:table-cell>
          <table:table-cell office:value-type="string" calcext:value-type="string">
            <text:p>Kẹp nhựa chắc chắn nếu dùng cho điện thoại, đúng mục đích mình cần sử dụng., phần kẹp ipad chỉ phù hợp cho ipad mini</text:p>
            <text:p>Đóng gói cẩn thận.</text:p>
          </table:table-cell>
        </table:table-row>
        <table:table-row table:style-name="ro1">
          <table:table-cell office:value-type="string" calcext:value-type="string">
            <text:p>width: 80%;</text:p>
          </table:table-cell>
          <table:table-cell office:value-type="string" calcext:value-type="string">
            <text:p>Kẹp chắc chắn, tiện. Ngon trong tầm giá</text:p>
          </table:table-cell>
        </table:table-row>
        <table:table-row table:style-name="ro1">
          <table:table-cell office:value-type="string" calcext:value-type="string">
            <text:p>width: 80%;</text:p>
          </table:table-cell>
          <table:table-cell office:value-type="string" calcext:value-type="string">
            <text:p>Kềm bấm khá tốt, to và hơi nặng. Tuy nhiên dịch vụ shipper bên tiki hơi lâu đặt hàng từ thứ bảy đến thứ 5 mới có hàng</text:p>
          </table:table-cell>
        </table:table-row>
        <table:table-row table:style-name="ro1">
          <table:table-cell office:value-type="string" calcext:value-type="string">
            <text:p>width: 80%;</text:p>
          </table:table-cell>
          <table:table-cell office:value-type="string" calcext:value-type="string">
            <text:p>keacjodsbmdjofxbsvmkkxybkjdbnojffhkvsfnkkgvbjkkmnvfh</text:p>
          </table:table-cell>
        </table:table-row>
        <table:table-row table:style-name="ro1">
          <table:table-cell office:value-type="string" calcext:value-type="string">
            <text:p>width: 80%;</text:p>
          </table:table-cell>
          <table:table-cell office:value-type="string" calcext:value-type="string">
            <text:p>k co phim a</text:p>
          </table:table-cell>
        </table:table-row>
        <table:table-row table:style-name="ro1">
          <table:table-cell office:value-type="string" calcext:value-type="string">
            <text:p>width: 80%;</text:p>
          </table:table-cell>
          <table:table-cell office:value-type="string" calcext:value-type="string">
            <text:p>k có mắt nhìn ban đêm. hồng ngoại.</text:p>
          </table:table-cell>
        </table:table-row>
        <table:table-row table:style-name="ro1">
          <table:table-cell office:value-type="string" calcext:value-type="string">
            <text:p>width: 80%;</text:p>
          </table:table-cell>
          <table:table-cell office:value-type="string" calcext:value-type="string">
            <text:p>iso ghi trên hộp là 800 nhưng mình thấy chụp không khác gì 200, vô hơi thiếu sáng xíu là nhoè</text:p>
          </table:table-cell>
        </table:table-row>
        <table:table-row table:style-name="ro1">
          <table:table-cell office:value-type="string" calcext:value-type="string">
            <text:p>width: 80%;</text:p>
          </table:table-cell>
          <table:table-cell office:value-type="string" calcext:value-type="string">
            <text:p>Iphone bình thườg thì sạc vô êm, nhưg khi vừa chơi vừa sạc thì lúc đc lúc ko</text:p>
          </table:table-cell>
        </table:table-row>
        <table:table-row table:style-name="ro1">
          <table:table-cell office:value-type="string" calcext:value-type="string">
            <text:p>width: 80%;</text:p>
          </table:table-cell>
          <table:table-cell office:value-type="string" calcext:value-type="string">
            <text:p>In wifi tốc độ in nhanh, đầy đủ chức năng, in màu chưa được sắc nét lắm, tạm được. Với mức giá này một máy in gia đình thế này thì quá tốt rồi</text:p>
          </table:table-cell>
        </table:table-row>
        <table:table-row table:style-name="ro1">
          <table:table-cell office:value-type="string" calcext:value-type="string">
            <text:p>width: 80%;</text:p>
          </table:table-cell>
          <table:table-cell office:value-type="string" calcext:value-type="string">
            <text:p>In ok, rất thích, in được cả 2 mặt... in êm, nhưng hơi nặng tí thôi.</text:p>
          </table:table-cell>
        </table:table-row>
        <table:table-row table:style-name="ro1">
          <table:table-cell office:value-type="string" calcext:value-type="string">
            <text:p>width: 80%;</text:p>
          </table:table-cell>
          <table:table-cell office:value-type="string" calcext:value-type="string">
            <text:p>in general it is good, the notification of motion detection is a bit stupid, with unexpected repeation of some old random events of couple days ago, which is a bit anoying.</text:p>
          </table:table-cell>
        </table:table-row>
        <table:table-row table:style-name="ro1">
          <table:table-cell office:value-type="string" calcext:value-type="string">
            <text:p>width: 80%;</text:p>
          </table:table-cell>
          <table:table-cell office:value-type="string" calcext:value-type="string">
            <text:p>Hút ẩm tốt, hộp kín, lót êm, ủng hộ cửa hàng. Ủng hộ Tiki.</text:p>
          </table:table-cell>
        </table:table-row>
        <table:table-row table:style-name="ro1">
          <table:table-cell office:value-type="string" calcext:value-type="string">
            <text:p>width: 80%;</text:p>
          </table:table-cell>
          <table:table-cell office:value-type="string" calcext:value-type="string">
            <text:p>hút ẩm khá tốt, thời gian sử dụng dài nếu chỉ mở bao bì ra chút ít thì ok</text:p>
          </table:table-cell>
        </table:table-row>
        <table:table-row table:style-name="ro1">
          <table:table-cell office:value-type="string" calcext:value-type="string">
            <text:p>width: 80%;</text:p>
          </table:table-cell>
          <table:table-cell office:value-type="string" calcext:value-type="string">
            <text:p>hướng dẫn mình sử dụng dùm cám ơn... mình cài mihome về đăng nhập vào tìm thiết bị cái nó ra như hình ai biết chỉ với cám ơn ạ...</text:p>
          </table:table-cell>
        </table:table-row>
        <table:table-row table:style-name="ro1">
          <table:table-cell office:value-type="string" calcext:value-type="string">
            <text:p>width: 80%;</text:p>
          </table:table-cell>
          <table:table-cell office:value-type="string" calcext:value-type="string">
            <text:p>Hướng dẫn hút ẩm 50% chuyển sang màu hồng, 100% chuyển màu trắng. Xài cả tháng, đặt ở toilet mà vẫn màu hồng. Phơi nắng cũng vẫn màu hồng. Ko thể hiểu</text:p>
          </table:table-cell>
        </table:table-row>
        <table:table-row table:style-name="ro1">
          <table:table-cell office:value-type="string" calcext:value-type="string">
            <text:p>width: 80%;</text:p>
          </table:table-cell>
          <table:table-cell office:value-type="string" calcext:value-type="string">
            <text:p>huong dẫn cho minh cach cai đat với</text:p>
          </table:table-cell>
        </table:table-row>
        <table:table-row table:style-name="ro1">
          <table:table-cell office:value-type="string" calcext:value-type="string">
            <text:p>width: 80%;</text:p>
          </table:table-cell>
          <table:table-cell office:value-type="string" calcext:value-type="string">
            <text:p>Hướng dẫn chi tiết và đầy đủ cảm ơn shop nhé rất vừa với iPhone tám plus của mình</text:p>
          </table:table-cell>
        </table:table-row>
        <table:table-row table:style-name="ro1">
          <table:table-cell office:value-type="string" calcext:value-type="string">
            <text:p>width: 80%;</text:p>
          </table:table-cell>
          <table:table-cell office:value-type="string" calcext:value-type="string">
            <text:p>hướng dẫn cách cắm thẻ nhớ như thế nào</text:p>
          </table:table-cell>
        </table:table-row>
        <table:table-row table:style-name="ro2">
          <table:table-cell office:value-type="string" calcext:value-type="string">
            <text:p>width: 80%;</text:p>
          </table:table-cell>
          <table:table-cell office:value-type="string" calcext:value-type="string">
            <text:p>https://tiki.vn/may-anh-fujifilm-x-t100-lens-15-45mm-24-2mp-hang-chinh-hang-p2682881.html?src=search&amp;q=X-T100</text:p>
            <text:p>này hàng fullbox 100% hay sao ad</text:p>
          </table:table-cell>
        </table:table-row>
        <table:table-row table:style-name="ro1">
          <table:table-cell office:value-type="string" calcext:value-type="string">
            <text:p>width: 80%;</text:p>
          </table:table-cell>
          <table:table-cell office:value-type="string" calcext:value-type="string">
            <text:p>Hợp với những ai có nhu cầu cơ bẩn, dùng thuận tiện và dễ dàng. Mình dùng cho Nikon D7100 rất vừa vặn và chắc chắn.</text:p>
          </table:table-cell>
        </table:table-row>
        <table:table-row table:style-name="ro1">
          <table:table-cell office:value-type="string" calcext:value-type="string">
            <text:p>width: 80%;</text:p>
          </table:table-cell>
          <table:table-cell office:value-type="string" calcext:value-type="string">
            <text:p>Hợp túi tiền. Mọi người tin dùng</text:p>
          </table:table-cell>
        </table:table-row>
        <table:table-row table:style-name="ro1">
          <table:table-cell office:value-type="string" calcext:value-type="string">
            <text:p>width: 80%;</text:p>
          </table:table-cell>
          <table:table-cell office:value-type="string" calcext:value-type="string">
            <text:p>Hợp tiêu chí “xinh - tiện - rẻ”</text:p>
          </table:table-cell>
        </table:table-row>
        <table:table-row table:style-name="ro1">
          <table:table-cell office:value-type="string" calcext:value-type="string">
            <text:p>width: 80%;</text:p>
          </table:table-cell>
          <table:table-cell office:value-type="string" calcext:value-type="string">
            <text:p>Hộp sản phẩm đã được bóc, trong máy có nội dung đã thay đổi, chất lượng ổn định, 1 like cho shop =))</text:p>
          </table:table-cell>
        </table:table-row>
        <table:table-row table:style-name="ro1">
          <table:table-cell office:value-type="string" calcext:value-type="string">
            <text:p>width: 80%;</text:p>
          </table:table-cell>
          <table:table-cell office:value-type="string" calcext:value-type="string">
            <text:p>hộp nhựa hơi mỏng, <text:s/>hút ẩm nhanh.</text:p>
          </table:table-cell>
        </table:table-row>
        <table:table-row table:style-name="ro1">
          <table:table-cell office:value-type="string" calcext:value-type="string">
            <text:p>width: 80%;</text:p>
          </table:table-cell>
          <table:table-cell office:value-type="string" calcext:value-type="string">
            <text:p>Hộp nguyên vẹn, nguyên seal. Duy chỉ có một chỗ mình thấy không ổn là camera trông như đã qua sử dụng, có hiện tượng trầy xước kỳ lạ. Độ phân giải full HD mà sao thấy nó không được nét, mờ mờ sao á. Mình xài Ezviz studio tinh chỉnh các thông số ở mức cao nhất thì cũng chỉ khá hơn được một xíu thôi. So với con C1C thì con này màu sắc không ngon bằng. Khả năng xử lý ngược sáng cũng kém, bắt wifi tạm. Mic thu âm tốt, loa ngoài tốt, chạy hơi nóng. TiKi miễn phí giao hàng, giá rẻ hơn nhìu chỗ khác mình từng mua nhưng giao hàng lại hơi chậm so với trước.</text:p>
          </table:table-cell>
        </table:table-row>
        <table:table-row table:style-name="ro1">
          <table:table-cell office:value-type="string" calcext:value-type="string">
            <text:p>width: 80%;</text:p>
          </table:table-cell>
          <table:table-cell office:value-type="string" calcext:value-type="string">
            <text:p>Hợp lý, lần đầu tiên mua và chơi chân máy, sẽ cảm nhận và đưa đánh giá.</text:p>
          </table:table-cell>
        </table:table-row>
        <table:table-row table:style-name="ro1">
          <table:table-cell office:value-type="string" calcext:value-type="string">
            <text:p>width: 80%;</text:p>
          </table:table-cell>
          <table:table-cell office:value-type="string" calcext:value-type="string">
            <text:p>hợp lý để mua</text:p>
          </table:table-cell>
        </table:table-row>
        <table:table-row table:style-name="ro2">
          <table:table-cell office:value-type="string" calcext:value-type="string">
            <text:p>width: 80%;</text:p>
          </table:table-cell>
          <table:table-cell office:value-type="string" calcext:value-type="string">
            <text:p>Hộp khá nhỏ, vừa khít với combo máy cùng 1 lens zoom và 2 lens fixed nhỏ.</text:p>
            <text:p>Phù hợp cho các bạn dùng mirrorless.</text:p>
          </table:table-cell>
        </table:table-row>
        <table:table-row table:style-name="ro1">
          <table:table-cell office:value-type="string" calcext:value-type="string">
            <text:p>width: 80%;</text:p>
          </table:table-cell>
          <table:table-cell office:value-type="string" calcext:value-type="string">
            <text:p>Hộp hơi to so với mình tưởng nhưng đường khâu chắc chắn, lớp mút dày bảo vệ được ổ cứng bên trong</text:p>
          </table:table-cell>
        </table:table-row>
        <table:table-row table:style-name="ro1">
          <table:table-cell office:value-type="string" calcext:value-type="string">
            <text:p>width: 80%;</text:p>
          </table:table-cell>
          <table:table-cell office:value-type="string" calcext:value-type="string">
            <text:p>Hộp hơi nhỏ, giao hàng nhanh</text:p>
          </table:table-cell>
        </table:table-row>
        <table:table-row table:style-name="ro1">
          <table:table-cell office:value-type="string" calcext:value-type="string">
            <text:p>width: 80%;</text:p>
          </table:table-cell>
          <table:table-cell office:value-type="string" calcext:value-type="string">
            <text:p>hộp hơi nhỏ</text:p>
          </table:table-cell>
        </table:table-row>
        <table:table-row table:style-name="ro1">
          <table:table-cell office:value-type="string" calcext:value-type="string">
            <text:p>width: 80%;</text:p>
          </table:table-cell>
          <table:table-cell office:value-type="string" calcext:value-type="string">
            <text:p>hộp đựng tốt, chỉ mong dài hơn xíu là ok hơn</text:p>
          </table:table-cell>
        </table:table-row>
        <table:table-row table:style-name="ro1">
          <table:table-cell office:value-type="string" calcext:value-type="string">
            <text:p>width: 80%;</text:p>
          </table:table-cell>
          <table:table-cell office:value-type="string" calcext:value-type="string">
            <text:p>Hộp đựng rất thời trang, sản phẩm chắc chắn, lắp đặt dễ dàng, hướng dẫn sd rõ ràng, thao tác sử dụng đơn giản. Hình ảnh camera rất rõ nét. Mắt quay di chuyển tốt. Loa đàm thoại to. Đề nghị shop hỗ trợ mình chỉnh âm thanh loa có đc k? Loa trên máy rất to nên có phát ra tiếng rè rè, kiểu hơi chói đó. Hi vọng khắc phục đc để còn mua thêm. Thanks!</text:p>
          </table:table-cell>
        </table:table-row>
        <table:table-row table:style-name="ro4">
          <table:table-cell office:value-type="string" calcext:value-type="string">
            <text:p>width: 80%;</text:p>
          </table:table-cell>
          <table:table-cell office:value-type="string" calcext:value-type="string">
            <text:p>Hộp đựng giao đến không giống như hình, cũng ko có xốp nén + bọc :( Mình check code tag các kiểu đà điểu thì có thể là hàng nội địa TQ.</text:p>
            <text:p>Dùng khá ok do vừa vặn với máy Dell 13" của mình. Quạt tản nhiệt dúng là công suất yếu, nhưng do máy của mình nhỏ gọn nên đặt máy vào giữa là quạt được kha khá.</text:p>
            <text:p>Rất ưng cái giá đỡ, máy không bị trôi như mấy tấm khác :)))</text:p>
            <text:p>Với những ai máy nhỏ như mình thì dùng ok nhé, cũng hợp túi tiền HSSV.</text:p>
          </table:table-cell>
        </table:table-row>
        <table:table-row table:style-name="ro1">
          <table:table-cell office:value-type="string" calcext:value-type="string">
            <text:p>width: 80%;</text:p>
          </table:table-cell>
          <table:table-cell office:value-type="string" calcext:value-type="string">
            <text:p>Hộp đẹp, chắc chắn. Đầy đủ dụng cụ như miêu tả. Mình đựng đc 1 máy và 2 lens ^^</text:p>
          </table:table-cell>
        </table:table-row>
        <table:table-row table:style-name="ro1">
          <table:table-cell office:value-type="string" calcext:value-type="string">
            <text:p>width: 80%;</text:p>
          </table:table-cell>
          <table:table-cell office:value-type="string" calcext:value-type="string">
            <text:p>Hồng ngoại cảm ứng với môi trường chuyển từ tối sang sáng và sáng sáng tối quá chậm</text:p>
          </table:table-cell>
        </table:table-row>
        <table:table-row table:style-name="ro4">
          <table:table-cell office:value-type="string" calcext:value-type="string">
            <text:p>width: 80%;</text:p>
          </table:table-cell>
          <table:table-cell office:value-type="string" calcext:value-type="string">
            <text:p>Hôm nay nhận được hàng của TIki</text:p>
            <text:p>Điều đầu tiên vừa lòng là cách gói hàng của tiki rất cẩn thận, mình cảm thấy rất yên tâm. </text:p>
            <text:p>Về mặt hàng loa nghe rất tốt trong tầm giá. bass nghe ổn phù hợp cho phòng ngủ gia đình. Hàng chính xác như trong ảnh giới thiệu sản phẩm và thông số kỹ thuật. </text:p>
            <text:p/>
          </table:table-cell>
        </table:table-row>
        <table:table-row table:style-name="ro1">
          <table:table-cell office:value-type="string" calcext:value-type="string">
            <text:p>width: 80%;</text:p>
          </table:table-cell>
          <table:table-cell office:value-type="string" calcext:value-type="string">
            <text:p>Hôm nay mình đã nhận được máy ảnh. Máy đẹp, thời trang, chụp hình ok. nhưng Kiti gửi thiếu cho bao da. Rất mong Kiti sớm gửi bổ sung cho mình.</text:p>
          </table:table-cell>
        </table:table-row>
        <table:table-row table:style-name="ro7">
          <table:table-cell office:value-type="string" calcext:value-type="string">
            <text:p>width: 80%;</text:p>
          </table:table-cell>
          <table:table-cell office:value-type="string" calcext:value-type="string">
            <text:p>Hôm nay lên Tiki thấy nó lại giảm giá, cảm thấy tiếc...</text:p>
            <text:p>Mình mua máy được một thời gian, dùng khá tốt.</text:p>
            <text:p>WX350 phù hợp cho những người thích du lịch và cần một chiếc máy ảnh chụp tự động tốt. Bạn chỉ cần đưa lên và chụp, mọi thứ cứ để em nó lo.</text:p>
            <text:p>Máy được thiết kế bằng chất liệu kim loại, rất cứng cáp. Có cả Wifi và NFC giúp cho việc chia sẻ hình ảnh nhanh và tiện lợi hơn.</text:p>
            <text:p>Máy không có chế độ chỉnh tay để chụp phơi sáng trong đêm, tuy nhiên, mình có một mẹo nho nhỏ để chụp phơi sáng như sau: </text:p>
            <text:p> - Bạn chuyển qua chế độ SCN và chọn chụp cảnh đêm. Máy sẽ phơi sáng 4s.</text:p>
            <text:p> - Tuy nhiên nếu chỗ bạn chụp quá sáng thì tốc độ màn chụp sẽ tăng lên.</text:p>
            <text:p>Bạn có thể vào trang https://www.flickr.com/photos/tranngockhoa/ để xem những hình ảnh mà mình chụp bằng chiếc máy này :)</text:p>
            <text:p>Vì mình chỉ chụp nghiệp dư nên nếu xấu quá thì mọi người đừng ném đá nha!</text:p>
            <text:p/>
            <text:p>Ngoài ra máy còn có chế độ Chụp ngược sáng rất hay và hữu ích.</text:p>
          </table:table-cell>
        </table:table-row>
        <table:table-row table:style-name="ro1">
          <table:table-cell office:value-type="string" calcext:value-type="string">
            <text:p>width: 80%;</text:p>
          </table:table-cell>
          <table:table-cell office:value-type="string" calcext:value-type="string">
            <text:p>hoi nhòe 1 tý quay ban ngay thi ok 👌</text:p>
          </table:table-cell>
        </table:table-row>
        <table:table-row table:style-name="ro1">
          <table:table-cell office:value-type="string" calcext:value-type="string">
            <text:p>width: 80%;</text:p>
          </table:table-cell>
          <table:table-cell office:value-type="string" calcext:value-type="string">
            <text:p>Hơi nhỏ so với tưởng tượng</text:p>
          </table:table-cell>
        </table:table-row>
        <table:table-row table:style-name="ro1">
          <table:table-cell office:value-type="string" calcext:value-type="string">
            <text:p>width: 80%;</text:p>
          </table:table-cell>
          <table:table-cell office:value-type="string" calcext:value-type="string">
            <text:p>hơi nhỏ</text:p>
          </table:table-cell>
        </table:table-row>
        <table:table-row table:style-name="ro1">
          <table:table-cell office:value-type="string" calcext:value-type="string">
            <text:p>width: 80%;</text:p>
          </table:table-cell>
          <table:table-cell office:value-type="string" calcext:value-type="string">
            <text:p>Hơi nhẹ hơn mong đợi nhưng ok</text:p>
          </table:table-cell>
        </table:table-row>
        <table:table-row table:style-name="ro1">
          <table:table-cell office:value-type="string" calcext:value-type="string">
            <text:p>width: 80%;</text:p>
          </table:table-cell>
          <table:table-cell office:value-type="string" calcext:value-type="string">
            <text:p>hơi mờ khi quay đêm, ko được Full HD nhưng giá rẻ nên tạm ồn</text:p>
          </table:table-cell>
        </table:table-row>
        <table:table-row table:style-name="ro1">
          <table:table-cell office:value-type="string" calcext:value-type="string">
            <text:p>width: 80%;</text:p>
          </table:table-cell>
          <table:table-cell office:value-type="string" calcext:value-type="string">
            <text:p>hơi lỏng tí</text:p>
          </table:table-cell>
        </table:table-row>
        <table:table-row table:style-name="ro1">
          <table:table-cell office:value-type="string" calcext:value-type="string">
            <text:p>width: 80%;</text:p>
          </table:table-cell>
          <table:table-cell office:value-type="string" calcext:value-type="string">
            <text:p>hơi lo lắng cho bộ phận có các khóa chốt do phần nhựa có phần không được cứng cho lắm.</text:p>
          </table:table-cell>
        </table:table-row>
        <table:table-row table:style-name="ro1">
          <table:table-cell office:value-type="string" calcext:value-type="string">
            <text:p>width: 80%;</text:p>
          </table:table-cell>
          <table:table-cell office:value-type="string" calcext:value-type="string">
            <text:p>Hơi khó cài đặt</text:p>
          </table:table-cell>
        </table:table-row>
        <table:table-row table:style-name="ro1">
          <table:table-cell office:value-type="string" calcext:value-type="string">
            <text:p>width: 80%;</text:p>
          </table:table-cell>
          <table:table-cell office:value-type="string" calcext:value-type="string">
            <text:p>hơi đắt. rẻ 1/3 nữa thì hợp lý hơn. tiếng bấm hơi to. hơi thiếu nút bấm</text:p>
          </table:table-cell>
        </table:table-row>
        <table:table-row table:style-name="ro1">
          <table:table-cell office:value-type="string" calcext:value-type="string">
            <text:p>width: 80%;</text:p>
          </table:table-cell>
          <table:table-cell office:value-type="string" calcext:value-type="string">
            <text:p>hơi cùi.</text:p>
          </table:table-cell>
        </table:table-row>
        <table:table-row table:style-name="ro1">
          <table:table-cell office:value-type="string" calcext:value-type="string">
            <text:p>width: 80%;</text:p>
          </table:table-cell>
          <table:table-cell office:value-type="string" calcext:value-type="string">
            <text:p>Hoạt động tốt nhưng cần tư vấn KH mua luôn thẻ nhớ để sử dụng luôn</text:p>
          </table:table-cell>
        </table:table-row>
        <table:table-row table:style-name="ro1">
          <table:table-cell office:value-type="string" calcext:value-type="string">
            <text:p>width: 80%;</text:p>
          </table:table-cell>
          <table:table-cell office:value-type="string" calcext:value-type="string">
            <text:p>Hoạt động ổn định, theo dõi được bằng nhiều thiết bị, góc quay rộng, tuy nhiên loa hơi nhỏ.</text:p>
          </table:table-cell>
        </table:table-row>
        <table:table-row table:style-name="ro4">
          <table:table-cell office:value-type="string" calcext:value-type="string">
            <text:p>width: 80%;</text:p>
          </table:table-cell>
          <table:table-cell office:value-type="string" calcext:value-type="string">
            <text:p>Hjx. Mới mua hôm 5/11. Hnay 7/11 giảm giá. Buồn</text:p>
            <text:p>Tiki giao hàng ở xa cũng nhanh.</text:p>
            <text:p>Tiki đóng gói cẩn thận. Tuy nhiên khi nhận được hàng thì bao bì ngoài cùng đựng hộp lens thì móp méo chút. Tuy không ảnh hưởng đến bên trong nhưng người mua nhìn vào thấy không an tâm cho sản phẩm của mình</text:p>
            <text:p/>
          </table:table-cell>
        </table:table-row>
        <table:table-row table:style-name="ro1">
          <table:table-cell office:value-type="string" calcext:value-type="string">
            <text:p>width: 80%;</text:p>
          </table:table-cell>
          <table:table-cell office:value-type="string" calcext:value-type="string">
            <text:p>Hjc hoá ra chỉ có chân máy thôi, mình tưởng có đủ combo luôn chứ, giờ làm hại mình không thể dùng cho điện thoại được ???</text:p>
          </table:table-cell>
        </table:table-row>
        <table:table-row table:style-name="ro1">
          <table:table-cell office:value-type="string" calcext:value-type="string">
            <text:p>width: 80%;</text:p>
          </table:table-cell>
          <table:table-cell office:value-type="string" calcext:value-type="string">
            <text:p>Hình thức đúng như mô tả sp. Chưa dùng nên Chưa biết. Hài lòng với sp của shop.</text:p>
          </table:table-cell>
        </table:table-row>
        <table:table-row table:style-name="ro3">
          <table:table-cell office:value-type="string" calcext:value-type="string">
            <text:p>width: 80%;</text:p>
          </table:table-cell>
          <table:table-cell office:value-type="string" calcext:value-type="string">
            <text:p>Hình thức đẹp, chăc chắn tuy là hàng Trung Quốc. </text:p>
            <text:p>Chất liệu sắt sơn tĩnh điện, nhựa, độ bền thế nào chưa biết. </text:p>
            <text:p>Giá tầm 600k thì phù hợp.</text:p>
          </table:table-cell>
        </table:table-row>
        <table:table-row table:style-name="ro2">
          <table:table-cell office:value-type="string" calcext:value-type="string">
            <text:p>width: 80%;</text:p>
          </table:table-cell>
          <table:table-cell office:value-type="string" calcext:value-type="string">
            <text:p>Hình sản phẩm phẩm rất nét và đẹp, quay ban đêm nhìn rõ và đẹp. Có điều âm lượng đàm thoại 2 chiều nhỏ; không có sẵn nguồn nên tốn kém thêm chi phí mua nguồn và không tiện. </text:p>
            <text:p>Tiki cho hỏi sao nó không tự động xoay cam tới chỗ có tiếng độn để ghi hình như một số sản phẩm khác nhỉ?</text:p>
          </table:table-cell>
        </table:table-row>
        <table:table-row table:style-name="ro1">
          <table:table-cell office:value-type="string" calcext:value-type="string">
            <text:p>width: 80%;</text:p>
          </table:table-cell>
          <table:table-cell office:value-type="string" calcext:value-type="string">
            <text:p>Hinh rõ nét, de sử dụng ok</text:p>
          </table:table-cell>
        </table:table-row>
        <table:table-row table:style-name="ro1">
          <table:table-cell office:value-type="string" calcext:value-type="string">
            <text:p>width: 80%;</text:p>
          </table:table-cell>
          <table:table-cell office:value-type="string" calcext:value-type="string">
            <text:p>Hình màu đen mà hàng nhận được toàn bộ phần nhôm đều màu trắng, không giống hình. Các chi tiết nhựa hoàn thiện xấu và hơi lỏng lẻo, cơ cấu free lock và nâng hạ cũng hơi lỏng chứ không được tin cậy lắm. Người dùng gia đình không yêu cầu cao có thể tạm hài lòng với giá gần 300k của sản phẩm.</text:p>
          </table:table-cell>
        </table:table-row>
        <table:table-row table:style-name="ro2">
          <table:table-cell office:value-type="string" calcext:value-type="string">
            <text:p>width: 80%;</text:p>
          </table:table-cell>
          <table:table-cell office:value-type="string" calcext:value-type="string">
            <text:p>hình khi in ra có dễ phai màu không vậy ạ ?</text:p>
            <text:p>với lại sử dụng có phải thay màu hay mực in hình gì đó không ạ ?</text:p>
          </table:table-cell>
        </table:table-row>
        <table:table-row table:style-name="ro1">
          <table:table-cell office:value-type="string" calcext:value-type="string">
            <text:p>width: 80%;</text:p>
          </table:table-cell>
          <table:table-cell office:value-type="string" calcext:value-type="string">
            <text:p>Hình chụp rất rỏ nét, tính năng phong phú, đang tiền mua</text:p>
          </table:table-cell>
        </table:table-row>
        <table:table-row table:style-name="ro1">
          <table:table-cell office:value-type="string" calcext:value-type="string">
            <text:p>width: 80%;</text:p>
          </table:table-cell>
          <table:table-cell office:value-type="string" calcext:value-type="string">
            <text:p>Hình ảnh tốt, micro không được tốt.</text:p>
          </table:table-cell>
        </table:table-row>
        <table:table-row table:style-name="ro1">
          <table:table-cell office:value-type="string" calcext:value-type="string">
            <text:p>width: 80%;</text:p>
          </table:table-cell>
          <table:table-cell office:value-type="string" calcext:value-type="string">
            <text:p>hình ảnh tạm ổn , với giá tiền như vậy sản phẩm là OK .</text:p>
          </table:table-cell>
        </table:table-row>
        <table:table-row table:style-name="ro1">
          <table:table-cell office:value-type="string" calcext:value-type="string">
            <text:p>width: 80%;</text:p>
          </table:table-cell>
          <table:table-cell office:value-type="string" calcext:value-type="string">
            <text:p>Hình ảnh sáng, wifi bắt tốt, không biết có dùng được lâu ? Trước mắt thì sp đáng đồng tiền bát gạo</text:p>
          </table:table-cell>
        </table:table-row>
        <table:table-row table:style-name="ro1">
          <table:table-cell office:value-type="string" calcext:value-type="string">
            <text:p>width: 80%;</text:p>
          </table:table-cell>
          <table:table-cell office:value-type="string" calcext:value-type="string">
            <text:p>Hình ảnh sắc nét ổn định</text:p>
          </table:table-cell>
        </table:table-row>
        <table:table-row table:style-name="ro2">
          <table:table-cell office:value-type="string" calcext:value-type="string">
            <text:p>width: 80%;</text:p>
          </table:table-cell>
          <table:table-cell office:value-type="string" calcext:value-type="string">
            <text:p>hình ảnh sắc nét</text:p>
            <text:p>hài lòng về sp</text:p>
          </table:table-cell>
        </table:table-row>
        <table:table-row table:style-name="ro1">
          <table:table-cell office:value-type="string" calcext:value-type="string">
            <text:p>width: 80%;</text:p>
          </table:table-cell>
          <table:table-cell office:value-type="string" calcext:value-type="string">
            <text:p>Hình ảnh rõ ràng, chất lượng ổn, chờ dùng thời gian nữa mới biết chính xác. Bản cập nhật mới đã fix được lỗi lệch 1h đồng hồ, có xem lại dạng thanh trượt. Có 1 bất cập nhỏ duy nhất là trên Ứng dụng Mihome phải đặt cùng mặc đinh bên Trung Quốc thì mới sử dụng được.</text:p>
          </table:table-cell>
        </table:table-row>
        <table:table-row table:style-name="ro1">
          <table:table-cell office:value-type="string" calcext:value-type="string">
            <text:p>width: 80%;</text:p>
          </table:table-cell>
          <table:table-cell office:value-type="string" calcext:value-type="string">
            <text:p>Hình ảnh rõ nét. Hoạt động ổn định</text:p>
          </table:table-cell>
        </table:table-row>
        <table:table-row table:style-name="ro1">
          <table:table-cell office:value-type="string" calcext:value-type="string">
            <text:p>width: 80%;</text:p>
          </table:table-cell>
          <table:table-cell office:value-type="string" calcext:value-type="string">
            <text:p>hình ảnh rõ nét, nhỏ gọn, để sử dụng thời gian dài hơn xem chất lượng thế nào</text:p>
          </table:table-cell>
        </table:table-row>
        <table:table-row table:style-name="ro1">
          <table:table-cell office:value-type="string" calcext:value-type="string">
            <text:p>width: 80%;</text:p>
          </table:table-cell>
          <table:table-cell office:value-type="string" calcext:value-type="string">
            <text:p>hình ảnh rõ nét, giá cả hợp lí ok</text:p>
          </table:table-cell>
        </table:table-row>
        <table:table-row table:style-name="ro1">
          <table:table-cell office:value-type="string" calcext:value-type="string">
            <text:p>width: 80%;</text:p>
          </table:table-cell>
          <table:table-cell office:value-type="string" calcext:value-type="string">
            <text:p>hình ảnh rõ nét, giá cả hợp lí ok</text:p>
          </table:table-cell>
        </table:table-row>
        <table:table-row table:style-name="ro3">
          <table:table-cell office:value-type="string" calcext:value-type="string">
            <text:p>width: 80%;</text:p>
          </table:table-cell>
          <table:table-cell office:value-type="string" calcext:value-type="string">
            <text:p>Hình ảnh rõ nét, chất lượng tốt.</text:p>
            <text:p>Nhưng xài được 1 ngày thì bị lỗi như hình. Dù chỉ có 1 mình mình xem camera. </text:p>
            <text:p>Lâu dài thì chưa biết có lỗi gì nữa không.</text:p>
          </table:table-cell>
        </table:table-row>
        <table:table-row table:style-name="ro1">
          <table:table-cell office:value-type="string" calcext:value-type="string">
            <text:p>width: 80%;</text:p>
          </table:table-cell>
          <table:table-cell office:value-type="string" calcext:value-type="string">
            <text:p>Hình ảnh rõ nét rất chim ưng <text:s/>cảm ơn kiti</text:p>
          </table:table-cell>
        </table:table-row>
        <table:table-row table:style-name="ro1">
          <table:table-cell office:value-type="string" calcext:value-type="string">
            <text:p>width: 80%;</text:p>
          </table:table-cell>
          <table:table-cell office:value-type="string" calcext:value-type="string">
            <text:p>Hình ảnh rỏ nét ngày cũng như đêm,nhưng không báo động khi có trộm.</text:p>
          </table:table-cell>
        </table:table-row>
        <table:table-row table:style-name="ro1">
          <table:table-cell office:value-type="string" calcext:value-type="string">
            <text:p>width: 80%;</text:p>
          </table:table-cell>
          <table:table-cell office:value-type="string" calcext:value-type="string">
            <text:p>Hình ảnh rõ nét . Mình mua cái thứ 4 rồi đóng gói cẩn thận , giao hàng đúng hẹn .</text:p>
          </table:table-cell>
        </table:table-row>
        <table:table-row table:style-name="ro1">
          <table:table-cell office:value-type="string" calcext:value-type="string">
            <text:p>width: 80%;</text:p>
          </table:table-cell>
          <table:table-cell office:value-type="string" calcext:value-type="string">
            <text:p>Hình ảnh rõ , giao hàng nhanh.ok</text:p>
          </table:table-cell>
        </table:table-row>
        <table:table-row table:style-name="ro1">
          <table:table-cell office:value-type="string" calcext:value-type="string">
            <text:p>width: 80%;</text:p>
          </table:table-cell>
          <table:table-cell office:value-type="string" calcext:value-type="string">
            <text:p>hình anh rất đẹp.. thiếu ánh sáng vẫn có màu.. tốt độ ghi hình hơi chậm xíu..</text:p>
          </table:table-cell>
        </table:table-row>
        <table:table-row table:style-name="ro1">
          <table:table-cell office:value-type="string" calcext:value-type="string">
            <text:p>width: 80%;</text:p>
          </table:table-cell>
          <table:table-cell office:value-type="string" calcext:value-type="string">
            <text:p>hình ảnh ổn, nhưng loa lúc nói chuyện bị rè, vọng</text:p>
          </table:table-cell>
        </table:table-row>
        <table:table-row table:style-name="ro1">
          <table:table-cell office:value-type="string" calcext:value-type="string">
            <text:p>width: 80%;</text:p>
          </table:table-cell>
          <table:table-cell office:value-type="string" calcext:value-type="string">
            <text:p>Hình ảnh ổn, không bị vỡ nhiều, <text:s/>đầy đủ phụ kiện, tuy nhiên quay quá nhanh nóng, hơi bất tiện khi chạy xe qua những cảnh đẹp mà lỡ ko bắt dc thì buồn.</text:p>
          </table:table-cell>
        </table:table-row>
        <table:table-row table:style-name="ro1">
          <table:table-cell office:value-type="string" calcext:value-type="string">
            <text:p>width: 80%;</text:p>
          </table:table-cell>
          <table:table-cell office:value-type="string" calcext:value-type="string">
            <text:p>hinh anh ok nhung chat luong âm thanh ko được tot vọng khó nghe</text:p>
          </table:table-cell>
        </table:table-row>
        <table:table-row table:style-name="ro1">
          <table:table-cell office:value-type="string" calcext:value-type="string">
            <text:p>width: 80%;</text:p>
          </table:table-cell>
          <table:table-cell office:value-type="string" calcext:value-type="string">
            <text:p>hình ảnh không được nét lắm. mức độ vừa phải hàng giao nhanh trước hạn 2 ngày. sản phẩm đóng gói cẩn thận nguyên hộp nguyên kiện. cảm ơn tiki</text:p>
          </table:table-cell>
        </table:table-row>
        <table:table-row table:style-name="ro2">
          <table:table-cell office:value-type="string" calcext:value-type="string">
            <text:p>width: 80%;</text:p>
          </table:table-cell>
          <table:table-cell office:value-type="string" calcext:value-type="string">
            <text:p>Hình ảnh khách chụp sai mà bộ phận duyệt cũng duyệt, cái mình cũng bị lầm, mắt nhắm mắt mở không để ý tên nên order về dùng không được.</text:p>
            <text:p>Thẻ này dành cho máy ảnh, mọi người lưu ý. Nchung cũng lỗi của mình nên cũng không trách ai được :)) có điều Tiki nên gỡ cái hình không liên quan kẻo confuse khách sau.</text:p>
          </table:table-cell>
        </table:table-row>
        <table:table-row table:style-name="ro1">
          <table:table-cell office:value-type="string" calcext:value-type="string">
            <text:p>width: 80%;</text:p>
          </table:table-cell>
          <table:table-cell office:value-type="string" calcext:value-type="string">
            <text:p>Hình ảnh HD nhưng vẫn bị nhoè hình khi zoom lớn. Mục đích là theo dõi nên mình thấy cũng khá ổn trong tầm giá. Cho 4 sao thôi.</text:p>
          </table:table-cell>
        </table:table-row>
        <table:table-row table:style-name="ro1">
          <table:table-cell office:value-type="string" calcext:value-type="string">
            <text:p>width: 80%;</text:p>
          </table:table-cell>
          <table:table-cell office:value-type="string" calcext:value-type="string">
            <text:p>Hình ảnh hay bị dừng, và hay bị cảnh báo có đăng nhập ai ở nơi khác</text:p>
          </table:table-cell>
        </table:table-row>
        <table:table-row table:style-name="ro1">
          <table:table-cell office:value-type="string" calcext:value-type="string">
            <text:p>width: 80%;</text:p>
          </table:table-cell>
          <table:table-cell office:value-type="string" calcext:value-type="string">
            <text:p>HÌnh ảnh giống hàng thật nhưng sản phẩm có mùi nhựa hơi khó chịu, k biết sau này còn k?</text:p>
          </table:table-cell>
        </table:table-row>
        <table:table-row table:style-name="ro3">
          <table:table-cell office:value-type="string" calcext:value-type="string">
            <text:p>width: 80%;</text:p>
          </table:table-cell>
          <table:table-cell office:value-type="string" calcext:value-type="string">
            <text:p>Hình ảnh Full HD đẹp ,nhiều chức năng rất hay : Smart Tracking Human Detection ..</text:p>
            <text:p>Cài đặt  rất dễ dàng .</text:p>
            <text:p>Hướng dẩn sử  dụng đi kèm không có phần setup kết nối cổng Ethernet (LAN)</text:p>
          </table:table-cell>
        </table:table-row>
        <table:table-row table:style-name="ro1">
          <table:table-cell office:value-type="string" calcext:value-type="string">
            <text:p>width: 80%;</text:p>
          </table:table-cell>
          <table:table-cell office:value-type="string" calcext:value-type="string">
            <text:p>Hình ảnh được cải thiện hơn do phần mềm nâng cấp thường xuyên</text:p>
          </table:table-cell>
        </table:table-row>
        <table:table-row table:style-name="ro1">
          <table:table-cell office:value-type="string" calcext:value-type="string">
            <text:p>width: 80%;</text:p>
          </table:table-cell>
          <table:table-cell office:value-type="string" calcext:value-type="string">
            <text:p>Hình ảnh đẹp, dù hàng china nhưng có thương hiệu nên tin tưởng chất lượng hơn các hãng ko tên</text:p>
          </table:table-cell>
        </table:table-row>
        <table:table-row table:style-name="ro1">
          <table:table-cell office:value-type="string" calcext:value-type="string">
            <text:p>width: 80%;</text:p>
          </table:table-cell>
          <table:table-cell office:value-type="string" calcext:value-type="string">
            <text:p>hình ảnh đẹp ko biết có khe cắm thẻ nhớ ko,kiti có loại nào tốt hơn chút nữa ko để đặt thêm một cái</text:p>
          </table:table-cell>
        </table:table-row>
        <table:table-row table:style-name="ro1">
          <table:table-cell office:value-type="string" calcext:value-type="string">
            <text:p>width: 80%;</text:p>
          </table:table-cell>
          <table:table-cell office:value-type="string" calcext:value-type="string">
            <text:p>hình ảnh đẹp ko biết có khe cắm thẻ nhớ ko,kiti có loại nào tốt hơn chút nữa ko để đặt thêm một cái</text:p>
          </table:table-cell>
        </table:table-row>
        <table:table-row table:style-name="ro1">
          <table:table-cell office:value-type="string" calcext:value-type="string">
            <text:p>width: 80%;</text:p>
          </table:table-cell>
          <table:table-cell office:value-type="string" calcext:value-type="string">
            <text:p>hình ảnh chụp thật rõ.nhìn rõ nét ,rất hài lòng</text:p>
          </table:table-cell>
        </table:table-row>
        <table:table-row table:style-name="ro1">
          <table:table-cell office:value-type="string" calcext:value-type="string">
            <text:p>width: 80%;</text:p>
          </table:table-cell>
          <table:table-cell office:value-type="string" calcext:value-type="string">
            <text:p>Hình ảnh chất lượng tốt. Chăm sóc khách hàng nhiệt tình. Đổi trả hàng nhanh</text:p>
          </table:table-cell>
        </table:table-row>
        <table:table-row table:style-name="ro2">
          <table:table-cell office:value-type="string" calcext:value-type="string">
            <text:p>width: 80%;</text:p>
          </table:table-cell>
          <table:table-cell office:value-type="string" calcext:value-type="string">
            <text:p>Hiện tại tôi thấy hài lòng về sản phẩm của nhà cung cấp Imax, dịch vụ TiKi.</text:p>
            <text:p>Hy vọng sản phẩm dùng ổn định</text:p>
          </table:table-cell>
        </table:table-row>
        <table:table-row table:style-name="ro1">
          <table:table-cell office:value-type="string" calcext:value-type="string">
            <text:p>width: 80%;</text:p>
          </table:table-cell>
          <table:table-cell office:value-type="string" calcext:value-type="string">
            <text:p>hiện tại tôi đang sử dụng sp tai nghe tôi thấy hài lòng.</text:p>
          </table:table-cell>
        </table:table-row>
        <table:table-row table:style-name="ro1">
          <table:table-cell office:value-type="string" calcext:value-type="string">
            <text:p>width: 80%;</text:p>
          </table:table-cell>
          <table:table-cell office:value-type="string" calcext:value-type="string">
            <text:p>Hiện tại thì OK sử dụng vài bữa xem sao !</text:p>
          </table:table-cell>
        </table:table-row>
        <table:table-row table:style-name="ro2">
          <table:table-cell office:value-type="string" calcext:value-type="string">
            <text:p>width: 80%;</text:p>
          </table:table-cell>
          <table:table-cell office:value-type="string" calcext:value-type="string">
            <text:p>Hiện tại thì khá hài lòng, loa lớn, nghe max volume cũng khá ok. 1 tiếng tụt 10% pin. </text:p>
            <text:p>Nếu dùng để đem ra cvien để nghe thì cũng ổn trong tầm giá</text:p>
          </table:table-cell>
        </table:table-row>
        <table:table-row table:style-name="ro1">
          <table:table-cell office:value-type="string" calcext:value-type="string">
            <text:p>width: 80%;</text:p>
          </table:table-cell>
          <table:table-cell office:value-type="string" calcext:value-type="string">
            <text:p>Hiện tại sản phẩm đang dùng tốt,mẫu mã đẹp chắc chắn,hàng đóng gói kĩ càng,nhân vên giao hàng nhiệt tình.</text:p>
          </table:table-cell>
        </table:table-row>
        <table:table-row table:style-name="ro1">
          <table:table-cell office:value-type="string" calcext:value-type="string">
            <text:p>width: 80%;</text:p>
          </table:table-cell>
          <table:table-cell office:value-type="string" calcext:value-type="string">
            <text:p>Hiện tại Pin mới mua được 2 tuần nhưng nhìn chung thấy tạm ổn, pin được khoảng 2 tiếng</text:p>
          </table:table-cell>
        </table:table-row>
        <table:table-row table:style-name="ro1">
          <table:table-cell office:value-type="string" calcext:value-type="string">
            <text:p>width: 80%;</text:p>
          </table:table-cell>
          <table:table-cell office:value-type="string" calcext:value-type="string">
            <text:p>Hiện tại em hài lòng với sản phẩm, tuy nhiên do tranh chấp Driver với USB Wifi cũ nên chưa test kĩ được.</text:p>
          </table:table-cell>
        </table:table-row>
        <table:table-row table:style-name="ro1">
          <table:table-cell office:value-type="string" calcext:value-type="string">
            <text:p>width: 80%;</text:p>
          </table:table-cell>
          <table:table-cell office:value-type="string" calcext:value-type="string">
            <text:p>Hiện tại độ nét cao dễ cài đặt, đỗ bền chưa rõ vì mới mua.</text:p>
          </table:table-cell>
        </table:table-row>
        <table:table-row table:style-name="ro1">
          <table:table-cell office:value-type="string" calcext:value-type="string">
            <text:p>width: 80%;</text:p>
          </table:table-cell>
          <table:table-cell office:value-type="string" calcext:value-type="string">
            <text:p>Hiện tại đang dùng ổn và chưa thấy có vấn đề gì! Mong hết hạn bảo hành vẫn ổn! Hi hi</text:p>
          </table:table-cell>
        </table:table-row>
        <table:table-row table:style-name="ro1">
          <table:table-cell office:value-type="string" calcext:value-type="string">
            <text:p>width: 80%;</text:p>
          </table:table-cell>
          <table:table-cell office:value-type="string" calcext:value-type="string">
            <text:p>Hiện mình đã nhận máy và chưa có gì để phàn nàn. Duy chỉ phần giao hàng hơi lâu (1 tuần), lại không giao vào thứ 7, chủ nhật. Thẻ nhớ tặng kèm chỉ bắt đầu chuyển sau khi đã nhận hàng nên hơi bất tiện</text:p>
          </table:table-cell>
        </table:table-row>
        <table:table-row table:style-name="ro1">
          <table:table-cell office:value-type="string" calcext:value-type="string">
            <text:p>width: 80%;</text:p>
          </table:table-cell>
          <table:table-cell office:value-type="string" calcext:value-type="string">
            <text:p>Hiện đang sử dụng rất bình thường dùng 1 thời gian xem thế nào</text:p>
          </table:table-cell>
        </table:table-row>
        <table:table-row table:style-name="ro1">
          <table:table-cell office:value-type="string" calcext:value-type="string">
            <text:p>width: 80%;</text:p>
          </table:table-cell>
          <table:table-cell office:value-type="string" calcext:value-type="string">
            <text:p>Hiện đang sd Ok. Hãy giữ thương hiệu</text:p>
          </table:table-cell>
        </table:table-row>
        <table:table-row table:style-name="ro1">
          <table:table-cell office:value-type="string" calcext:value-type="string">
            <text:p>width: 80%;</text:p>
          </table:table-cell>
          <table:table-cell office:value-type="string" calcext:value-type="string">
            <text:p>hi, còn chất lượng trước mắt tạm ổn, lâu dài phải có thời gian</text:p>
          </table:table-cell>
        </table:table-row>
        <table:table-row table:style-name="ro2">
          <table:table-cell office:value-type="string" calcext:value-type="string">
            <text:p>width: 80%;</text:p>
          </table:table-cell>
          <table:table-cell office:value-type="string" calcext:value-type="string">
            <text:p>Hi Tiki giá hiện tại trên thị trường có 42tr thôi ( Với các quà tặng tương đương) còn có thêm pin tặng, không phải là 49tr như trên đây đâu. Giá này hơi bị cao so với thị trường rồi. Rất muốn ủng hộ nhưng giá chênh lệch nhiều quá.</text:p>
            <text:p>Thanks.</text:p>
          </table:table-cell>
        </table:table-row>
        <table:table-row table:style-name="ro1">
          <table:table-cell office:value-type="string" calcext:value-type="string">
            <text:p>width: 80%;</text:p>
          </table:table-cell>
          <table:table-cell office:value-type="string" calcext:value-type="string">
            <text:p>Hi b... Có thể hướng dẫn mình cách xoay ngược camera khi gắn lên trần nhà hem</text:p>
          </table:table-cell>
        </table:table-row>
        <table:table-row table:style-name="ro1">
          <table:table-cell office:value-type="string" calcext:value-type="string">
            <text:p>width: 80%;</text:p>
          </table:table-cell>
          <table:table-cell office:value-type="string" calcext:value-type="string">
            <text:p>Hết hạn cloudplay dùng free 7 ngày rồi nếu mình không gia hạn thì có thể tiếp tục quay được không?</text:p>
          </table:table-cell>
        </table:table-row>
        <table:table-row table:style-name="ro1">
          <table:table-cell office:value-type="string" calcext:value-type="string">
            <text:p>width: 80%;</text:p>
          </table:table-cell>
          <table:table-cell office:value-type="string" calcext:value-type="string">
            <text:p>Hệ thống lấy nét của A6000 không thể chê vào đâu được. Tốc độ lấy nét cực nhanh, khóa nét chuẩn xác, cho ra hình ảnh rõ ràng không bị nhòe. Màu sắc của ảnh rất tươi sáng. Đặc biệt máy ảnh có màn hình lật ngược lại được, rất thuận lợi cho việc chụp ảnh chính mình. Khối lượng và thiết kế tối giản, tiện lợi khi mang đi du lịch, không phải chuẩn bị túi cồng kềnh.</text:p>
          </table:table-cell>
        </table:table-row>
        <table:table-row table:style-name="ro1">
          <table:table-cell office:value-type="string" calcext:value-type="string">
            <text:p>width: 80%;</text:p>
          </table:table-cell>
          <table:table-cell office:value-type="string" calcext:value-type="string">
            <text:p>Hay mua ở đây vì giá tốt. nhưng đợt này giao hàng hộp bị móp. mong là không ảnh hưởng chất lượng film</text:p>
          </table:table-cell>
        </table:table-row>
        <table:table-row table:style-name="ro1">
          <table:table-cell office:value-type="string" calcext:value-type="string">
            <text:p>width: 80%;</text:p>
          </table:table-cell>
          <table:table-cell office:value-type="string" calcext:value-type="string">
            <text:p>hãy mua đi vì nó bền lắm ấy ạ</text:p>
          </table:table-cell>
        </table:table-row>
        <table:table-row table:style-name="ro1">
          <table:table-cell office:value-type="string" calcext:value-type="string">
            <text:p>width: 80%;</text:p>
          </table:table-cell>
          <table:table-cell office:value-type="string" calcext:value-type="string">
            <text:p>Hay là t bị vấn đề về nhận biết màu sắc vậy. chỗ nào cũng ghi con chuột mà đen. Mn xem giúp t chuột màu j</text:p>
          </table:table-cell>
        </table:table-row>
        <table:table-row table:style-name="ro1">
          <table:table-cell office:value-type="string" calcext:value-type="string">
            <text:p>width: 80%;</text:p>
          </table:table-cell>
          <table:table-cell office:value-type="string" calcext:value-type="string">
            <text:p>hạt ok, túi dễ bị bục</text:p>
          </table:table-cell>
        </table:table-row>
        <table:table-row table:style-name="ro1">
          <table:table-cell office:value-type="string" calcext:value-type="string">
            <text:p>width: 80%;</text:p>
          </table:table-cell>
          <table:table-cell office:value-type="string" calcext:value-type="string">
            <text:p>Hạt hút ẩm tốt, mỗi tội túi tặng kèm hơi nhỏ</text:p>
          </table:table-cell>
        </table:table-row>
        <table:table-row table:style-name="ro2">
          <table:table-cell office:value-type="string" calcext:value-type="string">
            <text:p>width: 80%;</text:p>
          </table:table-cell>
          <table:table-cell office:value-type="string" calcext:value-type="string">
            <text:p>Hạt dùng tốt cho hút ẩm máy ảnh, mới mua về máy hút ẩm nhanh quấ trời. Bỏ vào hộp khoảng 1 tiếng thấy độ ẩm còn 17% -_-</text:p>
            <text:p>mua túi 500g, chiết ra túi nhỏ hơn chừng chưa đến 100g Và còn dư khá nhiều, không biết để vậy có ổn không</text:p>
          </table:table-cell>
        </table:table-row>
        <table:table-row table:style-name="ro1">
          <table:table-cell office:value-type="string" calcext:value-type="string">
            <text:p>width: 80%;</text:p>
          </table:table-cell>
          <table:table-cell office:value-type="string" calcext:value-type="string">
            <text:p>Háo hức nhận được máy, chụp thử thấy rất ưng. Máy cầm đầm tay. Quay video cũng rất ổn. Pin xài tốt. Tuy nhiên thời gian giao hàng chậm hơn dự kiến của TIKI rất nhiều, dự kiến giao thứ 2 nhưng tới thứ 6 mới nhận được. Nói chung, với tầm giá này, mình hài lòng với sản phẩm. Cảm ơn TIKI</text:p>
          </table:table-cell>
        </table:table-row>
        <table:table-row table:style-name="ro1">
          <table:table-cell office:value-type="string" calcext:value-type="string">
            <text:p>width: 80%;</text:p>
          </table:table-cell>
          <table:table-cell office:value-type="string" calcext:value-type="string">
            <text:p>Hành nguyên seal vs description detail. Về thời gian <text:s/>sử dụng chưa biết như thế nào nên cho 4 sao</text:p>
          </table:table-cell>
        </table:table-row>
        <table:table-row table:style-name="ro1">
          <table:table-cell office:value-type="string" calcext:value-type="string">
            <text:p>width: 80%;</text:p>
          </table:table-cell>
          <table:table-cell office:value-type="string" calcext:value-type="string">
            <text:p>Hang xai tot, cai dat de~ dang . hinh anh chat luong vao ban dem cung rat tot</text:p>
          </table:table-cell>
        </table:table-row>
        <table:table-row table:style-name="ro1">
          <table:table-cell office:value-type="string" calcext:value-type="string">
            <text:p>width: 80%;</text:p>
          </table:table-cell>
          <table:table-cell office:value-type="string" calcext:value-type="string">
            <text:p>Hàng xài tốt sử dụng được ...............................................</text:p>
          </table:table-cell>
        </table:table-row>
        <table:table-row table:style-name="ro1">
          <table:table-cell office:value-type="string" calcext:value-type="string">
            <text:p>width: 80%;</text:p>
          </table:table-cell>
          <table:table-cell office:value-type="string" calcext:value-type="string">
            <text:p>hàng xài thử thấy dc. <text:s/>nhưng xac pin đầy ko ngắt nguồn.. hic</text:p>
          </table:table-cell>
        </table:table-row>
        <table:table-row table:style-name="ro1">
          <table:table-cell office:value-type="string" calcext:value-type="string">
            <text:p>width: 80%;</text:p>
          </table:table-cell>
          <table:table-cell office:value-type="string" calcext:value-type="string">
            <text:p>hàng xài ổn...........................................................................................................................................................................................................................</text:p>
          </table:table-cell>
        </table:table-row>
        <table:table-row table:style-name="ro1">
          <table:table-cell office:value-type="string" calcext:value-type="string">
            <text:p>width: 80%;</text:p>
          </table:table-cell>
          <table:table-cell office:value-type="string" calcext:value-type="string">
            <text:p>hàng xài được trong tầm giá, hi vọng sẽ cải thiện được nhiều hạn chế trong phiên bản này, đã xài qua 2 tháng.</text:p>
          </table:table-cell>
        </table:table-row>
        <table:table-row table:style-name="ro1">
          <table:table-cell office:value-type="string" calcext:value-type="string">
            <text:p>width: 80%;</text:p>
          </table:table-cell>
          <table:table-cell office:value-type="string" calcext:value-type="string">
            <text:p>Hàng vs mức giá vậy thì quá ok rồi</text:p>
          </table:table-cell>
        </table:table-row>
        <table:table-row table:style-name="ro1">
          <table:table-cell office:value-type="string" calcext:value-type="string">
            <text:p>width: 80%;</text:p>
          </table:table-cell>
          <table:table-cell office:value-type="string" calcext:value-type="string">
            <text:p>hàng về nhanh nhưng reset lại nhiều lần vẫn không kết nối được hai tai với nhau</text:p>
          </table:table-cell>
        </table:table-row>
        <table:table-row table:style-name="ro1">
          <table:table-cell office:value-type="string" calcext:value-type="string">
            <text:p>width: 80%;</text:p>
          </table:table-cell>
          <table:table-cell office:value-type="string" calcext:value-type="string">
            <text:p>Hàng về full box nhưng cắm vô laptop không nhận. Tiki hỗ trợ mình driver được không? Không tìm thấy trên mạng.</text:p>
          </table:table-cell>
        </table:table-row>
        <table:table-row table:style-name="ro1">
          <table:table-cell office:value-type="string" calcext:value-type="string">
            <text:p>width: 80%;</text:p>
          </table:table-cell>
          <table:table-cell office:value-type="string" calcext:value-type="string">
            <text:p>hàng về đúng hẹn ..dùng chơi game ngon đấy ae ạ....</text:p>
          </table:table-cell>
        </table:table-row>
        <table:table-row table:style-name="ro1">
          <table:table-cell office:value-type="string" calcext:value-type="string">
            <text:p>width: 80%;</text:p>
          </table:table-cell>
          <table:table-cell office:value-type="string" calcext:value-type="string">
            <text:p>Hàng tương đối theo mẫu.chất lượng khi sử dụng mới đánh giá hết dc</text:p>
          </table:table-cell>
        </table:table-row>
        <table:table-row table:style-name="ro1">
          <table:table-cell office:value-type="string" calcext:value-type="string">
            <text:p>width: 80%;</text:p>
          </table:table-cell>
          <table:table-cell office:value-type="string" calcext:value-type="string">
            <text:p>Hàng tốt. Pin khá lâu. Nhưng chỉ nghe được có 1 tai..</text:p>
          </table:table-cell>
        </table:table-row>
        <table:table-row table:style-name="ro1">
          <table:table-cell office:value-type="string" calcext:value-type="string">
            <text:p>width: 80%;</text:p>
          </table:table-cell>
          <table:table-cell office:value-type="string" calcext:value-type="string">
            <text:p>Hàng tốt. Dùng ok cho chiếc D700 của mình. Đọc nhanh, cop nhanh :))</text:p>
          </table:table-cell>
        </table:table-row>
        <table:table-row table:style-name="ro1">
          <table:table-cell office:value-type="string" calcext:value-type="string">
            <text:p>width: 80%;</text:p>
          </table:table-cell>
          <table:table-cell office:value-type="string" calcext:value-type="string">
            <text:p>Hàng tốt. Đóng gói cẩn thận</text:p>
          </table:table-cell>
        </table:table-row>
        <table:table-row table:style-name="ro1">
          <table:table-cell office:value-type="string" calcext:value-type="string">
            <text:p>width: 80%;</text:p>
          </table:table-cell>
          <table:table-cell office:value-type="string" calcext:value-type="string">
            <text:p>Hàng tốt. Có tiếng việt. Tốt trong tầm giá</text:p>
          </table:table-cell>
        </table:table-row>
        <table:table-row table:style-name="ro1">
          <table:table-cell office:value-type="string" calcext:value-type="string">
            <text:p>width: 80%;</text:p>
          </table:table-cell>
          <table:table-cell office:value-type="string" calcext:value-type="string">
            <text:p>hàng tốt, tôi thay màn hình lô nên cảm ứng vuốt cũng không còn ngon, nhưng khi dán kính cường lực này vào thì trải nghiệm vuốt màn hình giống màn zin khoảng 70%</text:p>
          </table:table-cell>
        </table:table-row>
        <table:table-row table:style-name="ro1">
          <table:table-cell office:value-type="string" calcext:value-type="string">
            <text:p>width: 80%;</text:p>
          </table:table-cell>
          <table:table-cell office:value-type="string" calcext:value-type="string">
            <text:p>Hàng tốt, mới tinh, giao hàng nhanh, đóng gói cẩn thận</text:p>
          </table:table-cell>
        </table:table-row>
        <table:table-row table:style-name="ro1">
          <table:table-cell office:value-type="string" calcext:value-type="string">
            <text:p>width: 80%;</text:p>
          </table:table-cell>
          <table:table-cell office:value-type="string" calcext:value-type="string">
            <text:p>Hàng tốt, hài lòng, ủng hộ shop</text:p>
          </table:table-cell>
        </table:table-row>
        <table:table-row table:style-name="ro3">
          <table:table-cell office:value-type="string" calcext:value-type="string">
            <text:p>width: 80%;</text:p>
          </table:table-cell>
          <table:table-cell office:value-type="string" calcext:value-type="string">
            <text:p>Hàng tốt, giao khá nhanh.</text:p>
            <text:p>Ưu điểm: ko bám mồ hôi, vuốt mượt mà, ko bị trơn đối vs ae ra nhiều mồ hôi tay.</text:p>
            <text:p>Nhược điểm: Hiển thị  sẽ bị ảnh hưởng một phần, dễ hiểu vì bề mặt kính nhám</text:p>
          </table:table-cell>
        </table:table-row>
        <table:table-row table:style-name="ro1">
          <table:table-cell office:value-type="string" calcext:value-type="string">
            <text:p>width: 80%;</text:p>
          </table:table-cell>
          <table:table-cell office:value-type="string" calcext:value-type="string">
            <text:p>Hàng tốt, đóng gói cẩn thận. Giao hàng nhanh hơn dự đoán</text:p>
          </table:table-cell>
        </table:table-row>
        <table:table-row table:style-name="ro2">
          <table:table-cell office:value-type="string" calcext:value-type="string">
            <text:p>width: 80%;</text:p>
          </table:table-cell>
          <table:table-cell office:value-type="string" calcext:value-type="string">
            <text:p>Hàng tốt, đẹp và rất khít máy ảnh.</text:p>
            <text:p>Cực kỳ thuyết phục!</text:p>
          </table:table-cell>
        </table:table-row>
        <table:table-row table:style-name="ro1">
          <table:table-cell office:value-type="string" calcext:value-type="string">
            <text:p>width: 80%;</text:p>
          </table:table-cell>
          <table:table-cell office:value-type="string" calcext:value-type="string">
            <text:p>hàng tốt, dễ sử dụng. ổn trong tầm giá</text:p>
          </table:table-cell>
        </table:table-row>
        <table:table-row table:style-name="ro1">
          <table:table-cell office:value-type="string" calcext:value-type="string">
            <text:p>width: 80%;</text:p>
          </table:table-cell>
          <table:table-cell office:value-type="string" calcext:value-type="string">
            <text:p>hàng tốt, chất lượng. Mới mua dùng nên chưa kiểm chứng độ bền.</text:p>
          </table:table-cell>
        </table:table-row>
        <table:table-row table:style-name="ro2">
          <table:table-cell office:value-type="string" calcext:value-type="string">
            <text:p>width: 80%;</text:p>
          </table:table-cell>
          <table:table-cell office:value-type="string" calcext:value-type="string">
            <text:p>Hàng tốt, chất lượng so với mức giá</text:p>
            <text:p>có hồng ngoại nên tối vẫn ngon lành.</text:p>
          </table:table-cell>
        </table:table-row>
        <table:table-row table:style-name="ro1">
          <table:table-cell office:value-type="string" calcext:value-type="string">
            <text:p>width: 80%;</text:p>
          </table:table-cell>
          <table:table-cell office:value-type="string" calcext:value-type="string">
            <text:p>Hàng tốt trong tầm giá. Tuy nhiên mic bắt hơi kém, chưa nhạy lắm. Phần nhét vào tai dễ vị tuột và rơi ra ngoài nếu dùng lâu khoảng 20’.</text:p>
          </table:table-cell>
        </table:table-row>
        <table:table-row table:style-name="ro1">
          <table:table-cell office:value-type="string" calcext:value-type="string">
            <text:p>width: 80%;</text:p>
          </table:table-cell>
          <table:table-cell office:value-type="string" calcext:value-type="string">
            <text:p>Hàng tốt trong tầm giá.</text:p>
          </table:table-cell>
        </table:table-row>
        <table:table-row table:style-name="ro1">
          <table:table-cell office:value-type="string" calcext:value-type="string">
            <text:p>width: 80%;</text:p>
          </table:table-cell>
          <table:table-cell office:value-type="string" calcext:value-type="string">
            <text:p>Hàng tốt so tầm giá. có luôn adapter chứ con 360. Chất lượng hình ảnh 720 thôi</text:p>
          </table:table-cell>
        </table:table-row>
        <table:table-row table:style-name="ro1">
          <table:table-cell office:value-type="string" calcext:value-type="string">
            <text:p>width: 80%;</text:p>
          </table:table-cell>
          <table:table-cell office:value-type="string" calcext:value-type="string">
            <text:p>Hàng tốt nhưng tiki gửi thiếu cục adapter để cắm nguồn,, chỉ có mỗi sợ dây usb để kết nối. Xin admin xem lại nếu có gửi thiếu không (Vì trên phần mô tả chỉ để dây cáp sạc nên mình ko biết là có bao gồm củ sạc hay không?). Cục củ sạc không bao nhiêu tiền nhưng nếu thiếu thì admin hãy xem xét và ghi rõ hơn.</text:p>
          </table:table-cell>
        </table:table-row>
        <table:table-row table:style-name="ro1">
          <table:table-cell office:value-type="string" calcext:value-type="string">
            <text:p>width: 80%;</text:p>
          </table:table-cell>
          <table:table-cell office:value-type="string" calcext:value-type="string">
            <text:p>Hàng tốt nhưng hơi mắc! Do mua nhầm! Nên chịu thôi!</text:p>
          </table:table-cell>
        </table:table-row>
        <table:table-row table:style-name="ro1">
          <table:table-cell office:value-type="string" calcext:value-type="string">
            <text:p>width: 80%;</text:p>
          </table:table-cell>
          <table:table-cell office:value-type="string" calcext:value-type="string">
            <text:p>Hàng tốt nhưng giao hàng lâu , mua hàng trên TIKI đã nhiều lần nhưng lần này là lâu nhất, tôi phải gọi điện lên khá nhiều lần , TIKI có thể khắc phục tình trạng và giao hàng nhanh hơn không ?</text:p>
          </table:table-cell>
        </table:table-row>
        <table:table-row table:style-name="ro1">
          <table:table-cell office:value-type="string" calcext:value-type="string">
            <text:p>width: 80%;</text:p>
          </table:table-cell>
          <table:table-cell office:value-type="string" calcext:value-type="string">
            <text:p>hàng tốt nha ko bị lỗi . tuyệt</text:p>
          </table:table-cell>
        </table:table-row>
        <table:table-row table:style-name="ro1">
          <table:table-cell office:value-type="string" calcext:value-type="string">
            <text:p>width: 80%;</text:p>
          </table:table-cell>
          <table:table-cell office:value-type="string" calcext:value-type="string">
            <text:p>hàng tốt . giá cả pải chăng , khách hàng cứ yên tâm mua sản phẩm này nhé</text:p>
          </table:table-cell>
        </table:table-row>
        <table:table-row table:style-name="ro1">
          <table:table-cell office:value-type="string" calcext:value-type="string">
            <text:p>width: 80%;</text:p>
          </table:table-cell>
          <table:table-cell office:value-type="string" calcext:value-type="string">
            <text:p>hàng tốt ,bass êm, vừa giá tiền, hài lòng với sp giao hàng hơi chậm</text:p>
          </table:table-cell>
        </table:table-row>
        <table:table-row table:style-name="ro1">
          <table:table-cell office:value-type="string" calcext:value-type="string">
            <text:p>width: 80%;</text:p>
          </table:table-cell>
          <table:table-cell office:value-type="string" calcext:value-type="string">
            <text:p>Hàng tốt</text:p>
          </table:table-cell>
        </table:table-row>
        <table:table-row table:style-name="ro1">
          <table:table-cell office:value-type="string" calcext:value-type="string">
            <text:p>width: 80%;</text:p>
          </table:table-cell>
          <table:table-cell office:value-type="string" calcext:value-type="string">
            <text:p>hàng tiki chất lượng ok</text:p>
          </table:table-cell>
        </table:table-row>
        <table:table-row table:style-name="ro3">
          <table:table-cell office:value-type="string" calcext:value-type="string">
            <text:p>width: 80%;</text:p>
          </table:table-cell>
          <table:table-cell office:value-type="string" calcext:value-type="string">
            <text:p>Hàng thực tế đúng như ảnh, khá đẹp, nhiều chức năng.</text:p>
            <text:p>Phù hợp với giá bán.</text:p>
            <text:p>Chỉ có phần lẫy ở chân máy bằng nhựa không biết có bền không. Mở ra gập nhiều có khi nhanh gẫy.</text:p>
          </table:table-cell>
        </table:table-row>
        <table:table-row table:style-name="ro1">
          <table:table-cell office:value-type="string" calcext:value-type="string">
            <text:p>width: 80%;</text:p>
          </table:table-cell>
          <table:table-cell office:value-type="string" calcext:value-type="string">
            <text:p>hàng thì ổn nhưng chỉ là ko biết làm s liên lạc để bảo hành đây :(</text:p>
          </table:table-cell>
        </table:table-row>
        <table:table-row table:style-name="ro1">
          <table:table-cell office:value-type="string" calcext:value-type="string">
            <text:p>width: 80%;</text:p>
          </table:table-cell>
          <table:table-cell office:value-type="string" calcext:value-type="string">
            <text:p>Hàng thì ok chất lượng, chưa sử dụng nên chưa đánh giá dc chất lượng.</text:p>
          </table:table-cell>
        </table:table-row>
        <table:table-row table:style-name="ro1">
          <table:table-cell office:value-type="string" calcext:value-type="string">
            <text:p>width: 80%;</text:p>
          </table:table-cell>
          <table:table-cell office:value-type="string" calcext:value-type="string">
            <text:p>hàng thì như quản cáo .chất lượng hình ảnh thì tàm tạm thôi, đồ nhái mà. tầm giá tiền vậy là ổn còn ban đêm tối về tét mới biết</text:p>
          </table:table-cell>
        </table:table-row>
        <table:table-row table:style-name="ro1">
          <table:table-cell office:value-type="string" calcext:value-type="string">
            <text:p>width: 80%;</text:p>
          </table:table-cell>
          <table:table-cell office:value-type="string" calcext:value-type="string">
            <text:p>Hàng tạm ổn , không có gì hỏng hóc , chấm cho 4 sao</text:p>
          </table:table-cell>
        </table:table-row>
        <table:table-row table:style-name="ro1">
          <table:table-cell office:value-type="string" calcext:value-type="string">
            <text:p>width: 80%;</text:p>
          </table:table-cell>
          <table:table-cell office:value-type="string" calcext:value-type="string">
            <text:p>Hang re su dung ok. Minh nghe het tran da banh noi het pin</text:p>
          </table:table-cell>
        </table:table-row>
        <table:table-row table:style-name="ro1">
          <table:table-cell office:value-type="string" calcext:value-type="string">
            <text:p>width: 80%;</text:p>
          </table:table-cell>
          <table:table-cell office:value-type="string" calcext:value-type="string">
            <text:p>Hàng rất tốt phát huy nhé</text:p>
          </table:table-cell>
        </table:table-row>
        <table:table-row table:style-name="ro1">
          <table:table-cell office:value-type="string" calcext:value-type="string">
            <text:p>width: 80%;</text:p>
          </table:table-cell>
          <table:table-cell office:value-type="string" calcext:value-type="string">
            <text:p>hàng rất tốt nhưng Nam châm hơi ròn dễ sất ở các mép</text:p>
          </table:table-cell>
        </table:table-row>
        <table:table-row table:style-name="ro1">
          <table:table-cell office:value-type="string" calcext:value-type="string">
            <text:p>width: 80%;</text:p>
          </table:table-cell>
          <table:table-cell office:value-type="string" calcext:value-type="string">
            <text:p>Hàng rất tốt , sản phẩm chắc chắn, đẹp, đóng gói rất ok</text:p>
          </table:table-cell>
        </table:table-row>
        <table:table-row table:style-name="ro2">
          <table:table-cell office:value-type="string" calcext:value-type="string">
            <text:p>width: 80%;</text:p>
          </table:table-cell>
          <table:table-cell office:value-type="string" calcext:value-type="string">
            <text:p>hàng rất tốt </text:p>
            <text:p>chúc cửa hàng tiki gặp nhiều may mắn❤❤❤</text:p>
          </table:table-cell>
        </table:table-row>
        <table:table-row table:style-name="ro1">
          <table:table-cell office:value-type="string" calcext:value-type="string">
            <text:p>width: 80%;</text:p>
          </table:table-cell>
          <table:table-cell office:value-type="string" calcext:value-type="string">
            <text:p>Hàng rất ok! Nói chung tiki ok</text:p>
          </table:table-cell>
        </table:table-row>
        <table:table-row table:style-name="ro1">
          <table:table-cell office:value-type="string" calcext:value-type="string">
            <text:p>width: 80%;</text:p>
          </table:table-cell>
          <table:table-cell office:value-type="string" calcext:value-type="string">
            <text:p>Hàng rất ok và chất lượng</text:p>
          </table:table-cell>
        </table:table-row>
        <table:table-row table:style-name="ro1">
          <table:table-cell office:value-type="string" calcext:value-type="string">
            <text:p>width: 80%;</text:p>
          </table:table-cell>
          <table:table-cell office:value-type="string" calcext:value-type="string">
            <text:p>hàng rất ok hình ảnh rõ nét đẹp ko biết có được bên hay không thôi</text:p>
          </table:table-cell>
        </table:table-row>
        <table:table-row table:style-name="ro1">
          <table:table-cell office:value-type="string" calcext:value-type="string">
            <text:p>width: 80%;</text:p>
          </table:table-cell>
          <table:table-cell office:value-type="string" calcext:value-type="string">
            <text:p>Hàng rất ok</text:p>
          </table:table-cell>
        </table:table-row>
        <table:table-row table:style-name="ro1">
          <table:table-cell office:value-type="string" calcext:value-type="string">
            <text:p>width: 80%;</text:p>
          </table:table-cell>
          <table:table-cell office:value-type="string" calcext:value-type="string">
            <text:p>Hàng rất chất lượng, được phân phối bởi Digiworld nên an tâm về sản phẩm. Tuy nhiên, cần góp với Tiki rằng đơn vị giao hàng thường không có tiền thối hoặc mang thiếu tiền thối <text:s/>lại cho khách, giao 3 lần thì hết 2 lần là không có tiền thối lại mà NV giao hàng cũng chẳng có động tác đổi tiền để thối lại mà cứ đứng chờ khách tìm cách trả đúng tiền trên hóa đơn... (vô tình hay cố ý không có tiền thối lại hay không) nhưng mong Tiki xem lại để có được nhiều khách hàng hơn.</text:p>
          </table:table-cell>
        </table:table-row>
        <table:table-row table:style-name="ro1">
          <table:table-cell office:value-type="string" calcext:value-type="string">
            <text:p>width: 80%;</text:p>
          </table:table-cell>
          <table:table-cell office:value-type="string" calcext:value-type="string">
            <text:p>hàng rất chắc chắc.mới dùng thử giữ máy ảnh rất chắc.coa thay lens nặng cũng ok</text:p>
          </table:table-cell>
        </table:table-row>
        <table:table-row table:style-name="ro1">
          <table:table-cell office:value-type="string" calcext:value-type="string">
            <text:p>width: 80%;</text:p>
          </table:table-cell>
          <table:table-cell office:value-type="string" calcext:value-type="string">
            <text:p>Hàng ổn, phù hợp nhu cầu của mình</text:p>
          </table:table-cell>
        </table:table-row>
        <table:table-row table:style-name="ro1">
          <table:table-cell office:value-type="string" calcext:value-type="string">
            <text:p>width: 80%;</text:p>
          </table:table-cell>
          <table:table-cell office:value-type="string" calcext:value-type="string">
            <text:p>hàng ổn, nsx 2019. cũng ổn. vì hàng xách tay, tháo máy,... nhưng lagihitech đã từng mua nhiều. nên ổn. shop cho m hỏi xuất hoá đơn đỏ cho mình qua mail hoctapkmt@gmail.com nhé.</text:p>
          </table:table-cell>
        </table:table-row>
        <table:table-row table:style-name="ro1">
          <table:table-cell office:value-type="string" calcext:value-type="string">
            <text:p>width: 80%;</text:p>
          </table:table-cell>
          <table:table-cell office:value-type="string" calcext:value-type="string">
            <text:p>Hàng ổn, đúng như mô tả, có điều nếu ai nghĩ nó hoàn toàn yên lặng khi lấy nét thì suy nghĩ lại nha, mặc dù sài động cơ STM nhưng theo mình thì nó còn khá ồn, không êm như STM của lenkit (chắc khác dòng STM), lấy nét chưa nhanh lắm. Thích hợp chụp hình, quay phim thì tạm tạm.</text:p>
          </table:table-cell>
        </table:table-row>
        <table:table-row table:style-name="ro1">
          <table:table-cell office:value-type="string" calcext:value-type="string">
            <text:p>width: 80%;</text:p>
          </table:table-cell>
          <table:table-cell office:value-type="string" calcext:value-type="string">
            <text:p>Hàng ổn với giá tiềnnnnnn</text:p>
          </table:table-cell>
        </table:table-row>
        <table:table-row table:style-name="ro1">
          <table:table-cell office:value-type="string" calcext:value-type="string">
            <text:p>width: 80%;</text:p>
          </table:table-cell>
          <table:table-cell office:value-type="string" calcext:value-type="string">
            <text:p>Hàng ổn tốc độ ghi nhanh. Tuy nhiên khi bóc sản phẩm thấy có bị mở ra chắc để dán tem bảo hành. Giao hàng trễ đã phải gọi tới cskh bên tiki nhờ hỗ trợ báo với shop</text:p>
          </table:table-cell>
        </table:table-row>
        <table:table-row table:style-name="ro1">
          <table:table-cell office:value-type="string" calcext:value-type="string">
            <text:p>width: 80%;</text:p>
          </table:table-cell>
          <table:table-cell office:value-type="string" calcext:value-type="string">
            <text:p>Hàng ổn đẹp, nhưng lắp thẻ nhớ vào rùi mà báo là ko có thẻ. Shop kiểm tra lại dùm nhe.</text:p>
          </table:table-cell>
        </table:table-row>
        <table:table-row table:style-name="ro1">
          <table:table-cell office:value-type="string" calcext:value-type="string">
            <text:p>width: 80%;</text:p>
          </table:table-cell>
          <table:table-cell office:value-type="string" calcext:value-type="string">
            <text:p>Hàng okie. Phù hợp giá nên mua</text:p>
          </table:table-cell>
        </table:table-row>
        <table:table-row table:style-name="ro1">
          <table:table-cell office:value-type="string" calcext:value-type="string">
            <text:p>width: 80%;</text:p>
          </table:table-cell>
          <table:table-cell office:value-type="string" calcext:value-type="string">
            <text:p>Hàng oke, gói khá kĩ. Nói chung xài ổn lắm í. Hàng như hình. Đồng hồ hoạt động cũng tốt. Chỉ có giấy hdsd là bé tí teo hà :")</text:p>
          </table:table-cell>
        </table:table-row>
        <table:table-row table:style-name="ro2">
          <table:table-cell office:value-type="string" calcext:value-type="string">
            <text:p>width: 80%;</text:p>
          </table:table-cell>
          <table:table-cell office:value-type="string" calcext:value-type="string">
            <text:p>hàng ok. có thể chưa test kĩ nên nghe hơi rè, xử lý hậu kì thì ok</text:p>
            <text:p>hàng đóng gói cẩn thận, full seal rất ưng</text:p>
          </table:table-cell>
        </table:table-row>
        <table:table-row table:style-name="ro1">
          <table:table-cell office:value-type="string" calcext:value-type="string">
            <text:p>width: 80%;</text:p>
          </table:table-cell>
          <table:table-cell office:value-type="string" calcext:value-type="string">
            <text:p>hàng ok. 128gb còn 119gb <text:s/>! tốc độ nhập khá ổn, xử lý nhanh</text:p>
          </table:table-cell>
        </table:table-row>
        <table:table-row table:style-name="ro1">
          <table:table-cell office:value-type="string" calcext:value-type="string">
            <text:p>width: 80%;</text:p>
          </table:table-cell>
          <table:table-cell office:value-type="string" calcext:value-type="string">
            <text:p>Hàng ok, nhưng giao hơi trễ so với ngày hen</text:p>
          </table:table-cell>
        </table:table-row>
        <table:table-row table:style-name="ro1">
          <table:table-cell office:value-type="string" calcext:value-type="string">
            <text:p>width: 80%;</text:p>
          </table:table-cell>
          <table:table-cell office:value-type="string" calcext:value-type="string">
            <text:p>Hàng ok, như hình vẽ, kết nối blu dễ dàng cả androi và ios, mỗi tội thiết kế tay cầm không được tiện dụng cho lắm.</text:p>
          </table:table-cell>
        </table:table-row>
        <table:table-row table:style-name="ro1">
          <table:table-cell office:value-type="string" calcext:value-type="string">
            <text:p>width: 80%;</text:p>
          </table:table-cell>
          <table:table-cell office:value-type="string" calcext:value-type="string">
            <text:p>hàng ok, khá chắc chắn, vừa túi tiền</text:p>
          </table:table-cell>
        </table:table-row>
        <table:table-row table:style-name="ro1">
          <table:table-cell office:value-type="string" calcext:value-type="string">
            <text:p>width: 80%;</text:p>
          </table:table-cell>
          <table:table-cell office:value-type="string" calcext:value-type="string">
            <text:p>hàng ok, đang bị hút ẩm xuống 24%. nên phải bịt túi hút ẩm</text:p>
          </table:table-cell>
        </table:table-row>
        <table:table-row table:style-name="ro1">
          <table:table-cell office:value-type="string" calcext:value-type="string">
            <text:p>width: 80%;</text:p>
          </table:table-cell>
          <table:table-cell office:value-type="string" calcext:value-type="string">
            <text:p>Hàng ok xài ổn</text:p>
          </table:table-cell>
        </table:table-row>
        <table:table-row table:style-name="ro2">
          <table:table-cell office:value-type="string" calcext:value-type="string">
            <text:p>width: 80%;</text:p>
          </table:table-cell>
          <table:table-cell office:value-type="string" calcext:value-type="string">
            <text:p>hàng ok trong tầm giá, hộp đựng hơi bẹp. KHÔNG có tặng kẹp đt như shop qc.</text:p>
            <text:p>98k nên k đòi hỏi chất lượng nhiều</text:p>
          </table:table-cell>
        </table:table-row>
        <table:table-row table:style-name="ro1">
          <table:table-cell office:value-type="string" calcext:value-type="string">
            <text:p>width: 80%;</text:p>
          </table:table-cell>
          <table:table-cell office:value-type="string" calcext:value-type="string">
            <text:p>Hàng OK so với giá của nó. Noi chung la hài lòng</text:p>
          </table:table-cell>
        </table:table-row>
        <table:table-row table:style-name="ro1">
          <table:table-cell office:value-type="string" calcext:value-type="string">
            <text:p>width: 80%;</text:p>
          </table:table-cell>
          <table:table-cell office:value-type="string" calcext:value-type="string">
            <text:p>Hàng ok nhưng cho cáp mà ko cho cóc sạc.</text:p>
          </table:table-cell>
        </table:table-row>
        <table:table-row table:style-name="ro1">
          <table:table-cell office:value-type="string" calcext:value-type="string">
            <text:p>width: 80%;</text:p>
          </table:table-cell>
          <table:table-cell office:value-type="string" calcext:value-type="string">
            <text:p>hang ok nhu mua ba cái rồi ma khong co the bao hang</text:p>
          </table:table-cell>
        </table:table-row>
        <table:table-row table:style-name="ro1">
          <table:table-cell office:value-type="string" calcext:value-type="string">
            <text:p>width: 80%;</text:p>
          </table:table-cell>
          <table:table-cell office:value-type="string" calcext:value-type="string">
            <text:p>hàng ok giao nhanh 👍👍👍</text:p>
          </table:table-cell>
        </table:table-row>
        <table:table-row table:style-name="ro1">
          <table:table-cell office:value-type="string" calcext:value-type="string">
            <text:p>width: 80%;</text:p>
          </table:table-cell>
          <table:table-cell office:value-type="string" calcext:value-type="string">
            <text:p>Hàng ok đúng với quảng cáo . Nghe cũng ổn . Giá rẻ 214 k cả ship . K biết dùng được lâu kg . Tôi kg phải ngừoi cửa hàng khách hàng vào mua và vào nhận xét cho a em mua</text:p>
          </table:table-cell>
        </table:table-row>
        <table:table-row table:style-name="ro1">
          <table:table-cell office:value-type="string" calcext:value-type="string">
            <text:p>width: 80%;</text:p>
          </table:table-cell>
          <table:table-cell office:value-type="string" calcext:value-type="string">
            <text:p>Hàng ok chất lượng mẫu mã y hình, có điều ko có thẻ nhớ</text:p>
          </table:table-cell>
        </table:table-row>
        <table:table-row table:style-name="ro1">
          <table:table-cell office:value-type="string" calcext:value-type="string">
            <text:p>width: 80%;</text:p>
          </table:table-cell>
          <table:table-cell office:value-type="string" calcext:value-type="string">
            <text:p>Hàng OK</text:p>
          </table:table-cell>
        </table:table-row>
        <table:table-row table:style-name="ro1">
          <table:table-cell office:value-type="string" calcext:value-type="string">
            <text:p>width: 80%;</text:p>
          </table:table-cell>
          <table:table-cell office:value-type="string" calcext:value-type="string">
            <text:p>Hàng nước ngoài nên hơi lâu, giao đúng hẹn. Ngon, dùng tg đánh giá thêm sau</text:p>
          </table:table-cell>
        </table:table-row>
        <table:table-row table:style-name="ro1">
          <table:table-cell office:value-type="string" calcext:value-type="string">
            <text:p>width: 80%;</text:p>
          </table:table-cell>
          <table:table-cell office:value-type="string" calcext:value-type="string">
            <text:p>Hàng như mô tả nhưng thiếu tool nhựa đi dây !</text:p>
          </table:table-cell>
        </table:table-row>
        <table:table-row table:style-name="ro1">
          <table:table-cell office:value-type="string" calcext:value-type="string">
            <text:p>width: 80%;</text:p>
          </table:table-cell>
          <table:table-cell office:value-type="string" calcext:value-type="string">
            <text:p>Hàng như hình...... đóng gói đẹp...xài cũng được lắm</text:p>
          </table:table-cell>
        </table:table-row>
        <table:table-row table:style-name="ro1">
          <table:table-cell office:value-type="string" calcext:value-type="string">
            <text:p>width: 80%;</text:p>
          </table:table-cell>
          <table:table-cell office:value-type="string" calcext:value-type="string">
            <text:p>Hàng như hình đúng với giá sản phẩm hình thức mua hàng trên tiki cũng tốt hơn</text:p>
          </table:table-cell>
        </table:table-row>
        <table:table-row table:style-name="ro1">
          <table:table-cell office:value-type="string" calcext:value-type="string">
            <text:p>width: 80%;</text:p>
          </table:table-cell>
          <table:table-cell office:value-type="string" calcext:value-type="string">
            <text:p>Hàng nhỏ gọn đẹp, hoạt động tốt</text:p>
          </table:table-cell>
        </table:table-row>
        <table:table-row table:style-name="ro1">
          <table:table-cell office:value-type="string" calcext:value-type="string">
            <text:p>width: 80%;</text:p>
          </table:table-cell>
          <table:table-cell office:value-type="string" calcext:value-type="string">
            <text:p>hàng nhìn không đc mới lắm, pin xài ổn, ko vấn đề gì</text:p>
          </table:table-cell>
        </table:table-row>
        <table:table-row table:style-name="ro1">
          <table:table-cell office:value-type="string" calcext:value-type="string">
            <text:p>width: 80%;</text:p>
          </table:table-cell>
          <table:table-cell office:value-type="string" calcext:value-type="string">
            <text:p>Hàng nhẹ, đẹp, dây kéo tốt và trơn.</text:p>
          </table:table-cell>
        </table:table-row>
        <table:table-row table:style-name="ro1">
          <table:table-cell office:value-type="string" calcext:value-type="string">
            <text:p>width: 80%;</text:p>
          </table:table-cell>
          <table:table-cell office:value-type="string" calcext:value-type="string">
            <text:p>hàng nhập khẩu rất đẹp,nhưng chất lượng không biết ra sao.Mong là bền khoảng 2 năm dử dụng là ok</text:p>
          </table:table-cell>
        </table:table-row>
        <table:table-row table:style-name="ro2">
          <table:table-cell office:value-type="string" calcext:value-type="string">
            <text:p>width: 80%;</text:p>
          </table:table-cell>
          <table:table-cell office:value-type="string" calcext:value-type="string">
            <text:p>Hàng nhận được có tem niêm phong như hình. Không hiểu tại sao tại có miếng băng keo trong dán chồng lên tem gốc?</text:p>
            <text:p>Mình lo sợ vấn đề này nên cho 4*</text:p>
          </table:table-cell>
        </table:table-row>
        <table:table-row table:style-name="ro1">
          <table:table-cell office:value-type="string" calcext:value-type="string">
            <text:p>width: 80%;</text:p>
          </table:table-cell>
          <table:table-cell office:value-type="string" calcext:value-type="string">
            <text:p>Hàng nhận đc đung với mô tả sản phẩm</text:p>
          </table:table-cell>
        </table:table-row>
        <table:table-row table:style-name="ro1">
          <table:table-cell office:value-type="string" calcext:value-type="string">
            <text:p>width: 80%;</text:p>
          </table:table-cell>
          <table:table-cell office:value-type="string" calcext:value-type="string">
            <text:p>Hàng nhận đc đóng gói cẩn thận, cài đặt dễ dàng, chất lượng đáng giá sau vì chưa sử dụng lâu nên chưa biết đc</text:p>
          </table:table-cell>
        </table:table-row>
        <table:table-row table:style-name="ro1">
          <table:table-cell office:value-type="string" calcext:value-type="string">
            <text:p>width: 80%;</text:p>
          </table:table-cell>
          <table:table-cell office:value-type="string" calcext:value-type="string">
            <text:p>Hàng nhận bị lỗi ,đã trả lại và đc sop hoàn trả lại tiền nhanh đủ, cám ơn Sop!</text:p>
          </table:table-cell>
        </table:table-row>
        <table:table-row table:style-name="ro1">
          <table:table-cell office:value-type="string" calcext:value-type="string">
            <text:p>width: 80%;</text:p>
          </table:table-cell>
          <table:table-cell office:value-type="string" calcext:value-type="string">
            <text:p>Hàng nhận bao bì tốt, không cấn móp như 1 số bạn comment( TikiTrading). Seal tem nguyên vẹn. Đặc biệt tem đẹp hehe. Mở hộp như film hành động. Ráp thử vào và test ok. Hài lòng với cách bán hàng và sự phục vụ của shipper. Great!</text:p>
          </table:table-cell>
        </table:table-row>
        <table:table-row table:style-name="ro1">
          <table:table-cell office:value-type="string" calcext:value-type="string">
            <text:p>width: 80%;</text:p>
          </table:table-cell>
          <table:table-cell office:value-type="string" calcext:value-type="string">
            <text:p>Hàng nguyên vẹn, dịch vụ giao hàng tốt</text:p>
          </table:table-cell>
        </table:table-row>
        <table:table-row table:style-name="ro1">
          <table:table-cell office:value-type="string" calcext:value-type="string">
            <text:p>width: 80%;</text:p>
          </table:table-cell>
          <table:table-cell office:value-type="string" calcext:value-type="string">
            <text:p>Hàng nguyên seal, ống bạc nhìn rất cao cấp và tinh xảo. Tuy nhiên mình đặt cùng 1 máy sony a6500 và 1 lens 18-105 nữa. Tiki ôm hơn 1 tuần khiến mình hơi sốt ruột. Cần cải thiện về thời gian giao hàng hơn.</text:p>
          </table:table-cell>
        </table:table-row>
        <table:table-row table:style-name="ro1">
          <table:table-cell office:value-type="string" calcext:value-type="string">
            <text:p>width: 80%;</text:p>
          </table:table-cell>
          <table:table-cell office:value-type="string" calcext:value-type="string">
            <text:p>Hàng nguyên seal, có cả củ sạc (hơi bất ngờ), kết nối trong vòng 3 nốt nhạc (có thể là do dùng điện thoại xiaomi). Vấn đề còn lăng tăng là nó nói tiếng Trung nên nghi đây là bản nội địa ? nhưng vẫn sử dụng bình thường nên cho 4 sao</text:p>
          </table:table-cell>
        </table:table-row>
        <table:table-row table:style-name="ro1">
          <table:table-cell office:value-type="string" calcext:value-type="string">
            <text:p>width: 80%;</text:p>
          </table:table-cell>
          <table:table-cell office:value-type="string" calcext:value-type="string">
            <text:p>hàng ngon,ko trầy xước, phụ kiện đầy đủ..............</text:p>
          </table:table-cell>
        </table:table-row>
        <table:table-row table:style-name="ro1">
          <table:table-cell office:value-type="string" calcext:value-type="string">
            <text:p>width: 80%;</text:p>
          </table:table-cell>
          <table:table-cell office:value-type="string" calcext:value-type="string">
            <text:p>hàng ngon, tiki giao hàng rất nhanh và tiện lợi.................................</text:p>
          </table:table-cell>
        </table:table-row>
        <table:table-row table:style-name="ro1">
          <table:table-cell office:value-type="string" calcext:value-type="string">
            <text:p>width: 80%;</text:p>
          </table:table-cell>
          <table:table-cell office:value-type="string" calcext:value-type="string">
            <text:p>Hàng này khá tốt, phần sac pin khá là chậm, sac từ sáng đến tối mới đây.</text:p>
          </table:table-cell>
        </table:table-row>
        <table:table-row table:style-name="ro1">
          <table:table-cell office:value-type="string" calcext:value-type="string">
            <text:p>width: 80%;</text:p>
          </table:table-cell>
          <table:table-cell office:value-type="string" calcext:value-type="string">
            <text:p>hàng mới, dùng ổn, tốc độ khá nhanh. Tiki giao hàng nhanh và gói cẩn thận.</text:p>
          </table:table-cell>
        </table:table-row>
        <table:table-row table:style-name="ro1">
          <table:table-cell office:value-type="string" calcext:value-type="string">
            <text:p>width: 80%;</text:p>
          </table:table-cell>
          <table:table-cell office:value-type="string" calcext:value-type="string">
            <text:p>Hàng mới về nghe ok tk nhiều để dùng thời gian mới biết chất lượng</text:p>
          </table:table-cell>
        </table:table-row>
        <table:table-row table:style-name="ro1">
          <table:table-cell office:value-type="string" calcext:value-type="string">
            <text:p>width: 80%;</text:p>
          </table:table-cell>
          <table:table-cell office:value-type="string" calcext:value-type="string">
            <text:p>Hàng mới sử dung nhạc nghe ok nhưng khi mua thì thấy ghi có tặng cáp sạc nhưng nhận hàng thì không có bán hàng như vậy là sao muốn mua thêm nhưng phải suy nghi lại</text:p>
          </table:table-cell>
        </table:table-row>
        <table:table-row table:style-name="ro1">
          <table:table-cell office:value-type="string" calcext:value-type="string">
            <text:p>width: 80%;</text:p>
          </table:table-cell>
          <table:table-cell office:value-type="string" calcext:value-type="string">
            <text:p>Hàng mới nguyên seal, chất lượng tốt</text:p>
          </table:table-cell>
        </table:table-row>
        <table:table-row table:style-name="ro1">
          <table:table-cell office:value-type="string" calcext:value-type="string">
            <text:p>width: 80%;</text:p>
          </table:table-cell>
          <table:table-cell office:value-type="string" calcext:value-type="string">
            <text:p>Hàng mới giao nhanh, tuy nhiên mua cuối tháng 7 mà Bảo hành lại kích hoạt từ tháng 5, coi như là mất 2 tháng bảo hành</text:p>
          </table:table-cell>
        </table:table-row>
        <table:table-row table:style-name="ro1">
          <table:table-cell office:value-type="string" calcext:value-type="string">
            <text:p>width: 80%;</text:p>
          </table:table-cell>
          <table:table-cell office:value-type="string" calcext:value-type="string">
            <text:p>hàng mới chưa khui không thấy tem bảo hành chỉ có hóa đơn bán hàng, hàng đúng ảnh quảng cáo sử dụng ok</text:p>
          </table:table-cell>
        </table:table-row>
        <table:table-row table:style-name="ro2">
          <table:table-cell office:value-type="string" calcext:value-type="string">
            <text:p>width: 80%;</text:p>
          </table:table-cell>
          <table:table-cell office:value-type="string" calcext:value-type="string">
            <text:p>Hàng mới 100%, chưa khui. Giao hàng rất nhanh. Nhưng mình không thấy có bất kì tem bảo hành nào cả.</text:p>
            <text:p>Mình gắn trên máy ảnh sử dụng ổn.</text:p>
          </table:table-cell>
        </table:table-row>
        <table:table-row table:style-name="ro1">
          <table:table-cell office:value-type="string" calcext:value-type="string">
            <text:p>width: 80%;</text:p>
          </table:table-cell>
          <table:table-cell office:value-type="string" calcext:value-type="string">
            <text:p>Hàng mình nhận rồi nhưng thiếu một linh kiện là Remote, shop kiểm tra và thông tin lại giúp mình. 0985296561</text:p>
          </table:table-cell>
        </table:table-row>
        <table:table-row table:style-name="ro1">
          <table:table-cell office:value-type="string" calcext:value-type="string">
            <text:p>width: 80%;</text:p>
          </table:table-cell>
          <table:table-cell office:value-type="string" calcext:value-type="string">
            <text:p>Hàng không khác gì so với mua qua nhà phân phối tại việt nam, chất lượng đọc ghi thẻ test rất ok</text:p>
          </table:table-cell>
        </table:table-row>
        <table:table-row table:style-name="ro4">
          <table:table-cell office:value-type="string" calcext:value-type="string">
            <text:p>width: 80%;</text:p>
          </table:table-cell>
          <table:table-cell office:value-type="string" calcext:value-type="string">
            <text:p>Hàng không biết chính hãng hay không nhưng khi giao cho mình thì nó không còn nguyên seal của Seagate mà chỉ có dán niêm phong của cửa hàng thôi.</text:p>
            <text:p>Thời gian giao hàng hơi lâu: mình đặt mà 5 ngày mới được giao </text:p>
            <text:p>Chất lượng tốt hay không thì xài mới biết</text:p>
            <text:p>@Tiki or cửa hàng ơi: hàng này bảo hành 36 tháng nhưng bảo hành ở đâu vậy? Vui lòng trả lời bằng cách reply comment này. Thanks</text:p>
          </table:table-cell>
        </table:table-row>
        <table:table-row table:style-name="ro1">
          <table:table-cell office:value-type="string" calcext:value-type="string">
            <text:p>width: 80%;</text:p>
          </table:table-cell>
          <table:table-cell office:value-type="string" calcext:value-type="string">
            <text:p>Hàng khá tốt, chỉ có điều mỗi lần kết nối chuột với máy tính phải tháo pin ra rồi lắp pin vào mới kết nối được.</text:p>
          </table:table-cell>
        </table:table-row>
        <table:table-row table:style-name="ro1">
          <table:table-cell office:value-type="string" calcext:value-type="string">
            <text:p>width: 80%;</text:p>
          </table:table-cell>
          <table:table-cell office:value-type="string" calcext:value-type="string">
            <text:p>Hàng khá ổn so với tầm tiền. Phải sử dụng 1 thời gian mới biết được sự bền bỉ</text:p>
          </table:table-cell>
        </table:table-row>
        <table:table-row table:style-name="ro1">
          <table:table-cell office:value-type="string" calcext:value-type="string">
            <text:p>width: 80%;</text:p>
          </table:table-cell>
          <table:table-cell office:value-type="string" calcext:value-type="string">
            <text:p>hàng hơi lỗi xíu chân giá bị rớt ra cho 4 sao đóng gói kỹ lưỡng</text:p>
          </table:table-cell>
        </table:table-row>
        <table:table-row table:style-name="ro1">
          <table:table-cell office:value-type="string" calcext:value-type="string">
            <text:p>width: 80%;</text:p>
          </table:table-cell>
          <table:table-cell office:value-type="string" calcext:value-type="string">
            <text:p>Hàng gửi chuẩn, ko lỗi lầm</text:p>
          </table:table-cell>
        </table:table-row>
        <table:table-row table:style-name="ro1">
          <table:table-cell office:value-type="string" calcext:value-type="string">
            <text:p>width: 80%;</text:p>
          </table:table-cell>
          <table:table-cell office:value-type="string" calcext:value-type="string">
            <text:p>hàng gói kỹ đầy đủ thẻ bảo hành, được giao hàng sớm hơn dự kiến.cám ơn tiki</text:p>
          </table:table-cell>
        </table:table-row>
        <table:table-row table:style-name="ro3">
          <table:table-cell office:value-type="string" calcext:value-type="string">
            <text:p>width: 80%;</text:p>
          </table:table-cell>
          <table:table-cell office:value-type="string" calcext:value-type="string">
            <text:p>Hàng giống trong hình.</text:p>
            <text:p>Điểm cộng là sợi cáp có vẻ nhỏ và mềm hơn cáp sạc lighting nên cầm cảm giác thích tay hơn.</text:p>
            <text:p>Luôn ủng hộ Anker và Tiki.</text:p>
          </table:table-cell>
        </table:table-row>
        <table:table-row table:style-name="ro1">
          <table:table-cell office:value-type="string" calcext:value-type="string">
            <text:p>width: 80%;</text:p>
          </table:table-cell>
          <table:table-cell office:value-type="string" calcext:value-type="string">
            <text:p>hang giong mo ta gởi hanh nhanh va can than camera xài ok</text:p>
          </table:table-cell>
        </table:table-row>
        <table:table-row table:style-name="ro1">
          <table:table-cell office:value-type="string" calcext:value-type="string">
            <text:p>width: 80%;</text:p>
          </table:table-cell>
          <table:table-cell office:value-type="string" calcext:value-type="string">
            <text:p>hàng giông mô tả bấm không ăn nói chung cũng được Nên mua sài</text:p>
          </table:table-cell>
        </table:table-row>
        <table:table-row table:style-name="ro1">
          <table:table-cell office:value-type="string" calcext:value-type="string">
            <text:p>width: 80%;</text:p>
          </table:table-cell>
          <table:table-cell office:value-type="string" calcext:value-type="string">
            <text:p>Hàng giống hình, không có hướng dẫn bằng tiếng việt, toàn tiếng trung nên mới xem chưa biết làm sao 😅</text:p>
          </table:table-cell>
        </table:table-row>
        <table:table-row table:style-name="ro1">
          <table:table-cell office:value-type="string" calcext:value-type="string">
            <text:p>width: 80%;</text:p>
          </table:table-cell>
          <table:table-cell office:value-type="string" calcext:value-type="string">
            <text:p>Hàng giao thiếu thiết bị gắn điện thoại trong khi hình ảnh trên Tiki thì có.</text:p>
          </table:table-cell>
        </table:table-row>
        <table:table-row table:style-name="ro1">
          <table:table-cell office:value-type="string" calcext:value-type="string">
            <text:p>width: 80%;</text:p>
          </table:table-cell>
          <table:table-cell office:value-type="string" calcext:value-type="string">
            <text:p>Hàng giao thiếu thẻ nhớ km. Mình đã gọi điện tông đài nhưng chưa có phản hồi.</text:p>
          </table:table-cell>
        </table:table-row>
        <table:table-row table:style-name="ro2">
          <table:table-cell office:value-type="string" calcext:value-type="string">
            <text:p>width: 80%;</text:p>
          </table:table-cell>
          <table:table-cell office:value-type="string" calcext:value-type="string">
            <text:p>Hàng giao tầm 1 tuần, mua về bị lỗi khi format ổ, gửi bảo hành thêm 1 tuần,  1 tuần sau có, tổng cộng 3 tuần, cơ mà cũng ổn, mong không bị gì nữa @@</text:p>
            <text:p>Gói hàng thì như các bạn khác đã nhận xét, bỏ trong 1 bọc, không có cáp hay hộp gì nên phải tự mua.</text:p>
          </table:table-cell>
        </table:table-row>
        <table:table-row table:style-name="ro3">
          <table:table-cell office:value-type="string" calcext:value-type="string">
            <text:p>width: 80%;</text:p>
          </table:table-cell>
          <table:table-cell office:value-type="string" calcext:value-type="string">
            <text:p>Hàng giao rất sớm, đóng gói cẩn thận. Máy chụp được, đáp ứng nhu cầu cho những ai không có yêu cầu cao, chụp ban đêm không đẹp lắm. Zoom tốt, lại có photoshop. Quay phim thì ko dc 720hd đâu nhưng cũng rõ, nhưng không nét. </text:p>
            <text:p>Máy chụp đẹp khi có ảnh sáng đầy đủ, hơi nặng tay, kiểu dáng ổn, đẹp hơn khi lên hình. </text:p>
            <text:p>Nói chung với 1 sản phẩm giá 3tr6 thì chất lượng là ok rồi.</text:p>
          </table:table-cell>
        </table:table-row>
        <table:table-row table:style-name="ro2">
          <table:table-cell office:value-type="string" calcext:value-type="string">
            <text:p>width: 80%;</text:p>
          </table:table-cell>
          <table:table-cell office:value-type="string" calcext:value-type="string">
            <text:p>Hàng giao rất nhanh.</text:p>
            <text:p>Tuy nhiên việc cài đặt Camera Xiaomi ban đầu hơi mất thời gian, đặc biệt là chỗ quét QR. Loay hoay gần 1 tiếng không được, phải chụp màn hình QR rồi phóng to lên thì camera mới nhận dạng được.</text:p>
          </table:table-cell>
        </table:table-row>
        <table:table-row table:style-name="ro1">
          <table:table-cell office:value-type="string" calcext:value-type="string">
            <text:p>width: 80%;</text:p>
          </table:table-cell>
          <table:table-cell office:value-type="string" calcext:value-type="string">
            <text:p>Hàng giao nhanh. Đúng với mô tả</text:p>
          </table:table-cell>
        </table:table-row>
        <table:table-row table:style-name="ro1">
          <table:table-cell office:value-type="string" calcext:value-type="string">
            <text:p>width: 80%;</text:p>
          </table:table-cell>
          <table:table-cell office:value-type="string" calcext:value-type="string">
            <text:p>Hàng giao nhanh,bao gói cẩn thận</text:p>
          </table:table-cell>
        </table:table-row>
        <table:table-row table:style-name="ro1">
          <table:table-cell office:value-type="string" calcext:value-type="string">
            <text:p>width: 80%;</text:p>
          </table:table-cell>
          <table:table-cell office:value-type="string" calcext:value-type="string">
            <text:p>Hàng giao nhanh, sử dụng tương đối ổn định, sóng wifi không mạnh lắm, đặt wifi trong văn phòng, đi ra văn phòng 15m là không thấy sóng rồi, xuyên tường hơi kém, mình đang chờ công ty Lanh Dung hỗ trợ xuất hóa đơn, cám ơn.</text:p>
          </table:table-cell>
        </table:table-row>
        <table:table-row table:style-name="ro1">
          <table:table-cell office:value-type="string" calcext:value-type="string">
            <text:p>width: 80%;</text:p>
          </table:table-cell>
          <table:table-cell office:value-type="string" calcext:value-type="string">
            <text:p>hàng giao nhanh, giống trong ảnh, cài ko khó. có điều tem dán đáy đã rách từ trước, ko biết có ảnh hưởng gì đến bảo hành?</text:p>
          </table:table-cell>
        </table:table-row>
        <table:table-row table:style-name="ro1">
          <table:table-cell office:value-type="string" calcext:value-type="string">
            <text:p>width: 80%;</text:p>
          </table:table-cell>
          <table:table-cell office:value-type="string" calcext:value-type="string">
            <text:p>Hàng giao nhanh, đúng như đã đăng, đóng gói cẩn thận.</text:p>
          </table:table-cell>
        </table:table-row>
        <table:table-row table:style-name="ro1">
          <table:table-cell office:value-type="string" calcext:value-type="string">
            <text:p>width: 80%;</text:p>
          </table:table-cell>
          <table:table-cell office:value-type="string" calcext:value-type="string">
            <text:p>hàng giao nhanh gọn....</text:p>
          </table:table-cell>
        </table:table-row>
        <table:table-row table:style-name="ro1">
          <table:table-cell office:value-type="string" calcext:value-type="string">
            <text:p>width: 80%;</text:p>
          </table:table-cell>
          <table:table-cell office:value-type="string" calcext:value-type="string">
            <text:p>Hàng giao khá đúng thời gian. Sản phẩm khá, đúng như miêu tả. Chất lượng sản phẩm đang sử dụng khá tốt, đang tiếp tục trải nghiện.</text:p>
          </table:table-cell>
        </table:table-row>
        <table:table-row table:style-name="ro1">
          <table:table-cell office:value-type="string" calcext:value-type="string">
            <text:p>width: 80%;</text:p>
          </table:table-cell>
          <table:table-cell office:value-type="string" calcext:value-type="string">
            <text:p>Hàng giao đúng thời hạn. Sản phẩm như quảng cáo. Đã dùng thử hơn 2 tuần và chưa thấy có vấn đề gì. Mới dùng thời gian ngắn nên chưa đánh giá được về độ ổn định ==&gt; tạm đánh giá 4 sao.</text:p>
          </table:table-cell>
        </table:table-row>
        <table:table-row table:style-name="ro1">
          <table:table-cell office:value-type="string" calcext:value-type="string">
            <text:p>width: 80%;</text:p>
          </table:table-cell>
          <table:table-cell office:value-type="string" calcext:value-type="string">
            <text:p>Hàng giao đúng như nói trên web, tuy nhiên tấm mút chống shock ngắn hơn so với chiều dài hộp khoảng 2 cm, không hiểu do cắt ẩu hay cố tình thế. Cái chỗ khe hở có thể nhét gói hút ẩm vào tạm cũng được. Tính năng hút ẩm tốt, một phát là độ ẩm tụt xuống luôn.</text:p>
          </table:table-cell>
        </table:table-row>
        <table:table-row table:style-name="ro2">
          <table:table-cell office:value-type="string" calcext:value-type="string">
            <text:p>width: 80%;</text:p>
          </table:table-cell>
          <table:table-cell office:value-type="string" calcext:value-type="string">
            <text:p>Hàng giao đúng model, cài đặt nhanh</text:p>
            <text:p>Nhận diện thẻ nhớ và ghi hình tốt</text:p>
          </table:table-cell>
        </table:table-row>
        <table:table-row table:style-name="ro1">
          <table:table-cell office:value-type="string" calcext:value-type="string">
            <text:p>width: 80%;</text:p>
          </table:table-cell>
          <table:table-cell office:value-type="string" calcext:value-type="string">
            <text:p>Hang giao đúng hẹn, sản phẩm dùng tốt</text:p>
          </table:table-cell>
        </table:table-row>
        <table:table-row table:style-name="ro1">
          <table:table-cell office:value-type="string" calcext:value-type="string">
            <text:p>width: 80%;</text:p>
          </table:table-cell>
          <table:table-cell office:value-type="string" calcext:value-type="string">
            <text:p>hàng giao đầy đủ,sớm hơn 1 ngày, đóng gói chắc chắn khỏi bàn cãi đúng chất Tiki r, còn về chất lượng phải dùng thử mới biết =)))</text:p>
          </table:table-cell>
        </table:table-row>
        <table:table-row table:style-name="ro1">
          <table:table-cell office:value-type="string" calcext:value-type="string">
            <text:p>width: 80%;</text:p>
          </table:table-cell>
          <table:table-cell office:value-type="string" calcext:value-type="string">
            <text:p>Hàng giao đầy đủ cáp nối và đóng gói cẩn thận. Rất hài lòng</text:p>
          </table:table-cell>
        </table:table-row>
        <table:table-row table:style-name="ro1">
          <table:table-cell office:value-type="string" calcext:value-type="string">
            <text:p>width: 80%;</text:p>
          </table:table-cell>
          <table:table-cell office:value-type="string" calcext:value-type="string">
            <text:p>Hàng giao chuẩn, đóng gói cẩn thận. Cáp sạc chuẩn. Có tem đầy đủ. Sạc tốt.</text:p>
          </table:table-cell>
        </table:table-row>
        <table:table-row table:style-name="ro1">
          <table:table-cell office:value-type="string" calcext:value-type="string">
            <text:p>width: 80%;</text:p>
          </table:table-cell>
          <table:table-cell office:value-type="string" calcext:value-type="string">
            <text:p>Hàng giao chính hãng nguyên seal, k có adapter kèm theo. Dễ cài đặt, chất lượng hình ảnh tốt, ban đêm cũng tốt so với tầm giá. Với giá rẻ vậy là quá OK cho 1 sản phẩm chính hãng</text:p>
          </table:table-cell>
        </table:table-row>
        <table:table-row table:style-name="ro1">
          <table:table-cell office:value-type="string" calcext:value-type="string">
            <text:p>width: 80%;</text:p>
          </table:table-cell>
          <table:table-cell office:value-type="string" calcext:value-type="string">
            <text:p>Hàng được gói kỹ và nguyên đai, nguyên hộp. Cơ bản là hài lòng. Chỉ giao muộn mất mấy ngày</text:p>
          </table:table-cell>
        </table:table-row>
        <table:table-row table:style-name="ro1">
          <table:table-cell office:value-type="string" calcext:value-type="string">
            <text:p>width: 80%;</text:p>
          </table:table-cell>
          <table:table-cell office:value-type="string" calcext:value-type="string">
            <text:p>Hàng được giao đến khá tốt. Sẽ ủng hộ vào các lần sau</text:p>
          </table:table-cell>
        </table:table-row>
        <table:table-row table:style-name="ro1">
          <table:table-cell office:value-type="string" calcext:value-type="string">
            <text:p>width: 80%;</text:p>
          </table:table-cell>
          <table:table-cell office:value-type="string" calcext:value-type="string">
            <text:p>HÀNG ĐƯỢC ĐÓNG GÓI KỸ CẨN THẬN. SP MODEL 2020. <text:s/>KẾT NỐI WIFI NHANH. NHỎ GỌN DỄ SỬ DỤNG.</text:p>
          </table:table-cell>
        </table:table-row>
        <table:table-row table:style-name="ro1">
          <table:table-cell office:value-type="string" calcext:value-type="string">
            <text:p>width: 80%;</text:p>
          </table:table-cell>
          <table:table-cell office:value-type="string" calcext:value-type="string">
            <text:p>Hàng được bọc kỹ, giao nhanh. Lấy nét hơi ồn, ko được mượt lắm.</text:p>
          </table:table-cell>
        </table:table-row>
        <table:table-row table:style-name="ro1">
          <table:table-cell office:value-type="string" calcext:value-type="string">
            <text:p>width: 80%;</text:p>
          </table:table-cell>
          <table:table-cell office:value-type="string" calcext:value-type="string">
            <text:p>Hàng được bọc cẩn thận, sản phẩm hiện tại lúc nhận khá ổn</text:p>
          </table:table-cell>
        </table:table-row>
        <table:table-row table:style-name="ro1">
          <table:table-cell office:value-type="string" calcext:value-type="string">
            <text:p>width: 80%;</text:p>
          </table:table-cell>
          <table:table-cell office:value-type="string" calcext:value-type="string">
            <text:p>Hàng đúng với mô tả, giao nhanh. Nhân viên nhiệt tình</text:p>
          </table:table-cell>
        </table:table-row>
        <table:table-row table:style-name="ro1">
          <table:table-cell office:value-type="string" calcext:value-type="string">
            <text:p>width: 80%;</text:p>
          </table:table-cell>
          <table:table-cell office:value-type="string" calcext:value-type="string">
            <text:p>Hàng đúng với hình ảnh,nhưng hơi khó khăn khi đựt ipad vào.</text:p>
          </table:table-cell>
        </table:table-row>
        <table:table-row table:style-name="ro6">
          <table:table-cell office:value-type="string" calcext:value-type="string">
            <text:p>width: 80%;</text:p>
          </table:table-cell>
          <table:table-cell office:value-type="string" calcext:value-type="string">
            <text:p>hàng đúng với hình</text:p>
            <text:p>chất lượng đảm bảo</text:p>
            <text:p>tốt</text:p>
            <text:p>tôi rất hài lòng về sản phẩm</text:p>
            <text:p>tôi rất thích tiki</text:p>
          </table:table-cell>
        </table:table-row>
        <table:table-row table:style-name="ro1">
          <table:table-cell office:value-type="string" calcext:value-type="string">
            <text:p>width: 80%;</text:p>
          </table:table-cell>
          <table:table-cell office:value-type="string" calcext:value-type="string">
            <text:p>Hàng dùng tốt. Tuy nhiên, nhìn có vẻ không mới và đẹp như ảnh. Nhìn thực tế to hơn tưởng tượng nên khó có thể đút vào túi quần mang đi như trong quảng cáo.</text:p>
          </table:table-cell>
        </table:table-row>
        <table:table-row table:style-name="ro1">
          <table:table-cell office:value-type="string" calcext:value-type="string">
            <text:p>width: 80%;</text:p>
          </table:table-cell>
          <table:table-cell office:value-type="string" calcext:value-type="string">
            <text:p>Hàng dùng tốt, đóng gói cẩn thận. Tuy nhiên tiki now giao hàng chậm 1 ngày.</text:p>
          </table:table-cell>
        </table:table-row>
        <table:table-row table:style-name="ro2">
          <table:table-cell office:value-type="string" calcext:value-type="string">
            <text:p>width: 80%;</text:p>
          </table:table-cell>
          <table:table-cell office:value-type="string" calcext:value-type="string">
            <text:p>Hàng dùng tốt, đã dùng vài tháng mà không gặp trục trặc gì. </text:p>
            <text:p>Mẫu mã đẹp!</text:p>
          </table:table-cell>
        </table:table-row>
        <table:table-row table:style-name="ro1">
          <table:table-cell office:value-type="string" calcext:value-type="string">
            <text:p>width: 80%;</text:p>
          </table:table-cell>
          <table:table-cell office:value-type="string" calcext:value-type="string">
            <text:p>Hàng dùng tốt trong tầm giá, chỉ cần loa rõ thêm chút là quá ngon</text:p>
          </table:table-cell>
        </table:table-row>
        <table:table-row table:style-name="ro1">
          <table:table-cell office:value-type="string" calcext:value-type="string">
            <text:p>width: 80%;</text:p>
          </table:table-cell>
          <table:table-cell office:value-type="string" calcext:value-type="string">
            <text:p>Hàng dùng tốt nhưng h</text:p>
          </table:table-cell>
        </table:table-row>
        <table:table-row table:style-name="ro1">
          <table:table-cell office:value-type="string" calcext:value-type="string">
            <text:p>width: 80%;</text:p>
          </table:table-cell>
          <table:table-cell office:value-type="string" calcext:value-type="string">
            <text:p>hàng dùng tốt không bị lỗi gì. kết nối dễ dàng. không có thẻ nhớ kèm theo</text:p>
          </table:table-cell>
        </table:table-row>
        <table:table-row table:style-name="ro1">
          <table:table-cell office:value-type="string" calcext:value-type="string">
            <text:p>width: 80%;</text:p>
          </table:table-cell>
          <table:table-cell office:value-type="string" calcext:value-type="string">
            <text:p>Hàng dùng tốt còn chất lượng thì phải dùng lâu dài mới biết được</text:p>
          </table:table-cell>
        </table:table-row>
        <table:table-row table:style-name="ro1">
          <table:table-cell office:value-type="string" calcext:value-type="string">
            <text:p>width: 80%;</text:p>
          </table:table-cell>
          <table:table-cell office:value-type="string" calcext:value-type="string">
            <text:p>Hàng đúng tiêu chuẩn như quảng cáo, mọi người có thể yên tâm mua dùng.</text:p>
          </table:table-cell>
        </table:table-row>
        <table:table-row table:style-name="ro1">
          <table:table-cell office:value-type="string" calcext:value-type="string">
            <text:p>width: 80%;</text:p>
          </table:table-cell>
          <table:table-cell office:value-type="string" calcext:value-type="string">
            <text:p>Hàng dùng rất tốt, hình ảnh rõ, mong shop luôn chọn hàng tốt</text:p>
          </table:table-cell>
        </table:table-row>
        <table:table-row table:style-name="ro1">
          <table:table-cell office:value-type="string" calcext:value-type="string">
            <text:p>width: 80%;</text:p>
          </table:table-cell>
          <table:table-cell office:value-type="string" calcext:value-type="string">
            <text:p>hàng dùng ổn, nhưng để dùng thêm thời gian xem sao</text:p>
          </table:table-cell>
        </table:table-row>
        <table:table-row table:style-name="ro1">
          <table:table-cell office:value-type="string" calcext:value-type="string">
            <text:p>width: 80%;</text:p>
          </table:table-cell>
          <table:table-cell office:value-type="string" calcext:value-type="string">
            <text:p>Hàng dùng ok ....................</text:p>
          </table:table-cell>
        </table:table-row>
        <table:table-row table:style-name="ro1">
          <table:table-cell office:value-type="string" calcext:value-type="string">
            <text:p>width: 80%;</text:p>
          </table:table-cell>
          <table:table-cell office:value-type="string" calcext:value-type="string">
            <text:p>hàng đúng như mô tả. nhẹ. gắn đt lên thì ok nhưng gắn máy ảnh sợ chịu lực không nổi. có 1 chốt bị lờn khó bấm vào.</text:p>
          </table:table-cell>
        </table:table-row>
        <table:table-row table:style-name="ro2">
          <table:table-cell office:value-type="string" calcext:value-type="string">
            <text:p>width: 80%;</text:p>
          </table:table-cell>
          <table:table-cell office:value-type="string" calcext:value-type="string">
            <text:p>hàng đúng như hình.</text:p>
            <text:p>      zzz</text:p>
          </table:table-cell>
        </table:table-row>
        <table:table-row table:style-name="ro1">
          <table:table-cell office:value-type="string" calcext:value-type="string">
            <text:p>width: 80%;</text:p>
          </table:table-cell>
          <table:table-cell office:value-type="string" calcext:value-type="string">
            <text:p>Hàng đúng mô tả , kết nối với 1 thiết bị tín hiệu tốt chưa thử nhiều thiết bị một lúc . Của mình macbook pro 13</text:p>
          </table:table-cell>
        </table:table-row>
        <table:table-row table:style-name="ro1">
          <table:table-cell office:value-type="string" calcext:value-type="string">
            <text:p>width: 80%;</text:p>
          </table:table-cell>
          <table:table-cell office:value-type="string" calcext:value-type="string">
            <text:p>Hàng đúng miêu tả. Cắm máy báo dung lượng và bus như miêu tả. Về sản phẩm thì hài lòng. Đặt hàng sau 5 ngày mới có.</text:p>
          </table:table-cell>
        </table:table-row>
        <table:table-row table:style-name="ro1">
          <table:table-cell office:value-type="string" calcext:value-type="string">
            <text:p>width: 80%;</text:p>
          </table:table-cell>
          <table:table-cell office:value-type="string" calcext:value-type="string">
            <text:p>Hàng đúng mẫu, chất lượng tốt</text:p>
          </table:table-cell>
        </table:table-row>
        <table:table-row table:style-name="ro1">
          <table:table-cell office:value-type="string" calcext:value-type="string">
            <text:p>width: 80%;</text:p>
          </table:table-cell>
          <table:table-cell office:value-type="string" calcext:value-type="string">
            <text:p>Hàng đúng mẫu</text:p>
          </table:table-cell>
        </table:table-row>
        <table:table-row table:style-name="ro1">
          <table:table-cell office:value-type="string" calcext:value-type="string">
            <text:p>width: 80%;</text:p>
          </table:table-cell>
          <table:table-cell office:value-type="string" calcext:value-type="string">
            <text:p>hàng dùng khá tốt, sản phẩm được đóng gói cẩn thận</text:p>
          </table:table-cell>
        </table:table-row>
        <table:table-row table:style-name="ro1">
          <table:table-cell office:value-type="string" calcext:value-type="string">
            <text:p>width: 80%;</text:p>
          </table:table-cell>
          <table:table-cell office:value-type="string" calcext:value-type="string">
            <text:p>Hàng dùng khá ổn...........</text:p>
          </table:table-cell>
        </table:table-row>
        <table:table-row table:style-name="ro1">
          <table:table-cell office:value-type="string" calcext:value-type="string">
            <text:p>width: 80%;</text:p>
          </table:table-cell>
          <table:table-cell office:value-type="string" calcext:value-type="string">
            <text:p>hàng đúng chuẩn ,đẹp , cứng cáp</text:p>
          </table:table-cell>
        </table:table-row>
        <table:table-row table:style-name="ro1">
          <table:table-cell office:value-type="string" calcext:value-type="string">
            <text:p>width: 80%;</text:p>
          </table:table-cell>
          <table:table-cell office:value-type="string" calcext:value-type="string">
            <text:p>hàng dùng cho các loại máy ảnh okie nhen mọi người ơi</text:p>
          </table:table-cell>
        </table:table-row>
        <table:table-row table:style-name="ro1">
          <table:table-cell office:value-type="string" calcext:value-type="string">
            <text:p>width: 80%;</text:p>
          </table:table-cell>
          <table:table-cell office:value-type="string" calcext:value-type="string">
            <text:p>Hàng đúng chất lượng vs giá thành, nhưng tiki gói hàng hơi to hộp to gấp 3 lần túi =)))</text:p>
          </table:table-cell>
        </table:table-row>
        <table:table-row table:style-name="ro1">
          <table:table-cell office:value-type="string" calcext:value-type="string">
            <text:p>width: 80%;</text:p>
          </table:table-cell>
          <table:table-cell office:value-type="string" calcext:value-type="string">
            <text:p>hàng dùng ban đầu khá ok. Nhưng sau 10 ngày bị bị lỗi, không tự xoay 180 độ được nữa. Đang yêu cầu đổi trả</text:p>
          </table:table-cell>
        </table:table-row>
        <table:table-row table:style-name="ro1">
          <table:table-cell office:value-type="string" calcext:value-type="string">
            <text:p>width: 80%;</text:p>
          </table:table-cell>
          <table:table-cell office:value-type="string" calcext:value-type="string">
            <text:p>Hàng đóng gói kỹ, giao nhanh, đúng như quảng cáo, hài lòng khi nhận hàng.</text:p>
          </table:table-cell>
        </table:table-row>
        <table:table-row table:style-name="ro6">
          <table:table-cell office:value-type="string" calcext:value-type="string">
            <text:p>width: 80%;</text:p>
          </table:table-cell>
          <table:table-cell office:value-type="string" calcext:value-type="string">
            <text:p>Hàng đóng gói đẹp</text:p>
            <text:p>Chắc chắn</text:p>
            <text:p>Sp cầm gọn nhẹ</text:p>
            <text:p>Dễ di chuyển</text:p>
            <text:p>remote hơi chậm (tầm 1s)</text:p>
          </table:table-cell>
        </table:table-row>
        <table:table-row table:style-name="ro1">
          <table:table-cell office:value-type="string" calcext:value-type="string">
            <text:p>width: 80%;</text:p>
          </table:table-cell>
          <table:table-cell office:value-type="string" calcext:value-type="string">
            <text:p>Hàng đóng gói cẩn thận... chất lượng chưa ổn lắm vì đồ kẹp điện thoại 📱 quá dễ gẫy</text:p>
          </table:table-cell>
        </table:table-row>
        <table:table-row table:style-name="ro1">
          <table:table-cell office:value-type="string" calcext:value-type="string">
            <text:p>width: 80%;</text:p>
          </table:table-cell>
          <table:table-cell office:value-type="string" calcext:value-type="string">
            <text:p>hàng đống goi can thận, vừa với túi tiền...</text:p>
          </table:table-cell>
        </table:table-row>
        <table:table-row table:style-name="ro1">
          <table:table-cell office:value-type="string" calcext:value-type="string">
            <text:p>width: 80%;</text:p>
          </table:table-cell>
          <table:table-cell office:value-type="string" calcext:value-type="string">
            <text:p>Hàng đóng gói cẩn thận, thời gian giao hàng hơi lâu. Tuy nhiên, cảm biến hồng ngoại không nhạy, mặc dù ánh sáng bóng đèn sáng rõ nhưng camera vẫn không tắt đèn hồng ngoại</text:p>
          </table:table-cell>
        </table:table-row>
        <table:table-row table:style-name="ro1">
          <table:table-cell office:value-type="string" calcext:value-type="string">
            <text:p>width: 80%;</text:p>
          </table:table-cell>
          <table:table-cell office:value-type="string" calcext:value-type="string">
            <text:p>Hàng đóng gói cẩn thận nhân viên giao hàng nhiệt tình</text:p>
          </table:table-cell>
        </table:table-row>
        <table:table-row table:style-name="ro3">
          <table:table-cell office:value-type="string" calcext:value-type="string">
            <text:p>width: 80%;</text:p>
          </table:table-cell>
          <table:table-cell office:value-type="string" calcext:value-type="string">
            <text:p>Hàng đóng gói cẩn thận </text:p>
            <text:p>Bạn giao hàng làm việc rất có trách nhiệm</text:p>
            <text:p>Sản phẩm thì mình rất ưng ý khi nhận được hàng ! ❤️</text:p>
          </table:table-cell>
        </table:table-row>
        <table:table-row table:style-name="ro3">
          <table:table-cell office:value-type="string" calcext:value-type="string">
            <text:p>width: 80%;</text:p>
          </table:table-cell>
          <table:table-cell office:value-type="string" calcext:value-type="string">
            <text:p>Hàng do bên GHN vận chuyển, sớm hơn dự kiến trên web. Có DVD kèm theo. </text:p>
            <text:p>Điểm mình chưa hài lòng là sách chỉ được cho vào hộp chứ không có bọc lót kèm theo, khá dễ ảnh hưởng tới bìa sách. </text:p>
            <text:p>Giá cạnh tranh, vẫn sẽ tiếp tục mua sách tại Tiki.</text:p>
          </table:table-cell>
        </table:table-row>
        <table:table-row table:style-name="ro2">
          <table:table-cell office:value-type="string" calcext:value-type="string">
            <text:p>width: 80%;</text:p>
          </table:table-cell>
          <table:table-cell office:value-type="string" calcext:value-type="string">
            <text:p>Hàng điện tử mà đóng gói tệ quá. </text:p>
            <text:p>Mà sao mình không thấy có dán tem bảo hành vậy ?</text:p>
          </table:table-cell>
        </table:table-row>
        <table:table-row table:style-name="ro2">
          <table:table-cell office:value-type="string" calcext:value-type="string">
            <text:p>width: 80%;</text:p>
          </table:table-cell>
          <table:table-cell office:value-type="string" calcext:value-type="string">
            <text:p>hàng đẹp. giống hình. sử dụng ổn định</text:p>
            <text:p>phù hợp với mức giá</text:p>
          </table:table-cell>
        </table:table-row>
        <table:table-row table:style-name="ro1">
          <table:table-cell office:value-type="string" calcext:value-type="string">
            <text:p>width: 80%;</text:p>
          </table:table-cell>
          <table:table-cell office:value-type="string" calcext:value-type="string">
            <text:p>Hàng đẹp,tiki giao đúng mẫu mình thích. Shop này có uy tín sẽ ủng hộ tiếp lần sau/</text:p>
          </table:table-cell>
        </table:table-row>
        <table:table-row table:style-name="ro1">
          <table:table-cell office:value-type="string" calcext:value-type="string">
            <text:p>width: 80%;</text:p>
          </table:table-cell>
          <table:table-cell office:value-type="string" calcext:value-type="string">
            <text:p>Hàng đẹp,chất lượng ok!tuy không điều chỉnh hướng linh hoạt như ý nhưng nhìn chung ổn!</text:p>
          </table:table-cell>
        </table:table-row>
        <table:table-row table:style-name="ro1">
          <table:table-cell office:value-type="string" calcext:value-type="string">
            <text:p>width: 80%;</text:p>
          </table:table-cell>
          <table:table-cell office:value-type="string" calcext:value-type="string">
            <text:p>Hàng đẹp, xài tốt, giá cả hợp lý</text:p>
          </table:table-cell>
        </table:table-row>
        <table:table-row table:style-name="ro1">
          <table:table-cell office:value-type="string" calcext:value-type="string">
            <text:p>width: 80%;</text:p>
          </table:table-cell>
          <table:table-cell office:value-type="string" calcext:value-type="string">
            <text:p>Hàng đẹp, loa âm thanh chắc như nước cất, nhưng hơi khó kiểm tra mức pin</text:p>
          </table:table-cell>
        </table:table-row>
        <table:table-row table:style-name="ro1">
          <table:table-cell office:value-type="string" calcext:value-type="string">
            <text:p>width: 80%;</text:p>
          </table:table-cell>
          <table:table-cell office:value-type="string" calcext:value-type="string">
            <text:p>Hàng đẹp, giao nhanh. Good</text:p>
          </table:table-cell>
        </table:table-row>
        <table:table-row table:style-name="ro1">
          <table:table-cell office:value-type="string" calcext:value-type="string">
            <text:p>width: 80%;</text:p>
          </table:table-cell>
          <table:table-cell office:value-type="string" calcext:value-type="string">
            <text:p>Hàng đẹp, giao hàng nhanh, hài lòng, đúng màu đen như chọn trên web.</text:p>
          </table:table-cell>
        </table:table-row>
        <table:table-row table:style-name="ro1">
          <table:table-cell office:value-type="string" calcext:value-type="string">
            <text:p>width: 80%;</text:p>
          </table:table-cell>
          <table:table-cell office:value-type="string" calcext:value-type="string">
            <text:p>Hàng đẹp, dùng rất ổn, giá hợp lý</text:p>
          </table:table-cell>
        </table:table-row>
        <table:table-row table:style-name="ro1">
          <table:table-cell office:value-type="string" calcext:value-type="string">
            <text:p>width: 80%;</text:p>
          </table:table-cell>
          <table:table-cell office:value-type="string" calcext:value-type="string">
            <text:p>Hàng đẹp, đóng gói cẩn thận, sử dụng vài ngày thấy ok,gắn thẻ 64gb ổn, tuy nhiên vẫn chưa biết cách lưu trữ lên đám mây như thế nào? Mong có ai bày cách với, cảm ơn!</text:p>
          </table:table-cell>
        </table:table-row>
        <table:table-row table:style-name="ro1">
          <table:table-cell office:value-type="string" calcext:value-type="string">
            <text:p>width: 80%;</text:p>
          </table:table-cell>
          <table:table-cell office:value-type="string" calcext:value-type="string">
            <text:p>Hàng đẹp, chuẩn, đúng như hình. Hài lòng do nhu cầu vừa đủ với dân Vpz</text:p>
          </table:table-cell>
        </table:table-row>
        <table:table-row table:style-name="ro1">
          <table:table-cell office:value-type="string" calcext:value-type="string">
            <text:p>width: 80%;</text:p>
          </table:table-cell>
          <table:table-cell office:value-type="string" calcext:value-type="string">
            <text:p>hàng đẹp ,nhưng giao thiếu 1 con ốc để vặn camera vào đế. chất lượng thì thời gian sau mới biết mà camera nói tiếng Việt tự động .</text:p>
          </table:table-cell>
        </table:table-row>
        <table:table-row table:style-name="ro4">
          <table:table-cell office:value-type="string" calcext:value-type="string">
            <text:p>width: 80%;</text:p>
          </table:table-cell>
          <table:table-cell office:value-type="string" calcext:value-type="string">
            <text:p>Hàng đẹp</text:p>
            <text:p>Dùng tốt</text:p>
            <text:p>Chất lượng hình ảnh nhìn màu sắc rất đẹp</text:p>
            <text:p>Nhưng điểm trừ lớn là ko zoom hình được nhiều / chỉ khoảng 1,5 lần</text:p>
          </table:table-cell>
        </table:table-row>
        <table:table-row table:style-name="ro1">
          <table:table-cell office:value-type="string" calcext:value-type="string">
            <text:p>width: 80%;</text:p>
          </table:table-cell>
          <table:table-cell office:value-type="string" calcext:value-type="string">
            <text:p>Hàng đc đóng gói cẩn thàn và tem tiếc đầy đủ,tuy nhiên nếu muốn sử dụng win 10 thì phải tải driver từ trang chủ chính thức,wifi bắt đc rất ok,ko phàn nàn ở hiện tại.</text:p>
          </table:table-cell>
        </table:table-row>
        <table:table-row table:style-name="ro1">
          <table:table-cell office:value-type="string" calcext:value-type="string">
            <text:p>width: 80%;</text:p>
          </table:table-cell>
          <table:table-cell office:value-type="string" calcext:value-type="string">
            <text:p>Hàng đầy đủ như mô tả, giao hàng nhanh. Đã sử dụng thấy khá ổn, tuy có miếng để ghép điện thoại vào khá chật, mình dùng 6splus nên kích thước to, khó bỏ vô lấy ra.</text:p>
          </table:table-cell>
        </table:table-row>
        <table:table-row table:style-name="ro1">
          <table:table-cell office:value-type="string" calcext:value-type="string">
            <text:p>width: 80%;</text:p>
          </table:table-cell>
          <table:table-cell office:value-type="string" calcext:value-type="string">
            <text:p>hàng đạt chất lượng của Sony, đầy đủ phụ kiện và quà tặng. Tuy nhiên, thời gian giao hàng cho đơn này quá chậm. Khách hàng phải gọi lên tổng đài nhiều lần. Trong khi tiki không chủ động liên hệ khách để xin lỗi vì sự chậm trễ này. Hy vong đội ngu tiki cần chuyên nghiệp hơn</text:p>
          </table:table-cell>
        </table:table-row>
        <table:table-row table:style-name="ro1">
          <table:table-cell office:value-type="string" calcext:value-type="string">
            <text:p>width: 80%;</text:p>
          </table:table-cell>
          <table:table-cell office:value-type="string" calcext:value-type="string">
            <text:p>hàng đã qua sử dụng, giống hàng trưng bày, nắp đậy có vết xước, mối tiếp xúc của len đã bị trầy, bảo hành mất 2 tháng so với ngày mua</text:p>
          </table:table-cell>
        </table:table-row>
        <table:table-row table:style-name="ro1">
          <table:table-cell office:value-type="string" calcext:value-type="string">
            <text:p>width: 80%;</text:p>
          </table:table-cell>
          <table:table-cell office:value-type="string" calcext:value-type="string">
            <text:p>Hàng đã bị bóc hộp trước đó, hộp nhìn khá cũ nên không biết sản phẩm có phải hàng đã qua sử dụng hay chưa vì không biết cách test số lần sạc. Pin to hơn so với tưởng tượng ban đầu.</text:p>
          </table:table-cell>
        </table:table-row>
        <table:table-row table:style-name="ro1">
          <table:table-cell office:value-type="string" calcext:value-type="string">
            <text:p>width: 80%;</text:p>
          </table:table-cell>
          <table:table-cell office:value-type="string" calcext:value-type="string">
            <text:p>hàng cũng tạm được, khá nhỏ mình nghĩ chỉ để được điện thoại, chứ máy ảnh để lên sợ rớt bủm bủm liền :))))</text:p>
          </table:table-cell>
        </table:table-row>
        <table:table-row table:style-name="ro1">
          <table:table-cell office:value-type="string" calcext:value-type="string">
            <text:p>width: 80%;</text:p>
          </table:table-cell>
          <table:table-cell office:value-type="string" calcext:value-type="string">
            <text:p>Hàng cũng tạm , xài thấy hài đóng đó mọi người. Ok</text:p>
          </table:table-cell>
        </table:table-row>
        <table:table-row table:style-name="ro1">
          <table:table-cell office:value-type="string" calcext:value-type="string">
            <text:p>width: 80%;</text:p>
          </table:table-cell>
          <table:table-cell office:value-type="string" calcext:value-type="string">
            <text:p>hàng cũng đc mỗi tội là cap sạc cắm vào đt lỏng cho 4 🌟 vậy. lần sau ủng hộ shop</text:p>
          </table:table-cell>
        </table:table-row>
        <table:table-row table:style-name="ro4">
          <table:table-cell office:value-type="string" calcext:value-type="string">
            <text:p>width: 80%;</text:p>
          </table:table-cell>
          <table:table-cell office:value-type="string" calcext:value-type="string">
            <text:p>hàng cứng cáp - tốt, vận chuyển tốt </text:p>
            <text:p>Thân máy bằng nhôm cứng</text:p>
            <text:p>các khớp bằng nhựa nên chưa biết như thế nào</text:p>
            <text:p>nhìn chung sp thực tế phù hợp với giá tiền</text:p>
          </table:table-cell>
        </table:table-row>
        <table:table-row table:style-name="ro1">
          <table:table-cell office:value-type="string" calcext:value-type="string">
            <text:p>width: 80%;</text:p>
          </table:table-cell>
          <table:table-cell office:value-type="string" calcext:value-type="string">
            <text:p>Hàng cũng bình thương nhưng nhựa hơi có mùi khó chiệu vs lại bị còn hơi dính ở phía trong như là keo chưa khô vậy.vì là hàng tr q nên cũng hơi lo.</text:p>
          </table:table-cell>
        </table:table-row>
        <table:table-row table:style-name="ro1">
          <table:table-cell office:value-type="string" calcext:value-type="string">
            <text:p>width: 80%;</text:p>
          </table:table-cell>
          <table:table-cell office:value-type="string" calcext:value-type="string">
            <text:p>hàng cơ bản xài kỹ ok</text:p>
          </table:table-cell>
        </table:table-row>
        <table:table-row table:style-name="ro1">
          <table:table-cell office:value-type="string" calcext:value-type="string">
            <text:p>width: 80%;</text:p>
          </table:table-cell>
          <table:table-cell office:value-type="string" calcext:value-type="string">
            <text:p>Hàng chuyển phát khá nhanh, mẫu mà đẹp, quạt quay êm ko có tiếng, tuy nhiện sức gió có vẻ hơi yếu, nhiệt độ của máy có giảm nhưng không nhiều từ 70-60 xuống 60-50</text:p>
          </table:table-cell>
        </table:table-row>
        <table:table-row table:style-name="ro1">
          <table:table-cell office:value-type="string" calcext:value-type="string">
            <text:p>width: 80%;</text:p>
          </table:table-cell>
          <table:table-cell office:value-type="string" calcext:value-type="string">
            <text:p>hàng chuẩn. hàng nhận đc đúng như giới thiệu. tiki bán hàng vẫn tốt nhất.</text:p>
          </table:table-cell>
        </table:table-row>
        <table:table-row table:style-name="ro1">
          <table:table-cell office:value-type="string" calcext:value-type="string">
            <text:p>width: 80%;</text:p>
          </table:table-cell>
          <table:table-cell office:value-type="string" calcext:value-type="string">
            <text:p>Hàng chuẩn. Hài lòng với sản phẩm. Thời gian giao hàng chưa được nhanh.</text:p>
          </table:table-cell>
        </table:table-row>
        <table:table-row table:style-name="ro1">
          <table:table-cell office:value-type="string" calcext:value-type="string">
            <text:p>width: 80%;</text:p>
          </table:table-cell>
          <table:table-cell office:value-type="string" calcext:value-type="string">
            <text:p>Hàng chuẩn, đóng gói cẩn thận!</text:p>
          </table:table-cell>
        </table:table-row>
        <table:table-row table:style-name="ro1">
          <table:table-cell office:value-type="string" calcext:value-type="string">
            <text:p>width: 80%;</text:p>
          </table:table-cell>
          <table:table-cell office:value-type="string" calcext:value-type="string">
            <text:p>Hàng chính hãng. Tốt, rất hài lòng.</text:p>
          </table:table-cell>
        </table:table-row>
        <table:table-row table:style-name="ro1">
          <table:table-cell office:value-type="string" calcext:value-type="string">
            <text:p>width: 80%;</text:p>
          </table:table-cell>
          <table:table-cell office:value-type="string" calcext:value-type="string">
            <text:p>Hàng chính hãng. Micro giá rẻ nên cũng không kì vọng âm sẽ hay, chất, bass trầm ấm được. Nhưng được cái thu nhạy khi đeo khu vực cổ áo. Nhiêu đây cũng đáng tiền để mua</text:p>
          </table:table-cell>
        </table:table-row>
        <table:table-row table:style-name="ro1">
          <table:table-cell office:value-type="string" calcext:value-type="string">
            <text:p>width: 80%;</text:p>
          </table:table-cell>
          <table:table-cell office:value-type="string" calcext:value-type="string">
            <text:p>Hàng chính hãng. Đơn vị giao hành nhanh giao hàng nhanh. Thời gian từ lúc duyệt đơn hàng đến khi giao đơn vị vận chuyển lâu.</text:p>
          </table:table-cell>
        </table:table-row>
        <table:table-row table:style-name="ro1">
          <table:table-cell office:value-type="string" calcext:value-type="string">
            <text:p>width: 80%;</text:p>
          </table:table-cell>
          <table:table-cell office:value-type="string" calcext:value-type="string">
            <text:p>hàng chính hãng,giáo hàng đảm bảo</text:p>
          </table:table-cell>
        </table:table-row>
        <table:table-row table:style-name="ro1">
          <table:table-cell office:value-type="string" calcext:value-type="string">
            <text:p>width: 80%;</text:p>
          </table:table-cell>
          <table:table-cell office:value-type="string" calcext:value-type="string">
            <text:p>hàng chính hãng,...................................</text:p>
          </table:table-cell>
        </table:table-row>
        <table:table-row table:style-name="ro1">
          <table:table-cell office:value-type="string" calcext:value-type="string">
            <text:p>width: 80%;</text:p>
          </table:table-cell>
          <table:table-cell office:value-type="string" calcext:value-type="string">
            <text:p>Hàng chính hãng, nguyên seal. 5 sao cho chất lượng sản phẩm. Tuy nhiên giao hàng quá chậm, nên trừ Tiki Trading 1 sao.</text:p>
          </table:table-cell>
        </table:table-row>
        <table:table-row table:style-name="ro1">
          <table:table-cell office:value-type="string" calcext:value-type="string">
            <text:p>width: 80%;</text:p>
          </table:table-cell>
          <table:table-cell office:value-type="string" calcext:value-type="string">
            <text:p>Hàng chính hãng, new 100%, sóng mạnh, hài lòng với tầm giá, tốc độ 5gh nhanh và 2.4 tương đối nhanh. Với 500k chạy 2 băng tần và 4 anhten và máy tản nhiệt tốt. Ae nên mua, chỉ bị cái mới quá nên mình tháo ra thì trên máy ko có team dán bảo hành ??</text:p>
          </table:table-cell>
        </table:table-row>
        <table:table-row table:style-name="ro1">
          <table:table-cell office:value-type="string" calcext:value-type="string">
            <text:p>width: 80%;</text:p>
          </table:table-cell>
          <table:table-cell office:value-type="string" calcext:value-type="string">
            <text:p>Hàng chính hãng, không kèm theo cục nguồn, phiên bản quốc tế, có tiếng việt. Cài đặt ở bước quét mã qr hơi khó, cài xong dùng tốt.</text:p>
          </table:table-cell>
        </table:table-row>
        <table:table-row table:style-name="ro1">
          <table:table-cell office:value-type="string" calcext:value-type="string">
            <text:p>width: 80%;</text:p>
          </table:table-cell>
          <table:table-cell office:value-type="string" calcext:value-type="string">
            <text:p>Hàng chính hãng, giao hàng nhanh, chất lượng sản phẩm thì mấy tháng rồi vẫn chưa thấy vấn đề gì. Ok lắm</text:p>
          </table:table-cell>
        </table:table-row>
        <table:table-row table:style-name="ro1">
          <table:table-cell office:value-type="string" calcext:value-type="string">
            <text:p>width: 80%;</text:p>
          </table:table-cell>
          <table:table-cell office:value-type="string" calcext:value-type="string">
            <text:p>Hàng chính hãng, đóng gói tốt, hdd chạy ổn</text:p>
          </table:table-cell>
        </table:table-row>
        <table:table-row table:style-name="ro1">
          <table:table-cell office:value-type="string" calcext:value-type="string">
            <text:p>width: 80%;</text:p>
          </table:table-cell>
          <table:table-cell office:value-type="string" calcext:value-type="string">
            <text:p>Hàng chính hãng, đóng gói sp chắc chắn. Mình tạm hài lòng với sp này.</text:p>
          </table:table-cell>
        </table:table-row>
        <table:table-row table:style-name="ro4">
          <table:table-cell office:value-type="string" calcext:value-type="string">
            <text:p>width: 80%;</text:p>
          </table:table-cell>
          <table:table-cell office:value-type="string" calcext:value-type="string">
            <text:p>Hàng chính hãng, DGW nhập khẩu.</text:p>
            <text:p>Lắp đặt dễ dàng</text:p>
            <text:p>Tuy nhiên wifi chập chờn, mặc dù để gần bộ phát. Khi xem muốn xoay góc phải đợi load lại.</text:p>
            <text:p>Không biết có cách nào khắc phục không?</text:p>
          </table:table-cell>
        </table:table-row>
        <table:table-row table:style-name="ro1">
          <table:table-cell office:value-type="string" calcext:value-type="string">
            <text:p>width: 80%;</text:p>
          </table:table-cell>
          <table:table-cell office:value-type="string" calcext:value-type="string">
            <text:p>Hàng chính hãng, chất lượng tuyệt vời</text:p>
          </table:table-cell>
        </table:table-row>
        <table:table-row table:style-name="ro1">
          <table:table-cell office:value-type="string" calcext:value-type="string">
            <text:p>width: 80%;</text:p>
          </table:table-cell>
          <table:table-cell office:value-type="string" calcext:value-type="string">
            <text:p>Hàng chính hãng, chất lượng tốt, giao hàng rất nhanh, cảm ơn tiki</text:p>
          </table:table-cell>
        </table:table-row>
        <table:table-row table:style-name="ro1">
          <table:table-cell office:value-type="string" calcext:value-type="string">
            <text:p>width: 80%;</text:p>
          </table:table-cell>
          <table:table-cell office:value-type="string" calcext:value-type="string">
            <text:p>Hàng chính hãng, cần thời gian để đánh giá thêm</text:p>
          </table:table-cell>
        </table:table-row>
        <table:table-row table:style-name="ro2">
          <table:table-cell office:value-type="string" calcext:value-type="string">
            <text:p>width: 80%;</text:p>
          </table:table-cell>
          <table:table-cell office:value-type="string" calcext:value-type="string">
            <text:p>hàng chính hãng tuy nhiên giao làm 2 lần hơi nản tý</text:p>
            <text:p>giao máy xong đợi 3 hôm sau mới có thẻ cụt cả hứng</text:p>
          </table:table-cell>
        </table:table-row>
        <table:table-row table:style-name="ro3">
          <table:table-cell office:value-type="string" calcext:value-type="string">
            <text:p>width: 80%;</text:p>
          </table:table-cell>
          <table:table-cell office:value-type="string" calcext:value-type="string">
            <text:p>Hàng chính hãng nguyên seal đóng gói chuyên nghiệp cẩn thận</text:p>
            <text:p/>
            <text:p>*giao hàng 2h nhưng mất gần 4h mới nhận được. nói chung cũng hài lòng</text:p>
          </table:table-cell>
        </table:table-row>
        <table:table-row table:style-name="ro4">
          <table:table-cell office:value-type="string" calcext:value-type="string">
            <text:p>width: 80%;</text:p>
          </table:table-cell>
          <table:table-cell office:value-type="string" calcext:value-type="string">
            <text:p>hàng chính hãng giao hàng nhanh. mới đặt hôm mùng 9/9 mà mùng 10/9 đã nhận đc hàng. </text:p>
            <text:p>camera cài đặt dễ dàng vì có hướng dẫn sử dụng. giá thành tốt vì đc áp mã giảm giá. </text:p>
            <text:p>rất hài lòng. </text:p>
            <text:p>chất lượng thì mình sẽ theo dõi thêm</text:p>
          </table:table-cell>
        </table:table-row>
        <table:table-row table:style-name="ro1">
          <table:table-cell office:value-type="string" calcext:value-type="string">
            <text:p>width: 80%;</text:p>
          </table:table-cell>
          <table:table-cell office:value-type="string" calcext:value-type="string">
            <text:p>Hàng chính hãng đóng gói cẩn thận. dùng oke, tuy nhiên ko tương thích với androi cho lắm . IOS xài hàng này ổn hơn thanks</text:p>
          </table:table-cell>
        </table:table-row>
        <table:table-row table:style-name="ro1">
          <table:table-cell office:value-type="string" calcext:value-type="string">
            <text:p>width: 80%;</text:p>
          </table:table-cell>
          <table:table-cell office:value-type="string" calcext:value-type="string">
            <text:p>Háng chất lượng và chính hãng</text:p>
          </table:table-cell>
        </table:table-row>
        <table:table-row table:style-name="ro1">
          <table:table-cell office:value-type="string" calcext:value-type="string">
            <text:p>width: 80%;</text:p>
          </table:table-cell>
          <table:table-cell office:value-type="string" calcext:value-type="string">
            <text:p>Hàng chất lượng trong tầm giá. Cài đặt đơn giản. Âm thanh hơi rè xíu.</text:p>
          </table:table-cell>
        </table:table-row>
        <table:table-row table:style-name="ro2">
          <table:table-cell office:value-type="string" calcext:value-type="string">
            <text:p>width: 80%;</text:p>
          </table:table-cell>
          <table:table-cell office:value-type="string" calcext:value-type="string">
            <text:p>Hàng chất lượng đẹp hơn mong đợi!</text:p>
            <text:p>Kiểm tra chất lượng âm thanh xem thế nào! Tks shop!</text:p>
          </table:table-cell>
        </table:table-row>
        <table:table-row table:style-name="ro2">
          <table:table-cell office:value-type="string" calcext:value-type="string">
            <text:p>width: 80%;</text:p>
          </table:table-cell>
          <table:table-cell office:value-type="string" calcext:value-type="string">
            <text:p>hàng chất lượng . Nhưng còn giao hàng trể. Khắc phục cái này nhé ad. </text:p>
            <text:p>thanks chủ ad</text:p>
          </table:table-cell>
        </table:table-row>
        <table:table-row table:style-name="ro1">
          <table:table-cell office:value-type="string" calcext:value-type="string">
            <text:p>width: 80%;</text:p>
          </table:table-cell>
          <table:table-cell office:value-type="string" calcext:value-type="string">
            <text:p>hàng chắc chắn nhưng nhẹ dung lượng PIN thực tế khoảng 600ma</text:p>
          </table:table-cell>
        </table:table-row>
        <table:table-row table:style-name="ro1">
          <table:table-cell office:value-type="string" calcext:value-type="string">
            <text:p>width: 80%;</text:p>
          </table:table-cell>
          <table:table-cell office:value-type="string" calcext:value-type="string">
            <text:p>Hàng anker cầm chất liệu khá thích, dung lượng chuẩn. Tuy nhiên kích thước hơi to cho việc bỏ túi quần/áo.</text:p>
          </table:table-cell>
        </table:table-row>
        <table:table-row table:style-name="ro1">
          <table:table-cell office:value-type="string" calcext:value-type="string">
            <text:p>width: 80%;</text:p>
          </table:table-cell>
          <table:table-cell office:value-type="string" calcext:value-type="string">
            <text:p>Hai pin kèm dock rất đáng lựa chọn cho chất lượng, thiết kế thẩm mỹ thay vì cùng mức chi phí chỉ mua được 01 pin chính hãng Sony hay bộ pin Wasabi.</text:p>
          </table:table-cell>
        </table:table-row>
        <table:table-row table:style-name="ro1">
          <table:table-cell office:value-type="string" calcext:value-type="string">
            <text:p>width: 80%;</text:p>
          </table:table-cell>
          <table:table-cell office:value-type="string" calcext:value-type="string">
            <text:p>hài lòng............ hài lòng</text:p>
          </table:table-cell>
        </table:table-row>
        <table:table-row table:style-name="ro1">
          <table:table-cell office:value-type="string" calcext:value-type="string">
            <text:p>width: 80%;</text:p>
          </table:table-cell>
          <table:table-cell office:value-type="string" calcext:value-type="string">
            <text:p>Hài lòng. Tuy nhiên sản phẩm ko lưu điện, phải cắm sạc điện liên tục.</text:p>
          </table:table-cell>
        </table:table-row>
        <table:table-row table:style-name="ro1">
          <table:table-cell office:value-type="string" calcext:value-type="string">
            <text:p>width: 80%;</text:p>
          </table:table-cell>
          <table:table-cell office:value-type="string" calcext:value-type="string">
            <text:p>Hài lòng. <text:s text:c="41"/>.</text:p>
          </table:table-cell>
        </table:table-row>
        <table:table-row table:style-name="ro1">
          <table:table-cell office:value-type="string" calcext:value-type="string">
            <text:p>width: 80%;</text:p>
          </table:table-cell>
          <table:table-cell office:value-type="string" calcext:value-type="string">
            <text:p>Hài lòng.</text:p>
          </table:table-cell>
        </table:table-row>
        <table:table-row table:style-name="ro1">
          <table:table-cell office:value-type="string" calcext:value-type="string">
            <text:p>width: 80%;</text:p>
          </table:table-cell>
          <table:table-cell office:value-type="string" calcext:value-type="string">
            <text:p>Hai long,de du dung moi biet nhu the nao</text:p>
          </table:table-cell>
        </table:table-row>
        <table:table-row table:style-name="ro1">
          <table:table-cell office:value-type="string" calcext:value-type="string">
            <text:p>width: 80%;</text:p>
          </table:table-cell>
          <table:table-cell office:value-type="string" calcext:value-type="string">
            <text:p>Hài lòng, tuy đôi lúc hình ảnh bị mất màu thành đen trắng</text:p>
          </table:table-cell>
        </table:table-row>
        <table:table-row table:style-name="ro2">
          <table:table-cell office:value-type="string" calcext:value-type="string">
            <text:p>width: 80%;</text:p>
          </table:table-cell>
          <table:table-cell office:value-type="string" calcext:value-type="string">
            <text:p>Hài lòng, sản phẩm tốt. .. </text:p>
            <text:p>Cám ơn shop</text:p>
          </table:table-cell>
        </table:table-row>
        <table:table-row table:style-name="ro1">
          <table:table-cell office:value-type="string" calcext:value-type="string">
            <text:p>width: 80%;</text:p>
          </table:table-cell>
          <table:table-cell office:value-type="string" calcext:value-type="string">
            <text:p>Hài lòng, sản phẩm như mô tả, giao hàng đúng hẹn</text:p>
          </table:table-cell>
        </table:table-row>
        <table:table-row table:style-name="ro1">
          <table:table-cell office:value-type="string" calcext:value-type="string">
            <text:p>width: 80%;</text:p>
          </table:table-cell>
          <table:table-cell office:value-type="string" calcext:value-type="string">
            <text:p>hài lòng, nhìn cũng được,</text:p>
          </table:table-cell>
        </table:table-row>
        <table:table-row table:style-name="ro1">
          <table:table-cell office:value-type="string" calcext:value-type="string">
            <text:p>width: 80%;</text:p>
          </table:table-cell>
          <table:table-cell office:value-type="string" calcext:value-type="string">
            <text:p>Hài lòng, hàng đẹp như QC. Đóng gói, bao bì nguyên tem</text:p>
          </table:table-cell>
        </table:table-row>
        <table:table-row table:style-name="ro2">
          <table:table-cell office:value-type="string" calcext:value-type="string">
            <text:p>width: 80%;</text:p>
          </table:table-cell>
          <table:table-cell office:value-type="string" calcext:value-type="string">
            <text:p>Hài lòng,</text:p>
            <text:p>Đóng gói sp, chắc chắn, sp ko kèm Bảo Hành hả shop? Kiểm tra giúp.</text:p>
          </table:table-cell>
        </table:table-row>
        <table:table-row table:style-name="ro1">
          <table:table-cell office:value-type="string" calcext:value-type="string">
            <text:p>width: 80%;</text:p>
          </table:table-cell>
          <table:table-cell office:value-type="string" calcext:value-type="string">
            <text:p>Hài lòng vs món hàng tôi đã chọn mua</text:p>
          </table:table-cell>
        </table:table-row>
        <table:table-row table:style-name="ro1">
          <table:table-cell office:value-type="string" calcext:value-type="string">
            <text:p>width: 80%;</text:p>
          </table:table-cell>
          <table:table-cell office:value-type="string" calcext:value-type="string">
            <text:p>Hài lòng với số tiền bỏ ra nhưng so ra Totolink vẫn không bằng Tenda, đặc biệt là app router có như không có :)))</text:p>
          </table:table-cell>
        </table:table-row>
        <table:table-row table:style-name="ro1">
          <table:table-cell office:value-type="string" calcext:value-type="string">
            <text:p>width: 80%;</text:p>
          </table:table-cell>
          <table:table-cell office:value-type="string" calcext:value-type="string">
            <text:p>hài lòng với sản phẩm. giáo hàng nhanh đặt hàng xong 2 ngày giao hàng liền.</text:p>
          </table:table-cell>
        </table:table-row>
        <table:table-row table:style-name="ro1">
          <table:table-cell office:value-type="string" calcext:value-type="string">
            <text:p>width: 80%;</text:p>
          </table:table-cell>
          <table:table-cell office:value-type="string" calcext:value-type="string">
            <text:p>Hài lòng với sản phẩm, dễ sử dụng, dễ cài đặt</text:p>
          </table:table-cell>
        </table:table-row>
        <table:table-row table:style-name="ro1">
          <table:table-cell office:value-type="string" calcext:value-type="string">
            <text:p>width: 80%;</text:p>
          </table:table-cell>
          <table:table-cell office:value-type="string" calcext:value-type="string">
            <text:p>hài lòng với sản phẩm, có 1 cái hơi lác nhưng hồi sau cũng okay</text:p>
          </table:table-cell>
        </table:table-row>
        <table:table-row table:style-name="ro1">
          <table:table-cell office:value-type="string" calcext:value-type="string">
            <text:p>width: 80%;</text:p>
          </table:table-cell>
          <table:table-cell office:value-type="string" calcext:value-type="string">
            <text:p>Hài lòng với sản phẩm và người giao hàng nhiệt tình</text:p>
          </table:table-cell>
        </table:table-row>
        <table:table-row table:style-name="ro1">
          <table:table-cell office:value-type="string" calcext:value-type="string">
            <text:p>width: 80%;</text:p>
          </table:table-cell>
          <table:table-cell office:value-type="string" calcext:value-type="string">
            <text:p>Hài lòng với sản phẩm nhưng khi lắp thẻ nhớ 32g vào thì thoảng báo không nhận thẻ phải tháo ra cắm lại</text:p>
          </table:table-cell>
        </table:table-row>
        <table:table-row table:style-name="ro1">
          <table:table-cell office:value-type="string" calcext:value-type="string">
            <text:p>width: 80%;</text:p>
          </table:table-cell>
          <table:table-cell office:value-type="string" calcext:value-type="string">
            <text:p>Hài lòng với mức giá, công suất ko mạnh lắm nhưng xài chung với <text:s/>macbook thì ổn</text:p>
          </table:table-cell>
        </table:table-row>
        <table:table-row table:style-name="ro1">
          <table:table-cell office:value-type="string" calcext:value-type="string">
            <text:p>width: 80%;</text:p>
          </table:table-cell>
          <table:table-cell office:value-type="string" calcext:value-type="string">
            <text:p>Hài lòng với mẫu mã, chất lượng, tuy nhiên cần phải mất 1 cuộn phim mới biết cách chỉnh :))))</text:p>
          </table:table-cell>
        </table:table-row>
        <table:table-row table:style-name="ro1">
          <table:table-cell office:value-type="string" calcext:value-type="string">
            <text:p>width: 80%;</text:p>
          </table:table-cell>
          <table:table-cell office:value-type="string" calcext:value-type="string">
            <text:p>Hài lòng với dịch vụ và chất lượng hàng,hộp nhựa khá tốt,ẩm kế điện tử rất gọn.</text:p>
          </table:table-cell>
        </table:table-row>
        <table:table-row table:style-name="ro2">
          <table:table-cell office:value-type="string" calcext:value-type="string">
            <text:p>width: 80%;</text:p>
          </table:table-cell>
          <table:table-cell office:value-type="string" calcext:value-type="string">
            <text:p>Hài lòng vì sản phẩm hàng chính hãng và mới 100%</text:p>
            <text:p>Tiki rất uy tín về mặt hàng điện tử.</text:p>
          </table:table-cell>
        </table:table-row>
        <table:table-row table:style-name="ro1">
          <table:table-cell office:value-type="string" calcext:value-type="string">
            <text:p>width: 80%;</text:p>
          </table:table-cell>
          <table:table-cell office:value-type="string" calcext:value-type="string">
            <text:p>Hài lòng về tiến độ giao hàng, hàng giao đúng theo giới thiệu, mới sử dụng đánh giá cũng ổn</text:p>
          </table:table-cell>
        </table:table-row>
        <table:table-row table:style-name="ro1">
          <table:table-cell office:value-type="string" calcext:value-type="string">
            <text:p>width: 80%;</text:p>
          </table:table-cell>
          <table:table-cell office:value-type="string" calcext:value-type="string">
            <text:p>Hài lòng về thời gian giao hàng, chất lượng lens chụp tốt. Nói chung là hài lòng :)</text:p>
          </table:table-cell>
        </table:table-row>
        <table:table-row table:style-name="ro1">
          <table:table-cell office:value-type="string" calcext:value-type="string">
            <text:p>width: 80%;</text:p>
          </table:table-cell>
          <table:table-cell office:value-type="string" calcext:value-type="string">
            <text:p>Hài lòng về sản phẩm. Tiki yêu cầu gõ đủ 50 kí tự nên mình gõ thêm</text:p>
          </table:table-cell>
        </table:table-row>
        <table:table-row table:style-name="ro1">
          <table:table-cell office:value-type="string" calcext:value-type="string">
            <text:p>width: 80%;</text:p>
          </table:table-cell>
          <table:table-cell office:value-type="string" calcext:value-type="string">
            <text:p>hài lòng vê sản phẩm. chất lượng hợp vs tằm giá.</text:p>
          </table:table-cell>
        </table:table-row>
        <table:table-row table:style-name="ro1">
          <table:table-cell office:value-type="string" calcext:value-type="string">
            <text:p>width: 80%;</text:p>
          </table:table-cell>
          <table:table-cell office:value-type="string" calcext:value-type="string">
            <text:p>hài lòng về sản phẩm, và chất lượng phục vụ khách hàng</text:p>
          </table:table-cell>
        </table:table-row>
        <table:table-row table:style-name="ro1">
          <table:table-cell office:value-type="string" calcext:value-type="string">
            <text:p>width: 80%;</text:p>
          </table:table-cell>
          <table:table-cell office:value-type="string" calcext:value-type="string">
            <text:p>Hài lòng về sản phẩm, sạc nhanh, dung lượng pin đảm bảo !</text:p>
          </table:table-cell>
        </table:table-row>
        <table:table-row table:style-name="ro1">
          <table:table-cell office:value-type="string" calcext:value-type="string">
            <text:p>width: 80%;</text:p>
          </table:table-cell>
          <table:table-cell office:value-type="string" calcext:value-type="string">
            <text:p>Hài lòng về sản phẩm, chất lượng tốt. Giao hàng nhanh/</text:p>
          </table:table-cell>
        </table:table-row>
        <table:table-row table:style-name="ro1">
          <table:table-cell office:value-type="string" calcext:value-type="string">
            <text:p>width: 80%;</text:p>
          </table:table-cell>
          <table:table-cell office:value-type="string" calcext:value-type="string">
            <text:p>Hai lòng về sản phẩm nhưng không hài lòng về đóng gói thiếu cái thẻ nhớ 😒😒</text:p>
          </table:table-cell>
        </table:table-row>
        <table:table-row table:style-name="ro1">
          <table:table-cell office:value-type="string" calcext:value-type="string">
            <text:p>width: 80%;</text:p>
          </table:table-cell>
          <table:table-cell office:value-type="string" calcext:value-type="string">
            <text:p>Hài lòng về sản phẩm này, hợp lý</text:p>
          </table:table-cell>
        </table:table-row>
        <table:table-row table:style-name="ro1">
          <table:table-cell office:value-type="string" calcext:value-type="string">
            <text:p>width: 80%;</text:p>
          </table:table-cell>
          <table:table-cell office:value-type="string" calcext:value-type="string">
            <text:p>Hài lòng về sản phẩm đã mua. Giao hàng nhanh..đóng gói đẹp, cẩn thận. Nhưng anh shipper lần này hơi khó chịu, không giống những lần trước. Nói cho em 5 phút em chạy về, khoảng 4 phút mình gọi tính nói ảnh rằng “em có 2 đơn hàng đặt cùng lúc, anh coi lại để khỏi mất công anh vòng lại nữa” mới nói được nửa chừng, anh nói có một đơn thôi..không đợi được đâu..ảnh cúp máy đến cộp, không để cho mình nói thêm..nhưng mình cũng vừa về tới cửa. Feeling mất ấn tượng quá !</text:p>
          </table:table-cell>
        </table:table-row>
        <table:table-row table:style-name="ro1">
          <table:table-cell office:value-type="string" calcext:value-type="string">
            <text:p>width: 80%;</text:p>
          </table:table-cell>
          <table:table-cell office:value-type="string" calcext:value-type="string">
            <text:p>Hài lòng về chất lượng sản phẩm, hợp lý trong tầm giá, thước thuỷ cân bằng bị bể không xài được nhưng không đáng kể. Đánh giá 4 sao, sản phẩm tốt, nên mua</text:p>
          </table:table-cell>
        </table:table-row>
        <table:table-row table:style-name="ro1">
          <table:table-cell office:value-type="string" calcext:value-type="string">
            <text:p>width: 80%;</text:p>
          </table:table-cell>
          <table:table-cell office:value-type="string" calcext:value-type="string">
            <text:p>Hài lòng sản phẩm với số tiền bỏ ra mua.</text:p>
          </table:table-cell>
        </table:table-row>
        <table:table-row table:style-name="ro5">
          <table:table-cell office:value-type="string" calcext:value-type="string">
            <text:p>width: 80%;</text:p>
          </table:table-cell>
          <table:table-cell office:value-type="string" calcext:value-type="string">
            <text:p>Hài lòng nhưng hơi ức một Tý. </text:p>
            <text:p>nhưng vì chúng ta đều là những con người biết làm để Chang chải cái Cuộc sống nầy thôi... 👌👌👌</text:p>
            <text:p>tôn trọng nhau nhé.... 😊😊😊😊</text:p>
            <text:p>             *×*×*×* EM CÁM ƠN Ạ *×*×*×*</text:p>
            <text:p>Ớ   nhưng mà Cho em đổi lại cái giá đỡ màu #*HỒNG *# .Được không ạ... 😜😜😜</text:p>
            <text:p>bữa quên không xem logo màu của nó. </text:p>
            <text:p>hì... 😊😊😊😊</text:p>
          </table:table-cell>
        </table:table-row>
        <table:table-row table:style-name="ro1">
          <table:table-cell office:value-type="string" calcext:value-type="string">
            <text:p>width: 80%;</text:p>
          </table:table-cell>
          <table:table-cell office:value-type="string" calcext:value-type="string">
            <text:p>Hài lòng khi sử dụng sp này. Giảm được 20% giá thành nữa là hoàn hảo</text:p>
          </table:table-cell>
        </table:table-row>
        <table:table-row table:style-name="ro1">
          <table:table-cell office:value-type="string" calcext:value-type="string">
            <text:p>width: 80%;</text:p>
          </table:table-cell>
          <table:table-cell office:value-type="string" calcext:value-type="string">
            <text:p>hài lòng giao hàng nhanh hơn dự kiến</text:p>
          </table:table-cell>
        </table:table-row>
        <table:table-row table:style-name="ro3">
          <table:table-cell office:value-type="string" calcext:value-type="string">
            <text:p>width: 80%;</text:p>
          </table:table-cell>
          <table:table-cell office:value-type="string" calcext:value-type="string">
            <text:p>Hài lòng 80%</text:p>
            <text:p>Tính năng hồng chưa nhạy</text:p>
            <text:p>Bắt chuyển động còn giật</text:p>
          </table:table-cell>
        </table:table-row>
        <table:table-row table:style-name="ro1">
          <table:table-cell office:value-type="string" calcext:value-type="string">
            <text:p>width: 80%;</text:p>
          </table:table-cell>
          <table:table-cell office:value-type="string" calcext:value-type="string">
            <text:p>Hai long 1111111111111111111</text:p>
          </table:table-cell>
        </table:table-row>
        <table:table-row table:style-name="ro1">
          <table:table-cell office:value-type="string" calcext:value-type="string">
            <text:p>width: 80%;</text:p>
          </table:table-cell>
          <table:table-cell office:value-type="string" calcext:value-type="string">
            <text:p>Hài lòng ,Hàng rất bền giá lại rẻ.</text:p>
          </table:table-cell>
        </table:table-row>
        <table:table-row table:style-name="ro2">
          <table:table-cell office:value-type="string" calcext:value-type="string">
            <text:p>width: 80%;</text:p>
          </table:table-cell>
          <table:table-cell office:value-type="string" calcext:value-type="string">
            <text:p>hai lòng</text:p>
            <text:p>hình ảnh nét</text:p>
          </table:table-cell>
        </table:table-row>
        <table:table-row table:style-name="ro1">
          <table:table-cell office:value-type="string" calcext:value-type="string">
            <text:p>width: 80%;</text:p>
          </table:table-cell>
          <table:table-cell office:value-type="string" calcext:value-type="string">
            <text:p>Hài lòng</text:p>
          </table:table-cell>
        </table:table-row>
        <table:table-row table:style-name="ro1">
          <table:table-cell office:value-type="string" calcext:value-type="string">
            <text:p>width: 80%;</text:p>
          </table:table-cell>
          <table:table-cell office:value-type="string" calcext:value-type="string">
            <text:p>Hài lòng</text:p>
          </table:table-cell>
        </table:table-row>
        <table:table-row table:style-name="ro1">
          <table:table-cell office:value-type="string" calcext:value-type="string">
            <text:p>width: 80%;</text:p>
          </table:table-cell>
          <table:table-cell office:value-type="string" calcext:value-type="string">
            <text:p>Hài lòng</text:p>
          </table:table-cell>
        </table:table-row>
        <table:table-row table:style-name="ro1">
          <table:table-cell office:value-type="string" calcext:value-type="string">
            <text:p>width: 80%;</text:p>
          </table:table-cell>
          <table:table-cell office:value-type="string" calcext:value-type="string">
            <text:p>Hài lòng</text:p>
          </table:table-cell>
        </table:table-row>
        <table:table-row table:style-name="ro1">
          <table:table-cell office:value-type="string" calcext:value-type="string">
            <text:p>width: 80%;</text:p>
          </table:table-cell>
          <table:table-cell office:value-type="string" calcext:value-type="string">
            <text:p>hài lòng</text:p>
          </table:table-cell>
        </table:table-row>
        <table:table-row table:style-name="ro1">
          <table:table-cell office:value-type="string" calcext:value-type="string">
            <text:p>width: 80%;</text:p>
          </table:table-cell>
          <table:table-cell office:value-type="string" calcext:value-type="string">
            <text:p>hài long</text:p>
          </table:table-cell>
        </table:table-row>
        <table:table-row table:style-name="ro1">
          <table:table-cell office:value-type="string" calcext:value-type="string">
            <text:p>width: 80%;</text:p>
          </table:table-cell>
          <table:table-cell office:value-type="string" calcext:value-type="string">
            <text:p>hai lòng</text:p>
          </table:table-cell>
        </table:table-row>
        <table:table-row table:style-name="ro1">
          <table:table-cell office:value-type="string" calcext:value-type="string">
            <text:p>width: 80%;</text:p>
          </table:table-cell>
          <table:table-cell office:value-type="string" calcext:value-type="string">
            <text:p>hai long</text:p>
          </table:table-cell>
        </table:table-row>
        <table:table-row table:style-name="ro1">
          <table:table-cell office:value-type="string" calcext:value-type="string">
            <text:p>width: 80%;</text:p>
          </table:table-cell>
          <table:table-cell office:value-type="string" calcext:value-type="string">
            <text:p>h em muống hủy đơn hàng s ạ</text:p>
          </table:table-cell>
        </table:table-row>
        <table:table-row table:style-name="ro1">
          <table:table-cell office:value-type="string" calcext:value-type="string">
            <text:p>width: 80%;</text:p>
          </table:table-cell>
          <table:table-cell office:value-type="string" calcext:value-type="string">
            <text:p>Gymbal tôi nó tự tắt hoài shop ơi ,mặc dù vẫn đầy pin .Mở lên 5 10s là ko giữ máy nữa ,còn sáng đèn .Hỗ trợ bảo hành giúp tôi.</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2">
          <table:table-cell office:value-type="string" calcext:value-type="string">
            <text:p>width: 80%;</text:p>
          </table:table-cell>
          <table:table-cell office:value-type="string" calcext:value-type="string">
            <text:p>Good, giá tốt </text:p>
            <text:p>Dành cho người mới dùng.................................</text:p>
          </table:table-cell>
        </table:table-row>
        <table:table-row table:style-name="ro2">
          <table:table-cell office:value-type="string" calcext:value-type="string">
            <text:p>width: 80%;</text:p>
          </table:table-cell>
          <table:table-cell office:value-type="string" calcext:value-type="string">
            <text:p>good rất tốt </text:p>
            <text:p>sử dụng rất tốt</text:p>
          </table:table-cell>
        </table:table-row>
        <table:table-row table:style-name="ro2">
          <table:table-cell office:value-type="string" calcext:value-type="string">
            <text:p>width: 80%;</text:p>
          </table:table-cell>
          <table:table-cell office:value-type="string" calcext:value-type="string">
            <text:p>good okey</text:p>
            <text:p>D-Link DWA-131 - USB Wifi chuẩn N 300Mbps</text:p>
          </table:table-cell>
        </table:table-row>
        <table:table-row table:style-name="ro1">
          <table:table-cell office:value-type="string" calcext:value-type="string">
            <text:p>width: 80%;</text:p>
          </table:table-cell>
          <table:table-cell office:value-type="string" calcext:value-type="string">
            <text:p>Good ......................</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ood</text:p>
          </table:table-cell>
        </table:table-row>
        <table:table-row table:style-name="ro1">
          <table:table-cell office:value-type="string" calcext:value-type="string">
            <text:p>width: 80%;</text:p>
          </table:table-cell>
          <table:table-cell office:value-type="string" calcext:value-type="string">
            <text:p>gọn,nhẹ,tiện dụng,dễ dùng</text:p>
          </table:table-cell>
        </table:table-row>
        <table:table-row table:style-name="ro2">
          <table:table-cell office:value-type="string" calcext:value-type="string">
            <text:p>width: 80%;</text:p>
          </table:table-cell>
          <table:table-cell office:value-type="string" calcext:value-type="string">
            <text:p>gọn, đẹp, âm thanh tốt, hình ảnh rõ net, dễ kết nối, dễ kiểm tra.</text:p>
            <text:p>mình cho 4 sao vì lọc âm thanh tạp chưa ổn thôi.</text:p>
          </table:table-cell>
        </table:table-row>
        <table:table-row table:style-name="ro1">
          <table:table-cell office:value-type="string" calcext:value-type="string">
            <text:p>width: 80%;</text:p>
          </table:table-cell>
          <table:table-cell office:value-type="string" calcext:value-type="string">
            <text:p>Gọn nhẹ, dễ lắp đặt, dễ sử dụng. Lâu lâu vẫn bị lỗi kết nối không xem được trên đt. Hình ảnh tạm được, không thể đòi hỏi quá với mức giá này.</text:p>
          </table:table-cell>
        </table:table-row>
        <table:table-row table:style-name="ro1">
          <table:table-cell office:value-type="string" calcext:value-type="string">
            <text:p>width: 80%;</text:p>
          </table:table-cell>
          <table:table-cell office:value-type="string" calcext:value-type="string">
            <text:p>gọn nhẹ mỏng, cũng có bất tiện chút là đèn phím Numlock và Caplock xài chung, bàn phím ko thấy có công tắc, phù hợp học hành và làm việc văn phòng. xài lâu mới biết có bền ko và độ ngốn pin thế nào. mói chung mới mua về thì hài lòng</text:p>
          </table:table-cell>
        </table:table-row>
        <table:table-row table:style-name="ro1">
          <table:table-cell office:value-type="string" calcext:value-type="string">
            <text:p>width: 80%;</text:p>
          </table:table-cell>
          <table:table-cell office:value-type="string" calcext:value-type="string">
            <text:p>Gói hàng rất chắc chắn!! Giao hàng nhanh 2h đúng cam kết, tính luôn giao hàng thì giá = giá mua ngoài! Film thì xài rất tốt.</text:p>
          </table:table-cell>
        </table:table-row>
        <table:table-row table:style-name="ro1">
          <table:table-cell office:value-type="string" calcext:value-type="string">
            <text:p>width: 80%;</text:p>
          </table:table-cell>
          <table:table-cell office:value-type="string" calcext:value-type="string">
            <text:p>gói hàng chắc chắn, túi cầm chắc tay, chất lượng ổn định và cảm ơn tiki giao hàng trước 1 ngày ♥️</text:p>
          </table:table-cell>
        </table:table-row>
        <table:table-row table:style-name="ro2">
          <table:table-cell office:value-type="string" calcext:value-type="string">
            <text:p>width: 80%;</text:p>
          </table:table-cell>
          <table:table-cell office:value-type="string" calcext:value-type="string">
            <text:p>Gói hàng cẩn thận.</text:p>
            <text:p>thẻ nhớ dùng chuyên cho máy ảnh, hàng sử dụng tốt. Hy vọng sẽ có thêm nhiều đợt khuyến mãi cho người tiêu dùng :)</text:p>
          </table:table-cell>
        </table:table-row>
        <table:table-row table:style-name="ro1">
          <table:table-cell office:value-type="string" calcext:value-type="string">
            <text:p>width: 80%;</text:p>
          </table:table-cell>
          <table:table-cell office:value-type="string" calcext:value-type="string">
            <text:p>Gói hàng cẩn thận, lần đấu sử dụng thấy chất lượng ổn định</text:p>
          </table:table-cell>
        </table:table-row>
        <table:table-row table:style-name="ro1">
          <table:table-cell office:value-type="string" calcext:value-type="string">
            <text:p>width: 80%;</text:p>
          </table:table-cell>
          <table:table-cell office:value-type="string" calcext:value-type="string">
            <text:p>góc quay rộng, sắc nét nhưng không biết dùng được bao lâu</text:p>
          </table:table-cell>
        </table:table-row>
        <table:table-row table:style-name="ro1">
          <table:table-cell office:value-type="string" calcext:value-type="string">
            <text:p>width: 80%;</text:p>
          </table:table-cell>
          <table:table-cell office:value-type="string" calcext:value-type="string">
            <text:p>góc nhìn ko được rộng</text:p>
          </table:table-cell>
        </table:table-row>
        <table:table-row table:style-name="ro1">
          <table:table-cell office:value-type="string" calcext:value-type="string">
            <text:p>width: 80%;</text:p>
          </table:table-cell>
          <table:table-cell office:value-type="string" calcext:value-type="string">
            <text:p>gõ nhẹ, còn chất lượng thì chưa biết vì vừa mua nên tạm 4*</text:p>
          </table:table-cell>
        </table:table-row>
        <table:table-row table:style-name="ro1">
          <table:table-cell office:value-type="string" calcext:value-type="string">
            <text:p>width: 80%;</text:p>
          </table:table-cell>
          <table:table-cell office:value-type="string" calcext:value-type="string">
            <text:p>Giựt cô hồn nên mua được với giá 800 thôi nên cảm thấy tiền bỏ ra xứng đáng so với ghế.</text:p>
          </table:table-cell>
        </table:table-row>
        <table:table-row table:style-name="ro1">
          <table:table-cell office:value-type="string" calcext:value-type="string">
            <text:p>width: 80%;</text:p>
          </table:table-cell>
          <table:table-cell office:value-type="string" calcext:value-type="string">
            <text:p>giúp em với. Rõ là cài thẻ nhớ r mà sao chụp lại k lưu được vậy ạ</text:p>
          </table:table-cell>
        </table:table-row>
        <table:table-row table:style-name="ro1">
          <table:table-cell office:value-type="string" calcext:value-type="string">
            <text:p>width: 80%;</text:p>
          </table:table-cell>
          <table:table-cell office:value-type="string" calcext:value-type="string">
            <text:p>giống mô tả</text:p>
          </table:table-cell>
        </table:table-row>
        <table:table-row table:style-name="ro1">
          <table:table-cell office:value-type="string" calcext:value-type="string">
            <text:p>width: 80%;</text:p>
          </table:table-cell>
          <table:table-cell office:value-type="string" calcext:value-type="string">
            <text:p>giờ đặt thì mai có đc nhận sản phẩm như giá hiện tại k b ơi</text:p>
          </table:table-cell>
        </table:table-row>
        <table:table-row table:style-name="ro1">
          <table:table-cell office:value-type="string" calcext:value-type="string">
            <text:p>width: 80%;</text:p>
          </table:table-cell>
          <table:table-cell office:value-type="string" calcext:value-type="string">
            <text:p>Gimbal tốt, cân được cả iphone 11 pro max. Chỉ hơi phiền là phải tháo case ra thì gắn điện thoại vào mới chắc chắn, nhưng không sao vì mỗi case mỗi kiểu. Cái dây đeo tay hơi cheap, móc vào thì lòi cước ra nên mình ko dùng, cũng ko cảm thấy cần thiết lắm!</text:p>
          </table:table-cell>
        </table:table-row>
        <table:table-row table:style-name="ro1">
          <table:table-cell office:value-type="string" calcext:value-type="string">
            <text:p>width: 80%;</text:p>
          </table:table-cell>
          <table:table-cell office:value-type="string" calcext:value-type="string">
            <text:p>Gimbal ổn định, chắc chắn và gọn nhẹ. Điểm trừ cho phần mềm chưa xuất sắc và không dựng máy để quay chiều đứng được.</text:p>
          </table:table-cell>
        </table:table-row>
        <table:table-row table:style-name="ro1">
          <table:table-cell office:value-type="string" calcext:value-type="string">
            <text:p>width: 80%;</text:p>
          </table:table-cell>
          <table:table-cell office:value-type="string" calcext:value-type="string">
            <text:p>gimbal nay dung DC cho dt sony Xz premium ko shop......................</text:p>
          </table:table-cell>
        </table:table-row>
        <table:table-row table:style-name="ro1">
          <table:table-cell office:value-type="string" calcext:value-type="string">
            <text:p>width: 80%;</text:p>
          </table:table-cell>
          <table:table-cell office:value-type="string" calcext:value-type="string">
            <text:p>Giao thiếu 1 adapter 12v nha shop</text:p>
          </table:table-cell>
        </table:table-row>
        <table:table-row table:style-name="ro1">
          <table:table-cell office:value-type="string" calcext:value-type="string">
            <text:p>width: 80%;</text:p>
          </table:table-cell>
          <table:table-cell office:value-type="string" calcext:value-type="string">
            <text:p>Giao thiếu 1 adapter 12v nha shop</text:p>
          </table:table-cell>
        </table:table-row>
        <table:table-row table:style-name="ro1">
          <table:table-cell office:value-type="string" calcext:value-type="string">
            <text:p>width: 80%;</text:p>
          </table:table-cell>
          <table:table-cell office:value-type="string" calcext:value-type="string">
            <text:p>Giao nhanh. Về chất lượng chưa xài nên ko biết</text:p>
          </table:table-cell>
        </table:table-row>
        <table:table-row table:style-name="ro1">
          <table:table-cell office:value-type="string" calcext:value-type="string">
            <text:p>width: 80%;</text:p>
          </table:table-cell>
          <table:table-cell office:value-type="string" calcext:value-type="string">
            <text:p>Giao nhanh. Đóng gói cẩn thận. Đúng màu như hình.</text:p>
          </table:table-cell>
        </table:table-row>
        <table:table-row table:style-name="ro1">
          <table:table-cell office:value-type="string" calcext:value-type="string">
            <text:p>width: 80%;</text:p>
          </table:table-cell>
          <table:table-cell office:value-type="string" calcext:value-type="string">
            <text:p>Giao nhanh. Chắc chắn. Nhưng có một số chốt chặt quá, mở khoá chốt không được mượt.</text:p>
          </table:table-cell>
        </table:table-row>
        <table:table-row table:style-name="ro1">
          <table:table-cell office:value-type="string" calcext:value-type="string">
            <text:p>width: 80%;</text:p>
          </table:table-cell>
          <table:table-cell office:value-type="string" calcext:value-type="string">
            <text:p>Giao nhanh, sản phẩm tốt!</text:p>
          </table:table-cell>
        </table:table-row>
        <table:table-row table:style-name="ro1">
          <table:table-cell office:value-type="string" calcext:value-type="string">
            <text:p>width: 80%;</text:p>
          </table:table-cell>
          <table:table-cell office:value-type="string" calcext:value-type="string">
            <text:p>Giao nhanh, lắp đặt dễ nhưng hộp giao đến khác hộp trên hình nên không biết hàng có chuẩn k, dùng đến hiện tại vẫn ok, chưa biết có bền k</text:p>
          </table:table-cell>
        </table:table-row>
        <table:table-row table:style-name="ro1">
          <table:table-cell office:value-type="string" calcext:value-type="string">
            <text:p>width: 80%;</text:p>
          </table:table-cell>
          <table:table-cell office:value-type="string" calcext:value-type="string">
            <text:p>Giao nhanh, cứng cáp, hàng tốt trong tầm giá, bền thì cần thời gian đánh giá</text:p>
          </table:table-cell>
        </table:table-row>
        <table:table-row table:style-name="ro1">
          <table:table-cell office:value-type="string" calcext:value-type="string">
            <text:p>width: 80%;</text:p>
          </table:table-cell>
          <table:table-cell office:value-type="string" calcext:value-type="string">
            <text:p>Giao nhanh, bộ khung mới tinh, rất thuận tiện. Kẹp điện thoại hơi nhỏ so với iphone 6s plus. Nhưng dùng ổn với tầm giá.</text:p>
          </table:table-cell>
        </table:table-row>
        <table:table-row table:style-name="ro2">
          <table:table-cell office:value-type="string" calcext:value-type="string">
            <text:p>width: 80%;</text:p>
          </table:table-cell>
          <table:table-cell office:value-type="string" calcext:value-type="string">
            <text:p>giao nhanh trong ngày.</text:p>
            <text:p>mỗi tội tổng đài hỗ trợ kích hoạt sim hơi lâu, sau khi báo kích hoạt thành công kiểm tra đã kích hoạt đc nửa tháng</text:p>
          </table:table-cell>
        </table:table-row>
        <table:table-row table:style-name="ro1">
          <table:table-cell office:value-type="string" calcext:value-type="string">
            <text:p>width: 80%;</text:p>
          </table:table-cell>
          <table:table-cell office:value-type="string" calcext:value-type="string">
            <text:p>giao nhanh hơn dự kiến 2 ngày, đóng gói cẩn thận. Chưa dùng thử nhưng trc giờ mua hàng trên TiKi ít bị lỗi. Hàng quốc tế đầy đủ phụ kiện kèm theo. Kiểm tra series đúng.</text:p>
          </table:table-cell>
        </table:table-row>
        <table:table-row table:style-name="ro3">
          <table:table-cell office:value-type="string" calcext:value-type="string">
            <text:p>width: 80%;</text:p>
          </table:table-cell>
          <table:table-cell office:value-type="string" calcext:value-type="string">
            <text:p>Giao nhận nhanh chóng đúng hẹn! Sản phẩm chắc chắn, cứng cáp. </text:p>
            <text:p>Những chỗ ốc vặn bằng kim loại lên nhựa có lẽ không dám mạnh tay sợ giảm tuổi thọ sản phẩm! </text:p>
            <text:p>Đế đặt camera nên lót thêm lót cao su tránh xoay cam tuột ốc thì điểm sẽ được 5 sao!</text:p>
          </table:table-cell>
        </table:table-row>
        <table:table-row table:style-name="ro1">
          <table:table-cell office:value-type="string" calcext:value-type="string">
            <text:p>width: 80%;</text:p>
          </table:table-cell>
          <table:table-cell office:value-type="string" calcext:value-type="string">
            <text:p>Giao khong dung mo ta .noi la hang quoc te nhung lai hang noi dia ,rat kho cai dat camera khong co cam ung chuyen dong .tim hoai khong thay .</text:p>
          </table:table-cell>
        </table:table-row>
        <table:table-row table:style-name="ro1">
          <table:table-cell office:value-type="string" calcext:value-type="string">
            <text:p>width: 80%;</text:p>
          </table:table-cell>
          <table:table-cell office:value-type="string" calcext:value-type="string">
            <text:p>Giao hành nhanh. Tuy nhiên sản phẩm không còn nguyên seal.</text:p>
          </table:table-cell>
        </table:table-row>
        <table:table-row table:style-name="ro1">
          <table:table-cell office:value-type="string" calcext:value-type="string">
            <text:p>width: 80%;</text:p>
          </table:table-cell>
          <table:table-cell office:value-type="string" calcext:value-type="string">
            <text:p>Giao hành chậm</text:p>
          </table:table-cell>
        </table:table-row>
        <table:table-row table:style-name="ro1">
          <table:table-cell office:value-type="string" calcext:value-type="string">
            <text:p>width: 80%;</text:p>
          </table:table-cell>
          <table:table-cell office:value-type="string" calcext:value-type="string">
            <text:p>Giao hàng tương đối nhanh. Đặt thứ 7, thứ 3 nhận. Đóng gọi cẩn thận. Kiểm tra kỹ thì mặt sau cấn nhẹ một chút. Chấp nhận được. Cắm điện hoạt động bình thường. Nhưng không thấy phiếu bảo hành đâu cả.</text:p>
          </table:table-cell>
        </table:table-row>
        <table:table-row table:style-name="ro1">
          <table:table-cell office:value-type="string" calcext:value-type="string">
            <text:p>width: 80%;</text:p>
          </table:table-cell>
          <table:table-cell office:value-type="string" calcext:value-type="string">
            <text:p>giao hang truoc thoi gian ,camera tot</text:p>
          </table:table-cell>
        </table:table-row>
        <table:table-row table:style-name="ro2">
          <table:table-cell office:value-type="string" calcext:value-type="string">
            <text:p>width: 80%;</text:p>
          </table:table-cell>
          <table:table-cell office:value-type="string" calcext:value-type="string">
            <text:p>giao hàng trung bình </text:p>
            <text:p>sản phẩm âm thanh ở mức ổn (theo cảm nhận của mình ) nói chung là tiền nào của nấy</text:p>
          </table:table-cell>
        </table:table-row>
        <table:table-row table:style-name="ro1">
          <table:table-cell office:value-type="string" calcext:value-type="string">
            <text:p>width: 80%;</text:p>
          </table:table-cell>
          <table:table-cell office:value-type="string" calcext:value-type="string">
            <text:p>Giao hàng tốt,sản phẩm sử dụng ổn</text:p>
          </table:table-cell>
        </table:table-row>
        <table:table-row table:style-name="ro1">
          <table:table-cell office:value-type="string" calcext:value-type="string">
            <text:p>width: 80%;</text:p>
          </table:table-cell>
          <table:table-cell office:value-type="string" calcext:value-type="string">
            <text:p>Giao hàng tốt, nhanh, sản phẩm chất lượng tốt, tuyệt vời !!!</text:p>
          </table:table-cell>
        </table:table-row>
        <table:table-row table:style-name="ro1">
          <table:table-cell office:value-type="string" calcext:value-type="string">
            <text:p>width: 80%;</text:p>
          </table:table-cell>
          <table:table-cell office:value-type="string" calcext:value-type="string">
            <text:p>giao hàng tốt, hàng đúng như show hàng. Nhưng rơ môt không kết nối với đt được mong shop hướng dẫn giùm</text:p>
          </table:table-cell>
        </table:table-row>
        <table:table-row table:style-name="ro1">
          <table:table-cell office:value-type="string" calcext:value-type="string">
            <text:p>width: 80%;</text:p>
          </table:table-cell>
          <table:table-cell office:value-type="string" calcext:value-type="string">
            <text:p>Giao hàng thứ 7 28/9 (mã đơn hàng: 754229740. Mua thẻ Samsung Evo 128GB giao hàng ngày 30/9. Gắn thẻ vào camera như hình chụp nhưng camera nhất quyết không nhận thẻ. Gắn qua IMOU mới giao hôm nay thì nhận thẻ bình thường.</text:p>
          </table:table-cell>
        </table:table-row>
        <table:table-row table:style-name="ro2">
          <table:table-cell office:value-type="string" calcext:value-type="string">
            <text:p>width: 80%;</text:p>
          </table:table-cell>
          <table:table-cell office:value-type="string" calcext:value-type="string">
            <text:p>giao hàng sớm nmgiuao tớ nhé</text:p>
            <text:p>shop giao hàng sớm cho t dk ko. tớ đặt từ mùng 10 mà đến 15 phải có rồi. shop giúp tớ vs</text:p>
          </table:table-cell>
        </table:table-row>
        <table:table-row table:style-name="ro4">
          <table:table-cell office:value-type="string" calcext:value-type="string">
            <text:p>width: 80%;</text:p>
          </table:table-cell>
          <table:table-cell office:value-type="string" calcext:value-type="string">
            <text:p>Giao hàng sớm hơn dự kiến, sản phẩm còn nguyên seal, đầy đủ quà tặng.</text:p>
            <text:p>Body của Indonesia, len kit của Philipines.</text:p>
            <text:p>Cảm nhận ban đầu máy chắc chắn, cầm vừa tay, ống kính zoom điện tử tựa máy compact, cũng thú vị.</text:p>
            <text:p>Kích hoạt bảo hành chưa được, chắc phải thông qua Tiki</text:p>
          </table:table-cell>
        </table:table-row>
        <table:table-row table:style-name="ro1">
          <table:table-cell office:value-type="string" calcext:value-type="string">
            <text:p>width: 80%;</text:p>
          </table:table-cell>
          <table:table-cell office:value-type="string" calcext:value-type="string">
            <text:p>Giao hàng sớm , dịch vụ tôt</text:p>
          </table:table-cell>
        </table:table-row>
        <table:table-row table:style-name="ro1">
          <table:table-cell office:value-type="string" calcext:value-type="string">
            <text:p>width: 80%;</text:p>
          </table:table-cell>
          <table:table-cell office:value-type="string" calcext:value-type="string">
            <text:p>giao hàng siêu nhanh, sản phẩm quốc tế nguyên hộp, ủng hộ tiki</text:p>
          </table:table-cell>
        </table:table-row>
        <table:table-row table:style-name="ro1">
          <table:table-cell office:value-type="string" calcext:value-type="string">
            <text:p>width: 80%;</text:p>
          </table:table-cell>
          <table:table-cell office:value-type="string" calcext:value-type="string">
            <text:p>Giao hàng siêu nhanh rất ưng nha, nhưng không may hàng bị lỗi và đã gọi điện tổng đài xác nhận đổi hàng mới và thu hồi hàng bị lỗi do vận chuyển. Hi vọng sớm nhận được hàng ưng ý từ TiKi</text:p>
          </table:table-cell>
        </table:table-row>
        <table:table-row table:style-name="ro2">
          <table:table-cell office:value-type="string" calcext:value-type="string">
            <text:p>width: 80%;</text:p>
          </table:table-cell>
          <table:table-cell office:value-type="string" calcext:value-type="string">
            <text:p>giao hàng sản phẩm rất chậm nhờ Tiki khắc phục</text:p>
            <text:p> sản phẩm nói là chuẩn bị giao hàng nhưng chưa giao</text:p>
          </table:table-cell>
        </table:table-row>
        <table:table-row table:style-name="ro1">
          <table:table-cell office:value-type="string" calcext:value-type="string">
            <text:p>width: 80%;</text:p>
          </table:table-cell>
          <table:table-cell office:value-type="string" calcext:value-type="string">
            <text:p>Giao hàng rất nhanh. Đặt trưa hôm trước đến sáng hôm sau đã nhận đc hàng. Chưa sử dụng nên chưa dám đánh giá về chất lượng</text:p>
          </table:table-cell>
        </table:table-row>
        <table:table-row table:style-name="ro2">
          <table:table-cell office:value-type="string" calcext:value-type="string">
            <text:p>width: 80%;</text:p>
          </table:table-cell>
          <table:table-cell office:value-type="string" calcext:value-type="string">
            <text:p>giao hàng rất nhanh </text:p>
            <text:p>hàng lại đẹp, tốt😘</text:p>
          </table:table-cell>
        </table:table-row>
        <table:table-row table:style-name="ro1">
          <table:table-cell office:value-type="string" calcext:value-type="string">
            <text:p>width: 80%;</text:p>
          </table:table-cell>
          <table:table-cell office:value-type="string" calcext:value-type="string">
            <text:p>Giao hàng như hẹn. Đóng gói cẩn thận. Sản phẩm dễ sử dụng , khá linh hoạt khi điều chỉnh. Giống như hình ảnh mà shop cung cấp. Chỉ có một điểm cần lưu ý: chất lượng phần trên cùng (kẹp giữ điện thoại) hơi kém. Dễ nứt toác ra từ lổ răng, để dùng được nó tôi phải gia cố vài lần. Tôi thấy như trong hình giới thiệu phần lổ răng đó có cấu tạo kim loại, nhưng của tôi được giao chỉ hoàn toàn bằng nhựa!</text:p>
          </table:table-cell>
        </table:table-row>
        <table:table-row table:style-name="ro2">
          <table:table-cell office:value-type="string" calcext:value-type="string">
            <text:p>width: 80%;</text:p>
          </table:table-cell>
          <table:table-cell office:value-type="string" calcext:value-type="string">
            <text:p>Giao hang nhanh.nhân đây đủ quà . Dich vụ siêu tốt.</text:p>
            <text:p>Nhan xet va may : Máy khá nặng bất tiện so voi con gái . Khó su dung. Cảm ưng thi ổn. Chụp chưa thấy dep lắm.</text:p>
          </table:table-cell>
        </table:table-row>
        <table:table-row table:style-name="ro1">
          <table:table-cell office:value-type="string" calcext:value-type="string">
            <text:p>width: 80%;</text:p>
          </table:table-cell>
          <table:table-cell office:value-type="string" calcext:value-type="string">
            <text:p>giao hang nhanh.. hàng xài ok......................</text:p>
          </table:table-cell>
        </table:table-row>
        <table:table-row table:style-name="ro1">
          <table:table-cell office:value-type="string" calcext:value-type="string">
            <text:p>width: 80%;</text:p>
          </table:table-cell>
          <table:table-cell office:value-type="string" calcext:value-type="string">
            <text:p>Giao hàng nhanh. Thông số kỹ thuật của loa không giống như quảng cáo. Loa có công suất chỉ là 2x5w, pin là 1500mAh. Chất lượng ân thanh chấp nhận được so với giá thành của loa</text:p>
          </table:table-cell>
        </table:table-row>
        <table:table-row table:style-name="ro1">
          <table:table-cell office:value-type="string" calcext:value-type="string">
            <text:p>width: 80%;</text:p>
          </table:table-cell>
          <table:table-cell office:value-type="string" calcext:value-type="string">
            <text:p>Giao hàng nhanh. Tai nghe sử dụng được nhưng nhang hết pin. Nhiều khi còn lỗi một tai được một tai không</text:p>
          </table:table-cell>
        </table:table-row>
        <table:table-row table:style-name="ro1">
          <table:table-cell office:value-type="string" calcext:value-type="string">
            <text:p>width: 80%;</text:p>
          </table:table-cell>
          <table:table-cell office:value-type="string" calcext:value-type="string">
            <text:p>Giao hàng nhanh. Sản phẩm đẹp. Bao bì còn seal. Chất lượng phải sử dụng một thời gian mới biết.</text:p>
          </table:table-cell>
        </table:table-row>
        <table:table-row table:style-name="ro1">
          <table:table-cell office:value-type="string" calcext:value-type="string">
            <text:p>width: 80%;</text:p>
          </table:table-cell>
          <table:table-cell office:value-type="string" calcext:value-type="string">
            <text:p>Giao hàng nhanh. Nghe cũng đc những nhanh hết pin quá</text:p>
          </table:table-cell>
        </table:table-row>
        <table:table-row table:style-name="ro1">
          <table:table-cell office:value-type="string" calcext:value-type="string">
            <text:p>width: 80%;</text:p>
          </table:table-cell>
          <table:table-cell office:value-type="string" calcext:value-type="string">
            <text:p>Giao hàng nhanh. Màu đẹp y hình, nhưng chưa rõ kích hoạt bảo hành làm thế nào?</text:p>
          </table:table-cell>
        </table:table-row>
        <table:table-row table:style-name="ro1">
          <table:table-cell office:value-type="string" calcext:value-type="string">
            <text:p>width: 80%;</text:p>
          </table:table-cell>
          <table:table-cell office:value-type="string" calcext:value-type="string">
            <text:p>Giao hàng nhanh. Hình ảnh đẹp, nhưng âm thanh bị rè, hú.</text:p>
          </table:table-cell>
        </table:table-row>
        <table:table-row table:style-name="ro1">
          <table:table-cell office:value-type="string" calcext:value-type="string">
            <text:p>width: 80%;</text:p>
          </table:table-cell>
          <table:table-cell office:value-type="string" calcext:value-type="string">
            <text:p>Giao hàng nhanh. Hàng nguyên seal có tem FPT. Dùng 1 thời gian mới rõ chất lượng</text:p>
          </table:table-cell>
        </table:table-row>
        <table:table-row table:style-name="ro1">
          <table:table-cell office:value-type="string" calcext:value-type="string">
            <text:p>width: 80%;</text:p>
          </table:table-cell>
          <table:table-cell office:value-type="string" calcext:value-type="string">
            <text:p>Giao hàng nhanh. Hàng chính hãng. Tạm thời ok. Về bán hàng và giao hàng không có vấn đề gì. Về camera có 1 nhược điểm là góc quay lên xuống hẹp. Có 55 độ thôi. Nếu treo thẳng lên thì k nhìn thẳng xuống dưới được</text:p>
          </table:table-cell>
        </table:table-row>
        <table:table-row table:style-name="ro1">
          <table:table-cell office:value-type="string" calcext:value-type="string">
            <text:p>width: 80%;</text:p>
          </table:table-cell>
          <table:table-cell office:value-type="string" calcext:value-type="string">
            <text:p>Giao hàng nhanh. đúng hàng chính hãng, nhưng đóng gói sơ xài nên chỉ cho 4 sao thôi</text:p>
          </table:table-cell>
        </table:table-row>
        <table:table-row table:style-name="ro1">
          <table:table-cell office:value-type="string" calcext:value-type="string">
            <text:p>width: 80%;</text:p>
          </table:table-cell>
          <table:table-cell office:value-type="string" calcext:value-type="string">
            <text:p>Giao hàng nhanh. Đóng gói kỹ. Chất lượng máy tốt. Hướng dẫn cài đặt chưa dễ dàng. Máy hay bị lỗi không in, phải nhấn nút trên máy in, tắt bật máy in hoặc restart máy tính mới in tiếp được. In nhanh, in 2 mặt rất thuận tiện.</text:p>
          </table:table-cell>
        </table:table-row>
        <table:table-row table:style-name="ro1">
          <table:table-cell office:value-type="string" calcext:value-type="string">
            <text:p>width: 80%;</text:p>
          </table:table-cell>
          <table:table-cell office:value-type="string" calcext:value-type="string">
            <text:p>Giao hàng nhanh. Đóng gói chắc chắn. Cảm ơn shop có đính kèm hướng dẫn sử dụng.</text:p>
          </table:table-cell>
        </table:table-row>
        <table:table-row table:style-name="ro1">
          <table:table-cell office:value-type="string" calcext:value-type="string">
            <text:p>width: 80%;</text:p>
          </table:table-cell>
          <table:table-cell office:value-type="string" calcext:value-type="string">
            <text:p>Giao hàng nhanh. Đóng gói cẩn thận. Mình mua được 3 hôm rồi vẫn chưa có thể cài đặt sử dụng qua Macbook được vì hướng dẫn sử dụng quá sơ sài. Mong tiki sớm hỗ trợ hướng dẫn lắp đặt. Mình cảm ơn!</text:p>
          </table:table-cell>
        </table:table-row>
        <table:table-row table:style-name="ro1">
          <table:table-cell office:value-type="string" calcext:value-type="string">
            <text:p>width: 80%;</text:p>
          </table:table-cell>
          <table:table-cell office:value-type="string" calcext:value-type="string">
            <text:p>Giao hàng nhanh. Đóng gói cẩn thận</text:p>
          </table:table-cell>
        </table:table-row>
        <table:table-row table:style-name="ro1">
          <table:table-cell office:value-type="string" calcext:value-type="string">
            <text:p>width: 80%;</text:p>
          </table:table-cell>
          <table:table-cell office:value-type="string" calcext:value-type="string">
            <text:p>giao hàng nhanh. chua sử dụng nen chua biet the nào cho <text:s/>tạm 4 sao ve <text:s/>giao hàng đã</text:p>
          </table:table-cell>
        </table:table-row>
        <table:table-row table:style-name="ro1">
          <table:table-cell office:value-type="string" calcext:value-type="string">
            <text:p>width: 80%;</text:p>
          </table:table-cell>
          <table:table-cell office:value-type="string" calcext:value-type="string">
            <text:p>giao hàng nhanh. chất lượng tốt, nhìn cứng vững, để thời gian đánh giá tiệp. vừa túi tiền</text:p>
          </table:table-cell>
        </table:table-row>
        <table:table-row table:style-name="ro1">
          <table:table-cell office:value-type="string" calcext:value-type="string">
            <text:p>width: 80%;</text:p>
          </table:table-cell>
          <table:table-cell office:value-type="string" calcext:value-type="string">
            <text:p>Giao hàng nhanh. Chất lượng tốt . Chúc shop phục vụ khách hàng nhiều hơn .</text:p>
          </table:table-cell>
        </table:table-row>
        <table:table-row table:style-name="ro1">
          <table:table-cell office:value-type="string" calcext:value-type="string">
            <text:p>width: 80%;</text:p>
          </table:table-cell>
          <table:table-cell office:value-type="string" calcext:value-type="string">
            <text:p>Giao hàng nhanh. Chất lượng tạm ổn. Âm thanh tốt có bass. Hợp giá tiền. Tuy nhiên đóng gói sản phẩm hơi thiếu chuyên nghiệp</text:p>
          </table:table-cell>
        </table:table-row>
        <table:table-row table:style-name="ro1">
          <table:table-cell office:value-type="string" calcext:value-type="string">
            <text:p>width: 80%;</text:p>
          </table:table-cell>
          <table:table-cell office:value-type="string" calcext:value-type="string">
            <text:p>Giao hàng nhanh. Chất lượng camera tốt. Tuy nhiên trừ 1 sao vì camera không có đế cắm ổ điện, chỉ có dây nối đầu usb. Và chưa biết chế độ bảo hành như thế nào.</text:p>
          </table:table-cell>
        </table:table-row>
        <table:table-row table:style-name="ro1">
          <table:table-cell office:value-type="string" calcext:value-type="string">
            <text:p>width: 80%;</text:p>
          </table:table-cell>
          <table:table-cell office:value-type="string" calcext:value-type="string">
            <text:p>giao hàng nhanh. chân máy xài tạm được. tặng kèm remot xài không được. nghĩ lại 79k chỉ dc vậy thôi. nên không thể nào đòi hỏi thêm. cảm ơn TiKi</text:p>
          </table:table-cell>
        </table:table-row>
        <table:table-row table:style-name="ro1">
          <table:table-cell office:value-type="string" calcext:value-type="string">
            <text:p>width: 80%;</text:p>
          </table:table-cell>
          <table:table-cell office:value-type="string" calcext:value-type="string">
            <text:p>Giao hàng nhanh.</text:p>
          </table:table-cell>
        </table:table-row>
        <table:table-row table:style-name="ro1">
          <table:table-cell office:value-type="string" calcext:value-type="string">
            <text:p>width: 80%;</text:p>
          </table:table-cell>
          <table:table-cell office:value-type="string" calcext:value-type="string">
            <text:p>giao hàng nhanh,đồng hồ cũng ok nhưng màu thì không đúng với ý muốn của mình</text:p>
          </table:table-cell>
        </table:table-row>
        <table:table-row table:style-name="ro1">
          <table:table-cell office:value-type="string" calcext:value-type="string">
            <text:p>width: 80%;</text:p>
          </table:table-cell>
          <table:table-cell office:value-type="string" calcext:value-type="string">
            <text:p>giao hàng nhanh,đóng gói rất đẹp ,hàng chuẩn như trong hình .</text:p>
          </table:table-cell>
        </table:table-row>
        <table:table-row table:style-name="ro1">
          <table:table-cell office:value-type="string" calcext:value-type="string">
            <text:p>width: 80%;</text:p>
          </table:table-cell>
          <table:table-cell office:value-type="string" calcext:value-type="string">
            <text:p>Giao hàng nhanh, về test thì thấy ổn. Nếu dùng ổn định lâu ngày thì tuyệt hơn</text:p>
          </table:table-cell>
        </table:table-row>
        <table:table-row table:style-name="ro2">
          <table:table-cell office:value-type="string" calcext:value-type="string">
            <text:p>width: 80%;</text:p>
          </table:table-cell>
          <table:table-cell office:value-type="string" calcext:value-type="string">
            <text:p>giao hàng nhanh, trước dự kiến !</text:p>
            <text:p>hàng ổn !</text:p>
          </table:table-cell>
        </table:table-row>
        <table:table-row table:style-name="ro2">
          <table:table-cell office:value-type="string" calcext:value-type="string">
            <text:p>width: 80%;</text:p>
          </table:table-cell>
          <table:table-cell office:value-type="string" calcext:value-type="string">
            <text:p>Giao hàng nhanh, trước cả dự kiến, hàng như hình.</text:p>
            <text:p>Khay cứng cáp, lắp trơn tru ngon lành. có điều 2 con ốc mở để lắp ổ cứng hơi khó mở ... Nhìn chung là ổn... thanks TIKI</text:p>
          </table:table-cell>
        </table:table-row>
        <table:table-row table:style-name="ro1">
          <table:table-cell office:value-type="string" calcext:value-type="string">
            <text:p>width: 80%;</text:p>
          </table:table-cell>
          <table:table-cell office:value-type="string" calcext:value-type="string">
            <text:p>giao hàng nhanh, tiki đóng gói cẩn thận</text:p>
          </table:table-cell>
        </table:table-row>
        <table:table-row table:style-name="ro1">
          <table:table-cell office:value-type="string" calcext:value-type="string">
            <text:p>width: 80%;</text:p>
          </table:table-cell>
          <table:table-cell office:value-type="string" calcext:value-type="string">
            <text:p>Giao hàng nhanh, test qua hiện tại chưa có lỗi gì, khá ok</text:p>
          </table:table-cell>
        </table:table-row>
        <table:table-row table:style-name="ro1">
          <table:table-cell office:value-type="string" calcext:value-type="string">
            <text:p>width: 80%;</text:p>
          </table:table-cell>
          <table:table-cell office:value-type="string" calcext:value-type="string">
            <text:p>Giao hàng nhanh, test dùng thử lần đầu dùng được 4 tiếng, âm thanh nghe ổn.</text:p>
          </table:table-cell>
        </table:table-row>
        <table:table-row table:style-name="ro1">
          <table:table-cell office:value-type="string" calcext:value-type="string">
            <text:p>width: 80%;</text:p>
          </table:table-cell>
          <table:table-cell office:value-type="string" calcext:value-type="string">
            <text:p>giao hàng nhanh, sp cũng đc. mà sao cái báo nhiệt độ vs độ ẩm không đc nhạy cho lắm</text:p>
          </table:table-cell>
        </table:table-row>
        <table:table-row table:style-name="ro1">
          <table:table-cell office:value-type="string" calcext:value-type="string">
            <text:p>width: 80%;</text:p>
          </table:table-cell>
          <table:table-cell office:value-type="string" calcext:value-type="string">
            <text:p>Giao hàng nhanh, sản phẩm ok dễ cài đặt, có thể setup mở rộng ko cần dây LAN vẫn phát wifi phà phà, ko thấy tem bảo hành.</text:p>
          </table:table-cell>
        </table:table-row>
        <table:table-row table:style-name="ro2">
          <table:table-cell office:value-type="string" calcext:value-type="string">
            <text:p>width: 80%;</text:p>
          </table:table-cell>
          <table:table-cell office:value-type="string" calcext:value-type="string">
            <text:p>Giao hàng nhanh, sản phẩm như hình</text:p>
            <text:p>Chất lượng thì mới dùng thấy ok nhưng về lâu dài thì chưa đánh giá được</text:p>
          </table:table-cell>
        </table:table-row>
        <table:table-row table:style-name="ro1">
          <table:table-cell office:value-type="string" calcext:value-type="string">
            <text:p>width: 80%;</text:p>
          </table:table-cell>
          <table:table-cell office:value-type="string" calcext:value-type="string">
            <text:p>Giao hàng nhanh, sản phẩm giống với hình, chất lượng ok</text:p>
          </table:table-cell>
        </table:table-row>
        <table:table-row table:style-name="ro1">
          <table:table-cell office:value-type="string" calcext:value-type="string">
            <text:p>width: 80%;</text:p>
          </table:table-cell>
          <table:table-cell office:value-type="string" calcext:value-type="string">
            <text:p>giao hàng nhanh, sản phẩm đúng với mô tả, gói hàng cẩn thận</text:p>
          </table:table-cell>
        </table:table-row>
        <table:table-row table:style-name="ro1">
          <table:table-cell office:value-type="string" calcext:value-type="string">
            <text:p>width: 80%;</text:p>
          </table:table-cell>
          <table:table-cell office:value-type="string" calcext:value-type="string">
            <text:p>giao hàng nhanh, sản phẩm đúng như mô tả. chất lượng hình ảnh tốt, tính năng rất tốt</text:p>
          </table:table-cell>
        </table:table-row>
        <table:table-row table:style-name="ro1">
          <table:table-cell office:value-type="string" calcext:value-type="string">
            <text:p>width: 80%;</text:p>
          </table:table-cell>
          <table:table-cell office:value-type="string" calcext:value-type="string">
            <text:p>Giao hàng nhanh, sản phẩm đóng hộp cẩn thận. Cam rõ ràng, mic và loa hơi nhỏ.</text:p>
          </table:table-cell>
        </table:table-row>
        <table:table-row table:style-name="ro1">
          <table:table-cell office:value-type="string" calcext:value-type="string">
            <text:p>width: 80%;</text:p>
          </table:table-cell>
          <table:table-cell office:value-type="string" calcext:value-type="string">
            <text:p>Giao hàng nhanh, nhưng ko thấy chân đế và túi đựng máy đâu nhỉ...</text:p>
          </table:table-cell>
        </table:table-row>
        <table:table-row table:style-name="ro1">
          <table:table-cell office:value-type="string" calcext:value-type="string">
            <text:p>width: 80%;</text:p>
          </table:table-cell>
          <table:table-cell office:value-type="string" calcext:value-type="string">
            <text:p>Giao hàng nhanh, nhìn có vẻ ổn, xài thêm thời gian xem thế nào.</text:p>
          </table:table-cell>
        </table:table-row>
        <table:table-row table:style-name="ro1">
          <table:table-cell office:value-type="string" calcext:value-type="string">
            <text:p>width: 80%;</text:p>
          </table:table-cell>
          <table:table-cell office:value-type="string" calcext:value-type="string">
            <text:p>Giao hàng nhanh, mình mới mua nên thấy vẫn hoạt động tốt. Nhưng mà không hiểu sao thẻ nhớ của mình lại bị rạch vỏ trước, không biết là do shop muốn kiểm hàng hay gì.</text:p>
          </table:table-cell>
        </table:table-row>
        <table:table-row table:style-name="ro1">
          <table:table-cell office:value-type="string" calcext:value-type="string">
            <text:p>width: 80%;</text:p>
          </table:table-cell>
          <table:table-cell office:value-type="string" calcext:value-type="string">
            <text:p>Giao hàng nhanh, Lens đẹp, đúng dịp JCB 20% làm 1 cái, giá khá tốt, rất hài lòng, tks Tiki</text:p>
          </table:table-cell>
        </table:table-row>
        <table:table-row table:style-name="ro1">
          <table:table-cell office:value-type="string" calcext:value-type="string">
            <text:p>width: 80%;</text:p>
          </table:table-cell>
          <table:table-cell office:value-type="string" calcext:value-type="string">
            <text:p>Giao hàng nhanh, kết nối ổn. Tuy nhiên không thể chia sẻ thiết bị để 2 máy đt cùng xem 1 lúc</text:p>
          </table:table-cell>
        </table:table-row>
        <table:table-row table:style-name="ro1">
          <table:table-cell office:value-type="string" calcext:value-type="string">
            <text:p>width: 80%;</text:p>
          </table:table-cell>
          <table:table-cell office:value-type="string" calcext:value-type="string">
            <text:p>giao hàng nhanh, hôm trước đặt hôm sau có. camera full box có điều không biết do thiếu sáng hay sao camera hơi mờ tí những vẫn chấp nhận được</text:p>
          </table:table-cell>
        </table:table-row>
        <table:table-row table:style-name="ro1">
          <table:table-cell office:value-type="string" calcext:value-type="string">
            <text:p>width: 80%;</text:p>
          </table:table-cell>
          <table:table-cell office:value-type="string" calcext:value-type="string">
            <text:p>giao hàng nhanh, hàng như hình, hơi không chắc chắn nhưng có thể chấp nhận đc, bạn nào thấy bị thiếu thanh sắt có thể kiếm kĩ trong lòng ống xem có bị lồng vào nhau không ( trường hợp của mình cũng tưởng hàng bị thiếu nhưng kiểm tra kĩ ko phải), cảm ơn shop.</text:p>
          </table:table-cell>
        </table:table-row>
        <table:table-row table:style-name="ro1">
          <table:table-cell office:value-type="string" calcext:value-type="string">
            <text:p>width: 80%;</text:p>
          </table:table-cell>
          <table:table-cell office:value-type="string" calcext:value-type="string">
            <text:p>Giao hàng nhanh, gói hàng cẩn thận, chất lượng vừa tầm với giá cả</text:p>
          </table:table-cell>
        </table:table-row>
        <table:table-row table:style-name="ro1">
          <table:table-cell office:value-type="string" calcext:value-type="string">
            <text:p>width: 80%;</text:p>
          </table:table-cell>
          <table:table-cell office:value-type="string" calcext:value-type="string">
            <text:p>Giao hàng nhanh, đúng sản phẩm, đúng chất luọng</text:p>
          </table:table-cell>
        </table:table-row>
        <table:table-row table:style-name="ro1">
          <table:table-cell office:value-type="string" calcext:value-type="string">
            <text:p>width: 80%;</text:p>
          </table:table-cell>
          <table:table-cell office:value-type="string" calcext:value-type="string">
            <text:p>Giao hàng nhanh, đúng sản phẩm, camera cài đặt dễ, nét, góc không rộng lắm, cũng phù hợp giá tiền</text:p>
          </table:table-cell>
        </table:table-row>
        <table:table-row table:style-name="ro1">
          <table:table-cell office:value-type="string" calcext:value-type="string">
            <text:p>width: 80%;</text:p>
          </table:table-cell>
          <table:table-cell office:value-type="string" calcext:value-type="string">
            <text:p>Giao hàng nhanh, đóng gói tốt. Nhưng máy ảnh khi lấy nét khoảng 5 hay bị tình trạng lag giật, không biết có phải do máy không? Đang theo dõi</text:p>
          </table:table-cell>
        </table:table-row>
        <table:table-row table:style-name="ro1">
          <table:table-cell office:value-type="string" calcext:value-type="string">
            <text:p>width: 80%;</text:p>
          </table:table-cell>
          <table:table-cell office:value-type="string" calcext:value-type="string">
            <text:p>Giao hàng nhanh, đóng gói rất kỹ, chất lượng sản phẩm tốt</text:p>
          </table:table-cell>
        </table:table-row>
        <table:table-row table:style-name="ro4">
          <table:table-cell office:value-type="string" calcext:value-type="string">
            <text:p>width: 80%;</text:p>
          </table:table-cell>
          <table:table-cell office:value-type="string" calcext:value-type="string">
            <text:p>Giao hàng nhanh, đóng gói rất cẩn thận. Máy mở ra thì mới toanh, còn keo dán các phần bên trong, đóng gói mực in bên trong kĩ càng, mới đẹp. </text:p>
            <text:p>hướng dẫn thì có đĩa và cuốn sách nhưng chỉ hướng dẫn cài in qua dây usb, k có hd in qua wifi phải tìm trên mạng. </text:p>
            <text:p>Khá bất tiện chuyện đó còn lại thì máy in bề ngoài khá xịn. </text:p>
            <text:p>Mình mới mua nên chỉ review thế này, xài vài hôm nữa xem sao.</text:p>
          </table:table-cell>
        </table:table-row>
        <table:table-row table:style-name="ro1">
          <table:table-cell office:value-type="string" calcext:value-type="string">
            <text:p>width: 80%;</text:p>
          </table:table-cell>
          <table:table-cell office:value-type="string" calcext:value-type="string">
            <text:p>Giao hàng nhanh, đóng gói kĩ,mình hài lòng với sản phẩm</text:p>
          </table:table-cell>
        </table:table-row>
        <table:table-row table:style-name="ro1">
          <table:table-cell office:value-type="string" calcext:value-type="string">
            <text:p>width: 80%;</text:p>
          </table:table-cell>
          <table:table-cell office:value-type="string" calcext:value-type="string">
            <text:p>Giao hàng nhanh, đóng gói hàng cẩn thận, chất lượng so với giá tiền là OK.. Hai lòng</text:p>
          </table:table-cell>
        </table:table-row>
        <table:table-row table:style-name="ro1">
          <table:table-cell office:value-type="string" calcext:value-type="string">
            <text:p>width: 80%;</text:p>
          </table:table-cell>
          <table:table-cell office:value-type="string" calcext:value-type="string">
            <text:p>Giao hàng nhanh, đóng gói đẹp đúng logo Tiki ,cho kiểm tra thấy an tâm hơn các nơi khác <text:s/>,tuy nhiên sp sạc 30p lấy xài thử đèn flash nikon <text:s/>k lên nguồn, phải thay cục sạc khác <text:s/>chờ vài giờ xem dc không</text:p>
          </table:table-cell>
        </table:table-row>
        <table:table-row table:style-name="ro1">
          <table:table-cell office:value-type="string" calcext:value-type="string">
            <text:p>width: 80%;</text:p>
          </table:table-cell>
          <table:table-cell office:value-type="string" calcext:value-type="string">
            <text:p>Giao hàng nhanh, đóng gói chắc chắn, chất lượng sản phẩm tốt. Tốc độ sạc tương đối chứ không nhanh.</text:p>
          </table:table-cell>
        </table:table-row>
        <table:table-row table:style-name="ro1">
          <table:table-cell office:value-type="string" calcext:value-type="string">
            <text:p>width: 80%;</text:p>
          </table:table-cell>
          <table:table-cell office:value-type="string" calcext:value-type="string">
            <text:p>Giao hàng nhanh, đóng gói cẩn thận. Có guide tiếng việt dễ cài đặt. Chất lượng hình ảnh và âm thanh phù hợp với cấu hình. Chỉnh hướng cam hơi bị chậm một chút nhưng cũng ko phải vấn đề lớn. Mọi ng nên mua.</text:p>
          </table:table-cell>
        </table:table-row>
        <table:table-row table:style-name="ro3">
          <table:table-cell office:value-type="string" calcext:value-type="string">
            <text:p>width: 80%;</text:p>
          </table:table-cell>
          <table:table-cell office:value-type="string" calcext:value-type="string">
            <text:p>Giao hàng nhanh, đóng gói cẩn thận.</text:p>
            <text:p>Máy thích hợp cho những người muốn ảnh chất lượng tốt nhưng không thích máy nặng như mình</text:p>
            <text:p>Có điều mình vừa mua xong thì trên tiki mới hiện tặng pin là sao??? :(</text:p>
          </table:table-cell>
        </table:table-row>
        <table:table-row table:style-name="ro1">
          <table:table-cell office:value-type="string" calcext:value-type="string">
            <text:p>width: 80%;</text:p>
          </table:table-cell>
          <table:table-cell office:value-type="string" calcext:value-type="string">
            <text:p>Giao hàng nhanh, dong gói cẩn thận, sản phẩm nhỏ gọn, đẹp</text:p>
          </table:table-cell>
        </table:table-row>
        <table:table-row table:style-name="ro1">
          <table:table-cell office:value-type="string" calcext:value-type="string">
            <text:p>width: 80%;</text:p>
          </table:table-cell>
          <table:table-cell office:value-type="string" calcext:value-type="string">
            <text:p>Giao hàng nhanh, đóng gói cẩn thận, kèm theo chứng từ hoá đơn đầy đủ</text:p>
          </table:table-cell>
        </table:table-row>
        <table:table-row table:style-name="ro1">
          <table:table-cell office:value-type="string" calcext:value-type="string">
            <text:p>width: 80%;</text:p>
          </table:table-cell>
          <table:table-cell office:value-type="string" calcext:value-type="string">
            <text:p>Giao hàng nhanh, đóng gói cẩn thận</text:p>
          </table:table-cell>
        </table:table-row>
        <table:table-row table:style-name="ro1">
          <table:table-cell office:value-type="string" calcext:value-type="string">
            <text:p>width: 80%;</text:p>
          </table:table-cell>
          <table:table-cell office:value-type="string" calcext:value-type="string">
            <text:p>Giao hàng nhanh, dễ cài đặt</text:p>
          </table:table-cell>
        </table:table-row>
        <table:table-row table:style-name="ro1">
          <table:table-cell office:value-type="string" calcext:value-type="string">
            <text:p>width: 80%;</text:p>
          </table:table-cell>
          <table:table-cell office:value-type="string" calcext:value-type="string">
            <text:p>Giao hàng nhanh, đầy đủ. Tuy hình ảnh chưa được sắc nét dù so với độ phân giải 2.0MP nhưng với mức giá đó là tạm hài lòng. Trên hộp không thấy in tên model</text:p>
          </table:table-cell>
        </table:table-row>
        <table:table-row table:style-name="ro1">
          <table:table-cell office:value-type="string" calcext:value-type="string">
            <text:p>width: 80%;</text:p>
          </table:table-cell>
          <table:table-cell office:value-type="string" calcext:value-type="string">
            <text:p>Giao hàng nhanh, đầy đủ, đúng mô tả. Chất lượng vừa giá tiền</text:p>
          </table:table-cell>
        </table:table-row>
        <table:table-row table:style-name="ro1">
          <table:table-cell office:value-type="string" calcext:value-type="string">
            <text:p>width: 80%;</text:p>
          </table:table-cell>
          <table:table-cell office:value-type="string" calcext:value-type="string">
            <text:p>Giao hàng nhanh, đã verify trên web anker. Chưa sử dụng nên chưa đánh giá được.</text:p>
          </table:table-cell>
        </table:table-row>
        <table:table-row table:style-name="ro1">
          <table:table-cell office:value-type="string" calcext:value-type="string">
            <text:p>width: 80%;</text:p>
          </table:table-cell>
          <table:table-cell office:value-type="string" calcext:value-type="string">
            <text:p>giao hàng nhanh, chưa đến 24h, ghi nhận tiki. chất lượng sản phẩm cảm quan ban đầu: còn zin, ngon.</text:p>
          </table:table-cell>
        </table:table-row>
        <table:table-row table:style-name="ro1">
          <table:table-cell office:value-type="string" calcext:value-type="string">
            <text:p>width: 80%;</text:p>
          </table:table-cell>
          <table:table-cell office:value-type="string" calcext:value-type="string">
            <text:p>giao hàng nhanh, chất lượng hình thức cũng được các bạn</text:p>
          </table:table-cell>
        </table:table-row>
        <table:table-row table:style-name="ro1">
          <table:table-cell office:value-type="string" calcext:value-type="string">
            <text:p>width: 80%;</text:p>
          </table:table-cell>
          <table:table-cell office:value-type="string" calcext:value-type="string">
            <text:p>Giao hàng nhanh, chất lượng hàng như giới thiệu. Rất hài long</text:p>
          </table:table-cell>
        </table:table-row>
        <table:table-row table:style-name="ro1">
          <table:table-cell office:value-type="string" calcext:value-type="string">
            <text:p>width: 80%;</text:p>
          </table:table-cell>
          <table:table-cell office:value-type="string" calcext:value-type="string">
            <text:p>Giao hàng nhanh, cẩn thận. Hàng đúng như mô tả. Đang dùng tốt!</text:p>
          </table:table-cell>
        </table:table-row>
        <table:table-row table:style-name="ro2">
          <table:table-cell office:value-type="string" calcext:value-type="string">
            <text:p>width: 80%;</text:p>
          </table:table-cell>
          <table:table-cell office:value-type="string" calcext:value-type="string">
            <text:p>Giao hàng nhanh, cận thận. </text:p>
            <text:p>Sản phâm chất lượng tốt, giống hình. Mình rất ưng</text:p>
          </table:table-cell>
        </table:table-row>
        <table:table-row table:style-name="ro1">
          <table:table-cell office:value-type="string" calcext:value-type="string">
            <text:p>width: 80%;</text:p>
          </table:table-cell>
          <table:table-cell office:value-type="string" calcext:value-type="string">
            <text:p>giao hàng nhanh, camera có vết xước, chất lượng hình ảnh hơi kém, nhưng vừa giá tiền</text:p>
          </table:table-cell>
        </table:table-row>
        <table:table-row table:style-name="ro3">
          <table:table-cell office:value-type="string" calcext:value-type="string">
            <text:p>width: 80%;</text:p>
          </table:table-cell>
          <table:table-cell office:value-type="string" calcext:value-type="string">
            <text:p>giao hàng nhanh, </text:p>
            <text:p>hàng chính hãng đóng gói ok.</text:p>
            <text:p>chất lượng sản phẩm tốt</text:p>
          </table:table-cell>
        </table:table-row>
        <table:table-row table:style-name="ro1">
          <table:table-cell office:value-type="string" calcext:value-type="string">
            <text:p>width: 80%;</text:p>
          </table:table-cell>
          <table:table-cell office:value-type="string" calcext:value-type="string">
            <text:p>Giao hàng nhanh và đúng như hình</text:p>
          </table:table-cell>
        </table:table-row>
        <table:table-row table:style-name="ro3">
          <table:table-cell office:value-type="string" calcext:value-type="string">
            <text:p>width: 80%;</text:p>
          </table:table-cell>
          <table:table-cell office:value-type="string" calcext:value-type="string">
            <text:p>giao hàng nhanh trước 4 ngày theo lịch. sp đẹp. đóng gói đẹp , sạch sẽ chắc chắn. tuy nhiên cài đặt xong xài xoay bị giật, hơi khó điều khiển theo ý muốn, sau khi nâng cấp firmware theo yc của hãng thì cũng thấy bớt chút ít. Độ lấy nét với tầm tiền thì ok. </text:p>
            <text:p>tự xoay loạn xạ và chưa biết tắt chế độ đó ở đâu.</text:p>
            <text:p>tks shop ****, tkd tiki *****</text:p>
          </table:table-cell>
        </table:table-row>
        <table:table-row table:style-name="ro1">
          <table:table-cell office:value-type="string" calcext:value-type="string">
            <text:p>width: 80%;</text:p>
          </table:table-cell>
          <table:table-cell office:value-type="string" calcext:value-type="string">
            <text:p>giao hàng nhanh nhưng cần phải đóng gói để hàng ko bị bận bụi nhiều</text:p>
          </table:table-cell>
        </table:table-row>
        <table:table-row table:style-name="ro3">
          <table:table-cell office:value-type="string" calcext:value-type="string">
            <text:p>width: 80%;</text:p>
          </table:table-cell>
          <table:table-cell office:value-type="string" calcext:value-type="string">
            <text:p>Giao hàng nhanh kể cả ngày Chủ Nhật.</text:p>
            <text:p>Đóng gói cẩn thận, có kèm Thẻ bảo hành (nhưng thời hạn bị hụt mất 3 tháng) và các phụ kiện đầy đủ.</text:p>
            <text:p>Máy mới, được tặng kèm túi và thẻ nhớ. Hài lòng với dịch vụ của TIKI Trading.</text:p>
          </table:table-cell>
        </table:table-row>
        <table:table-row table:style-name="ro1">
          <table:table-cell office:value-type="string" calcext:value-type="string">
            <text:p>width: 80%;</text:p>
          </table:table-cell>
          <table:table-cell office:value-type="string" calcext:value-type="string">
            <text:p>Giao hàng nhanh hơn dự kiến, pin xài rất ok, tôi theo dõi thêm và sẽ mua thêm cùng loại nayf</text:p>
          </table:table-cell>
        </table:table-row>
        <table:table-row table:style-name="ro1">
          <table:table-cell office:value-type="string" calcext:value-type="string">
            <text:p>width: 80%;</text:p>
          </table:table-cell>
          <table:table-cell office:value-type="string" calcext:value-type="string">
            <text:p>Giao hàng nhanh hơn dự kiến, đóng gói sản phẩm tốt. Hàng chất lượng</text:p>
          </table:table-cell>
        </table:table-row>
        <table:table-row table:style-name="ro1">
          <table:table-cell office:value-type="string" calcext:value-type="string">
            <text:p>width: 80%;</text:p>
          </table:table-cell>
          <table:table-cell office:value-type="string" calcext:value-type="string">
            <text:p>Giao hàng nhanh hơn dự kiến khá nhiều. Sản phẩm đúng như mô tả. Cảm nhận ban đầu sp rất ok, đang sử dụng và tiếp tục cảm nhận</text:p>
          </table:table-cell>
        </table:table-row>
        <table:table-row table:style-name="ro1">
          <table:table-cell office:value-type="string" calcext:value-type="string">
            <text:p>width: 80%;</text:p>
          </table:table-cell>
          <table:table-cell office:value-type="string" calcext:value-type="string">
            <text:p>Giao hàng nhanh đúng dự kiến, máy ảnh chụp ổn, tặng kèm túi đựng đẹp.</text:p>
          </table:table-cell>
        </table:table-row>
        <table:table-row table:style-name="ro1">
          <table:table-cell office:value-type="string" calcext:value-type="string">
            <text:p>width: 80%;</text:p>
          </table:table-cell>
          <table:table-cell office:value-type="string" calcext:value-type="string">
            <text:p>Giao hàng nhanh đóng gói kỹ lưỡng nghe rất êm tai vừa vơi giá tiền. Tai nghe đeo nằm ko bị cấn</text:p>
          </table:table-cell>
        </table:table-row>
        <table:table-row table:style-name="ro1">
          <table:table-cell office:value-type="string" calcext:value-type="string">
            <text:p>width: 80%;</text:p>
          </table:table-cell>
          <table:table-cell office:value-type="string" calcext:value-type="string">
            <text:p>Giao hàng nhanh chóng. Thanks</text:p>
          </table:table-cell>
        </table:table-row>
        <table:table-row table:style-name="ro1">
          <table:table-cell office:value-type="string" calcext:value-type="string">
            <text:p>width: 80%;</text:p>
          </table:table-cell>
          <table:table-cell office:value-type="string" calcext:value-type="string">
            <text:p>Giao hàng nhanh chóng. Hàng</text:p>
          </table:table-cell>
        </table:table-row>
        <table:table-row table:style-name="ro1">
          <table:table-cell office:value-type="string" calcext:value-type="string">
            <text:p>width: 80%;</text:p>
          </table:table-cell>
          <table:table-cell office:value-type="string" calcext:value-type="string">
            <text:p>Giao hàng nhanh chóng, sản phẩm sử dụng ok. Mà sao không thấy có phiếu bảo hành đâu nhỉ??</text:p>
          </table:table-cell>
        </table:table-row>
        <table:table-row table:style-name="ro1">
          <table:table-cell office:value-type="string" calcext:value-type="string">
            <text:p>width: 80%;</text:p>
          </table:table-cell>
          <table:table-cell office:value-type="string" calcext:value-type="string">
            <text:p>Giao hàng nhanh chóng, sản phẩm giống như hình, sử dụng tốt.</text:p>
          </table:table-cell>
        </table:table-row>
        <table:table-row table:style-name="ro1">
          <table:table-cell office:value-type="string" calcext:value-type="string">
            <text:p>width: 80%;</text:p>
          </table:table-cell>
          <table:table-cell office:value-type="string" calcext:value-type="string">
            <text:p>Giao hàng nhanh chóng, nhưng giao thành nhiều lần khác nhau nên mất thời gian tiếp nhận</text:p>
          </table:table-cell>
        </table:table-row>
        <table:table-row table:style-name="ro2">
          <table:table-cell office:value-type="string" calcext:value-type="string">
            <text:p>width: 80%;</text:p>
          </table:table-cell>
          <table:table-cell office:value-type="string" calcext:value-type="string">
            <text:p>Giao hàng nhanh chóng, đóng gói cẩn thận, máy đẹp, nhưng thời hạn bảo hành bị hụt mất 3 tháng, trên thông tin có ghi phụ kiện kèm theo là có dây cap nhưng khi nhận thì không có dây cap, các phụ kiện khác thì đầy đủ, được tặng kèm túy đựng và thẻ nhớ ( túy đựng thì đã nhận đk với lúc nhận máy luôn, nhưng thẻ nhớ thì 1 tuần rồi chưa nhận được)</text:p>
            <text:p>Nói chung thì mua hàng trên tiki vẫn thấy ổn hơn mấy chỗ khác, vẫn sẽ uổng hộ dài dài</text:p>
          </table:table-cell>
        </table:table-row>
        <table:table-row table:style-name="ro1">
          <table:table-cell office:value-type="string" calcext:value-type="string">
            <text:p>width: 80%;</text:p>
          </table:table-cell>
          <table:table-cell office:value-type="string" calcext:value-type="string">
            <text:p>Giao hàng nhanh chóng đóng gói cẩn thận . Hàng mới nhận , chất lượng qua 1 thời gian sử dụng mới đánh giá được .</text:p>
          </table:table-cell>
        </table:table-row>
        <table:table-row table:style-name="ro1">
          <table:table-cell office:value-type="string" calcext:value-type="string">
            <text:p>width: 80%;</text:p>
          </table:table-cell>
          <table:table-cell office:value-type="string" calcext:value-type="string">
            <text:p>giao hàng nhanh chóng ,đầy đủ, cứ thế mà phát huy, cảm ơn tất cả</text:p>
          </table:table-cell>
        </table:table-row>
        <table:table-row table:style-name="ro1">
          <table:table-cell office:value-type="string" calcext:value-type="string">
            <text:p>width: 80%;</text:p>
          </table:table-cell>
          <table:table-cell office:value-type="string" calcext:value-type="string">
            <text:p>Giao hàng nhanh came kết nối rễ ràng , nhưng k hiểu sao đặt 2 cái lại trả từng cái 1</text:p>
          </table:table-cell>
        </table:table-row>
        <table:table-row table:style-name="ro2">
          <table:table-cell office:value-type="string" calcext:value-type="string">
            <text:p>width: 80%;</text:p>
          </table:table-cell>
          <table:table-cell office:value-type="string" calcext:value-type="string">
            <text:p>Giao hàng nhanh . Nhân viên giao hàng nhiệt tình  ( + )</text:p>
            <text:p>Hộp đẹp , bêm trong chông sốc sơ sài quá ( - )</text:p>
          </table:table-cell>
        </table:table-row>
        <table:table-row table:style-name="ro1">
          <table:table-cell office:value-type="string" calcext:value-type="string">
            <text:p>width: 80%;</text:p>
          </table:table-cell>
          <table:table-cell office:value-type="string" calcext:value-type="string">
            <text:p>Giao hàng nhanh . Hàng mới nguyên Seal mọi thứ ok . Tiếc là lỗi cắm vào pc không nhận máy</text:p>
          </table:table-cell>
        </table:table-row>
        <table:table-row table:style-name="ro1">
          <table:table-cell office:value-type="string" calcext:value-type="string">
            <text:p>width: 80%;</text:p>
          </table:table-cell>
          <table:table-cell office:value-type="string" calcext:value-type="string">
            <text:p>Giao hàng nhanh . Đêm qua đặt là sáng có . Gói kĩ càng . Giờ chờ xem sử dụng ra sao nữa là ok r</text:p>
          </table:table-cell>
        </table:table-row>
        <table:table-row table:style-name="ro1">
          <table:table-cell office:value-type="string" calcext:value-type="string">
            <text:p>width: 80%;</text:p>
          </table:table-cell>
          <table:table-cell office:value-type="string" calcext:value-type="string">
            <text:p>giao hàng nhanh , hood có vẻ hơi bụi và bị trầy , tạm ổn</text:p>
          </table:table-cell>
        </table:table-row>
        <table:table-row table:style-name="ro1">
          <table:table-cell office:value-type="string" calcext:value-type="string">
            <text:p>width: 80%;</text:p>
          </table:table-cell>
          <table:table-cell office:value-type="string" calcext:value-type="string">
            <text:p>Giao hàng nhanh , đúng như giới thiệu sp</text:p>
          </table:table-cell>
        </table:table-row>
        <table:table-row table:style-name="ro1">
          <table:table-cell office:value-type="string" calcext:value-type="string">
            <text:p>width: 80%;</text:p>
          </table:table-cell>
          <table:table-cell office:value-type="string" calcext:value-type="string">
            <text:p>giao hàng nhanh , 2 bàn chải lông chải có vẻ không ổn bị tưa</text:p>
          </table:table-cell>
        </table:table-row>
        <table:table-row table:style-name="ro1">
          <table:table-cell office:value-type="string" calcext:value-type="string">
            <text:p>width: 80%;</text:p>
          </table:table-cell>
          <table:table-cell office:value-type="string" calcext:value-type="string">
            <text:p>giao hàng nhanh <text:s/>chóng đóng gói chắc chắn</text:p>
          </table:table-cell>
        </table:table-row>
        <table:table-row table:style-name="ro2">
          <table:table-cell office:value-type="string" calcext:value-type="string">
            <text:p>width: 80%;</text:p>
          </table:table-cell>
          <table:table-cell office:value-type="string" calcext:value-type="string">
            <text:p>Giao hàng nhanh </text:p>
            <text:p>Sử dụng ok , tải nhanh , đạt yêu cầu</text:p>
          </table:table-cell>
        </table:table-row>
        <table:table-row table:style-name="ro3">
          <table:table-cell office:value-type="string" calcext:value-type="string">
            <text:p>width: 80%;</text:p>
          </table:table-cell>
          <table:table-cell office:value-type="string" calcext:value-type="string">
            <text:p>giao hàng nhanh</text:p>
            <text:p>loa OK</text:p>
            <text:p>mic tặng ko xài đc</text:p>
          </table:table-cell>
        </table:table-row>
        <table:table-row table:style-name="ro2">
          <table:table-cell office:value-type="string" calcext:value-type="string">
            <text:p>width: 80%;</text:p>
          </table:table-cell>
          <table:table-cell office:value-type="string" calcext:value-type="string">
            <text:p>Giao hàng nhanh</text:p>
            <text:p>Dường như hàng không phải chính hãng.</text:p>
          </table:table-cell>
        </table:table-row>
        <table:table-row table:style-name="ro11">
          <table:table-cell office:value-type="string" calcext:value-type="string">
            <text:p>width: 80%;</text:p>
          </table:table-cell>
          <table:table-cell office:value-type="string" calcext:value-type="string">
            <text:p>Giao hàng nguyen seal. Rất hài lòng</text:p>
            <text:p>Software vận hành tốt. Hình ảnh nét, màu trung thực, ngược sáng không bị lóa nhiều.</text:p>
            <text:p>Chế độ IR tốt</text:p>
            <text:p>Âm thanh thu phát rõ tiếng</text:p>
            <text:p>Phát hiện chuyển động khá nhạy</text:p>
            <text:p/>
            <text:p>Có 3 điểm yếu:</text:p>
            <text:p>1. Không hỗ trợ DDNS. Truy cập từ xa phải thông qua server Xiaomi =&gt; không an toàn.</text:p>
            <text:p>2. Phải có thẻ nhớ mới cấu hình lưu vào NAS được.</text:p>
            <text:p>3, Không hỗ trợ synology surveillance</text:p>
          </table:table-cell>
        </table:table-row>
        <table:table-row table:style-name="ro2">
          <table:table-cell office:value-type="string" calcext:value-type="string">
            <text:p>width: 80%;</text:p>
          </table:table-cell>
          <table:table-cell office:value-type="string" calcext:value-type="string">
            <text:p>Giao hàng lẹ, hàng đã bị cắt seal để dán tem bảo hành anker vietnam, còn sau này lở có hư thì không biết bảo hành ntn.</text:p>
            <text:p>Có điều trong link bán hàng có đề cập tặng túi đựng nhưng chả thấy cái túi nào.</text:p>
          </table:table-cell>
        </table:table-row>
        <table:table-row table:style-name="ro3">
          <table:table-cell office:value-type="string" calcext:value-type="string">
            <text:p>width: 80%;</text:p>
          </table:table-cell>
          <table:table-cell office:value-type="string" calcext:value-type="string">
            <text:p>Giao hàng hơi lâu...</text:p>
            <text:p>Chứ dùng cũng ngon lành</text:p>
            <text:p>Giá cả hợp lí</text:p>
          </table:table-cell>
        </table:table-row>
        <table:table-row table:style-name="ro1">
          <table:table-cell office:value-type="string" calcext:value-type="string">
            <text:p>width: 80%;</text:p>
          </table:table-cell>
          <table:table-cell office:value-type="string" calcext:value-type="string">
            <text:p>Giao hàng hơi lâu,hàng đóng gói cận thận.chất lượng khá tốt</text:p>
          </table:table-cell>
        </table:table-row>
        <table:table-row table:style-name="ro1">
          <table:table-cell office:value-type="string" calcext:value-type="string">
            <text:p>width: 80%;</text:p>
          </table:table-cell>
          <table:table-cell office:value-type="string" calcext:value-type="string">
            <text:p>Giao hàng hơi lâu, chậm so với thông báo của mình mất 2 tuần. Tiki vẫn giữ phong độ như xưa, đóng gói sản phẩm rất đẹp, cẩn thận. Chỉ có 1 điểm lưu ý là mình check bảo hành sản phẩm trên trang của Sony thấy vẫn chưa được kích hoạt bảo hành điện tử, hỏi thì hãng nói là phải liên hệ nhà bán hàng? Nhờ tiki kiểm tra lại và kích hoạt bảo hành sản phẩm giúp mình.</text:p>
          </table:table-cell>
        </table:table-row>
        <table:table-row table:style-name="ro1">
          <table:table-cell office:value-type="string" calcext:value-type="string">
            <text:p>width: 80%;</text:p>
          </table:table-cell>
          <table:table-cell office:value-type="string" calcext:value-type="string">
            <text:p>giao hàng hơi lâu so với mọi lần...................</text:p>
          </table:table-cell>
        </table:table-row>
        <table:table-row table:style-name="ro2">
          <table:table-cell office:value-type="string" calcext:value-type="string">
            <text:p>width: 80%;</text:p>
          </table:table-cell>
          <table:table-cell office:value-type="string" calcext:value-type="string">
            <text:p>giao hàng hơi lâu :3 1 tuần mới có hàng :3 nhưng bù lại chất lượng tốt ^^</text:p>
            <text:p>tầm giá 1xx thì chất lượng như này là quá ngon</text:p>
          </table:table-cell>
        </table:table-row>
        <table:table-row table:style-name="ro1">
          <table:table-cell office:value-type="string" calcext:value-type="string">
            <text:p>width: 80%;</text:p>
          </table:table-cell>
          <table:table-cell office:value-type="string" calcext:value-type="string">
            <text:p>giao hàng hoi chậm . nhưng sản phẩm giống hình OK</text:p>
          </table:table-cell>
        </table:table-row>
        <table:table-row table:style-name="ro1">
          <table:table-cell office:value-type="string" calcext:value-type="string">
            <text:p>width: 80%;</text:p>
          </table:table-cell>
          <table:table-cell office:value-type="string" calcext:value-type="string">
            <text:p>giao hàng hơi chậm</text:p>
          </table:table-cell>
        </table:table-row>
        <table:table-row table:style-name="ro1">
          <table:table-cell office:value-type="string" calcext:value-type="string">
            <text:p>width: 80%;</text:p>
          </table:table-cell>
          <table:table-cell office:value-type="string" calcext:value-type="string">
            <text:p>Giao hang dung thoi gian quy đinh. Đóng gói cẩn thận</text:p>
          </table:table-cell>
        </table:table-row>
        <table:table-row table:style-name="ro1">
          <table:table-cell office:value-type="string" calcext:value-type="string">
            <text:p>width: 80%;</text:p>
          </table:table-cell>
          <table:table-cell office:value-type="string" calcext:value-type="string">
            <text:p>giao hàng đúng thời gian , hàng đúng như mô tả , nhân viên sihper nhiệt tình cởi mở</text:p>
          </table:table-cell>
        </table:table-row>
        <table:table-row table:style-name="ro1">
          <table:table-cell office:value-type="string" calcext:value-type="string">
            <text:p>width: 80%;</text:p>
          </table:table-cell>
          <table:table-cell office:value-type="string" calcext:value-type="string">
            <text:p>Giao hàng đúng như hình,chất lượng tốt ,vận chuyển nhanh và rẻ nên giá thành rẻ hơn các hãng khác</text:p>
          </table:table-cell>
        </table:table-row>
        <table:table-row table:style-name="ro1">
          <table:table-cell office:value-type="string" calcext:value-type="string">
            <text:p>width: 80%;</text:p>
          </table:table-cell>
          <table:table-cell office:value-type="string" calcext:value-type="string">
            <text:p>Giao hàng đúng như hình ảnh 👍.</text:p>
          </table:table-cell>
        </table:table-row>
        <table:table-row table:style-name="ro1">
          <table:table-cell office:value-type="string" calcext:value-type="string">
            <text:p>width: 80%;</text:p>
          </table:table-cell>
          <table:table-cell office:value-type="string" calcext:value-type="string">
            <text:p>Giao hàng đúng kích thước màu sắc, ko biết da xài vài thánh có hư không, tấm giao cho mình phần dưới bị nhăn, tổng lại phủ lên bàn nhìn rất ok</text:p>
          </table:table-cell>
        </table:table-row>
        <table:table-row table:style-name="ro1">
          <table:table-cell office:value-type="string" calcext:value-type="string">
            <text:p>width: 80%;</text:p>
          </table:table-cell>
          <table:table-cell office:value-type="string" calcext:value-type="string">
            <text:p>Giao hàng đúng hẹn. Sạc nhỏ tưởng tượng. Bỏ cái 50 kí tự đi tiki ạ</text:p>
          </table:table-cell>
        </table:table-row>
        <table:table-row table:style-name="ro1">
          <table:table-cell office:value-type="string" calcext:value-type="string">
            <text:p>width: 80%;</text:p>
          </table:table-cell>
          <table:table-cell office:value-type="string" calcext:value-type="string">
            <text:p>giao hàng đúng hẹn. chất lượng loa tốt trong tầm giá</text:p>
          </table:table-cell>
        </table:table-row>
        <table:table-row table:style-name="ro2">
          <table:table-cell office:value-type="string" calcext:value-type="string">
            <text:p>width: 80%;</text:p>
          </table:table-cell>
          <table:table-cell office:value-type="string" calcext:value-type="string">
            <text:p>Giao hàng đúng hẹn, thiết kế của pin đẹp, chắc chắn.</text:p>
            <text:p>Nhược điểm: 1) kích thước thực tế lớn hơn so với kỳ vọng ban đầu (chiều ngang dày gấp đôi và chiều dài gấp đôi cục pin tiểu. Nếu bạn nào cần sự nhỏ gọn, nên cân nhắc mua loại hình chữ nhật và mỏng hơn, ko bị cộm, đặc biệt nam giới. Với nữ, thiết kế này vẫn thuận tiện để trong túi xách của chị em. 2) ko kèm theo dây sạc iPhone nên phải mua thêm, và việc cắm vào có thể gây vướng nhất định.</text:p>
          </table:table-cell>
        </table:table-row>
        <table:table-row table:style-name="ro1">
          <table:table-cell office:value-type="string" calcext:value-type="string">
            <text:p>width: 80%;</text:p>
          </table:table-cell>
          <table:table-cell office:value-type="string" calcext:value-type="string">
            <text:p>Giao hàng đúng hẹn, thân thiện, sản phẩm tốt trong tầm tiền...Cám ơn Tiki</text:p>
          </table:table-cell>
        </table:table-row>
        <table:table-row table:style-name="ro1">
          <table:table-cell office:value-type="string" calcext:value-type="string">
            <text:p>width: 80%;</text:p>
          </table:table-cell>
          <table:table-cell office:value-type="string" calcext:value-type="string">
            <text:p>Giao hàng đúng hẹn, sản phẩm rất tốt nhưng phần ống đo độ cân bằng bằng chất lỏng lại cho quá ít nước, đến mức phải gọi là có như không.</text:p>
          </table:table-cell>
        </table:table-row>
        <table:table-row table:style-name="ro1">
          <table:table-cell office:value-type="string" calcext:value-type="string">
            <text:p>width: 80%;</text:p>
          </table:table-cell>
          <table:table-cell office:value-type="string" calcext:value-type="string">
            <text:p>Giao hàng đúng hẹn, sản phẩm được đóng gói kĩ lưỡng. Micro chất lượng khá, rất phù hợp cho việc ghi âm điện thoại.</text:p>
          </table:table-cell>
        </table:table-row>
        <table:table-row table:style-name="ro1">
          <table:table-cell office:value-type="string" calcext:value-type="string">
            <text:p>width: 80%;</text:p>
          </table:table-cell>
          <table:table-cell office:value-type="string" calcext:value-type="string">
            <text:p>Giao hàng đúng hẹn và gói hàng cẩn thận chu đáo. Sản phẩm tốt, đáng tin cậy.</text:p>
          </table:table-cell>
        </table:table-row>
        <table:table-row table:style-name="ro1">
          <table:table-cell office:value-type="string" calcext:value-type="string">
            <text:p>width: 80%;</text:p>
          </table:table-cell>
          <table:table-cell office:value-type="string" calcext:value-type="string">
            <text:p>Giao hàng đúng hẹn nhanh chóng</text:p>
          </table:table-cell>
        </table:table-row>
        <table:table-row table:style-name="ro1">
          <table:table-cell office:value-type="string" calcext:value-type="string">
            <text:p>width: 80%;</text:p>
          </table:table-cell>
          <table:table-cell office:value-type="string" calcext:value-type="string">
            <text:p>Giao hàng đúng hạn. Đóng gói tốt</text:p>
          </table:table-cell>
        </table:table-row>
        <table:table-row table:style-name="ro1">
          <table:table-cell office:value-type="string" calcext:value-type="string">
            <text:p>width: 80%;</text:p>
          </table:table-cell>
          <table:table-cell office:value-type="string" calcext:value-type="string">
            <text:p>giao hàng đóng gói hàng ok.tuy nhiên sử dụng chất lượng mic chưa đc tốt lắm.</text:p>
          </table:table-cell>
        </table:table-row>
        <table:table-row table:style-name="ro1">
          <table:table-cell office:value-type="string" calcext:value-type="string">
            <text:p>width: 80%;</text:p>
          </table:table-cell>
          <table:table-cell office:value-type="string" calcext:value-type="string">
            <text:p>Giao hàng đầy đủ như hình. Mình đã xài thử, đèn rất sáng, cài app có thể mở đèn từ camera luôn khỏi phải mở bóng đèn. Ban đêm khá rõ.</text:p>
          </table:table-cell>
        </table:table-row>
        <table:table-row table:style-name="ro1">
          <table:table-cell office:value-type="string" calcext:value-type="string">
            <text:p>width: 80%;</text:p>
          </table:table-cell>
          <table:table-cell office:value-type="string" calcext:value-type="string">
            <text:p>Giao hàng có trách nhiệm, hộp giao hơi bị móp nhưng k ảnh hưởng gì đến chất lượng sản phẩm, k có cốc sạc đi theo 🤦‍♀️ hình ảnh rõ nét !</text:p>
          </table:table-cell>
        </table:table-row>
        <table:table-row table:style-name="ro1">
          <table:table-cell office:value-type="string" calcext:value-type="string">
            <text:p>width: 80%;</text:p>
          </table:table-cell>
          <table:table-cell office:value-type="string" calcext:value-type="string">
            <text:p>Giao hàng chuẩn, mất 4 ngày mới nhận được.</text:p>
          </table:table-cell>
        </table:table-row>
        <table:table-row table:style-name="ro1">
          <table:table-cell office:value-type="string" calcext:value-type="string">
            <text:p>width: 80%;</text:p>
          </table:table-cell>
          <table:table-cell office:value-type="string" calcext:value-type="string">
            <text:p>Giao hàng chứ đáo! Chỉ gói hàng hơi cồng kềnh, thẻ nhớ nhỏ mà hộp to quá!</text:p>
          </table:table-cell>
        </table:table-row>
        <table:table-row table:style-name="ro1">
          <table:table-cell office:value-type="string" calcext:value-type="string">
            <text:p>width: 80%;</text:p>
          </table:table-cell>
          <table:table-cell office:value-type="string" calcext:value-type="string">
            <text:p>Giao hàng chậm, phải đợi nhắc mới giao hàng, cần phải khắc phục vấn đề này</text:p>
          </table:table-cell>
        </table:table-row>
        <table:table-row table:style-name="ro1">
          <table:table-cell office:value-type="string" calcext:value-type="string">
            <text:p>width: 80%;</text:p>
          </table:table-cell>
          <table:table-cell office:value-type="string" calcext:value-type="string">
            <text:p>giao hàng chậm so với dự kiến. Âm nghe trong, max loa không bị vỡ âm, chất lượng tốt, tuy nhiên chưa thấy chức năng giảm tiếng ồn như review</text:p>
          </table:table-cell>
        </table:table-row>
        <table:table-row table:style-name="ro1">
          <table:table-cell office:value-type="string" calcext:value-type="string">
            <text:p>width: 80%;</text:p>
          </table:table-cell>
          <table:table-cell office:value-type="string" calcext:value-type="string">
            <text:p>Giao hàng chậm , hàng chưa xài nên chưa pek chất lượng , đóng gói cẩn thận !</text:p>
          </table:table-cell>
        </table:table-row>
        <table:table-row table:style-name="ro1">
          <table:table-cell office:value-type="string" calcext:value-type="string">
            <text:p>width: 80%;</text:p>
          </table:table-cell>
          <table:table-cell office:value-type="string" calcext:value-type="string">
            <text:p>Giao hàng chậm</text:p>
          </table:table-cell>
        </table:table-row>
        <table:table-row table:style-name="ro1">
          <table:table-cell office:value-type="string" calcext:value-type="string">
            <text:p>width: 80%;</text:p>
          </table:table-cell>
          <table:table-cell office:value-type="string" calcext:value-type="string">
            <text:p>Giao hàng bình thường, ko nhanh lắm. Sản phẩm okie, đựng được 1 DSLR + 1 len hoặc 1 MRL + 2 len. Hạt hút ẩm và máy đo ổn.</text:p>
          </table:table-cell>
        </table:table-row>
        <table:table-row table:style-name="ro1">
          <table:table-cell office:value-type="string" calcext:value-type="string">
            <text:p>width: 80%;</text:p>
          </table:table-cell>
          <table:table-cell office:value-type="string" calcext:value-type="string">
            <text:p>giao đúng như hình, chuột sử dụng tốt, khi giao hộp đựng bị móp, <text:s/>cẩn thận hơn quá trình vận chuyển</text:p>
          </table:table-cell>
        </table:table-row>
        <table:table-row table:style-name="ro1">
          <table:table-cell office:value-type="string" calcext:value-type="string">
            <text:p>width: 80%;</text:p>
          </table:table-cell>
          <table:table-cell office:value-type="string" calcext:value-type="string">
            <text:p>giao đúng hàng. dùng thử chưa thấy lỗi lầm gì. hi vọng dùng bền</text:p>
          </table:table-cell>
        </table:table-row>
        <table:table-row table:style-name="ro1">
          <table:table-cell office:value-type="string" calcext:value-type="string">
            <text:p>width: 80%;</text:p>
          </table:table-cell>
          <table:table-cell office:value-type="string" calcext:value-type="string">
            <text:p>giao Camera không đúng hình, camera hình có cái móc treo, giao cho mình thì có đế nhưng không có móc treo. Phải gắn điện trực tiếp cho Cam, không có sạc điện. Hình ảnh HD rất Ok, nhưng mỗi lần kết nối lại phát ra âm thanh Connect nên không bí mật theo dõi được.</text:p>
          </table:table-cell>
        </table:table-row>
        <table:table-row table:style-name="ro1">
          <table:table-cell office:value-type="string" calcext:value-type="string">
            <text:p>width: 80%;</text:p>
          </table:table-cell>
          <table:table-cell office:value-type="string" calcext:value-type="string">
            <text:p>Giao 2h nhưng gần 1 tuần mới nhận được. Sản phẩm chuẩn, dùng tốt.</text:p>
          </table:table-cell>
        </table:table-row>
        <table:table-row table:style-name="ro1">
          <table:table-cell office:value-type="string" calcext:value-type="string">
            <text:p>width: 80%;</text:p>
          </table:table-cell>
          <table:table-cell office:value-type="string" calcext:value-type="string">
            <text:p>giao <text:s text:c="2"/>hàng <text:s text:c="3"/>nhanh, tot</text:p>
          </table:table-cell>
        </table:table-row>
        <table:table-row table:style-name="ro1">
          <table:table-cell office:value-type="string" calcext:value-type="string">
            <text:p>width: 80%;</text:p>
          </table:table-cell>
          <table:table-cell office:value-type="string" calcext:value-type="string">
            <text:p>giá vừa chất lượng hình ảnh tốt</text:p>
          </table:table-cell>
        </table:table-row>
        <table:table-row table:style-name="ro1">
          <table:table-cell office:value-type="string" calcext:value-type="string">
            <text:p>width: 80%;</text:p>
          </table:table-cell>
          <table:table-cell office:value-type="string" calcext:value-type="string">
            <text:p>giá tốt. chung thì mọi thứ ok. có thẻ bảo hành. đóng <text:s/>gói ổn</text:p>
          </table:table-cell>
        </table:table-row>
        <table:table-row table:style-name="ro2">
          <table:table-cell office:value-type="string" calcext:value-type="string">
            <text:p>width: 80%;</text:p>
          </table:table-cell>
          <table:table-cell office:value-type="string" calcext:value-type="string">
            <text:p>giá tốt, thiết bị chạy khá ổn định. </text:p>
            <text:p>cty đang sd 12 thiết bị và ko có xung đột gì</text:p>
          </table:table-cell>
        </table:table-row>
        <table:table-row table:style-name="ro2">
          <table:table-cell office:value-type="string" calcext:value-type="string">
            <text:p>width: 80%;</text:p>
          </table:table-cell>
          <table:table-cell office:value-type="string" calcext:value-type="string">
            <text:p>Giá tốt, máy đẹp. Máy mua có chút xíu lỗi nhưng đã được Tiki hỗ trợ giải quyết rất nhiệt tình.</text:p>
            <text:p>Đánh giá cao khâu hậu mãi của Tiki.</text:p>
          </table:table-cell>
        </table:table-row>
        <table:table-row table:style-name="ro1">
          <table:table-cell office:value-type="string" calcext:value-type="string">
            <text:p>width: 80%;</text:p>
          </table:table-cell>
          <table:table-cell office:value-type="string" calcext:value-type="string">
            <text:p>Giá tiền hợp với nhu cầu du lịch của mình. Tốt trong tầm giá.</text:p>
          </table:table-cell>
        </table:table-row>
        <table:table-row table:style-name="ro1">
          <table:table-cell office:value-type="string" calcext:value-type="string">
            <text:p>width: 80%;</text:p>
          </table:table-cell>
          <table:table-cell office:value-type="string" calcext:value-type="string">
            <text:p>Giá thị trường thật tầm 600k (trên amazon có để giá). Tiền nào của nấy, tạm ổn cho 1 cái giải pháp dự phòng thay vì mua pin chính hãng</text:p>
          </table:table-cell>
        </table:table-row>
        <table:table-row table:style-name="ro1">
          <table:table-cell office:value-type="string" calcext:value-type="string">
            <text:p>width: 80%;</text:p>
          </table:table-cell>
          <table:table-cell office:value-type="string" calcext:value-type="string">
            <text:p>giá rẻ, sử dụng tốt, anker có tiếng xưa giờ về pin dự phòng rồi.</text:p>
          </table:table-cell>
        </table:table-row>
        <table:table-row table:style-name="ro1">
          <table:table-cell office:value-type="string" calcext:value-type="string">
            <text:p>width: 80%;</text:p>
          </table:table-cell>
          <table:table-cell office:value-type="string" calcext:value-type="string">
            <text:p>Giá rẻ, nhẹ, cảm giác yếu. Mình mới dùng nên khá khó chỉnh, muốn canh hình thẳng đứng phải chỉnh cả chân đế. Nói chung mình thất ok.</text:p>
          </table:table-cell>
        </table:table-row>
        <table:table-row table:style-name="ro2">
          <table:table-cell office:value-type="string" calcext:value-type="string">
            <text:p>width: 80%;</text:p>
          </table:table-cell>
          <table:table-cell office:value-type="string" calcext:value-type="string">
            <text:p>Giá rẻ, dùng để bù thêm bass vào cho đầy nhạc.</text:p>
            <text:p>2 loa vệ tinh hơi chói, dòng trong phòng khách của chung cư tốt, tầm 16m2 phủ âm ok.</text:p>
          </table:table-cell>
        </table:table-row>
        <table:table-row table:style-name="ro1">
          <table:table-cell office:value-type="string" calcext:value-type="string">
            <text:p>width: 80%;</text:p>
          </table:table-cell>
          <table:table-cell office:value-type="string" calcext:value-type="string">
            <text:p>Giá rẻ, chất lượng tốt với tầm tiền</text:p>
          </table:table-cell>
        </table:table-row>
        <table:table-row table:style-name="ro1">
          <table:table-cell office:value-type="string" calcext:value-type="string">
            <text:p>width: 80%;</text:p>
          </table:table-cell>
          <table:table-cell office:value-type="string" calcext:value-type="string">
            <text:p>Giá rẻ nhưng chất lượng tốt, gõ khá đã tay, chuột nhạy. Còn về khả năng ngốn pin thì mình không rõ vì cũng mới xài thử. Nói chung mình thích sản phẩm này.</text:p>
          </table:table-cell>
        </table:table-row>
        <table:table-row table:style-name="ro1">
          <table:table-cell office:value-type="string" calcext:value-type="string">
            <text:p>width: 80%;</text:p>
          </table:table-cell>
          <table:table-cell office:value-type="string" calcext:value-type="string">
            <text:p>Giá rẻ nhưng chất lượng cũng khá. Mà có vẻ như hơi khó kết nối</text:p>
          </table:table-cell>
        </table:table-row>
        <table:table-row table:style-name="ro1">
          <table:table-cell office:value-type="string" calcext:value-type="string">
            <text:p>width: 80%;</text:p>
          </table:table-cell>
          <table:table-cell office:value-type="string" calcext:value-type="string">
            <text:p>Gía rẻ nên không yêu cầu cao về chất lượng. Đủ nhu cầu sử dụng.</text:p>
          </table:table-cell>
        </table:table-row>
        <table:table-row table:style-name="ro1">
          <table:table-cell office:value-type="string" calcext:value-type="string">
            <text:p>width: 80%;</text:p>
          </table:table-cell>
          <table:table-cell office:value-type="string" calcext:value-type="string">
            <text:p>Giá rẻ nên cũng hơi ọp ẹp nhưng nói chung là vẫn dùng tốt, ổn</text:p>
          </table:table-cell>
        </table:table-row>
        <table:table-row table:style-name="ro1">
          <table:table-cell office:value-type="string" calcext:value-type="string">
            <text:p>width: 80%;</text:p>
          </table:table-cell>
          <table:table-cell office:value-type="string" calcext:value-type="string">
            <text:p>Giá mềm, video khá ổn, tiếc là ko tặng thẻ nhớ, nhưng giá thấp như này mà! Ông sếp rất thích :v</text:p>
          </table:table-cell>
        </table:table-row>
        <table:table-row table:style-name="ro1">
          <table:table-cell office:value-type="string" calcext:value-type="string">
            <text:p>width: 80%;</text:p>
          </table:table-cell>
          <table:table-cell office:value-type="string" calcext:value-type="string">
            <text:p>giá mà ra màu đen thì đẹp</text:p>
          </table:table-cell>
        </table:table-row>
        <table:table-row table:style-name="ro1">
          <table:table-cell office:value-type="string" calcext:value-type="string">
            <text:p>width: 80%;</text:p>
          </table:table-cell>
          <table:table-cell office:value-type="string" calcext:value-type="string">
            <text:p>Giá khá ok, phần giá đở điện thoại chưa chắn chắn lắm</text:p>
          </table:table-cell>
        </table:table-row>
        <table:table-row table:style-name="ro1">
          <table:table-cell office:value-type="string" calcext:value-type="string">
            <text:p>width: 80%;</text:p>
          </table:table-cell>
          <table:table-cell office:value-type="string" calcext:value-type="string">
            <text:p>Giá hợp lý và dễ sử dụng xem phim</text:p>
          </table:table-cell>
        </table:table-row>
        <table:table-row table:style-name="ro1">
          <table:table-cell office:value-type="string" calcext:value-type="string">
            <text:p>width: 80%;</text:p>
          </table:table-cell>
          <table:table-cell office:value-type="string" calcext:value-type="string">
            <text:p>Giá hơi cao nhưng khả năng tản nhiệt thì chưa xứng tầm lắm.</text:p>
          </table:table-cell>
        </table:table-row>
        <table:table-row table:style-name="ro1">
          <table:table-cell office:value-type="string" calcext:value-type="string">
            <text:p>width: 80%;</text:p>
          </table:table-cell>
          <table:table-cell office:value-type="string" calcext:value-type="string">
            <text:p>giá đỡ nhỏ gọn, dễ uốn nắn, để được trên nhiều bề mặt khác nhau.</text:p>
          </table:table-cell>
        </table:table-row>
        <table:table-row table:style-name="ro1">
          <table:table-cell office:value-type="string" calcext:value-type="string">
            <text:p>width: 80%;</text:p>
          </table:table-cell>
          <table:table-cell office:value-type="string" calcext:value-type="string">
            <text:p>giá đỡ điện thoại không được chuẩn, rất yếu. Đóng gói cẩn thận.</text:p>
          </table:table-cell>
        </table:table-row>
        <table:table-row table:style-name="ro1">
          <table:table-cell office:value-type="string" calcext:value-type="string">
            <text:p>width: 80%;</text:p>
          </table:table-cell>
          <table:table-cell office:value-type="string" calcext:value-type="string">
            <text:p>Giá đỡ chắc chắn thiết kế nhỏ gọn màu trắng rất sang</text:p>
          </table:table-cell>
        </table:table-row>
        <table:table-row table:style-name="ro1">
          <table:table-cell office:value-type="string" calcext:value-type="string">
            <text:p>width: 80%;</text:p>
          </table:table-cell>
          <table:table-cell office:value-type="string" calcext:value-type="string">
            <text:p>Giá đỡ 2 chức năng chất lượng tốt vừa túi tiền giao hàng nhanh, dóng như sản phẩm đã đăng,cảm ơn TIKI</text:p>
          </table:table-cell>
        </table:table-row>
        <table:table-row table:style-name="ro1">
          <table:table-cell office:value-type="string" calcext:value-type="string">
            <text:p>width: 80%;</text:p>
          </table:table-cell>
          <table:table-cell office:value-type="string" calcext:value-type="string">
            <text:p>Gia đình mình có 1 máy SP 1 dùng để rửa phim chụp từ máy chụp Sony A 6000 hay điện thoại để lưu lại làm kỷ niệm, tuy hình ra nhỏ và không nét được như các loại phim lớn thông thường nhưng bù lại việc rửa phim rất tiện lợi và nhanh chóng, không cần phải mang ra tiệm và có thể làm tất cả ở nhà, bạn bè đến chơi cũng có thể in ra ngay để tặng làm kỉ niệm. Giá của Sản phẩm hơi cao nên rửa hình cũng phải rất "dè sẻn" mòng rằg Tiki sẽ giảm giá nhiều cho sp này.</text:p>
          </table:table-cell>
        </table:table-row>
        <table:table-row table:style-name="ro1">
          <table:table-cell office:value-type="string" calcext:value-type="string">
            <text:p>width: 80%;</text:p>
          </table:table-cell>
          <table:table-cell office:value-type="string" calcext:value-type="string">
            <text:p>Giá có thiết kế đẹp nhưng hơi nhỏ. Nếu để điện thoại ngang thì chắc chắn, để dọc dễ đổ ra phía sau</text:p>
          </table:table-cell>
        </table:table-row>
        <table:table-row table:style-name="ro1">
          <table:table-cell office:value-type="string" calcext:value-type="string">
            <text:p>width: 80%;</text:p>
          </table:table-cell>
          <table:table-cell office:value-type="string" calcext:value-type="string">
            <text:p>giá cả và chất lượng tương đồng với nhau -tôi hài lòng</text:p>
          </table:table-cell>
        </table:table-row>
        <table:table-row table:style-name="ro1">
          <table:table-cell office:value-type="string" calcext:value-type="string">
            <text:p>width: 80%;</text:p>
          </table:table-cell>
          <table:table-cell office:value-type="string" calcext:value-type="string">
            <text:p>Giá cả hợp lý, mới dùng được 1 thời gian thấy khá hài lòng!</text:p>
          </table:table-cell>
        </table:table-row>
        <table:table-row table:style-name="ro1">
          <table:table-cell office:value-type="string" calcext:value-type="string">
            <text:p>width: 80%;</text:p>
          </table:table-cell>
          <table:table-cell office:value-type="string" calcext:value-type="string">
            <text:p>giá cả hợp lý, mình mới sử dụng đụơc mấy ngày thì thấy sản phẩm khá ổn, lần sau mua sp ở Tiki vẫn tốt như vậy thì nhất định vote 5 sao ^^</text:p>
          </table:table-cell>
        </table:table-row>
        <table:table-row table:style-name="ro1">
          <table:table-cell office:value-type="string" calcext:value-type="string">
            <text:p>width: 80%;</text:p>
          </table:table-cell>
          <table:table-cell office:value-type="string" calcext:value-type="string">
            <text:p>giá 68k thì quá ổn, không biết chê cái gì. có chức năng ngủ sau 8 phút không dùng cũng khá thích. chỉ sợ ham rẻ mua phải đồ vứt đi nhưng em này thì ổn, để xem có bền không rồi em nói các bác sau.</text:p>
          </table:table-cell>
        </table:table-row>
        <table:table-row table:style-name="ro1">
          <table:table-cell office:value-type="string" calcext:value-type="string">
            <text:p>width: 80%;</text:p>
          </table:table-cell>
          <table:table-cell office:value-type="string" calcext:value-type="string">
            <text:p>Giá 615k cũng được, màn hình quay tuy hơi mờ nhưng so với giá thì ok, khuyến khích các bạn nên xem qua video về chất lượng sản phẩm qua youtube trước</text:p>
          </table:table-cell>
        </table:table-row>
        <table:table-row table:style-name="ro1">
          <table:table-cell office:value-type="string" calcext:value-type="string">
            <text:p>width: 80%;</text:p>
          </table:table-cell>
          <table:table-cell office:value-type="string" calcext:value-type="string">
            <text:p>Giá 12tr này đã tồn tại chắc 4 5 năm rồi, kinh thiệt. Con này giờ xứng đá giá 8 9tr thôi</text:p>
          </table:table-cell>
        </table:table-row>
        <table:table-row table:style-name="ro1">
          <table:table-cell office:value-type="string" calcext:value-type="string">
            <text:p>width: 80%;</text:p>
          </table:table-cell>
          <table:table-cell office:value-type="string" calcext:value-type="string">
            <text:p>ghi hình nhanh.đúng chuẩn thẻ</text:p>
          </table:table-cell>
        </table:table-row>
        <table:table-row table:style-name="ro1">
          <table:table-cell office:value-type="string" calcext:value-type="string">
            <text:p>width: 80%;</text:p>
          </table:table-cell>
          <table:table-cell office:value-type="string" calcext:value-type="string">
            <text:p>ghế xài Ok, chắc chắn, dễ lắp ráp. ghế massage thì có cho vui thôi, đằng nào cũng phải mua cái gối riêng kê lưng</text:p>
          </table:table-cell>
        </table:table-row>
        <table:table-row table:style-name="ro1">
          <table:table-cell office:value-type="string" calcext:value-type="string">
            <text:p>width: 80%;</text:p>
          </table:table-cell>
          <table:table-cell office:value-type="string" calcext:value-type="string">
            <text:p>ghẻ ghẻ ghẻ ghẻ ghẻ ghẻ ghẻ ghẻ ghẻ ghẻ ghẻ gje3 rẽ rẽ rẽ rẽ</text:p>
          </table:table-cell>
        </table:table-row>
        <table:table-row table:style-name="ro1">
          <table:table-cell office:value-type="string" calcext:value-type="string">
            <text:p>width: 80%;</text:p>
          </table:table-cell>
          <table:table-cell office:value-type="string" calcext:value-type="string">
            <text:p>ghế chắc chắn có phần tay nắm hơi ọp ẹp chút! lắp đặt dễ dàng</text:p>
          </table:table-cell>
        </table:table-row>
        <table:table-row table:style-name="ro1">
          <table:table-cell office:value-type="string" calcext:value-type="string">
            <text:p>width: 80%;</text:p>
          </table:table-cell>
          <table:table-cell office:value-type="string" calcext:value-type="string">
            <text:p>Gắn với camera 70 mai ổn, thêm định vị (xác định toạ độ xe hiển thị trên file hình ảnh), tốc độ di chuyển...</text:p>
          </table:table-cell>
        </table:table-row>
        <table:table-row table:style-name="ro1">
          <table:table-cell office:value-type="string" calcext:value-type="string">
            <text:p>width: 80%;</text:p>
          </table:table-cell>
          <table:table-cell office:value-type="string" calcext:value-type="string">
            <text:p>Gắn vào sử dụng ok, như mọi người có comment thì đóng gói hơi lỏng lẻo</text:p>
          </table:table-cell>
        </table:table-row>
        <table:table-row table:style-name="ro1">
          <table:table-cell office:value-type="string" calcext:value-type="string">
            <text:p>width: 80%;</text:p>
          </table:table-cell>
          <table:table-cell office:value-type="string" calcext:value-type="string">
            <text:p>Gắn máy ảnh thì tay cầm ok. Nhưng gắn kẹp đt thì nó lại cứ hơi ngược ngược, vướng vướng</text:p>
          </table:table-cell>
        </table:table-row>
        <table:table-row table:style-name="ro1">
          <table:table-cell office:value-type="string" calcext:value-type="string">
            <text:p>width: 80%;</text:p>
          </table:table-cell>
          <table:table-cell office:value-type="string" calcext:value-type="string">
            <text:p>Gắn cường lực cũng an tâm hơn, màn hình máy ảnh nên cũng ko quan tâm là mấy</text:p>
          </table:table-cell>
        </table:table-row>
        <table:table-row table:style-name="ro1">
          <table:table-cell office:value-type="string" calcext:value-type="string">
            <text:p>width: 80%;</text:p>
          </table:table-cell>
          <table:table-cell office:value-type="string" calcext:value-type="string">
            <text:p>fullbox hay sao shop, gồm có gì, camera này 1mp hay 2mp vay shop</text:p>
          </table:table-cell>
        </table:table-row>
        <table:table-row table:style-name="ro1">
          <table:table-cell office:value-type="string" calcext:value-type="string">
            <text:p>width: 80%;</text:p>
          </table:table-cell>
          <table:table-cell office:value-type="string" calcext:value-type="string">
            <text:p>Film này dùng cho máy ảnh lấy liền. Mua máy ở tiki tiện thể mua luôn film. Film lên hình đẹp, nhỏ gọn. ảnh in ra có thể trang trí thêm các hình vẽ mình thích. tuy nhiên chỉ có nhược điểm hầu như ai xài cũng biết rằng giá thành tương đối cao.</text:p>
          </table:table-cell>
        </table:table-row>
        <table:table-row table:style-name="ro1">
          <table:table-cell office:value-type="string" calcext:value-type="string">
            <text:p>width: 80%;</text:p>
          </table:table-cell>
          <table:table-cell office:value-type="string" calcext:value-type="string">
            <text:p>Film được bao bọc cẩn thận nên có thể để dành dần sử dụng lâu được. Mình chỉ mua film trên tiki chứ không mua ở ngoài tiệm ảnh vì mua trên tiki vừa tiện lợi, tiết kiệm thời gian, vận chuyển đến tay mình với sản phẩm chất lượng. Hơi mắc chút nhưng mà ráng chờ những đợt giảm giá mua ngay để dành cũng ổn ^^</text:p>
          </table:table-cell>
        </table:table-row>
        <table:table-row table:style-name="ro1">
          <table:table-cell office:value-type="string" calcext:value-type="string">
            <text:p>width: 80%;</text:p>
          </table:table-cell>
          <table:table-cell office:value-type="string" calcext:value-type="string">
            <text:p>Em muốn đổi lại một cái thì ntn shop có gì cho e biết sớm</text:p>
          </table:table-cell>
        </table:table-row>
        <table:table-row table:style-name="ro2">
          <table:table-cell office:value-type="string" calcext:value-type="string">
            <text:p>width: 80%;</text:p>
          </table:table-cell>
          <table:table-cell office:value-type="string" calcext:value-type="string">
            <text:p>Em mua hàng đen thì giao màu xám ạ k sao nhưng tội k có móc treo như hình ))😡😡 </text:p>
            <text:p> Âm thanh ổn lắm ạ</text:p>
          </table:table-cell>
        </table:table-row>
        <table:table-row table:style-name="ro1">
          <table:table-cell office:value-type="string" calcext:value-type="string">
            <text:p>width: 80%;</text:p>
          </table:table-cell>
          <table:table-cell office:value-type="string" calcext:value-type="string">
            <text:p>Em mua đen nhám mà đưa đen bóng....................</text:p>
          </table:table-cell>
        </table:table-row>
        <table:table-row table:style-name="ro2">
          <table:table-cell office:value-type="string" calcext:value-type="string">
            <text:p>width: 80%;</text:p>
          </table:table-cell>
          <table:table-cell office:value-type="string" calcext:value-type="string">
            <text:p>Em đặt hàng ngày 26/10 giao ngày 6/11</text:p>
            <text:p>giao cho em vào lúc (4 giờ) chiều</text:p>
          </table:table-cell>
        </table:table-row>
        <table:table-row table:style-name="ro1">
          <table:table-cell office:value-type="string" calcext:value-type="string">
            <text:p>width: 80%;</text:p>
          </table:table-cell>
          <table:table-cell office:value-type="string" calcext:value-type="string">
            <text:p>Em đang là sinh viên muốn mua trả góp thì như nào ạ</text:p>
          </table:table-cell>
        </table:table-row>
        <table:table-row table:style-name="ro1">
          <table:table-cell office:value-type="string" calcext:value-type="string">
            <text:p>width: 80%;</text:p>
          </table:table-cell>
          <table:table-cell office:value-type="string" calcext:value-type="string">
            <text:p>em đang dùng bình thường máy lên nguồn chưa khởi động xong là tắt sửa ở đâu e xin số liên hệ</text:p>
          </table:table-cell>
        </table:table-row>
        <table:table-row table:style-name="ro1">
          <table:table-cell office:value-type="string" calcext:value-type="string">
            <text:p>width: 80%;</text:p>
          </table:table-cell>
          <table:table-cell office:value-type="string" calcext:value-type="string">
            <text:p>E mua ma ko pit cai đat sao</text:p>
          </table:table-cell>
        </table:table-row>
        <table:table-row table:style-name="ro1">
          <table:table-cell office:value-type="string" calcext:value-type="string">
            <text:p>width: 80%;</text:p>
          </table:table-cell>
          <table:table-cell office:value-type="string" calcext:value-type="string">
            <text:p>e mới mua hôm nay, thấy mạng xài tốt, nhưng e có thấy hsd là ngày 3/8 là s ạ?</text:p>
          </table:table-cell>
        </table:table-row>
        <table:table-row table:style-name="ro1">
          <table:table-cell office:value-type="string" calcext:value-type="string">
            <text:p>width: 80%;</text:p>
          </table:table-cell>
          <table:table-cell office:value-type="string" calcext:value-type="string">
            <text:p>e ko bt dùng chỉ e với ạ</text:p>
          </table:table-cell>
        </table:table-row>
        <table:table-row table:style-name="ro1">
          <table:table-cell office:value-type="string" calcext:value-type="string">
            <text:p>width: 80%;</text:p>
          </table:table-cell>
          <table:table-cell office:value-type="string" calcext:value-type="string">
            <text:p>e ko biết bật shop ơi, <text:s/>bật nó ko kêu hay là hết pin hả, <text:s/>e vừa cắm sạc rồi vẫn ko kêu ạ</text:p>
          </table:table-cell>
        </table:table-row>
        <table:table-row table:style-name="ro1">
          <table:table-cell office:value-type="string" calcext:value-type="string">
            <text:p>width: 80%;</text:p>
          </table:table-cell>
          <table:table-cell office:value-type="string" calcext:value-type="string">
            <text:p>đường truyền hơi ngắn vả lại nhanh hết pin quá</text:p>
          </table:table-cell>
        </table:table-row>
        <table:table-row table:style-name="ro1">
          <table:table-cell office:value-type="string" calcext:value-type="string">
            <text:p>width: 80%;</text:p>
          </table:table-cell>
          <table:table-cell office:value-type="string" calcext:value-type="string">
            <text:p>Dưới chân máy ảnh bị xước thân máy, xước này không phải do vận chuyển mà do quá trình bảo quản từ trước</text:p>
          </table:table-cell>
        </table:table-row>
        <table:table-row table:style-name="ro1">
          <table:table-cell office:value-type="string" calcext:value-type="string">
            <text:p>width: 80%;</text:p>
          </table:table-cell>
          <table:table-cell office:value-type="string" calcext:value-type="string">
            <text:p>Dưới 80k cả phí ship như vậy là OK. Sài cũng nhạy, phản hồi nhanh, nút bấm trái phải khá ổn, kết nối nhanh cắm cái là nhận ngay. kết nhất là đầu kết nối được đặt sãn trong con chuột gọn gàng.</text:p>
          </table:table-cell>
        </table:table-row>
        <table:table-row table:style-name="ro1">
          <table:table-cell office:value-type="string" calcext:value-type="string">
            <text:p>width: 80%;</text:p>
          </table:table-cell>
          <table:table-cell office:value-type="string" calcext:value-type="string">
            <text:p>Được tặng kèm khi mua máy Canon. Khá hài lòng với dung lượng 32G vì mình chụp khá nhiều ảnh và ngại mang nhiều thẻ nhớ để thay. Tiki đóng gói như mọi lần khá là cẩn thận. Kiểm tra tốc độ ghi/đọc thì có vẻ không đúng với thông số 48MB đã đưa ra.</text:p>
          </table:table-cell>
        </table:table-row>
        <table:table-row table:style-name="ro1">
          <table:table-cell office:value-type="string" calcext:value-type="string">
            <text:p>width: 80%;</text:p>
          </table:table-cell>
          <table:table-cell office:value-type="string" calcext:value-type="string">
            <text:p>Được so với tầm giá. Dùng ổn</text:p>
          </table:table-cell>
        </table:table-row>
        <table:table-row table:style-name="ro4">
          <table:table-cell office:value-type="string" calcext:value-type="string">
            <text:p>width: 80%;</text:p>
          </table:table-cell>
          <table:table-cell office:value-type="string" calcext:value-type="string">
            <text:p>Được mở hộp còn nguyên seal vẫn đem lại cảm giác rất Sướng!</text:p>
            <text:p>Dùng lens này cho con sony a6000 quả là tuyệt vời, không có gì phải chê cả từ hình thức đến chất lượng ảnh. Giá thì rẻ hơn ngoài thị trường 1 ít + được giảm 150k do lần đầu dùng zalopay nên tầm 4.5 củ.</text:p>
            <text:p>Do thời gian giao hàng quá chậm, cậu giao hàng ko kịp giao trong ngày đưa về kho và báo ko liên lạc đc với khách hàng (giả dối) mặc dù mình đã mở cửa cả ngày nên trừ 1 sao.</text:p>
            <text:p>Thanks,</text:p>
          </table:table-cell>
        </table:table-row>
        <table:table-row table:style-name="ro1">
          <table:table-cell office:value-type="string" calcext:value-type="string">
            <text:p>width: 80%;</text:p>
          </table:table-cell>
          <table:table-cell office:value-type="string" calcext:value-type="string">
            <text:p>Được giảm giá đến một nửa nên về mặt giá cả rất hài lòng. Âm thanh so với giá tiền như vậy là khá ổn. Công suất 38W nên có thể mở rất to. Hai loa vệ tinh nhìn khá đẹp và sang trọng. Bass cũng rất tốt. Một sản phẩm có thể nói là hoàn toàn hợp lý để mua trong phân khúc giá này.</text:p>
          </table:table-cell>
        </table:table-row>
        <table:table-row table:style-name="ro1">
          <table:table-cell office:value-type="string" calcext:value-type="string">
            <text:p>width: 80%;</text:p>
          </table:table-cell>
          <table:table-cell office:value-type="string" calcext:value-type="string">
            <text:p>Được</text:p>
          </table:table-cell>
        </table:table-row>
        <table:table-row table:style-name="ro1">
          <table:table-cell office:value-type="string" calcext:value-type="string">
            <text:p>width: 80%;</text:p>
          </table:table-cell>
          <table:table-cell office:value-type="string" calcext:value-type="string">
            <text:p>Được</text:p>
          </table:table-cell>
        </table:table-row>
        <table:table-row table:style-name="ro1">
          <table:table-cell office:value-type="string" calcext:value-type="string">
            <text:p>width: 80%;</text:p>
          </table:table-cell>
          <table:table-cell office:value-type="string" calcext:value-type="string">
            <text:p>Được</text:p>
          </table:table-cell>
        </table:table-row>
        <table:table-row table:style-name="ro1">
          <table:table-cell office:value-type="string" calcext:value-type="string">
            <text:p>width: 80%;</text:p>
          </table:table-cell>
          <table:table-cell office:value-type="string" calcext:value-type="string">
            <text:p>Được</text:p>
          </table:table-cell>
        </table:table-row>
        <table:table-row table:style-name="ro1">
          <table:table-cell office:value-type="string" calcext:value-type="string">
            <text:p>width: 80%;</text:p>
          </table:table-cell>
          <table:table-cell office:value-type="string" calcext:value-type="string">
            <text:p>Dùng wifi modem Huawei của VNPT cứ trồi sụt. Mình mua em này về sài thấy good hơn rất nhiều. wifi mạnh và ổn định hơn.</text:p>
          </table:table-cell>
        </table:table-row>
        <table:table-row table:style-name="ro1">
          <table:table-cell office:value-type="string" calcext:value-type="string">
            <text:p>width: 80%;</text:p>
          </table:table-cell>
          <table:table-cell office:value-type="string" calcext:value-type="string">
            <text:p>dùng vui</text:p>
          </table:table-cell>
        </table:table-row>
        <table:table-row table:style-name="ro1">
          <table:table-cell office:value-type="string" calcext:value-type="string">
            <text:p>width: 80%;</text:p>
          </table:table-cell>
          <table:table-cell office:value-type="string" calcext:value-type="string">
            <text:p>Đúng vs hình nhung hơi yếu sài 1 cổng thì ok sài 2 cổng 1 luc thì yếu</text:p>
          </table:table-cell>
        </table:table-row>
        <table:table-row table:style-name="ro1">
          <table:table-cell office:value-type="string" calcext:value-type="string">
            <text:p>width: 80%;</text:p>
          </table:table-cell>
          <table:table-cell office:value-type="string" calcext:value-type="string">
            <text:p>đúng với tầm giá, nhẹ nhàng, mỏng manh, bé xíu. Trông rất xinh xắn, mến ngày lần gặp đầu tiên. Khi dùng phải nâng niu, nhẹ nhàng cưng như trứng.</text:p>
          </table:table-cell>
        </table:table-row>
        <table:table-row table:style-name="ro1">
          <table:table-cell office:value-type="string" calcext:value-type="string">
            <text:p>width: 80%;</text:p>
          </table:table-cell>
          <table:table-cell office:value-type="string" calcext:value-type="string">
            <text:p>dùng trong nhà, trong phòng với mức giá trên là ok</text:p>
          </table:table-cell>
        </table:table-row>
        <table:table-row table:style-name="ro1">
          <table:table-cell office:value-type="string" calcext:value-type="string">
            <text:p>width: 80%;</text:p>
          </table:table-cell>
          <table:table-cell office:value-type="string" calcext:value-type="string">
            <text:p>Dùng tốt. Nên bán kèm thẻ nhớ để khách hàng lựa chọn</text:p>
          </table:table-cell>
        </table:table-row>
        <table:table-row table:style-name="ro2">
          <table:table-cell office:value-type="string" calcext:value-type="string">
            <text:p>width: 80%;</text:p>
          </table:table-cell>
          <table:table-cell office:value-type="string" calcext:value-type="string">
            <text:p>Dùng tốt.</text:p>
            <text:p>Cho tới hiện tại vẫn chưa có lỗi gì.............</text:p>
          </table:table-cell>
        </table:table-row>
        <table:table-row table:style-name="ro1">
          <table:table-cell office:value-type="string" calcext:value-type="string">
            <text:p>width: 80%;</text:p>
          </table:table-cell>
          <table:table-cell office:value-type="string" calcext:value-type="string">
            <text:p>Dùng tốt, rõ nét, phù hợp quan sát trong gia đình</text:p>
          </table:table-cell>
        </table:table-row>
        <table:table-row table:style-name="ro1">
          <table:table-cell office:value-type="string" calcext:value-type="string">
            <text:p>width: 80%;</text:p>
          </table:table-cell>
          <table:table-cell office:value-type="string" calcext:value-type="string">
            <text:p>dùng tốt, chụp màu khá đẹp..........................</text:p>
          </table:table-cell>
        </table:table-row>
        <table:table-row table:style-name="ro3">
          <table:table-cell office:value-type="string" calcext:value-type="string">
            <text:p>width: 80%;</text:p>
          </table:table-cell>
          <table:table-cell office:value-type="string" calcext:value-type="string">
            <text:p>Dùng tốt, cắm vào a6000 sài tẹt, sướng hơn thẻ cũ nhiều.</text:p>
            <text:p>Tốc độ ghi nhanh, thấy khác biệt rõ ràng.</text:p>
            <text:p>Chờ 1 thời gian nhận xét tiếp</text:p>
          </table:table-cell>
        </table:table-row>
        <table:table-row table:style-name="ro1">
          <table:table-cell office:value-type="string" calcext:value-type="string">
            <text:p>width: 80%;</text:p>
          </table:table-cell>
          <table:table-cell office:value-type="string" calcext:value-type="string">
            <text:p>Dùng tốt, bình thường, ko vấn đề gì. Mình hay canh lúc giảm giá để mua vì phim này đắt quá mọi người ạ.</text:p>
          </table:table-cell>
        </table:table-row>
        <table:table-row table:style-name="ro1">
          <table:table-cell office:value-type="string" calcext:value-type="string">
            <text:p>width: 80%;</text:p>
          </table:table-cell>
          <table:table-cell office:value-type="string" calcext:value-type="string">
            <text:p>dùng tốt so vs tầm giá</text:p>
          </table:table-cell>
        </table:table-row>
        <table:table-row table:style-name="ro1">
          <table:table-cell office:value-type="string" calcext:value-type="string">
            <text:p>width: 80%;</text:p>
          </table:table-cell>
          <table:table-cell office:value-type="string" calcext:value-type="string">
            <text:p>Dùng tốt nhưng giao hành hơi lâu</text:p>
          </table:table-cell>
        </table:table-row>
        <table:table-row table:style-name="ro1">
          <table:table-cell office:value-type="string" calcext:value-type="string">
            <text:p>width: 80%;</text:p>
          </table:table-cell>
          <table:table-cell office:value-type="string" calcext:value-type="string">
            <text:p>Dùng tốt , nét , nhậy , cám ơn tiki đã lựa chọn sản phẩm uy tín để đưa lên trang mua sắm</text:p>
          </table:table-cell>
        </table:table-row>
        <table:table-row table:style-name="ro1">
          <table:table-cell office:value-type="string" calcext:value-type="string">
            <text:p>width: 80%;</text:p>
          </table:table-cell>
          <table:table-cell office:value-type="string" calcext:value-type="string">
            <text:p>dùng tốt</text:p>
          </table:table-cell>
        </table:table-row>
        <table:table-row table:style-name="ro1">
          <table:table-cell office:value-type="string" calcext:value-type="string">
            <text:p>width: 80%;</text:p>
          </table:table-cell>
          <table:table-cell office:value-type="string" calcext:value-type="string">
            <text:p>dùng tốt</text:p>
          </table:table-cell>
        </table:table-row>
        <table:table-row table:style-name="ro1">
          <table:table-cell office:value-type="string" calcext:value-type="string">
            <text:p>width: 80%;</text:p>
          </table:table-cell>
          <table:table-cell office:value-type="string" calcext:value-type="string">
            <text:p>dùng tốt</text:p>
          </table:table-cell>
        </table:table-row>
        <table:table-row table:style-name="ro1">
          <table:table-cell office:value-type="string" calcext:value-type="string">
            <text:p>width: 80%;</text:p>
          </table:table-cell>
          <table:table-cell office:value-type="string" calcext:value-type="string">
            <text:p>Dùng Tiki now nên đặt hàng từ 10h tối qua thì 9h30 sáng nay đã giao rồi. Loa nhỏ gọn, âm thanh nghe ổn, nếu bật lớn mà để trên bàn thì sẽ nghe tiếng rung. Chỉ có dây sạc thôi, không có đồ cắm sạc. Hi vọng là về sau xài bền.</text:p>
          </table:table-cell>
        </table:table-row>
        <table:table-row table:style-name="ro1">
          <table:table-cell office:value-type="string" calcext:value-type="string">
            <text:p>width: 80%;</text:p>
          </table:table-cell>
          <table:table-cell office:value-type="string" calcext:value-type="string">
            <text:p>Đúng tiền nào của đấy 📲📲📲📲📲📲📲📲📲📲📲📲📲📲📲📲📲📲📲📲📲📲📲📲📲📲📲💻</text:p>
          </table:table-cell>
        </table:table-row>
        <table:table-row table:style-name="ro1">
          <table:table-cell office:value-type="string" calcext:value-type="string">
            <text:p>width: 80%;</text:p>
          </table:table-cell>
          <table:table-cell office:value-type="string" calcext:value-type="string">
            <text:p>Dùng thử không thấy chim ưng lắm. Đặc biệt máy hút bụi, thấy yếu quá</text:p>
          </table:table-cell>
        </table:table-row>
        <table:table-row table:style-name="ro1">
          <table:table-cell office:value-type="string" calcext:value-type="string">
            <text:p>width: 80%;</text:p>
          </table:table-cell>
          <table:table-cell office:value-type="string" calcext:value-type="string">
            <text:p>đúng theo yêu cầu đựng dây phone, sạc</text:p>
          </table:table-cell>
        </table:table-row>
        <table:table-row table:style-name="ro1">
          <table:table-cell office:value-type="string" calcext:value-type="string">
            <text:p>width: 80%;</text:p>
          </table:table-cell>
          <table:table-cell office:value-type="string" calcext:value-type="string">
            <text:p>dùng thấy oki, thi thoảng tiếng hơi rè, ko rõ lắm nhưng cũng chấp nhận đc, shipper dễ xương</text:p>
          </table:table-cell>
        </table:table-row>
        <table:table-row table:style-name="ro1">
          <table:table-cell office:value-type="string" calcext:value-type="string">
            <text:p>width: 80%;</text:p>
          </table:table-cell>
          <table:table-cell office:value-type="string" calcext:value-type="string">
            <text:p>Dùng tạm. Ko có gì đặc sắc</text:p>
          </table:table-cell>
        </table:table-row>
        <table:table-row table:style-name="ro2">
          <table:table-cell office:value-type="string" calcext:value-type="string">
            <text:p>width: 80%;</text:p>
          </table:table-cell>
          <table:table-cell office:value-type="string" calcext:value-type="string">
            <text:p>Dùng tạm.</text:p>
            <text:p>Tủ không có set được độ ẩm mong muốn mà hoạt động liên tục.</text:p>
          </table:table-cell>
        </table:table-row>
        <table:table-row table:style-name="ro1">
          <table:table-cell office:value-type="string" calcext:value-type="string">
            <text:p>width: 80%;</text:p>
          </table:table-cell>
          <table:table-cell office:value-type="string" calcext:value-type="string">
            <text:p>dùng tạm ok với tầm giá.đóng gói cận thận.nhân viên ship nhiệt tình</text:p>
          </table:table-cell>
        </table:table-row>
        <table:table-row table:style-name="ro1">
          <table:table-cell office:value-type="string" calcext:value-type="string">
            <text:p>width: 80%;</text:p>
          </table:table-cell>
          <table:table-cell office:value-type="string" calcext:value-type="string">
            <text:p>Dùng tạm được với mức tiền như vậy</text:p>
          </table:table-cell>
        </table:table-row>
        <table:table-row table:style-name="ro1">
          <table:table-cell office:value-type="string" calcext:value-type="string">
            <text:p>width: 80%;</text:p>
          </table:table-cell>
          <table:table-cell office:value-type="string" calcext:value-type="string">
            <text:p>Dùng tạm cục adapter của iphone cũ, kết nối nhanh gọn, hình ảnh tạm được chưa phải sắc nét lắm. Cam xoay được nhiều hướng nhưng có vẻ âm đàm thoại qua cam hơi bé khó nghe. Mới dùng chưa bị ngắt kết nối bh sẽ cập nhật thêm nếu bị.</text:p>
          </table:table-cell>
        </table:table-row>
        <table:table-row table:style-name="ro1">
          <table:table-cell office:value-type="string" calcext:value-type="string">
            <text:p>width: 80%;</text:p>
          </table:table-cell>
          <table:table-cell office:value-type="string" calcext:value-type="string">
            <text:p>Đúng sp mô tả, giao hàng ok,nhanh , mức độ hài lòng</text:p>
          </table:table-cell>
        </table:table-row>
        <table:table-row table:style-name="ro1">
          <table:table-cell office:value-type="string" calcext:value-type="string">
            <text:p>width: 80%;</text:p>
          </table:table-cell>
          <table:table-cell office:value-type="string" calcext:value-type="string">
            <text:p>dùng rất tốt mỗi tội có 5000mh nên nhanh hết pin lắm. sạc máy đc 1 lần thì hết rồi. còn dây sạc đi kèm thì nhanh hư. mình p mua dây khác xài</text:p>
          </table:table-cell>
        </table:table-row>
        <table:table-row table:style-name="ro1">
          <table:table-cell office:value-type="string" calcext:value-type="string">
            <text:p>width: 80%;</text:p>
          </table:table-cell>
          <table:table-cell office:value-type="string" calcext:value-type="string">
            <text:p>dùng qua vài bộ loa mình thấy với giá này thì loa nghe khá tốt</text:p>
          </table:table-cell>
        </table:table-row>
        <table:table-row table:style-name="ro1">
          <table:table-cell office:value-type="string" calcext:value-type="string">
            <text:p>width: 80%;</text:p>
          </table:table-cell>
          <table:table-cell office:value-type="string" calcext:value-type="string">
            <text:p>Dùng ổn, hàng đẹp, nhìn sang, có tặng kèm oin, điểm trừ duy nhất hơi bé.</text:p>
          </table:table-cell>
        </table:table-row>
        <table:table-row table:style-name="ro1">
          <table:table-cell office:value-type="string" calcext:value-type="string">
            <text:p>width: 80%;</text:p>
          </table:table-cell>
          <table:table-cell office:value-type="string" calcext:value-type="string">
            <text:p>dùng ổn với tầm tiền</text:p>
          </table:table-cell>
        </table:table-row>
        <table:table-row table:style-name="ro1">
          <table:table-cell office:value-type="string" calcext:value-type="string">
            <text:p>width: 80%;</text:p>
          </table:table-cell>
          <table:table-cell office:value-type="string" calcext:value-type="string">
            <text:p>Dùng ổn trong tầm giá. Sẽ ủng hộ lần tiếp theo. Cám ơn</text:p>
          </table:table-cell>
        </table:table-row>
        <table:table-row table:style-name="ro1">
          <table:table-cell office:value-type="string" calcext:value-type="string">
            <text:p>width: 80%;</text:p>
          </table:table-cell>
          <table:table-cell office:value-type="string" calcext:value-type="string">
            <text:p>dùng ổn trong tầm giá, giao hàng nhanh, ko vấn đề</text:p>
          </table:table-cell>
        </table:table-row>
        <table:table-row table:style-name="ro1">
          <table:table-cell office:value-type="string" calcext:value-type="string">
            <text:p>width: 80%;</text:p>
          </table:table-cell>
          <table:table-cell office:value-type="string" calcext:value-type="string">
            <text:p>dùng ổn so với giá tiền, có thu được âm thanh. Lúc đầu kết nối hơi khó.</text:p>
          </table:table-cell>
        </table:table-row>
        <table:table-row table:style-name="ro1">
          <table:table-cell office:value-type="string" calcext:value-type="string">
            <text:p>width: 80%;</text:p>
          </table:table-cell>
          <table:table-cell office:value-type="string" calcext:value-type="string">
            <text:p>dùng ổn phết, đem đi lại cũng tiện</text:p>
          </table:table-cell>
        </table:table-row>
        <table:table-row table:style-name="ro1">
          <table:table-cell office:value-type="string" calcext:value-type="string">
            <text:p>width: 80%;</text:p>
          </table:table-cell>
          <table:table-cell office:value-type="string" calcext:value-type="string">
            <text:p>Dùng ổn nhưng dễ trơn hay bị tuột</text:p>
          </table:table-cell>
        </table:table-row>
        <table:table-row table:style-name="ro1">
          <table:table-cell office:value-type="string" calcext:value-type="string">
            <text:p>width: 80%;</text:p>
          </table:table-cell>
          <table:table-cell office:value-type="string" calcext:value-type="string">
            <text:p>Dùng ổn nét</text:p>
          </table:table-cell>
        </table:table-row>
        <table:table-row table:style-name="ro3">
          <table:table-cell office:value-type="string" calcext:value-type="string">
            <text:p>width: 80%;</text:p>
          </table:table-cell>
          <table:table-cell office:value-type="string" calcext:value-type="string">
            <text:p>Dùng ổn định, tốc độ tốt</text:p>
            <text:p>Thẻ Nhớ SD SanDisk Ultra Class 10 16GB - 48MB/s</text:p>
            <text:p>Thẻ Nhớ SD SanDisk Ultra Class 10 16GB - 48MB/s</text:p>
          </table:table-cell>
        </table:table-row>
        <table:table-row table:style-name="ro2">
          <table:table-cell office:value-type="string" calcext:value-type="string">
            <text:p>width: 80%;</text:p>
          </table:table-cell>
          <table:table-cell office:value-type="string" calcext:value-type="string">
            <text:p>Dùng ổn 6 tháng không vấn đề gì,.</text:p>
            <text:p>Tiếc là không có đèn thể hiện numlock thôi.</text:p>
          </table:table-cell>
        </table:table-row>
        <table:table-row table:style-name="ro3">
          <table:table-cell office:value-type="string" calcext:value-type="string">
            <text:p>width: 80%;</text:p>
          </table:table-cell>
          <table:table-cell office:value-type="string" calcext:value-type="string">
            <text:p>Dùng ổn</text:p>
            <text:p>Hay disconnect</text:p>
            <text:p>Dây nguồn và nguồn phải mua rời</text:p>
          </table:table-cell>
        </table:table-row>
        <table:table-row table:style-name="ro1">
          <table:table-cell office:value-type="string" calcext:value-type="string">
            <text:p>width: 80%;</text:p>
          </table:table-cell>
          <table:table-cell office:value-type="string" calcext:value-type="string">
            <text:p>Dùng ổn</text:p>
          </table:table-cell>
        </table:table-row>
        <table:table-row table:style-name="ro1">
          <table:table-cell office:value-type="string" calcext:value-type="string">
            <text:p>width: 80%;</text:p>
          </table:table-cell>
          <table:table-cell office:value-type="string" calcext:value-type="string">
            <text:p>Dùng ổn</text:p>
          </table:table-cell>
        </table:table-row>
        <table:table-row table:style-name="ro1">
          <table:table-cell office:value-type="string" calcext:value-type="string">
            <text:p>width: 80%;</text:p>
          </table:table-cell>
          <table:table-cell office:value-type="string" calcext:value-type="string">
            <text:p>dùng oki trong tầm giá</text:p>
          </table:table-cell>
        </table:table-row>
        <table:table-row table:style-name="ro1">
          <table:table-cell office:value-type="string" calcext:value-type="string">
            <text:p>width: 80%;</text:p>
          </table:table-cell>
          <table:table-cell office:value-type="string" calcext:value-type="string">
            <text:p>Dùng oke, dễ cài và chia sẻ</text:p>
          </table:table-cell>
        </table:table-row>
        <table:table-row table:style-name="ro1">
          <table:table-cell office:value-type="string" calcext:value-type="string">
            <text:p>width: 80%;</text:p>
          </table:table-cell>
          <table:table-cell office:value-type="string" calcext:value-type="string">
            <text:p>Dùng ok so với tầm giá</text:p>
          </table:table-cell>
        </table:table-row>
        <table:table-row table:style-name="ro1">
          <table:table-cell office:value-type="string" calcext:value-type="string">
            <text:p>width: 80%;</text:p>
          </table:table-cell>
          <table:table-cell office:value-type="string" calcext:value-type="string">
            <text:p>Dùng ok</text:p>
          </table:table-cell>
        </table:table-row>
        <table:table-row table:style-name="ro1">
          <table:table-cell office:value-type="string" calcext:value-type="string">
            <text:p>width: 80%;</text:p>
          </table:table-cell>
          <table:table-cell office:value-type="string" calcext:value-type="string">
            <text:p>Đúng như trên giới thiệu Đúng như trên giới thiệu Đúng như trên giới thiệu</text:p>
          </table:table-cell>
        </table:table-row>
        <table:table-row table:style-name="ro2">
          <table:table-cell office:value-type="string" calcext:value-type="string">
            <text:p>width: 80%;</text:p>
          </table:table-cell>
          <table:table-cell office:value-type="string" calcext:value-type="string">
            <text:p>Đúng như quảng cáo. Tốt</text:p>
            <text:p>nhưng chưa biết cài đặt khi treo ngược lên trần nhà .tiki chỉ giúp</text:p>
          </table:table-cell>
        </table:table-row>
        <table:table-row table:style-name="ro1">
          <table:table-cell office:value-type="string" calcext:value-type="string">
            <text:p>width: 80%;</text:p>
          </table:table-cell>
          <table:table-cell office:value-type="string" calcext:value-type="string">
            <text:p>Đúng như mô tả. tốc độ chuẩn SDXC, bền. đã mua và thấy hài lòng.</text:p>
          </table:table-cell>
        </table:table-row>
        <table:table-row table:style-name="ro1">
          <table:table-cell office:value-type="string" calcext:value-type="string">
            <text:p>width: 80%;</text:p>
          </table:table-cell>
          <table:table-cell office:value-type="string" calcext:value-type="string">
            <text:p>đúng như mô tả mình công nhận Pin trâu dùng rất lâu hết, âm thanh thì như mấy người mở loa rao hàng ngoài chợ thôi vì giá này ko đòi hỏi chất lượng âm thanh được, nói chung dùng 2 tuần thấy đang ổn!</text:p>
          </table:table-cell>
        </table:table-row>
        <table:table-row table:style-name="ro1">
          <table:table-cell office:value-type="string" calcext:value-type="string">
            <text:p>width: 80%;</text:p>
          </table:table-cell>
          <table:table-cell office:value-type="string" calcext:value-type="string">
            <text:p>Đúng như mình mong muốn rất tốt</text:p>
          </table:table-cell>
        </table:table-row>
        <table:table-row table:style-name="ro1">
          <table:table-cell office:value-type="string" calcext:value-type="string">
            <text:p>width: 80%;</text:p>
          </table:table-cell>
          <table:table-cell office:value-type="string" calcext:value-type="string">
            <text:p>Đúng như kì vọng . Bass hay, âm trong . Dùng lâu chưa biết sao nhưng bây giờ rất hài lòng</text:p>
          </table:table-cell>
        </table:table-row>
        <table:table-row table:style-name="ro2">
          <table:table-cell office:value-type="string" calcext:value-type="string">
            <text:p>width: 80%;</text:p>
          </table:table-cell>
          <table:table-cell office:value-type="string" calcext:value-type="string">
            <text:p>đúng như hình</text:p>
            <text:p>nhưng những bạn sử dụng đt ip thì chú ý cổng nối tròn nên các bạn sử dụng phải có thêm đầu nối</text:p>
          </table:table-cell>
        </table:table-row>
        <table:table-row table:style-name="ro1">
          <table:table-cell office:value-type="string" calcext:value-type="string">
            <text:p>width: 80%;</text:p>
          </table:table-cell>
          <table:table-cell office:value-type="string" calcext:value-type="string">
            <text:p>đùng như ảnh, đang thiếu một cái đang tìm mua thêm</text:p>
          </table:table-cell>
        </table:table-row>
        <table:table-row table:style-name="ro1">
          <table:table-cell office:value-type="string" calcext:value-type="string">
            <text:p>width: 80%;</text:p>
          </table:table-cell>
          <table:table-cell office:value-type="string" calcext:value-type="string">
            <text:p>dùng mượt trên win 10 nè :))) , với tầm giá này thì thấy rất ok</text:p>
          </table:table-cell>
        </table:table-row>
        <table:table-row table:style-name="ro1">
          <table:table-cell office:value-type="string" calcext:value-type="string">
            <text:p>width: 80%;</text:p>
          </table:table-cell>
          <table:table-cell office:value-type="string" calcext:value-type="string">
            <text:p>Đúng mẫu theo quảng cáo, thời gian sẽ cho trả lời chính xác hơn</text:p>
          </table:table-cell>
        </table:table-row>
        <table:table-row table:style-name="ro1">
          <table:table-cell office:value-type="string" calcext:value-type="string">
            <text:p>width: 80%;</text:p>
          </table:table-cell>
          <table:table-cell office:value-type="string" calcext:value-type="string">
            <text:p>Dung lượng thực tế được 29,7MB, độ bền thì phải chờ một thời gian mới biết được</text:p>
          </table:table-cell>
        </table:table-row>
        <table:table-row table:style-name="ro1">
          <table:table-cell office:value-type="string" calcext:value-type="string">
            <text:p>width: 80%;</text:p>
          </table:table-cell>
          <table:table-cell office:value-type="string" calcext:value-type="string">
            <text:p>Dung lượng ổn, nặng tay. Blablabla</text:p>
          </table:table-cell>
        </table:table-row>
        <table:table-row table:style-name="ro1">
          <table:table-cell office:value-type="string" calcext:value-type="string">
            <text:p>width: 80%;</text:p>
          </table:table-cell>
          <table:table-cell office:value-type="string" calcext:value-type="string">
            <text:p>Đúng là chỉ có 2 ốc ở cuối. Vít vặn hơi sâu nên bộ vít của mình không có cái nào vừa :D mở tung ổ ra thì cũng gắn đc ssd. Hiện tại dùng ổn, chưa check chính hãng hay bh ...</text:p>
          </table:table-cell>
        </table:table-row>
        <table:table-row table:style-name="ro1">
          <table:table-cell office:value-type="string" calcext:value-type="string">
            <text:p>width: 80%;</text:p>
          </table:table-cell>
          <table:table-cell office:value-type="string" calcext:value-type="string">
            <text:p>dùng khá tốt tiếc là hdsd ns ấn 3 lần vào tai nghe để thay đổi âm lượng nhưng k đc</text:p>
          </table:table-cell>
        </table:table-row>
        <table:table-row table:style-name="ro1">
          <table:table-cell office:value-type="string" calcext:value-type="string">
            <text:p>width: 80%;</text:p>
          </table:table-cell>
          <table:table-cell office:value-type="string" calcext:value-type="string">
            <text:p>Dùng khá ổn so với giá tiền được khuyến mại. <text:s/>Chỗ để điện thoại thì chắc chắn. Tiki đóng gói hàng cẩn thận.</text:p>
          </table:table-cell>
        </table:table-row>
        <table:table-row table:style-name="ro1">
          <table:table-cell office:value-type="string" calcext:value-type="string">
            <text:p>width: 80%;</text:p>
          </table:table-cell>
          <table:table-cell office:value-type="string" calcext:value-type="string">
            <text:p>Dùng khá ổn</text:p>
          </table:table-cell>
        </table:table-row>
        <table:table-row table:style-name="ro1">
          <table:table-cell office:value-type="string" calcext:value-type="string">
            <text:p>width: 80%;</text:p>
          </table:table-cell>
          <table:table-cell office:value-type="string" calcext:value-type="string">
            <text:p>Dùng hút ẩm tốt, phục vụ nhiều mục đích khác nhau!</text:p>
          </table:table-cell>
        </table:table-row>
        <table:table-row table:style-name="ro1">
          <table:table-cell office:value-type="string" calcext:value-type="string">
            <text:p>width: 80%;</text:p>
          </table:table-cell>
          <table:table-cell office:value-type="string" calcext:value-type="string">
            <text:p>Đúng hàng chính hãng, sạc nhanh và dây cứng cáp, chắc chắn.</text:p>
          </table:table-cell>
        </table:table-row>
        <table:table-row table:style-name="ro1">
          <table:table-cell office:value-type="string" calcext:value-type="string">
            <text:p>width: 80%;</text:p>
          </table:table-cell>
          <table:table-cell office:value-type="string" calcext:value-type="string">
            <text:p>Đúng hàng chính hãng kết nối nhanh</text:p>
          </table:table-cell>
        </table:table-row>
        <table:table-row table:style-name="ro1">
          <table:table-cell office:value-type="string" calcext:value-type="string">
            <text:p>width: 80%;</text:p>
          </table:table-cell>
          <table:table-cell office:value-type="string" calcext:value-type="string">
            <text:p>Đúng hàng chính hãng Anker, nhìn nhỏ gọn. Dùng Tikinow nên giao hàng nhanh trong vòng 2h nên rất thích.</text:p>
          </table:table-cell>
        </table:table-row>
        <table:table-row table:style-name="ro1">
          <table:table-cell office:value-type="string" calcext:value-type="string">
            <text:p>width: 80%;</text:p>
          </table:table-cell>
          <table:table-cell office:value-type="string" calcext:value-type="string">
            <text:p>Dùng được... tạm ổn...!</text:p>
          </table:table-cell>
        </table:table-row>
        <table:table-row table:style-name="ro1">
          <table:table-cell office:value-type="string" calcext:value-type="string">
            <text:p>width: 80%;</text:p>
          </table:table-cell>
          <table:table-cell office:value-type="string" calcext:value-type="string">
            <text:p>dùng được. nhưng giao hàng thiếu thẻ nhớ, kiểu này thành lừa khách hàng</text:p>
          </table:table-cell>
        </table:table-row>
        <table:table-row table:style-name="ro1">
          <table:table-cell office:value-type="string" calcext:value-type="string">
            <text:p>width: 80%;</text:p>
          </table:table-cell>
          <table:table-cell office:value-type="string" calcext:value-type="string">
            <text:p>Dùng được. Giao hàng đúng như giới thiệu, ko lỗi lầm. Nhưng quay đc 1h hết Pin phải mua thêm pin dự phòng</text:p>
          </table:table-cell>
        </table:table-row>
        <table:table-row table:style-name="ro2">
          <table:table-cell office:value-type="string" calcext:value-type="string">
            <text:p>width: 80%;</text:p>
          </table:table-cell>
          <table:table-cell office:value-type="string" calcext:value-type="string">
            <text:p>Dùng được trong tầm giá, ngoài 03 chân bằng nhôm thì các bộ phận khác được cấu thành từ nhựa, hạn chế thay đổi nhiệt đột ngột (đi ra ngoài trời nóng từ phòng lạnh...) để nhựa được bền hơn.</text:p>
            <text:p>Lúc mới bóc hộp rất có mùa nhựa nên hơi khó chịu, qua thời gian thì đỡ hơn</text:p>
          </table:table-cell>
        </table:table-row>
        <table:table-row table:style-name="ro1">
          <table:table-cell office:value-type="string" calcext:value-type="string">
            <text:p>width: 80%;</text:p>
          </table:table-cell>
          <table:table-cell office:value-type="string" calcext:value-type="string">
            <text:p>Dùng được so với giá bán. Chất lượng đúng như giới thiệu. Cho 8 điểm.! Ok</text:p>
          </table:table-cell>
        </table:table-row>
        <table:table-row table:style-name="ro1">
          <table:table-cell office:value-type="string" calcext:value-type="string">
            <text:p>width: 80%;</text:p>
          </table:table-cell>
          <table:table-cell office:value-type="string" calcext:value-type="string">
            <text:p>Dùng được nhưng nhanh hết pin quá</text:p>
          </table:table-cell>
        </table:table-row>
        <table:table-row table:style-name="ro2">
          <table:table-cell office:value-type="string" calcext:value-type="string">
            <text:p>width: 80%;</text:p>
          </table:table-cell>
          <table:table-cell office:value-type="string" calcext:value-type="string">
            <text:p>Dùng được mấy ngày rồi. Đóng gói cẩn thận, giao hàng nhanh. </text:p>
            <text:p>Đang gặp vấn đề không thể truy cập camera từ mạng wifi khác với wifi của camera?</text:p>
          </table:table-cell>
        </table:table-row>
        <table:table-row table:style-name="ro1">
          <table:table-cell office:value-type="string" calcext:value-type="string">
            <text:p>width: 80%;</text:p>
          </table:table-cell>
          <table:table-cell office:value-type="string" calcext:value-type="string">
            <text:p>Đùng được 2 hôm thì bị vậy. Shop xem hỗ trợ giúp với. 0971054888</text:p>
          </table:table-cell>
        </table:table-row>
        <table:table-row table:style-name="ro3">
          <table:table-cell office:value-type="string" calcext:value-type="string">
            <text:p>width: 80%;</text:p>
          </table:table-cell>
          <table:table-cell office:value-type="string" calcext:value-type="string">
            <text:p>Dùng được </text:p>
            <text:p>Ngon </text:p>
            <text:p>Nhưng mấu vặn chốt cứng quá</text:p>
          </table:table-cell>
        </table:table-row>
        <table:table-row table:style-name="ro1">
          <table:table-cell office:value-type="string" calcext:value-type="string">
            <text:p>width: 80%;</text:p>
          </table:table-cell>
          <table:table-cell office:value-type="string" calcext:value-type="string">
            <text:p>dùng được</text:p>
          </table:table-cell>
        </table:table-row>
        <table:table-row table:style-name="ro1">
          <table:table-cell office:value-type="string" calcext:value-type="string">
            <text:p>width: 80%;</text:p>
          </table:table-cell>
          <table:table-cell office:value-type="string" calcext:value-type="string">
            <text:p>dùng được</text:p>
          </table:table-cell>
        </table:table-row>
        <table:table-row table:style-name="ro2">
          <table:table-cell office:value-type="string" calcext:value-type="string">
            <text:p>width: 80%;</text:p>
          </table:table-cell>
          <table:table-cell office:value-type="string" calcext:value-type="string">
            <text:p>Dùng đc  tiếc là nam châm hút yếu mong shop cải thiện lại </text:p>
            <text:p>Chúc shopp zui zẻ nha</text:p>
          </table:table-cell>
        </table:table-row>
        <table:table-row table:style-name="ro1">
          <table:table-cell office:value-type="string" calcext:value-type="string">
            <text:p>width: 80%;</text:p>
          </table:table-cell>
          <table:table-cell office:value-type="string" calcext:value-type="string">
            <text:p>dùng đc</text:p>
          </table:table-cell>
        </table:table-row>
        <table:table-row table:style-name="ro1">
          <table:table-cell office:value-type="string" calcext:value-type="string">
            <text:p>width: 80%;</text:p>
          </table:table-cell>
          <table:table-cell office:value-type="string" calcext:value-type="string">
            <text:p>Dùng dây này cho headphone amplifier cảm giác âm thanh hay hơn, màu đỏ nhìn rất kool,...</text:p>
          </table:table-cell>
        </table:table-row>
        <table:table-row table:style-name="ro1">
          <table:table-cell office:value-type="string" calcext:value-type="string">
            <text:p>width: 80%;</text:p>
          </table:table-cell>
          <table:table-cell office:value-type="string" calcext:value-type="string">
            <text:p>Dùng cũng tạm ổn.Hi vọng không có vấn đề gì.</text:p>
          </table:table-cell>
        </table:table-row>
        <table:table-row table:style-name="ro1">
          <table:table-cell office:value-type="string" calcext:value-type="string">
            <text:p>width: 80%;</text:p>
          </table:table-cell>
          <table:table-cell office:value-type="string" calcext:value-type="string">
            <text:p>Dùng cũng ổn với mức giá đấy</text:p>
          </table:table-cell>
        </table:table-row>
        <table:table-row table:style-name="ro1">
          <table:table-cell office:value-type="string" calcext:value-type="string">
            <text:p>width: 80%;</text:p>
          </table:table-cell>
          <table:table-cell office:value-type="string" calcext:value-type="string">
            <text:p>dùng cũng OK</text:p>
          </table:table-cell>
        </table:table-row>
        <table:table-row table:style-name="ro1">
          <table:table-cell office:value-type="string" calcext:value-type="string">
            <text:p>width: 80%;</text:p>
          </table:table-cell>
          <table:table-cell office:value-type="string" calcext:value-type="string">
            <text:p>dùng cũng được, nhưng phím lặn như phím laptop nên hơi khó dùng</text:p>
          </table:table-cell>
        </table:table-row>
        <table:table-row table:style-name="ro1">
          <table:table-cell office:value-type="string" calcext:value-type="string">
            <text:p>width: 80%;</text:p>
          </table:table-cell>
          <table:table-cell office:value-type="string" calcext:value-type="string">
            <text:p>Dùng Beats Studio, muốn mua để cắm nghe có dây mà đầu jack thì to quá nên cắm không vào. Ngoại hình ổn, màu đẹp, chất lượng thì chưa xài chưa biết :))</text:p>
          </table:table-cell>
        </table:table-row>
        <table:table-row table:style-name="ro1">
          <table:table-cell office:value-type="string" calcext:value-type="string">
            <text:p>width: 80%;</text:p>
          </table:table-cell>
          <table:table-cell office:value-type="string" calcext:value-type="string">
            <text:p>Dùng 4g ko xem dc nhỉ, chỉ dùng wf mới xem dc hở shop, lần đầu sử dụng nên cũng ko bit😔</text:p>
          </table:table-cell>
        </table:table-row>
        <table:table-row table:style-name="ro1">
          <table:table-cell office:value-type="string" calcext:value-type="string">
            <text:p>width: 80%;</text:p>
          </table:table-cell>
          <table:table-cell office:value-type="string" calcext:value-type="string">
            <text:p>Dùng 1 thời gian thấy khá ổn. Ip7 sạc 2 lần. Lần sau chắc kiếm cái 10000</text:p>
          </table:table-cell>
        </table:table-row>
        <table:table-row table:style-name="ro1">
          <table:table-cell office:value-type="string" calcext:value-type="string">
            <text:p>width: 80%;</text:p>
          </table:table-cell>
          <table:table-cell office:value-type="string" calcext:value-type="string">
            <text:p>Dù mức giá cao hơn so với mặt bằng chung nhưng chất lượng không vượt trội. Lỏng lẽo so với cáp rẻ tiền thông thường. Không đáng để đầu tư :)</text:p>
          </table:table-cell>
        </table:table-row>
        <table:table-row table:style-name="ro1">
          <table:table-cell office:value-type="string" calcext:value-type="string">
            <text:p>width: 80%;</text:p>
          </table:table-cell>
          <table:table-cell office:value-type="string" calcext:value-type="string">
            <text:p>Dù là thẻ nhớ nhỏ nhưng mình hài lòng về cách đóng gói của Tiki, giao hàng đúng hạn và nhanh chóng, hàng giao bảo đảm và uy tín. Dù là hàng được tặng kèm nhưng cũng rất kỹ lưỡng chứ không sơ sài. Hàng nguồn gốc và bảo hành rõ ràng.</text:p>
          </table:table-cell>
        </table:table-row>
        <table:table-row table:style-name="ro1">
          <table:table-cell office:value-type="string" calcext:value-type="string">
            <text:p>width: 80%;</text:p>
          </table:table-cell>
          <table:table-cell office:value-type="string" calcext:value-type="string">
            <text:p>Đợt này giao hàng khá chậm và đóng gói ko chắc chắn như lần 1 mình mua! Nhưng chất lượng vẫn đảm bảo</text:p>
          </table:table-cell>
        </table:table-row>
        <table:table-row table:style-name="ro2">
          <table:table-cell office:value-type="string" calcext:value-type="string">
            <text:p>width: 80%;</text:p>
          </table:table-cell>
          <table:table-cell office:value-type="string" calcext:value-type="string">
            <text:p>Dòng này của Anker bọc vải bên ngoài, khá chắc chắn, ít bị bẩn và không bị kéo giản hoặc co nhựa như cáp zin của Iphone. Đầu nối chắc chắn, không lỏng lẽo như mấy cọng cáp rởm ngoài đường hay bán.</text:p>
            <text:p>Cáp dài, có miếng quấn dây để thu gọn khi sạc chung với sạc dự phòng hoặc kéo dài khi kết nối đến ổ điện xa.</text:p>
          </table:table-cell>
        </table:table-row>
        <table:table-row table:style-name="ro1">
          <table:table-cell office:value-type="string" calcext:value-type="string">
            <text:p>width: 80%;</text:p>
          </table:table-cell>
          <table:table-cell office:value-type="string" calcext:value-type="string">
            <text:p>Đóng hộp đẹp, sản phẩm chất lượng, nhưng thiếu tem nhãn trên sản phẩm như mua hàng ở sony.</text:p>
          </table:table-cell>
        </table:table-row>
        <table:table-row table:style-name="ro2">
          <table:table-cell office:value-type="string" calcext:value-type="string">
            <text:p>width: 80%;</text:p>
          </table:table-cell>
          <table:table-cell office:value-type="string" calcext:value-type="string">
            <text:p>Đóng gói vận chuyển hơi ẩu, móp méo kiểu nhồi nhét nặng lắm. Nhìn hộp sợ sợ, may ở trong ko sao.</text:p>
            <text:p>Hàng hoá thì chuẩn nguyên seal. Giá quá tốt</text:p>
          </table:table-cell>
        </table:table-row>
        <table:table-row table:style-name="ro1">
          <table:table-cell office:value-type="string" calcext:value-type="string">
            <text:p>width: 80%;</text:p>
          </table:table-cell>
          <table:table-cell office:value-type="string" calcext:value-type="string">
            <text:p>Đóng gói và giao hàng cẩn thận. Sản phẩm sử dụng tốt</text:p>
          </table:table-cell>
        </table:table-row>
        <table:table-row table:style-name="ro1">
          <table:table-cell office:value-type="string" calcext:value-type="string">
            <text:p>width: 80%;</text:p>
          </table:table-cell>
          <table:table-cell office:value-type="string" calcext:value-type="string">
            <text:p>đóng gói tốt sản phẩm nguyên seal, nhung về mình cài dat phan mem không dược, vẫn chua sai dc</text:p>
          </table:table-cell>
        </table:table-row>
        <table:table-row table:style-name="ro1">
          <table:table-cell office:value-type="string" calcext:value-type="string">
            <text:p>width: 80%;</text:p>
          </table:table-cell>
          <table:table-cell office:value-type="string" calcext:value-type="string">
            <text:p>đóng gói tốt hình thức đẹp còn chất lượng thì chưa dùng thử</text:p>
          </table:table-cell>
        </table:table-row>
        <table:table-row table:style-name="ro1">
          <table:table-cell office:value-type="string" calcext:value-type="string">
            <text:p>width: 80%;</text:p>
          </table:table-cell>
          <table:table-cell office:value-type="string" calcext:value-type="string">
            <text:p>Đóng gói sản phẩm chắc chắn</text:p>
          </table:table-cell>
        </table:table-row>
        <table:table-row table:style-name="ro1">
          <table:table-cell office:value-type="string" calcext:value-type="string">
            <text:p>width: 80%;</text:p>
          </table:table-cell>
          <table:table-cell office:value-type="string" calcext:value-type="string">
            <text:p>đóng gói sản phẩm cẩn thận, sản phẩm chất lượng tốt.</text:p>
          </table:table-cell>
        </table:table-row>
        <table:table-row table:style-name="ro2">
          <table:table-cell office:value-type="string" calcext:value-type="string">
            <text:p>width: 80%;</text:p>
          </table:table-cell>
          <table:table-cell office:value-type="string" calcext:value-type="string">
            <text:p>Đóng gói rất ok, giao hàng nhanh. Âm thanh loa - mic nghe rất hay, nhưng nói vào mic thì mất tiếng nhạc. Tôi chấp nhận phí tikinow để có loa dùng ngày 21/02/2020, nhưng hàng bị lỗi, tôi báo ngay sau khi nhận hàng mà đến nay 27/02/2020 vẫn chưa đc xác nhận là đổi và khi nào giao lại hàng. Tiền thì Tiki đã nhận, hàng cũng được TiKi thu hồi. Giờ phải đợi. Hơi nản!</text:p>
            <text:p>4 sao với hy vọng được giải quyết nhanh hơn</text:p>
          </table:table-cell>
        </table:table-row>
        <table:table-row table:style-name="ro1">
          <table:table-cell office:value-type="string" calcext:value-type="string">
            <text:p>width: 80%;</text:p>
          </table:table-cell>
          <table:table-cell office:value-type="string" calcext:value-type="string">
            <text:p>Đóng gói ổn, sạc thử thấy tự động tắt sau 13h, chưa xài pin nên chưa rõ chất lượng pin như thế nào, với lại ko rõ sạc có chức năng detect dung lượng pin không hay chỉ ngắt sạc khi hết timeout 13h sạc.</text:p>
          </table:table-cell>
        </table:table-row>
        <table:table-row table:style-name="ro1">
          <table:table-cell office:value-type="string" calcext:value-type="string">
            <text:p>width: 80%;</text:p>
          </table:table-cell>
          <table:table-cell office:value-type="string" calcext:value-type="string">
            <text:p>Đóng gói kỹ. có cable kèm theo. hàng quốc tế nên hơn 1 tháng mới nhận được.</text:p>
          </table:table-cell>
        </table:table-row>
        <table:table-row table:style-name="ro2">
          <table:table-cell office:value-type="string" calcext:value-type="string">
            <text:p>width: 80%;</text:p>
          </table:table-cell>
          <table:table-cell office:value-type="string" calcext:value-type="string">
            <text:p>Đóng gói kỹ, giao nhanh, sạc ổn định. Mới sạc 1 lần thấy khá ổn, hi vọng sẽ dùng bền.</text:p>
            <text:p>Tuy nhiên tem ghi k đúng ngày tháng mua. Tem tháng 08/2019 trong khi mình mua 01/2020.</text:p>
          </table:table-cell>
        </table:table-row>
        <table:table-row table:style-name="ro1">
          <table:table-cell office:value-type="string" calcext:value-type="string">
            <text:p>width: 80%;</text:p>
          </table:table-cell>
          <table:table-cell office:value-type="string" calcext:value-type="string">
            <text:p>Đóng gói kỹ, giao hàng nhanh, hộp có hơi méo một tý, được cái sản phẩm nhìn giống cục trứng rung nên cho 4 sao</text:p>
          </table:table-cell>
        </table:table-row>
        <table:table-row table:style-name="ro1">
          <table:table-cell office:value-type="string" calcext:value-type="string">
            <text:p>width: 80%;</text:p>
          </table:table-cell>
          <table:table-cell office:value-type="string" calcext:value-type="string">
            <text:p>Đóng gói kỹ, giao đúng giờ... tuy nhiên do đổi từ màn 2k xuống HD nên ko ưng mắt lắm..</text:p>
          </table:table-cell>
        </table:table-row>
        <table:table-row table:style-name="ro1">
          <table:table-cell office:value-type="string" calcext:value-type="string">
            <text:p>width: 80%;</text:p>
          </table:table-cell>
          <table:table-cell office:value-type="string" calcext:value-type="string">
            <text:p>Đóng gói khá sơ sài, tem code check thì ok ,giao khá nhanh .</text:p>
          </table:table-cell>
        </table:table-row>
        <table:table-row table:style-name="ro1">
          <table:table-cell office:value-type="string" calcext:value-type="string">
            <text:p>width: 80%;</text:p>
          </table:table-cell>
          <table:table-cell office:value-type="string" calcext:value-type="string">
            <text:p>Đóng gói khá ẩu. Tuy nhiên, ổ chất lượng tốt, mới cứng. Cho 4 sao</text:p>
          </table:table-cell>
        </table:table-row>
        <table:table-row table:style-name="ro1">
          <table:table-cell office:value-type="string" calcext:value-type="string">
            <text:p>width: 80%;</text:p>
          </table:table-cell>
          <table:table-cell office:value-type="string" calcext:value-type="string">
            <text:p>Đóng gói đẹp, hàng chính hãng, giấy tờ bảo hành đầy đủ, đủ phụ kiện. Chất lượng ok.</text:p>
          </table:table-cell>
        </table:table-row>
        <table:table-row table:style-name="ro3">
          <table:table-cell office:value-type="string" calcext:value-type="string">
            <text:p>width: 80%;</text:p>
          </table:table-cell>
          <table:table-cell office:value-type="string" calcext:value-type="string">
            <text:p>Đóng gói đẹp, cẩn thận....</text:p>
            <text:p>Máy mới dùng rất tốt, tôi rất ưng ý sản phẩm</text:p>
            <text:p>giá cả phải chăng</text:p>
          </table:table-cell>
        </table:table-row>
        <table:table-row table:style-name="ro1">
          <table:table-cell office:value-type="string" calcext:value-type="string">
            <text:p>width: 80%;</text:p>
          </table:table-cell>
          <table:table-cell office:value-type="string" calcext:value-type="string">
            <text:p>Đóng gói đẹp cân thận , hàng chuẩn nguyên siu. Đang xài nên chờ thời gian mới đánh giá dc</text:p>
          </table:table-cell>
        </table:table-row>
        <table:table-row table:style-name="ro1">
          <table:table-cell office:value-type="string" calcext:value-type="string">
            <text:p>width: 80%;</text:p>
          </table:table-cell>
          <table:table-cell office:value-type="string" calcext:value-type="string">
            <text:p>Đóng gói chắc chắn, giao đúng hẹn, mà có ai bị lỗi bluetooth - wifi giống mình không, khi nghe tai nghe thì điện thoại mình bắt sóng wifi yếu hơn bình thường rất nhiều, và hiện mình đang sài Mi8 ai đó giúp mình fix lỗi với, rất bất tiện luôn !!!</text:p>
          </table:table-cell>
        </table:table-row>
        <table:table-row table:style-name="ro1">
          <table:table-cell office:value-type="string" calcext:value-type="string">
            <text:p>width: 80%;</text:p>
          </table:table-cell>
          <table:table-cell office:value-type="string" calcext:value-type="string">
            <text:p>Đóng gói chắc chắn, chất lượng dùng 1 thời gian thì mới biết được</text:p>
          </table:table-cell>
        </table:table-row>
        <table:table-row table:style-name="ro1">
          <table:table-cell office:value-type="string" calcext:value-type="string">
            <text:p>width: 80%;</text:p>
          </table:table-cell>
          <table:table-cell office:value-type="string" calcext:value-type="string">
            <text:p>Đóng gói chắc chắn , tất cả mọi thứ ok , mình vừa nhận hàng ! Nói chung là ổn , với giá tiền như vậy thì không có gì để đòi hỏi thêm được</text:p>
          </table:table-cell>
        </table:table-row>
        <table:table-row table:style-name="ro2">
          <table:table-cell office:value-type="string" calcext:value-type="string">
            <text:p>width: 80%;</text:p>
          </table:table-cell>
          <table:table-cell office:value-type="string" calcext:value-type="string">
            <text:p>Đóng gói cẩn thận.Giao hàng nhanh chóng.</text:p>
            <text:p>Tin tưởng</text:p>
          </table:table-cell>
        </table:table-row>
        <table:table-row table:style-name="ro3">
          <table:table-cell office:value-type="string" calcext:value-type="string">
            <text:p>width: 80%;</text:p>
          </table:table-cell>
          <table:table-cell office:value-type="string" calcext:value-type="string">
            <text:p>Đóng gói cẩn thận. Tốc độ W18Mb/s. </text:p>
            <text:p>K biết do cổng thẻ hay k. Nhưng tạm duyệt.</text:p>
            <text:p>Ngang vs thẻ 16G tốc độ 100Mb</text:p>
          </table:table-cell>
        </table:table-row>
        <table:table-row table:style-name="ro1">
          <table:table-cell office:value-type="string" calcext:value-type="string">
            <text:p>width: 80%;</text:p>
          </table:table-cell>
          <table:table-cell office:value-type="string" calcext:value-type="string">
            <text:p>Đóng gói cẩn thận. Sử dụng 2 tuần chưa thấy vấn đề gì. Sẽ còn ủng hộ. Tks</text:p>
          </table:table-cell>
        </table:table-row>
        <table:table-row table:style-name="ro1">
          <table:table-cell office:value-type="string" calcext:value-type="string">
            <text:p>width: 80%;</text:p>
          </table:table-cell>
          <table:table-cell office:value-type="string" calcext:value-type="string">
            <text:p>Đóng gỏi cẩn thận. Hàng mới. Mình đang sạc pin vẫn chưa sử dụng. Thấy có khuyến mãi các khoá học nhưng chưa biết hình thức nhận thế nào?</text:p>
          </table:table-cell>
        </table:table-row>
        <table:table-row table:style-name="ro1">
          <table:table-cell office:value-type="string" calcext:value-type="string">
            <text:p>width: 80%;</text:p>
          </table:table-cell>
          <table:table-cell office:value-type="string" calcext:value-type="string">
            <text:p>đóng gói cẩn thận. hàng chính hãng. giao hàng nhanh. nhận hàng lâu rồi vẫn chưa thấy có hóa đơn VAT</text:p>
          </table:table-cell>
        </table:table-row>
        <table:table-row table:style-name="ro1">
          <table:table-cell office:value-type="string" calcext:value-type="string">
            <text:p>width: 80%;</text:p>
          </table:table-cell>
          <table:table-cell office:value-type="string" calcext:value-type="string">
            <text:p>dong goi can than. Cam giac go phim ok, tuy khong duoc nhu ky vong cho san pham Logitech. do ben thi de xem thoi gian. USB khong phai la unify.</text:p>
          </table:table-cell>
        </table:table-row>
        <table:table-row table:style-name="ro2">
          <table:table-cell office:value-type="string" calcext:value-type="string">
            <text:p>width: 80%;</text:p>
          </table:table-cell>
          <table:table-cell office:value-type="string" calcext:value-type="string">
            <text:p>Đóng gói cẩn thận.</text:p>
            <text:p>Hiện đã sử dụng được 1 tuần, thấy chất lượng ổn</text:p>
          </table:table-cell>
        </table:table-row>
        <table:table-row table:style-name="ro1">
          <table:table-cell office:value-type="string" calcext:value-type="string">
            <text:p>width: 80%;</text:p>
          </table:table-cell>
          <table:table-cell office:value-type="string" calcext:value-type="string">
            <text:p>đóng gói cẩn thận, ship nhanh, hàng chuẩn, camera kết nối nhanh, hình ảnh không rõ nét lắm, chỉ đc HD chứ không thấy full HD.</text:p>
          </table:table-cell>
        </table:table-row>
        <table:table-row table:style-name="ro1">
          <table:table-cell office:value-type="string" calcext:value-type="string">
            <text:p>width: 80%;</text:p>
          </table:table-cell>
          <table:table-cell office:value-type="string" calcext:value-type="string">
            <text:p>Đóng gói cận thận, sản phẩm tốt đúng như mô tả, giao hàng đúng hạn.</text:p>
          </table:table-cell>
        </table:table-row>
        <table:table-row table:style-name="ro1">
          <table:table-cell office:value-type="string" calcext:value-type="string">
            <text:p>width: 80%;</text:p>
          </table:table-cell>
          <table:table-cell office:value-type="string" calcext:value-type="string">
            <text:p>Đóng gói cẩn thận, giao hàng sớm hơn lịch</text:p>
          </table:table-cell>
        </table:table-row>
        <table:table-row table:style-name="ro1">
          <table:table-cell office:value-type="string" calcext:value-type="string">
            <text:p>width: 80%;</text:p>
          </table:table-cell>
          <table:table-cell office:value-type="string" calcext:value-type="string">
            <text:p>Đóng gói cẩn thận, giao hàng nhanh</text:p>
          </table:table-cell>
        </table:table-row>
        <table:table-row table:style-name="ro1">
          <table:table-cell office:value-type="string" calcext:value-type="string">
            <text:p>width: 80%;</text:p>
          </table:table-cell>
          <table:table-cell office:value-type="string" calcext:value-type="string">
            <text:p>Đóng gói cẩn thận, giao hàng đúng ngày, mới cài đặt xong, chất lượng camera cũng ổn, thử nói chuyện hai chiều thì thấy tiếng bị hú và có độ trễ.</text:p>
          </table:table-cell>
        </table:table-row>
        <table:table-row table:style-name="ro1">
          <table:table-cell office:value-type="string" calcext:value-type="string">
            <text:p>width: 80%;</text:p>
          </table:table-cell>
          <table:table-cell office:value-type="string" calcext:value-type="string">
            <text:p>Đóng gói cẩn thận sản phẩm như hình</text:p>
          </table:table-cell>
        </table:table-row>
        <table:table-row table:style-name="ro1">
          <table:table-cell office:value-type="string" calcext:value-type="string">
            <text:p>width: 80%;</text:p>
          </table:table-cell>
          <table:table-cell office:value-type="string" calcext:value-type="string">
            <text:p>Đóng gói cẩn thận giao hàng nhanh shop còn cho thêm keo tản nhiệt</text:p>
          </table:table-cell>
        </table:table-row>
        <table:table-row table:style-name="ro1">
          <table:table-cell office:value-type="string" calcext:value-type="string">
            <text:p>width: 80%;</text:p>
          </table:table-cell>
          <table:table-cell office:value-type="string" calcext:value-type="string">
            <text:p>dong goi can than dung voi nhung gi quang cao hat nghe rat em tot</text:p>
          </table:table-cell>
        </table:table-row>
        <table:table-row table:style-name="ro1">
          <table:table-cell office:value-type="string" calcext:value-type="string">
            <text:p>width: 80%;</text:p>
          </table:table-cell>
          <table:table-cell office:value-type="string" calcext:value-type="string">
            <text:p>Đóng gói cẩn thận . Hàng nhận rất ok</text:p>
          </table:table-cell>
        </table:table-row>
        <table:table-row table:style-name="ro1">
          <table:table-cell office:value-type="string" calcext:value-type="string">
            <text:p>width: 80%;</text:p>
          </table:table-cell>
          <table:table-cell office:value-type="string" calcext:value-type="string">
            <text:p>Đóng gói cẩn thận , may là giao đúng mẫu khá hài lòng!</text:p>
          </table:table-cell>
        </table:table-row>
        <table:table-row table:style-name="ro1">
          <table:table-cell office:value-type="string" calcext:value-type="string">
            <text:p>width: 80%;</text:p>
          </table:table-cell>
          <table:table-cell office:value-type="string" calcext:value-type="string">
            <text:p>đóng gói cẩn <text:s/>thận , giao hàng đúng hẹn , xin cảm ơn TIKI , hãy cố gắng đảm bảo chất lượng đúng như quảng cáo , tôi tin sẽ nhiều người ủng hộ TIKI , thanks !</text:p>
          </table:table-cell>
        </table:table-row>
        <table:table-row table:style-name="ro1">
          <table:table-cell office:value-type="string" calcext:value-type="string">
            <text:p>width: 80%;</text:p>
          </table:table-cell>
          <table:table-cell office:value-type="string" calcext:value-type="string">
            <text:p>đóng gói bao bì cẩn thận. đã xài được 8 tháng, chất lượng cáp có vẻ ổn, chất âm cắm từ loa tới đthoai nghe vẫn ổn định ko bị đứt tiếng hay rè nhiễu.</text:p>
          </table:table-cell>
        </table:table-row>
        <table:table-row table:style-name="ro6">
          <table:table-cell office:value-type="string" calcext:value-type="string">
            <text:p>width: 80%;</text:p>
          </table:table-cell>
          <table:table-cell office:value-type="string" calcext:value-type="string">
            <text:p>ĐƠN HÀNG #572356436 : TÔI NHẬN HÀNG NGÀY 3/6 . HÀNG ĐÓNG GÓI CẨN THẬN. MÁY SỬ DỤNG TỐT, CHẤT LƯỢNG, NHƯ MÔ TẢ. </text:p>
            <text:p>TỪ NGÀY NHẬN HÀNG 03/6 ĐẾN HÔM NÀY LÀ 09/7 ---&gt; 36 NGÀY . </text:p>
            <text:p>TIKI THÔNG BÁO SAU 14 NGÀY NHẬN HÓA ĐƠN. </text:p>
            <text:p>ĐẾN NAY TÔI VẪN CHƯA ĐƯỢC NHẬN HÓA ĐƠN. </text:p>
            <text:p>TIKI LƯU Ý GỬI HÓA ĐƠN TRONG TUẦN GIÙM. THANKS</text:p>
          </table:table-cell>
        </table:table-row>
        <table:table-row table:style-name="ro1">
          <table:table-cell office:value-type="string" calcext:value-type="string">
            <text:p>width: 80%;</text:p>
          </table:table-cell>
          <table:table-cell office:value-type="string" calcext:value-type="string">
            <text:p>Đọc đi đọc lại bài giới thiệu sản phẩm có ghi là hỗ trợ thẻ 64G. đặt mua cùng camera về lắp vào ko nhận. gọi lên tiki thì thông báo chỉ hỗ trợ 32G bó tay lại mất thêm tiền đi mua them thẻ 32G</text:p>
          </table:table-cell>
        </table:table-row>
        <table:table-row table:style-name="ro1">
          <table:table-cell office:value-type="string" calcext:value-type="string">
            <text:p>width: 80%;</text:p>
          </table:table-cell>
          <table:table-cell office:value-type="string" calcext:value-type="string">
            <text:p>Độ xuyên tường không được tốt. vs mạng 5g dùng trong phòng ok. qua một bức tường gạch khoảng 7m thì bị yếu tầm 1/3</text:p>
          </table:table-cell>
        </table:table-row>
        <table:table-row table:style-name="ro1">
          <table:table-cell office:value-type="string" calcext:value-type="string">
            <text:p>width: 80%;</text:p>
          </table:table-cell>
          <table:table-cell office:value-type="string" calcext:value-type="string">
            <text:p>độ xuyên tường không được như mong muốn và như giới thiệu. khoảng 2 lớp tường với khoảng cách 15m đã khó bắt được sóng</text:p>
          </table:table-cell>
        </table:table-row>
        <table:table-row table:style-name="ro1">
          <table:table-cell office:value-type="string" calcext:value-type="string">
            <text:p>width: 80%;</text:p>
          </table:table-cell>
          <table:table-cell office:value-type="string" calcext:value-type="string">
            <text:p>Độ trễ của camera là 3 giây, đối với mình là khá lớn</text:p>
          </table:table-cell>
        </table:table-row>
        <table:table-row table:style-name="ro1">
          <table:table-cell office:value-type="string" calcext:value-type="string">
            <text:p>width: 80%;</text:p>
          </table:table-cell>
          <table:table-cell office:value-type="string" calcext:value-type="string">
            <text:p>độ phân giải trong tầm giá, ảnh rõ nét, <text:s/>chất lượng âm thanh ổn định ... tuy nhiên có 1 hạn chế là về điện năng tiêu thụ... 300w : 1h !!!</text:p>
          </table:table-cell>
        </table:table-row>
        <table:table-row table:style-name="ro4">
          <table:table-cell office:value-type="string" calcext:value-type="string">
            <text:p>width: 80%;</text:p>
          </table:table-cell>
          <table:table-cell office:value-type="string" calcext:value-type="string">
            <text:p>Do nhu cầu công việc nên mình quyết định chọn mua a6k phục vụ cho chuyến công tác sắp tới. Mình mua con máy này của Tiki vào đợt giảm giá 5% sau 2 ngày thì nhận được hàng! Khuyến mãi nhận ngày trước, hàng nhận ngày sau. Sau khoảng 1 ngày sử dụng thì len kit đi kèm máy có vấn đề, tiếng dè lúc zoom ống kính ngày càng to. Mình có gọi điện cho CSKH Tiki thì được hướng dẫn mang đến TTBH Sony để kiểm tra, làm biên bản xác nhận máy có lỗi, sau đó nhân viên sẽ thu hồi sản phẩm kiểm tra (2 ngày sau khi gửi mới đến Trung tâm Tiki, 3-4 ngày sau mới có động thái là đổi máy hoặc hoàn tiền)</text:p>
            <text:p>Vấn đề ở đây là mình rất cần máy cho chuyến đi công tác sắp tới, vậy nếu mình gửi lại Tiki thì lại lỡ rất nhiều việc trong chuyến đi!</text:p>
            <text:p>GIÁ NHƯ Tiki có chính sách hỗ trợ lens or máy để mình dùng tạm trong thời gian đợi phản hồi về sản phẩm của Tiki thì tốt biết mấy!</text:p>
            <text:p>LÍ DO mình vẫn để 3* vì thái độ nhân viên CSKH của Tiki tốt, nhiệt tình hỗ trợ; những sản phẩm mình mua trước đây rất ưng ý; và MONG RẰNG Trường hợp xảy ra với mình chỉ là TH hy hữu!!!</text:p>
          </table:table-cell>
        </table:table-row>
        <table:table-row table:style-name="ro1">
          <table:table-cell office:value-type="string" calcext:value-type="string">
            <text:p>width: 80%;</text:p>
          </table:table-cell>
          <table:table-cell office:value-type="string" calcext:value-type="string">
            <text:p>độ nét ko được như quảng cáo. ko đc 1080p 720 là hết.</text:p>
          </table:table-cell>
        </table:table-row>
        <table:table-row table:style-name="ro1">
          <table:table-cell office:value-type="string" calcext:value-type="string">
            <text:p>width: 80%;</text:p>
          </table:table-cell>
          <table:table-cell office:value-type="string" calcext:value-type="string">
            <text:p>Độ nét bình thường,nên chọn độ nết tốt hơn. Hàng vẫn đang sử dụng ổn,tạm đc vài tháng</text:p>
          </table:table-cell>
        </table:table-row>
        <table:table-row table:style-name="ro1">
          <table:table-cell office:value-type="string" calcext:value-type="string">
            <text:p>width: 80%;</text:p>
          </table:table-cell>
          <table:table-cell office:value-type="string" calcext:value-type="string">
            <text:p>Do một cơ duyên mình được tặng con máy ảnh mini25 xong quyết định phải nuôi <text:s/>em nó luôn =)) không dám mua mấy loại khác có hình các thứ chỉ dám mua <text:s/>hộp này, tính ra rẻ hơn mấy trang khác như lazada nhiều lắm, mà nên mua hộp 20 tấm này lợi tiền hơn hộp 10 tấm. Hàng chính hãng nên không phải lo rồi. Rất tốt, chắc còn phải mua dài dài để nuôi con máy ảnh nữa hihi</text:p>
          </table:table-cell>
        </table:table-row>
        <table:table-row table:style-name="ro1">
          <table:table-cell office:value-type="string" calcext:value-type="string">
            <text:p>width: 80%;</text:p>
          </table:table-cell>
          <table:table-cell office:value-type="string" calcext:value-type="string">
            <text:p>đồ kẹp dùng cơ chế lò xo nên hơi chặt. kẹp xót đt</text:p>
          </table:table-cell>
        </table:table-row>
        <table:table-row table:style-name="ro1">
          <table:table-cell office:value-type="string" calcext:value-type="string">
            <text:p>width: 80%;</text:p>
          </table:table-cell>
          <table:table-cell office:value-type="string" calcext:value-type="string">
            <text:p>định mua cặp loa soundmax cũng hết 200 mấy, thui lấy dàn microlab này, vỗ bass nghe thật đã tai. góp ý bên vận chuyển tiki,nên làm việc có tâm 1 chút,1 chút thôi, giao hàng mà cái thùng nát bấy, mình ko nói cái bạn giao hàng, bạn đó thì rất đàng hoàng, vde chỗ vchuyen trong kho tiki, nên ra soát lại đi. đánh lẽ mình ko thèm nhận hàng rồi đó.</text:p>
          </table:table-cell>
        </table:table-row>
        <table:table-row table:style-name="ro1">
          <table:table-cell office:value-type="string" calcext:value-type="string">
            <text:p>width: 80%;</text:p>
          </table:table-cell>
          <table:table-cell office:value-type="string" calcext:value-type="string">
            <text:p>Định bỏ luôn cái laptop, may sao biết đến thiết bị này, giá vừa phải, dùng đến bây giờ là ok rồi. Điểm yếu là hơi to nên bất tiện tí, Nên làm nhỏ lại như đầu thu của chuột không dây.</text:p>
          </table:table-cell>
        </table:table-row>
        <table:table-row table:style-name="ro6">
          <table:table-cell office:value-type="string" calcext:value-type="string">
            <text:p>width: 80%;</text:p>
          </table:table-cell>
          <table:table-cell office:value-type="string" calcext:value-type="string">
            <text:p>Dilivery is good. </text:p>
            <text:p>But when i turned on it at first time it works notmally. But after few hours later it dosen’t work at all. </text:p>
            <text:p>Plz support me to solve this problem. I think the products has problem. </text:p>
            <text:p>Plz reply me about this problem.</text:p>
            <text:p>My email is : oss3061@naver.com</text:p>
          </table:table-cell>
        </table:table-row>
        <table:table-row table:style-name="ro1">
          <table:table-cell office:value-type="string" calcext:value-type="string">
            <text:p>width: 80%;</text:p>
          </table:table-cell>
          <table:table-cell office:value-type="string" calcext:value-type="string">
            <text:p>Điều khiển mượt. Nhưng logo trên sản phẩm là chữ MI, không như hình ảnh</text:p>
          </table:table-cell>
        </table:table-row>
        <table:table-row table:style-name="ro1">
          <table:table-cell office:value-type="string" calcext:value-type="string">
            <text:p>width: 80%;</text:p>
          </table:table-cell>
          <table:table-cell office:value-type="string" calcext:value-type="string">
            <text:p>Điện thoại mình cài vào khi xem nó hú réo đi đàm thoại chủ shop ạ? Có ai bị như mình ko?</text:p>
          </table:table-cell>
        </table:table-row>
        <table:table-row table:style-name="ro3">
          <table:table-cell office:value-type="string" calcext:value-type="string">
            <text:p>width: 80%;</text:p>
          </table:table-cell>
          <table:table-cell office:value-type="string" calcext:value-type="string">
            <text:p>Điểm cộng: hàng chất lượng hợp giá tiền các cậu</text:p>
            <text:p>Điểm trừ: khi coi review trên yt tớ ấn tượng với cái app của máy, nhưng khi tải app về thì nó không hỗ trợ con này (tớ dùng iphone 7+) thành ra tính trải nghiệm nó giảm đáng kể, mấy cái nút còn ko đc dùng :(((((((((((</text:p>
            <text:p>mong ngày app đc fix</text:p>
          </table:table-cell>
        </table:table-row>
        <table:table-row table:style-name="ro3">
          <table:table-cell office:value-type="string" calcext:value-type="string">
            <text:p>width: 80%;</text:p>
          </table:table-cell>
          <table:table-cell office:value-type="string" calcext:value-type="string">
            <text:p>Điểm cộng đầu tiên cho Loa Microlab với mình chính là giá cả (khi đã được giảm giá trên Tiki.vn) khá rẻ, hợp lý với dòng 1 loa chính 2 loa phụ.</text:p>
            <text:p>Về chất lượng: Mình không có nhiều kinh nghiệm về đánh giá chất lượng loa, nhưng rất phù hợp với sở thích nghe nhạc của mình: trong, đầm, bass ổn, không bị rè khi vặn hết cỡ volume.</text:p>
            <text:p>Loa thích hợp cho bạn nào thích đặt tại phòng ở, làm việc, căn nhà với diện tích không quá to.</text:p>
          </table:table-cell>
        </table:table-row>
        <table:table-row table:style-name="ro1">
          <table:table-cell office:value-type="string" calcext:value-type="string">
            <text:p>width: 80%;</text:p>
          </table:table-cell>
          <table:table-cell office:value-type="string" calcext:value-type="string">
            <text:p>dịch vụ khuyến mãi là tặng phải hk tiki , có thể tặng quà khác được hk...</text:p>
          </table:table-cell>
        </table:table-row>
        <table:table-row table:style-name="ro1">
          <table:table-cell office:value-type="string" calcext:value-type="string">
            <text:p>width: 80%;</text:p>
          </table:table-cell>
          <table:table-cell office:value-type="string" calcext:value-type="string">
            <text:p>Dịch vụ của tiki rất tốt, sản phẩm đóng gói kĩ, kích hoạt bảo hành điện tử đúng hạn. Nhưng túi alpha tặng kèm thì lỗi, rỉ sét khóa, phía sau rách 1 đường, dịch vụ đổi trả của tiki không tốt bằng giao hàng, yêu cầu đổi trả cả tuần mà chưa nhận được hàng mới, mong tiki kiểm tra kĩ hàng trước khi gửi để tránh tình trạng này.</text:p>
          </table:table-cell>
        </table:table-row>
        <table:table-row table:style-name="ro1">
          <table:table-cell office:value-type="string" calcext:value-type="string">
            <text:p>width: 80%;</text:p>
          </table:table-cell>
          <table:table-cell office:value-type="string" calcext:value-type="string">
            <text:p>Đẹp, rẻ nhưng hơi lỏng một chút</text:p>
          </table:table-cell>
        </table:table-row>
        <table:table-row table:style-name="ro1">
          <table:table-cell office:value-type="string" calcext:value-type="string">
            <text:p>width: 80%;</text:p>
          </table:table-cell>
          <table:table-cell office:value-type="string" calcext:value-type="string">
            <text:p>đẹp, kín, xài 2 tháng rùi thấy vẫn ok</text:p>
          </table:table-cell>
        </table:table-row>
        <table:table-row table:style-name="ro1">
          <table:table-cell office:value-type="string" calcext:value-type="string">
            <text:p>width: 80%;</text:p>
          </table:table-cell>
          <table:table-cell office:value-type="string" calcext:value-type="string">
            <text:p>Đẹp, chắc chắn và chạy êm. Mình mua chung với sách, <text:s/>Tiki gói rất cẩn thận các món hàng, giao hàng nhanh đủ.</text:p>
          </table:table-cell>
        </table:table-row>
        <table:table-row table:style-name="ro1">
          <table:table-cell office:value-type="string" calcext:value-type="string">
            <text:p>width: 80%;</text:p>
          </table:table-cell>
          <table:table-cell office:value-type="string" calcext:value-type="string">
            <text:p>Đẹp, bền nhưng hơi bị chặt, cứ sợ nó kẹp vỡ đt. kk</text:p>
          </table:table-cell>
        </table:table-row>
        <table:table-row table:style-name="ro1">
          <table:table-cell office:value-type="string" calcext:value-type="string">
            <text:p>width: 80%;</text:p>
          </table:table-cell>
          <table:table-cell office:value-type="string" calcext:value-type="string">
            <text:p>Đẹp vừa khí air 2. Nam châm hít tốt có tắt mở thông minh</text:p>
          </table:table-cell>
        </table:table-row>
        <table:table-row table:style-name="ro1">
          <table:table-cell office:value-type="string" calcext:value-type="string">
            <text:p>width: 80%;</text:p>
          </table:table-cell>
          <table:table-cell office:value-type="string" calcext:value-type="string">
            <text:p>Đep như hình ! DÙng rất tiện ích</text:p>
          </table:table-cell>
        </table:table-row>
        <table:table-row table:style-name="ro1">
          <table:table-cell office:value-type="string" calcext:value-type="string">
            <text:p>width: 80%;</text:p>
          </table:table-cell>
          <table:table-cell office:value-type="string" calcext:value-type="string">
            <text:p>Dep ngon lanh canh dao cung nen mua !!!!!!!!!!!!!!!!!!!</text:p>
          </table:table-cell>
        </table:table-row>
        <table:table-row table:style-name="ro1">
          <table:table-cell office:value-type="string" calcext:value-type="string">
            <text:p>width: 80%;</text:p>
          </table:table-cell>
          <table:table-cell office:value-type="string" calcext:value-type="string">
            <text:p>đẹp hơi nhẹ , nhưng tiền nào của ấy , không chê . ủng hộ</text:p>
          </table:table-cell>
        </table:table-row>
        <table:table-row table:style-name="ro1">
          <table:table-cell office:value-type="string" calcext:value-type="string">
            <text:p>width: 80%;</text:p>
          </table:table-cell>
          <table:table-cell office:value-type="string" calcext:value-type="string">
            <text:p>Đẹp cho 4 sao</text:p>
          </table:table-cell>
        </table:table-row>
        <table:table-row table:style-name="ro1">
          <table:table-cell office:value-type="string" calcext:value-type="string">
            <text:p>width: 80%;</text:p>
          </table:table-cell>
          <table:table-cell office:value-type="string" calcext:value-type="string">
            <text:p>dẹp cái 25 kí tự dùm đi tiki</text:p>
          </table:table-cell>
        </table:table-row>
        <table:table-row table:style-name="ro1">
          <table:table-cell office:value-type="string" calcext:value-type="string">
            <text:p>width: 80%;</text:p>
          </table:table-cell>
          <table:table-cell office:value-type="string" calcext:value-type="string">
            <text:p>Đeo em tai, chủ yếu dùng cho chat voice. Tầm giá này không đòi hỏi gì thêm.</text:p>
          </table:table-cell>
        </table:table-row>
        <table:table-row table:style-name="ro1">
          <table:table-cell office:value-type="string" calcext:value-type="string">
            <text:p>width: 80%;</text:p>
          </table:table-cell>
          <table:table-cell office:value-type="string" calcext:value-type="string">
            <text:p>Đèn numlock bị tịt rồi, mới mua về dùng chưa được nửa ngày</text:p>
          </table:table-cell>
        </table:table-row>
        <table:table-row table:style-name="ro1">
          <table:table-cell office:value-type="string" calcext:value-type="string">
            <text:p>width: 80%;</text:p>
          </table:table-cell>
          <table:table-cell office:value-type="string" calcext:value-type="string">
            <text:p>Đèn hồng ngoại sáng đỏ trong đêm mà Tiki lại nói không sáng. Mình mua 2 cái đều như vậy, vậy đây là lỗi của camera hay sao?</text:p>
          </table:table-cell>
        </table:table-row>
        <table:table-row table:style-name="ro1">
          <table:table-cell office:value-type="string" calcext:value-type="string">
            <text:p>width: 80%;</text:p>
          </table:table-cell>
          <table:table-cell office:value-type="string" calcext:value-type="string">
            <text:p>Để xài time coi bền ko nhưng thoạt nhìn tạm ổn, ko xoắn nhiều</text:p>
          </table:table-cell>
        </table:table-row>
        <table:table-row table:style-name="ro1">
          <table:table-cell office:value-type="string" calcext:value-type="string">
            <text:p>width: 80%;</text:p>
          </table:table-cell>
          <table:table-cell office:value-type="string" calcext:value-type="string">
            <text:p>Để xa khó bắt tín hiệu wi-fi, tạm được</text:p>
          </table:table-cell>
        </table:table-row>
        <table:table-row table:style-name="ro1">
          <table:table-cell office:value-type="string" calcext:value-type="string">
            <text:p>width: 80%;</text:p>
          </table:table-cell>
          <table:table-cell office:value-type="string" calcext:value-type="string">
            <text:p>để trong phòng ngủ .ban đêm có tiếng kêu hơi ồn .khắc phục đc thì quá tốt</text:p>
          </table:table-cell>
        </table:table-row>
        <table:table-row table:style-name="ro1">
          <table:table-cell office:value-type="string" calcext:value-type="string">
            <text:p>width: 80%;</text:p>
          </table:table-cell>
          <table:table-cell office:value-type="string" calcext:value-type="string">
            <text:p>Đế tản nhiệt nhẹ, nhìn gọn. Khi sử dụng quạt thổi êm đến nổi mỗi lần gắm dây nguồn phải lật laptop lên xem quạt đã chạy chưa!</text:p>
          </table:table-cell>
        </table:table-row>
        <table:table-row table:style-name="ro1">
          <table:table-cell office:value-type="string" calcext:value-type="string">
            <text:p>width: 80%;</text:p>
          </table:table-cell>
          <table:table-cell office:value-type="string" calcext:value-type="string">
            <text:p>Dễ sử dụng, đầy đủ dụng cụ, xứng đáng bỏ tiền ra trong tầm giá này</text:p>
          </table:table-cell>
        </table:table-row>
        <table:table-row table:style-name="ro1">
          <table:table-cell office:value-type="string" calcext:value-type="string">
            <text:p>width: 80%;</text:p>
          </table:table-cell>
          <table:table-cell office:value-type="string" calcext:value-type="string">
            <text:p>Dễ sử dụng, có điều làm mất rồi tiêc quá @@ đợi giảm giá tiếp vậy</text:p>
          </table:table-cell>
        </table:table-row>
        <table:table-row table:style-name="ro1">
          <table:table-cell office:value-type="string" calcext:value-type="string">
            <text:p>width: 80%;</text:p>
          </table:table-cell>
          <table:table-cell office:value-type="string" calcext:value-type="string">
            <text:p>để sử dụng như thế nào rồi cho ý kiến tiếp nha cả nhà</text:p>
          </table:table-cell>
        </table:table-row>
        <table:table-row table:style-name="ro1">
          <table:table-cell office:value-type="string" calcext:value-type="string">
            <text:p>width: 80%;</text:p>
          </table:table-cell>
          <table:table-cell office:value-type="string" calcext:value-type="string">
            <text:p>Dễ setup và sử dụng, nhưng không có nút tắt - mở, không có lỗ treo, bắt sóng lên tầng 1 yếu. Giao hàng chậm.</text:p>
          </table:table-cell>
        </table:table-row>
        <table:table-row table:style-name="ro3">
          <table:table-cell office:value-type="string" calcext:value-type="string">
            <text:p>width: 80%;</text:p>
          </table:table-cell>
          <table:table-cell office:value-type="string" calcext:value-type="string">
            <text:p>Để nghe được 2 bên tai:</text:p>
            <text:p>- Kết nối left với điện thoại (Phải chọn phía left để kết nối trước, nếu chọn tai nghe phía right kết nối trước sẽ bị lỗi sai channel)</text:p>
            <text:p>- Sau đó nhấn giữ right nghe tiếng power on, rồi nhấn 1 lần right nữa nghe thấy 2 tai báo left và right</text:p>
          </table:table-cell>
        </table:table-row>
        <table:table-row table:style-name="ro1">
          <table:table-cell office:value-type="string" calcext:value-type="string">
            <text:p>width: 80%;</text:p>
          </table:table-cell>
          <table:table-cell office:value-type="string" calcext:value-type="string">
            <text:p>Dễ lắp điện thoại, chând đứng nhẹ. Chỉ có điều giao màu đen nên không thích lắm. Người giao hàng thân thiện, đặc biệt Tiki giao nhanh.</text:p>
          </table:table-cell>
        </table:table-row>
        <table:table-row table:style-name="ro1">
          <table:table-cell office:value-type="string" calcext:value-type="string">
            <text:p>width: 80%;</text:p>
          </table:table-cell>
          <table:table-cell office:value-type="string" calcext:value-type="string">
            <text:p>Để khởi động tai nghe các bạn ấn 2 lần vào nút nguồn đến khi lên đèn màu đỏ là kết nối với iphone dc rồi</text:p>
          </table:table-cell>
        </table:table-row>
        <table:table-row table:style-name="ro1">
          <table:table-cell office:value-type="string" calcext:value-type="string">
            <text:p>width: 80%;</text:p>
          </table:table-cell>
          <table:table-cell office:value-type="string" calcext:value-type="string">
            <text:p>Để công suất 100% thì xài khá ổn</text:p>
          </table:table-cell>
        </table:table-row>
        <table:table-row table:style-name="ro1">
          <table:table-cell office:value-type="string" calcext:value-type="string">
            <text:p>width: 80%;</text:p>
          </table:table-cell>
          <table:table-cell office:value-type="string" calcext:value-type="string">
            <text:p>Dễ cài đặt, thao tác phải cần thời gian để làm quen. Tạm thời chưa phát sinh lỗi gì.</text:p>
          </table:table-cell>
        </table:table-row>
        <table:table-row table:style-name="ro1">
          <table:table-cell office:value-type="string" calcext:value-type="string">
            <text:p>width: 80%;</text:p>
          </table:table-cell>
          <table:table-cell office:value-type="string" calcext:value-type="string">
            <text:p>dễ cài đặt, hài lòng sản phẩm. giao hàng nhanh .......</text:p>
          </table:table-cell>
        </table:table-row>
        <table:table-row table:style-name="ro1">
          <table:table-cell office:value-type="string" calcext:value-type="string">
            <text:p>width: 80%;</text:p>
          </table:table-cell>
          <table:table-cell office:value-type="string" calcext:value-type="string">
            <text:p>Dễ cài đặt, dễ sử dụng. Chất lượng hình ảnh tốt. tiki giao hàng cực nhanh :)</text:p>
          </table:table-cell>
        </table:table-row>
        <table:table-row table:style-name="ro1">
          <table:table-cell office:value-type="string" calcext:value-type="string">
            <text:p>width: 80%;</text:p>
          </table:table-cell>
          <table:table-cell office:value-type="string" calcext:value-type="string">
            <text:p>Dễ cài đặt, còn nhiều chức năng phải tìn hiểu</text:p>
          </table:table-cell>
        </table:table-row>
        <table:table-row table:style-name="ro1">
          <table:table-cell office:value-type="string" calcext:value-type="string">
            <text:p>width: 80%;</text:p>
          </table:table-cell>
          <table:table-cell office:value-type="string" calcext:value-type="string">
            <text:p>dễ cài đặt, chất lượng hình ảnh tạm ổn</text:p>
          </table:table-cell>
        </table:table-row>
        <table:table-row table:style-name="ro1">
          <table:table-cell office:value-type="string" calcext:value-type="string">
            <text:p>width: 80%;</text:p>
          </table:table-cell>
          <table:table-cell office:value-type="string" calcext:value-type="string">
            <text:p>Dễ cài đặt, camera có chức năng chỉnh độ nhạy quay quét. Hộp được tháo ra trước đó, chắc là để dán tem bảo hành. chất lượng hình ảnh được, zoom lên không rõ lắm. quay được 360 độ. sẽ tiếp tục đánh giá sau. bây giờ bỏ thẻ nhớ chưa nhận, đợi thẻ nhớ khác về rồi xem như thế nào.</text:p>
          </table:table-cell>
        </table:table-row>
        <table:table-row table:style-name="ro2">
          <table:table-cell office:value-type="string" calcext:value-type="string">
            <text:p>width: 80%;</text:p>
          </table:table-cell>
          <table:table-cell office:value-type="string" calcext:value-type="string">
            <text:p>Dễ cài đặt và sử dụng. Độ phân giải khá tốt, tuy nhiên chuyển động chưa mượt mà lắm. Thấy bất tiện khi app cứ yêu cầu update firmware. </text:p>
            <text:p>Tiki giao hàng nhanh, nhân viên hỗ trợ nhiệt tình, vui vẻ. Nếu có nhu cầu thêm, tôi sẽ ủng hộ shop.</text:p>
          </table:table-cell>
        </table:table-row>
        <table:table-row table:style-name="ro1">
          <table:table-cell office:value-type="string" calcext:value-type="string">
            <text:p>width: 80%;</text:p>
          </table:table-cell>
          <table:table-cell office:value-type="string" calcext:value-type="string">
            <text:p>Dễ cài đặt dễ sử dụng vấn đề độ bền?</text:p>
          </table:table-cell>
        </table:table-row>
        <table:table-row table:style-name="ro1">
          <table:table-cell office:value-type="string" calcext:value-type="string">
            <text:p>width: 80%;</text:p>
          </table:table-cell>
          <table:table-cell office:value-type="string" calcext:value-type="string">
            <text:p>Đc trong tầm giá, có bị sao đâu mà lắm conmet bảo hỏng thế</text:p>
          </table:table-cell>
        </table:table-row>
        <table:table-row table:style-name="ro1">
          <table:table-cell office:value-type="string" calcext:value-type="string">
            <text:p>width: 80%;</text:p>
          </table:table-cell>
          <table:table-cell office:value-type="string" calcext:value-type="string">
            <text:p>Dc so với giá thành</text:p>
          </table:table-cell>
        </table:table-row>
        <table:table-row table:style-name="ro1">
          <table:table-cell office:value-type="string" calcext:value-type="string">
            <text:p>width: 80%;</text:p>
          </table:table-cell>
          <table:table-cell office:value-type="string" calcext:value-type="string">
            <text:p>đc ,sản phẩm tốt mk tháo ra tháo vô lắp vào vẫn đc</text:p>
          </table:table-cell>
        </table:table-row>
        <table:table-row table:style-name="ro1">
          <table:table-cell office:value-type="string" calcext:value-type="string">
            <text:p>width: 80%;</text:p>
          </table:table-cell>
          <table:table-cell office:value-type="string" calcext:value-type="string">
            <text:p>đc</text:p>
          </table:table-cell>
        </table:table-row>
        <table:table-row table:style-name="ro1">
          <table:table-cell office:value-type="string" calcext:value-type="string">
            <text:p>width: 80%;</text:p>
          </table:table-cell>
          <table:table-cell office:value-type="string" calcext:value-type="string">
            <text:p>Dây to chắc chắn mình mới mua về nên để xài 1 thời gian xem có đáng đồng tiền bát gạo k</text:p>
          </table:table-cell>
        </table:table-row>
        <table:table-row table:style-name="ro2">
          <table:table-cell office:value-type="string" calcext:value-type="string">
            <text:p>width: 80%;</text:p>
          </table:table-cell>
          <table:table-cell office:value-type="string" calcext:value-type="string">
            <text:p>dây thì tốt nhưng giao dây s hơi ngắn.</text:p>
            <text:p>nên để tuỳ chọn size dây để lựa chọn.</text:p>
          </table:table-cell>
        </table:table-row>
        <table:table-row table:style-name="ro6">
          <table:table-cell office:value-type="string" calcext:value-type="string">
            <text:p>width: 80%;</text:p>
          </table:table-cell>
          <table:table-cell office:value-type="string" calcext:value-type="string">
            <text:p>Dây sạc hơi ngắn. Tai khi đi đường sử dụng tốt không có trục trặc gì, không thấy bị lỗi mất kết nối tai trái như một số bài đánh giá khác có đề cập.</text:p>
            <text:p/>
            <text:p>Nếu dùng đúng loại mút đệm để vừa lỗ tai thì sẽ rất chắc chắn, không lo bị rơi ra ngoài. Tuy nhiên vào một số khu vực có vẻ bị nhiễu sóng hay thế nào đó, khiến tiếng bị rè rè và hay bị mất/gián đoạn kết nối. </text:p>
            <text:p/>
            <text:p>Dùng dongle kết nối với máy để bàn, kể cả kết nối trực tiếp với laptop thì tiếng đều bị chậm đi khoảng 0.1~0.2s so với nguồn phát. Nếu chỉ để nghe nhạc thì không sao, nhưng nếu muốn xem phim hay chơi game thì độ trễ này khá khó chấp nhận.</text:p>
          </table:table-cell>
        </table:table-row>
        <table:table-row table:style-name="ro1">
          <table:table-cell office:value-type="string" calcext:value-type="string">
            <text:p>width: 80%;</text:p>
          </table:table-cell>
          <table:table-cell office:value-type="string" calcext:value-type="string">
            <text:p>dây quá ổn so với giá</text:p>
          </table:table-cell>
        </table:table-row>
        <table:table-row table:style-name="ro1">
          <table:table-cell office:value-type="string" calcext:value-type="string">
            <text:p>width: 80%;</text:p>
          </table:table-cell>
          <table:table-cell office:value-type="string" calcext:value-type="string">
            <text:p>Dây ok................................................</text:p>
          </table:table-cell>
        </table:table-row>
        <table:table-row table:style-name="ro1">
          <table:table-cell office:value-type="string" calcext:value-type="string">
            <text:p>width: 80%;</text:p>
          </table:table-cell>
          <table:table-cell office:value-type="string" calcext:value-type="string">
            <text:p>dây mang hình bị lỏng hay như nào ấy. cứ đụng là bị tắt mằn hình.</text:p>
          </table:table-cell>
        </table:table-row>
        <table:table-row table:style-name="ro1">
          <table:table-cell office:value-type="string" calcext:value-type="string">
            <text:p>width: 80%;</text:p>
          </table:table-cell>
          <table:table-cell office:value-type="string" calcext:value-type="string">
            <text:p>Đây là Usb 2.0 thôi chứ không phải là Usb3.0, cửa hàng nên sửa lại tên sản phẩm để những người mua sau không bị nhầm. Sản phẩm có dung lượng thực, dùng khá OK tức là tốc độ ghi đọc hợp lý với 1 cái usb2.0</text:p>
          </table:table-cell>
        </table:table-row>
        <table:table-row table:style-name="ro1">
          <table:table-cell office:value-type="string" calcext:value-type="string">
            <text:p>width: 80%;</text:p>
          </table:table-cell>
          <table:table-cell office:value-type="string" calcext:value-type="string">
            <text:p>Đây là một quyển sách hữu dụng cho người đi học cũng như đi làm, phiên âm rõ ràng dễ hiểu, có hình minh hoạ, những trang cuối được in màu rất đẹp. Bản thường có lẽ không khác bản ISE là mấy, tuy đắt hơn nhưng chất lượng cực tốt, giấy in cũng đẹp và dày hơn nhiều. Nên cạnh đó còn có đĩa DVD để cài phần mềm ispeaker và iWriter. Sợ bị quăn góc nên đã sử dụng bookcare của Tiki, rất hài lòng. Chế độ giao hàng cũng rất tốt, nhanh lẹ. Nói chung các bạn nên mua vì rất hữu dụng !</text:p>
          </table:table-cell>
        </table:table-row>
        <table:table-row table:style-name="ro4">
          <table:table-cell office:value-type="string" calcext:value-type="string">
            <text:p>width: 80%;</text:p>
          </table:table-cell>
          <table:table-cell office:value-type="string" calcext:value-type="string">
            <text:p>Đây là dòng máy có kiểu đẹp cổ điển hơn những dòng máy lấy liền khác của fujifilm. Kiểu dáng cổ điển rất thu hút người xem và thích hợp cả nam lẫn nữ chứ không như những dòng máy còn lại chỉ phù hợp với nữ. </text:p>
            <text:p>Kết cấu thấy chắc chắn, gọn nhẹ, nên thích hợp mang đi theo bên mình. Thời gian ra ảnh khá nhanh chỉ có một nhược điểm là ảnh chưa được đẹp lắm, màu lên thấy ko ưng ý nhưng vẫn ở mức độ chấp nhận được. </text:p>
            <text:p/>
            <text:p>Nói chung thích dòng máy này nhất trong các dòng máy chụp ảnh lấy liền.</text:p>
          </table:table-cell>
        </table:table-row>
        <table:table-row table:style-name="ro1">
          <table:table-cell office:value-type="string" calcext:value-type="string">
            <text:p>width: 80%;</text:p>
          </table:table-cell>
          <table:table-cell office:value-type="string" calcext:value-type="string">
            <text:p>Đây là cuốn từ điển khá hữu dụng, khá đầy đủ so với các loại từ điển khác mới ra và rất chi tiết với độ chính xác cao. Tuy nhiên sách có 1 số trang giấy bị cắt dư làm trang sách mất tính thẩm mĩ cũng như là làm cho sách dễ bị hỏng nhanh và mất một số thông tin quan trọng nếu như bị cắt vào sâu hơn. Nhưng nhìn chung đây là một sản phẩm tốt từ tiki, mong các bạn tiếp tục phát huy và khắc phục 1 số sai lầm để tạo ra các sản phẩm sau tốt hơn.</text:p>
          </table:table-cell>
        </table:table-row>
        <table:table-row table:style-name="ro1">
          <table:table-cell office:value-type="string" calcext:value-type="string">
            <text:p>width: 80%;</text:p>
          </table:table-cell>
          <table:table-cell office:value-type="string" calcext:value-type="string">
            <text:p>Đây là bản quốc tế, hàng chính hãng của nhà nhập khẩu và phân phối Mihouse (store ở Quận 2). Độ phân giải 1080p. Chỉ có điều là ko có củ sạc, phải mua thêm cũng mất 80-100k cái củ sạc rồi. Đây là điều mình ko thích. Bạn có thể xem review mở hộp trên kênh vlog có tên là YOOTV của mình.</text:p>
          </table:table-cell>
        </table:table-row>
        <table:table-row table:style-name="ro1">
          <table:table-cell office:value-type="string" calcext:value-type="string">
            <text:p>width: 80%;</text:p>
          </table:table-cell>
          <table:table-cell office:value-type="string" calcext:value-type="string">
            <text:p>Dây khá đẹp tuy hơi cứng nhưng cũng được vì miband2 cứng sẵn rồi</text:p>
          </table:table-cell>
        </table:table-row>
        <table:table-row table:style-name="ro1">
          <table:table-cell office:value-type="string" calcext:value-type="string">
            <text:p>width: 80%;</text:p>
          </table:table-cell>
          <table:table-cell office:value-type="string" calcext:value-type="string">
            <text:p>Dây được bọc dù chắc chắn, 2 đầu đực được mạ vàng tăng khả năng tiếp xúc. 1 sản phẩm đáng đồng tiền bát gạo!</text:p>
          </table:table-cell>
        </table:table-row>
        <table:table-row table:style-name="ro1">
          <table:table-cell office:value-type="string" calcext:value-type="string">
            <text:p>width: 80%;</text:p>
          </table:table-cell>
          <table:table-cell office:value-type="string" calcext:value-type="string">
            <text:p>Dậy dùng ổn định . Sẽ ủng hộ tiếp . Hjhjhjhjhjjhjhh</text:p>
          </table:table-cell>
        </table:table-row>
        <table:table-row table:style-name="ro1">
          <table:table-cell office:value-type="string" calcext:value-type="string">
            <text:p>width: 80%;</text:p>
          </table:table-cell>
          <table:table-cell office:value-type="string" calcext:value-type="string">
            <text:p>đầy đủ phụ kiện. hàng pin nhanh hết. nhưng mong ji ở tầm tiền mấy chục nghìn</text:p>
          </table:table-cell>
        </table:table-row>
        <table:table-row table:style-name="ro1">
          <table:table-cell office:value-type="string" calcext:value-type="string">
            <text:p>width: 80%;</text:p>
          </table:table-cell>
          <table:table-cell office:value-type="string" calcext:value-type="string">
            <text:p>đầy đủ phụ kiện như hình. phần trên hơi lỏng một chút nhưng vẫn ok. kẹp đt hơi chặt phải dùng case để tránh trầy xước đt. bấm bluetooth nhạy. đáng tiền đáng mua</text:p>
          </table:table-cell>
        </table:table-row>
        <table:table-row table:style-name="ro1">
          <table:table-cell office:value-type="string" calcext:value-type="string">
            <text:p>width: 80%;</text:p>
          </table:table-cell>
          <table:table-cell office:value-type="string" calcext:value-type="string">
            <text:p>Đầy đủ phụ kiện <text:s/>đúng màu mình chọn gói hàng cẩn thận</text:p>
          </table:table-cell>
        </table:table-row>
        <table:table-row table:style-name="ro1">
          <table:table-cell office:value-type="string" calcext:value-type="string">
            <text:p>width: 80%;</text:p>
          </table:table-cell>
          <table:table-cell office:value-type="string" calcext:value-type="string">
            <text:p>Dây đẹp, xài đc 1 thời gian rồi, vì nó rẻ nên cũng k mong đợi là nó sẽ xài đc lâu. Mới xài mấy thág mà dây sạc lúc đc lúc k 😆😆😆😆</text:p>
          </table:table-cell>
        </table:table-row>
        <table:table-row table:style-name="ro1">
          <table:table-cell office:value-type="string" calcext:value-type="string">
            <text:p>width: 80%;</text:p>
          </table:table-cell>
          <table:table-cell office:value-type="string" calcext:value-type="string">
            <text:p>dây đẹp, chính hãng, giao hàng nhanhhhhhhhhhhhhhhh</text:p>
          </table:table-cell>
        </table:table-row>
        <table:table-row table:style-name="ro1">
          <table:table-cell office:value-type="string" calcext:value-type="string">
            <text:p>width: 80%;</text:p>
          </table:table-cell>
          <table:table-cell office:value-type="string" calcext:value-type="string">
            <text:p>Dây đẹp xài ra âm thanh ổn định, nhưng khi laptop về chế độ sleep thì nó làm loa bị kêu “è è” rất khó chịu. Người nào có thói quen vùa coi film vừa ngủ thì dễ bị giật mình</text:p>
          </table:table-cell>
        </table:table-row>
        <table:table-row table:style-name="ro1">
          <table:table-cell office:value-type="string" calcext:value-type="string">
            <text:p>width: 80%;</text:p>
          </table:table-cell>
          <table:table-cell office:value-type="string" calcext:value-type="string">
            <text:p>Dây cứng nhưng nói chung với giá thành này thì vẫn ok. Shop gói hàng cẩn thận</text:p>
          </table:table-cell>
        </table:table-row>
        <table:table-row table:style-name="ro1">
          <table:table-cell office:value-type="string" calcext:value-type="string">
            <text:p>width: 80%;</text:p>
          </table:table-cell>
          <table:table-cell office:value-type="string" calcext:value-type="string">
            <text:p>dây cứng hơn hàng gốc, có vẻ nhám hơn, nhưng gắn mặt đồng hồ vào thì chắc chắn</text:p>
          </table:table-cell>
        </table:table-row>
        <table:table-row table:style-name="ro1">
          <table:table-cell office:value-type="string" calcext:value-type="string">
            <text:p>width: 80%;</text:p>
          </table:table-cell>
          <table:table-cell office:value-type="string" calcext:value-type="string">
            <text:p>Dây có màu không quá đẹp, xài tốt , chắc chắn, bền bỉ. Khi xài nên tháo lớp vỏ cao su bọc vòng thân máy, cho khổi chật (vì dây gốc có thêm 1 vòng cao su)</text:p>
          </table:table-cell>
        </table:table-row>
        <table:table-row table:style-name="ro1">
          <table:table-cell office:value-type="string" calcext:value-type="string">
            <text:p>width: 80%;</text:p>
          </table:table-cell>
          <table:table-cell office:value-type="string" calcext:value-type="string">
            <text:p>Dây chắc, đẹp; cắm vào nhận điện ngay, còn độ bền thì phải sử dụng một thời gian mới biết. Tiki giao hàng sớm hơn dự kiến, đóng thùng hơi to. Sản phẩm còn nguyên tem. Mình mua 2 dây: 20cm và 1 mét. Sản phẩm chất lượng trong tầm giá.</text:p>
          </table:table-cell>
        </table:table-row>
        <table:table-row table:style-name="ro1">
          <table:table-cell office:value-type="string" calcext:value-type="string">
            <text:p>width: 80%;</text:p>
          </table:table-cell>
          <table:table-cell office:value-type="string" calcext:value-type="string">
            <text:p>Dây cáp loại type C hay là loại micro USB vậy shop?</text:p>
          </table:table-cell>
        </table:table-row>
        <table:table-row table:style-name="ro1">
          <table:table-cell office:value-type="string" calcext:value-type="string">
            <text:p>width: 80%;</text:p>
          </table:table-cell>
          <table:table-cell office:value-type="string" calcext:value-type="string">
            <text:p>Dây cáp chắc chắn, tuy nhiên cần cân nhắc độ dài dây trước khi mua. 1.8 m tương đối dài so với nhu cầu sử dụng bình thương, theo mình 0.9m thì phù hợp hơn cho dân văn phòng.</text:p>
          </table:table-cell>
        </table:table-row>
        <table:table-row table:style-name="ro1">
          <table:table-cell office:value-type="string" calcext:value-type="string">
            <text:p>width: 80%;</text:p>
          </table:table-cell>
          <table:table-cell office:value-type="string" calcext:value-type="string">
            <text:p>Dây bọc dù chắc chắn, đầu mạ vàng cho tín hiệu tốt. Phần tay nắm hoàn thiện chưa tốt, lớp xi nhìn hơi lởm. Nếu chăm chút hơn nữa thì sẽ rất ok</text:p>
          </table:table-cell>
        </table:table-row>
        <table:table-row table:style-name="ro1">
          <table:table-cell office:value-type="string" calcext:value-type="string">
            <text:p>width: 80%;</text:p>
          </table:table-cell>
          <table:table-cell office:value-type="string" calcext:value-type="string">
            <text:p>Đầu tư cái chính hãng dùng cho đã! Chiếc này dùng tạm thôi!</text:p>
          </table:table-cell>
        </table:table-row>
        <table:table-row table:style-name="ro1">
          <table:table-cell office:value-type="string" calcext:value-type="string">
            <text:p>width: 80%;</text:p>
          </table:table-cell>
          <table:table-cell office:value-type="string" calcext:value-type="string">
            <text:p>Đầu tiên đây là model C3WN màu xanh lá, ko có báo động âm thanh và vòng ánh sáng trong camera chỉ có 2 đèn hồng ngoại các bạn nên lưu ý điều này, còn lại thì camera vẫn có đúng những tính năng trên vỏ hộp. Nhưng đề nghị tiki và nhà cung cấp hàng chỉnh sửa lại hình ảnh sản phẩm cho đúng là màu xanh lá ko phải là model C3W màu đỏ dễ gây hiểu lầm khi mua hàng.</text:p>
          </table:table-cell>
        </table:table-row>
        <table:table-row table:style-name="ro1">
          <table:table-cell office:value-type="string" calcext:value-type="string">
            <text:p>width: 80%;</text:p>
          </table:table-cell>
          <table:table-cell office:value-type="string" calcext:value-type="string">
            <text:p>Đầu nam châm tốt tuy nhiên sạc pin hơi chậm tạm chấp nhận so với giá</text:p>
          </table:table-cell>
        </table:table-row>
        <table:table-row table:style-name="ro1">
          <table:table-cell office:value-type="string" calcext:value-type="string">
            <text:p>width: 80%;</text:p>
          </table:table-cell>
          <table:table-cell office:value-type="string" calcext:value-type="string">
            <text:p>Đầu kít bộ nhớ được bao nhiêu ngày ổ nhớ bao nhiêu</text:p>
          </table:table-cell>
        </table:table-row>
        <table:table-row table:style-name="ro1">
          <table:table-cell office:value-type="string" calcext:value-type="string">
            <text:p>width: 80%;</text:p>
          </table:table-cell>
          <table:table-cell office:value-type="string" calcext:value-type="string">
            <text:p>Đầu jack mạ màu vàng đều, mịn, chỗ nối đúc nhựa chắc chắn.</text:p>
          </table:table-cell>
        </table:table-row>
        <table:table-row table:style-name="ro1">
          <table:table-cell office:value-type="string" calcext:value-type="string">
            <text:p>width: 80%;</text:p>
          </table:table-cell>
          <table:table-cell office:value-type="string" calcext:value-type="string">
            <text:p>Đầu hơi lỏng, dùng D700 vs sigma là bắt đầu có hiện tượng gật gù rồi.</text:p>
          </table:table-cell>
        </table:table-row>
        <table:table-row table:style-name="ro1">
          <table:table-cell office:value-type="string" calcext:value-type="string">
            <text:p>width: 80%;</text:p>
          </table:table-cell>
          <table:table-cell office:value-type="string" calcext:value-type="string">
            <text:p>Đầu dây bị trầy, cảm giác giống hàng trưng bày bỏ vô hộp đóng gói nên cho 4 sao</text:p>
          </table:table-cell>
        </table:table-row>
        <table:table-row table:style-name="ro2">
          <table:table-cell office:value-type="string" calcext:value-type="string">
            <text:p>width: 80%;</text:p>
          </table:table-cell>
          <table:table-cell office:value-type="string" calcext:value-type="string">
            <text:p>date xa, đóng gói cẩn thận,</text:p>
            <text:p>chưa dùng nên chưa biết có phải hàng chính hãng k nhưng hình thức thì quá ổn</text:p>
          </table:table-cell>
        </table:table-row>
        <table:table-row table:style-name="ro1">
          <table:table-cell office:value-type="string" calcext:value-type="string">
            <text:p>width: 80%;</text:p>
          </table:table-cell>
          <table:table-cell office:value-type="string" calcext:value-type="string">
            <text:p>Đặt màu đen, shop giao màu xám :(</text:p>
          </table:table-cell>
        </table:table-row>
        <table:table-row table:style-name="ro1">
          <table:table-cell office:value-type="string" calcext:value-type="string">
            <text:p>width: 80%;</text:p>
          </table:table-cell>
          <table:table-cell office:value-type="string" calcext:value-type="string">
            <text:p>Đặt hàng nhập khẩu nhận hàng chính hãng, không biết mình có nhầm không :)) ginbal sử dụng được sau khi mở hộp, sẽ đánh giá lại nếu có sự thay đổi.</text:p>
          </table:table-cell>
        </table:table-row>
        <table:table-row table:style-name="ro1">
          <table:table-cell office:value-type="string" calcext:value-type="string">
            <text:p>width: 80%;</text:p>
          </table:table-cell>
          <table:table-cell office:value-type="string" calcext:value-type="string">
            <text:p>Đặt 3 hôm là nhận được hàng, đóng gói hơi không hài lòng khi hàng dễ vỡ nhưng tiki lại k để bất cứ miếng xốp nào đễ chống sốc, chất lượng tốt trong tầm giá</text:p>
          </table:table-cell>
        </table:table-row>
        <table:table-row table:style-name="ro1">
          <table:table-cell office:value-type="string" calcext:value-type="string">
            <text:p>width: 80%;</text:p>
          </table:table-cell>
          <table:table-cell office:value-type="string" calcext:value-type="string">
            <text:p>Đặt 1 sản phẩm, thanh toán xong, nhận được combo này :)))</text:p>
          </table:table-cell>
        </table:table-row>
        <table:table-row table:style-name="ro1">
          <table:table-cell office:value-type="string" calcext:value-type="string">
            <text:p>width: 80%;</text:p>
          </table:table-cell>
          <table:table-cell office:value-type="string" calcext:value-type="string">
            <text:p>Đặt <text:s/>mua hàng thuận tiện, giao hàng nhanh hơn thời gian dự kiến trong đặt hàng (thời gian dự kiến dài quá -5 ngày). CHất lượng hàng hóa và đóng gói đạt yêu cầu, chất lượng sạc cần thời gian sử dụng sẽ đánh giá thêm.</text:p>
          </table:table-cell>
        </table:table-row>
        <table:table-row table:style-name="ro2">
          <table:table-cell office:value-type="string" calcext:value-type="string">
            <text:p>width: 80%;</text:p>
          </table:table-cell>
          <table:table-cell office:value-type="string" calcext:value-type="string">
            <text:p>đáp úng tôt.</text:p>
            <text:p>tôi thich tinh năng auto tracking, tu di chuyen, quay theo đôí tuong khi có giám sat</text:p>
          </table:table-cell>
        </table:table-row>
        <table:table-row table:style-name="ro1">
          <table:table-cell office:value-type="string" calcext:value-type="string">
            <text:p>width: 80%;</text:p>
          </table:table-cell>
          <table:table-cell office:value-type="string" calcext:value-type="string">
            <text:p>Đáp ứng tốt cho những ai chỉ cần Loa để phụ vụ các nhu cầu đơn giản: nghe âm thanh vừa phải, chơi game giải trí, xem phim..</text:p>
          </table:table-cell>
        </table:table-row>
        <table:table-row table:style-name="ro1">
          <table:table-cell office:value-type="string" calcext:value-type="string">
            <text:p>width: 80%;</text:p>
          </table:table-cell>
          <table:table-cell office:value-type="string" calcext:value-type="string">
            <text:p>dao hàng nhanh mỗi tội mích thu âm ko tốt lắm muốn chơi điện thoại phải mua thêm cái giây chia1 ra2 cho mích và tai nghe</text:p>
          </table:table-cell>
        </table:table-row>
        <table:table-row table:style-name="ro1">
          <table:table-cell office:value-type="string" calcext:value-type="string">
            <text:p>width: 80%;</text:p>
          </table:table-cell>
          <table:table-cell office:value-type="string" calcext:value-type="string">
            <text:p>Đang test không biết thế nào</text:p>
          </table:table-cell>
        </table:table-row>
        <table:table-row table:style-name="ro1">
          <table:table-cell office:value-type="string" calcext:value-type="string">
            <text:p>width: 80%;</text:p>
          </table:table-cell>
          <table:table-cell office:value-type="string" calcext:value-type="string">
            <text:p>đang test</text:p>
          </table:table-cell>
        </table:table-row>
        <table:table-row table:style-name="ro1">
          <table:table-cell office:value-type="string" calcext:value-type="string">
            <text:p>width: 80%;</text:p>
          </table:table-cell>
          <table:table-cell office:value-type="string" calcext:value-type="string">
            <text:p>Đang sử dụng, thấy cũng tạm ổn</text:p>
          </table:table-cell>
        </table:table-row>
        <table:table-row table:style-name="ro1">
          <table:table-cell office:value-type="string" calcext:value-type="string">
            <text:p>width: 80%;</text:p>
          </table:table-cell>
          <table:table-cell office:value-type="string" calcext:value-type="string">
            <text:p>Đang sử dụng, chạy bình thường.</text:p>
          </table:table-cell>
        </table:table-row>
        <table:table-row table:style-name="ro1">
          <table:table-cell office:value-type="string" calcext:value-type="string">
            <text:p>width: 80%;</text:p>
          </table:table-cell>
          <table:table-cell office:value-type="string" calcext:value-type="string">
            <text:p>Đang Sài và chưa có lỗi gì</text:p>
          </table:table-cell>
        </table:table-row>
        <table:table-row table:style-name="ro1">
          <table:table-cell office:value-type="string" calcext:value-type="string">
            <text:p>width: 80%;</text:p>
          </table:table-cell>
          <table:table-cell office:value-type="string" calcext:value-type="string">
            <text:p>Đáng lẽ mình phải mua blue switch để cảm nhận ok hơn</text:p>
          </table:table-cell>
        </table:table-row>
        <table:table-row table:style-name="ro1">
          <table:table-cell office:value-type="string" calcext:value-type="string">
            <text:p>width: 80%;</text:p>
          </table:table-cell>
          <table:table-cell office:value-type="string" calcext:value-type="string">
            <text:p>Đang dùng trên máy game Nintendo 3ds xl thấy rất ổn.</text:p>
          </table:table-cell>
        </table:table-row>
        <table:table-row table:style-name="ro1">
          <table:table-cell office:value-type="string" calcext:value-type="string">
            <text:p>width: 80%;</text:p>
          </table:table-cell>
          <table:table-cell office:value-type="string" calcext:value-type="string">
            <text:p>Đang dung cung on đinh! Nhung ve lau dai ko biet dao</text:p>
          </table:table-cell>
        </table:table-row>
        <table:table-row table:style-name="ro1">
          <table:table-cell office:value-type="string" calcext:value-type="string">
            <text:p>width: 80%;</text:p>
          </table:table-cell>
          <table:table-cell office:value-type="string" calcext:value-type="string">
            <text:p>đang định mua thêm mấy cái</text:p>
          </table:table-cell>
        </table:table-row>
        <table:table-row table:style-name="ro1">
          <table:table-cell office:value-type="string" calcext:value-type="string">
            <text:p>width: 80%;</text:p>
          </table:table-cell>
          <table:table-cell office:value-type="string" calcext:value-type="string">
            <text:p>Đang đặt hàng mua con này , mọi người cho hỏi dùng thẻ nhớ hãng nào hợp với con này nhất</text:p>
          </table:table-cell>
        </table:table-row>
        <table:table-row table:style-name="ro1">
          <table:table-cell office:value-type="string" calcext:value-type="string">
            <text:p>width: 80%;</text:p>
          </table:table-cell>
          <table:table-cell office:value-type="string" calcext:value-type="string">
            <text:p>Dag sài..để xem sao...</text:p>
          </table:table-cell>
        </table:table-row>
        <table:table-row table:style-name="ro1">
          <table:table-cell office:value-type="string" calcext:value-type="string">
            <text:p>width: 80%;</text:p>
          </table:table-cell>
          <table:table-cell office:value-type="string" calcext:value-type="string">
            <text:p>Đã xài con chuột thứ 2, hài lòng về sản phẩm. Cầm vừa tay, nhạy, tuy nhiên nút chuột hơi cứng</text:p>
          </table:table-cell>
        </table:table-row>
        <table:table-row table:style-name="ro1">
          <table:table-cell office:value-type="string" calcext:value-type="string">
            <text:p>width: 80%;</text:p>
          </table:table-cell>
          <table:table-cell office:value-type="string" calcext:value-type="string">
            <text:p>Đã trải nghiệm,pin dùng cho máy cạo râu đc khá lâu rồi nhưng chưa phải sạc lại</text:p>
          </table:table-cell>
        </table:table-row>
        <table:table-row table:style-name="ro1">
          <table:table-cell office:value-type="string" calcext:value-type="string">
            <text:p>width: 80%;</text:p>
          </table:table-cell>
          <table:table-cell office:value-type="string" calcext:value-type="string">
            <text:p>Đã test, quay phim ổn, chụp vài ảnh và load sang pc nhanh, có bảo hành 1 năm nên khá yên tâm</text:p>
          </table:table-cell>
        </table:table-row>
        <table:table-row table:style-name="ro1">
          <table:table-cell office:value-type="string" calcext:value-type="string">
            <text:p>width: 80%;</text:p>
          </table:table-cell>
          <table:table-cell office:value-type="string" calcext:value-type="string">
            <text:p>Đã sử dụng sản phẩm được hơn 1tuần. Sản phấm sử dụng khá tốt</text:p>
          </table:table-cell>
        </table:table-row>
        <table:table-row table:style-name="ro4">
          <table:table-cell office:value-type="string" calcext:value-type="string">
            <text:p>width: 80%;</text:p>
          </table:table-cell>
          <table:table-cell office:value-type="string" calcext:value-type="string">
            <text:p>Đã sử dụng máy được 1 thời gian, chụp hình khá ổn.</text:p>
            <text:p>Tuy nhiên nếu chụp vào ban tối thì không được rõ nét lắm.</text:p>
            <text:p>Tiki giao hàng nhanh, đóng gói cẩn thận.</text:p>
            <text:p>Mình đã nhiều lần mua hàng trên tiki, khá hài lòng, sẽ ủng hộ tiki dài dài</text:p>
          </table:table-cell>
        </table:table-row>
        <table:table-row table:style-name="ro1">
          <table:table-cell office:value-type="string" calcext:value-type="string">
            <text:p>width: 80%;</text:p>
          </table:table-cell>
          <table:table-cell office:value-type="string" calcext:value-type="string">
            <text:p>Đã sử dụng được hơn 3 tháng thì mọi thứ đều rất ổn định. Độ ẩm trong tủ được duy trì tốt, không còn phải lo camera vaaf lens bị ẩm mốc nữa</text:p>
          </table:table-cell>
        </table:table-row>
        <table:table-row table:style-name="ro2">
          <table:table-cell office:value-type="string" calcext:value-type="string">
            <text:p>width: 80%;</text:p>
          </table:table-cell>
          <table:table-cell office:value-type="string" calcext:value-type="string">
            <text:p>Dạ shop ơi, hàng em nhận và dùng rất tốt ạ.</text:p>
            <text:p>Cơ mà xài đc 1 tg thì nó bị ntn và kèm theo kêu đăng ký cloudplay :)) thì phải làm như nào ạ?</text:p>
          </table:table-cell>
        </table:table-row>
        <table:table-row table:style-name="ro1">
          <table:table-cell office:value-type="string" calcext:value-type="string">
            <text:p>width: 80%;</text:p>
          </table:table-cell>
          <table:table-cell office:value-type="string" calcext:value-type="string">
            <text:p>Đã sd đc 1 tháng thấy khá ổn!</text:p>
          </table:table-cell>
        </table:table-row>
        <table:table-row table:style-name="ro1">
          <table:table-cell office:value-type="string" calcext:value-type="string">
            <text:p>width: 80%;</text:p>
          </table:table-cell>
          <table:table-cell office:value-type="string" calcext:value-type="string">
            <text:p>đã nhận sp tuy nhiên tai nghe hơi to nghe hơi rè còn mọi thứ đều tốt.</text:p>
          </table:table-cell>
        </table:table-row>
        <table:table-row table:style-name="ro1">
          <table:table-cell office:value-type="string" calcext:value-type="string">
            <text:p>width: 80%;</text:p>
          </table:table-cell>
          <table:table-cell office:value-type="string" calcext:value-type="string">
            <text:p>Đã nhận pin. Pin như hình. Chưa dùng nhưng thấy ngoại hình ok. So với pin chính hãng thì có vẻ èo uột hơn, nhưng làm dự phòng thì cũng ổn.</text:p>
          </table:table-cell>
        </table:table-row>
        <table:table-row table:style-name="ro1">
          <table:table-cell office:value-type="string" calcext:value-type="string">
            <text:p>width: 80%;</text:p>
          </table:table-cell>
          <table:table-cell office:value-type="string" calcext:value-type="string">
            <text:p>Đã nhận hàng. Chất lượng so với mức giá thì chấp nhận đc. Mình là ng khá khó tính. Nên vote 4 sao là hợp lý.</text:p>
          </table:table-cell>
        </table:table-row>
        <table:table-row table:style-name="ro1">
          <table:table-cell office:value-type="string" calcext:value-type="string">
            <text:p>width: 80%;</text:p>
          </table:table-cell>
          <table:table-cell office:value-type="string" calcext:value-type="string">
            <text:p>Đã nhận hàng. Chân khá đẹp. Nói chung hài lòng. Tuy nhiên bộ này không có kẹp điện thoại nhưng Shop không thông báo làm mất công mua về lại mua thêm kẹp tốn 2 lần ship!</text:p>
          </table:table-cell>
        </table:table-row>
        <table:table-row table:style-name="ro1">
          <table:table-cell office:value-type="string" calcext:value-type="string">
            <text:p>width: 80%;</text:p>
          </table:table-cell>
          <table:table-cell office:value-type="string" calcext:value-type="string">
            <text:p>Đã nhận hàng, tikia giao hàng sớm hơn lịch hẹn, bao bì hộp đóng gói cẩn thận. chata lywowngj sạc thì còn phải để dùng thử mới đanha giá được.</text:p>
          </table:table-cell>
        </table:table-row>
        <table:table-row table:style-name="ro2">
          <table:table-cell office:value-type="string" calcext:value-type="string">
            <text:p>width: 80%;</text:p>
          </table:table-cell>
          <table:table-cell office:value-type="string" calcext:value-type="string">
            <text:p>Đã nhận hàng, đây không phải là bản Eneloop nội địa Nhật Bản mà là hàng chính hãng Eneloop sản xuất tại Trung Quốc.</text:p>
            <text:p>Shop nên chỉnh thông tin lại.</text:p>
          </table:table-cell>
        </table:table-row>
        <table:table-row table:style-name="ro1">
          <table:table-cell office:value-type="string" calcext:value-type="string">
            <text:p>width: 80%;</text:p>
          </table:table-cell>
          <table:table-cell office:value-type="string" calcext:value-type="string">
            <text:p>Đã nhận hàng và tự gắn ngay trong đêm, hàng chất lượng tốt so với giá. Tiki giao hàng nhanh, đóng gói cẩn thận. thank</text:p>
          </table:table-cell>
        </table:table-row>
        <table:table-row table:style-name="ro1">
          <table:table-cell office:value-type="string" calcext:value-type="string">
            <text:p>width: 80%;</text:p>
          </table:table-cell>
          <table:table-cell office:value-type="string" calcext:value-type="string">
            <text:p>Đã nhận hàng tháng 6/2019. Sản phẩm tốt, đúng như mô tả.</text:p>
          </table:table-cell>
        </table:table-row>
        <table:table-row table:style-name="ro1">
          <table:table-cell office:value-type="string" calcext:value-type="string">
            <text:p>width: 80%;</text:p>
          </table:table-cell>
          <table:table-cell office:value-type="string" calcext:value-type="string">
            <text:p>ĐÃ NHẬN HÀNG SÁNG NAY RỒI NHE SHOP.. NÓI CHUNG ỔN...</text:p>
          </table:table-cell>
        </table:table-row>
        <table:table-row table:style-name="ro3">
          <table:table-cell office:value-type="string" calcext:value-type="string">
            <text:p>width: 80%;</text:p>
          </table:table-cell>
          <table:table-cell office:value-type="string" calcext:value-type="string">
            <text:p>Đã nhận hàng chiều ngày 15/11 (đặt hàng ngày 13/11/19, số SKU 68888532970350) ; giao hàng nhanh chóng, bao bì tốt gói kín ; sản phẩm xài được, đúng là tiền nào của nấy, tuy vậy âm thanh và đương truyển tốt ;  duy nhất chỉ có sợi dây sạc thấy rất đểu, ngay ngày đầu phải dùng sợi day khác để sạc, sợi dây này dùng cho sạc đt thì thấy chập chờn, đt có hiển thi dòng điện vào nhung hơn 1 giờ  đồng hồ số % dung lượng không tăng lên mà đúng yên.</text:p>
            <text:p>Không lẽ lại đổi sợi dây cáp sạc này !</text:p>
            <text:p>NHưng cũng xin cảm ơn bộ phận bán hàng và giao hàng phục vụ rất tốt</text:p>
          </table:table-cell>
        </table:table-row>
        <table:table-row table:style-name="ro1">
          <table:table-cell office:value-type="string" calcext:value-type="string">
            <text:p>width: 80%;</text:p>
          </table:table-cell>
          <table:table-cell office:value-type="string" calcext:value-type="string">
            <text:p>Đã nhận hàng cập nhật chi tiết sau</text:p>
          </table:table-cell>
        </table:table-row>
        <table:table-row table:style-name="ro1">
          <table:table-cell office:value-type="string" calcext:value-type="string">
            <text:p>width: 80%;</text:p>
          </table:table-cell>
          <table:table-cell office:value-type="string" calcext:value-type="string">
            <text:p>Đã nhận hàng cập nhật chi tiết sau</text:p>
          </table:table-cell>
        </table:table-row>
        <table:table-row table:style-name="ro1">
          <table:table-cell office:value-type="string" calcext:value-type="string">
            <text:p>width: 80%;</text:p>
          </table:table-cell>
          <table:table-cell office:value-type="string" calcext:value-type="string">
            <text:p>đã nhận hàng . nhưng chưa sử dụng. cũng không biết dùng nt luôn. căng</text:p>
          </table:table-cell>
        </table:table-row>
        <table:table-row table:style-name="ro1">
          <table:table-cell office:value-type="string" calcext:value-type="string">
            <text:p>width: 80%;</text:p>
          </table:table-cell>
          <table:table-cell office:value-type="string" calcext:value-type="string">
            <text:p>đã nhận được, chưa mang đi nhìn xa được vì bận, nhưng sản phẩm có vẻ chắc chắn, nhìn gần cũng thấy tạm ổn, nói chung với tầm giá là được.</text:p>
          </table:table-cell>
        </table:table-row>
        <table:table-row table:style-name="ro1">
          <table:table-cell office:value-type="string" calcext:value-type="string">
            <text:p>width: 80%;</text:p>
          </table:table-cell>
          <table:table-cell office:value-type="string" calcext:value-type="string">
            <text:p>Đã nhận được thẻ và rất hài lòng. Dung lượng cao, chất lượng và giá cả phải chăng phù hợp với điều kiện nhiều người. Dung lượng lớn có thể chụp đựoc nhiều bức ảnh mà không lo chuyện hết dung luợng. Chỉ thích hợp cho máy ảnh! <text:s/>Không sử dụng đuợc cho đt nha các bạn!</text:p>
          </table:table-cell>
        </table:table-row>
        <table:table-row table:style-name="ro1">
          <table:table-cell office:value-type="string" calcext:value-type="string">
            <text:p>width: 80%;</text:p>
          </table:table-cell>
          <table:table-cell office:value-type="string" calcext:value-type="string">
            <text:p>Đã nhận được sản phẩm, máy ok lắm. Mà sao mình không thấy tặng khóa học nhiếp ảnh vậy tiki?</text:p>
          </table:table-cell>
        </table:table-row>
        <table:table-row table:style-name="ro1">
          <table:table-cell office:value-type="string" calcext:value-type="string">
            <text:p>width: 80%;</text:p>
          </table:table-cell>
          <table:table-cell office:value-type="string" calcext:value-type="string">
            <text:p>Đã nhận được sách của Tiki, điểm cộng là Tiki giao hàng nhanh, sách được gói gém kĩ càng và cẩn thận. Cảm thấy rất hài lòng. Về sách thì rất hữu ích cho các bạn học ngoại ngữ, còn có CD kèm theo tiện dụng. Tuy nhiên, trang sách có vẻ hơi mỏng. Nhưng bù lại chất lượng thì khá tuyệt vời. Giải thích từ bằng tiếng anh nhưng sử dụng từ ngữ cũng khá dễ hiểu và cũng khá là chi tiết. Là một sự lựa chọn đúng đắn cho những ai đang tìm cho mình một quyển từ điển tốt!</text:p>
          </table:table-cell>
        </table:table-row>
        <table:table-row table:style-name="ro1">
          <table:table-cell office:value-type="string" calcext:value-type="string">
            <text:p>width: 80%;</text:p>
          </table:table-cell>
          <table:table-cell office:value-type="string" calcext:value-type="string">
            <text:p>da nhan duoc may sony cung voi day du qua tang. May duoc giao hang som hon du kien; san pham tot, dap ung duoc mong doi. Cam on tiki</text:p>
          </table:table-cell>
        </table:table-row>
        <table:table-row table:style-name="ro1">
          <table:table-cell office:value-type="string" calcext:value-type="string">
            <text:p>width: 80%;</text:p>
          </table:table-cell>
          <table:table-cell office:value-type="string" calcext:value-type="string">
            <text:p>đã nhận được hàng.hàng đúng như mô tả.ưng ý.</text:p>
          </table:table-cell>
        </table:table-row>
        <table:table-row table:style-name="ro1">
          <table:table-cell office:value-type="string" calcext:value-type="string">
            <text:p>width: 80%;</text:p>
          </table:table-cell>
          <table:table-cell office:value-type="string" calcext:value-type="string">
            <text:p>Đã nhận được hàng. Mẫu mã đẹp, còn chất lượng phải sử dụng lâu mới đánh giá được.</text:p>
          </table:table-cell>
        </table:table-row>
        <table:table-row table:style-name="ro1">
          <table:table-cell office:value-type="string" calcext:value-type="string">
            <text:p>width: 80%;</text:p>
          </table:table-cell>
          <table:table-cell office:value-type="string" calcext:value-type="string">
            <text:p>Đã nhận được hàng. Hàng mới rất ok. Chưa dùng nên chua biet được</text:p>
          </table:table-cell>
        </table:table-row>
        <table:table-row table:style-name="ro3">
          <table:table-cell office:value-type="string" calcext:value-type="string">
            <text:p>width: 80%;</text:p>
          </table:table-cell>
          <table:table-cell office:value-type="string" calcext:value-type="string">
            <text:p>Đã nhận được hàng. </text:p>
            <text:p>Tiki giao nhanh. </text:p>
            <text:p>Vẫn chưa Test máy nên chưa biết chất lượng như thế nào.</text:p>
          </table:table-cell>
        </table:table-row>
        <table:table-row table:style-name="ro1">
          <table:table-cell office:value-type="string" calcext:value-type="string">
            <text:p>width: 80%;</text:p>
          </table:table-cell>
          <table:table-cell office:value-type="string" calcext:value-type="string">
            <text:p>Đã nhân được hàng, tốt. Tuy nhiên đã kích hoạt được hơn 20 ngày. Coi như chỉ còn 11 tháng, 10 ngày</text:p>
          </table:table-cell>
        </table:table-row>
        <table:table-row table:style-name="ro1">
          <table:table-cell office:value-type="string" calcext:value-type="string">
            <text:p>width: 80%;</text:p>
          </table:table-cell>
          <table:table-cell office:value-type="string" calcext:value-type="string">
            <text:p>Đã nhận đựoc hàng sau hơn 1 tuần đợi chờ. Tiki đợt này giao hàng hơi chậm mong lần sau khắc phục, còn đóng gói và thai độ của shipper thì tuyệt vời</text:p>
          </table:table-cell>
        </table:table-row>
        <table:table-row table:style-name="ro2">
          <table:table-cell office:value-type="string" calcext:value-type="string">
            <text:p>width: 80%;</text:p>
          </table:table-cell>
          <table:table-cell office:value-type="string" calcext:value-type="string">
            <text:p>Đã nhận được hàng , thời gian giao hàng nhanh , phím bấm cũng ok </text:p>
            <text:p>nhưng bàn phím của mình hơi bị cập kênh và  không sáng (chẳng lẽ tùy loại laptop :((</text:p>
          </table:table-cell>
        </table:table-row>
        <table:table-row table:style-name="ro1">
          <table:table-cell office:value-type="string" calcext:value-type="string">
            <text:p>width: 80%;</text:p>
          </table:table-cell>
          <table:table-cell office:value-type="string" calcext:value-type="string">
            <text:p>Đã nhận đủ hàng. Chưa dùng nhiều nên chưa thấy vấn đề.</text:p>
          </table:table-cell>
        </table:table-row>
        <table:table-row table:style-name="ro1">
          <table:table-cell office:value-type="string" calcext:value-type="string">
            <text:p>width: 80%;</text:p>
          </table:table-cell>
          <table:table-cell office:value-type="string" calcext:value-type="string">
            <text:p>đã nhận dc hàng. cảm thấy rất ổn giơ để xem thời gian xài thế nào</text:p>
          </table:table-cell>
        </table:table-row>
        <table:table-row table:style-name="ro1">
          <table:table-cell office:value-type="string" calcext:value-type="string">
            <text:p>width: 80%;</text:p>
          </table:table-cell>
          <table:table-cell office:value-type="string" calcext:value-type="string">
            <text:p>Đã nhận dc cap. Nhưng sao ko dc tặng kèm hộp như khách ở trên vậy shop???</text:p>
          </table:table-cell>
        </table:table-row>
        <table:table-row table:style-name="ro1">
          <table:table-cell office:value-type="string" calcext:value-type="string">
            <text:p>width: 80%;</text:p>
          </table:table-cell>
          <table:table-cell office:value-type="string" calcext:value-type="string">
            <text:p>đã nhận đang sử dụng, cảm thấy độ nét không đúng như quảng cáo. <text:s/>cơ bản vẫn ok. giá hợp lý</text:p>
          </table:table-cell>
        </table:table-row>
        <table:table-row table:style-name="ro1">
          <table:table-cell office:value-type="string" calcext:value-type="string">
            <text:p>width: 80%;</text:p>
          </table:table-cell>
          <table:table-cell office:value-type="string" calcext:value-type="string">
            <text:p>đã mua xong, shop cho mình hỏi sao mình k nhận đc hoá đơn vat mua hàng ạ!</text:p>
          </table:table-cell>
        </table:table-row>
        <table:table-row table:style-name="ro1">
          <table:table-cell office:value-type="string" calcext:value-type="string">
            <text:p>width: 80%;</text:p>
          </table:table-cell>
          <table:table-cell office:value-type="string" calcext:value-type="string">
            <text:p>Đã mua và lắp đặt hơn một tháng, chất lượng ổn định</text:p>
          </table:table-cell>
        </table:table-row>
        <table:table-row table:style-name="ro1">
          <table:table-cell office:value-type="string" calcext:value-type="string">
            <text:p>width: 80%;</text:p>
          </table:table-cell>
          <table:table-cell office:value-type="string" calcext:value-type="string">
            <text:p>Đã mua và dùng thử, mẫu mã đẹp nhưng thấy nếu thu trong phòng và khoảng cách khoảng 0.5m thì tiếng khá ok. Nhưng nếu đứng xa tầm 1.5-2m ở trong phòng thôi tiếng cũng nhỏ. Nếu bạn muốn dùng ở ngoài đường thì nên cân nhắc mua loại tốt hơn.</text:p>
          </table:table-cell>
        </table:table-row>
        <table:table-row table:style-name="ro5">
          <table:table-cell office:value-type="string" calcext:value-type="string">
            <text:p>width: 80%;</text:p>
          </table:table-cell>
          <table:table-cell office:value-type="string" calcext:value-type="string">
            <text:p>Đã mua và chụp thử</text:p>
            <text:p>Nhà bán Onebee</text:p>
            <text:p>Shop rút kinh nghiệp dùm: vui lòng có hoá đơn, phiếu bảo hành hoặc ít nhất là tờ giấy hướng dẫn xem bảo hành bao lâu, ở đâu</text:p>
            <text:p>Về phần Tiki: mình mua nhiều trên tiki rồi, tiki lưu ý về thông tin bảo hành phải viết cụ thể lên trang tiki. Bản thân mình tìm hoài khôg có. Riêng sản phẩm này cho tiki 1 sao. Tại sao: thiếu thông tin bảo hành. Mà cái này rất quan trọng cho thẻ nhớ, thường các thẻ nhớ bảo hành đến 5 năm, tiki là trang nhiều người mua nhất tại VN mình phải đặc biệt lưu tâm hơn nữa, dù là shop nào bán đi chăng nữa nhé</text:p>
            <text:p>Về tốc độ ghi, mình chưa test phần mềm chỉ chụp trên con 5dsr thì thấy ổn</text:p>
            <text:p>Tiki nhận góp ý nhé. Shop onebee cũng thế và chúc shop buôn bán đắt</text:p>
            <text:p>Thanks</text:p>
          </table:table-cell>
        </table:table-row>
        <table:table-row table:style-name="ro1">
          <table:table-cell office:value-type="string" calcext:value-type="string">
            <text:p>width: 80%;</text:p>
          </table:table-cell>
          <table:table-cell office:value-type="string" calcext:value-type="string">
            <text:p>Đã mua thiết bị, cài đặt nhanh nhưng vẫn bị chập chờn dùng sóng 2 vạch</text:p>
          </table:table-cell>
        </table:table-row>
        <table:table-row table:style-name="ro1">
          <table:table-cell office:value-type="string" calcext:value-type="string">
            <text:p>width: 80%;</text:p>
          </table:table-cell>
          <table:table-cell office:value-type="string" calcext:value-type="string">
            <text:p>Đã mua sp chưa sd nên chưa biết chất lượng như nào</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sản phẩm và xài hơn 1 năm, Tiki giao hàng nhanh và bọc khá chắc chắn. Máy cầm chắc tay, to bự cho cảm giác giống xài máy ảnh chuyên nghiệp, máy zoom xa, mang vác đi chụp gia đình, bạn bè, phong cảnh rất tiện. Tuy nhiên xài hơi hao pin, nên mua thêm pin dự phòng đi kèm.</text:p>
          </table:table-cell>
        </table:table-row>
        <table:table-row table:style-name="ro1">
          <table:table-cell office:value-type="string" calcext:value-type="string">
            <text:p>width: 80%;</text:p>
          </table:table-cell>
          <table:table-cell office:value-type="string" calcext:value-type="string">
            <text:p>Đã mua nhiều chiếc của ezviz nhưng chiếc C6N này có góc rộng nhỏ và chất lượng hình ảnh kém hơn so với C6C 1080p</text:p>
          </table:table-cell>
        </table:table-row>
        <table:table-row table:style-name="ro3">
          <table:table-cell office:value-type="string" calcext:value-type="string">
            <text:p>width: 80%;</text:p>
          </table:table-cell>
          <table:table-cell office:value-type="string" calcext:value-type="string">
            <text:p>Đã mua lens này và rất hài lòng về chất lượng sản phẩm....ra chất ảnh đẹp lung linh,</text:p>
            <text:p>Phù hợp cho chụp hình chân dung</text:p>
            <text:p>Tiki giao hàng chậm..mình ở sg mà phải hơn 3 ngày sau khi đặt hàng thì mới nhận dc sản phẩm...Nhưng bù lại được cái hàng hóa đóng gói cẩn thận.</text:p>
          </table:table-cell>
        </table:table-row>
        <table:table-row table:style-name="ro1">
          <table:table-cell office:value-type="string" calcext:value-type="string">
            <text:p>width: 80%;</text:p>
          </table:table-cell>
          <table:table-cell office:value-type="string" calcext:value-type="string">
            <text:p>Đã mua hàng, rất ok với giá tiền. Bảo hành chuyên nghiệp</text:p>
          </table:table-cell>
        </table:table-row>
        <table:table-row table:style-name="ro1">
          <table:table-cell office:value-type="string" calcext:value-type="string">
            <text:p>width: 80%;</text:p>
          </table:table-cell>
          <table:table-cell office:value-type="string" calcext:value-type="string">
            <text:p>Đã Mua cùng với Sony <text:s/>A6000. Hàng đóng gói cẩn thận, cho kiểm tra hàng, Lens đa dụng tốt với A6000. Rất hài lòng.</text:p>
          </table:table-cell>
        </table:table-row>
        <table:table-row table:style-name="ro1">
          <table:table-cell office:value-type="string" calcext:value-type="string">
            <text:p>width: 80%;</text:p>
          </table:table-cell>
          <table:table-cell office:value-type="string" calcext:value-type="string">
            <text:p>Đã mua cách đây 3 tháng, giao hàng nhanh, vẫn chưa dùng nhiều nên chưa khai thác được hết tính năng của máy, chụp hình đi chơi với bạn bè và gia đình rất ok. Hình ảnh rõ nét, chất lượng. Zoom xa cũng không bị bể ảnh hay nhòe ảnh.</text:p>
          </table:table-cell>
        </table:table-row>
        <table:table-row table:style-name="ro1">
          <table:table-cell office:value-type="string" calcext:value-type="string">
            <text:p>width: 80%;</text:p>
          </table:table-cell>
          <table:table-cell office:value-type="string" calcext:value-type="string">
            <text:p>Đã mua 1 cái OK, giờ đặt thêm 3 cái. yêu cầu đúng loại như hình.</text:p>
          </table:table-cell>
        </table:table-row>
        <table:table-row table:style-name="ro2">
          <table:table-cell office:value-type="string" calcext:value-type="string">
            <text:p>width: 80%;</text:p>
          </table:table-cell>
          <table:table-cell office:value-type="string" calcext:value-type="string">
            <text:p>Đã kích hoạt hơn 1 tháng ngày 9 tháng 3 năm 2019,</text:p>
            <text:p>Không biết nên vui hay buồn... thôi cho qua trừ 1.5 sao :)</text:p>
          </table:table-cell>
        </table:table-row>
        <table:table-row table:style-name="ro2">
          <table:table-cell office:value-type="string" calcext:value-type="string">
            <text:p>width: 80%;</text:p>
          </table:table-cell>
          <table:table-cell office:value-type="string" calcext:value-type="string">
            <text:p>Đã hơn 1 ngày "dự kiến giao hàng" mà mình vẫn chưa nhận được "loa" .</text:p>
            <text:p>Bộ phận chăm sóc khách hàng cũng không gởi email hoặc gọi điện cho mình để nói v/v chậm trễ này.</text:p>
          </table:table-cell>
        </table:table-row>
        <table:table-row table:style-name="ro1">
          <table:table-cell office:value-type="string" calcext:value-type="string">
            <text:p>width: 80%;</text:p>
          </table:table-cell>
          <table:table-cell office:value-type="string" calcext:value-type="string">
            <text:p>dạ em mới nhận hàng hồi nảy. cho em hỏi là cái cáp này có sạc được không ạ. hay chỉ là cáp chuyển đổi thôi ạ. còn sạc nếu đây ko phải cáp sạc cho loại pin này thì em mua loại sạc nào cho đúng ạ. ad tư vấn giúp em với 😭😭</text:p>
          </table:table-cell>
        </table:table-row>
        <table:table-row table:style-name="ro1">
          <table:table-cell office:value-type="string" calcext:value-type="string">
            <text:p>width: 80%;</text:p>
          </table:table-cell>
          <table:table-cell office:value-type="string" calcext:value-type="string">
            <text:p>Đã dùng sau hơn 1 tháng thấy ổn, chỉ có điều bộ này thiếu cốc sạt, mất công đi mua.</text:p>
          </table:table-cell>
        </table:table-row>
        <table:table-row table:style-name="ro1">
          <table:table-cell office:value-type="string" calcext:value-type="string">
            <text:p>width: 80%;</text:p>
          </table:table-cell>
          <table:table-cell office:value-type="string" calcext:value-type="string">
            <text:p>Đã dùng được một tháng, tốc độ tốt, dễ sử dụng. Tiki đóng gói cẩn thận</text:p>
          </table:table-cell>
        </table:table-row>
        <table:table-row table:style-name="ro1">
          <table:table-cell office:value-type="string" calcext:value-type="string">
            <text:p>width: 80%;</text:p>
          </table:table-cell>
          <table:table-cell office:value-type="string" calcext:value-type="string">
            <text:p>Đã dùng 1 tháng và chưa thấy vấn đề gì. Khá ổn trong tầm giá</text:p>
          </table:table-cell>
        </table:table-row>
        <table:table-row table:style-name="ro6">
          <table:table-cell office:value-type="string" calcext:value-type="string">
            <text:p>width: 80%;</text:p>
          </table:table-cell>
          <table:table-cell office:value-type="string" calcext:value-type="string">
            <text:p>Đã đặt bộ tản nhiệt này từ lâu nhưng vừa mới có dịp để dùng.</text:p>
            <text:p>Trông thiết kế khá đẹp, tuy là chất liệu là nhựa, hơi mỏng manh, dễ vỡ nêu mang đi không cẩn thận nhưng nhìn tổng quan cũng ổn.</text:p>
            <text:p>Bởi cánh quạt to, đặt ở giữa.</text:p>
            <text:p>Có điều là do máy mình 15,6", ô tản nhiệt đặt ở bên cạnh máy nên quạt hơi bé so với máy. Lúc render phim dùng quạt máy cũng mát hơn dù chỉ giảm đc tầm 15 độ.</text:p>
            <text:p>So với tầm giá thì chắc đây là sản phẩm hoàn toàn chấp nhận đc.</text:p>
          </table:table-cell>
        </table:table-row>
        <table:table-row table:style-name="ro1">
          <table:table-cell office:value-type="string" calcext:value-type="string">
            <text:p>width: 80%;</text:p>
          </table:table-cell>
          <table:table-cell office:value-type="string" calcext:value-type="string">
            <text:p>đã đặt 1 chiếc <text:s/>vận chuyển miễn phí mất đến 9 ngày mới tới nơi , quá lâu</text:p>
          </table:table-cell>
        </table:table-row>
        <table:table-row table:style-name="ro1">
          <table:table-cell office:value-type="string" calcext:value-type="string">
            <text:p>width: 80%;</text:p>
          </table:table-cell>
          <table:table-cell office:value-type="string" calcext:value-type="string">
            <text:p>Đã check đúng hàng chính hãng Viễn Sơn phân phối. Thời gian giao hàng nhanh nhưng đóng gói hàng hơi cẩu thả nhất là đối với hàng dễ hư hỏng nhứ ổ cứng.</text:p>
          </table:table-cell>
        </table:table-row>
        <table:table-row table:style-name="ro1">
          <table:table-cell office:value-type="string" calcext:value-type="string">
            <text:p>width: 80%;</text:p>
          </table:table-cell>
          <table:table-cell office:value-type="string" calcext:value-type="string">
            <text:p>Đã bo cho người giao hàng ạ nhưng ko biết hàng Sài bền ko để thời gian trả lời:)</text:p>
          </table:table-cell>
        </table:table-row>
        <table:table-row table:style-name="ro1">
          <table:table-cell office:value-type="string" calcext:value-type="string">
            <text:p>width: 80%;</text:p>
          </table:table-cell>
          <table:table-cell office:value-type="string" calcext:value-type="string">
            <text:p>Đã biết sp này lâu. H mới mua để phục vụ chạy bộ. Quả thật rất tiện lợi ko bị vương víu mà còn sành điệu nữa chứ. 1 chiếc MP3 chât</text:p>
          </table:table-cell>
        </table:table-row>
        <table:table-row table:style-name="ro1">
          <table:table-cell office:value-type="string" calcext:value-type="string">
            <text:p>width: 80%;</text:p>
          </table:table-cell>
          <table:table-cell office:value-type="string" calcext:value-type="string">
            <text:p>Cường lực chắc, viền thì xài vài ngày bị bung nữa viền ngoài</text:p>
          </table:table-cell>
        </table:table-row>
        <table:table-row table:style-name="ro1">
          <table:table-cell office:value-type="string" calcext:value-type="string">
            <text:p>width: 80%;</text:p>
          </table:table-cell>
          <table:table-cell office:value-type="string" calcext:value-type="string">
            <text:p>Cuốn từ điển mình nhận lúc đầu có bị vấn đề về bìa sách, mình đã phản hồi lại cho tiki và đã được đổi trả nhanh chóng. Mình thực sự rất hài lòng về việc chăm sóc khách hàng của Tiki. cuốn từ điển cứng cáp, bìa dày, giấy rất dai. Đây chắc chắn sẽ là một cuốn từ điển hữu ích với mình.</text:p>
          </table:table-cell>
        </table:table-row>
        <table:table-row table:style-name="ro1">
          <table:table-cell office:value-type="string" calcext:value-type="string">
            <text:p>width: 80%;</text:p>
          </table:table-cell>
          <table:table-cell office:value-type="string" calcext:value-type="string">
            <text:p>Cuốn sách chứa đầy đủ nội dung CẦN THIẾT nhất cho các bạn đang có nhu cầu luyện SPEAKING và WRITING, cuốn sách nói rõ cách dùng từ kèm ví dụ, và cho cả những từ đồng nghĩa và trái nghĩa của từ ấy, hay cách dùng từ trong những trường hợp đặc biệt(Khu vực, tình huống). Phía sau cuốn sách có những hình ảnh cho từng chủ đề khác nhau và có từ vựng kèm dưới. Chưa hết, cuốn sách cho biết cả từ đó có phải là formal hay informal nên rất thuận tiện cho việc sữ dụng trong WRITING. Để có thể sữ dụng tốt cuốn sách này, mình nghĩ nên học trước cách phát âm IPA để có thể phát huy hiệu quả nhất mà cuốn sách này mang lại!</text:p>
          </table:table-cell>
        </table:table-row>
        <table:table-row table:style-name="ro1">
          <table:table-cell office:value-type="string" calcext:value-type="string">
            <text:p>width: 80%;</text:p>
          </table:table-cell>
          <table:table-cell office:value-type="string" calcext:value-type="string">
            <text:p>Cuốn này cực đầy đủ thông tin của từ vựng, chữ rõ giấy tốt. Ngoài ra phía sau còn có hình ảnh và các thông tin hướng dẫn khác. Nếu thật sự muốn tiến bộ môn Anh Văn thì hãy tra từ trong cuốn này thay vì lên Google dịch, vì ở đây còn đưa ra ví dụ cho từ ấy và các từ loại đi kèm. Bộ này có đi kèm với CD nên bạn nào có máy tính có thể bật lên và sử dụng. Nhưng hạn chế là bộ này quá lớn và nặng, không tiện cho học sinh đem đi học hằng ngày. Kết luận: rất đáng để mua.</text:p>
          </table:table-cell>
        </table:table-row>
        <table:table-row table:style-name="ro1">
          <table:table-cell office:value-type="string" calcext:value-type="string">
            <text:p>width: 80%;</text:p>
          </table:table-cell>
          <table:table-cell office:value-type="string" calcext:value-type="string">
            <text:p>Cũng tạp ổn lúc dùng thì ok lúc cho nghỉ thì hơi lỏng</text:p>
          </table:table-cell>
        </table:table-row>
        <table:table-row table:style-name="ro1">
          <table:table-cell office:value-type="string" calcext:value-type="string">
            <text:p>width: 80%;</text:p>
          </table:table-cell>
          <table:table-cell office:value-type="string" calcext:value-type="string">
            <text:p>Cũng tạm ổn nhưng mà mau hết pin quá à...............</text:p>
          </table:table-cell>
        </table:table-row>
        <table:table-row table:style-name="ro1">
          <table:table-cell office:value-type="string" calcext:value-type="string">
            <text:p>width: 80%;</text:p>
          </table:table-cell>
          <table:table-cell office:value-type="string" calcext:value-type="string">
            <text:p>Cung tam ổn <text:s/>để xem có Bền không</text:p>
          </table:table-cell>
        </table:table-row>
        <table:table-row table:style-name="ro1">
          <table:table-cell office:value-type="string" calcext:value-type="string">
            <text:p>width: 80%;</text:p>
          </table:table-cell>
          <table:table-cell office:value-type="string" calcext:value-type="string">
            <text:p>cũng tạm được nhưng hơi yếu, tiền nào của nấy</text:p>
          </table:table-cell>
        </table:table-row>
        <table:table-row table:style-name="ro6">
          <table:table-cell office:value-type="string" calcext:value-type="string">
            <text:p>width: 80%;</text:p>
          </table:table-cell>
          <table:table-cell office:value-type="string" calcext:value-type="string">
            <text:p>cũng sài  được,, ,, ..........! ...</text:p>
            <text:p>tốt .. cho. m.n hay chụp ảnh. , </text:p>
            <text:p/>
            <text:p/>
            <text:p>nhỏ gọn mang đi lại dễ dàng</text:p>
          </table:table-cell>
        </table:table-row>
        <table:table-row table:style-name="ro2">
          <table:table-cell office:value-type="string" calcext:value-type="string">
            <text:p>width: 80%;</text:p>
          </table:table-cell>
          <table:table-cell office:value-type="string" calcext:value-type="string">
            <text:p>Cung rat ok </text:p>
            <text:p>...............</text:p>
          </table:table-cell>
        </table:table-row>
        <table:table-row table:style-name="ro3">
          <table:table-cell office:value-type="string" calcext:value-type="string">
            <text:p>width: 80%;</text:p>
          </table:table-cell>
          <table:table-cell office:value-type="string" calcext:value-type="string">
            <text:p>Cưng phết!</text:p>
            <text:p>Pin thấy trâu!</text:p>
            <text:p>Hy dzọng là bền!</text:p>
          </table:table-cell>
        </table:table-row>
        <table:table-row table:style-name="ro1">
          <table:table-cell office:value-type="string" calcext:value-type="string">
            <text:p>width: 80%;</text:p>
          </table:table-cell>
          <table:table-cell office:value-type="string" calcext:value-type="string">
            <text:p>Cũng ổn, cơ mà quảng cáo có thể thay đổi màu sắc thì khong có, chỉ có led bình thường thui</text:p>
          </table:table-cell>
        </table:table-row>
        <table:table-row table:style-name="ro1">
          <table:table-cell office:value-type="string" calcext:value-type="string">
            <text:p>width: 80%;</text:p>
          </table:table-cell>
          <table:table-cell office:value-type="string" calcext:value-type="string">
            <text:p>Cũng ok. Có vài phím gõ cảm giác hơi yếu nên ko dc phê lắm</text:p>
          </table:table-cell>
        </table:table-row>
        <table:table-row table:style-name="ro1">
          <table:table-cell office:value-type="string" calcext:value-type="string">
            <text:p>width: 80%;</text:p>
          </table:table-cell>
          <table:table-cell office:value-type="string" calcext:value-type="string">
            <text:p>Cũng ok. ... <text:s text:c="2"/>..........</text:p>
          </table:table-cell>
        </table:table-row>
        <table:table-row table:style-name="ro1">
          <table:table-cell office:value-type="string" calcext:value-type="string">
            <text:p>width: 80%;</text:p>
          </table:table-cell>
          <table:table-cell office:value-type="string" calcext:value-type="string">
            <text:p>Cũng ok trong tầm giá....</text:p>
          </table:table-cell>
        </table:table-row>
        <table:table-row table:style-name="ro1">
          <table:table-cell office:value-type="string" calcext:value-type="string">
            <text:p>width: 80%;</text:p>
          </table:table-cell>
          <table:table-cell office:value-type="string" calcext:value-type="string">
            <text:p>Cũng ok đó. Không đến nỗi làm mùnh thất vọng</text:p>
          </table:table-cell>
        </table:table-row>
        <table:table-row table:style-name="ro1">
          <table:table-cell office:value-type="string" calcext:value-type="string">
            <text:p>width: 80%;</text:p>
          </table:table-cell>
          <table:table-cell office:value-type="string" calcext:value-type="string">
            <text:p>cũng như các phiên bản trước đó</text:p>
          </table:table-cell>
        </table:table-row>
        <table:table-row table:style-name="ro1">
          <table:table-cell office:value-type="string" calcext:value-type="string">
            <text:p>width: 80%;</text:p>
          </table:table-cell>
          <table:table-cell office:value-type="string" calcext:value-type="string">
            <text:p>Cũng là giao hàng tiêu chuẩn mà cái có phí lại giao nhanh. Thời gian giao hàng quá lâu, lại còn giao trễ hơn dự kiến 3 ngày. Hàng nguyên seal, đóng gói tốt. Đánh giá sơ bộ sản phẩm: nút ộp ẹp, chưa chạy ngon trên android, chế độ lock nếu di chuyển quá độ thì quéo luôn.</text:p>
          </table:table-cell>
        </table:table-row>
        <table:table-row table:style-name="ro1">
          <table:table-cell office:value-type="string" calcext:value-type="string">
            <text:p>width: 80%;</text:p>
          </table:table-cell>
          <table:table-cell office:value-type="string" calcext:value-type="string">
            <text:p>Cũng ko thể nghĩ là với hơn 600k lại có đc những giờ phút thư giãn tại văn phòng thật tuyệt !</text:p>
          </table:table-cell>
        </table:table-row>
        <table:table-row table:style-name="ro1">
          <table:table-cell office:value-type="string" calcext:value-type="string">
            <text:p>width: 80%;</text:p>
          </table:table-cell>
          <table:table-cell office:value-type="string" calcext:value-type="string">
            <text:p>cũng được, mua giá sale quá rẻ, nên hơi yếu</text:p>
          </table:table-cell>
        </table:table-row>
        <table:table-row table:style-name="ro1">
          <table:table-cell office:value-type="string" calcext:value-type="string">
            <text:p>width: 80%;</text:p>
          </table:table-cell>
          <table:table-cell office:value-type="string" calcext:value-type="string">
            <text:p>cũng được nhưng hết hạn lưu hình ảnh ko biết đăng ký mua sao</text:p>
          </table:table-cell>
        </table:table-row>
        <table:table-row table:style-name="ro1">
          <table:table-cell office:value-type="string" calcext:value-type="string">
            <text:p>width: 80%;</text:p>
          </table:table-cell>
          <table:table-cell office:value-type="string" calcext:value-type="string">
            <text:p>Cũng được mức độ hai long</text:p>
          </table:table-cell>
        </table:table-row>
        <table:table-row table:style-name="ro1">
          <table:table-cell office:value-type="string" calcext:value-type="string">
            <text:p>width: 80%;</text:p>
          </table:table-cell>
          <table:table-cell office:value-type="string" calcext:value-type="string">
            <text:p>cũng được không hay cũng không tệ</text:p>
          </table:table-cell>
        </table:table-row>
        <table:table-row table:style-name="ro1">
          <table:table-cell office:value-type="string" calcext:value-type="string">
            <text:p>width: 80%;</text:p>
          </table:table-cell>
          <table:table-cell office:value-type="string" calcext:value-type="string">
            <text:p>Cũng được chưa trải nghiệm được nhiều</text:p>
          </table:table-cell>
        </table:table-row>
        <table:table-row table:style-name="ro1">
          <table:table-cell office:value-type="string" calcext:value-type="string">
            <text:p>width: 80%;</text:p>
          </table:table-cell>
          <table:table-cell office:value-type="string" calcext:value-type="string">
            <text:p>Cung duoc chua thay hu mia 2 cai roi</text:p>
          </table:table-cell>
        </table:table-row>
        <table:table-row table:style-name="ro1">
          <table:table-cell office:value-type="string" calcext:value-type="string">
            <text:p>width: 80%;</text:p>
          </table:table-cell>
          <table:table-cell office:value-type="string" calcext:value-type="string">
            <text:p>Cũng được</text:p>
          </table:table-cell>
        </table:table-row>
        <table:table-row table:style-name="ro1">
          <table:table-cell office:value-type="string" calcext:value-type="string">
            <text:p>width: 80%;</text:p>
          </table:table-cell>
          <table:table-cell office:value-type="string" calcext:value-type="string">
            <text:p>Cũng đc, màn hình hơi nhỏ, hơi khó bấm</text:p>
          </table:table-cell>
        </table:table-row>
        <table:table-row table:style-name="ro1">
          <table:table-cell office:value-type="string" calcext:value-type="string">
            <text:p>width: 80%;</text:p>
          </table:table-cell>
          <table:table-cell office:value-type="string" calcext:value-type="string">
            <text:p>Cứng cáp, chắc chắn như mong muốn. Có điều cái remote nó cứ tự disconnect sau 1p hơi khó chịu</text:p>
          </table:table-cell>
        </table:table-row>
        <table:table-row table:style-name="ro1">
          <table:table-cell office:value-type="string" calcext:value-type="string">
            <text:p>width: 80%;</text:p>
          </table:table-cell>
          <table:table-cell office:value-type="string" calcext:value-type="string">
            <text:p>Cứng cáp nhưng phần kẹp điện thoại bị cứng khó để dt vào</text:p>
          </table:table-cell>
        </table:table-row>
        <table:table-row table:style-name="ro1">
          <table:table-cell office:value-type="string" calcext:value-type="string">
            <text:p>width: 80%;</text:p>
          </table:table-cell>
          <table:table-cell office:value-type="string" calcext:value-type="string">
            <text:p>Cứ tưởng là có tặng kèm thẻ nhớ.</text:p>
          </table:table-cell>
        </table:table-row>
        <table:table-row table:style-name="ro1">
          <table:table-cell office:value-type="string" calcext:value-type="string">
            <text:p>width: 80%;</text:p>
          </table:table-cell>
          <table:table-cell office:value-type="string" calcext:value-type="string">
            <text:p>Croll cuộn hơi cứng không biết có phải do mới sử dụng hay không. Lần này tiki đóng gói hàng hoá rất ẩu, lỏng lẻo, hộp đựng chuột không còn nguyên vẹn, đã bị mở ra. Chuột M171 của Logitech thiết kế khá đẹp, nhạy mỗi tội cuộn cứng và không thoải mái. Chuột khi bấm kêu khá to</text:p>
          </table:table-cell>
        </table:table-row>
        <table:table-row table:style-name="ro1">
          <table:table-cell office:value-type="string" calcext:value-type="string">
            <text:p>width: 80%;</text:p>
          </table:table-cell>
          <table:table-cell office:value-type="string" calcext:value-type="string">
            <text:p>Công Suất Thực 450W - 80 Plus White ( PSU Corsair Builder Series VS450 ) - HÀNG FPT PHÂN PHỐI.da nhan day du nguon.giao hang nhanh nhen.mong tiki cu tiep tuc phat trien tot.</text:p>
          </table:table-cell>
        </table:table-row>
        <table:table-row table:style-name="ro1">
          <table:table-cell office:value-type="string" calcext:value-type="string">
            <text:p>width: 80%;</text:p>
          </table:table-cell>
          <table:table-cell office:value-type="string" calcext:value-type="string">
            <text:p>Công nhận khá chất, có nhiều nút phục vụ ngay trên tay cầm không cần chạm điện thoại, tuy nhiên app không ngon lắm với android, chc hãng cần phải cập nhật thêm phần mềm và firmware hêm cho máy. Hơi mõi nếu cầm lâu, nhưng với giá này mua tại TIKI thì sử dụng là đáp ứng cho anh em mới làm quen gymban</text:p>
          </table:table-cell>
        </table:table-row>
        <table:table-row table:style-name="ro1">
          <table:table-cell office:value-type="string" calcext:value-type="string">
            <text:p>width: 80%;</text:p>
          </table:table-cell>
          <table:table-cell office:value-type="string" calcext:value-type="string">
            <text:p>Cổng cắm tiện lợi, truyền dữ liệu tốt.mình order màu trắng nhưng lại gửi màu đen</text:p>
          </table:table-cell>
        </table:table-row>
        <table:table-row table:style-name="ro3">
          <table:table-cell office:value-type="string" calcext:value-type="string">
            <text:p>width: 80%;</text:p>
          </table:table-cell>
          <table:table-cell office:value-type="string" calcext:value-type="string">
            <text:p>Combo của mình đang đựng trong hộp này gồm sony nex6, lens CZ 24mm, lens Sony 16-55mm là vừa luôn. Thích hợp dùng cho các đời mirrorless cùng các lens cơ bản. </text:p>
            <text:p/>
            <text:p>Ẩm kế tương đối chính xác. Đậy nắp hộp kín luôn thì độ ẩm và nhiệt độ khá thấp nên giờ mình chỉ đậy lại chứ không gài thì thông số cân bằng</text:p>
          </table:table-cell>
        </table:table-row>
        <table:table-row table:style-name="ro1">
          <table:table-cell office:value-type="string" calcext:value-type="string">
            <text:p>width: 80%;</text:p>
          </table:table-cell>
          <table:table-cell office:value-type="string" calcext:value-type="string">
            <text:p>Co ve nhu la hang de trong kho lau roi moi lay ra, thay dan tem tu thang 11 tuy nhien san pham do va bi bui rat nhieu</text:p>
          </table:table-cell>
        </table:table-row>
        <table:table-row table:style-name="ro1">
          <table:table-cell office:value-type="string" calcext:value-type="string">
            <text:p>width: 80%;</text:p>
          </table:table-cell>
          <table:table-cell office:value-type="string" calcext:value-type="string">
            <text:p>Có vẻ là nó ko có giống như trong hình .Mà nó ko có wifi như tôi mong đợi .</text:p>
          </table:table-cell>
        </table:table-row>
        <table:table-row table:style-name="ro1">
          <table:table-cell office:value-type="string" calcext:value-type="string">
            <text:p>width: 80%;</text:p>
          </table:table-cell>
          <table:table-cell office:value-type="string" calcext:value-type="string">
            <text:p>Có thể nói xài rât ô kê, đễ cài đặt. Độ bền còn phải xài mới biết</text:p>
          </table:table-cell>
        </table:table-row>
        <table:table-row table:style-name="ro3">
          <table:table-cell office:value-type="string" calcext:value-type="string">
            <text:p>width: 80%;</text:p>
          </table:table-cell>
          <table:table-cell office:value-type="string" calcext:value-type="string">
            <text:p>Có tặng kèm cáp sạc 0.5m của Anker.</text:p>
            <text:p>Tuy nhiên cổng vào nằm quá gần cổng ra, gây khó khăn khi cắm cáp vào nếu vẫn đang để cáp ra.</text:p>
            <text:p>Phần nhựa ở đáy rất dễ trầy nếu cắm cáp không cẩn thận.</text:p>
          </table:table-cell>
        </table:table-row>
        <table:table-row table:style-name="ro1">
          <table:table-cell office:value-type="string" calcext:value-type="string">
            <text:p>width: 80%;</text:p>
          </table:table-cell>
          <table:table-cell office:value-type="string" calcext:value-type="string">
            <text:p>Có phát hiện chuyển động, hồng ngoại, hình thức đẹp, dễ lắp đặt sử dụng.</text:p>
          </table:table-cell>
        </table:table-row>
        <table:table-row table:style-name="ro1">
          <table:table-cell office:value-type="string" calcext:value-type="string">
            <text:p>width: 80%;</text:p>
          </table:table-cell>
          <table:table-cell office:value-type="string" calcext:value-type="string">
            <text:p>có nhiều loại tua vít nhưng lúc lắp vào hơi khó khăn</text:p>
          </table:table-cell>
        </table:table-row>
        <table:table-row table:style-name="ro1">
          <table:table-cell office:value-type="string" calcext:value-type="string">
            <text:p>width: 80%;</text:p>
          </table:table-cell>
          <table:table-cell office:value-type="string" calcext:value-type="string">
            <text:p>Có kèm kẹp đt ko shop Có kèm kẹp đt ko shop Có kèm kẹp đt ko shop</text:p>
          </table:table-cell>
        </table:table-row>
        <table:table-row table:style-name="ro1">
          <table:table-cell office:value-type="string" calcext:value-type="string">
            <text:p>width: 80%;</text:p>
          </table:table-cell>
          <table:table-cell office:value-type="string" calcext:value-type="string">
            <text:p>có hộp nhựa bảo quản cẩn thận, cạnh màn hình bo tròn đẹp, có giấy ướt đi kèm để lau màn hình</text:p>
          </table:table-cell>
        </table:table-row>
        <table:table-row table:style-name="ro1">
          <table:table-cell office:value-type="string" calcext:value-type="string">
            <text:p>width: 80%;</text:p>
          </table:table-cell>
          <table:table-cell office:value-type="string" calcext:value-type="string">
            <text:p>Có giao nhanh 2h-3h. Chất lượng hiển thị HD phù hợp trong tầm giá</text:p>
          </table:table-cell>
        </table:table-row>
        <table:table-row table:style-name="ro1">
          <table:table-cell office:value-type="string" calcext:value-type="string">
            <text:p>width: 80%;</text:p>
          </table:table-cell>
          <table:table-cell office:value-type="string" calcext:value-type="string">
            <text:p>Có gì đó sai sai: ip truy cập hướng dẫn là 192.168.01. Nhưng thực tế lại là 192.168.1.1</text:p>
          </table:table-cell>
        </table:table-row>
        <table:table-row table:style-name="ro7">
          <table:table-cell office:value-type="string" calcext:value-type="string">
            <text:p>width: 80%;</text:p>
          </table:table-cell>
          <table:table-cell office:value-type="string" calcext:value-type="string">
            <text:p>Có đôi chút nhận xét về giao dịch của tiki:</text:p>
            <text:p>- Về giá, rẻ hơn so với giá bán chính thức của trang chính hàng Sony,( Sony bên trang chính hãng là 15.990.000), tiki giảm chỉ còn 13.390.000. Tiếc là ko mua lúc tiki giảm còn 11t hơn so với lúc trước. Và thuận lợi hơn là tiki cho trả góp lãi suất 0%,1 ưu thế của tiki cho khách lựa chọn thanh toán và có thêm khách hàng từ mọi hình thức.</text:p>
            <text:p>- về xử lý giao dịch, tiki hoàn tất việc đặt hàng và xử lý đơn hàng rất nhanh chóng, suất sắc. Giao hàng cũng cực nhanh chóng,tôi hoàn tất việc đặt hàng hôm 22/9 thì qua hôm sau đã có người giao hàng, (mặc dù tiki có hẹn lịch giao dự kiến là 26-28/9) có điều 1 sự việc xảy ra tôi cho là Tiki nên cải thiện hơn. Đó là địa chỉ giao hàng tôi cung cấp có nhiều người cũng hay giao dịch tại đó, hôm đó người ta giao máy cho một người khác chứ ko phải tôi, anh giao hàng cũng ko kêu kí xác nhận hàng và cũng ko biết người đó là ai, giả sử nếu có người tham hay ko biết tôi thì có lẽ đơn hàng đã ko đến đc tay tôi và tôi cũng hoàn toàn ko chịu trách nhiệm về chiếc máy ảnh đó. </text:p>
            <text:p/>
            <text:p>- Về quà tặng kèm, thẻ nhớ 16gb an toàn trong miếng bảo vệ cẩn thận, chiếc túi nhỏ xinh vừa vặn với máy ảnh nhưng chất lượng ko được như mong muốn, chưa xài được 1 ngày đã rách mất thẩm mỹ. </text:p>
            <text:p/>
            <text:p>- Về chất lượng máy ảnh ko có gì đáng chê trách.</text:p>
            <text:p/>
            <text:p>Tôi đánh giá 4 sao vì 1 điểm trừ việc giao hàng và chiếc túi tặng kèm.</text:p>
            <text:p/>
            <text:p>Cảm ơn.</text:p>
          </table:table-cell>
        </table:table-row>
        <table:table-row table:style-name="ro1">
          <table:table-cell office:value-type="string" calcext:value-type="string">
            <text:p>width: 80%;</text:p>
          </table:table-cell>
          <table:table-cell office:value-type="string" calcext:value-type="string">
            <text:p>Có điều đèn ở đuôi sạc hơi sáng, tối hơi khó ngủ😅</text:p>
          </table:table-cell>
        </table:table-row>
        <table:table-row table:style-name="ro1">
          <table:table-cell office:value-type="string" calcext:value-type="string">
            <text:p>width: 80%;</text:p>
          </table:table-cell>
          <table:table-cell office:value-type="string" calcext:value-type="string">
            <text:p>Có đĩa kèm theo nhưng không đúng drivers, phải tải trên trang chủ, sóng khỏe, thi thoảng ping cao. Nhỏ gọn.</text:p>
          </table:table-cell>
        </table:table-row>
        <table:table-row table:style-name="ro2">
          <table:table-cell office:value-type="string" calcext:value-type="string">
            <text:p>width: 80%;</text:p>
          </table:table-cell>
          <table:table-cell office:value-type="string" calcext:value-type="string">
            <text:p>Có đầy đủ phụ kiện kèm theo để tự dán màn hình điện thoại.</text:p>
            <text:p>Có điều lớp kính cường lức này hơi dày nên ấn nút home hơi khó.</text:p>
          </table:table-cell>
        </table:table-row>
        <table:table-row table:style-name="ro4">
          <table:table-cell office:value-type="string" calcext:value-type="string">
            <text:p>width: 80%;</text:p>
          </table:table-cell>
          <table:table-cell office:value-type="string" calcext:value-type="string">
            <text:p>có dây cáp nối nhưng không có cục để cắm điện.</text:p>
            <text:p/>
            <text:p>còn lại thì chap nhận được. nếu 5 sao thì không được, 4 sao cũng hơi khắt khe.</text:p>
            <text:p>4,5 sao là chuẩn</text:p>
          </table:table-cell>
        </table:table-row>
        <table:table-row table:style-name="ro1">
          <table:table-cell office:value-type="string" calcext:value-type="string">
            <text:p>width: 80%;</text:p>
          </table:table-cell>
          <table:table-cell office:value-type="string" calcext:value-type="string">
            <text:p>Có cắm vào wifi ko day đc ko con gia nao re hon ko</text:p>
          </table:table-cell>
        </table:table-row>
        <table:table-row table:style-name="ro1">
          <table:table-cell office:value-type="string" calcext:value-type="string">
            <text:p>width: 80%;</text:p>
          </table:table-cell>
          <table:table-cell office:value-type="string" calcext:value-type="string">
            <text:p>có bao 2 ngăn 5 in ko shop</text:p>
          </table:table-cell>
        </table:table-row>
        <table:table-row table:style-name="ro2">
          <table:table-cell office:value-type="string" calcext:value-type="string">
            <text:p>width: 80%;</text:p>
          </table:table-cell>
          <table:table-cell office:value-type="string" calcext:value-type="string">
            <text:p>Cơ bản thì dùng khá ổn, kéo 3 nấc kèm theo kéo cổ nữa cũng đủ dài.</text:p>
            <text:p>Tuy nhiên khi kéo 3 nâng thì có vẻ hơi rộng chân và hơi yếu</text:p>
          </table:table-cell>
        </table:table-row>
        <table:table-row table:style-name="ro1">
          <table:table-cell office:value-type="string" calcext:value-type="string">
            <text:p>width: 80%;</text:p>
          </table:table-cell>
          <table:table-cell office:value-type="string" calcext:value-type="string">
            <text:p>có bán một bên k tơ hỏng bên trái rồi còn mỗi bên phải 😙</text:p>
          </table:table-cell>
        </table:table-row>
        <table:table-row table:style-name="ro1">
          <table:table-cell office:value-type="string" calcext:value-type="string">
            <text:p>width: 80%;</text:p>
          </table:table-cell>
          <table:table-cell office:value-type="string" calcext:value-type="string">
            <text:p>Cơ bản là tiki và đối tác làm ổn giao hàng đóng gói nhanh. Nhưng mình không ưng ý 1 cái là ko có thẻ nhớ mà ko có thẻ nhớ lại không dùng được vì nó yêu cầu đòi thẻ nhớ và thẻ nhớ phải trên 8G ,mà mình lại không có sắn :(</text:p>
          </table:table-cell>
        </table:table-row>
        <table:table-row table:style-name="ro1">
          <table:table-cell office:value-type="string" calcext:value-type="string">
            <text:p>width: 80%;</text:p>
          </table:table-cell>
          <table:table-cell office:value-type="string" calcext:value-type="string">
            <text:p>Cơ bản bước đầu hài lòng với chất lượng. Cần thêm thời gian để trải nghiệm sản phẩm.</text:p>
          </table:table-cell>
        </table:table-row>
        <table:table-row table:style-name="ro2">
          <table:table-cell office:value-type="string" calcext:value-type="string">
            <text:p>width: 80%;</text:p>
          </table:table-cell>
          <table:table-cell office:value-type="string" calcext:value-type="string">
            <text:p>có 2 chấm rất nhỏ trên cảm biến nói chung là ko ảnh hưởng đến chất lượng ảnh </text:p>
            <text:p>Giá vẫn rất tốt so với giá trên thị trường</text:p>
          </table:table-cell>
        </table:table-row>
        <table:table-row table:style-name="ro1">
          <table:table-cell office:value-type="string" calcext:value-type="string">
            <text:p>width: 80%;</text:p>
          </table:table-cell>
          <table:table-cell office:value-type="string" calcext:value-type="string">
            <text:p>Có 10 led không phải 11, chất lượng HD chứ không phải full HD như miêu tả. Dùng thỉnh thoảng hay bị lác! Chấp nhận được trong tầm giá!</text:p>
          </table:table-cell>
        </table:table-row>
        <table:table-row table:style-name="ro1">
          <table:table-cell office:value-type="string" calcext:value-type="string">
            <text:p>width: 80%;</text:p>
          </table:table-cell>
          <table:table-cell office:value-type="string" calcext:value-type="string">
            <text:p>Có 1 tai nó mún tốc ra nhưg ko sao. Vẫn chắc chắn hàng khá ổn định. Tai nghe rất to ổn còn gọi điện thì chưa piết. <text:s/>Còn pin thì mới sài nên chưa piết ngon hay ko. Nhưg hàng rất là oke</text:p>
          </table:table-cell>
        </table:table-row>
        <table:table-row table:style-name="ro1">
          <table:table-cell office:value-type="string" calcext:value-type="string">
            <text:p>width: 80%;</text:p>
          </table:table-cell>
          <table:table-cell office:value-type="string" calcext:value-type="string">
            <text:p>có 1 chốt ở chổ xoay trụ bị trờn ốc không dùng được,lắp vào là bị rơi ra ngay,để máy ngang thì được,chứ đứng thì nó bị vẹo , âyza nếu làm bằng chất liệu khác hoăc làm chắc chắn thì ok hơn đấy.Nhưng mà đúng mô tả ai mua thì đọc kĩ nha</text:p>
          </table:table-cell>
        </table:table-row>
        <table:table-row table:style-name="ro1">
          <table:table-cell office:value-type="string" calcext:value-type="string">
            <text:p>width: 80%;</text:p>
          </table:table-cell>
          <table:table-cell office:value-type="string" calcext:value-type="string">
            <text:p>Có</text:p>
          </table:table-cell>
        </table:table-row>
        <table:table-row table:style-name="ro1">
          <table:table-cell office:value-type="string" calcext:value-type="string">
            <text:p>width: 80%;</text:p>
          </table:table-cell>
          <table:table-cell office:value-type="string" calcext:value-type="string">
            <text:p>Chụp tối hơi tệ</text:p>
          </table:table-cell>
        </table:table-row>
        <table:table-row table:style-name="ro2">
          <table:table-cell office:value-type="string" calcext:value-type="string">
            <text:p>width: 80%;</text:p>
          </table:table-cell>
          <table:table-cell office:value-type="string" calcext:value-type="string">
            <text:p>Chụp thử rất nhanh, chưa thấy có lỗi gì</text:p>
            <text:p>Giao hàng hơi chậm</text:p>
          </table:table-cell>
        </table:table-row>
        <table:table-row table:style-name="ro1">
          <table:table-cell office:value-type="string" calcext:value-type="string">
            <text:p>width: 80%;</text:p>
          </table:table-cell>
          <table:table-cell office:value-type="string" calcext:value-type="string">
            <text:p>Chụp rất ưng ý về nước ảnh và màu da, mà đợt này giao hàng cho mình hơi chậm</text:p>
          </table:table-cell>
        </table:table-row>
        <table:table-row table:style-name="ro1">
          <table:table-cell office:value-type="string" calcext:value-type="string">
            <text:p>width: 80%;</text:p>
          </table:table-cell>
          <table:table-cell office:value-type="string" calcext:value-type="string">
            <text:p>chụp ok. tốt trong tầm giá. nhưng moto lấy nét kêu to quá và phải lấy nét 2-3 lần mới chuẩn ( chắc do hàng lỗi, lúc trước xài thử con này rồi. lấy nét nhanh và êm. k biết lần này có vẻ chậm và ồn).</text:p>
          </table:table-cell>
        </table:table-row>
        <table:table-row table:style-name="ro1">
          <table:table-cell office:value-type="string" calcext:value-type="string">
            <text:p>width: 80%;</text:p>
          </table:table-cell>
          <table:table-cell office:value-type="string" calcext:value-type="string">
            <text:p>Chụp hinh đẹp. Đã nhận được hàng, bị lỗi ở bao túi đựng máy chụp hình, nhưng tiki đổi hàng rất nhanh, thanks tiki.</text:p>
          </table:table-cell>
        </table:table-row>
        <table:table-row table:style-name="ro1">
          <table:table-cell office:value-type="string" calcext:value-type="string">
            <text:p>width: 80%;</text:p>
          </table:table-cell>
          <table:table-cell office:value-type="string" calcext:value-type="string">
            <text:p>Chụp hình đẹp, nhiều tính năng đủ để đi phượt chụp choẹt các kiểu. Nhưng mua màu Dark Silver không được tặng thêm thẻ nhớ và túi xách. Sao không áp dụng khuyến mãi đồng thời cho 4 màu?</text:p>
          </table:table-cell>
        </table:table-row>
        <table:table-row table:style-name="ro1">
          <table:table-cell office:value-type="string" calcext:value-type="string">
            <text:p>width: 80%;</text:p>
          </table:table-cell>
          <table:table-cell office:value-type="string" calcext:value-type="string">
            <text:p>Chụp gia đình ok , vậy là lễ này đi vi vu chụp rồi.thanks tiki</text:p>
          </table:table-cell>
        </table:table-row>
        <table:table-row table:style-name="ro1">
          <table:table-cell office:value-type="string" calcext:value-type="string">
            <text:p>width: 80%;</text:p>
          </table:table-cell>
          <table:table-cell office:value-type="string" calcext:value-type="string">
            <text:p>chụp chân dung rất tốt, giá cả lại hợp lý. Mình hài lòng với sản phẩm này</text:p>
          </table:table-cell>
        </table:table-row>
        <table:table-row table:style-name="ro1">
          <table:table-cell office:value-type="string" calcext:value-type="string">
            <text:p>width: 80%;</text:p>
          </table:table-cell>
          <table:table-cell office:value-type="string" calcext:value-type="string">
            <text:p>Chụp chân dung đúng đẹp nhé, nếu lấy 35mm thì ko đẹp bằng đâu :))</text:p>
          </table:table-cell>
        </table:table-row>
        <table:table-row table:style-name="ro1">
          <table:table-cell office:value-type="string" calcext:value-type="string">
            <text:p>width: 80%;</text:p>
          </table:table-cell>
          <table:table-cell office:value-type="string" calcext:value-type="string">
            <text:p>Chụp ảnh tốt. Mix ghi âm hơi kém và quay video không tốt lắm</text:p>
          </table:table-cell>
        </table:table-row>
        <table:table-row table:style-name="ro1">
          <table:table-cell office:value-type="string" calcext:value-type="string">
            <text:p>width: 80%;</text:p>
          </table:table-cell>
          <table:table-cell office:value-type="string" calcext:value-type="string">
            <text:p>Chụp ánh sáng bình thường ok, nhưng máy chụp tối không ổn lắm, bị ám vàng, nhưng với mức giá như thế Sony H300 đủ làm hài lòng nhiều khách hàng.</text:p>
          </table:table-cell>
        </table:table-row>
        <table:table-row table:style-name="ro1">
          <table:table-cell office:value-type="string" calcext:value-type="string">
            <text:p>width: 80%;</text:p>
          </table:table-cell>
          <table:table-cell office:value-type="string" calcext:value-type="string">
            <text:p>chuột nhỏ gọn, màu đỏ tươi hơn so với hình, chất lượng hoàn thiệt tốt, tiếng bấm thì kêu lách cách như nhiều chuột khác chứ không phải loại bấm êm. không có đèn quang nên chắc sẽ tiết kiệm pin hơn.</text:p>
          </table:table-cell>
        </table:table-row>
        <table:table-row table:style-name="ro1">
          <table:table-cell office:value-type="string" calcext:value-type="string">
            <text:p>width: 80%;</text:p>
          </table:table-cell>
          <table:table-cell office:value-type="string" calcext:value-type="string">
            <text:p>chuột hơi nhỏ. còn lại thì đều ok. giao hàng nhanh nhiệt tình.</text:p>
          </table:table-cell>
        </table:table-row>
        <table:table-row table:style-name="ro1">
          <table:table-cell office:value-type="string" calcext:value-type="string">
            <text:p>width: 80%;</text:p>
          </table:table-cell>
          <table:table-cell office:value-type="string" calcext:value-type="string">
            <text:p>Chuột dùng ok, rất thích, xài bền và lâu hết pin, kiểu dáng vừa tay.</text:p>
          </table:table-cell>
        </table:table-row>
        <table:table-row table:style-name="ro2">
          <table:table-cell office:value-type="string" calcext:value-type="string">
            <text:p>width: 80%;</text:p>
          </table:table-cell>
          <table:table-cell office:value-type="string" calcext:value-type="string">
            <text:p>Chuột dùng làm văn phòng tốt.</text:p>
            <text:p>Không bị mỏi tay trong thời gian dài.</text:p>
          </table:table-cell>
        </table:table-row>
        <table:table-row table:style-name="ro1">
          <table:table-cell office:value-type="string" calcext:value-type="string">
            <text:p>width: 80%;</text:p>
          </table:table-cell>
          <table:table-cell office:value-type="string" calcext:value-type="string">
            <text:p>Chuột cũng ok lắm, mà giao hàng 2 lần, tốn tiền 2 lần.</text:p>
          </table:table-cell>
        </table:table-row>
        <table:table-row table:style-name="ro1">
          <table:table-cell office:value-type="string" calcext:value-type="string">
            <text:p>width: 80%;</text:p>
          </table:table-cell>
          <table:table-cell office:value-type="string" calcext:value-type="string">
            <text:p>chuột có RGB led đúng không shop ? mình thấy bạn mình có sài nên tính mua</text:p>
          </table:table-cell>
        </table:table-row>
        <table:table-row table:style-name="ro1">
          <table:table-cell office:value-type="string" calcext:value-type="string">
            <text:p>width: 80%;</text:p>
          </table:table-cell>
          <table:table-cell office:value-type="string" calcext:value-type="string">
            <text:p>Chương trìh trả góp của bên mình bao gồm những giấy tờ j ạ</text:p>
          </table:table-cell>
        </table:table-row>
        <table:table-row table:style-name="ro1">
          <table:table-cell office:value-type="string" calcext:value-type="string">
            <text:p>width: 80%;</text:p>
          </table:table-cell>
          <table:table-cell office:value-type="string" calcext:value-type="string">
            <text:p>Chúng tôi hài lòng về sản phẩm cũng như chất lượng dịch vụ. Cảm ơn Tiki</text:p>
          </table:table-cell>
        </table:table-row>
        <table:table-row table:style-name="ro1">
          <table:table-cell office:value-type="string" calcext:value-type="string">
            <text:p>width: 80%;</text:p>
          </table:table-cell>
          <table:table-cell office:value-type="string" calcext:value-type="string">
            <text:p>chức năng zoom không được mượt, nó cứ vọt nhanh vào dù mình zoom từ từ từ. Kết nối với app thì không đủ chức năng lắm, hình như bị giới hạn, pin hình như hết nhanh. Nói chung với giá vậy là chấp nhận được</text:p>
          </table:table-cell>
        </table:table-row>
        <table:table-row table:style-name="ro1">
          <table:table-cell office:value-type="string" calcext:value-type="string">
            <text:p>width: 80%;</text:p>
          </table:table-cell>
          <table:table-cell office:value-type="string" calcext:value-type="string">
            <text:p>Chúc nàng tốt để lập rap <text:s/>thu hình tốt cả ngày lẫn dem</text:p>
          </table:table-cell>
        </table:table-row>
        <table:table-row table:style-name="ro1">
          <table:table-cell office:value-type="string" calcext:value-type="string">
            <text:p>width: 80%;</text:p>
          </table:table-cell>
          <table:table-cell office:value-type="string" calcext:value-type="string">
            <text:p>chuẩn bị sử dụng cho 4*</text:p>
          </table:table-cell>
        </table:table-row>
        <table:table-row table:style-name="ro1">
          <table:table-cell office:value-type="string" calcext:value-type="string">
            <text:p>width: 80%;</text:p>
          </table:table-cell>
          <table:table-cell office:value-type="string" calcext:value-type="string">
            <text:p>Chưa xài nhiều nhưng thấy sản phẩm rất ok, chắc chắn, vững vàng, khi xếp lại thì gọn nhẹ và có đầy đủ những chức năng cần thiết cho dân nghiệp dư. Nói chung với mức giá này thì sản phẩm đáp ứng tốt nhu cầu của mình.</text:p>
          </table:table-cell>
        </table:table-row>
        <table:table-row table:style-name="ro1">
          <table:table-cell office:value-type="string" calcext:value-type="string">
            <text:p>width: 80%;</text:p>
          </table:table-cell>
          <table:table-cell office:value-type="string" calcext:value-type="string">
            <text:p>Chưa xài không dây bao giờ. Nghe cũng tạm được so với có dây.</text:p>
          </table:table-cell>
        </table:table-row>
        <table:table-row table:style-name="ro1">
          <table:table-cell office:value-type="string" calcext:value-type="string">
            <text:p>width: 80%;</text:p>
          </table:table-cell>
          <table:table-cell office:value-type="string" calcext:value-type="string">
            <text:p>Chưa thử sản phẩm, nhưng điền thông tin để xuất hoá đơn mà nhận hàng ko có hoá đơn</text:p>
          </table:table-cell>
        </table:table-row>
        <table:table-row table:style-name="ro1">
          <table:table-cell office:value-type="string" calcext:value-type="string">
            <text:p>width: 80%;</text:p>
          </table:table-cell>
          <table:table-cell office:value-type="string" calcext:value-type="string">
            <text:p>Chưa thử bay nhưng nhìn chung là ok, chỉ phải mua thêm điện thoại hỗ trợ sóng 5G</text:p>
          </table:table-cell>
        </table:table-row>
        <table:table-row table:style-name="ro1">
          <table:table-cell office:value-type="string" calcext:value-type="string">
            <text:p>width: 80%;</text:p>
          </table:table-cell>
          <table:table-cell office:value-type="string" calcext:value-type="string">
            <text:p>Chưa thấy lỗi chờ xem thêm jjjjjjjjjjjjjjjjjjjjjjjjj</text:p>
          </table:table-cell>
        </table:table-row>
        <table:table-row table:style-name="ro1">
          <table:table-cell office:value-type="string" calcext:value-type="string">
            <text:p>width: 80%;</text:p>
          </table:table-cell>
          <table:table-cell office:value-type="string" calcext:value-type="string">
            <text:p>Chưa thấy có vấn đề gì, đang xài thử cho các thiết bị. Sẽ đánh giá chi tiết sau.</text:p>
          </table:table-cell>
        </table:table-row>
        <table:table-row table:style-name="ro1">
          <table:table-cell office:value-type="string" calcext:value-type="string">
            <text:p>width: 80%;</text:p>
          </table:table-cell>
          <table:table-cell office:value-type="string" calcext:value-type="string">
            <text:p>Chưa thấy chế độ bảo hành nằm ở đâu. Có ghi rõ hàng nhập khẩu. Tạm ổn so với giá</text:p>
          </table:table-cell>
        </table:table-row>
        <table:table-row table:style-name="ro1">
          <table:table-cell office:value-type="string" calcext:value-type="string">
            <text:p>width: 80%;</text:p>
          </table:table-cell>
          <table:table-cell office:value-type="string" calcext:value-type="string">
            <text:p>Chưa test, nhưng thế này là quá okey rồi, nhỏ gọn, hàng mới.</text:p>
          </table:table-cell>
        </table:table-row>
        <table:table-row table:style-name="ro2">
          <table:table-cell office:value-type="string" calcext:value-type="string">
            <text:p>width: 80%;</text:p>
          </table:table-cell>
          <table:table-cell office:value-type="string" calcext:value-type="string">
            <text:p>Chưa sử dụng nên chưa đg cụ thể, tuy nhiên nhìn tờ giấy ghi mấy dòng dễ thương quá nên tặng 4 sao 😁</text:p>
            <text:p>Luôn tin tưởng mua hàng trên TiKi, kể cả người bán, người giao hàng đều rất lịch sự, dễ mến!</text:p>
          </table:table-cell>
        </table:table-row>
        <table:table-row table:style-name="ro1">
          <table:table-cell office:value-type="string" calcext:value-type="string">
            <text:p>width: 80%;</text:p>
          </table:table-cell>
          <table:table-cell office:value-type="string" calcext:value-type="string">
            <text:p>Chưa sử dụng nên chưa biết</text:p>
          </table:table-cell>
        </table:table-row>
        <table:table-row table:style-name="ro1">
          <table:table-cell office:value-type="string" calcext:value-type="string">
            <text:p>width: 80%;</text:p>
          </table:table-cell>
          <table:table-cell office:value-type="string" calcext:value-type="string">
            <text:p>Chua settup, nhung thoi gian chuyen hang, thai do phuc vu. So luong sp giao du.</text:p>
          </table:table-cell>
        </table:table-row>
        <table:table-row table:style-name="ro1">
          <table:table-cell office:value-type="string" calcext:value-type="string">
            <text:p>width: 80%;</text:p>
          </table:table-cell>
          <table:table-cell office:value-type="string" calcext:value-type="string">
            <text:p>chưa sài nhưng cho 4 sao , chờ theo dõi</text:p>
          </table:table-cell>
        </table:table-row>
        <table:table-row table:style-name="ro1">
          <table:table-cell office:value-type="string" calcext:value-type="string">
            <text:p>width: 80%;</text:p>
          </table:table-cell>
          <table:table-cell office:value-type="string" calcext:value-type="string">
            <text:p>chưa mua nhưng hi vọng tốt, mình hủy đơn để đặt kèm thêm vài món nữa cho đỡ tiền ship =.=</text:p>
          </table:table-cell>
        </table:table-row>
        <table:table-row table:style-name="ro1">
          <table:table-cell office:value-type="string" calcext:value-type="string">
            <text:p>width: 80%;</text:p>
          </table:table-cell>
          <table:table-cell office:value-type="string" calcext:value-type="string">
            <text:p>Chưa kết nối đc ad. Nhờ ad chỉ dẫn cài đặc hộ, k bit mk của cam là gì</text:p>
          </table:table-cell>
        </table:table-row>
        <table:table-row table:style-name="ro4">
          <table:table-cell office:value-type="string" calcext:value-type="string">
            <text:p>width: 80%;</text:p>
          </table:table-cell>
          <table:table-cell office:value-type="string" calcext:value-type="string">
            <text:p>Chưa hỗ trợ giao hàng nhanh tới yên nghĩa hà đông</text:p>
            <text:p>Mới dùng loa ở phòng nhỏ chưa bật to</text:p>
            <text:p>Chưa biết hỏng hóc sẽ bảo hành ntn</text:p>
            <text:p>Nói chung hiện tại dùng cảm thấy khá oke</text:p>
          </table:table-cell>
        </table:table-row>
        <table:table-row table:style-name="ro1">
          <table:table-cell office:value-type="string" calcext:value-type="string">
            <text:p>width: 80%;</text:p>
          </table:table-cell>
          <table:table-cell office:value-type="string" calcext:value-type="string">
            <text:p>Chưa dùng thử, nhưng hàng nhận được mẫu mã đóng gói ổn</text:p>
          </table:table-cell>
        </table:table-row>
        <table:table-row table:style-name="ro1">
          <table:table-cell office:value-type="string" calcext:value-type="string">
            <text:p>width: 80%;</text:p>
          </table:table-cell>
          <table:table-cell office:value-type="string" calcext:value-type="string">
            <text:p>chưa dùng nên tạm cho 4*.</text:p>
          </table:table-cell>
        </table:table-row>
        <table:table-row table:style-name="ro1">
          <table:table-cell office:value-type="string" calcext:value-type="string">
            <text:p>width: 80%;</text:p>
          </table:table-cell>
          <table:table-cell office:value-type="string" calcext:value-type="string">
            <text:p>Chưa cài đặt được nên chưa rõ về hoạt động và chất lượng</text:p>
          </table:table-cell>
        </table:table-row>
        <table:table-row table:style-name="ro1">
          <table:table-cell office:value-type="string" calcext:value-type="string">
            <text:p>width: 80%;</text:p>
          </table:table-cell>
          <table:table-cell office:value-type="string" calcext:value-type="string">
            <text:p>Chưa biết hàng ra sao nhưng thấy hàng mới, nào bọc kỹ càng tem bảo hành đúng 36 tháng, giao đúng thời gian dự định. Phục vụ tốt cố gắng phát huy nha... Ủng hộ tiki</text:p>
          </table:table-cell>
        </table:table-row>
        <table:table-row table:style-name="ro1">
          <table:table-cell office:value-type="string" calcext:value-type="string">
            <text:p>width: 80%;</text:p>
          </table:table-cell>
          <table:table-cell office:value-type="string" calcext:value-type="string">
            <text:p>chs game tốt nhưng dùng đc 1 tuần nó bắt đầu xù lông</text:p>
          </table:table-cell>
        </table:table-row>
        <table:table-row table:style-name="ro1">
          <table:table-cell office:value-type="string" calcext:value-type="string">
            <text:p>width: 80%;</text:p>
          </table:table-cell>
          <table:table-cell office:value-type="string" calcext:value-type="string">
            <text:p>Chốt và ê tô kẹp hơi yếu. Lúc quay qua quay lại hơi lỏng. Tuy nhiên vẫn giữ mic ổn định khi hát được.</text:p>
          </table:table-cell>
        </table:table-row>
        <table:table-row table:style-name="ro1">
          <table:table-cell office:value-type="string" calcext:value-type="string">
            <text:p>width: 80%;</text:p>
          </table:table-cell>
          <table:table-cell office:value-type="string" calcext:value-type="string">
            <text:p>Chốt cài 2 bên rất lỏng lẻo dễ bị rời ra. Khó gắn được chặt và cố định</text:p>
          </table:table-cell>
        </table:table-row>
        <table:table-row table:style-name="ro1">
          <table:table-cell office:value-type="string" calcext:value-type="string">
            <text:p>width: 80%;</text:p>
          </table:table-cell>
          <table:table-cell office:value-type="string" calcext:value-type="string">
            <text:p>chờ time test độ bền. tốt trong tầm giá</text:p>
          </table:table-cell>
        </table:table-row>
        <table:table-row table:style-name="ro1">
          <table:table-cell office:value-type="string" calcext:value-type="string">
            <text:p>width: 80%;</text:p>
          </table:table-cell>
          <table:table-cell office:value-type="string" calcext:value-type="string">
            <text:p>cho mình hỏi tai nghe có tương thích với samsung galaxy s7 edge ko ?</text:p>
          </table:table-cell>
        </table:table-row>
        <table:table-row table:style-name="ro1">
          <table:table-cell office:value-type="string" calcext:value-type="string">
            <text:p>width: 80%;</text:p>
          </table:table-cell>
          <table:table-cell office:value-type="string" calcext:value-type="string">
            <text:p>cho mình hỏi sim này nếu hôm nay minh mua 10/10/2018 vậy 10/10/2019 mới hết hạn phải không .hay 1/1/2019 là hết hạn</text:p>
          </table:table-cell>
        </table:table-row>
        <table:table-row table:style-name="ro1">
          <table:table-cell office:value-type="string" calcext:value-type="string">
            <text:p>width: 80%;</text:p>
          </table:table-cell>
          <table:table-cell office:value-type="string" calcext:value-type="string">
            <text:p>Cho mình hỏi nếu k có remote điều khiển thì mình chụp bằng cách nào vậy ạ</text:p>
          </table:table-cell>
        </table:table-row>
        <table:table-row table:style-name="ro1">
          <table:table-cell office:value-type="string" calcext:value-type="string">
            <text:p>width: 80%;</text:p>
          </table:table-cell>
          <table:table-cell office:value-type="string" calcext:value-type="string">
            <text:p>Cho mình hỏi máy này ống kính liền hay sao vậy? Có thay đc ống kính khác không tiki?</text:p>
          </table:table-cell>
        </table:table-row>
        <table:table-row table:style-name="ro1">
          <table:table-cell office:value-type="string" calcext:value-type="string">
            <text:p>width: 80%;</text:p>
          </table:table-cell>
          <table:table-cell office:value-type="string" calcext:value-type="string">
            <text:p>cho mình hỏi là sạc bao lâu là hộp sạc đầy ạ</text:p>
          </table:table-cell>
        </table:table-row>
        <table:table-row table:style-name="ro1">
          <table:table-cell office:value-type="string" calcext:value-type="string">
            <text:p>width: 80%;</text:p>
          </table:table-cell>
          <table:table-cell office:value-type="string" calcext:value-type="string">
            <text:p>Cho mình đổi lại đúng sản phẩm mình đã đặt nhe, chắc mình nghĩ lỗi do khâu đóng gói đóng nhầm hàng của người khác thôi.</text:p>
          </table:table-cell>
        </table:table-row>
        <table:table-row table:style-name="ro1">
          <table:table-cell office:value-type="string" calcext:value-type="string">
            <text:p>width: 80%;</text:p>
          </table:table-cell>
          <table:table-cell office:value-type="string" calcext:value-type="string">
            <text:p>Cho hỏi shop ghi là up tiếng anh sao mua về vẫn chỉ dùng dc tiếng trung thui nhỉ</text:p>
          </table:table-cell>
        </table:table-row>
        <table:table-row table:style-name="ro1">
          <table:table-cell office:value-type="string" calcext:value-type="string">
            <text:p>width: 80%;</text:p>
          </table:table-cell>
          <table:table-cell office:value-type="string" calcext:value-type="string">
            <text:p>cho hỏi shop bán thẻ SDHC (như hình shop đăng) hay SDXC (như dòng quảng cáo), hai loại này khác nhau giá khác nhau và tốc độ cũng khác nhau????????????</text:p>
          </table:table-cell>
        </table:table-row>
        <table:table-row table:style-name="ro1">
          <table:table-cell office:value-type="string" calcext:value-type="string">
            <text:p>width: 80%;</text:p>
          </table:table-cell>
          <table:table-cell office:value-type="string" calcext:value-type="string">
            <text:p>Cho hỏi Gopro 7 Black từ Tiki có thêm phụ kiện gì không? Tôi thấy giá cao hơn những shop khác (họ có phụ kiện KM đi kèm, giá lại rẻ hơn cả triệu). Tiki cần cập nhật lại thông tin giá cả cho sản phẩm này.</text:p>
          </table:table-cell>
        </table:table-row>
        <table:table-row table:style-name="ro1">
          <table:table-cell office:value-type="string" calcext:value-type="string">
            <text:p>width: 80%;</text:p>
          </table:table-cell>
          <table:table-cell office:value-type="string" calcext:value-type="string">
            <text:p>chổ gắn máy ảnh không được. ruột hoài à. mình lấy cộng chun cột vào để nó khỏi rớt ấy.</text:p>
          </table:table-cell>
        </table:table-row>
        <table:table-row table:style-name="ro1">
          <table:table-cell office:value-type="string" calcext:value-type="string">
            <text:p>width: 80%;</text:p>
          </table:table-cell>
          <table:table-cell office:value-type="string" calcext:value-type="string">
            <text:p>Cho em hỏi? Lưu góc quay rồi mà camera cứ tự lật lên trên lúc được lúc không từ bữa mua tới giờ nó cứ lỗi tự lật lên</text:p>
          </table:table-cell>
        </table:table-row>
        <table:table-row table:style-name="ro1">
          <table:table-cell office:value-type="string" calcext:value-type="string">
            <text:p>width: 80%;</text:p>
          </table:table-cell>
          <table:table-cell office:value-type="string" calcext:value-type="string">
            <text:p>cho em hỏi sản phẩm này phải mua film hay là tặng film vậy ạ</text:p>
          </table:table-cell>
        </table:table-row>
        <table:table-row table:style-name="ro1">
          <table:table-cell office:value-type="string" calcext:value-type="string">
            <text:p>width: 80%;</text:p>
          </table:table-cell>
          <table:table-cell office:value-type="string" calcext:value-type="string">
            <text:p>cho em hỏi là máy ảnh nầy dùng thẻ nhớ nhỏ bỏ vào khây thẻ lớn sao gắn không vừa là sao</text:p>
          </table:table-cell>
        </table:table-row>
        <table:table-row table:style-name="ro1">
          <table:table-cell office:value-type="string" calcext:value-type="string">
            <text:p>width: 80%;</text:p>
          </table:table-cell>
          <table:table-cell office:value-type="string" calcext:value-type="string">
            <text:p>Cho em hỏi là em đã mua thẻ nhớ của shop và làm theo hướng dẫn để sử dụng free 2 năm rescue pro nhưng sao khi nhập mã code lại sai ạ?</text:p>
          </table:table-cell>
        </table:table-row>
        <table:table-row table:style-name="ro2">
          <table:table-cell office:value-type="string" calcext:value-type="string">
            <text:p>width: 80%;</text:p>
          </table:table-cell>
          <table:table-cell office:value-type="string" calcext:value-type="string">
            <text:p>cho em hỏi khi dùng xog làm sao để tắt thiết bị...</text:p>
            <text:p>mua về chỉ có 1 usb mà k có công tắt</text:p>
          </table:table-cell>
        </table:table-row>
        <table:table-row table:style-name="ro1">
          <table:table-cell office:value-type="string" calcext:value-type="string">
            <text:p>width: 80%;</text:p>
          </table:table-cell>
          <table:table-cell office:value-type="string" calcext:value-type="string">
            <text:p>Cho e hoi e có mua 1 cai sony h300 nhung e kh pk chụp chân dung sao ạ chỉ giúp e vs</text:p>
          </table:table-cell>
        </table:table-row>
        <table:table-row table:style-name="ro1">
          <table:table-cell office:value-type="string" calcext:value-type="string">
            <text:p>width: 80%;</text:p>
          </table:table-cell>
          <table:table-cell office:value-type="string" calcext:value-type="string">
            <text:p>Cho địa chỉ shop mình qua tham khảo đầu số và ngày hết hạn? Thabks</text:p>
          </table:table-cell>
        </table:table-row>
        <table:table-row table:style-name="ro1">
          <table:table-cell office:value-type="string" calcext:value-type="string">
            <text:p>width: 80%;</text:p>
          </table:table-cell>
          <table:table-cell office:value-type="string" calcext:value-type="string">
            <text:p>Cho 4 sao vì đặt 2 dây màu vàng lại giao màu đỏ và hồng 😂😂</text:p>
          </table:table-cell>
        </table:table-row>
        <table:table-row table:style-name="ro2">
          <table:table-cell office:value-type="string" calcext:value-type="string">
            <text:p>width: 80%;</text:p>
          </table:table-cell>
          <table:table-cell office:value-type="string" calcext:value-type="string">
            <text:p>Cho 10 bao để chia bé tẹo í, :D </text:p>
            <text:p>Nhưng cũng ok ạ !</text:p>
          </table:table-cell>
        </table:table-row>
        <table:table-row table:style-name="ro3">
          <table:table-cell office:value-type="string" calcext:value-type="string">
            <text:p>width: 80%;</text:p>
          </table:table-cell>
          <table:table-cell office:value-type="string" calcext:value-type="string">
            <text:p>Chính sách đổi trả tốt</text:p>
            <text:p>Nhân viên nhanh nhẹn</text:p>
            <text:p>sản phẩm tốt</text:p>
          </table:table-cell>
        </table:table-row>
        <table:table-row table:style-name="ro1">
          <table:table-cell office:value-type="string" calcext:value-type="string">
            <text:p>width: 80%;</text:p>
          </table:table-cell>
          <table:table-cell office:value-type="string" calcext:value-type="string">
            <text:p>chính sách bảo hành như thế nào.Mình có mưa 1 cái đang bị treo không reset lại được. mong được giúp đỡ.</text:p>
          </table:table-cell>
        </table:table-row>
        <table:table-row table:style-name="ro1">
          <table:table-cell office:value-type="string" calcext:value-type="string">
            <text:p>width: 80%;</text:p>
          </table:table-cell>
          <table:table-cell office:value-type="string" calcext:value-type="string">
            <text:p>chính sách bảo hành như thế nào và khi mjh cần trợ giúp thì liên hệ ntnao ?</text:p>
          </table:table-cell>
        </table:table-row>
        <table:table-row table:style-name="ro1">
          <table:table-cell office:value-type="string" calcext:value-type="string">
            <text:p>width: 80%;</text:p>
          </table:table-cell>
          <table:table-cell office:value-type="string" calcext:value-type="string">
            <text:p>Chính hãng , chắc chắn , dễ cài đặt và bảo mật tuyệt vời !</text:p>
          </table:table-cell>
        </table:table-row>
        <table:table-row table:style-name="ro1">
          <table:table-cell office:value-type="string" calcext:value-type="string">
            <text:p>width: 80%;</text:p>
          </table:table-cell>
          <table:table-cell office:value-type="string" calcext:value-type="string">
            <text:p>Chỉ hít được 2 chân, còn 1 chân ko hít được. Nên chú ý hơn trước khi giao.</text:p>
          </table:table-cell>
        </table:table-row>
        <table:table-row table:style-name="ro1">
          <table:table-cell office:value-type="string" calcext:value-type="string">
            <text:p>width: 80%;</text:p>
          </table:table-cell>
          <table:table-cell office:value-type="string" calcext:value-type="string">
            <text:p>Chỉ được xài pin của Sony hay xài pin hãng khác cũng được ạ ?</text:p>
          </table:table-cell>
        </table:table-row>
        <table:table-row table:style-name="ro1">
          <table:table-cell office:value-type="string" calcext:value-type="string">
            <text:p>width: 80%;</text:p>
          </table:table-cell>
          <table:table-cell office:value-type="string" calcext:value-type="string">
            <text:p>Chỉ dùng được với app Mi Home trên server quốc tế (khác mainland china). Không dùng được trên server mainland china -&gt; không kết hợp được với bộ nhà thông minh Mi Home Kit bản nội địa TQ.</text:p>
          </table:table-cell>
        </table:table-row>
        <table:table-row table:style-name="ro4">
          <table:table-cell office:value-type="string" calcext:value-type="string">
            <text:p>width: 80%;</text:p>
          </table:table-cell>
          <table:table-cell office:value-type="string" calcext:value-type="string">
            <text:p>chỉ có một cái là không chơi tới 6h thôi. ( với mức âm lượng 70%) .</text:p>
            <text:p>nghe nhỏ thì chắc đc 6h. chỉ vậy thôi. </text:p>
            <text:p>còn lại tốt hết. hàng rất ok. </text:p>
            <text:p>bass mạnh</text:p>
          </table:table-cell>
        </table:table-row>
        <table:table-row table:style-name="ro1">
          <table:table-cell office:value-type="string" calcext:value-type="string">
            <text:p>width: 80%;</text:p>
          </table:table-cell>
          <table:table-cell office:value-type="string" calcext:value-type="string">
            <text:p>Chỉ có mỗi nhược điểm lỗ ốc bắt cố định ổ cứng không chính xác với lỗ trên ổ cứng. Bắt được 1 bên à. Còn bên kia thì bắt đại cho xiết vô vỏ ổ cứng.</text:p>
          </table:table-cell>
        </table:table-row>
        <table:table-row table:style-name="ro1">
          <table:table-cell office:value-type="string" calcext:value-type="string">
            <text:p>width: 80%;</text:p>
          </table:table-cell>
          <table:table-cell office:value-type="string" calcext:value-type="string">
            <text:p>Check thì thấy bảo hành đã được kích hoạt từ năm trước</text:p>
          </table:table-cell>
        </table:table-row>
        <table:table-row table:style-name="ro1">
          <table:table-cell office:value-type="string" calcext:value-type="string">
            <text:p>width: 80%;</text:p>
          </table:table-cell>
          <table:table-cell office:value-type="string" calcext:value-type="string">
            <text:p>Chạy với wiffi khá tốt, mượt mà ổn định. Tuy nhiên khi kết nối bằng 3G hơi chậm. Nói chung tốt so với giá tiền.</text:p>
          </table:table-cell>
        </table:table-row>
        <table:table-row table:style-name="ro1">
          <table:table-cell office:value-type="string" calcext:value-type="string">
            <text:p>width: 80%;</text:p>
          </table:table-cell>
          <table:table-cell office:value-type="string" calcext:value-type="string">
            <text:p>Chạy êm và mát. Giao hàng nhanh chóng. Cảm thấy hài lòng.</text:p>
          </table:table-cell>
        </table:table-row>
        <table:table-row table:style-name="ro1">
          <table:table-cell office:value-type="string" calcext:value-type="string">
            <text:p>width: 80%;</text:p>
          </table:table-cell>
          <table:table-cell office:value-type="string" calcext:value-type="string">
            <text:p>Chay chưa được 1 thánh thì ko truy cập được. Tuy nhiên hàng chính hãng nên mang ra hãng là 1 đổi 1 ngay lập tức. Vẫn chỉ cho 4 sao thôi.</text:p>
          </table:table-cell>
        </table:table-row>
        <table:table-row table:style-name="ro1">
          <table:table-cell office:value-type="string" calcext:value-type="string">
            <text:p>width: 80%;</text:p>
          </table:table-cell>
          <table:table-cell office:value-type="string" calcext:value-type="string">
            <text:p>Chất lượng.</text:p>
          </table:table-cell>
        </table:table-row>
        <table:table-row table:style-name="ro1">
          <table:table-cell office:value-type="string" calcext:value-type="string">
            <text:p>width: 80%;</text:p>
          </table:table-cell>
          <table:table-cell office:value-type="string" calcext:value-type="string">
            <text:p>chất lượng, thẩm mỹ phù hợp với giá tiền. 😂😂😂</text:p>
          </table:table-cell>
        </table:table-row>
        <table:table-row table:style-name="ro1">
          <table:table-cell office:value-type="string" calcext:value-type="string">
            <text:p>width: 80%;</text:p>
          </table:table-cell>
          <table:table-cell office:value-type="string" calcext:value-type="string">
            <text:p>chất lượng, mẫu mã đúng như mô tả, giao hàng hơi chậm!</text:p>
          </table:table-cell>
        </table:table-row>
        <table:table-row table:style-name="ro1">
          <table:table-cell office:value-type="string" calcext:value-type="string">
            <text:p>width: 80%;</text:p>
          </table:table-cell>
          <table:table-cell office:value-type="string" calcext:value-type="string">
            <text:p>Chất lượng tuyệt vời con Lăn xoay vô <text:s/>cực mới mẻ.</text:p>
          </table:table-cell>
        </table:table-row>
        <table:table-row table:style-name="ro1">
          <table:table-cell office:value-type="string" calcext:value-type="string">
            <text:p>width: 80%;</text:p>
          </table:table-cell>
          <table:table-cell office:value-type="string" calcext:value-type="string">
            <text:p>Chất lượng tương đương giá, vững và gấp gọn, tiện lợi cho du lịch gia đình, bạn bè</text:p>
          </table:table-cell>
        </table:table-row>
        <table:table-row table:style-name="ro1">
          <table:table-cell office:value-type="string" calcext:value-type="string">
            <text:p>width: 80%;</text:p>
          </table:table-cell>
          <table:table-cell office:value-type="string" calcext:value-type="string">
            <text:p>Chat luong tot............... Hai Long chat luong.....</text:p>
          </table:table-cell>
        </table:table-row>
        <table:table-row table:style-name="ro1">
          <table:table-cell office:value-type="string" calcext:value-type="string">
            <text:p>width: 80%;</text:p>
          </table:table-cell>
          <table:table-cell office:value-type="string" calcext:value-type="string">
            <text:p>Chất lượng tốt. Size khớp với airpods chuẩn thì tốt nữa. Nghe tiếng ổn</text:p>
          </table:table-cell>
        </table:table-row>
        <table:table-row table:style-name="ro1">
          <table:table-cell office:value-type="string" calcext:value-type="string">
            <text:p>width: 80%;</text:p>
          </table:table-cell>
          <table:table-cell office:value-type="string" calcext:value-type="string">
            <text:p>Chất lượng tốt. Giao hàng nhanh. Đóng gói cẩn thận.</text:p>
          </table:table-cell>
        </table:table-row>
        <table:table-row table:style-name="ro1">
          <table:table-cell office:value-type="string" calcext:value-type="string">
            <text:p>width: 80%;</text:p>
          </table:table-cell>
          <table:table-cell office:value-type="string" calcext:value-type="string">
            <text:p>Chất lượng tốt, phù hợp với giá tiền</text:p>
          </table:table-cell>
        </table:table-row>
        <table:table-row table:style-name="ro1">
          <table:table-cell office:value-type="string" calcext:value-type="string">
            <text:p>width: 80%;</text:p>
          </table:table-cell>
          <table:table-cell office:value-type="string" calcext:value-type="string">
            <text:p>Chất lượng tốt, giao hàng nhanh. Khá hài lòng với sản phẩm</text:p>
          </table:table-cell>
        </table:table-row>
        <table:table-row table:style-name="ro1">
          <table:table-cell office:value-type="string" calcext:value-type="string">
            <text:p>width: 80%;</text:p>
          </table:table-cell>
          <table:table-cell office:value-type="string" calcext:value-type="string">
            <text:p>Chất lượng tốt, giao hàng nhanh, tuy nhiên đàm thoại 2 chiều bị eco vọng, ko rõ tiếng. Chủ yếu là quan sát</text:p>
          </table:table-cell>
        </table:table-row>
        <table:table-row table:style-name="ro1">
          <table:table-cell office:value-type="string" calcext:value-type="string">
            <text:p>width: 80%;</text:p>
          </table:table-cell>
          <table:table-cell office:value-type="string" calcext:value-type="string">
            <text:p>Chất lượng tốt, đóng gói sản phẩm chắc chắn, hình ảnh rõ, dễ lắp đặt</text:p>
          </table:table-cell>
        </table:table-row>
        <table:table-row table:style-name="ro1">
          <table:table-cell office:value-type="string" calcext:value-type="string">
            <text:p>width: 80%;</text:p>
          </table:table-cell>
          <table:table-cell office:value-type="string" calcext:value-type="string">
            <text:p>chất lượng tốt xài ok, lần sau mua tiếp</text:p>
          </table:table-cell>
        </table:table-row>
        <table:table-row table:style-name="ro1">
          <table:table-cell office:value-type="string" calcext:value-type="string">
            <text:p>width: 80%;</text:p>
          </table:table-cell>
          <table:table-cell office:value-type="string" calcext:value-type="string">
            <text:p>Chất lượng tốt nhưng sao chỉ có 28gb vậy 4 gb đâu roi</text:p>
          </table:table-cell>
        </table:table-row>
        <table:table-row table:style-name="ro1">
          <table:table-cell office:value-type="string" calcext:value-type="string">
            <text:p>width: 80%;</text:p>
          </table:table-cell>
          <table:table-cell office:value-type="string" calcext:value-type="string">
            <text:p>Chất Lượng Tốt , Sản Phẩm đúng mô tả. giao hàng nhanh. rất tốt</text:p>
          </table:table-cell>
        </table:table-row>
        <table:table-row table:style-name="ro1">
          <table:table-cell office:value-type="string" calcext:value-type="string">
            <text:p>width: 80%;</text:p>
          </table:table-cell>
          <table:table-cell office:value-type="string" calcext:value-type="string">
            <text:p>chất lượng tốt</text:p>
          </table:table-cell>
        </table:table-row>
        <table:table-row table:style-name="ro1">
          <table:table-cell office:value-type="string" calcext:value-type="string">
            <text:p>width: 80%;</text:p>
          </table:table-cell>
          <table:table-cell office:value-type="string" calcext:value-type="string">
            <text:p>Chất lượng tạm ổn. Mow8s sài được 2 ngày thì 1 cánh bị rơi mất bánh răng,</text:p>
          </table:table-cell>
        </table:table-row>
        <table:table-row table:style-name="ro1">
          <table:table-cell office:value-type="string" calcext:value-type="string">
            <text:p>width: 80%;</text:p>
          </table:table-cell>
          <table:table-cell office:value-type="string" calcext:value-type="string">
            <text:p>Chất lượng tạm ổn. Chân chưa chắc chắn lắm. Bản 3120 tốt hơn</text:p>
          </table:table-cell>
        </table:table-row>
        <table:table-row table:style-name="ro1">
          <table:table-cell office:value-type="string" calcext:value-type="string">
            <text:p>width: 80%;</text:p>
          </table:table-cell>
          <table:table-cell office:value-type="string" calcext:value-type="string">
            <text:p>chất lượng tạm ổn,, nhân viên giao hàng rất nhiệt tình.</text:p>
          </table:table-cell>
        </table:table-row>
        <table:table-row table:style-name="ro2">
          <table:table-cell office:value-type="string" calcext:value-type="string">
            <text:p>width: 80%;</text:p>
          </table:table-cell>
          <table:table-cell office:value-type="string" calcext:value-type="string">
            <text:p>Chất lượng tạm ổn, nói chung tiền nào của đấy.</text:p>
            <text:p>Tuy nhiên làm sao để biết được là hộp sạc còn bao nhiêu pin nhỉ</text:p>
          </table:table-cell>
        </table:table-row>
        <table:table-row table:style-name="ro1">
          <table:table-cell office:value-type="string" calcext:value-type="string">
            <text:p>width: 80%;</text:p>
          </table:table-cell>
          <table:table-cell office:value-type="string" calcext:value-type="string">
            <text:p>chất lượng tạm ổn, dùng để đồ vật dụng văn phòng nhìn gọn hơn.</text:p>
          </table:table-cell>
        </table:table-row>
        <table:table-row table:style-name="ro2">
          <table:table-cell office:value-type="string" calcext:value-type="string">
            <text:p>width: 80%;</text:p>
          </table:table-cell>
          <table:table-cell office:value-type="string" calcext:value-type="string">
            <text:p>chất lượng sp tốt.</text:p>
            <text:p>chất lượng dịch vụ giao hàng cần xem xét lại. trừ tiền tikinow nhưng giao hàng sau 10 ngày</text:p>
          </table:table-cell>
        </table:table-row>
        <table:table-row table:style-name="ro1">
          <table:table-cell office:value-type="string" calcext:value-type="string">
            <text:p>width: 80%;</text:p>
          </table:table-cell>
          <table:table-cell office:value-type="string" calcext:value-type="string">
            <text:p>Chất lượng sp hài lòng nhưng mình thích màu xanh mà shop chỉ có mỗi màu này nên cho shop 4 sao thôi nhé</text:p>
          </table:table-cell>
        </table:table-row>
        <table:table-row table:style-name="ro3">
          <table:table-cell office:value-type="string" calcext:value-type="string">
            <text:p>width: 80%;</text:p>
          </table:table-cell>
          <table:table-cell office:value-type="string" calcext:value-type="string">
            <text:p>Chất lượng sản phẩm và đóng gói không có gì để mình chê trách hết. Ổn như xu</text:p>
            <text:p>Giao hàng nhanh nhưng không biết lý do tại sao mà dạo gần đây mình mua hàng, mấy anh shipper giao hàng đến mà không hề gọi báo trước cho mình một tiếng nào hết. Có khi đến tận nhà mình đưa thẳng luôn. Lỡ như nhà mình không có ai ở nhà, mình đi đâu đó không về kịp vậy là lỡ mất gói hàng ư :( Ít ra cũng nên gọi báo trước 15-20 phút. </text:p>
            <text:p>Có hôm mình đi làm cả ngày, chiều về mới biết thì ra hàng đã giao tới. Hên là có mẹ mình nhận và trả tiền dùm.</text:p>
          </table:table-cell>
        </table:table-row>
        <table:table-row table:style-name="ro1">
          <table:table-cell office:value-type="string" calcext:value-type="string">
            <text:p>width: 80%;</text:p>
          </table:table-cell>
          <table:table-cell office:value-type="string" calcext:value-type="string">
            <text:p>Chất lượng sản phẩm tạm ổn, giá tốt, đóng gói sản phẩm tốt</text:p>
          </table:table-cell>
        </table:table-row>
        <table:table-row table:style-name="ro1">
          <table:table-cell office:value-type="string" calcext:value-type="string">
            <text:p>width: 80%;</text:p>
          </table:table-cell>
          <table:table-cell office:value-type="string" calcext:value-type="string">
            <text:p>Chất lượng sản phẩm phù hợp với giá tiền,chất âm hay,bass cũng trầm.Nói chung là nên mua vì nó cũng ko quá đắt</text:p>
          </table:table-cell>
        </table:table-row>
        <table:table-row table:style-name="ro5">
          <table:table-cell office:value-type="string" calcext:value-type="string">
            <text:p>width: 80%;</text:p>
          </table:table-cell>
          <table:table-cell office:value-type="string" calcext:value-type="string">
            <text:p>Chất lượng sản phẩm ổn, nhìn đêm kém, có kèm adapter. Phù hợp mức giá.</text:p>
            <text:p>+ Trong điều kiện đủ sáng, ban ngày: hình ảnh rõ nét</text:p>
            <text:p>+ Trong điều kiện tối, ban đêm: ảnh hồng ngoại không rõ lắm, chỉ tương đối rõ ở tầm gần &lt; 3m. tầm xa &gt; 4m thì rất tối và khó phân biệt bâtk thể.</text:p>
            <text:p>+ loa thoại: chất lượng âm thanh tương đối rõ, nhưng vẫn còn tiếng nhiễu nền nên ơi xè xè. </text:p>
            <text:p>Loa công suất nhỏ nên phải nói to vào điện thoại thì bên ngoài mới nghe rõ,</text:p>
            <text:p>Mic: bên ngoài cách camera 3~4m phải nói lớn  mới nghe rõ trên điện thoại.</text:p>
            <text:p>+ Báo động: có tùy chỉnh độ nhạy và vùng phát hiện chuyển động nên rất OK.</text:p>
          </table:table-cell>
        </table:table-row>
        <table:table-row table:style-name="ro1">
          <table:table-cell office:value-type="string" calcext:value-type="string">
            <text:p>width: 80%;</text:p>
          </table:table-cell>
          <table:table-cell office:value-type="string" calcext:value-type="string">
            <text:p>Chất lượng sản phẩm ok. Chỉ không hài lòng về thời gian giao hàng quá lâu mà lại trễ nữa chứ.</text:p>
          </table:table-cell>
        </table:table-row>
        <table:table-row table:style-name="ro1">
          <table:table-cell office:value-type="string" calcext:value-type="string">
            <text:p>width: 80%;</text:p>
          </table:table-cell>
          <table:table-cell office:value-type="string" calcext:value-type="string">
            <text:p>chất lượng sản phẩm ở mức trung bình so với giá. hình thức tương đối mới. giao hàng nhanh và đóng gói khá ổn không bị hư hỏng. độ bền cần kiểm chứng sau thời gian sử dụng.</text:p>
          </table:table-cell>
        </table:table-row>
        <table:table-row table:style-name="ro1">
          <table:table-cell office:value-type="string" calcext:value-type="string">
            <text:p>width: 80%;</text:p>
          </table:table-cell>
          <table:table-cell office:value-type="string" calcext:value-type="string">
            <text:p>chất lượng sản phẩm ở mức khá. tg bảo hành là 5 năm.xài được khoảng 1.5 năm thì hỏng, nhưng bên tiki vẫn bảo hành đổi cho cái mới. hài lòng ở khâu bảo hành</text:p>
          </table:table-cell>
        </table:table-row>
        <table:table-row table:style-name="ro1">
          <table:table-cell office:value-type="string" calcext:value-type="string">
            <text:p>width: 80%;</text:p>
          </table:table-cell>
          <table:table-cell office:value-type="string" calcext:value-type="string">
            <text:p>Chất lượng sản phẩm khá tốt, Tiki giao hàng nhanh và đóng gói đưpj</text:p>
          </table:table-cell>
        </table:table-row>
        <table:table-row table:style-name="ro1">
          <table:table-cell office:value-type="string" calcext:value-type="string">
            <text:p>width: 80%;</text:p>
          </table:table-cell>
          <table:table-cell office:value-type="string" calcext:value-type="string">
            <text:p>chất lượng sản phẩm bass mạnh nghe hay mở lớn kg bị rè âm trong, tiki giao hàng nhanh dự kiến, rất hài lòng.</text:p>
          </table:table-cell>
        </table:table-row>
        <table:table-row table:style-name="ro1">
          <table:table-cell office:value-type="string" calcext:value-type="string">
            <text:p>width: 80%;</text:p>
          </table:table-cell>
          <table:table-cell office:value-type="string" calcext:value-type="string">
            <text:p>Chất lượng rõ nét. Dễ dàng kết nối.</text:p>
          </table:table-cell>
        </table:table-row>
        <table:table-row table:style-name="ro1">
          <table:table-cell office:value-type="string" calcext:value-type="string">
            <text:p>width: 80%;</text:p>
          </table:table-cell>
          <table:table-cell office:value-type="string" calcext:value-type="string">
            <text:p>chất lượng rất tốt, nhìn chẳng khác gì có thêm màn hình thứ hai. nhưng độ chống vân tay vẫn không có nổi bậc và dễ xước nên 4 sao thôi nhé.</text:p>
          </table:table-cell>
        </table:table-row>
        <table:table-row table:style-name="ro1">
          <table:table-cell office:value-type="string" calcext:value-type="string">
            <text:p>width: 80%;</text:p>
          </table:table-cell>
          <table:table-cell office:value-type="string" calcext:value-type="string">
            <text:p>Chất lượng phù hợp với giá tiền. Cài đặt dễ dàng nhanh chóng</text:p>
          </table:table-cell>
        </table:table-row>
        <table:table-row table:style-name="ro1">
          <table:table-cell office:value-type="string" calcext:value-type="string">
            <text:p>width: 80%;</text:p>
          </table:table-cell>
          <table:table-cell office:value-type="string" calcext:value-type="string">
            <text:p>chất lượng phím gõ nhẹ, êm. bàn phím khá ngon, bổ rẻ trong cùng phân khúc giá. phần build thân bàn phím rất cứng cáp, không ọp ẹp như những bàn phím khác.</text:p>
          </table:table-cell>
        </table:table-row>
        <table:table-row table:style-name="ro1">
          <table:table-cell office:value-type="string" calcext:value-type="string">
            <text:p>width: 80%;</text:p>
          </table:table-cell>
          <table:table-cell office:value-type="string" calcext:value-type="string">
            <text:p>Chất lượng ổn, điện thoại thì ok, nhưng máy ảnh thì ko chống nổi nha</text:p>
          </table:table-cell>
        </table:table-row>
        <table:table-row table:style-name="ro1">
          <table:table-cell office:value-type="string" calcext:value-type="string">
            <text:p>width: 80%;</text:p>
          </table:table-cell>
          <table:table-cell office:value-type="string" calcext:value-type="string">
            <text:p>chất lượng ổn trong tầm giá, sai thông tin pin 1800mAh mà</text:p>
          </table:table-cell>
        </table:table-row>
        <table:table-row table:style-name="ro1">
          <table:table-cell office:value-type="string" calcext:value-type="string">
            <text:p>width: 80%;</text:p>
          </table:table-cell>
          <table:table-cell office:value-type="string" calcext:value-type="string">
            <text:p>Chất lượng ổn so với tầm giá</text:p>
          </table:table-cell>
        </table:table-row>
        <table:table-row table:style-name="ro1">
          <table:table-cell office:value-type="string" calcext:value-type="string">
            <text:p>width: 80%;</text:p>
          </table:table-cell>
          <table:table-cell office:value-type="string" calcext:value-type="string">
            <text:p>Chất lượng ổn dùng tiện tiki giao hàng sớm 1 ngày hài lòng</text:p>
          </table:table-cell>
        </table:table-row>
        <table:table-row table:style-name="ro1">
          <table:table-cell office:value-type="string" calcext:value-type="string">
            <text:p>width: 80%;</text:p>
          </table:table-cell>
          <table:table-cell office:value-type="string" calcext:value-type="string">
            <text:p>Chất lượng ổn định, giao hàng nhanh chóng. Hài lòng!!!</text:p>
          </table:table-cell>
        </table:table-row>
        <table:table-row table:style-name="ro1">
          <table:table-cell office:value-type="string" calcext:value-type="string">
            <text:p>width: 80%;</text:p>
          </table:table-cell>
          <table:table-cell office:value-type="string" calcext:value-type="string">
            <text:p>Chất lượng ôk..shiper bắt khách lại tự đi lấy...........</text:p>
          </table:table-cell>
        </table:table-row>
        <table:table-row table:style-name="ro1">
          <table:table-cell office:value-type="string" calcext:value-type="string">
            <text:p>width: 80%;</text:p>
          </table:table-cell>
          <table:table-cell office:value-type="string" calcext:value-type="string">
            <text:p>Chất lượng ok so với giá tiền, tuy nhiên khi sử dụng cần nhẹ nhàng vì mình có cảm giác các khớp khá dễ gãy.</text:p>
          </table:table-cell>
        </table:table-row>
        <table:table-row table:style-name="ro1">
          <table:table-cell office:value-type="string" calcext:value-type="string">
            <text:p>width: 80%;</text:p>
          </table:table-cell>
          <table:table-cell office:value-type="string" calcext:value-type="string">
            <text:p>chất lượng ok giá rẻ đáng mua nhé mọi người</text:p>
          </table:table-cell>
        </table:table-row>
        <table:table-row table:style-name="ro1">
          <table:table-cell office:value-type="string" calcext:value-type="string">
            <text:p>width: 80%;</text:p>
          </table:table-cell>
          <table:table-cell office:value-type="string" calcext:value-type="string">
            <text:p>chất lượng ok</text:p>
          </table:table-cell>
        </table:table-row>
        <table:table-row table:style-name="ro1">
          <table:table-cell office:value-type="string" calcext:value-type="string">
            <text:p>width: 80%;</text:p>
          </table:table-cell>
          <table:table-cell office:value-type="string" calcext:value-type="string">
            <text:p>Chất lượng nhất trong tầm giá</text:p>
          </table:table-cell>
        </table:table-row>
        <table:table-row table:style-name="ro1">
          <table:table-cell office:value-type="string" calcext:value-type="string">
            <text:p>width: 80%;</text:p>
          </table:table-cell>
          <table:table-cell office:value-type="string" calcext:value-type="string">
            <text:p>Chất lượng nhạc không hay mấy. Nhưng được cái giao hàng nhanh.</text:p>
          </table:table-cell>
        </table:table-row>
        <table:table-row table:style-name="ro1">
          <table:table-cell office:value-type="string" calcext:value-type="string">
            <text:p>width: 80%;</text:p>
          </table:table-cell>
          <table:table-cell office:value-type="string" calcext:value-type="string">
            <text:p>Chất lượng máy tốt, hài lòng vs sản phẩm, giáo hàng đúng hẹn</text:p>
          </table:table-cell>
        </table:table-row>
        <table:table-row table:style-name="ro1">
          <table:table-cell office:value-type="string" calcext:value-type="string">
            <text:p>width: 80%;</text:p>
          </table:table-cell>
          <table:table-cell office:value-type="string" calcext:value-type="string">
            <text:p>Chất lượng loa tương đối phù hợp với giá tiền. Âm bass nghe cũng khá tốt, nhưng treb tốt hơn. Vì vậy, theo mình nghĩ, loa này không thích hợp lắm để nghe nhạc vàng. Về âm lượng thì khi mở to hết cỡ có hơi rè một chút nhưng có thể chấp nhận được. Về dịch vụ giao hàng thì khỏi phải nói, rất đúng giờ và gói ghém rất cẩn thận. Cám ơn tiki.vn.</text:p>
          </table:table-cell>
        </table:table-row>
        <table:table-row table:style-name="ro1">
          <table:table-cell office:value-type="string" calcext:value-type="string">
            <text:p>width: 80%;</text:p>
          </table:table-cell>
          <table:table-cell office:value-type="string" calcext:value-type="string">
            <text:p>Chất lượng loa tương đối phù hợp với giá tiền. Âm bass nghe cũng khá tốt, nhưng treb tốt hơn. Vì vậy, theo mình nghĩ, loa này không thích hợp lắm để nghe nhạc vàng. Về âm lượng thì khi mở to hết cỡ có hơi rè một chút nhưng có thể chấp nhận được. Về dịch vụ giao hàng thì khỏi phải nói, rất đúng giờ và gói ghém rất cẩn thận. Cám ơn tiki.vn.</text:p>
          </table:table-cell>
        </table:table-row>
        <table:table-row table:style-name="ro3">
          <table:table-cell office:value-type="string" calcext:value-type="string">
            <text:p>width: 80%;</text:p>
          </table:table-cell>
          <table:table-cell office:value-type="string" calcext:value-type="string">
            <text:p>Chất lượng khá tốt. Hài lòng với cách giao hàng của tiki cũng như gói gém đồ đạc rất cẩn thận. Mua hàng ở tiki không biết bao nhiêu lần nhưng lần nào cũng thấy ưng ý. </text:p>
            <text:p>Film tốt, chất lượng ổn trên mọi mặt nhưng có điều hơi mắc. Nhưng đành chịu vì lỡ mua máy chụp hình lấy liền rồi, vứt thì uổng :"(</text:p>
            <text:p/>
          </table:table-cell>
        </table:table-row>
        <table:table-row table:style-name="ro1">
          <table:table-cell office:value-type="string" calcext:value-type="string">
            <text:p>width: 80%;</text:p>
          </table:table-cell>
          <table:table-cell office:value-type="string" calcext:value-type="string">
            <text:p>Chất lượng khá ok, mỗi tội dễ bị xù lông. Cần khắc phục về phần này sẽ tốt hơn</text:p>
          </table:table-cell>
        </table:table-row>
        <table:table-row table:style-name="ro1">
          <table:table-cell office:value-type="string" calcext:value-type="string">
            <text:p>width: 80%;</text:p>
          </table:table-cell>
          <table:table-cell office:value-type="string" calcext:value-type="string">
            <text:p>chất lượng hoàn thiện sản phẩm không được tốt. nhìn thẩm mỹ quá kém</text:p>
          </table:table-cell>
        </table:table-row>
        <table:table-row table:style-name="ro2">
          <table:table-cell office:value-type="string" calcext:value-type="string">
            <text:p>width: 80%;</text:p>
          </table:table-cell>
          <table:table-cell office:value-type="string" calcext:value-type="string">
            <text:p>Chất lượng hình ảnh tốt, tuy nhiên hoạt động xoay đế không được mượt mà, như bị giật giật nhẹ.</text:p>
            <text:p>Các chức năng so với giá cũng rất đáng mua.</text:p>
          </table:table-cell>
        </table:table-row>
        <table:table-row table:style-name="ro1">
          <table:table-cell office:value-type="string" calcext:value-type="string">
            <text:p>width: 80%;</text:p>
          </table:table-cell>
          <table:table-cell office:value-type="string" calcext:value-type="string">
            <text:p>Chất lượng hình ảnh tốt, tiki giao hàng nhanh, hàng đẹp-setup dễ dàng. Có cổng Lan nhé. Chế độ theo dõi chuyển động hơi nhạy. Nhiêu khi báo có chuyển động mà vào xem ko thấy gì. Có thể mình ko khoanh vùng cần detection mà để chế độ full. Đàm thoại 2 chiều tiện dụng, loa ở mức trung bình ko lớn lắm</text:p>
          </table:table-cell>
        </table:table-row>
        <table:table-row table:style-name="ro1">
          <table:table-cell office:value-type="string" calcext:value-type="string">
            <text:p>width: 80%;</text:p>
          </table:table-cell>
          <table:table-cell office:value-type="string" calcext:value-type="string">
            <text:p>Chất lượng hình ảnh tốt, tiếc là mua xong mới biết muốn lưu dữ liệu phải mua của hãng chứ ko free</text:p>
          </table:table-cell>
        </table:table-row>
        <table:table-row table:style-name="ro1">
          <table:table-cell office:value-type="string" calcext:value-type="string">
            <text:p>width: 80%;</text:p>
          </table:table-cell>
          <table:table-cell office:value-type="string" calcext:value-type="string">
            <text:p>Chất lượng hình ảnh tạm chấp nhận 2222222222222222</text:p>
          </table:table-cell>
        </table:table-row>
        <table:table-row table:style-name="ro1">
          <table:table-cell office:value-type="string" calcext:value-type="string">
            <text:p>width: 80%;</text:p>
          </table:table-cell>
          <table:table-cell office:value-type="string" calcext:value-type="string">
            <text:p>Chất lượng hình ảnh rõ nét. Tuy nhiên điểm trừ là không có củ sạc đi kèm.</text:p>
          </table:table-cell>
        </table:table-row>
        <table:table-row table:style-name="ro1">
          <table:table-cell office:value-type="string" calcext:value-type="string">
            <text:p>width: 80%;</text:p>
          </table:table-cell>
          <table:table-cell office:value-type="string" calcext:value-type="string">
            <text:p>Chất lượng hình ảnh ok. Trong khi lắp nắp trước bị rời ra, đẩy tạm lại vào. <text:s/>không biết có thể chống mưa ko nữa</text:p>
          </table:table-cell>
        </table:table-row>
        <table:table-row table:style-name="ro1">
          <table:table-cell office:value-type="string" calcext:value-type="string">
            <text:p>width: 80%;</text:p>
          </table:table-cell>
          <table:table-cell office:value-type="string" calcext:value-type="string">
            <text:p>Chất lượng hình ảnh ok. Máy hoạt động ok, giao hàng khá nhanh. Độ bền thì còn xem xét</text:p>
          </table:table-cell>
        </table:table-row>
        <table:table-row table:style-name="ro1">
          <table:table-cell office:value-type="string" calcext:value-type="string">
            <text:p>width: 80%;</text:p>
          </table:table-cell>
          <table:table-cell office:value-type="string" calcext:value-type="string">
            <text:p>Chất lượng hình ảnh khá ổn. Cài đặt cũng đơn giản. Xử lý hàng hơi chậm khi mình đặt từ 9/7 nhưng đến hôm nay (23/7) mới nhận được. Hy vọng bền.</text:p>
          </table:table-cell>
        </table:table-row>
        <table:table-row table:style-name="ro1">
          <table:table-cell office:value-type="string" calcext:value-type="string">
            <text:p>width: 80%;</text:p>
          </table:table-cell>
          <table:table-cell office:value-type="string" calcext:value-type="string">
            <text:p>chất lượng hình ảnh đẹp nhiều chức năng</text:p>
          </table:table-cell>
        </table:table-row>
        <table:table-row table:style-name="ro1">
          <table:table-cell office:value-type="string" calcext:value-type="string">
            <text:p>width: 80%;</text:p>
          </table:table-cell>
          <table:table-cell office:value-type="string" calcext:value-type="string">
            <text:p>Chất lượng hình ảnh chấp nhận được với mức giá. Tuy vậy thì thời gian làm việc chỉ đc khoảng 80 phút chứ không tới 100 phút như mô tả.</text:p>
          </table:table-cell>
        </table:table-row>
        <table:table-row table:style-name="ro1">
          <table:table-cell office:value-type="string" calcext:value-type="string">
            <text:p>width: 80%;</text:p>
          </table:table-cell>
          <table:table-cell office:value-type="string" calcext:value-type="string">
            <text:p>Chất lượng hàng tốt so với giá tiền. Shop uy tín. Giao hàng nhanh.</text:p>
          </table:table-cell>
        </table:table-row>
        <table:table-row table:style-name="ro1">
          <table:table-cell office:value-type="string" calcext:value-type="string">
            <text:p>width: 80%;</text:p>
          </table:table-cell>
          <table:table-cell office:value-type="string" calcext:value-type="string">
            <text:p>Chất lượng hàng ổn như giới thiệu!</text:p>
          </table:table-cell>
        </table:table-row>
        <table:table-row table:style-name="ro1">
          <table:table-cell office:value-type="string" calcext:value-type="string">
            <text:p>width: 80%;</text:p>
          </table:table-cell>
          <table:table-cell office:value-type="string" calcext:value-type="string">
            <text:p>chat luong giao hang tot va nhanh, do chua su dung may anh nhieu nen minh cho 4 sao.</text:p>
          </table:table-cell>
        </table:table-row>
        <table:table-row table:style-name="ro1">
          <table:table-cell office:value-type="string" calcext:value-type="string">
            <text:p>width: 80%;</text:p>
          </table:table-cell>
          <table:table-cell office:value-type="string" calcext:value-type="string">
            <text:p>chất lượng film tốt nhưng trong quá trình giao hàng bị móp vỏ hộp</text:p>
          </table:table-cell>
        </table:table-row>
        <table:table-row table:style-name="ro1">
          <table:table-cell office:value-type="string" calcext:value-type="string">
            <text:p>width: 80%;</text:p>
          </table:table-cell>
          <table:table-cell office:value-type="string" calcext:value-type="string">
            <text:p>Chất lượng của tai nghe Bluetooth rất tốt nhưng khó điều khiển</text:p>
          </table:table-cell>
        </table:table-row>
        <table:table-row table:style-name="ro1">
          <table:table-cell office:value-type="string" calcext:value-type="string">
            <text:p>width: 80%;</text:p>
          </table:table-cell>
          <table:table-cell office:value-type="string" calcext:value-type="string">
            <text:p>chất lượng build tốt, hình ảnh k sắc nét lắm</text:p>
          </table:table-cell>
        </table:table-row>
        <table:table-row table:style-name="ro1">
          <table:table-cell office:value-type="string" calcext:value-type="string">
            <text:p>width: 80%;</text:p>
          </table:table-cell>
          <table:table-cell office:value-type="string" calcext:value-type="string">
            <text:p>Chất lượng bình thường . có hiện tượng tín hiệu truyền đi không liên tục. so với bluetooh <text:s/>mặc định trên laptop thì không bằng.</text:p>
          </table:table-cell>
        </table:table-row>
        <table:table-row table:style-name="ro3">
          <table:table-cell office:value-type="string" calcext:value-type="string">
            <text:p>width: 80%;</text:p>
          </table:table-cell>
          <table:table-cell office:value-type="string" calcext:value-type="string">
            <text:p>chất lượng ban ngày vs ban đêm nét, 1080p nhưng thực sự chưa đến đc mức đó, cảm nhận cá nhân chắc chỉ qua 720p thôi.</text:p>
            <text:p>điểm trừ là bắt sóng wifi hơi yếu , cùng 1 địa điểm điện thoại bắt wifi được khoảng 60% thì Xiaomi 360 này sóng có 20%</text:p>
            <text:p>thời gian giao hàng của tiki vẫn nhanh vs chuẩn</text:p>
          </table:table-cell>
        </table:table-row>
        <table:table-row table:style-name="ro1">
          <table:table-cell office:value-type="string" calcext:value-type="string">
            <text:p>width: 80%;</text:p>
          </table:table-cell>
          <table:table-cell office:value-type="string" calcext:value-type="string">
            <text:p>Chất lượng bản in tốt, máy hoạt động như ý muốn. Rất xứng đáng với số tiền bỏ ra.</text:p>
          </table:table-cell>
        </table:table-row>
        <table:table-row table:style-name="ro1">
          <table:table-cell office:value-type="string" calcext:value-type="string">
            <text:p>width: 80%;</text:p>
          </table:table-cell>
          <table:table-cell office:value-type="string" calcext:value-type="string">
            <text:p>chất lượng âm tốt</text:p>
          </table:table-cell>
        </table:table-row>
        <table:table-row table:style-name="ro1">
          <table:table-cell office:value-type="string" calcext:value-type="string">
            <text:p>width: 80%;</text:p>
          </table:table-cell>
          <table:table-cell office:value-type="string" calcext:value-type="string">
            <text:p>Chất lượng âm thanh vừa phải, tính năng Ambient Sound hoạt động chưa tốt ở đường phố Việt Nam. Thời lượng pin cần thêm thời gian để test.</text:p>
          </table:table-cell>
        </table:table-row>
        <table:table-row table:style-name="ro1">
          <table:table-cell office:value-type="string" calcext:value-type="string">
            <text:p>width: 80%;</text:p>
          </table:table-cell>
          <table:table-cell office:value-type="string" calcext:value-type="string">
            <text:p>chất lượng âm thanh tốt, đèn led đẹp. Nhưng với các dòng máy như Mastel thì hơi bị khuyết âm thanh. Cảm ơn về sản phẩm!</text:p>
          </table:table-cell>
        </table:table-row>
        <table:table-row table:style-name="ro1">
          <table:table-cell office:value-type="string" calcext:value-type="string">
            <text:p>width: 80%;</text:p>
          </table:table-cell>
          <table:table-cell office:value-type="string" calcext:value-type="string">
            <text:p>chất lượng âm thanh ổn, hơi tiếc k có nút chình tres</text:p>
          </table:table-cell>
        </table:table-row>
        <table:table-row table:style-name="ro1">
          <table:table-cell office:value-type="string" calcext:value-type="string">
            <text:p>width: 80%;</text:p>
          </table:table-cell>
          <table:table-cell office:value-type="string" calcext:value-type="string">
            <text:p>Chất lượng âm thanh khá tốt. mặc dù lúc mua về mình có chút e ngại vì đôi khi 1 bên loa bị mất tiếng lúc cầm di chuyển nhẹ. nhưng nếu để 1 chỗ không di chuyển mà sử dụng thì ok. Loa không to như mong đợi nhưng so với tầm giá này là OK rồi</text:p>
          </table:table-cell>
        </table:table-row>
        <table:table-row table:style-name="ro1">
          <table:table-cell office:value-type="string" calcext:value-type="string">
            <text:p>width: 80%;</text:p>
          </table:table-cell>
          <table:table-cell office:value-type="string" calcext:value-type="string">
            <text:p>Chất liệu da cũng ổn ko quá sịn, ko bám trên mặt bàn và hơi khá nhỏ, khuyên mấy bạn nên mua cái to hơn để ko bị rớt chuột ra ngoài</text:p>
          </table:table-cell>
        </table:table-row>
        <table:table-row table:style-name="ro1">
          <table:table-cell office:value-type="string" calcext:value-type="string">
            <text:p>width: 80%;</text:p>
          </table:table-cell>
          <table:table-cell office:value-type="string" calcext:value-type="string">
            <text:p>Chất liệu của túi đựng tặng kèm rất tệ, máy đúng mô tả, zoom x35 rất tốt, chụp ban ngày tốt, chụp tối bị noise nhẹ, nói chung là tạm ổn với tầm giá dưới 4tr.</text:p>
          </table:table-cell>
        </table:table-row>
        <table:table-row table:style-name="ro1">
          <table:table-cell office:value-type="string" calcext:value-type="string">
            <text:p>width: 80%;</text:p>
          </table:table-cell>
          <table:table-cell office:value-type="string" calcext:value-type="string">
            <text:p>Chất liệu của dây k đẹp như dây gốc, hơi cứng, nhưng đeo thấy ổn, không khó chịu lắm, thiết kế chưa tinh tế gọn gàng như dây gốc (có viền chỉ xung quanh lồi rõ, dây gốc mượt, chìm hơn). Được cái màu đẹp, ôm sát mặt máy, k sợ rơi. Nút cài chắc chắn</text:p>
          </table:table-cell>
        </table:table-row>
        <table:table-row table:style-name="ro1">
          <table:table-cell office:value-type="string" calcext:value-type="string">
            <text:p>width: 80%;</text:p>
          </table:table-cell>
          <table:table-cell office:value-type="string" calcext:value-type="string">
            <text:p>Chất liệu bình thường, đường may còn chưa được đẹp lắm.</text:p>
          </table:table-cell>
        </table:table-row>
        <table:table-row table:style-name="ro3">
          <table:table-cell office:value-type="string" calcext:value-type="string">
            <text:p>width: 80%;</text:p>
          </table:table-cell>
          <table:table-cell office:value-type="string" calcext:value-type="string">
            <text:p>Chất liệu bằng nhựa nên ko chắc chắn lắm. </text:p>
            <text:p>Nút điều khiển từ xa thì ko dùng được bị hư. </text:p>
            <text:p>Nói chung tiền nào của đó. Với giá đó thì cũng khá hợp lý 😊</text:p>
          </table:table-cell>
        </table:table-row>
        <table:table-row table:style-name="ro1">
          <table:table-cell office:value-type="string" calcext:value-type="string">
            <text:p>width: 80%;</text:p>
          </table:table-cell>
          <table:table-cell office:value-type="string" calcext:value-type="string">
            <text:p>Chất âm nghe rất ổn so với giá. Tuy nhiên khá dễ đứt dây nếu không giữ cẩn thận. Chỉ có phần đầu được bọc dù trong khi 2 dây sau như hai cọng bún.</text:p>
          </table:table-cell>
        </table:table-row>
        <table:table-row table:style-name="ro1">
          <table:table-cell office:value-type="string" calcext:value-type="string">
            <text:p>width: 80%;</text:p>
          </table:table-cell>
          <table:table-cell office:value-type="string" calcext:value-type="string">
            <text:p>Chấp nhận đuoc...................,.,.,,.,,,,........</text:p>
          </table:table-cell>
        </table:table-row>
        <table:table-row table:style-name="ro1">
          <table:table-cell office:value-type="string" calcext:value-type="string">
            <text:p>width: 80%;</text:p>
          </table:table-cell>
          <table:table-cell office:value-type="string" calcext:value-type="string">
            <text:p>Chấp nhận được, xem qua 4G thì yếu, Wifi thì tốt. Có đầy đủ đồ để lắp, dễ cài app, hình rõ nếu internet trong tình trang kết nối tốt từ camera tới thiết bị cài app (nếu dùng 4G xem thì không tốt tí nào, mình dùng 4G Mobifone hầu như không xem được), góc hình rộng.</text:p>
          </table:table-cell>
        </table:table-row>
        <table:table-row table:style-name="ro1">
          <table:table-cell office:value-type="string" calcext:value-type="string">
            <text:p>width: 80%;</text:p>
          </table:table-cell>
          <table:table-cell office:value-type="string" calcext:value-type="string">
            <text:p>chấp nhận được thôi. chờ timer mới đánh giá được</text:p>
          </table:table-cell>
        </table:table-row>
        <table:table-row table:style-name="ro1">
          <table:table-cell office:value-type="string" calcext:value-type="string">
            <text:p>width: 80%;</text:p>
          </table:table-cell>
          <table:table-cell office:value-type="string" calcext:value-type="string">
            <text:p>chấp nhận được</text:p>
          </table:table-cell>
        </table:table-row>
        <table:table-row table:style-name="ro1">
          <table:table-cell office:value-type="string" calcext:value-type="string">
            <text:p>width: 80%;</text:p>
          </table:table-cell>
          <table:table-cell office:value-type="string" calcext:value-type="string">
            <text:p>chấp nhận đc,..........chấp nhận đc,..........chấp nhận đc,..........</text:p>
          </table:table-cell>
        </table:table-row>
        <table:table-row table:style-name="ro1">
          <table:table-cell office:value-type="string" calcext:value-type="string">
            <text:p>width: 80%;</text:p>
          </table:table-cell>
          <table:table-cell office:value-type="string" calcext:value-type="string">
            <text:p>chấp nhận đc so với giá. tuy có hơi lỏng lẻo</text:p>
          </table:table-cell>
        </table:table-row>
        <table:table-row table:style-name="ro1">
          <table:table-cell office:value-type="string" calcext:value-type="string">
            <text:p>width: 80%;</text:p>
          </table:table-cell>
          <table:table-cell office:value-type="string" calcext:value-type="string">
            <text:p>Chào tiki! Mình thấy mô tả sản phẩm full box có bao gồm HDSD và thẻ bảo hành nhưng sản phẩm mình nhận lại không có 2 món này. Tiki giúp mình kiểm tra lại trường hợp này nhé! Cám ơm Tiki!</text:p>
          </table:table-cell>
        </table:table-row>
        <table:table-row table:style-name="ro1">
          <table:table-cell office:value-type="string" calcext:value-type="string">
            <text:p>width: 80%;</text:p>
          </table:table-cell>
          <table:table-cell office:value-type="string" calcext:value-type="string">
            <text:p>Chào tiki, tôi đã mua len sony trên tiki, nhưng sao tôi vào quản lý đơn đặt hàng ghi tôi đã hủy</text:p>
          </table:table-cell>
        </table:table-row>
        <table:table-row table:style-name="ro1">
          <table:table-cell office:value-type="string" calcext:value-type="string">
            <text:p>width: 80%;</text:p>
          </table:table-cell>
          <table:table-cell office:value-type="string" calcext:value-type="string">
            <text:p>Chào Shop, mình nhận được hàng hôm nay. Sản phẩm thì giống như hình nhưng trong hộp sản phẩm không có giá đỡ điện thoại kèm theo. Shop check lại giúp mình nhé. Cảm ơn shop!</text:p>
          </table:table-cell>
        </table:table-row>
        <table:table-row table:style-name="ro1">
          <table:table-cell office:value-type="string" calcext:value-type="string">
            <text:p>width: 80%;</text:p>
          </table:table-cell>
          <table:table-cell office:value-type="string" calcext:value-type="string">
            <text:p>Chào bạn, mình muốn hỏi, vì sao , mình lấy tai nghe ra khỏi hộp sạc. Khi kết nối với điện thoại, nhưng trong điện thoại toàn để 2 tai nghe (trái, phải) chứ ko thể kết nối 1 lúc 2 tai nghe. Cả 2 tai nghe đều hoạt động, nhưng hoạt động độc lập T~T Hoặc mình đã làm sai bước nào?</text:p>
          </table:table-cell>
        </table:table-row>
        <table:table-row table:style-name="ro1">
          <table:table-cell office:value-type="string" calcext:value-type="string">
            <text:p>width: 80%;</text:p>
          </table:table-cell>
          <table:table-cell office:value-type="string" calcext:value-type="string">
            <text:p>chân sạc của ip thì ok mà chân của ss thì chưa thấy nhậy</text:p>
          </table:table-cell>
        </table:table-row>
        <table:table-row table:style-name="ro1">
          <table:table-cell office:value-type="string" calcext:value-type="string">
            <text:p>width: 80%;</text:p>
          </table:table-cell>
          <table:table-cell office:value-type="string" calcext:value-type="string">
            <text:p>Chân máy ok, chắc chắn, chỗ gắn máy ảnh có vít hơi nông</text:p>
          </table:table-cell>
        </table:table-row>
        <table:table-row table:style-name="ro2">
          <table:table-cell office:value-type="string" calcext:value-type="string">
            <text:p>width: 80%;</text:p>
          </table:table-cell>
          <table:table-cell office:value-type="string" calcext:value-type="string">
            <text:p>Chân máy kích thước nhỏ gọn, dễ thu lại và bung ra. Đặt máy lên rất chắc chắn, các khớp nối khi bật ra cũng đều nhau không bị lệch. </text:p>
            <text:p>Bên giao hàng gói rất kĩ, có lớp chống va đập. Tem, tag còn nguyên vẹn. Nhân viên giao hàng nhiệt tình.</text:p>
          </table:table-cell>
        </table:table-row>
        <table:table-row table:style-name="ro1">
          <table:table-cell office:value-type="string" calcext:value-type="string">
            <text:p>width: 80%;</text:p>
          </table:table-cell>
          <table:table-cell office:value-type="string" calcext:value-type="string">
            <text:p>Chân máy khá cứng cáp để được cả con máy DSLR. Khá hài lòng, chỉ là shop giao hàng lâu quá.</text:p>
          </table:table-cell>
        </table:table-row>
        <table:table-row table:style-name="ro1">
          <table:table-cell office:value-type="string" calcext:value-type="string">
            <text:p>width: 80%;</text:p>
          </table:table-cell>
          <table:table-cell office:value-type="string" calcext:value-type="string">
            <text:p>Chân máy đáp ứng khá tốt nhu cầu sử dụng. Gọn nhẹ, thao tác dễ dàng. Có túi đi kèm dễ bảo quản và vận chuyển.</text:p>
          </table:table-cell>
        </table:table-row>
        <table:table-row table:style-name="ro1">
          <table:table-cell office:value-type="string" calcext:value-type="string">
            <text:p>width: 80%;</text:p>
          </table:table-cell>
          <table:table-cell office:value-type="string" calcext:value-type="string">
            <text:p>chân máy cứng cáp, tuy nhiên có đôi chút chỗ hơi thô cứng làm lấy ra vô hơi khó, còn lại ok xứng đáng với giá tiền</text:p>
          </table:table-cell>
        </table:table-row>
        <table:table-row table:style-name="ro1">
          <table:table-cell office:value-type="string" calcext:value-type="string">
            <text:p>width: 80%;</text:p>
          </table:table-cell>
          <table:table-cell office:value-type="string" calcext:value-type="string">
            <text:p>Chân máy chắc chắn, giá cả hợp lý cho các bạn mới chơi máy ảnh</text:p>
          </table:table-cell>
        </table:table-row>
        <table:table-row table:style-name="ro1">
          <table:table-cell office:value-type="string" calcext:value-type="string">
            <text:p>width: 80%;</text:p>
          </table:table-cell>
          <table:table-cell office:value-type="string" calcext:value-type="string">
            <text:p>Chân máy bằng nhựa, các chi tiết chắc chắn, vững chãi, dùng indoor với các máy nhẹ thì phù hợp. Mức giá chấp nhận được</text:p>
          </table:table-cell>
        </table:table-row>
        <table:table-row table:style-name="ro1">
          <table:table-cell office:value-type="string" calcext:value-type="string">
            <text:p>width: 80%;</text:p>
          </table:table-cell>
          <table:table-cell office:value-type="string" calcext:value-type="string">
            <text:p>Chân máy ảnh Benro T880 EX giao hàng nguyên hộp, đóng gói kỹ có bọc nilon bóng hơi bảo quản tốt;</text:p>
          </table:table-cell>
        </table:table-row>
        <table:table-row table:style-name="ro1">
          <table:table-cell office:value-type="string" calcext:value-type="string">
            <text:p>width: 80%;</text:p>
          </table:table-cell>
          <table:table-cell office:value-type="string" calcext:value-type="string">
            <text:p>Chân loại này yếu. dùng tạm thì được</text:p>
          </table:table-cell>
        </table:table-row>
        <table:table-row table:style-name="ro2">
          <table:table-cell office:value-type="string" calcext:value-type="string">
            <text:p>width: 80%;</text:p>
          </table:table-cell>
          <table:table-cell office:value-type="string" calcext:value-type="string">
            <text:p>Chân khi cài hết chốt thì cũng tạm, chưa cứng cáp cho lắm vì được làm bằng nhôm và nhựa mà, nên không thể đòi hỏi thêm trong tầm giá.</text:p>
            <text:p>nói chung mua về xài tạm cỡ nửa năm thì OK</text:p>
          </table:table-cell>
        </table:table-row>
        <table:table-row table:style-name="ro1">
          <table:table-cell office:value-type="string" calcext:value-type="string">
            <text:p>width: 80%;</text:p>
          </table:table-cell>
          <table:table-cell office:value-type="string" calcext:value-type="string">
            <text:p>Chân hơi yếu, nhưng giá rẻ nên ok</text:p>
          </table:table-cell>
        </table:table-row>
        <table:table-row table:style-name="ro1">
          <table:table-cell office:value-type="string" calcext:value-type="string">
            <text:p>width: 80%;</text:p>
          </table:table-cell>
          <table:table-cell office:value-type="string" calcext:value-type="string">
            <text:p>Chân hơi yếu, khi cho lên cao gần như không trụ vững :(</text:p>
          </table:table-cell>
        </table:table-row>
        <table:table-row table:style-name="ro1">
          <table:table-cell office:value-type="string" calcext:value-type="string">
            <text:p>width: 80%;</text:p>
          </table:table-cell>
          <table:table-cell office:value-type="string" calcext:value-type="string">
            <text:p>Chân dùng ổn tại tầm giá.</text:p>
          </table:table-cell>
        </table:table-row>
        <table:table-row table:style-name="ro1">
          <table:table-cell office:value-type="string" calcext:value-type="string">
            <text:p>width: 80%;</text:p>
          </table:table-cell>
          <table:table-cell office:value-type="string" calcext:value-type="string">
            <text:p>Chân đứng cũng cứng tạm ổn, cái gia đựng điện thoại hơi cứng khi lắp điện thoại vào, nghiêng xuống thì lỏng lẽo, hk có cách nào cho giữ chặt được</text:p>
          </table:table-cell>
        </table:table-row>
        <table:table-row table:style-name="ro1">
          <table:table-cell office:value-type="string" calcext:value-type="string">
            <text:p>width: 80%;</text:p>
          </table:table-cell>
          <table:table-cell office:value-type="string" calcext:value-type="string">
            <text:p>Chân đế ổn, nhưng điện thoại to hơi nặng lại k giữ được</text:p>
          </table:table-cell>
        </table:table-row>
        <table:table-row table:style-name="ro1">
          <table:table-cell office:value-type="string" calcext:value-type="string">
            <text:p>width: 80%;</text:p>
          </table:table-cell>
          <table:table-cell office:value-type="string" calcext:value-type="string">
            <text:p>Chân chắc chắn. Hài lòng, tiki đóng gói cẩn thận.</text:p>
          </table:table-cell>
        </table:table-row>
        <table:table-row table:style-name="ro1">
          <table:table-cell office:value-type="string" calcext:value-type="string">
            <text:p>width: 80%;</text:p>
          </table:table-cell>
          <table:table-cell office:value-type="string" calcext:value-type="string">
            <text:p>chân bị lỗi phải sửa mới dùng đc</text:p>
          </table:table-cell>
        </table:table-row>
        <table:table-row table:style-name="ro1">
          <table:table-cell office:value-type="string" calcext:value-type="string">
            <text:p>width: 80%;</text:p>
          </table:table-cell>
          <table:table-cell office:value-type="string" calcext:value-type="string">
            <text:p>Chấm nhận dc so với giá tiền. Hơi hôi mùi nhựa....</text:p>
          </table:table-cell>
        </table:table-row>
        <table:table-row table:style-name="ro1">
          <table:table-cell office:value-type="string" calcext:value-type="string">
            <text:p>width: 80%;</text:p>
          </table:table-cell>
          <table:table-cell office:value-type="string" calcext:value-type="string">
            <text:p>Chắc tại mình không may mắn, vừa mua sử dụng được vài ngày thì sản phẩm bị hỏng, phải gửi trả về bảo hành tận bên Trung Quốc theo lời đại lý phân phối. Ngoài ra thì sản phẩm sử dụng ok.</text:p>
          </table:table-cell>
        </table:table-row>
        <table:table-row table:style-name="ro1">
          <table:table-cell office:value-type="string" calcext:value-type="string">
            <text:p>width: 80%;</text:p>
          </table:table-cell>
          <table:table-cell office:value-type="string" calcext:value-type="string">
            <text:p>chắc chắn, cũng ok lắm nhưng có vết ố sần trên thân, khả năng kết nối ổn định.</text:p>
          </table:table-cell>
        </table:table-row>
        <table:table-row table:style-name="ro1">
          <table:table-cell office:value-type="string" calcext:value-type="string">
            <text:p>width: 80%;</text:p>
          </table:table-cell>
          <table:table-cell office:value-type="string" calcext:value-type="string">
            <text:p>Cgty frttg drrrt rrtt rrtt</text:p>
          </table:table-cell>
        </table:table-row>
        <table:table-row table:style-name="ro1">
          <table:table-cell office:value-type="string" calcext:value-type="string">
            <text:p>width: 80%;</text:p>
          </table:table-cell>
          <table:table-cell office:value-type="string" calcext:value-type="string">
            <text:p>case ôm khít với mấy 10.2 in , đừng được trong tầm giá !</text:p>
          </table:table-cell>
        </table:table-row>
        <table:table-row table:style-name="ro1">
          <table:table-cell office:value-type="string" calcext:value-type="string">
            <text:p>width: 80%;</text:p>
          </table:table-cell>
          <table:table-cell office:value-type="string" calcext:value-type="string">
            <text:p>Cáp tốt, sản phẩm ổn, tiki giao hàng từ trc đến giờ vẫn tin tưởng</text:p>
          </table:table-cell>
        </table:table-row>
        <table:table-row table:style-name="ro1">
          <table:table-cell office:value-type="string" calcext:value-type="string">
            <text:p>width: 80%;</text:p>
          </table:table-cell>
          <table:table-cell office:value-type="string" calcext:value-type="string">
            <text:p>Cáp sử dụng ok. Mạc Anker dể tróc ra</text:p>
          </table:table-cell>
        </table:table-row>
        <table:table-row table:style-name="ro2">
          <table:table-cell office:value-type="string" calcext:value-type="string">
            <text:p>width: 80%;</text:p>
          </table:table-cell>
          <table:table-cell office:value-type="string" calcext:value-type="string">
            <text:p>Cáp sạc tốt! Có hỗ trợ sạc nhanh 18W</text:p>
            <text:p>Tiki giao hàng nhanh!</text:p>
          </table:table-cell>
        </table:table-row>
        <table:table-row table:style-name="ro1">
          <table:table-cell office:value-type="string" calcext:value-type="string">
            <text:p>width: 80%;</text:p>
          </table:table-cell>
          <table:table-cell office:value-type="string" calcext:value-type="string">
            <text:p>Cáp sạc dùng tốt sạc nhanh nhưng hay bị gãy đầu giắc cắm</text:p>
          </table:table-cell>
        </table:table-row>
        <table:table-row table:style-name="ro1">
          <table:table-cell office:value-type="string" calcext:value-type="string">
            <text:p>width: 80%;</text:p>
          </table:table-cell>
          <table:table-cell office:value-type="string" calcext:value-type="string">
            <text:p>Cáp đẹp, dùng ổ định, khá bền. Tiki gói hàng đẹp, giao nhanh trong 3 ngày.</text:p>
          </table:table-cell>
        </table:table-row>
        <table:table-row table:style-name="ro1">
          <table:table-cell office:value-type="string" calcext:value-type="string">
            <text:p>width: 80%;</text:p>
          </table:table-cell>
          <table:table-cell office:value-type="string" calcext:value-type="string">
            <text:p>Cáp đang sử dụng bình thường nhưng lúc nhận thì thấy bao da bảo vệ cáp bị nhồi nhét nhăn nheo trong hộp mất giá trị món hàng quá, có dán tem bảo hành thì cũng cẩn thận chứ nhỉ. Chưa kể vỏ hộp có vẻ hơi dơ.</text:p>
          </table:table-cell>
        </table:table-row>
        <table:table-row table:style-name="ro1">
          <table:table-cell office:value-type="string" calcext:value-type="string">
            <text:p>width: 80%;</text:p>
          </table:table-cell>
          <table:table-cell office:value-type="string" calcext:value-type="string">
            <text:p>Cạnh sườn không có nhung!</text:p>
          </table:table-cell>
        </table:table-row>
        <table:table-row table:style-name="ro6">
          <table:table-cell office:value-type="string" calcext:value-type="string">
            <text:p>width: 80%;</text:p>
          </table:table-cell>
          <table:table-cell office:value-type="string" calcext:value-type="string">
            <text:p>Cắn răng bấm bụng mua em Sony này về làm  photo essay, sau đó mê quá chừng.</text:p>
            <text:p>Có điều không có chỉ dẫn cụ thể nên phải mò cả tuần mới chụp được 1 bức ảnh ra hồn.</text:p>
            <text:p>Tuy là xài pin nhưng pin xạc lại được, pin chạy lâu lắm mới xạc tiếp (này là pin tặng kèm, còn pin sony thì không tốt).</text:p>
            <text:p/>
            <text:p>Ảnh muốn đẹp như máy cơ thì chỉnh khẩu rồi chạy xa vật chụp nhất có thể, zoom, kê máy canh góc chụp. (quá trình vật vã chụp handmade food) :))</text:p>
          </table:table-cell>
        </table:table-row>
        <table:table-row table:style-name="ro1">
          <table:table-cell office:value-type="string" calcext:value-type="string">
            <text:p>width: 80%;</text:p>
          </table:table-cell>
          <table:table-cell office:value-type="string" calcext:value-type="string">
            <text:p>Cần bán lại máy chụp hình Sony alpha 6000, ống kính rời. Mình mua ngày 17.11.2019 qua Tiki, vì xài Canon nên không quen lắm với giao diện Sony và cũng ít nhu cầu nên nhượng lại cho anh/chị/em nào có nhu cầu. Máy chụp khoảng 350 shots, còn mới nguyên zin 99% và đầy đủ phụ kiện chính hãng, chưa có 1 vết trầy xước hay lỗi gì cả. <text:s/>Giá bán lại 9.000.000₫, bao test và freeship nội thành Saigon. <text:s/>Cám ơn mọi người!</text:p>
          </table:table-cell>
        </table:table-row>
        <table:table-row table:style-name="ro1">
          <table:table-cell office:value-type="string" calcext:value-type="string">
            <text:p>width: 80%;</text:p>
          </table:table-cell>
          <table:table-cell office:value-type="string" calcext:value-type="string">
            <text:p>Cần bán lại máy chụp hình Sony alpha 6000, ống kính rời. Mình mua ngày 17.11.2019 qua Tiki, vì xài Canon nên không quen lắm với giao diện Sony và cũng ít nhu cầu nên nhượng lại cho anh/chị/em nào có nhu cầu. Máy chụp khoảng 350 shots, còn mới nguyên zin 99% và đầy đủ phụ kiện chính hãng, chưa có 1 vết trầy xước hay lỗi gì cả. <text:s/>Giá bán lại 9.000.000₫, bao test và freeship nội thành Saigon. <text:s/>Cám ơn mọi người!</text:p>
          </table:table-cell>
        </table:table-row>
        <table:table-row table:style-name="ro1">
          <table:table-cell office:value-type="string" calcext:value-type="string">
            <text:p>width: 80%;</text:p>
          </table:table-cell>
          <table:table-cell office:value-type="string" calcext:value-type="string">
            <text:p>Camera xem bạn ngày nét căng ,ban đêm không thấy có màu.chạy một lúc thấy nóng vỏ</text:p>
          </table:table-cell>
        </table:table-row>
        <table:table-row table:style-name="ro1">
          <table:table-cell office:value-type="string" calcext:value-type="string">
            <text:p>width: 80%;</text:p>
          </table:table-cell>
          <table:table-cell office:value-type="string" calcext:value-type="string">
            <text:p>Camera xài ok so với tầm giá. Chất lượng hình ảnh tạm ổn chứ ko đc 1080p như mong đợi. Camera ko cho set địa chỉ IP tĩnh <text:s/>trực tiếp mà phải điều chỉnh trên modem (hơi tiếc).</text:p>
          </table:table-cell>
        </table:table-row>
        <table:table-row table:style-name="ro1">
          <table:table-cell office:value-type="string" calcext:value-type="string">
            <text:p>width: 80%;</text:p>
          </table:table-cell>
          <table:table-cell office:value-type="string" calcext:value-type="string">
            <text:p>Camera tự động offline ko xem được phải reset, cho <text:s/>hỏi phải bảo hành thế nào?</text:p>
          </table:table-cell>
        </table:table-row>
        <table:table-row table:style-name="ro2">
          <table:table-cell office:value-type="string" calcext:value-type="string">
            <text:p>width: 80%;</text:p>
          </table:table-cell>
          <table:table-cell office:value-type="string" calcext:value-type="string">
            <text:p>Camera tốt nhưng chưa tự reset lại khi mất điện </text:p>
            <text:p>Đã bị nhiều lần như vậy không biết có phải bị lỗi hay không,và có được bảo hành hay không?</text:p>
          </table:table-cell>
        </table:table-row>
        <table:table-row table:style-name="ro1">
          <table:table-cell office:value-type="string" calcext:value-type="string">
            <text:p>width: 80%;</text:p>
          </table:table-cell>
          <table:table-cell office:value-type="string" calcext:value-type="string">
            <text:p>camera thì rất ok nhưng bán nói có thẻ nhớ 128gb mà ko có</text:p>
          </table:table-cell>
        </table:table-row>
        <table:table-row table:style-name="ro1">
          <table:table-cell office:value-type="string" calcext:value-type="string">
            <text:p>width: 80%;</text:p>
          </table:table-cell>
          <table:table-cell office:value-type="string" calcext:value-type="string">
            <text:p>Camera sử dụng tốt</text:p>
          </table:table-cell>
        </table:table-row>
        <table:table-row table:style-name="ro1">
          <table:table-cell office:value-type="string" calcext:value-type="string">
            <text:p>width: 80%;</text:p>
          </table:table-cell>
          <table:table-cell office:value-type="string" calcext:value-type="string">
            <text:p>camera sao không gắn được thẻ nhớ</text:p>
          </table:table-cell>
        </table:table-row>
        <table:table-row table:style-name="ro1">
          <table:table-cell office:value-type="string" calcext:value-type="string">
            <text:p>width: 80%;</text:p>
          </table:table-cell>
          <table:table-cell office:value-type="string" calcext:value-type="string">
            <text:p>Camera sài rất tốt. Chuẩn 1080p. Tuy nhiên chân gài k được chắc chắn cho lắm. Chân gài đụng nhẹ là tự rớt k cố định được.</text:p>
          </table:table-cell>
        </table:table-row>
        <table:table-row table:style-name="ro1">
          <table:table-cell office:value-type="string" calcext:value-type="string">
            <text:p>width: 80%;</text:p>
          </table:table-cell>
          <table:table-cell office:value-type="string" calcext:value-type="string">
            <text:p>Camera sài ok... chưa thấy lỗi lầm gì khi viết review này. Hy vọng là ko trở chứng sau khi post lên.</text:p>
          </table:table-cell>
        </table:table-row>
        <table:table-row table:style-name="ro4">
          <table:table-cell office:value-type="string" calcext:value-type="string">
            <text:p>width: 80%;</text:p>
          </table:table-cell>
          <table:table-cell office:value-type="string" calcext:value-type="string">
            <text:p>camera sắc nét</text:p>
            <text:p>dể sử dụng</text:p>
            <text:p>độ bền thì chờ lâu dài</text:p>
            <text:p>cảm thấy ok</text:p>
          </table:table-cell>
        </table:table-row>
        <table:table-row table:style-name="ro1">
          <table:table-cell office:value-type="string" calcext:value-type="string">
            <text:p>width: 80%;</text:p>
          </table:table-cell>
          <table:table-cell office:value-type="string" calcext:value-type="string">
            <text:p>Camera rõ, còn mới, lần sau nếu mua <text:s/>thì ủng hộ tiếp</text:p>
          </table:table-cell>
        </table:table-row>
        <table:table-row table:style-name="ro1">
          <table:table-cell office:value-type="string" calcext:value-type="string">
            <text:p>width: 80%;</text:p>
          </table:table-cell>
          <table:table-cell office:value-type="string" calcext:value-type="string">
            <text:p>camera rõ nét, đàm thoại tốt</text:p>
          </table:table-cell>
        </table:table-row>
        <table:table-row table:style-name="ro1">
          <table:table-cell office:value-type="string" calcext:value-type="string">
            <text:p>width: 80%;</text:p>
          </table:table-cell>
          <table:table-cell office:value-type="string" calcext:value-type="string">
            <text:p>camera rõ nét và có hồng ngoại. quay dc 360 độ và có thể truyền tải giọng nói. tiếc là ko có kết nối được đầu ghi...</text:p>
          </table:table-cell>
        </table:table-row>
        <table:table-row table:style-name="ro1">
          <table:table-cell office:value-type="string" calcext:value-type="string">
            <text:p>width: 80%;</text:p>
          </table:table-cell>
          <table:table-cell office:value-type="string" calcext:value-type="string">
            <text:p>camera rất ok nhưng tiếc là không kèm thêm thẻ SD.</text:p>
          </table:table-cell>
        </table:table-row>
        <table:table-row table:style-name="ro3">
          <table:table-cell office:value-type="string" calcext:value-type="string">
            <text:p>width: 80%;</text:p>
          </table:table-cell>
          <table:table-cell office:value-type="string" calcext:value-type="string">
            <text:p>camera quốc tế, cài đặt kết nối nhanh, sử dụng ổn định.</text:p>
            <text:p>nhược điểm duy nhất là không xoay được toàn cảnh: xoay tròn 360 độ nhưng góc nhìn lên nhìn xuống bị hạn chế</text:p>
            <text:p>phù hợp nếu gắn tường</text:p>
          </table:table-cell>
        </table:table-row>
        <table:table-row table:style-name="ro1">
          <table:table-cell office:value-type="string" calcext:value-type="string">
            <text:p>width: 80%;</text:p>
          </table:table-cell>
          <table:table-cell office:value-type="string" calcext:value-type="string">
            <text:p>Camera quay nét, phần mềm cài đặt đơn giản. Phù hợp với giá tiền. Nhưng thẻ nhớ không nhận, format lại thẻ nhớ thì báo chưa khởi tạo mặc dù mình làm đi làm lại mấy lần. Có ai biết lỗi này xử lý sao không chỉ mình với ạ.</text:p>
          </table:table-cell>
        </table:table-row>
        <table:table-row table:style-name="ro1">
          <table:table-cell office:value-type="string" calcext:value-type="string">
            <text:p>width: 80%;</text:p>
          </table:table-cell>
          <table:table-cell office:value-type="string" calcext:value-type="string">
            <text:p>Camera quay được mọi hướng nên rất tiện, còn phần lắp đặt và cài đặt thì hơi rắc rối phải update phần mềm Thì mới cài được</text:p>
          </table:table-cell>
        </table:table-row>
        <table:table-row table:style-name="ro1">
          <table:table-cell office:value-type="string" calcext:value-type="string">
            <text:p>width: 80%;</text:p>
          </table:table-cell>
          <table:table-cell office:value-type="string" calcext:value-type="string">
            <text:p>Camera ổn. Thẻ nhớ không sử dụng được, mong shop xem lại</text:p>
          </table:table-cell>
        </table:table-row>
        <table:table-row table:style-name="ro2">
          <table:table-cell office:value-type="string" calcext:value-type="string">
            <text:p>width: 80%;</text:p>
          </table:table-cell>
          <table:table-cell office:value-type="string" calcext:value-type="string">
            <text:p>Camera ổn định, đẹp nhưng lỗi đọc thẻ SD.</text:p>
            <text:p>mong tiki hỗ trợ khắc phục.</text:p>
          </table:table-cell>
        </table:table-row>
        <table:table-row table:style-name="ro1">
          <table:table-cell office:value-type="string" calcext:value-type="string">
            <text:p>width: 80%;</text:p>
          </table:table-cell>
          <table:table-cell office:value-type="string" calcext:value-type="string">
            <text:p>camera ok nhưng tiếng bị vọng</text:p>
          </table:table-cell>
        </table:table-row>
        <table:table-row table:style-name="ro1">
          <table:table-cell office:value-type="string" calcext:value-type="string">
            <text:p>width: 80%;</text:p>
          </table:table-cell>
          <table:table-cell office:value-type="string" calcext:value-type="string">
            <text:p>Camera ok hàng DWG. Không xem qua máy tính hay tivi được, phải xem qua app của di động. Không có củ sạc mình cắm củ sặc Nokia 5V-0.550 A nó cũng chạy được ( 6 ngày rồi không thấy trục trặc gì), thẻ nhớ micro sd phải loại class 10 mới ok</text:p>
          </table:table-cell>
        </table:table-row>
        <table:table-row table:style-name="ro1">
          <table:table-cell office:value-type="string" calcext:value-type="string">
            <text:p>width: 80%;</text:p>
          </table:table-cell>
          <table:table-cell office:value-type="string" calcext:value-type="string">
            <text:p>Camera ngoại hình đẹp, lắp đặt đơn giản, hình ảnh nét và ổn định. Tốc độ truy cập chấp nhận được trong tầm giá. Các bạn nên mua kèm thẻ nhớ để lưu hình ảnh sẽ an toàn hơn.</text:p>
          </table:table-cell>
        </table:table-row>
        <table:table-row table:style-name="ro1">
          <table:table-cell office:value-type="string" calcext:value-type="string">
            <text:p>width: 80%;</text:p>
          </table:table-cell>
          <table:table-cell office:value-type="string" calcext:value-type="string">
            <text:p>camera nét, rõ tiếng, chỉ tiếc là không có tính năng tương tác âm thanh 2 chiều</text:p>
          </table:table-cell>
        </table:table-row>
        <table:table-row table:style-name="ro4">
          <table:table-cell office:value-type="string" calcext:value-type="string">
            <text:p>width: 80%;</text:p>
          </table:table-cell>
          <table:table-cell office:value-type="string" calcext:value-type="string">
            <text:p>Camera nét, kết nối qua wifi hay 4G đều ổn (rất thi thoảng mới bị chậm); Có chế độ chỉ lưu video khi có chuyển động nên thẻ 16gb là đủ cho 1 tuần. Tốt hơn hẳn con Mi Basic từ chất lượng video đến độ ổn định khi sử dụng.</text:p>
            <text:p/>
            <text:p>Tuy nhiên, nhược điểm lớn nhất hiện giờ lại là app Mi Home trên android, dù đã thiết đặt đầy đủ để camera gửi cảnh báo cho điện thoại khi phát hiện chuyển động, nhưng app Mi Home không hề thông báo, phải tự mở app để kiểm tra thủ công... </text:p>
            <text:p>Nhiều người dùng trên thế giới cũng gặp tình trạng tương tự từ 2018 mà đến giờ vẫn chập chờn, chưa có cách khắc phục. Nên cân nhắc vấn đề này trước khi mua.</text:p>
          </table:table-cell>
        </table:table-row>
        <table:table-row table:style-name="ro1">
          <table:table-cell office:value-type="string" calcext:value-type="string">
            <text:p>width: 80%;</text:p>
          </table:table-cell>
          <table:table-cell office:value-type="string" calcext:value-type="string">
            <text:p>camera nét . dễ cài đặt tuy nhiên cực kỳ <text:s/>thất vọng về thời giao hàng của tiki. đến ngày dự kiến giao hàng mà đơn hàng chỉ ở bước tiếp nhận đơn. ko được thông báo giao trể chỉ khi đóng góp ký kiến mới được phản hồi về thời gian giao hàng. cực kỳ thất vọng về cách thức xử lý đơn hàng.</text:p>
          </table:table-cell>
        </table:table-row>
        <table:table-row table:style-name="ro1">
          <table:table-cell office:value-type="string" calcext:value-type="string">
            <text:p>width: 80%;</text:p>
          </table:table-cell>
          <table:table-cell office:value-type="string" calcext:value-type="string">
            <text:p>Camera này hỗ trợ thẻ nhớ bao nhiêu gb vậy ạ? Khi đầy thẻ nó có tự ghi chèn lên không hay phải tháo ra xoá bằng tay ạ</text:p>
          </table:table-cell>
        </table:table-row>
        <table:table-row table:style-name="ro1">
          <table:table-cell office:value-type="string" calcext:value-type="string">
            <text:p>width: 80%;</text:p>
          </table:table-cell>
          <table:table-cell office:value-type="string" calcext:value-type="string">
            <text:p>camera ko nhận thẻ .cần shop hỗ trợ 0989867917</text:p>
          </table:table-cell>
        </table:table-row>
        <table:table-row table:style-name="ro1">
          <table:table-cell office:value-type="string" calcext:value-type="string">
            <text:p>width: 80%;</text:p>
          </table:table-cell>
          <table:table-cell office:value-type="string" calcext:value-type="string">
            <text:p>Camera ko nhận diện được thẻ nhớ. Mình đã mua thẻ nhớ này để gắn vô nhưng ko nhận diện đc. Mặc dù đã format thẻ. Làm sao liên hệ đc bên bán nhỉ. Cảm ơn</text:p>
          </table:table-cell>
        </table:table-row>
        <table:table-row table:style-name="ro1">
          <table:table-cell office:value-type="string" calcext:value-type="string">
            <text:p>width: 80%;</text:p>
          </table:table-cell>
          <table:table-cell office:value-type="string" calcext:value-type="string">
            <text:p>Camera ko cần thẻ nhớ có lưu tự động vào điện toán đám mây được không .</text:p>
          </table:table-cell>
        </table:table-row>
        <table:table-row table:style-name="ro1">
          <table:table-cell office:value-type="string" calcext:value-type="string">
            <text:p>width: 80%;</text:p>
          </table:table-cell>
          <table:table-cell office:value-type="string" calcext:value-type="string">
            <text:p>Camera hơi mờ, so cái trước mua chất lượng không bằng</text:p>
          </table:table-cell>
        </table:table-row>
        <table:table-row table:style-name="ro1">
          <table:table-cell office:value-type="string" calcext:value-type="string">
            <text:p>width: 80%;</text:p>
          </table:table-cell>
          <table:table-cell office:value-type="string" calcext:value-type="string">
            <text:p>Camera hoạt động tốt. Bản quốc tế nên cập nhật ko bị lỗi.</text:p>
          </table:table-cell>
        </table:table-row>
        <table:table-row table:style-name="ro1">
          <table:table-cell office:value-type="string" calcext:value-type="string">
            <text:p>width: 80%;</text:p>
          </table:table-cell>
          <table:table-cell office:value-type="string" calcext:value-type="string">
            <text:p>Camera hoạt động tốt, dễ lắp đặt. Thích nhất là dây cắm điện dài nên không bị hạn chế về vị trí đặt camera. Camera bắt chuyển động tốt, chế độ hồng ngoại cũng rất tốt. Mình mua 2 cái thì 1 cái âm thanh có vấn đề, nghe réc réc liên tục, nhưng vì không có nhu cầu nghe âm thanh nên cũng lười đổi trả.</text:p>
          </table:table-cell>
        </table:table-row>
        <table:table-row table:style-name="ro1">
          <table:table-cell office:value-type="string" calcext:value-type="string">
            <text:p>width: 80%;</text:p>
          </table:table-cell>
          <table:table-cell office:value-type="string" calcext:value-type="string">
            <text:p>Camera hien đèn xanh luôn roi mà k kêt noi dc voi mihome mã hang MJSXJ05CM la hang quoc tế hay nội địa vậy</text:p>
          </table:table-cell>
        </table:table-row>
        <table:table-row table:style-name="ro1">
          <table:table-cell office:value-type="string" calcext:value-type="string">
            <text:p>width: 80%;</text:p>
          </table:table-cell>
          <table:table-cell office:value-type="string" calcext:value-type="string">
            <text:p>Camera hiện đang hoạt động tốt, giá thành ok, chất lượng hình ảnh tốt</text:p>
          </table:table-cell>
        </table:table-row>
        <table:table-row table:style-name="ro1">
          <table:table-cell office:value-type="string" calcext:value-type="string">
            <text:p>width: 80%;</text:p>
          </table:table-cell>
          <table:table-cell office:value-type="string" calcext:value-type="string">
            <text:p>camera dùng tốt nhưng k có khe gắn thẻ nhớ. muốn lưu lại phải tốn tiên mua bộ lưu trữ của yooshee hàng tháng. hơi chua</text:p>
          </table:table-cell>
        </table:table-row>
        <table:table-row table:style-name="ro1">
          <table:table-cell office:value-type="string" calcext:value-type="string">
            <text:p>width: 80%;</text:p>
          </table:table-cell>
          <table:table-cell office:value-type="string" calcext:value-type="string">
            <text:p>Camera dùng rất ok, nét, chuyển động linh hoạt, có điểm yếu là không kháng bụi kháng nước nên ko dùng được ngoài trời, còn nếu dùng trong nhà thì rất tốt, loa hơi rè, tuy nhiên tính năng nói qua loa gần như ko cần thiết</text:p>
          </table:table-cell>
        </table:table-row>
        <table:table-row table:style-name="ro1">
          <table:table-cell office:value-type="string" calcext:value-type="string">
            <text:p>width: 80%;</text:p>
          </table:table-cell>
          <table:table-cell office:value-type="string" calcext:value-type="string">
            <text:p>Camera dùng ổn</text:p>
          </table:table-cell>
        </table:table-row>
        <table:table-row table:style-name="ro1">
          <table:table-cell office:value-type="string" calcext:value-type="string">
            <text:p>width: 80%;</text:p>
          </table:table-cell>
          <table:table-cell office:value-type="string" calcext:value-type="string">
            <text:p>Camera đúng như mô tả, hình ảnh rỏ nét, cảm biến chuyển động k dc nhạy lắm. Nói chung tầm giá vừa.</text:p>
          </table:table-cell>
        </table:table-row>
        <table:table-row table:style-name="ro1">
          <table:table-cell office:value-type="string" calcext:value-type="string">
            <text:p>width: 80%;</text:p>
          </table:table-cell>
          <table:table-cell office:value-type="string" calcext:value-type="string">
            <text:p>Camera dùng nét, nhưng gọi thoai thì hơi rè</text:p>
          </table:table-cell>
        </table:table-row>
        <table:table-row table:style-name="ro1">
          <table:table-cell office:value-type="string" calcext:value-type="string">
            <text:p>width: 80%;</text:p>
          </table:table-cell>
          <table:table-cell office:value-type="string" calcext:value-type="string">
            <text:p>camera dùng hay bị đứt wifi. Xem lại history và thao tác giao diện khá tiện lợi, video call loa hơi nhỏ tiếng. dùng trong gia đình tốt.</text:p>
          </table:table-cell>
        </table:table-row>
        <table:table-row table:style-name="ro1">
          <table:table-cell office:value-type="string" calcext:value-type="string">
            <text:p>width: 80%;</text:p>
          </table:table-cell>
          <table:table-cell office:value-type="string" calcext:value-type="string">
            <text:p>camera đóng gói kỹ, mẫu mã nét, cứng cáp, dễ cài đặt. Tuy nhiên, theo hướng dẫn dùng QR code thì không thành công (có thể mã QR dán phía dưới camera không đúng). HDSD chữ rất nhỏ, phải dùng kính lúp mới xem được. Chất lượng thì xài lâu mới đánh giá được. Hình ảnh sắc nét, màu đẹp.</text:p>
          </table:table-cell>
        </table:table-row>
        <table:table-row table:style-name="ro1">
          <table:table-cell office:value-type="string" calcext:value-type="string">
            <text:p>width: 80%;</text:p>
          </table:table-cell>
          <table:table-cell office:value-type="string" calcext:value-type="string">
            <text:p>camera độ phân giải tốt, có hồng ngoại trắng đen vào ban đêm</text:p>
          </table:table-cell>
        </table:table-row>
        <table:table-row table:style-name="ro1">
          <table:table-cell office:value-type="string" calcext:value-type="string">
            <text:p>width: 80%;</text:p>
          </table:table-cell>
          <table:table-cell office:value-type="string" calcext:value-type="string">
            <text:p>Camera độ nét tốt, loa loại bị rè</text:p>
          </table:table-cell>
        </table:table-row>
        <table:table-row table:style-name="ro2">
          <table:table-cell office:value-type="string" calcext:value-type="string">
            <text:p>width: 80%;</text:p>
          </table:table-cell>
          <table:table-cell office:value-type="string" calcext:value-type="string">
            <text:p>Camera đẹp, giao hàng đúng, dễ cài đặt. Cho mình hỏi</text:p>
            <text:p>Mình mới mua 1 con này, nhưng tìm hoài không thấy khe gắn thẻ nhớ</text:p>
          </table:table-cell>
        </table:table-row>
        <table:table-row table:style-name="ro1">
          <table:table-cell office:value-type="string" calcext:value-type="string">
            <text:p>width: 80%;</text:p>
          </table:table-cell>
          <table:table-cell office:value-type="string" calcext:value-type="string">
            <text:p>Camera de sử dụng dễ cài đặt</text:p>
          </table:table-cell>
        </table:table-row>
        <table:table-row table:style-name="ro1">
          <table:table-cell office:value-type="string" calcext:value-type="string">
            <text:p>width: 80%;</text:p>
          </table:table-cell>
          <table:table-cell office:value-type="string" calcext:value-type="string">
            <text:p>Camera dễ kết nối, hình ảnh rõ nét, nhưng hơi nóng.</text:p>
          </table:table-cell>
        </table:table-row>
        <table:table-row table:style-name="ro3">
          <table:table-cell office:value-type="string" calcext:value-type="string">
            <text:p>width: 80%;</text:p>
          </table:table-cell>
          <table:table-cell office:value-type="string" calcext:value-type="string">
            <text:p>Camera có hình ảnh rõ nét.</text:p>
            <text:p>Sản phẩm đầu tiên mình đặt sử dụng rất ok</text:p>
            <text:p>Sản phẩm thứ 2 thì bị lỗi sử dụng sau vài giờ hiện lỗi ngoại tuyến, phải rút điện cắm lại và đã đổi trả, đang chờ gửi cái mới và hy vọng sẽ không bị lỗi như cái thứ 2. Nói chung là hài lòng.</text:p>
          </table:table-cell>
        </table:table-row>
        <table:table-row table:style-name="ro1">
          <table:table-cell office:value-type="string" calcext:value-type="string">
            <text:p>width: 80%;</text:p>
          </table:table-cell>
          <table:table-cell office:value-type="string" calcext:value-type="string">
            <text:p>Camera cho hình ảnh khá đẹp, bắt chuyển động tốt, tuy nhiên app Mi Home không hiển thị thông báo trên điện thoại, mặc dù camera đã phát hiện ra chuyển động. Đã thử trên cả iOS và Android.</text:p>
          </table:table-cell>
        </table:table-row>
        <table:table-row table:style-name="ro2">
          <table:table-cell office:value-type="string" calcext:value-type="string">
            <text:p>width: 80%;</text:p>
          </table:table-cell>
          <table:table-cell office:value-type="string" calcext:value-type="string">
            <text:p>Camera chạy tương đối tốt, hình ảnh được. Tuy nhiên có 1 lỗi rất hay xảy ra đó là tự động tắt chế độ giám sát chuyển động dù tôi không tắt nó. Như hình ảnh đính kèm.</text:p>
            <text:p>Phải thường xuyên vô mở lại khi muốn nó giám sát chuyển động!</text:p>
          </table:table-cell>
        </table:table-row>
        <table:table-row table:style-name="ro1">
          <table:table-cell office:value-type="string" calcext:value-type="string">
            <text:p>width: 80%;</text:p>
          </table:table-cell>
          <table:table-cell office:value-type="string" calcext:value-type="string">
            <text:p>camera chạy tốt chưa thấy có vấn đề gì, không biết, đùng được bao lâu</text:p>
          </table:table-cell>
        </table:table-row>
        <table:table-row table:style-name="ro1">
          <table:table-cell office:value-type="string" calcext:value-type="string">
            <text:p>width: 80%;</text:p>
          </table:table-cell>
          <table:table-cell office:value-type="string" calcext:value-type="string">
            <text:p>Camera chất lượng tốt, tuy nhiên không có zoom, không có củ sạc đi kèm.</text:p>
          </table:table-cell>
        </table:table-row>
        <table:table-row table:style-name="ro1">
          <table:table-cell office:value-type="string" calcext:value-type="string">
            <text:p>width: 80%;</text:p>
          </table:table-cell>
          <table:table-cell office:value-type="string" calcext:value-type="string">
            <text:p>camera chất lượng tốt rỏ đẹp.</text:p>
          </table:table-cell>
        </table:table-row>
        <table:table-row table:style-name="ro1">
          <table:table-cell office:value-type="string" calcext:value-type="string">
            <text:p>width: 80%;</text:p>
          </table:table-cell>
          <table:table-cell office:value-type="string" calcext:value-type="string">
            <text:p>Camera chất lượng khá tốt, video chất lượng cao, quay đêm nhìn khá nét. Mỗi tội là màn hình bé quá, nhưng với mình <text:s/>ko quan trọng, quan trọng ghi hình oke là đc.</text:p>
          </table:table-cell>
        </table:table-row>
        <table:table-row table:style-name="ro1">
          <table:table-cell office:value-type="string" calcext:value-type="string">
            <text:p>width: 80%;</text:p>
          </table:table-cell>
          <table:table-cell office:value-type="string" calcext:value-type="string">
            <text:p>cam xài tương đối nét, nhưng đàm thoại 2 chiều cam phát ra tiếng không rõ lắm, tuy nhiên tiền nào của nấy, hàng trong tầm giá oke .</text:p>
          </table:table-cell>
        </table:table-row>
        <table:table-row table:style-name="ro1">
          <table:table-cell office:value-type="string" calcext:value-type="string">
            <text:p>width: 80%;</text:p>
          </table:table-cell>
          <table:table-cell office:value-type="string" calcext:value-type="string">
            <text:p>Cam xài tốt,rất rõ nét,tiếc cái là ko điều khiển xoay trên đt đc</text:p>
          </table:table-cell>
        </table:table-row>
        <table:table-row table:style-name="ro1">
          <table:table-cell office:value-type="string" calcext:value-type="string">
            <text:p>width: 80%;</text:p>
          </table:table-cell>
          <table:table-cell office:value-type="string" calcext:value-type="string">
            <text:p>Cảm ứng tốt, nhưng điều khiển không quá thuận tiện. Kết nối bluetooth phải mất nhiều thao tác. Có thể nối với máy tính để chép nhạc trực tiếp. Loa ngoài để chơi cho vui chứ âm thanh như muỗi.</text:p>
          </table:table-cell>
        </table:table-row>
        <table:table-row table:style-name="ro1">
          <table:table-cell office:value-type="string" calcext:value-type="string">
            <text:p>width: 80%;</text:p>
          </table:table-cell>
          <table:table-cell office:value-type="string" calcext:value-type="string">
            <text:p>Cảm thấy chất lượng ok, để xem dùng một thời gian thế nào</text:p>
          </table:table-cell>
        </table:table-row>
        <table:table-row table:style-name="ro1">
          <table:table-cell office:value-type="string" calcext:value-type="string">
            <text:p>width: 80%;</text:p>
          </table:table-cell>
          <table:table-cell office:value-type="string" calcext:value-type="string">
            <text:p>Cam sài ổn định nhưng không có adapter, mới đầu không biết chỗ gắn thẻ nhớ ở đâu luôn</text:p>
          </table:table-cell>
        </table:table-row>
        <table:table-row table:style-name="ro1">
          <table:table-cell office:value-type="string" calcext:value-type="string">
            <text:p>width: 80%;</text:p>
          </table:table-cell>
          <table:table-cell office:value-type="string" calcext:value-type="string">
            <text:p>cam quay hình ảnh không được mượt thường xuyên giật lag. giao hàng không còn nguyên seal</text:p>
          </table:table-cell>
        </table:table-row>
        <table:table-row table:style-name="ro1">
          <table:table-cell office:value-type="string" calcext:value-type="string">
            <text:p>width: 80%;</text:p>
          </table:table-cell>
          <table:table-cell office:value-type="string" calcext:value-type="string">
            <text:p>Cam ổn, màu trắng mịn, cài đặt đơn giản, điểm trừ là máy chủ vietnam, kv ĐNA không ổn định liên tục rớt hoặc ko nhân dc kết nỗi vs Cam, phải chọn máy chủ ở địa lục hoặc Hongkong thì kết nối ổn định, mà chấp nhận chọn Đại lục thì rất là quan ngại,</text:p>
          </table:table-cell>
        </table:table-row>
        <table:table-row table:style-name="ro1">
          <table:table-cell office:value-type="string" calcext:value-type="string">
            <text:p>width: 80%;</text:p>
          </table:table-cell>
          <table:table-cell office:value-type="string" calcext:value-type="string">
            <text:p>Cảm ơn TiKy.........................</text:p>
          </table:table-cell>
        </table:table-row>
        <table:table-row table:style-name="ro1">
          <table:table-cell office:value-type="string" calcext:value-type="string">
            <text:p>width: 80%;</text:p>
          </table:table-cell>
          <table:table-cell office:value-type="string" calcext:value-type="string">
            <text:p>Cam ơn TiKy..................</text:p>
          </table:table-cell>
        </table:table-row>
        <table:table-row table:style-name="ro5">
          <table:table-cell office:value-type="string" calcext:value-type="string">
            <text:p>width: 80%;</text:p>
          </table:table-cell>
          <table:table-cell office:value-type="string" calcext:value-type="string">
            <text:p>Cám ơn Tiki về dịch vụ giao nhận: rất chuyên nghiệp!</text:p>
            <text:p>Mình mua 1 lúc 2 bộ phím - chuột này:</text:p>
            <text:p>- Nhận tín hiệu nhanh.</text:p>
            <text:p>- Phím mềm, dễ thao tác. </text:p>
            <text:p>Chơi game thì chỉ tạm.</text:p>
            <text:p>Nhưng rất tiện lợi khi làm việc hoặc giải trí thông thường!</text:p>
            <text:p>Giá rất phù hợp với giá trị sản phẩm.</text:p>
          </table:table-cell>
        </table:table-row>
        <table:table-row table:style-name="ro1">
          <table:table-cell office:value-type="string" calcext:value-type="string">
            <text:p>width: 80%;</text:p>
          </table:table-cell>
          <table:table-cell office:value-type="string" calcext:value-type="string">
            <text:p>Cảm ơn shop, mình vừa đặt thêm 3 cái nữa. Mua nhiều sao ko tặng kèm thẻ nhớ shop ơi</text:p>
          </table:table-cell>
        </table:table-row>
        <table:table-row table:style-name="ro1">
          <table:table-cell office:value-type="string" calcext:value-type="string">
            <text:p>width: 80%;</text:p>
          </table:table-cell>
          <table:table-cell office:value-type="string" calcext:value-type="string">
            <text:p>Cảm ơn em nâmmkakakkakammamamamammamamamamammamamammàwkkwkwk</text:p>
          </table:table-cell>
        </table:table-row>
        <table:table-row table:style-name="ro1">
          <table:table-cell office:value-type="string" calcext:value-type="string">
            <text:p>width: 80%;</text:p>
          </table:table-cell>
          <table:table-cell office:value-type="string" calcext:value-type="string">
            <text:p>cảm nhận tốt, tuy nhiên khi thay pin bị kẹt, không tháo ra được</text:p>
          </table:table-cell>
        </table:table-row>
        <table:table-row table:style-name="ro1">
          <table:table-cell office:value-type="string" calcext:value-type="string">
            <text:p>width: 80%;</text:p>
          </table:table-cell>
          <table:table-cell office:value-type="string" calcext:value-type="string">
            <text:p>Cam nghe nhin va quan sat rong, k di chuyen dc, mau sac dep, chat luong thi moi xai dc 2 thag nen chua biet</text:p>
          </table:table-cell>
        </table:table-row>
        <table:table-row table:style-name="ro1">
          <table:table-cell office:value-type="string" calcext:value-type="string">
            <text:p>width: 80%;</text:p>
          </table:table-cell>
          <table:table-cell office:value-type="string" calcext:value-type="string">
            <text:p>cam nét, dễ cài đặt với người mới, mà k cho chỉnh cài đặt nên không biết trong cài đặt có nhưngx gif</text:p>
          </table:table-cell>
        </table:table-row>
        <table:table-row table:style-name="ro1">
          <table:table-cell office:value-type="string" calcext:value-type="string">
            <text:p>width: 80%;</text:p>
          </table:table-cell>
          <table:table-cell office:value-type="string" calcext:value-type="string">
            <text:p>cam ko có sẵn thẻ nhớ, phải mua riêng bên ngoài</text:p>
          </table:table-cell>
        </table:table-row>
        <table:table-row table:style-name="ro1">
          <table:table-cell office:value-type="string" calcext:value-type="string">
            <text:p>width: 80%;</text:p>
          </table:table-cell>
          <table:table-cell office:value-type="string" calcext:value-type="string">
            <text:p>Cam khá ổn. Tuy nhiên khi quay hơi lag thi thoảng mất kết nối</text:p>
          </table:table-cell>
        </table:table-row>
        <table:table-row table:style-name="ro1">
          <table:table-cell office:value-type="string" calcext:value-type="string">
            <text:p>width: 80%;</text:p>
          </table:table-cell>
          <table:table-cell office:value-type="string" calcext:value-type="string">
            <text:p>Cam khá nét và dễ sử dụng. Hạn chế chỉ để 1 góc cố định</text:p>
          </table:table-cell>
        </table:table-row>
        <table:table-row table:style-name="ro1">
          <table:table-cell office:value-type="string" calcext:value-type="string">
            <text:p>width: 80%;</text:p>
          </table:table-cell>
          <table:table-cell office:value-type="string" calcext:value-type="string">
            <text:p>Cầm hộp thôi là thấy hịn rồi, có đọc được review về sự sạc nhanh, nhưng thực sự chưa thấy nhanh. Được thiết kế cho ip nên tốc độ sạc ip có khá hơn sạc anroid một chút. Lưu ý là sạc điện cho pin dự phòng này cũng phải dùng cóc sạc ip luôn, dùng cóc khác sẽ bị nóng. 4 sao vì sự nóng hết hồn khi sac bằng cóc sạc khác. Độ bền thì phải dùng lâu mới biết.</text:p>
          </table:table-cell>
        </table:table-row>
        <table:table-row table:style-name="ro2">
          <table:table-cell office:value-type="string" calcext:value-type="string">
            <text:p>width: 80%;</text:p>
          </table:table-cell>
          <table:table-cell office:value-type="string" calcext:value-type="string">
            <text:p>cam hoạt động tốt, phù hợp cho khu vực buôn bán nhỏ hoặc nhà riêng. cài đặt dễ. tuy nhiên chân xoay gắn tường nông quá. xoay nhẹ đã vào rồi mà còn không có khấc giữ. </text:p>
            <text:p>cam nhận mạng dây quá lâu, cắm mạng dây cứ tốn 3,4 tiếng wifi mới sáng đèn dây cam.</text:p>
          </table:table-cell>
        </table:table-row>
        <table:table-row table:style-name="ro2">
          <table:table-cell office:value-type="string" calcext:value-type="string">
            <text:p>width: 80%;</text:p>
          </table:table-cell>
          <table:table-cell office:value-type="string" calcext:value-type="string">
            <text:p>Cam hành trình nét căng</text:p>
            <text:p>Dễ sử dụng</text:p>
          </table:table-cell>
        </table:table-row>
        <table:table-row table:style-name="ro1">
          <table:table-cell office:value-type="string" calcext:value-type="string">
            <text:p>width: 80%;</text:p>
          </table:table-cell>
          <table:table-cell office:value-type="string" calcext:value-type="string">
            <text:p>cảm giác nhựa lởm khởm . mấy cái khoeps nối nhựa đen nhựa rẻ tiền . So với giá thì ko thể đòi hỏi hơn nữa</text:p>
          </table:table-cell>
        </table:table-row>
        <table:table-row table:style-name="ro1">
          <table:table-cell office:value-type="string" calcext:value-type="string">
            <text:p>width: 80%;</text:p>
          </table:table-cell>
          <table:table-cell office:value-type="string" calcext:value-type="string">
            <text:p>Cam đẹp quay nét. Hàng chuẩn</text:p>
          </table:table-cell>
        </table:table-row>
        <table:table-row table:style-name="ro6">
          <table:table-cell office:value-type="string" calcext:value-type="string">
            <text:p>width: 80%;</text:p>
          </table:table-cell>
          <table:table-cell office:value-type="string" calcext:value-type="string">
            <text:p>Cầm đầm tay, sử dụng dễ. Có thể xóa phông nhưng chụp chân dung không được đẹp lắm bởi mình chỉ có thể lấy nét xóa phông một nửa mặt thôi. Mình không nhận xét về phần Movie của máy. Sách hướng dẫn chỉ một phần thôi, hướng dẫn mấy nút chụp chứ không có cách chỉnh đâu nha. Sản phẩm tặng kèm ổn cho máy đấy. Giao hàng đúng hạn, chỉ là bưu điện có chuyển cho bạn đúng hẹn không thôi chứ nhân viên của Tiki giao đúng ngày. </text:p>
            <text:p/>
            <text:p>https://www.flickr.com/photos/133650541@N05/24412575682/in/dateposted-public/</text:p>
            <text:p>đấy là mình thử chụp. </text:p>
            <text:p>Thực ra nó vẫn là compact nên khó có thể chụp như máy chuyên nghiệp được. Phù hợp với tầm tiền đó.</text:p>
          </table:table-cell>
        </table:table-row>
        <table:table-row table:style-name="ro1">
          <table:table-cell office:value-type="string" calcext:value-type="string">
            <text:p>width: 80%;</text:p>
          </table:table-cell>
          <table:table-cell office:value-type="string" calcext:value-type="string">
            <text:p>Cái trục ở giữa hay bị rớt không hài lòng lắm còn độ cao rất ưng ý</text:p>
          </table:table-cell>
        </table:table-row>
        <table:table-row table:style-name="ro1">
          <table:table-cell office:value-type="string" calcext:value-type="string">
            <text:p>width: 80%;</text:p>
          </table:table-cell>
          <table:table-cell office:value-type="string" calcext:value-type="string">
            <text:p>Cái này thiếu củ nguồn/ mua thêm ở đâu nữa Shop ơi</text:p>
          </table:table-cell>
        </table:table-row>
        <table:table-row table:style-name="ro1">
          <table:table-cell office:value-type="string" calcext:value-type="string">
            <text:p>width: 80%;</text:p>
          </table:table-cell>
          <table:table-cell office:value-type="string" calcext:value-type="string">
            <text:p>cái này lắp đặt dễ ko add, có lắp đặt cho khách hàng luôn ko? tính thêm phí lắp đặt ok.</text:p>
          </table:table-cell>
        </table:table-row>
        <table:table-row table:style-name="ro1">
          <table:table-cell office:value-type="string" calcext:value-type="string">
            <text:p>width: 80%;</text:p>
          </table:table-cell>
          <table:table-cell office:value-type="string" calcext:value-type="string">
            <text:p>cái này hợp lý với giá.</text:p>
          </table:table-cell>
        </table:table-row>
        <table:table-row table:style-name="ro1">
          <table:table-cell office:value-type="string" calcext:value-type="string">
            <text:p>width: 80%;</text:p>
          </table:table-cell>
          <table:table-cell office:value-type="string" calcext:value-type="string">
            <text:p>Cái này có chế dùng chung nguồn với camera dây đc ko nhỉ</text:p>
          </table:table-cell>
        </table:table-row>
        <table:table-row table:style-name="ro1">
          <table:table-cell office:value-type="string" calcext:value-type="string">
            <text:p>width: 80%;</text:p>
          </table:table-cell>
          <table:table-cell office:value-type="string" calcext:value-type="string">
            <text:p>Cái mua trước 23/12/2019 nói chỉ dẫn tiếng việt, độ nhạy và đàm thoại tiếng to. Cái 29/12/2019 chỉ dẫn tiếng tàu không, âm bé không đàm thoại được, nhạy kém. 2 cái sao khác nhau hả Tiki?. Cái mua sau ko bằng cái trước.</text:p>
          </table:table-cell>
        </table:table-row>
        <table:table-row table:style-name="ro1">
          <table:table-cell office:value-type="string" calcext:value-type="string">
            <text:p>width: 80%;</text:p>
          </table:table-cell>
          <table:table-cell office:value-type="string" calcext:value-type="string">
            <text:p>cài máy in lỗi hoài, chán ghê luôn. có ai biết cách cài chỉ tôi với được không ạ?</text:p>
          </table:table-cell>
        </table:table-row>
        <table:table-row table:style-name="ro2">
          <table:table-cell office:value-type="string" calcext:value-type="string">
            <text:p>width: 80%;</text:p>
          </table:table-cell>
          <table:table-cell office:value-type="string" calcext:value-type="string">
            <text:p>Cái điều khiển ko hoạt động sop ơi</text:p>
            <text:p>Ấn nút nhưng ko thây đen tín hiệu</text:p>
          </table:table-cell>
        </table:table-row>
        <table:table-row table:style-name="ro1">
          <table:table-cell office:value-type="string" calcext:value-type="string">
            <text:p>width: 80%;</text:p>
          </table:table-cell>
          <table:table-cell office:value-type="string" calcext:value-type="string">
            <text:p>Cài điện thoại cái thứ nhất thì ok cái thứ hai không được vui lòng hướng dẫn cách cài cho mọi người cùng biet. cảm ơn nhiều</text:p>
          </table:table-cell>
        </table:table-row>
        <table:table-row table:style-name="ro1">
          <table:table-cell office:value-type="string" calcext:value-type="string">
            <text:p>width: 80%;</text:p>
          </table:table-cell>
          <table:table-cell office:value-type="string" calcext:value-type="string">
            <text:p>Cái đĩa cài không cài được phải lên mạng search driver. Dùng ổn định, bắt sóng tốt, vì chưa có nguồn phát 300N nên chưa kiểm tra hết tính năng. Nói chung là hài lòng.</text:p>
          </table:table-cell>
        </table:table-row>
        <table:table-row table:style-name="ro1">
          <table:table-cell office:value-type="string" calcext:value-type="string">
            <text:p>width: 80%;</text:p>
          </table:table-cell>
          <table:table-cell office:value-type="string" calcext:value-type="string">
            <text:p>Cái dây để gắn móc kim loại không chắc chắn.</text:p>
          </table:table-cell>
        </table:table-row>
        <table:table-row table:style-name="ro1">
          <table:table-cell office:value-type="string" calcext:value-type="string">
            <text:p>width: 80%;</text:p>
          </table:table-cell>
          <table:table-cell office:value-type="string" calcext:value-type="string">
            <text:p>cài đặt dễ, ứng dụng mượt!</text:p>
          </table:table-cell>
        </table:table-row>
        <table:table-row table:style-name="ro1">
          <table:table-cell office:value-type="string" calcext:value-type="string">
            <text:p>width: 80%;</text:p>
          </table:table-cell>
          <table:table-cell office:value-type="string" calcext:value-type="string">
            <text:p>Cài đặt dễ dàng. Camera 1080 nhưng hơi mờ. Còn độ bền thì phải chờ thời gian để kiểm chứng.</text:p>
          </table:table-cell>
        </table:table-row>
        <table:table-row table:style-name="ro1">
          <table:table-cell office:value-type="string" calcext:value-type="string">
            <text:p>width: 80%;</text:p>
          </table:table-cell>
          <table:table-cell office:value-type="string" calcext:value-type="string">
            <text:p>Cài đặt dễ dàng, có phần mềm của hãng để cài đặt và xem nên rất tiện, giao diện hoàn toàn bằng tiếng Việt, thu âm rõ. Tuy nhiên loa ngoài hơi nhỏ, hồng ngoại chỉ tầm 10m. Nói chung là rất tốt trong tầm giá</text:p>
          </table:table-cell>
        </table:table-row>
        <table:table-row table:style-name="ro1">
          <table:table-cell office:value-type="string" calcext:value-type="string">
            <text:p>width: 80%;</text:p>
          </table:table-cell>
          <table:table-cell office:value-type="string" calcext:value-type="string">
            <text:p>cài đặt cấu hình dễ dàng, hình ảnh đep, <text:s/>phù hợp trong tầm giá</text:p>
          </table:table-cell>
        </table:table-row>
        <table:table-row table:style-name="ro1">
          <table:table-cell office:value-type="string" calcext:value-type="string">
            <text:p>width: 80%;</text:p>
          </table:table-cell>
          <table:table-cell office:value-type="string" calcext:value-type="string">
            <text:p>cái cây dài dài tròn hình shop có bán hong</text:p>
          </table:table-cell>
        </table:table-row>
        <table:table-row table:style-name="ro1">
          <table:table-cell office:value-type="string" calcext:value-type="string">
            <text:p>width: 80%;</text:p>
          </table:table-cell>
          <table:table-cell office:value-type="string" calcext:value-type="string">
            <text:p>Cái cam này mình xài dòng điện 24v được không shop?</text:p>
          </table:table-cell>
        </table:table-row>
        <table:table-row table:style-name="ro1">
          <table:table-cell office:value-type="string" calcext:value-type="string">
            <text:p>width: 80%;</text:p>
          </table:table-cell>
          <table:table-cell office:value-type="string" calcext:value-type="string">
            <text:p>cad cho hỏi cách cài báo động và cách sử dụng thẻ nhớ</text:p>
          </table:table-cell>
        </table:table-row>
        <table:table-row table:style-name="ro1">
          <table:table-cell office:value-type="string" calcext:value-type="string">
            <text:p>width: 80%;</text:p>
          </table:table-cell>
          <table:table-cell office:value-type="string" calcext:value-type="string">
            <text:p>các lỗ bắt ốc vừa khớp nếu cho thêm vài lỗ nữa để bát vào chỗ nào cũng được thì tốt nữa, và có điều nữa là hơi mỏng, dày thêm chút nữa là ok đấy. xin cảm ơn</text:p>
          </table:table-cell>
        </table:table-row>
        <table:table-row table:style-name="ro1">
          <table:table-cell office:value-type="string" calcext:value-type="string">
            <text:p>width: 80%;</text:p>
          </table:table-cell>
          <table:table-cell office:value-type="string" calcext:value-type="string">
            <text:p>Các bạn nếu muốn mua với mục đích xóa phông thì đây là quyết định chính xác, an tâm sẽ không phait hối hận với số tiền bỏ ra đâu... <text:s/>xóa phông mù mịt rất đẹp cải thiện hơn so với đời trước công nghệ STM. Hàng chính hãng vẫn an tâm hơn nhiều...</text:p>
          </table:table-cell>
        </table:table-row>
        <table:table-row table:style-name="ro1">
          <table:table-cell office:value-type="string" calcext:value-type="string">
            <text:p>width: 80%;</text:p>
          </table:table-cell>
          <table:table-cell office:value-type="string" calcext:value-type="string">
            <text:p>Các bạn cho mình hỏi khi cài đặt hiện thông báo như vậy phải làm sao? Mình đã thử nhiều địa chỉ wifi khác nhau đều thông báo như thế.</text:p>
          </table:table-cell>
        </table:table-row>
        <table:table-row table:style-name="ro1">
          <table:table-cell office:value-type="string" calcext:value-type="string">
            <text:p>width: 80%;</text:p>
          </table:table-cell>
          <table:table-cell office:value-type="string" calcext:value-type="string">
            <text:p>Bút nhỏ, đẹp. Thử nhạy, cắm vào cốc nước là nhảy số ngay. Tuy nhiên nút duy nhất trên thân k hiểu làm sao bấm tắt thì k tắt, bấm bật k bật, cứ để tự nhiên nó bật/ tắt, không chủ động lắm. Nước mình đo pmm là 60 còn aqua chỉ có 3 thôi. Không hiểu sao chênh lệch lớn thế.</text:p>
          </table:table-cell>
        </table:table-row>
        <table:table-row table:style-name="ro1">
          <table:table-cell office:value-type="string" calcext:value-type="string">
            <text:p>width: 80%;</text:p>
          </table:table-cell>
          <table:table-cell office:value-type="string" calcext:value-type="string">
            <text:p>Bước đầu cảm thấy khá hài lòng. Tiki giao hàng nhanh hơn dự kiến. Chất lượng còn chờ vào thgian sử dụng sau đó.</text:p>
          </table:table-cell>
        </table:table-row>
        <table:table-row table:style-name="ro1">
          <table:table-cell office:value-type="string" calcext:value-type="string">
            <text:p>width: 80%;</text:p>
          </table:table-cell>
          <table:table-cell office:value-type="string" calcext:value-type="string">
            <text:p>Bua mua hai camera bi hư liên lạc số nao shop</text:p>
          </table:table-cell>
        </table:table-row>
        <table:table-row table:style-name="ro1">
          <table:table-cell office:value-type="string" calcext:value-type="string">
            <text:p>width: 80%;</text:p>
          </table:table-cell>
          <table:table-cell office:value-type="string" calcext:value-type="string">
            <text:p>BT pair thiết bị nhanh, nhưng có 1 khuyết điểm là nge nhạc qa tai nge BT âm thanh rất tệ!!!</text:p>
          </table:table-cell>
        </table:table-row>
        <table:table-row table:style-name="ro1">
          <table:table-cell office:value-type="string" calcext:value-type="string">
            <text:p>width: 80%;</text:p>
          </table:table-cell>
          <table:table-cell office:value-type="string" calcext:value-type="string">
            <text:p>Bt iikjdjdkdkdjdjdjjdjfjfjfjfjfjfjfjkfkfkfkfkfkfkfkfkfkkfkfkf</text:p>
          </table:table-cell>
        </table:table-row>
        <table:table-row table:style-name="ro1">
          <table:table-cell office:value-type="string" calcext:value-type="string">
            <text:p>width: 80%;</text:p>
          </table:table-cell>
          <table:table-cell office:value-type="string" calcext:value-type="string">
            <text:p>Box trong suốt nhìn rất đẹp mắt, nhưng cần sd kỹ, vì khi trầy sẽ nhìn không đẹp như những box nhựa đen.</text:p>
          </table:table-cell>
        </table:table-row>
        <table:table-row table:style-name="ro2">
          <table:table-cell office:value-type="string" calcext:value-type="string">
            <text:p>width: 80%;</text:p>
          </table:table-cell>
          <table:table-cell office:value-type="string" calcext:value-type="string">
            <text:p>box hơi xấu nhưng nguyên seal, máy ảnh new 100% chính hãng Sony Viet Nam. đóng hộp ko có mút bảo vệ bên trong hộp giấy.</text:p>
            <text:p>đánh giá: 8/10</text:p>
          </table:table-cell>
        </table:table-row>
        <table:table-row table:style-name="ro1">
          <table:table-cell office:value-type="string" calcext:value-type="string">
            <text:p>width: 80%;</text:p>
          </table:table-cell>
          <table:table-cell office:value-type="string" calcext:value-type="string">
            <text:p>bởi vì cũng nhiều cái thủ công phải nhập tay và k biết cách làm nên cần shop hổ trợ để làm ... với lại <text:s/>k tìm thấy mục liên hệ với shop để nhắn tin</text:p>
          </table:table-cell>
        </table:table-row>
        <table:table-row table:style-name="ro2">
          <table:table-cell office:value-type="string" calcext:value-type="string">
            <text:p>width: 80%;</text:p>
          </table:table-cell>
          <table:table-cell office:value-type="string" calcext:value-type="string">
            <text:p>Bộ kit dùng tạm ổn. Tuy nhiên, 4 camera không có màu vào ban đêm.</text:p>
            <text:p>Nếu có màu thì càng tuyệt vời hơn.</text:p>
          </table:table-cell>
        </table:table-row>
        <table:table-row table:style-name="ro1">
          <table:table-cell office:value-type="string" calcext:value-type="string">
            <text:p>width: 80%;</text:p>
          </table:table-cell>
          <table:table-cell office:value-type="string" calcext:value-type="string">
            <text:p>bin dùng rất tốt rất hài lòng với sản phẩm này</text:p>
          </table:table-cell>
        </table:table-row>
        <table:table-row table:style-name="ro1">
          <table:table-cell office:value-type="string" calcext:value-type="string">
            <text:p>width: 80%;</text:p>
          </table:table-cell>
          <table:table-cell office:value-type="string" calcext:value-type="string">
            <text:p>bị nhiều lần nên chắc do loa .........................</text:p>
          </table:table-cell>
        </table:table-row>
        <table:table-row table:style-name="ro1">
          <table:table-cell office:value-type="string" calcext:value-type="string">
            <text:p>width: 80%;</text:p>
          </table:table-cell>
          <table:table-cell office:value-type="string" calcext:value-type="string">
            <text:p>Bị delay khi xem live. Có vẻ do server chậm quá (conpare với cái yoosee ở nhà)</text:p>
          </table:table-cell>
        </table:table-row>
        <table:table-row table:style-name="ro1">
          <table:table-cell office:value-type="string" calcext:value-type="string">
            <text:p>width: 80%;</text:p>
          </table:table-cell>
          <table:table-cell office:value-type="string" calcext:value-type="string">
            <text:p>Bền, lỡ rơi vào nước để khô vẫn chạy ầm ầm</text:p>
          </table:table-cell>
        </table:table-row>
        <table:table-row table:style-name="ro1">
          <table:table-cell office:value-type="string" calcext:value-type="string">
            <text:p>width: 80%;</text:p>
          </table:table-cell>
          <table:table-cell office:value-type="string" calcext:value-type="string">
            <text:p>Bên shop có thể liên lạc lại với em về vấn đề bảo hành được không ạ</text:p>
          </table:table-cell>
        </table:table-row>
        <table:table-row table:style-name="ro1">
          <table:table-cell office:value-type="string" calcext:value-type="string">
            <text:p>width: 80%;</text:p>
          </table:table-cell>
          <table:table-cell office:value-type="string" calcext:value-type="string">
            <text:p>Bên shop có bán riêng cái kẹp đt tháo rời lắp vào chân k???ib mk với</text:p>
          </table:table-cell>
        </table:table-row>
        <table:table-row table:style-name="ro1">
          <table:table-cell office:value-type="string" calcext:value-type="string">
            <text:p>width: 80%;</text:p>
          </table:table-cell>
          <table:table-cell office:value-type="string" calcext:value-type="string">
            <text:p>Bên ngoài cứng cáp chắc chắn, dán vừa với màn hình. Tuy nhiên góc trên bên phải lỗ khuyết phần vát bị ngược nên kết quả là màn hình bị trống 1 phần.</text:p>
          </table:table-cell>
        </table:table-row>
        <table:table-row table:style-name="ro1">
          <table:table-cell office:value-type="string" calcext:value-type="string">
            <text:p>width: 80%;</text:p>
          </table:table-cell>
          <table:table-cell office:value-type="string" calcext:value-type="string">
            <text:p>bé tẹo lại ko quay đc. Nên mua con C6N thì tốt hơn.</text:p>
          </table:table-cell>
        </table:table-row>
        <table:table-row table:style-name="ro1">
          <table:table-cell office:value-type="string" calcext:value-type="string">
            <text:p>width: 80%;</text:p>
          </table:table-cell>
          <table:table-cell office:value-type="string" calcext:value-type="string">
            <text:p>bây giờ mua có được khuyến mại gì k shop?mà mình ở hưng yên thì ship hàng như thế nào?</text:p>
          </table:table-cell>
        </table:table-row>
        <table:table-row table:style-name="ro3">
          <table:table-cell office:value-type="string" calcext:value-type="string">
            <text:p>width: 80%;</text:p>
          </table:table-cell>
          <table:table-cell office:value-type="string" calcext:value-type="string">
            <text:p>Bắt sóng rất tốt, nhỏ gọn và tiện dụng</text:p>
            <text:p/>
            <text:p>Xài được cho máy để bàn</text:p>
          </table:table-cell>
        </table:table-row>
        <table:table-row table:style-name="ro2">
          <table:table-cell office:value-type="string" calcext:value-type="string">
            <text:p>width: 80%;</text:p>
          </table:table-cell>
          <table:table-cell office:value-type="string" calcext:value-type="string">
            <text:p>Bắt đầu vào đại học cách đây 1 tháng thì mình mua em ấy. Nhờ có Oxford mà vốn từ của mình tăng lên hẳn. Giờ mới thấy tiếc là sao không đón ẻm về sớm hơn. Giấy mỏng và nhẹ nhưng dày nên khá nặng.</text:p>
            <text:p>Lần này Tiki giao hàng nhanh nhưng hộp đựng bị móp méo nên từ điển cũng bị cong và tróc mép bìa, nhìn mà xót lắm. Mong Tiki sẽ chú ý hơn.</text:p>
          </table:table-cell>
        </table:table-row>
        <table:table-row table:style-name="ro3">
          <table:table-cell office:value-type="string" calcext:value-type="string">
            <text:p>width: 80%;</text:p>
          </table:table-cell>
          <table:table-cell office:value-type="string" calcext:value-type="string">
            <text:p>Bass tạm đc, nhưng tress thì kém, vì giá rẻ nén ko thể đòi hỏi cao đc. Nói chung dùng xem phim thì ok chứ nghe nhạc thì hơi tệ.</text:p>
            <text:p>Có tiền nên chọn loa xịn hơn, còn ko thì xài loa này cũng đc.</text:p>
            <text:p>Động viên 4*</text:p>
          </table:table-cell>
        </table:table-row>
        <table:table-row table:style-name="ro1">
          <table:table-cell office:value-type="string" calcext:value-type="string">
            <text:p>width: 80%;</text:p>
          </table:table-cell>
          <table:table-cell office:value-type="string" calcext:value-type="string">
            <text:p>bass không sâu lắm. ổn trong tầm giá 600k. giao hàng nhanh</text:p>
          </table:table-cell>
        </table:table-row>
        <table:table-row table:style-name="ro1">
          <table:table-cell office:value-type="string" calcext:value-type="string">
            <text:p>width: 80%;</text:p>
          </table:table-cell>
          <table:table-cell office:value-type="string" calcext:value-type="string">
            <text:p>Bass không được sâu như những dòng tai nghe Extrabass của Sony, nhưng bù lại đeo chắc chắn, có âm nhạc làm động lực để tập thể dục cũng hay. Nghe âm thanh xung quanh thì được nhưng đừng vừa đeo vừa nói thì hay hơn.</text:p>
          </table:table-cell>
        </table:table-row>
        <table:table-row table:style-name="ro1">
          <table:table-cell office:value-type="string" calcext:value-type="string">
            <text:p>width: 80%;</text:p>
          </table:table-cell>
          <table:table-cell office:value-type="string" calcext:value-type="string">
            <text:p>Bass hơi yếu, nhưng âm thanh trong, rõ, xứng đáng trong tầm tiền</text:p>
          </table:table-cell>
        </table:table-row>
        <table:table-row table:style-name="ro1">
          <table:table-cell office:value-type="string" calcext:value-type="string">
            <text:p>width: 80%;</text:p>
          </table:table-cell>
          <table:table-cell office:value-type="string" calcext:value-type="string">
            <text:p>BASS CŨNG TẠM ỔN, TIÊNG NGHE RÕ RÀNG, VOTE 4.5* VẬY :)))))))))))))))))))))))))))))))))))))))))))))))))))))))))))))))))))))))))))</text:p>
          </table:table-cell>
        </table:table-row>
        <table:table-row table:style-name="ro1">
          <table:table-cell office:value-type="string" calcext:value-type="string">
            <text:p>width: 80%;</text:p>
          </table:table-cell>
          <table:table-cell office:value-type="string" calcext:value-type="string">
            <text:p>Bảo hành hơi rắc rối tí vì lỡ nhập sai mã đơn hàng mà chat bot cũng trả lời tự động là đã nhận bảo hành sản phẩm thành công :)</text:p>
          </table:table-cell>
        </table:table-row>
        <table:table-row table:style-name="ro1">
          <table:table-cell office:value-type="string" calcext:value-type="string">
            <text:p>width: 80%;</text:p>
          </table:table-cell>
          <table:table-cell office:value-type="string" calcext:value-type="string">
            <text:p>Bao da ok lắm chỉ bộ dây luồng thắt lưng hơi mỏng manh</text:p>
          </table:table-cell>
        </table:table-row>
        <table:table-row table:style-name="ro1">
          <table:table-cell office:value-type="string" calcext:value-type="string">
            <text:p>width: 80%;</text:p>
          </table:table-cell>
          <table:table-cell office:value-type="string" calcext:value-type="string">
            <text:p>bao bì, tem ổn, đang dùng tốt. tiki now giao nhanh trước 9h.</text:p>
          </table:table-cell>
        </table:table-row>
        <table:table-row table:style-name="ro1">
          <table:table-cell office:value-type="string" calcext:value-type="string">
            <text:p>width: 80%;</text:p>
          </table:table-cell>
          <table:table-cell office:value-type="string" calcext:value-type="string">
            <text:p>bao bì sp cũ mèm. Còn lại thì ổn, tem bảo hành bôi vậy ko biết đúng ko ta?</text:p>
          </table:table-cell>
        </table:table-row>
        <table:table-row table:style-name="ro1">
          <table:table-cell office:value-type="string" calcext:value-type="string">
            <text:p>width: 80%;</text:p>
          </table:table-cell>
          <table:table-cell office:value-type="string" calcext:value-type="string">
            <text:p>Bao bì sản phẩm nguyên vẹn, sản phẩm hoạt động bình thường tuy nhiên công suất quay hơi yếu. chất liệu nhựa tạo cảm giác chưa thực sự chắc chắn.</text:p>
          </table:table-cell>
        </table:table-row>
        <table:table-row table:style-name="ro1">
          <table:table-cell office:value-type="string" calcext:value-type="string">
            <text:p>width: 80%;</text:p>
          </table:table-cell>
          <table:table-cell office:value-type="string" calcext:value-type="string">
            <text:p>bao bì gói cẩn thận, chống shock. Hộp, cáp kết nối đàng hòang. Hàng từ nước ngoài nên lâu. Hài lòng.</text:p>
          </table:table-cell>
        </table:table-row>
        <table:table-row table:style-name="ro1">
          <table:table-cell office:value-type="string" calcext:value-type="string">
            <text:p>width: 80%;</text:p>
          </table:table-cell>
          <table:table-cell office:value-type="string" calcext:value-type="string">
            <text:p>Bao bì đẹp chưa dùng nhưng chắc là tốt</text:p>
          </table:table-cell>
        </table:table-row>
        <table:table-row table:style-name="ro2">
          <table:table-cell office:value-type="string" calcext:value-type="string">
            <text:p>width: 80%;</text:p>
          </table:table-cell>
          <table:table-cell office:value-type="string" calcext:value-type="string">
            <text:p>Băng tần 5ghz tốc độ cao nhưng chỉ phủ sóng gần trong 1 tầng. </text:p>
            <text:p>Bằng tầng 2.4ghz thì phủ sóng khá tốt lầu trên và lầu dưới đều có sóng.</text:p>
          </table:table-cell>
        </table:table-row>
        <table:table-row table:style-name="ro1">
          <table:table-cell office:value-type="string" calcext:value-type="string">
            <text:p>width: 80%;</text:p>
          </table:table-cell>
          <table:table-cell office:value-type="string" calcext:value-type="string">
            <text:p>Bàn phím và chuột xài ổn, tuy nhiên chuột có hơi nhỏ một chút nhưng cũng không đáng ngại, Tiki giao hàng nhanh gọn.</text:p>
          </table:table-cell>
        </table:table-row>
        <table:table-row table:style-name="ro1">
          <table:table-cell office:value-type="string" calcext:value-type="string">
            <text:p>width: 80%;</text:p>
          </table:table-cell>
          <table:table-cell office:value-type="string" calcext:value-type="string">
            <text:p>Bàn phím và chuột dùng tốt/ Tuy nhiên sau 1 ngày dùng rút usb ra thì bàn phím không nhận nữa, Tiki hỗ trợ đổi mới dùng ok. Mua về nên kiểm tra kỹ trước, tránh tình trạng để lâu ngày ko đổi được nữa.</text:p>
          </table:table-cell>
        </table:table-row>
        <table:table-row table:style-name="ro1">
          <table:table-cell office:value-type="string" calcext:value-type="string">
            <text:p>width: 80%;</text:p>
          </table:table-cell>
          <table:table-cell office:value-type="string" calcext:value-type="string">
            <text:p>bàn phím tốt, tuy nhiên chỗ băng dính dán hộp đã bị bóc trước</text:p>
          </table:table-cell>
        </table:table-row>
        <table:table-row table:style-name="ro3">
          <table:table-cell office:value-type="string" calcext:value-type="string">
            <text:p>width: 80%;</text:p>
          </table:table-cell>
          <table:table-cell office:value-type="string" calcext:value-type="string">
            <text:p>Bàn phím tối giản, không rườm rà, gõ êm nhưng cần kha khá lực nhấn. Thiếu đèn thông báo numlock và caplock riêng mà lại gộp chung vào 1 đèn, hơi khó thao tác trong quá trình sử dụng. Còn con chuột nhìn bầu bĩnh khá dễ thương, kích thước nhỏ phù hợp với nữ hơn nam. Chuột còn được hoàn thiện tốt, bề mặt mịn, không có nhựa thừa. </text:p>
            <text:p/>
            <text:p>Chê thì ít mà khen thì nhiều vì hết cái để chê rồi :v sản phẩm của Fuhlen từ trước đến giờ vẫn giữ được phong độ. Rẻ đi kèm chất lượng lẫn độ bền theo thời gian.</text:p>
          </table:table-cell>
        </table:table-row>
        <table:table-row table:style-name="ro1">
          <table:table-cell office:value-type="string" calcext:value-type="string">
            <text:p>width: 80%;</text:p>
          </table:table-cell>
          <table:table-cell office:value-type="string" calcext:value-type="string">
            <text:p>Bàn phím sd ok nhưng chuột ko đc nhạy lắm.</text:p>
          </table:table-cell>
        </table:table-row>
        <table:table-row table:style-name="ro1">
          <table:table-cell office:value-type="string" calcext:value-type="string">
            <text:p>width: 80%;</text:p>
          </table:table-cell>
          <table:table-cell office:value-type="string" calcext:value-type="string">
            <text:p>Bàn phím ổn, k nhẹ cũng k nặng. kết nối đủ dùng( mình đánh word nên k phiền lắm). led nhiều kiểu chạy nhưng mỗi cái một màu thôi. tầm giá này k đòi hỏi gì hơn được. 4 * vì hành trình phím hơi ngắn cảm giác đánh k mượt</text:p>
          </table:table-cell>
        </table:table-row>
        <table:table-row table:style-name="ro2">
          <table:table-cell office:value-type="string" calcext:value-type="string">
            <text:p>width: 80%;</text:p>
          </table:table-cell>
          <table:table-cell office:value-type="string" calcext:value-type="string">
            <text:p>bàn phím màu sắc kết cấu đẹp, giao nhanh. tuy nhiên hàng giao vỏ mốp méo, bo viền bàn phím như bị cạy lên, dùng tay bóp 4 góc nghe tiếng "cạch" mới vô khớp .. nút space thì bên phải chạm nhanh nghe lách cách, bên trái nút thì chắc chắn êm ru. </text:p>
            <text:p>nói chung ko hài lòng lắm . trừ 1* vì hàng giao ko được bọc kỹ.</text:p>
          </table:table-cell>
        </table:table-row>
        <table:table-row table:style-name="ro1">
          <table:table-cell office:value-type="string" calcext:value-type="string">
            <text:p>width: 80%;</text:p>
          </table:table-cell>
          <table:table-cell office:value-type="string" calcext:value-type="string">
            <text:p>Bàn phím gõ ko đã tay như loại đắt tiền nhưng như thế cũng ổn so tầm giá. Độ bền thì chưa biết vì đây là hàng thương hiệu TQ.</text:p>
          </table:table-cell>
        </table:table-row>
        <table:table-row table:style-name="ro1">
          <table:table-cell office:value-type="string" calcext:value-type="string">
            <text:p>width: 80%;</text:p>
          </table:table-cell>
          <table:table-cell office:value-type="string" calcext:value-type="string">
            <text:p>Bàn phím dùng tốt còn chuột không nhạy lắm, nhiều lúc còn phải tháo pin ra lắp lại.</text:p>
          </table:table-cell>
        </table:table-row>
        <table:table-row table:style-name="ro1">
          <table:table-cell office:value-type="string" calcext:value-type="string">
            <text:p>width: 80%;</text:p>
          </table:table-cell>
          <table:table-cell office:value-type="string" calcext:value-type="string">
            <text:p>bàn phím dùng tạm được. đèn không sáng. không biết có bền không</text:p>
          </table:table-cell>
        </table:table-row>
        <table:table-row table:style-name="ro1">
          <table:table-cell office:value-type="string" calcext:value-type="string">
            <text:p>width: 80%;</text:p>
          </table:table-cell>
          <table:table-cell office:value-type="string" calcext:value-type="string">
            <text:p>Bàn phím dùng ổn, nhưng không biết bảo hành ra sao, không thấy có phiếu bảo hành</text:p>
          </table:table-cell>
        </table:table-row>
        <table:table-row table:style-name="ro1">
          <table:table-cell office:value-type="string" calcext:value-type="string">
            <text:p>width: 80%;</text:p>
          </table:table-cell>
          <table:table-cell office:value-type="string" calcext:value-type="string">
            <text:p>Bạn ơi bên bạn chưa xuất trả cho bên mình hóa đơn , đơn hàng này đâu: Chi tiết đơn hàng #302487548 - Giao hàng thành công</text:p>
          </table:table-cell>
        </table:table-row>
        <table:table-row table:style-name="ro1">
          <table:table-cell office:value-type="string" calcext:value-type="string">
            <text:p>width: 80%;</text:p>
          </table:table-cell>
          <table:table-cell office:value-type="string" calcext:value-type="string">
            <text:p>Bản nội địa up Tiếng Anh dùng ổn, rẻ hơn bản quốc tế vài trăm rất hợp lý👍</text:p>
          </table:table-cell>
        </table:table-row>
        <table:table-row table:style-name="ro1">
          <table:table-cell office:value-type="string" calcext:value-type="string">
            <text:p>width: 80%;</text:p>
          </table:table-cell>
          <table:table-cell office:value-type="string" calcext:value-type="string">
            <text:p>Ban đầu, khá ấn tượng với thiết kế của máy, cần khác chắc tay, nhưng gọn nhẹ. Đầy đủ các tính năng cần thiết. Tốc độ chụp và lấy nét rất ấn tượng. Chất lượng ảnh khá tốt, tuy nhiên so với máy Canon còn thua 1 bậc. Tuy nhiên mình chọn máy vì tính tiện lợi cho mục đích du lịch và gia đình là chính nên khá hài lòng. </text:p>
          </table:table-cell>
        </table:table-row>
        <table:table-row table:style-name="ro1">
          <table:table-cell office:value-type="string" calcext:value-type="string">
            <text:p>width: 80%;</text:p>
          </table:table-cell>
          <table:table-cell office:value-type="string" calcext:value-type="string">
            <text:p>Ban đầu sạc có đèn màu đỏ một lúc r k còn màu, cắm sạc lại thì k báo đèn luôn vậy là đầy pin hay có vấn đề gì v shop ơi</text:p>
          </table:table-cell>
        </table:table-row>
        <table:table-row table:style-name="ro1">
          <table:table-cell office:value-type="string" calcext:value-type="string">
            <text:p>width: 80%;</text:p>
          </table:table-cell>
          <table:table-cell office:value-type="string" calcext:value-type="string">
            <text:p>ban đầu nói chung là ổn. cần thời gian để xem sao</text:p>
          </table:table-cell>
        </table:table-row>
        <table:table-row table:style-name="ro1">
          <table:table-cell office:value-type="string" calcext:value-type="string">
            <text:p>width: 80%;</text:p>
          </table:table-cell>
          <table:table-cell office:value-type="string" calcext:value-type="string">
            <text:p>Bác nào biết gắn con này lên tường k ạ. Hỗ trợ e phát</text:p>
          </table:table-cell>
        </table:table-row>
        <table:table-row table:style-name="ro1">
          <table:table-cell office:value-type="string" calcext:value-type="string">
            <text:p>width: 80%;</text:p>
          </table:table-cell>
          <table:table-cell office:value-type="string" calcext:value-type="string">
            <text:p>Asus luôn có chất lượng tốt trong tầm giá.</text:p>
          </table:table-cell>
        </table:table-row>
        <table:table-row table:style-name="ro1">
          <table:table-cell office:value-type="string" calcext:value-type="string">
            <text:p>width: 80%;</text:p>
          </table:table-cell>
          <table:table-cell office:value-type="string" calcext:value-type="string">
            <text:p>App XiaoXiaomi xem rất mượt. Tuy nhiên độ phân giải không cao, chỉ là HD</text:p>
          </table:table-cell>
        </table:table-row>
        <table:table-row table:style-name="ro1">
          <table:table-cell office:value-type="string" calcext:value-type="string">
            <text:p>width: 80%;</text:p>
          </table:table-cell>
          <table:table-cell office:value-type="string" calcext:value-type="string">
            <text:p>Anten dài, nhìn hầm hố nhưng hơi cồng kểnh. Chế độ trasnmit power nếu để 100% thì xuyên tường ngang buffalo 450nh. E này dùng chip Qualcomm Atheros TP9343 và ram 64mb. Giá tiền này mà cần xuyên tường thì dùng em này là khá ổn, theo mình ổn hơn so với mấy em asus14hp dùng chip meidatek</text:p>
          </table:table-cell>
        </table:table-row>
        <table:table-row table:style-name="ro1">
          <table:table-cell office:value-type="string" calcext:value-type="string">
            <text:p>width: 80%;</text:p>
          </table:table-cell>
          <table:table-cell office:value-type="string" calcext:value-type="string">
            <text:p>Ảnh khá rõ nét và sáng. Phù hợp ảnh chân dung. Giá cả phù hợp với chất lượng ống kính.</text:p>
          </table:table-cell>
        </table:table-row>
        <table:table-row table:style-name="ro1">
          <table:table-cell office:value-type="string" calcext:value-type="string">
            <text:p>width: 80%;</text:p>
          </table:table-cell>
          <table:table-cell office:value-type="string" calcext:value-type="string">
            <text:p>anh em nên mua mỗi body về mua lens sau. lens 18 55mm kèm theo máy khó chụp. <text:s/>mua con này về mua thêm 85mmf1. 8 và 50mmf1. 8 có thêm thì kiếm còn 30mm nữa là cân cả thế giới</text:p>
          </table:table-cell>
        </table:table-row>
        <table:table-row table:style-name="ro1">
          <table:table-cell office:value-type="string" calcext:value-type="string">
            <text:p>width: 80%;</text:p>
          </table:table-cell>
          <table:table-cell office:value-type="string" calcext:value-type="string">
            <text:p>Anh em chú ý. hộp này có dung tích 4 lít chỉ vừa cái 77D+ 50mm + kit. nếu ai nhiều hơn thì nên mua hộp lớn hơn nha</text:p>
          </table:table-cell>
        </table:table-row>
        <table:table-row table:style-name="ro1">
          <table:table-cell office:value-type="string" calcext:value-type="string">
            <text:p>width: 80%;</text:p>
          </table:table-cell>
          <table:table-cell office:value-type="string" calcext:value-type="string">
            <text:p>ảnh đẹp, sắc nét. đã mua cái thứ 2</text:p>
          </table:table-cell>
        </table:table-row>
        <table:table-row table:style-name="ro1">
          <table:table-cell office:value-type="string" calcext:value-type="string">
            <text:p>width: 80%;</text:p>
          </table:table-cell>
          <table:table-cell office:value-type="string" calcext:value-type="string">
            <text:p>Ấn tượng đầu tiên là hàng được đóng gói và bọc xốp nổ cẩn thận. Máy nguyên seal, đầy đủ phụ kiện. Hàng giao sau 1 tuần đúng dự kiến, tuy nhiên mình không hiểu tại sao lại sau 2 tuần mới giao nốt thẻ nhớ</text:p>
          </table:table-cell>
        </table:table-row>
        <table:table-row table:style-name="ro1">
          <table:table-cell office:value-type="string" calcext:value-type="string">
            <text:p>width: 80%;</text:p>
          </table:table-cell>
          <table:table-cell office:value-type="string" calcext:value-type="string">
            <text:p>âm thanh vặn nhỏ nghe được.lớn xíu hơi ù.k ấm</text:p>
          </table:table-cell>
        </table:table-row>
        <table:table-row table:style-name="ro1">
          <table:table-cell office:value-type="string" calcext:value-type="string">
            <text:p>width: 80%;</text:p>
          </table:table-cell>
          <table:table-cell office:value-type="string" calcext:value-type="string">
            <text:p>Âm thanh và kết nỗi ok vs đt và máy tính, phù hợp giá tiền. Đáng mua</text:p>
          </table:table-cell>
        </table:table-row>
        <table:table-row table:style-name="ro1">
          <table:table-cell office:value-type="string" calcext:value-type="string">
            <text:p>width: 80%;</text:p>
          </table:table-cell>
          <table:table-cell office:value-type="string" calcext:value-type="string">
            <text:p>Âm thanh tốt. Đẹp . Nhưng đừng mở to quá</text:p>
          </table:table-cell>
        </table:table-row>
        <table:table-row table:style-name="ro1">
          <table:table-cell office:value-type="string" calcext:value-type="string">
            <text:p>width: 80%;</text:p>
          </table:table-cell>
          <table:table-cell office:value-type="string" calcext:value-type="string">
            <text:p>âm thanh to rõ,pass không mạnh nhưng với mức giá này thì quá ok rồi.</text:p>
          </table:table-cell>
        </table:table-row>
        <table:table-row table:style-name="ro1">
          <table:table-cell office:value-type="string" calcext:value-type="string">
            <text:p>width: 80%;</text:p>
          </table:table-cell>
          <table:table-cell office:value-type="string" calcext:value-type="string">
            <text:p>âm thanh ổn, <text:s/>giao sai màu nhưng tạm chấp nhận luôn, không hư hỏng gì</text:p>
          </table:table-cell>
        </table:table-row>
        <table:table-row table:style-name="ro1">
          <table:table-cell office:value-type="string" calcext:value-type="string">
            <text:p>width: 80%;</text:p>
          </table:table-cell>
          <table:table-cell office:value-type="string" calcext:value-type="string">
            <text:p>âm thanh ổn so với giá, đóng gói khá Ok. bass đập ổn nếu để từ 70% đổ lên. chưa hài lòng lắm vì dây khá ngắn</text:p>
          </table:table-cell>
        </table:table-row>
        <table:table-row table:style-name="ro1">
          <table:table-cell office:value-type="string" calcext:value-type="string">
            <text:p>width: 80%;</text:p>
          </table:table-cell>
          <table:table-cell office:value-type="string" calcext:value-type="string">
            <text:p>Âm thanh ổn có điều dùng mỗi ngày 2-3h trong 2-3 ngày có hiện tượng vấp âm khi chuyển bài ( cái này chắc cũng tùy vào sp)</text:p>
          </table:table-cell>
        </table:table-row>
        <table:table-row table:style-name="ro1">
          <table:table-cell office:value-type="string" calcext:value-type="string">
            <text:p>width: 80%;</text:p>
          </table:table-cell>
          <table:table-cell office:value-type="string" calcext:value-type="string">
            <text:p>âm thanh nghe tốt. cắm vào thiết bị có công nghệ âm thanh riêng thì nghe càng chất. bass tốt và cũng khá trong. chống ồn tốt</text:p>
          </table:table-cell>
        </table:table-row>
        <table:table-row table:style-name="ro1">
          <table:table-cell office:value-type="string" calcext:value-type="string">
            <text:p>width: 80%;</text:p>
          </table:table-cell>
          <table:table-cell office:value-type="string" calcext:value-type="string">
            <text:p>Âm thanh hơi nhỏ sạc dự phòng ko lên mong ad xem lại cho ạ</text:p>
          </table:table-cell>
        </table:table-row>
        <table:table-row table:style-name="ro1">
          <table:table-cell office:value-type="string" calcext:value-type="string">
            <text:p>width: 80%;</text:p>
          </table:table-cell>
          <table:table-cell office:value-type="string" calcext:value-type="string">
            <text:p>Âm thanh hát lớn chuẩn loa gọn nhẹ dễ đi chuyển</text:p>
          </table:table-cell>
        </table:table-row>
        <table:table-row table:style-name="ro1">
          <table:table-cell office:value-type="string" calcext:value-type="string">
            <text:p>width: 80%;</text:p>
          </table:table-cell>
          <table:table-cell office:value-type="string" calcext:value-type="string">
            <text:p>âm thanh được đấy</text:p>
          </table:table-cell>
        </table:table-row>
        <table:table-row table:style-name="ro1">
          <table:table-cell office:value-type="string" calcext:value-type="string">
            <text:p>width: 80%;</text:p>
          </table:table-cell>
          <table:table-cell office:value-type="string" calcext:value-type="string">
            <text:p>Âm thanh dịu và rễ nghe</text:p>
          </table:table-cell>
        </table:table-row>
        <table:table-row table:style-name="ro1">
          <table:table-cell office:value-type="string" calcext:value-type="string">
            <text:p>width: 80%;</text:p>
          </table:table-cell>
          <table:table-cell office:value-type="string" calcext:value-type="string">
            <text:p>Ăm thanh ấm. Nhưng hơi chậm, độ nét thì cũng ok .</text:p>
          </table:table-cell>
        </table:table-row>
        <table:table-row table:style-name="ro1">
          <table:table-cell office:value-type="string" calcext:value-type="string">
            <text:p>width: 80%;</text:p>
          </table:table-cell>
          <table:table-cell office:value-type="string" calcext:value-type="string">
            <text:p>ad cho e hỏi, sao máy e ko xem lại camera qua thẻ nhớ ko được ạ. <text:s/>Chứ e cài đặt đầy đủ, bật tất cả các chế độ rồi mà ko xem lại video đc. nó ghi ko hỗ trợ chế độ xem lại ạ. 😥😥😥😥</text:p>
          </table:table-cell>
        </table:table-row>
        <table:table-row table:style-name="ro1">
          <table:table-cell office:value-type="string" calcext:value-type="string">
            <text:p>width: 80%;</text:p>
          </table:table-cell>
          <table:table-cell office:value-type="string" calcext:value-type="string">
            <text:p>Ad chỉ em cách xài trên Xiaomi redmi note 5 đi ạ em làm hết các bước mà nó vẫn ko thu âm đc</text:p>
          </table:table-cell>
        </table:table-row>
        <table:table-row table:style-name="ro1">
          <table:table-cell office:value-type="string" calcext:value-type="string">
            <text:p>width: 80%;</text:p>
          </table:table-cell>
          <table:table-cell office:value-type="string" calcext:value-type="string">
            <text:p>A7 III có thể nói là quái thú trong tầm giá, đồ điện tử ở Tiki thì trước giờ vẫn thấy rất pk. Máy hoạt động tốt như mong đợi. Tiki giao hàng tiêu chuẩn hơi lâu.</text:p>
          </table:table-cell>
        </table:table-row>
        <table:table-row table:style-name="ro1">
          <table:table-cell office:value-type="string" calcext:value-type="string">
            <text:p>width: 80%;</text:p>
          </table:table-cell>
          <table:table-cell office:value-type="string" calcext:value-type="string">
            <text:p>8889huh2</text:p>
          </table:table-cell>
        </table:table-row>
        <table:table-row table:style-name="ro2">
          <table:table-cell office:value-type="string" calcext:value-type="string">
            <text:p>width: 80%;</text:p>
          </table:table-cell>
          <table:table-cell office:value-type="string" calcext:value-type="string">
            <text:p>80k cho 1 cường lực - thì quá ổn.</text:p>
            <text:p>Cường lực mỏng nhưng 80k thì không đòi hỏi hơn đc. Chất lượng tạm ổn - màn cảm ứng a6400 dùng vẫn mượt.</text:p>
          </table:table-cell>
        </table:table-row>
        <table:table-row table:style-name="ro1">
          <table:table-cell office:value-type="string" calcext:value-type="string">
            <text:p>width: 80%;</text:p>
          </table:table-cell>
          <table:table-cell office:value-type="string" calcext:value-type="string">
            <text:p>5star</text:p>
          </table:table-cell>
        </table:table-row>
        <table:table-row table:style-name="ro2">
          <table:table-cell office:value-type="string" calcext:value-type="string">
            <text:p>width: 80%;</text:p>
          </table:table-cell>
          <table:table-cell office:value-type="string" calcext:value-type="string">
            <text:p>4K ỔN THÔNG TIN CHÍNH XÁC </text:p>
            <text:p>........................................................................................</text:p>
          </table:table-cell>
        </table:table-row>
        <table:table-row table:style-name="ro1">
          <table:table-cell office:value-type="string" calcext:value-type="string">
            <text:p>width: 80%;</text:p>
          </table:table-cell>
          <table:table-cell office:value-type="string" calcext:value-type="string">
            <text:p>3.5 sao. Màn hình xước mình sẽ rewiew sản phẩm này trên kênh youtube của mình xem chất lượng thế nào tốt hay xấu mình vẫn review và sẽ đăng lên group của Tiki</text:p>
          </table:table-cell>
        </table:table-row>
        <table:table-row table:style-name="ro1">
          <table:table-cell office:value-type="string" calcext:value-type="string">
            <text:p>width: 80%;</text:p>
          </table:table-cell>
          <table:table-cell office:value-type="string" calcext:value-type="string">
            <text:p>2 cây quạt trong tản nhiệt có 1 cây đèn bị yếu không biết mình có được hỗ trợ gì không ạ</text:p>
          </table:table-cell>
        </table:table-row>
        <table:table-row table:style-name="ro3">
          <table:table-cell office:value-type="string" calcext:value-type="string">
            <text:p>width: 80%;</text:p>
          </table:table-cell>
          <table:table-cell office:value-type="string" calcext:value-type="string">
            <text:p>1/4 sản phẩm bị lỗi, lúc nhận wf lúc ko</text:p>
            <text:p>3/4 sản phẩm nhận wf khá tốt</text:p>
            <text:p>nhờ bên tiki cho thông tin để đổi 1 sản phẩm lại ạ</text:p>
          </table:table-cell>
        </table:table-row>
        <table:table-row table:style-name="ro4">
          <table:table-cell office:value-type="string" calcext:value-type="string">
            <text:p>width: 80%;</text:p>
          </table:table-cell>
          <table:table-cell office:value-type="string" calcext:value-type="string">
            <text:p>1. Về TIKI. </text:p>
            <text:p>Rất hài lòng về cách đóng gói, vận chuyển, và chăm sóc của TIKI.</text:p>
            <text:p>2. Về sản phẩm</text:p>
            <text:p>TP-Link WR941HP là bộ phát công suất cao. Chất lượng phát ổn định. Khoảng cách tốt. Cân bằng tải ổn. Thực tế với bộ phát này của tôi trong điêu kiện không có vật cản, công suất phát 100% thì bắt sóng tốt ở khoảng cách 40m trở lại. (ngoài 40m chất lượng không ổn định). Khả năng xuyên tường tốt hơn những mẫu phổ thông nhưng cũng không thực sự quá tốt. Với 2 lớp tường, khoảng cách bắt sóng tương đối tốt khoảng 12m trở lại. 1 điểm trừ nữa là anten quá dài, khá cồng kềnh.</text:p>
          </table:table-cell>
        </table:table-row>
        <table:table-row table:style-name="ro4">
          <table:table-cell office:value-type="string" calcext:value-type="string">
            <text:p>width: 80%;</text:p>
          </table:table-cell>
          <table:table-cell office:value-type="string" calcext:value-type="string">
            <text:p>1. Hình ảnh rõ </text:p>
            <text:p>2. Thiết kế cute</text:p>
            <text:p>3. Chế độ xoay linh hoạt</text:p>
            <text:p>Hạn chế: âm thanh chưa rõ bị rè</text:p>
          </table:table-cell>
        </table:table-row>
        <table:table-row table:style-name="ro3">
          <table:table-cell office:value-type="string" calcext:value-type="string">
            <text:p>width: 80%;</text:p>
          </table:table-cell>
          <table:table-cell office:value-type="string" calcext:value-type="string">
            <text:p>1. Hàng đóng gói kĩ càng.</text:p>
            <text:p>2. Lens xài tốt, chụp hình màu da đẹp.</text:p>
            <text:p>3. Mua hàng chính hãng nhưng không có thẻ bảo hành của Lê Bảo Minh. (cần lời giải đáp)</text:p>
          </table:table-cell>
        </table:table-row>
        <table:table-row table:style-name="ro4">
          <table:table-cell office:value-type="string" calcext:value-type="string">
            <text:p>width: 80%;</text:p>
          </table:table-cell>
          <table:table-cell office:value-type="string" calcext:value-type="string">
            <text:p>1. Đóng gói thì khỏi bàn, nhiều khi nghĩ là bóc từng lớp vỏ kể cũng hay.</text:p>
            <text:p>2. Sp chất lượng &amp; giống hình quảng cáo. chỉ màu vàng &amp; logo hãng Fydigi in khá đẹp.</text:p>
            <text:p>3. Đeo rất vừa vặn bàn tay size 9.</text:p>
            <text:p>4. Điều khiển nhạy, ai tay ướt thì hết lo mỗi khi nhắm bắn hoặc bỏ chạy nữa rồi ;))</text:p>
          </table:table-cell>
        </table:table-row>
        <table:table-row table:style-name="ro1">
          <table:table-cell office:value-type="string" calcext:value-type="string">
            <text:p>width: 80%;</text:p>
          </table:table-cell>
          <table:table-cell office:value-type="string" calcext:value-type="string">
            <text:p>1 viên bị hư khi chộp được vài bữa .</text:p>
          </table:table-cell>
        </table:table-row>
        <table:table-row table:style-name="ro1">
          <table:table-cell office:value-type="string" calcext:value-type="string">
            <text:p>width: 80%;</text:p>
          </table:table-cell>
          <table:table-cell office:value-type="string" calcext:value-type="string">
            <text:p>1 lần xạc pin dùng bao lâu bạn. hãy là cắm điện luôn</text:p>
          </table:table-cell>
        </table:table-row>
        <table:table-row table:style-name="ro2">
          <table:table-cell office:value-type="string" calcext:value-type="string">
            <text:p>width: 80%;</text:p>
          </table:table-cell>
          <table:table-cell office:value-type="string" calcext:value-type="string">
            <text:p>+ hình thức đẹp, may viền chỉnh chu.</text:p>
            <text:p>- hình trên tiki là đỏ đen, sắc nét, trong khi thực tế là đỏ xanh dương và hơi nhòe.</text:p>
          </table:table-cell>
        </table:table-row>
        <table:table-row table:style-name="ro10">
          <table:table-cell office:value-type="string" calcext:value-type="string">
            <text:p>width: 80%;</text:p>
          </table:table-cell>
          <table:table-cell office:value-type="string" calcext:value-type="string">
            <text:p>(▰˘︹˘▰)(▰˘︹˘▰)(▰˘︹˘▰)(▰˘︹˘▰)(▰˘︹˘▰)(▰˘︹˘▰)(▰˘︹˘▰)(▰˘︹˘▰)(▰˘︹˘▰)(▰˘︹˘▰)</text:p>
          </table:table-cell>
        </table:table-row>
        <table:table-row table:style-name="ro1">
          <table:table-cell office:value-type="string" calcext:value-type="string">
            <text:p>width: 80%;</text:p>
          </table:table-cell>
          <table:table-cell office:value-type="string" calcext:value-type="string">
            <text:p>......🥰🥰🥰🥰🥰🥰🥰🥰🥰🥰🥰🥰🥰🥰🥰🥰🥰🥰😘🥰😘</text:p>
          </table:table-cell>
        </table:table-row>
        <table:table-row table:style-name="ro3">
          <table:table-cell office:value-type="string" calcext:value-type="string">
            <text:p>width: 80%;</text:p>
          </table:table-cell>
          <table:table-cell office:value-type="string" calcext:value-type="string">
            <text:p>-Giao hàng nhanh, đóng gói đẹp, an toàn, tôn trọng khách hàng.</text:p>
            <text:p>-Sản phẩm dễ sử dụng, Chất lượng sản phẩm còn chờ vào thời gian</text:p>
            <text:p>- Cảm ơn Tiki :)</text:p>
          </table:table-cell>
        </table:table-row>
        <table:table-row table:style-name="ro2">
          <table:table-cell office:value-type="string" calcext:value-type="string">
            <text:p>width: 80%;</text:p>
          </table:table-cell>
          <table:table-cell office:value-type="string" calcext:value-type="string">
            <text:p>-Chất lượng loa ở mức ổn so với tầm giá. Nếu bạn có nhu cầu về ngoại hình (mình đánh giá cao về thiết kế của em này), giá rẻ thì đây là 1 lựa chọn phù hợp! </text:p>
            <text:p>-Tiki giao hàng nhanh! Đặt hôm trước, hôm sau nhận được hàng.</text:p>
          </table:table-cell>
        </table:table-row>
        <table:table-row table:style-name="ro3">
          <table:table-cell office:value-type="string" calcext:value-type="string">
            <text:p>width: 80%;</text:p>
          </table:table-cell>
          <table:table-cell office:value-type="string" calcext:value-type="string">
            <text:p>- Xài trên máy macbook khi mở máy lên chuột ko tự pair</text:p>
            <text:p> - Không có phím điều hướng khi chuyển trang web khá bất tiện</text:p>
            <text:p> - Chuột giữa không nhạy cho việc click, scroll thì tốt</text:p>
          </table:table-cell>
        </table:table-row>
        <table:table-row table:style-name="ro4">
          <table:table-cell office:value-type="string" calcext:value-type="string">
            <text:p>width: 80%;</text:p>
          </table:table-cell>
          <table:table-cell office:value-type="string" calcext:value-type="string">
            <text:p>- Ưu điểm : giá rẻ, ở mức giá 307k có thương hiệu 1 chút có sub 2.1 thì đây là sự lựa chọn ổn nhất ! Ko nên đòi hỏi quá cao về mặt âm thanh ! Đóng gói chắc chắn ! Em thích cái thiết kế, rất chuyên nghiệp khi loa bass đặt ở dưới đáy nhưng loa ko đủ sức để dập :)) </text:p>
            <text:p>- Nhược : nhược điểm thì ít lắm do sản phẩm giá rẻ nên chất lượng âm thanh ko nên đòi hỏi cao, sub bass cho có thôi ! Sản phẩm nhỏ chứ ko to nhé ! Do sản phẩm ở Hà Nội nên giao hàng vào SG hơi lâu, được cái vận chuyển miễn phí cũng hài lòng ! </text:p>
            <text:p> - Nhu cầu sử dụng : sử dụng để chứa cháy, trong văn phòng hoặc dùng cho laptop ! Em mua để chứa cháy trong văn phòng e nên loa này là hợp, đủ nghe nhạc các kiểu, ko nên đòi hỏi cao. Khuyên có tiền thì sắm loa xịn, để ở nhà nghe cho thích, hưởng thụ ! </text:p>
            <text:p>- Vài dòng tâm sự : mấy loa hàng tàu thương hiệu lạ hoắc rẻ hơn 1 nửa nghe cũng ok, mà sử dụng bằng nguồn cấp USB nên e cũng ngại , cắm thẳng USB vô máy tính sợ thằng TQ ăn cắp dữ liệu, nên cứ loa sài nguồn 220v mà vả nhé</text:p>
          </table:table-cell>
        </table:table-row>
        <table:table-row table:style-name="ro5">
          <table:table-cell office:value-type="string" calcext:value-type="string">
            <text:p>width: 80%;</text:p>
          </table:table-cell>
          <table:table-cell office:value-type="string" calcext:value-type="string">
            <text:p>- TIKI đóng gói cẩn thận, giao hàng siêu nhanh.</text:p>
            <text:p>- Sản phẩm được bọc gói rất kỹ, nhưng không có một chữ nào trên bao bì là của Xiaomi ngoài cái tên (nghe nói chỉ là một hệ sinh thái của Xiaomi). Giá tiền thì cứ loạn hết cả lên, chẳng cố định nên cũng hơi e dè khi đặt hàng, nhưng sau khi nhận hàng, thấy phần packaging khá ok nên cũng bớt lo.</text:p>
            <text:p>- Cảm nhận sau khi sử dụng:</text:p>
            <text:p>Thiết kế đơn giản, không cầu kì, nhẹ hều. Đeo lên tai không có cảm giác sợ sẽ bị rơi (nhưng cũng không dám chạy nhảy nhiều haha), đeo êm ngay cả khi ngủ cũng không có cảm giác bị cấn.</text:p>
            <text:p>Về chất lượng âm thanh: đối với mình thì với giá tiền đó cũng không thể đòi hỏi hơn gì được, bass hay treble gì cũng đều ở mức ok.</text:p>
            <text:p>Điểm cộng cho các tính năng nhảy sang bài khác, gọi AI, giữ cuộc gọi (mặc dù để nhớ được tất cả thao tác đó cũng loạn hết cả lên -.-)</text:p>
            <text:p>Thời lượng pin thì mình chưa dùng hết nên xin phép không đánh giá.</text:p>
          </table:table-cell>
        </table:table-row>
        <table:table-row table:style-name="ro2">
          <table:table-cell office:value-type="string" calcext:value-type="string">
            <text:p>width: 80%;</text:p>
          </table:table-cell>
          <table:table-cell office:value-type="string" calcext:value-type="string">
            <text:p>- Theo hình, thẻ nhớ lưu không liên tục là do nguyên nhân sao ah?</text:p>
            <text:p>- Giao hàng nhanh, chất lượng sản phẩm tốt trong tầm giá.</text:p>
          </table:table-cell>
        </table:table-row>
        <table:table-row table:style-name="ro3">
          <table:table-cell office:value-type="string" calcext:value-type="string">
            <text:p>width: 80%;</text:p>
          </table:table-cell>
          <table:table-cell office:value-type="string" calcext:value-type="string">
            <text:p>- Sp như minh hoạ, giao hàng nhanh. Chất lượng chưa dùng nên chưa đánh giá.</text:p>
            <text:p>- Có tem bảo hành (nhưng như trên thì ko biết mấy năm?), theo trên web thì bảo 5 năm</text:p>
            <text:p>- Có 1 góp ý nhỏ là Tiki nên có loại hộp bé để đựng sp kích thước nhỏ. Thẻ nhớ bé tý mà dùng hộp to như đựng sách thì hơi lãng phí ??? Hôm trước mua cái loa chống nắng máy ảnh cũng gặp tình huống tương tự</text:p>
          </table:table-cell>
        </table:table-row>
        <table:table-row table:style-name="ro8">
          <table:table-cell office:value-type="string" calcext:value-type="string">
            <text:p>width: 80%;</text:p>
          </table:table-cell>
          <table:table-cell office:value-type="string" calcext:value-type="string">
            <text:p>- Ship hàng nhanh</text:p>
            <text:p>- Sản phẩm được bọc đầy đủ</text:p>
            <text:p>- Tem niêm phong cẩn thận</text:p>
            <text:p>- Hộp sạc tiêu chuẩn A vs B</text:p>
            <text:p>- Pin nhìn chưa được mới cho lắm</text:p>
            <text:p>- Sẽ test thêm</text:p>
          </table:table-cell>
        </table:table-row>
        <table:table-row table:style-name="ro3">
          <table:table-cell office:value-type="string" calcext:value-type="string">
            <text:p>width: 80%;</text:p>
          </table:table-cell>
          <table:table-cell office:value-type="string" calcext:value-type="string">
            <text:p>- Nhỏ gọn dễ sử dụng</text:p>
            <text:p>- Cứng cáp, hoàn thiện tốt</text:p>
            <text:p>- Tốc độ: lúc đầu kỳ vọng sẽ đc như điện thoại nhưng ko đc. Cùng 1 vị trí, tốc độ mạng của máy tính sử dụng USB wifi này sẽ chậm hơn 1 chiếc smartphone đặt cạnh, sóng thì vẫn căng, có thể do tốc độ bị giảm khi truyền qua cổng USB</text:p>
          </table:table-cell>
        </table:table-row>
        <table:table-row table:style-name="ro2">
          <table:table-cell office:value-type="string" calcext:value-type="string">
            <text:p>width: 80%;</text:p>
          </table:table-cell>
          <table:table-cell office:value-type="string" calcext:value-type="string">
            <text:p>- Nhận hàng sớm hơn 1 ngày, đợt này Tiki bao bọc k được kỹ như mấy lần trước</text:p>
            <text:p>- Chân máy nhìn chung khá chắc chắn, các chốt ở các khớp bằng nhựa nên k biết đóng mở nhiều lần thì có mau hỏng hay k, có phiếu bảo hành, có túi đựng đi kèm, hơi tiếc là k có tặng kẹp dùng cho điện thoại,</text:p>
          </table:table-cell>
        </table:table-row>
        <table:table-row table:style-name="ro5">
          <table:table-cell office:value-type="string" calcext:value-type="string">
            <text:p>width: 80%;</text:p>
          </table:table-cell>
          <table:table-cell office:value-type="string" calcext:value-type="string">
            <text:p>- Ngày 18/12 mình đã mua 1 em sony a6000 xàu xám tại Tiki, và mình nhận được hàng ngay vào trưa hôm sau, dù là gói giao hàng tiêu chuẩn. Giao hàng nhanh hơn cả mong đợi.</text:p>
            <text:p>- Sản phẩm đẹp, đóng gói theo chuẩn và không bị hư hại gì trong quá trình vận chuyển.</text:p>
            <text:p>- Máy sản xuất tại Thái Lan đúng như mô tả.</text:p>
            <text:p>Nói chung về sản phẩm thì chưa có gì làm mình thất vọng.</text:p>
            <text:p>Hôm nay ngồi kiểm tra hạn bảo hành thì thấy hết hạn bảo hành vào ngày 12/12/2019, 2 năm đúng như thông tin bảo hành người bán ghi phía trên.</text:p>
            <text:p>Nhưng trừ 1* vì bảo hành vẫn chưa được kích hoạt, và mình không nghe nhân viên nào nhắc mình về việc liên hệ TiKi để đăng ký bảo hành. Và mình cũng không biết làm sao liên hệ với bộ phận chịu trách nhiệm đăng ký thông tin cho khách hàng.</text:p>
            <text:p>*** Hy vọng TiKi chăm sóc khách hàng tốt hơn về hậu mãi.</text:p>
          </table:table-cell>
        </table:table-row>
        <table:table-row table:style-name="ro2">
          <table:table-cell office:value-type="string" calcext:value-type="string">
            <text:p>width: 80%;</text:p>
          </table:table-cell>
          <table:table-cell office:value-type="string" calcext:value-type="string">
            <text:p>- Mình đang dùng camera và thấy sp tốt, nhưng điều mình băn khoăn là sp không dán tem bảo hành dù mình mua đến 3 cái, chả thấy cái nào dán tem cả. Vậy nếu sp hư thì bảo hành ở đâu và bảo hành dựa trên cái gì? </text:p>
            <text:p>- Thương mại điện tử Việt Nam cần làm tốt service hậu bán hàng để khách hàng tin tưởng hơn</text:p>
          </table:table-cell>
        </table:table-row>
        <table:table-row table:style-name="ro4">
          <table:table-cell office:value-type="string" calcext:value-type="string">
            <text:p>width: 80%;</text:p>
          </table:table-cell>
          <table:table-cell office:value-type="string" calcext:value-type="string">
            <text:p>- Giao hàng trong 4 ngày (mình đặt hôm chủ nhật)</text:p>
            <text:p>- Bọc cẩn thận, 1 hộp ngoài + 1 hộp sản phẩm + túi bọc.</text:p>
            <text:p>- Mình nghĩ là ổn trong tầm giá, mn nên chú ý cẩn thận với nấc dưới cùng vì nó hơi bé, va đập sẽ dễ móp hoặc gãy.</text:p>
            <text:p>- Nv giao hàng nhiệt tình, niềm nở.</text:p>
          </table:table-cell>
        </table:table-row>
        <table:table-row table:style-name="ro8">
          <table:table-cell office:value-type="string" calcext:value-type="string">
            <text:p>width: 80%;</text:p>
          </table:table-cell>
          <table:table-cell office:value-type="string" calcext:value-type="string">
            <text:p>- Giao hàng nhanh, nhiệt tình, hàng full box không bị móp méo</text:p>
            <text:p>- Hàng nhận nguyên vẹn không bị trầy xước, đầy đủ các linh phụ kiện</text:p>
            <text:p>- Hướng dẫn lắp ráp cũng dễ dàng</text:p>
            <text:p>- Ghế ngồi khá êm</text:p>
            <text:p>- Trục chính và kê tay bên phải lắp vào hơi bị lệch...</text:p>
            <text:p>- Tầm giá dưới 2tr như này là OK .</text:p>
          </table:table-cell>
        </table:table-row>
        <table:table-row table:style-name="ro6">
          <table:table-cell office:value-type="string" calcext:value-type="string">
            <text:p>width: 80%;</text:p>
          </table:table-cell>
          <table:table-cell office:value-type="string" calcext:value-type="string">
            <text:p>- Giao hàng đúng hẹn.</text:p>
            <text:p>- Sản phẩm nguyên đai nguyên kiện, có phiếu bảo hànhđầy đủ từ nhà cung cấp với hướng dẫn chi tiết.</text:p>
            <text:p>- Sản phẩm dùng tốt, đúng như mô tả.</text:p>
            <text:p>- Hộp carton vận chuyển hàng có dán chữ "Cẩn thận hàng rất dễ vỡ", nhưng bên trong không chèn nilon bọt chống va đập. TIKI nên rút kinh nghiệm việc này. </text:p>
            <text:p>- Nói chung là hài lòng.</text:p>
          </table:table-cell>
        </table:table-row>
        <table:table-row table:style-name="ro3">
          <table:table-cell office:value-type="string" calcext:value-type="string">
            <text:p>width: 80%;</text:p>
          </table:table-cell>
          <table:table-cell office:value-type="string" calcext:value-type="string">
            <text:p>- độ trong tốt, ko ảnh hưởng cảm ứng như kính khác</text:p>
            <text:p>- viền đen mép dưới nhỏ không ảnh hưởng thao tác kéo menu dưới lên.</text:p>
            <text:p>- nhà sản xuất không thiết kế kính phủ được 100% chiều ngang, chỉ phủ đủ phần hiển thị, cái này ko vừa ý, mình xài cho i6s</text:p>
          </table:table-cell>
        </table:table-row>
        <table:table-row table:style-name="ro2">
          <table:table-cell office:value-type="string" calcext:value-type="string">
            <text:p>width: 80%;</text:p>
          </table:table-cell>
          <table:table-cell office:value-type="string" calcext:value-type="string">
            <text:p>- Cài đặt dễ, nhanh gọn, </text:p>
            <text:p>- Nhiều tính năng phụ khá hữu dụn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2:52:20.111575061</meta:creation-date>
    <dc:date>2020-10-04T22:52:42.166942283</dc:date>
    <meta:editing-duration>PT22S</meta:editing-duration>
    <meta:editing-cycles>1</meta:editing-cycles>
    <meta:generator>LibreOffice/6.4.6.2$Linux_X86_64 LibreOffice_project/40$Build-2</meta:generator>
    <meta:document-statistic meta:table-count="1" meta:cell-count="6678" meta:object-count="0"/>
  </office:meta>
</office:document-meta>
</file>